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639.92pt" svg:height="390.95pt" svg:x="359.4pt" svg:y="51.79pt">
            <draw:object draw:notify-on-update-of-ranges="'source_1.sender_i.routed_msg_pub.network'.D1:'source_1.sender_i.routed_msg_pub.network'.D1 'source_1.sender_i.routed_msg_pub.network'.D2:'source_1.sender_i.routed_msg_pub.network'.D1570 'source_1.sender_i.routed_msg_pub.network'.E1:'source_1.sender_i.routed_msg_pub.network'.E1 'source_1.sender_i.routed_msg_pub.network'.E2:'source_1.sender_i.routed_msg_pub.network'.E15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office:value-type="string" calcext:value-type="string">
            <text:p>delay (s)</text:p>
          </table:table-cell>
          <table:table-cell office:value-type="string" calcext:value-type="string">
            <text:p>max delay 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00471.6271" calcext:value-type="float">
            <text:p>1442700471.6271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00480.1555" calcext:value-type="float">
            <text:p>1442700480.1555</text:p>
          </table:table-cell>
          <table:table-cell table:formula="of:=[.G2]-[.B2]" office:value-type="float" office:value="8.52839684486389" calcext:value-type="float">
            <text:p>8.5283968449</text:p>
          </table:table-cell>
          <table:table-cell table:formula="of:=MAX([.H2:.H2000])" office:value-type="float" office:value="13.1548652648926" calcext:value-type="float">
            <text:p>13.1548652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00480.0105" calcext:value-type="float">
            <text:p>1442700480.0105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8.38340258598328" calcext:value-type="float">
            <text:p>8.383402586</text:p>
          </table:table-cell>
          <table:table-cell table:formula="of:=[.C3]/([.D3]-[.D2])" office:value-type="float" office:value="965.717668567677" calcext:value-type="float">
            <text:p>965.7176685677</text:p>
          </table:table-cell>
          <table:table-cell/>
          <table:table-cell office:value-type="float" office:value="1442700480.17571" calcext:value-type="float">
            <text:p>1442700480.17571</text:p>
          </table:table-cell>
          <table:table-cell table:formula="of:=[.G3]-[.B3]" office:value-type="float" office:value="0.165209531784058" calcext:value-type="float">
            <text:p>0.16520953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00480.02097" calcext:value-type="float">
            <text:p>1442700480.02097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8.39386868476868" calcext:value-type="float">
            <text:p>8.3938686848</text:p>
          </table:table-cell>
          <table:table-cell table:formula="of:=[.C4]/([.D4]-[.D3])" office:value-type="float" office:value="773545.154312269" calcext:value-type="float">
            <text:p>773545.154312269</text:p>
          </table:table-cell>
          <table:table-cell/>
          <table:table-cell office:value-type="float" office:value="1442700480.18594" calcext:value-type="float">
            <text:p>1442700480.18594</text:p>
          </table:table-cell>
          <table:table-cell table:formula="of:=[.G4]-[.B4]" office:value-type="float" office:value="0.164975166320801" calcext:value-type="float">
            <text:p>0.16497516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00480.0313" calcext:value-type="float">
            <text:p>1442700480.0313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8.40420079231262" calcext:value-type="float">
            <text:p>8.4042007923</text:p>
          </table:table-cell>
          <table:table-cell table:formula="of:=[.C5]/([.D5]-[.D4])" office:value-type="float" office:value="783576.822595533" calcext:value-type="float">
            <text:p>783576.822595533</text:p>
          </table:table-cell>
          <table:table-cell/>
          <table:table-cell office:value-type="float" office:value="1442700480.2067" calcext:value-type="float">
            <text:p>1442700480.2067</text:p>
          </table:table-cell>
          <table:table-cell table:formula="of:=[.G5]-[.B5]" office:value-type="float" office:value="0.175405263900757" calcext:value-type="float">
            <text:p>0.17540526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00480.04167" calcext:value-type="float">
            <text:p>1442700480.04167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8.41457486152649" calcext:value-type="float">
            <text:p>8.4145748615</text:p>
          </table:table-cell>
          <table:table-cell table:formula="of:=[.C6]/([.D6]-[.D5])" office:value-type="float" office:value="780407.36311822" calcext:value-type="float">
            <text:p>780407.36311822</text:p>
          </table:table-cell>
          <table:table-cell/>
          <table:table-cell office:value-type="float" office:value="1442700480.21021" calcext:value-type="float">
            <text:p>1442700480.21021</text:p>
          </table:table-cell>
          <table:table-cell table:formula="of:=[.G6]-[.B6]" office:value-type="float" office:value="0.168531894683838" calcext:value-type="float">
            <text:p>0.16853189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00480.05205" calcext:value-type="float">
            <text:p>1442700480.05205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8.42495250701904" calcext:value-type="float">
            <text:p>8.424952507</text:p>
          </table:table-cell>
          <table:table-cell table:formula="of:=[.C7]/([.D7]-[.D6])" office:value-type="float" office:value="780138.42405863" calcext:value-type="float">
            <text:p>780138.42405863</text:p>
          </table:table-cell>
          <table:table-cell/>
          <table:table-cell office:value-type="float" office:value="1442700480.21707" calcext:value-type="float">
            <text:p>1442700480.21707</text:p>
          </table:table-cell>
          <table:table-cell table:formula="of:=[.G7]-[.B7]" office:value-type="float" office:value="0.165014266967773" calcext:value-type="float">
            <text:p>0.1650142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00480.06237" calcext:value-type="float">
            <text:p>1442700480.06237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8.4352753162384" calcext:value-type="float">
            <text:p>8.4352753162</text:p>
          </table:table-cell>
          <table:table-cell table:formula="of:=[.C8]/([.D8]-[.D7])" office:value-type="float" office:value="784282.633531192" calcext:value-type="float">
            <text:p>784282.633531192</text:p>
          </table:table-cell>
          <table:table-cell/>
          <table:table-cell office:value-type="float" office:value="1442700480.24252" calcext:value-type="float">
            <text:p>1442700480.24252</text:p>
          </table:table-cell>
          <table:table-cell table:formula="of:=[.G8]-[.B8]" office:value-type="float" office:value="0.180145978927612" calcext:value-type="float">
            <text:p>0.18014597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00480.0728" calcext:value-type="float">
            <text:p>1442700480.0728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8.44570636749268" calcext:value-type="float">
            <text:p>8.4457063675</text:p>
          </table:table-cell>
          <table:table-cell table:formula="of:=[.C9]/([.D9]-[.D8])" office:value-type="float" office:value="776144.206623849" calcext:value-type="float">
            <text:p>776144.206623849</text:p>
          </table:table-cell>
          <table:table-cell/>
          <table:table-cell office:value-type="float" office:value="1442700480.24607" calcext:value-type="float">
            <text:p>1442700480.24607</text:p>
          </table:table-cell>
          <table:table-cell table:formula="of:=[.G9]-[.B9]" office:value-type="float" office:value="0.17326283454895" calcext:value-type="float">
            <text:p>0.17326283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00480.0832" calcext:value-type="float">
            <text:p>1442700480.0832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8.45609974861145" calcext:value-type="float">
            <text:p>8.4560997486</text:p>
          </table:table-cell>
          <table:table-cell table:formula="of:=[.C10]/([.D10]-[.D9])" office:value-type="float" office:value="778957.290941206" calcext:value-type="float">
            <text:p>778957.290941206</text:p>
          </table:table-cell>
          <table:table-cell/>
          <table:table-cell office:value-type="float" office:value="1442700480.25585" calcext:value-type="float">
            <text:p>1442700480.25585</text:p>
          </table:table-cell>
          <table:table-cell table:formula="of:=[.G10]-[.B10]" office:value-type="float" office:value="0.172652006149292" calcext:value-type="float">
            <text:p>0.17265200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00480.09355" calcext:value-type="float">
            <text:p>1442700480.09355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8.46645259857178" calcext:value-type="float">
            <text:p>8.4664525986</text:p>
          </table:table-cell>
          <table:table-cell table:formula="of:=[.C11]/([.D11]-[.D10])" office:value-type="float" office:value="782006.889989176" calcext:value-type="float">
            <text:p>782006.889989176</text:p>
          </table:table-cell>
          <table:table-cell/>
          <table:table-cell office:value-type="float" office:value="1442700480.2733" calcext:value-type="float">
            <text:p>1442700480.2733</text:p>
          </table:table-cell>
          <table:table-cell table:formula="of:=[.G11]-[.B11]" office:value-type="float" office:value="0.179751396179199" calcext:value-type="float">
            <text:p>0.17975139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00480.10392" calcext:value-type="float">
            <text:p>1442700480.10392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8.47682356834412" calcext:value-type="float">
            <text:p>8.4768235683</text:p>
          </table:table-cell>
          <table:table-cell table:formula="of:=[.C12]/([.D12]-[.D11])" office:value-type="float" office:value="780640.59366882" calcext:value-type="float">
            <text:p>780640.59366882</text:p>
          </table:table-cell>
          <table:table-cell/>
          <table:table-cell office:value-type="float" office:value="1442700480.2856" calcext:value-type="float">
            <text:p>1442700480.2856</text:p>
          </table:table-cell>
          <table:table-cell table:formula="of:=[.G12]-[.B12]" office:value-type="float" office:value="0.18168044090271" calcext:value-type="float">
            <text:p>0.18168044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00480.11431" calcext:value-type="float">
            <text:p>1442700480.11431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8.48720955848694" calcext:value-type="float">
            <text:p>8.4872095585</text:p>
          </table:table-cell>
          <table:table-cell table:formula="of:=[.C13]/([.D13]-[.D12])" office:value-type="float" office:value="779511.619852165" calcext:value-type="float">
            <text:p>779511.619852165</text:p>
          </table:table-cell>
          <table:table-cell/>
          <table:table-cell office:value-type="float" office:value="1442700480.28913" calcext:value-type="float">
            <text:p>1442700480.28913</text:p>
          </table:table-cell>
          <table:table-cell table:formula="of:=[.G13]-[.B13]" office:value-type="float" office:value="0.174822330474854" calcext:value-type="float">
            <text:p>0.17482233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00480.1247" calcext:value-type="float">
            <text:p>1442700480.1247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8.49760603904724" calcext:value-type="float">
            <text:p>8.497606039</text:p>
          </table:table-cell>
          <table:table-cell table:formula="of:=[.C14]/([.D14]-[.D13])" office:value-type="float" office:value="778725.064991056" calcext:value-type="float">
            <text:p>778725.064991056</text:p>
          </table:table-cell>
          <table:table-cell/>
          <table:table-cell office:value-type="float" office:value="1442700480.30012" calcext:value-type="float">
            <text:p>1442700480.30012</text:p>
          </table:table-cell>
          <table:table-cell table:formula="of:=[.G14]-[.B14]" office:value-type="float" office:value="0.175418376922607" calcext:value-type="float">
            <text:p>0.175418376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00480.13506" calcext:value-type="float">
            <text:p>1442700480.13506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8.50796175003052" calcext:value-type="float">
            <text:p>8.50796175</text:p>
          </table:table-cell>
          <table:table-cell table:formula="of:=[.C15]/([.D15]-[.D14])" office:value-type="float" office:value="781790.841118913" calcext:value-type="float">
            <text:p>781790.841118913</text:p>
          </table:table-cell>
          <table:table-cell/>
          <table:table-cell office:value-type="float" office:value="1442700480.41821" calcext:value-type="float">
            <text:p>1442700480.41821</text:p>
          </table:table-cell>
          <table:table-cell table:formula="of:=[.G15]-[.B15]" office:value-type="float" office:value="0.283147811889648" calcext:value-type="float">
            <text:p>0.28314781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00480.14542" calcext:value-type="float">
            <text:p>1442700480.14542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8.51832151412964" calcext:value-type="float">
            <text:p>8.5183215141</text:p>
          </table:table-cell>
          <table:table-cell table:formula="of:=[.C16]/([.D16]-[.D15])" office:value-type="float" office:value="781484.976157599" calcext:value-type="float">
            <text:p>781484.976157599</text:p>
          </table:table-cell>
          <table:table-cell/>
          <table:table-cell office:value-type="float" office:value="1442700480.42175" calcext:value-type="float">
            <text:p>1442700480.42175</text:p>
          </table:table-cell>
          <table:table-cell table:formula="of:=[.G16]-[.B16]" office:value-type="float" office:value="0.276327610015869" calcext:value-type="float">
            <text:p>0.276327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00480.15576" calcext:value-type="float">
            <text:p>1442700480.15576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8.52865815162659" calcext:value-type="float">
            <text:p>8.5286581516</text:p>
          </table:table-cell>
          <table:table-cell table:formula="of:=[.C17]/([.D17]-[.D16])" office:value-type="float" office:value="783233.425994695" calcext:value-type="float">
            <text:p>783233.425994695</text:p>
          </table:table-cell>
          <table:table-cell/>
          <table:table-cell office:value-type="float" office:value="1442700480.42528" calcext:value-type="float">
            <text:p>1442700480.42528</text:p>
          </table:table-cell>
          <table:table-cell table:formula="of:=[.G17]-[.B17]" office:value-type="float" office:value="0.269519090652466" calcext:value-type="float">
            <text:p>0.269519090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00480.16619" calcext:value-type="float">
            <text:p>1442700480.16619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8.53909182548523" calcext:value-type="float">
            <text:p>8.5390918255</text:p>
          </table:table-cell>
          <table:table-cell table:formula="of:=[.C18]/([.D18]-[.D17])" office:value-type="float" office:value="775949.115305516" calcext:value-type="float">
            <text:p>775949.115305516</text:p>
          </table:table-cell>
          <table:table-cell/>
          <table:table-cell office:value-type="float" office:value="1442700480.42879" calcext:value-type="float">
            <text:p>1442700480.42879</text:p>
          </table:table-cell>
          <table:table-cell table:formula="of:=[.G18]-[.B18]" office:value-type="float" office:value="0.262601613998413" calcext:value-type="float">
            <text:p>0.2626016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00480.17654" calcext:value-type="float">
            <text:p>1442700480.17654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8.54944348335266" calcext:value-type="float">
            <text:p>8.5494434834</text:p>
          </table:table-cell>
          <table:table-cell table:formula="of:=[.C19]/([.D19]-[.D18])" office:value-type="float" office:value="782096.9455986" calcext:value-type="float">
            <text:p>782096.9455986</text:p>
          </table:table-cell>
          <table:table-cell/>
          <table:table-cell office:value-type="float" office:value="1442700480.4323" calcext:value-type="float">
            <text:p>1442700480.4323</text:p>
          </table:table-cell>
          <table:table-cell table:formula="of:=[.G19]-[.B19]" office:value-type="float" office:value="0.2557532787323" calcext:value-type="float">
            <text:p>0.255753278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00480.18687" calcext:value-type="float">
            <text:p>1442700480.18687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8.55977344512939" calcext:value-type="float">
            <text:p>8.5597734451</text:p>
          </table:table-cell>
          <table:table-cell table:formula="of:=[.C20]/([.D20]-[.D19])" office:value-type="float" office:value="783739.589263046" calcext:value-type="float">
            <text:p>783739.589263046</text:p>
          </table:table-cell>
          <table:table-cell/>
          <table:table-cell office:value-type="float" office:value="1442700480.43582" calcext:value-type="float">
            <text:p>1442700480.43582</text:p>
          </table:table-cell>
          <table:table-cell table:formula="of:=[.G20]-[.B20]" office:value-type="float" office:value="0.248950958251953" calcext:value-type="float">
            <text:p>0.248950958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00480.19721" calcext:value-type="float">
            <text:p>1442700480.19721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8.57011246681213" calcext:value-type="float">
            <text:p>8.5701124668</text:p>
          </table:table-cell>
          <table:table-cell table:formula="of:=[.C21]/([.D21]-[.D20])" office:value-type="float" office:value="783052.811806757" calcext:value-type="float">
            <text:p>783052.811806757</text:p>
          </table:table-cell>
          <table:table-cell/>
          <table:table-cell office:value-type="float" office:value="1442700480.45306" calcext:value-type="float">
            <text:p>1442700480.45306</text:p>
          </table:table-cell>
          <table:table-cell table:formula="of:=[.G21]-[.B21]" office:value-type="float" office:value="0.255844593048096" calcext:value-type="float">
            <text:p>0.2558445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00480.20752" calcext:value-type="float">
            <text:p>1442700480.20752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8.58042120933533" calcext:value-type="float">
            <text:p>8.5804212093</text:p>
          </table:table-cell>
          <table:table-cell table:formula="of:=[.C22]/([.D22]-[.D21])" office:value-type="float" office:value="785352.818909293" calcext:value-type="float">
            <text:p>785352.818909293</text:p>
          </table:table-cell>
          <table:table-cell/>
          <table:table-cell office:value-type="float" office:value="1442700480.45665" calcext:value-type="float">
            <text:p>1442700480.45665</text:p>
          </table:table-cell>
          <table:table-cell table:formula="of:=[.G22]-[.B22]" office:value-type="float" office:value="0.249128818511963" calcext:value-type="float">
            <text:p>0.249128818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00480.21785" calcext:value-type="float">
            <text:p>1442700480.21785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8.59074902534485" calcext:value-type="float">
            <text:p>8.5907490253</text:p>
          </table:table-cell>
          <table:table-cell table:formula="of:=[.C23]/([.D23]-[.D22])" office:value-type="float" office:value="783902.423565262" calcext:value-type="float">
            <text:p>783902.423565262</text:p>
          </table:table-cell>
          <table:table-cell/>
          <table:table-cell office:value-type="float" office:value="1442700480.46018" calcext:value-type="float">
            <text:p>1442700480.46018</text:p>
          </table:table-cell>
          <table:table-cell table:formula="of:=[.G23]-[.B23]" office:value-type="float" office:value="0.242335557937622" calcext:value-type="float">
            <text:p>0.242335557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00480.22818" calcext:value-type="float">
            <text:p>1442700480.22818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8.60107827186585" calcext:value-type="float">
            <text:p>8.6010782719</text:p>
          </table:table-cell>
          <table:table-cell table:formula="of:=[.C24]/([.D24]-[.D23])" office:value-type="float" office:value="783793.859846736" calcext:value-type="float">
            <text:p>783793.859846736</text:p>
          </table:table-cell>
          <table:table-cell/>
          <table:table-cell office:value-type="float" office:value="1442700480.47924" calcext:value-type="float">
            <text:p>1442700480.47924</text:p>
          </table:table-cell>
          <table:table-cell table:formula="of:=[.G24]-[.B24]" office:value-type="float" office:value="0.251067876815796" calcext:value-type="float">
            <text:p>0.251067876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00480.23852" calcext:value-type="float">
            <text:p>1442700480.23852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8.61142015457153" calcext:value-type="float">
            <text:p>8.6114201546</text:p>
          </table:table-cell>
          <table:table-cell table:formula="of:=[.C25]/([.D25]-[.D24])" office:value-type="float" office:value="782836.184706181" calcext:value-type="float">
            <text:p>782836.184706181</text:p>
          </table:table-cell>
          <table:table-cell/>
          <table:table-cell office:value-type="float" office:value="1442700480.48278" calcext:value-type="float">
            <text:p>1442700480.48278</text:p>
          </table:table-cell>
          <table:table-cell table:formula="of:=[.G25]-[.B25]" office:value-type="float" office:value="0.244259357452393" calcext:value-type="float">
            <text:p>0.24425935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00480.24889" calcext:value-type="float">
            <text:p>1442700480.24889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8.62179327011108" calcext:value-type="float">
            <text:p>8.6217932701</text:p>
          </table:table-cell>
          <table:table-cell table:formula="of:=[.C26]/([.D26]-[.D25])" office:value-type="float" office:value="780479.111519721" calcext:value-type="float">
            <text:p>780479.111519721</text:p>
          </table:table-cell>
          <table:table-cell/>
          <table:table-cell office:value-type="float" office:value="1442700480.48632" calcext:value-type="float">
            <text:p>1442700480.48632</text:p>
          </table:table-cell>
          <table:table-cell table:formula="of:=[.G26]-[.B26]" office:value-type="float" office:value="0.237427234649658" calcext:value-type="float">
            <text:p>0.237427234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00480.25922" calcext:value-type="float">
            <text:p>1442700480.25922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8.63212084770203" calcext:value-type="float">
            <text:p>8.6321208477</text:p>
          </table:table-cell>
          <table:table-cell table:formula="of:=[.C27]/([.D27]-[.D26])" office:value-type="float" office:value="783920.520442321" calcext:value-type="float">
            <text:p>783920.520442321</text:p>
          </table:table-cell>
          <table:table-cell/>
          <table:table-cell office:value-type="float" office:value="1442700480.50616" calcext:value-type="float">
            <text:p>1442700480.50616</text:p>
          </table:table-cell>
          <table:table-cell table:formula="of:=[.G27]-[.B27]" office:value-type="float" office:value="0.246945142745972" calcext:value-type="float">
            <text:p>0.24694514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00480.26955" calcext:value-type="float">
            <text:p>1442700480.26955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8.64245390892029" calcext:value-type="float">
            <text:p>8.6424539089</text:p>
          </table:table-cell>
          <table:table-cell table:formula="of:=[.C28]/([.D28]-[.D27])" office:value-type="float" office:value="783504.503553299" calcext:value-type="float">
            <text:p>783504.503553299</text:p>
          </table:table-cell>
          <table:table-cell/>
          <table:table-cell office:value-type="float" office:value="1442700480.5097" calcext:value-type="float">
            <text:p>1442700480.5097</text:p>
          </table:table-cell>
          <table:table-cell table:formula="of:=[.G28]-[.B28]" office:value-type="float" office:value="0.240150451660156" calcext:value-type="float">
            <text:p>0.240150451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00480.2799" calcext:value-type="float">
            <text:p>1442700480.2799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8.65280055999756" calcext:value-type="float">
            <text:p>8.65280056</text:p>
          </table:table-cell>
          <table:table-cell table:formula="of:=[.C29]/([.D29]-[.D28])" office:value-type="float" office:value="782475.405765376" calcext:value-type="float">
            <text:p>782475.405765376</text:p>
          </table:table-cell>
          <table:table-cell/>
          <table:table-cell office:value-type="float" office:value="1442700480.5132" calcext:value-type="float">
            <text:p>1442700480.5132</text:p>
          </table:table-cell>
          <table:table-cell table:formula="of:=[.G29]-[.B29]" office:value-type="float" office:value="0.233301162719727" calcext:value-type="float">
            <text:p>0.23330116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00480.29028" calcext:value-type="float">
            <text:p>1442700480.29028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8.66318035125732" calcext:value-type="float">
            <text:p>8.6631803513</text:p>
          </table:table-cell>
          <table:table-cell table:formula="of:=[.C30]/([.D30]-[.D29])" office:value-type="float" office:value="779977.149577361" calcext:value-type="float">
            <text:p>779977.149577361</text:p>
          </table:table-cell>
          <table:table-cell/>
          <table:table-cell office:value-type="float" office:value="1442700480.53287" calcext:value-type="float">
            <text:p>1442700480.53287</text:p>
          </table:table-cell>
          <table:table-cell table:formula="of:=[.G30]-[.B30]" office:value-type="float" office:value="0.242595672607422" calcext:value-type="float">
            <text:p>0.242595672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00480.30061" calcext:value-type="float">
            <text:p>1442700480.30061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8.673508644104" calcext:value-type="float">
            <text:p>8.6735086441</text:p>
          </table:table-cell>
          <table:table-cell table:formula="of:=[.C31]/([.D31]-[.D30])" office:value-type="float" office:value="783866.232317636" calcext:value-type="float">
            <text:p>783866.232317636</text:p>
          </table:table-cell>
          <table:table-cell/>
          <table:table-cell office:value-type="float" office:value="1442700480.5364" calcext:value-type="float">
            <text:p>1442700480.5364</text:p>
          </table:table-cell>
          <table:table-cell table:formula="of:=[.G31]-[.B31]" office:value-type="float" office:value="0.235797166824341" calcext:value-type="float">
            <text:p>0.23579716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00480.31093" calcext:value-type="float">
            <text:p>1442700480.31093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8.68383622169495" calcext:value-type="float">
            <text:p>8.6838362217</text:p>
          </table:table-cell>
          <table:table-cell table:formula="of:=[.C32]/([.D32]-[.D31])" office:value-type="float" office:value="783920.520442321" calcext:value-type="float">
            <text:p>783920.520442321</text:p>
          </table:table-cell>
          <table:table-cell/>
          <table:table-cell office:value-type="float" office:value="1442700480.54641" calcext:value-type="float">
            <text:p>1442700480.54641</text:p>
          </table:table-cell>
          <table:table-cell table:formula="of:=[.G32]-[.B32]" office:value-type="float" office:value="0.235479593276978" calcext:value-type="float">
            <text:p>0.235479593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00480.32126" calcext:value-type="float">
            <text:p>1442700480.32126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8.69416308403015" calcext:value-type="float">
            <text:p>8.694163084</text:p>
          </table:table-cell>
          <table:table-cell table:formula="of:=[.C33]/([.D33]-[.D32])" office:value-type="float" office:value="783974.816087177" calcext:value-type="float">
            <text:p>783974.816087177</text:p>
          </table:table-cell>
          <table:table-cell/>
          <table:table-cell office:value-type="float" office:value="1442700480.54994" calcext:value-type="float">
            <text:p>1442700480.54994</text:p>
          </table:table-cell>
          <table:table-cell table:formula="of:=[.G33]-[.B33]" office:value-type="float" office:value="0.228676080703735" calcext:value-type="float">
            <text:p>0.22867608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00480.33159" calcext:value-type="float">
            <text:p>1442700480.33159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8.70449209213257" calcext:value-type="float">
            <text:p>8.7044920921</text:p>
          </table:table-cell>
          <table:table-cell table:formula="of:=[.C34]/([.D34]-[.D33])" office:value-type="float" office:value="783811.951711562" calcext:value-type="float">
            <text:p>783811.951711562</text:p>
          </table:table-cell>
          <table:table-cell/>
          <table:table-cell office:value-type="float" office:value="1442700480.5599" calcext:value-type="float">
            <text:p>1442700480.5599</text:p>
          </table:table-cell>
          <table:table-cell table:formula="of:=[.G34]-[.B34]" office:value-type="float" office:value="0.228306531906128" calcext:value-type="float">
            <text:p>0.228306531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00480.34196" calcext:value-type="float">
            <text:p>1442700480.34196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8.71486210823059" calcext:value-type="float">
            <text:p>8.7148621082</text:p>
          </table:table-cell>
          <table:table-cell table:formula="of:=[.C35]/([.D35]-[.D34])" office:value-type="float" office:value="780712.384963789" calcext:value-type="float">
            <text:p>780712.384963789</text:p>
          </table:table-cell>
          <table:table-cell/>
          <table:table-cell office:value-type="float" office:value="1442700480.5733" calcext:value-type="float">
            <text:p>1442700480.5733</text:p>
          </table:table-cell>
          <table:table-cell table:formula="of:=[.G35]-[.B35]" office:value-type="float" office:value="0.23133659362793" calcext:value-type="float">
            <text:p>0.23133659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00480.35229" calcext:value-type="float">
            <text:p>1442700480.35229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8.72519421577454" calcext:value-type="float">
            <text:p>8.7251942158</text:p>
          </table:table-cell>
          <table:table-cell table:formula="of:=[.C36]/([.D36]-[.D35])" office:value-type="float" office:value="783576.822595533" calcext:value-type="float">
            <text:p>783576.822595533</text:p>
          </table:table-cell>
          <table:table-cell/>
          <table:table-cell office:value-type="float" office:value="1442700480.57685" calcext:value-type="float">
            <text:p>1442700480.57685</text:p>
          </table:table-cell>
          <table:table-cell table:formula="of:=[.G36]-[.B36]" office:value-type="float" office:value="0.224558591842651" calcext:value-type="float">
            <text:p>0.22455859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00480.36269" calcext:value-type="float">
            <text:p>1442700480.36269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8.73558831214905" calcext:value-type="float">
            <text:p>8.7355883121</text:p>
          </table:table-cell>
          <table:table-cell table:formula="of:=[.C37]/([.D37]-[.D36])" office:value-type="float" office:value="778903.688044775" calcext:value-type="float">
            <text:p>778903.688044775</text:p>
          </table:table-cell>
          <table:table-cell/>
          <table:table-cell office:value-type="float" office:value="1442700480.58688" calcext:value-type="float">
            <text:p>1442700480.58688</text:p>
          </table:table-cell>
          <table:table-cell table:formula="of:=[.G37]-[.B37]" office:value-type="float" office:value="0.22419285774231" calcext:value-type="float">
            <text:p>0.22419285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00480.37302" calcext:value-type="float">
            <text:p>1442700480.37302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8.74591708183289" calcext:value-type="float">
            <text:p>8.7459170818</text:p>
          </table:table-cell>
          <table:table-cell table:formula="of:=[.C38]/([.D38]-[.D37])" office:value-type="float" office:value="783830.044411615" calcext:value-type="float">
            <text:p>783830.044411615</text:p>
          </table:table-cell>
          <table:table-cell/>
          <table:table-cell office:value-type="float" office:value="1442700480.60032" calcext:value-type="float">
            <text:p>1442700480.60032</text:p>
          </table:table-cell>
          <table:table-cell table:formula="of:=[.G38]-[.B38]" office:value-type="float" office:value="0.227300405502319" calcext:value-type="float">
            <text:p>0.22730040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00480.38335" calcext:value-type="float">
            <text:p>1442700480.38335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8.75625562667847" calcext:value-type="float">
            <text:p>8.7562556267</text:p>
          </table:table-cell>
          <table:table-cell table:formula="of:=[.C39]/([.D39]-[.D38])" office:value-type="float" office:value="783088.927980075" calcext:value-type="float">
            <text:p>783088.927980075</text:p>
          </table:table-cell>
          <table:table-cell/>
          <table:table-cell office:value-type="float" office:value="1442700480.61359" calcext:value-type="float">
            <text:p>1442700480.61359</text:p>
          </table:table-cell>
          <table:table-cell table:formula="of:=[.G39]-[.B39]" office:value-type="float" office:value="0.230231523513794" calcext:value-type="float">
            <text:p>0.23023152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00480.39368" calcext:value-type="float">
            <text:p>1442700480.39368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8.76658415794373" calcext:value-type="float">
            <text:p>8.7665841579</text:p>
          </table:table-cell>
          <table:table-cell table:formula="of:=[.C40]/([.D40]-[.D39])" office:value-type="float" office:value="783848.137946954" calcext:value-type="float">
            <text:p>783848.137946954</text:p>
          </table:table-cell>
          <table:table-cell/>
          <table:table-cell office:value-type="float" office:value="1442700480.61712" calcext:value-type="float">
            <text:p>1442700480.61712</text:p>
          </table:table-cell>
          <table:table-cell table:formula="of:=[.G40]-[.B40]" office:value-type="float" office:value="0.22343921661377" calcext:value-type="float">
            <text:p>0.223439216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00480.40401" calcext:value-type="float">
            <text:p>1442700480.40401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8.77690887451172" calcext:value-type="float">
            <text:p>8.7769088745</text:p>
          </table:table-cell>
          <table:table-cell table:formula="of:=[.C41]/([.D41]-[.D40])" office:value-type="float" office:value="784137.748158411" calcext:value-type="float">
            <text:p>784137.748158411</text:p>
          </table:table-cell>
          <table:table-cell/>
          <table:table-cell office:value-type="float" office:value="1442700480.63331" calcext:value-type="float">
            <text:p>1442700480.63331</text:p>
          </table:table-cell>
          <table:table-cell table:formula="of:=[.G41]-[.B41]" office:value-type="float" office:value="0.229304790496826" calcext:value-type="float">
            <text:p>0.22930479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00480.41436" calcext:value-type="float">
            <text:p>1442700480.41436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8.78726577758789" calcext:value-type="float">
            <text:p>8.7872657776</text:p>
          </table:table-cell>
          <table:table-cell table:formula="of:=[.C42]/([.D42]-[.D41])" office:value-type="float" office:value="781700.855985267" calcext:value-type="float">
            <text:p>781700.855985267</text:p>
          </table:table-cell>
          <table:table-cell/>
          <table:table-cell office:value-type="float" office:value="1442700480.64686" calcext:value-type="float">
            <text:p>1442700480.64686</text:p>
          </table:table-cell>
          <table:table-cell table:formula="of:=[.G42]-[.B42]" office:value-type="float" office:value="0.232498168945312" calcext:value-type="float">
            <text:p>0.232498168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00480.42469" calcext:value-type="float">
            <text:p>1442700480.42469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8.79759192466736" calcext:value-type="float">
            <text:p>8.7975919247</text:p>
          </table:table-cell>
          <table:table-cell table:formula="of:=[.C43]/([.D43]-[.D42])" office:value-type="float" office:value="784029.119253769" calcext:value-type="float">
            <text:p>784029.119253769</text:p>
          </table:table-cell>
          <table:table-cell/>
          <table:table-cell office:value-type="float" office:value="1442700480.65038" calcext:value-type="float">
            <text:p>1442700480.65038</text:p>
          </table:table-cell>
          <table:table-cell table:formula="of:=[.G43]-[.B43]" office:value-type="float" office:value="0.225688457489014" calcext:value-type="float">
            <text:p>0.22568845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00480.43502" calcext:value-type="float">
            <text:p>1442700480.43502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8.80791831016541" calcext:value-type="float">
            <text:p>8.8079183102</text:p>
          </table:table-cell>
          <table:table-cell table:formula="of:=[.C44]/([.D44]-[.D43])" office:value-type="float" office:value="784011.017362394" calcext:value-type="float">
            <text:p>784011.017362394</text:p>
          </table:table-cell>
          <table:table-cell/>
          <table:table-cell office:value-type="float" office:value="1442700480.92114" calcext:value-type="float">
            <text:p>1442700480.92114</text:p>
          </table:table-cell>
          <table:table-cell table:formula="of:=[.G44]-[.B44]" office:value-type="float" office:value="0.486125230789185" calcext:value-type="float">
            <text:p>0.486125230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00480.44535" calcext:value-type="float">
            <text:p>1442700480.44535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8.81824970245361" calcext:value-type="float">
            <text:p>8.8182497025</text:p>
          </table:table-cell>
          <table:table-cell table:formula="of:=[.C45]/([.D45]-[.D44])" office:value-type="float" office:value="783631.070639005" calcext:value-type="float">
            <text:p>783631.070639005</text:p>
          </table:table-cell>
          <table:table-cell/>
          <table:table-cell office:value-type="float" office:value="1442700480.92468" calcext:value-type="float">
            <text:p>1442700480.92468</text:p>
          </table:table-cell>
          <table:table-cell table:formula="of:=[.G45]-[.B45]" office:value-type="float" office:value="0.479327917098999" calcext:value-type="float">
            <text:p>0.479327917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00480.45567" calcext:value-type="float">
            <text:p>1442700480.45567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8.82857394218445" calcext:value-type="float">
            <text:p>8.8285739422</text:p>
          </table:table-cell>
          <table:table-cell table:formula="of:=[.C46]/([.D46]-[.D45])" office:value-type="float" office:value="784173.96448283" calcext:value-type="float">
            <text:p>784173.96448283</text:p>
          </table:table-cell>
          <table:table-cell/>
          <table:table-cell office:value-type="float" office:value="1442700480.92822" calcext:value-type="float">
            <text:p>1442700480.92822</text:p>
          </table:table-cell>
          <table:table-cell table:formula="of:=[.G46]-[.B46]" office:value-type="float" office:value="0.472544193267822" calcext:value-type="float">
            <text:p>0.47254419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00480.46603" calcext:value-type="float">
            <text:p>1442700480.46603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8.83892726898193" calcext:value-type="float">
            <text:p>8.838927269</text:p>
          </table:table-cell>
          <table:table-cell table:formula="of:=[.C47]/([.D47]-[.D46])" office:value-type="float" office:value="781970.873552101" calcext:value-type="float">
            <text:p>781970.873552101</text:p>
          </table:table-cell>
          <table:table-cell/>
          <table:table-cell office:value-type="float" office:value="1442700480.96148" calcext:value-type="float">
            <text:p>1442700480.96148</text:p>
          </table:table-cell>
          <table:table-cell table:formula="of:=[.G47]-[.B47]" office:value-type="float" office:value="0.495456457138062" calcext:value-type="float">
            <text:p>0.495456457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00480.47639" calcext:value-type="float">
            <text:p>1442700480.47639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8.84929132461548" calcext:value-type="float">
            <text:p>8.8492913246</text:p>
          </table:table-cell>
          <table:table-cell table:formula="of:=[.C48]/([.D48]-[.D47])" office:value-type="float" office:value="781161.37989418" calcext:value-type="float">
            <text:p>781161.37989418</text:p>
          </table:table-cell>
          <table:table-cell/>
          <table:table-cell office:value-type="float" office:value="1442700480.96501" calcext:value-type="float">
            <text:p>1442700480.96501</text:p>
          </table:table-cell>
          <table:table-cell table:formula="of:=[.G48]-[.B48]" office:value-type="float" office:value="0.488623142242432" calcext:value-type="float">
            <text:p>0.48862314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00480.48675" calcext:value-type="float">
            <text:p>1442700480.48675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8.85965204238892" calcext:value-type="float">
            <text:p>8.8596520424</text:p>
          </table:table-cell>
          <table:table-cell table:formula="of:=[.C49]/([.D49]-[.D48])" office:value-type="float" office:value="781413.042709868" calcext:value-type="float">
            <text:p>781413.042709868</text:p>
          </table:table-cell>
          <table:table-cell/>
          <table:table-cell office:value-type="float" office:value="1442700480.97547" calcext:value-type="float">
            <text:p>1442700480.97547</text:p>
          </table:table-cell>
          <table:table-cell table:formula="of:=[.G49]-[.B49]" office:value-type="float" office:value="0.488717079162598" calcext:value-type="float">
            <text:p>0.488717079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00480.49707" calcext:value-type="float">
            <text:p>1442700480.49707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8.86997437477112" calcext:value-type="float">
            <text:p>8.8699743748</text:p>
          </table:table-cell>
          <table:table-cell table:formula="of:=[.C50]/([.D50]-[.D49])" office:value-type="float" office:value="784318.863240559" calcext:value-type="float">
            <text:p>784318.863240559</text:p>
          </table:table-cell>
          <table:table-cell/>
          <table:table-cell office:value-type="float" office:value="1442700480.979" calcext:value-type="float">
            <text:p>1442700480.979</text:p>
          </table:table-cell>
          <table:table-cell table:formula="of:=[.G50]-[.B50]" office:value-type="float" office:value="0.481924295425415" calcext:value-type="float">
            <text:p>0.48192429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00480.5074" calcext:value-type="float">
            <text:p>1442700480.5074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8.88030242919922" calcext:value-type="float">
            <text:p>8.8803024292</text:p>
          </table:table-cell>
          <table:table-cell table:formula="of:=[.C51]/([.D51]-[.D50])" office:value-type="float" office:value="783884.327523719" calcext:value-type="float">
            <text:p>783884.327523719</text:p>
          </table:table-cell>
          <table:table-cell/>
          <table:table-cell office:value-type="float" office:value="1442700480.98255" calcext:value-type="float">
            <text:p>1442700480.98255</text:p>
          </table:table-cell>
          <table:table-cell table:formula="of:=[.G51]-[.B51]" office:value-type="float" office:value="0.475147247314453" calcext:value-type="float">
            <text:p>0.47514724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00480.51774" calcext:value-type="float">
            <text:p>1442700480.51774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8.89064168930054" calcext:value-type="float">
            <text:p>8.8906416893</text:p>
          </table:table-cell>
          <table:table-cell table:formula="of:=[.C52]/([.D52]-[.D51])" office:value-type="float" office:value="783034.754969331" calcext:value-type="float">
            <text:p>783034.754969331</text:p>
          </table:table-cell>
          <table:table-cell/>
          <table:table-cell office:value-type="float" office:value="1442700480.98834" calcext:value-type="float">
            <text:p>1442700480.98834</text:p>
          </table:table-cell>
          <table:table-cell table:formula="of:=[.G52]-[.B52]" office:value-type="float" office:value="0.470599412918091" calcext:value-type="float">
            <text:p>0.470599412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00480.52812" calcext:value-type="float">
            <text:p>1442700480.52812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8.90102124214172" calcext:value-type="float">
            <text:p>8.9010212421</text:p>
          </table:table-cell>
          <table:table-cell table:formula="of:=[.C53]/([.D53]-[.D52])" office:value-type="float" office:value="779995.065671299" calcext:value-type="float">
            <text:p>779995.065671299</text:p>
          </table:table-cell>
          <table:table-cell/>
          <table:table-cell office:value-type="float" office:value="1442700480.99187" calcext:value-type="float">
            <text:p>1442700480.99187</text:p>
          </table:table-cell>
          <table:table-cell table:formula="of:=[.G53]-[.B53]" office:value-type="float" office:value="0.463749647140503" calcext:value-type="float">
            <text:p>0.463749647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00480.53846" calcext:value-type="float">
            <text:p>1442700480.53846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8.91136622428894" calcext:value-type="float">
            <text:p>8.9113662243</text:p>
          </table:table-cell>
          <table:table-cell table:formula="of:=[.C54]/([.D54]-[.D53])" office:value-type="float" office:value="782601.640562342" calcext:value-type="float">
            <text:p>782601.640562342</text:p>
          </table:table-cell>
          <table:table-cell/>
          <table:table-cell office:value-type="float" office:value="1442700480.9998" calcext:value-type="float">
            <text:p>1442700480.9998</text:p>
          </table:table-cell>
          <table:table-cell table:formula="of:=[.G54]-[.B54]" office:value-type="float" office:value="0.461331367492676" calcext:value-type="float">
            <text:p>0.46133136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00480.54886" calcext:value-type="float">
            <text:p>1442700480.54886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8.92176079750061" calcext:value-type="float">
            <text:p>8.9217607975</text:p>
          </table:table-cell>
          <table:table-cell table:formula="of:=[.C55]/([.D55]-[.D54])" office:value-type="float" office:value="778867.956878756" calcext:value-type="float">
            <text:p>778867.956878756</text:p>
          </table:table-cell>
          <table:table-cell/>
          <table:table-cell office:value-type="float" office:value="1442700481.02178" calcext:value-type="float">
            <text:p>1442700481.02178</text:p>
          </table:table-cell>
          <table:table-cell table:formula="of:=[.G55]-[.B55]" office:value-type="float" office:value="0.472917556762695" calcext:value-type="float">
            <text:p>0.472917556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00480.55918" calcext:value-type="float">
            <text:p>1442700480.55918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8.93208479881287" calcext:value-type="float">
            <text:p>8.9320847988</text:p>
          </table:table-cell>
          <table:table-cell table:formula="of:=[.C56]/([.D56]-[.D55])" office:value-type="float" office:value="784192.073899589" calcext:value-type="float">
            <text:p>784192.073899589</text:p>
          </table:table-cell>
          <table:table-cell/>
          <table:table-cell office:value-type="float" office:value="1442700481.0252" calcext:value-type="float">
            <text:p>1442700481.0252</text:p>
          </table:table-cell>
          <table:table-cell table:formula="of:=[.G56]-[.B56]" office:value-type="float" office:value="0.466017961502075" calcext:value-type="float">
            <text:p>0.46601796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00480.56949" calcext:value-type="float">
            <text:p>1442700480.56949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8.94238781929016" calcext:value-type="float">
            <text:p>8.9423878193</text:p>
          </table:table-cell>
          <table:table-cell table:formula="of:=[.C57]/([.D57]-[.D56])" office:value-type="float" office:value="785788.984680891" calcext:value-type="float">
            <text:p>785788.984680891</text:p>
          </table:table-cell>
          <table:table-cell/>
          <table:table-cell office:value-type="float" office:value="1442700481.02862" calcext:value-type="float">
            <text:p>1442700481.02862</text:p>
          </table:table-cell>
          <table:table-cell table:formula="of:=[.G57]-[.B57]" office:value-type="float" office:value="0.459137201309204" calcext:value-type="float">
            <text:p>0.459137201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00480.57981" calcext:value-type="float">
            <text:p>1442700480.57981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8.95271468162537" calcext:value-type="float">
            <text:p>8.9527146816</text:p>
          </table:table-cell>
          <table:table-cell table:formula="of:=[.C58]/([.D58]-[.D57])" office:value-type="float" office:value="783974.816087177" calcext:value-type="float">
            <text:p>783974.816087177</text:p>
          </table:table-cell>
          <table:table-cell/>
          <table:table-cell office:value-type="float" office:value="1442700481.03205" calcext:value-type="float">
            <text:p>1442700481.03205</text:p>
          </table:table-cell>
          <table:table-cell table:formula="of:=[.G58]-[.B58]" office:value-type="float" office:value="0.452232837677002" calcext:value-type="float">
            <text:p>0.45223283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00480.59009" calcext:value-type="float">
            <text:p>1442700480.59009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8.96299457550049" calcext:value-type="float">
            <text:p>8.9629945755</text:p>
          </table:table-cell>
          <table:table-cell table:formula="of:=[.C59]/([.D59]-[.D58])" office:value-type="float" office:value="787556.768420809" calcext:value-type="float">
            <text:p>787556.768420809</text:p>
          </table:table-cell>
          <table:table-cell/>
          <table:table-cell office:value-type="float" office:value="1442700481.03547" calcext:value-type="float">
            <text:p>1442700481.03547</text:p>
          </table:table-cell>
          <table:table-cell table:formula="of:=[.G59]-[.B59]" office:value-type="float" office:value="0.445372343063355" calcext:value-type="float">
            <text:p>0.445372343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00480.60039" calcext:value-type="float">
            <text:p>1442700480.60039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8.97329044342041" calcext:value-type="float">
            <text:p>8.9732904434</text:p>
          </table:table-cell>
          <table:table-cell table:formula="of:=[.C60]/([.D60]-[.D59])" office:value-type="float" office:value="786334.87365691" calcext:value-type="float">
            <text:p>786334.87365691</text:p>
          </table:table-cell>
          <table:table-cell/>
          <table:table-cell office:value-type="float" office:value="1442700481.0389" calcext:value-type="float">
            <text:p>1442700481.0389</text:p>
          </table:table-cell>
          <table:table-cell table:formula="of:=[.G60]-[.B60]" office:value-type="float" office:value="0.438508749008179" calcext:value-type="float">
            <text:p>0.43850874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00480.61069" calcext:value-type="float">
            <text:p>1442700480.61069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8.98359107971191" calcext:value-type="float">
            <text:p>8.9835910797</text:p>
          </table:table-cell>
          <table:table-cell table:formula="of:=[.C61]/([.D61]-[.D60])" office:value-type="float" office:value="785970.863438571" calcext:value-type="float">
            <text:p>785970.863438571</text:p>
          </table:table-cell>
          <table:table-cell/>
          <table:table-cell office:value-type="float" office:value="1442700481.04231" calcext:value-type="float">
            <text:p>1442700481.04231</text:p>
          </table:table-cell>
          <table:table-cell table:formula="of:=[.G61]-[.B61]" office:value-type="float" office:value="0.431617975234985" calcext:value-type="float">
            <text:p>0.431617975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00480.62101" calcext:value-type="float">
            <text:p>1442700480.62101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8.99390983581543" calcext:value-type="float">
            <text:p>8.9939098358</text:p>
          </table:table-cell>
          <table:table-cell table:formula="of:=[.C62]/([.D62]-[.D61])" office:value-type="float" office:value="784590.692791128" calcext:value-type="float">
            <text:p>784590.692791128</text:p>
          </table:table-cell>
          <table:table-cell/>
          <table:table-cell office:value-type="float" office:value="1442700481.04574" calcext:value-type="float">
            <text:p>1442700481.04574</text:p>
          </table:table-cell>
          <table:table-cell table:formula="of:=[.G62]-[.B62]" office:value-type="float" office:value="0.424730777740479" calcext:value-type="float">
            <text:p>0.424730777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00480.6313" calcext:value-type="float">
            <text:p>1442700480.6313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9.00420522689819" calcext:value-type="float">
            <text:p>9.0042052269</text:p>
          </table:table-cell>
          <table:table-cell table:formula="of:=[.C63]/([.D63]-[.D62])" office:value-type="float" office:value="786371.293224029" calcext:value-type="float">
            <text:p>786371.293224029</text:p>
          </table:table-cell>
          <table:table-cell/>
          <table:table-cell office:value-type="float" office:value="1442700481.04916" calcext:value-type="float">
            <text:p>1442700481.04916</text:p>
          </table:table-cell>
          <table:table-cell table:formula="of:=[.G63]-[.B63]" office:value-type="float" office:value="0.417851686477661" calcext:value-type="float">
            <text:p>0.417851686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00480.6416" calcext:value-type="float">
            <text:p>1442700480.6416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9.01449823379517" calcext:value-type="float">
            <text:p>9.0144982338</text:p>
          </table:table-cell>
          <table:table-cell table:formula="of:=[.C64]/([.D64]-[.D63])" office:value-type="float" office:value="786553.44167516" calcext:value-type="float">
            <text:p>786553.44167516</text:p>
          </table:table-cell>
          <table:table-cell/>
          <table:table-cell office:value-type="float" office:value="1442700481.06203" calcext:value-type="float">
            <text:p>1442700481.06203</text:p>
          </table:table-cell>
          <table:table-cell table:formula="of:=[.G64]-[.B64]" office:value-type="float" office:value="0.420437097549439" calcext:value-type="float">
            <text:p>0.42043709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00480.65189" calcext:value-type="float">
            <text:p>1442700480.65189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9.02479410171509" calcext:value-type="float">
            <text:p>9.0247941017</text:p>
          </table:table-cell>
          <table:table-cell table:formula="of:=[.C65]/([.D65]-[.D64])" office:value-type="float" office:value="786334.87365691" calcext:value-type="float">
            <text:p>786334.87365691</text:p>
          </table:table-cell>
          <table:table-cell/>
          <table:table-cell office:value-type="float" office:value="1442700481.06546" calcext:value-type="float">
            <text:p>1442700481.06546</text:p>
          </table:table-cell>
          <table:table-cell table:formula="of:=[.G65]-[.B65]" office:value-type="float" office:value="0.413564205169678" calcext:value-type="float">
            <text:p>0.413564205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00480.66224" calcext:value-type="float">
            <text:p>1442700480.66224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9.03514528274536" calcext:value-type="float">
            <text:p>9.0351452827</text:p>
          </table:table-cell>
          <table:table-cell table:formula="of:=[.C66]/([.D66]-[.D65])" office:value-type="float" office:value="782132.973650267" calcext:value-type="float">
            <text:p>782132.973650267</text:p>
          </table:table-cell>
          <table:table-cell/>
          <table:table-cell office:value-type="float" office:value="1442700481.06889" calcext:value-type="float">
            <text:p>1442700481.06889</text:p>
          </table:table-cell>
          <table:table-cell table:formula="of:=[.G66]-[.B66]" office:value-type="float" office:value="0.406644821166992" calcext:value-type="float">
            <text:p>0.406644821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00480.67281" calcext:value-type="float">
            <text:p>1442700480.67281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9.04571175575256" calcext:value-type="float">
            <text:p>9.0457117558</text:p>
          </table:table-cell>
          <table:table-cell table:formula="of:=[.C67]/([.D67]-[.D66])" office:value-type="float" office:value="766197.007694217" calcext:value-type="float">
            <text:p>766197.007694217</text:p>
          </table:table-cell>
          <table:table-cell/>
          <table:table-cell office:value-type="float" office:value="1442700481.08889" calcext:value-type="float">
            <text:p>1442700481.08889</text:p>
          </table:table-cell>
          <table:table-cell table:formula="of:=[.G67]-[.B67]" office:value-type="float" office:value="0.41607666015625" calcext:value-type="float">
            <text:p>0.416076660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00480.68312" calcext:value-type="float">
            <text:p>1442700480.68312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9.05601930618286" calcext:value-type="float">
            <text:p>9.0560193062</text:p>
          </table:table-cell>
          <table:table-cell table:formula="of:=[.C68]/([.D68]-[.D67])" office:value-type="float" office:value="785443.646843846" calcext:value-type="float">
            <text:p>785443.646843846</text:p>
          </table:table-cell>
          <table:table-cell/>
          <table:table-cell office:value-type="float" office:value="1442700481.09231" calcext:value-type="float">
            <text:p>1442700481.09231</text:p>
          </table:table-cell>
          <table:table-cell table:formula="of:=[.G68]-[.B68]" office:value-type="float" office:value="0.409189462661743" calcext:value-type="float">
            <text:p>0.409189462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00480.69341" calcext:value-type="float">
            <text:p>1442700480.69341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9.0663161277771" calcext:value-type="float">
            <text:p>9.0663161278</text:p>
          </table:table-cell>
          <table:table-cell table:formula="of:=[.C69]/([.D69]-[.D68])" office:value-type="float" office:value="786262.04464203" calcext:value-type="float">
            <text:p>786262.04464203</text:p>
          </table:table-cell>
          <table:table-cell/>
          <table:table-cell office:value-type="float" office:value="1442700481.12226" calcext:value-type="float">
            <text:p>1442700481.12226</text:p>
          </table:table-cell>
          <table:table-cell table:formula="of:=[.G69]-[.B69]" office:value-type="float" office:value="0.428842544555664" calcext:value-type="float">
            <text:p>0.428842544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00480.70369" calcext:value-type="float">
            <text:p>1442700480.70369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9.07659459114075" calcext:value-type="float">
            <text:p>9.0765945911</text:p>
          </table:table-cell>
          <table:table-cell table:formula="of:=[.C70]/([.D70]-[.D69])" office:value-type="float" office:value="787666.377119529" calcext:value-type="float">
            <text:p>787666.377119529</text:p>
          </table:table-cell>
          <table:table-cell/>
          <table:table-cell office:value-type="float" office:value="1442700481.12568" calcext:value-type="float">
            <text:p>1442700481.12568</text:p>
          </table:table-cell>
          <table:table-cell table:formula="of:=[.G70]-[.B70]" office:value-type="float" office:value="0.421989917755127" calcext:value-type="float">
            <text:p>0.421989917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00480.71398" calcext:value-type="float">
            <text:p>1442700480.71398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9.08688616752625" calcext:value-type="float">
            <text:p>9.0868861675</text:p>
          </table:table-cell>
          <table:table-cell table:formula="of:=[.C71]/([.D71]-[.D70])" office:value-type="float" office:value="786662.771255155" calcext:value-type="float">
            <text:p>786662.771255155</text:p>
          </table:table-cell>
          <table:table-cell/>
          <table:table-cell office:value-type="float" office:value="1442700481.12911" calcext:value-type="float">
            <text:p>1442700481.12911</text:p>
          </table:table-cell>
          <table:table-cell table:formula="of:=[.G71]-[.B71]" office:value-type="float" office:value="0.415122032165527" calcext:value-type="float">
            <text:p>0.41512203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00480.72427" calcext:value-type="float">
            <text:p>1442700480.72427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9.09717607498169" calcext:value-type="float">
            <text:p>9.097176075</text:p>
          </table:table-cell>
          <table:table-cell table:formula="of:=[.C72]/([.D72]-[.D71])" office:value-type="float" office:value="786790.360851734" calcext:value-type="float">
            <text:p>786790.360851734</text:p>
          </table:table-cell>
          <table:table-cell/>
          <table:table-cell office:value-type="float" office:value="1442700481.14257" calcext:value-type="float">
            <text:p>1442700481.14257</text:p>
          </table:table-cell>
          <table:table-cell table:formula="of:=[.G72]-[.B72]" office:value-type="float" office:value="0.418300151824951" calcext:value-type="float">
            <text:p>0.418300151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00480.73468" calcext:value-type="float">
            <text:p>1442700480.73468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9.10757923126221" calcext:value-type="float">
            <text:p>9.1075792313</text:p>
          </table:table-cell>
          <table:table-cell table:formula="of:=[.C73]/([.D73]-[.D72])" office:value-type="float" office:value="778225.356006784" calcext:value-type="float">
            <text:p>778225.356006784</text:p>
          </table:table-cell>
          <table:table-cell/>
          <table:table-cell office:value-type="float" office:value="1442700481.14603" calcext:value-type="float">
            <text:p>1442700481.14603</text:p>
          </table:table-cell>
          <table:table-cell table:formula="of:=[.G73]-[.B73]" office:value-type="float" office:value="0.411351203918457" calcext:value-type="float">
            <text:p>0.411351203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00480.74499" calcext:value-type="float">
            <text:p>1442700480.74499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9.1178925037384" calcext:value-type="float">
            <text:p>9.1178925037</text:p>
          </table:table-cell>
          <table:table-cell table:formula="of:=[.C74]/([.D74]-[.D73])" office:value-type="float" office:value="785007.864253184" calcext:value-type="float">
            <text:p>785007.864253184</text:p>
          </table:table-cell>
          <table:table-cell/>
          <table:table-cell office:value-type="float" office:value="1442700481.14945" calcext:value-type="float">
            <text:p>1442700481.14945</text:p>
          </table:table-cell>
          <table:table-cell table:formula="of:=[.G74]-[.B74]" office:value-type="float" office:value="0.404459953308106" calcext:value-type="float">
            <text:p>0.40445995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00480.75528" calcext:value-type="float">
            <text:p>1442700480.75528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9.12818503379822" calcext:value-type="float">
            <text:p>9.1281850338</text:p>
          </table:table-cell>
          <table:table-cell table:formula="of:=[.C75]/([.D75]-[.D74])" office:value-type="float" office:value="786589.881491777" calcext:value-type="float">
            <text:p>786589.881491777</text:p>
          </table:table-cell>
          <table:table-cell/>
          <table:table-cell office:value-type="float" office:value="1442700481.1857" calcext:value-type="float">
            <text:p>1442700481.1857</text:p>
          </table:table-cell>
          <table:table-cell table:formula="of:=[.G75]-[.B75]" office:value-type="float" office:value="0.43041729927063" calcext:value-type="float">
            <text:p>0.430417299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00480.76558" calcext:value-type="float">
            <text:p>1442700480.76558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9.13848233222961" calcext:value-type="float">
            <text:p>9.1384823322</text:p>
          </table:table-cell>
          <table:table-cell table:formula="of:=[.C76]/([.D76]-[.D75])" office:value-type="float" office:value="786225.635193332" calcext:value-type="float">
            <text:p>786225.635193332</text:p>
          </table:table-cell>
          <table:table-cell/>
          <table:table-cell office:value-type="float" office:value="1442700481.18912" calcext:value-type="float">
            <text:p>1442700481.18912</text:p>
          </table:table-cell>
          <table:table-cell table:formula="of:=[.G76]-[.B76]" office:value-type="float" office:value="0.423540592193604" calcext:value-type="float">
            <text:p>0.423540592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00480.77591" calcext:value-type="float">
            <text:p>1442700480.77591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9.14880919456482" calcext:value-type="float">
            <text:p>9.1488091946</text:p>
          </table:table-cell>
          <table:table-cell table:formula="of:=[.C77]/([.D77]-[.D76])" office:value-type="float" office:value="783974.816087177" calcext:value-type="float">
            <text:p>783974.816087177</text:p>
          </table:table-cell>
          <table:table-cell/>
          <table:table-cell office:value-type="float" office:value="1442700481.19253" calcext:value-type="float">
            <text:p>1442700481.19253</text:p>
          </table:table-cell>
          <table:table-cell table:formula="of:=[.G77]-[.B77]" office:value-type="float" office:value="0.416620254516602" calcext:value-type="float">
            <text:p>0.416620254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00480.78623" calcext:value-type="float">
            <text:p>1442700480.78623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9.15913271903992" calcext:value-type="float">
            <text:p>9.159132719</text:p>
          </table:table-cell>
          <table:table-cell table:formula="of:=[.C78]/([.D78]-[.D77])" office:value-type="float" office:value="784228.295242494" calcext:value-type="float">
            <text:p>784228.295242494</text:p>
          </table:table-cell>
          <table:table-cell/>
          <table:table-cell office:value-type="float" office:value="1442700481.22287" calcext:value-type="float">
            <text:p>1442700481.22287</text:p>
          </table:table-cell>
          <table:table-cell table:formula="of:=[.G78]-[.B78]" office:value-type="float" office:value="0.436643123626709" calcext:value-type="float">
            <text:p>0.436643123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00480.79655" calcext:value-type="float">
            <text:p>1442700480.79655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9.16945433616638" calcext:value-type="float">
            <text:p>9.1694543362</text:p>
          </table:table-cell>
          <table:table-cell table:formula="of:=[.C79]/([.D79]-[.D78])" office:value-type="float" office:value="784373.214081124" calcext:value-type="float">
            <text:p>784373.214081124</text:p>
          </table:table-cell>
          <table:table-cell/>
          <table:table-cell office:value-type="float" office:value="1442700481.2263" calcext:value-type="float">
            <text:p>1442700481.2263</text:p>
          </table:table-cell>
          <table:table-cell table:formula="of:=[.G79]-[.B79]" office:value-type="float" office:value="0.429747581481934" calcext:value-type="float">
            <text:p>0.429747581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00480.8069" calcext:value-type="float">
            <text:p>1442700480.8069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9.17979907989502" calcext:value-type="float">
            <text:p>9.1797990799</text:p>
          </table:table-cell>
          <table:table-cell table:formula="of:=[.C80]/([.D80]-[.D79])" office:value-type="float" office:value="782619.677429763" calcext:value-type="float">
            <text:p>782619.677429763</text:p>
          </table:table-cell>
          <table:table-cell/>
          <table:table-cell office:value-type="float" office:value="1442700481.22972" calcext:value-type="float">
            <text:p>1442700481.22972</text:p>
          </table:table-cell>
          <table:table-cell table:formula="of:=[.G80]-[.B80]" office:value-type="float" office:value="0.422818183898926" calcext:value-type="float">
            <text:p>0.42281818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00480.81726" calcext:value-type="float">
            <text:p>1442700480.81726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9.19016051292419" calcext:value-type="float">
            <text:p>9.1901605129</text:p>
          </table:table-cell>
          <table:table-cell table:formula="of:=[.C81]/([.D81]-[.D80])" office:value-type="float" office:value="781359.101313882" calcext:value-type="float">
            <text:p>781359.101313882</text:p>
          </table:table-cell>
          <table:table-cell/>
          <table:table-cell office:value-type="float" office:value="1442700481.24295" calcext:value-type="float">
            <text:p>1442700481.24295</text:p>
          </table:table-cell>
          <table:table-cell table:formula="of:=[.G81]-[.B81]" office:value-type="float" office:value="0.42568826675415" calcext:value-type="float">
            <text:p>0.425688266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00480.8276" calcext:value-type="float">
            <text:p>1442700480.8276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9.20049810409546" calcext:value-type="float">
            <text:p>9.2004981041</text:p>
          </table:table-cell>
          <table:table-cell table:formula="of:=[.C82]/([.D82]-[.D81])" office:value-type="float" office:value="783161.170322194" calcext:value-type="float">
            <text:p>783161.170322194</text:p>
          </table:table-cell>
          <table:table-cell/>
          <table:table-cell office:value-type="float" office:value="1442700481.24636" calcext:value-type="float">
            <text:p>1442700481.24636</text:p>
          </table:table-cell>
          <table:table-cell table:formula="of:=[.G82]-[.B82]" office:value-type="float" office:value="0.418760776519775" calcext:value-type="float">
            <text:p>0.418760776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00480.83793" calcext:value-type="float">
            <text:p>1442700480.83793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9.21083045005798" calcext:value-type="float">
            <text:p>9.2108304501</text:p>
          </table:table-cell>
          <table:table-cell table:formula="of:=[.C83]/([.D83]-[.D82])" office:value-type="float" office:value="783558.741583405" calcext:value-type="float">
            <text:p>783558.741583405</text:p>
          </table:table-cell>
          <table:table-cell/>
          <table:table-cell office:value-type="float" office:value="1442700481.24979" calcext:value-type="float">
            <text:p>1442700481.24979</text:p>
          </table:table-cell>
          <table:table-cell table:formula="of:=[.G83]-[.B83]" office:value-type="float" office:value="0.41186261177063" calcext:value-type="float">
            <text:p>0.411862611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00480.84824" calcext:value-type="float">
            <text:p>1442700480.84824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9.22114419937134" calcext:value-type="float">
            <text:p>9.2211441994</text:p>
          </table:table-cell>
          <table:table-cell table:formula="of:=[.C84]/([.D84]-[.D83])" office:value-type="float" office:value="784971.570863867" calcext:value-type="float">
            <text:p>784971.570863867</text:p>
          </table:table-cell>
          <table:table-cell/>
          <table:table-cell office:value-type="float" office:value="1442700481.28626" calcext:value-type="float">
            <text:p>1442700481.28626</text:p>
          </table:table-cell>
          <table:table-cell table:formula="of:=[.G84]-[.B84]" office:value-type="float" office:value="0.438015222549439" calcext:value-type="float">
            <text:p>0.438015222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00480.85864" calcext:value-type="float">
            <text:p>1442700480.85864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9.23154211044312" calcext:value-type="float">
            <text:p>9.2315421104</text:p>
          </table:table-cell>
          <table:table-cell table:formula="of:=[.C85]/([.D85]-[.D84])" office:value-type="float" office:value="778617.93047785" calcext:value-type="float">
            <text:p>778617.93047785</text:p>
          </table:table-cell>
          <table:table-cell/>
          <table:table-cell office:value-type="float" office:value="1442700481.2897" calcext:value-type="float">
            <text:p>1442700481.2897</text:p>
          </table:table-cell>
          <table:table-cell table:formula="of:=[.G85]-[.B85]" office:value-type="float" office:value="0.431060075759888" calcext:value-type="float">
            <text:p>0.431060075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00480.86895" calcext:value-type="float">
            <text:p>1442700480.86895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9.24185180664063" calcext:value-type="float">
            <text:p>9.2418518066</text:p>
          </table:table-cell>
          <table:table-cell table:formula="of:=[.C86]/([.D86]-[.D85])" office:value-type="float" office:value="785280.171684936" calcext:value-type="float">
            <text:p>785280.171684936</text:p>
          </table:table-cell>
          <table:table-cell/>
          <table:table-cell office:value-type="float" office:value="1442700481.29313" calcext:value-type="float">
            <text:p>1442700481.29313</text:p>
          </table:table-cell>
          <table:table-cell table:formula="of:=[.G86]-[.B86]" office:value-type="float" office:value="0.424182176589966" calcext:value-type="float">
            <text:p>0.42418217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00480.87932" calcext:value-type="float">
            <text:p>1442700480.87932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9.25221824645996" calcext:value-type="float">
            <text:p>9.2522182465</text:p>
          </table:table-cell>
          <table:table-cell table:formula="of:=[.C87]/([.D87]-[.D86])" office:value-type="float" office:value="780981.719963202" calcext:value-type="float">
            <text:p>780981.719963202</text:p>
          </table:table-cell>
          <table:table-cell/>
          <table:table-cell office:value-type="float" office:value="1442700481.56094" calcext:value-type="float">
            <text:p>1442700481.56094</text:p>
          </table:table-cell>
          <table:table-cell table:formula="of:=[.G87]-[.B87]" office:value-type="float" office:value="0.681620359420776" calcext:value-type="float">
            <text:p>0.681620359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00480.88967" calcext:value-type="float">
            <text:p>1442700480.88967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9.26257061958313" calcext:value-type="float">
            <text:p>9.2625706196</text:p>
          </table:table-cell>
          <table:table-cell table:formula="of:=[.C88]/([.D88]-[.D87])" office:value-type="float" office:value="782042.909744133" calcext:value-type="float">
            <text:p>782042.909744133</text:p>
          </table:table-cell>
          <table:table-cell/>
          <table:table-cell office:value-type="float" office:value="1442700481.56892" calcext:value-type="float">
            <text:p>1442700481.56892</text:p>
          </table:table-cell>
          <table:table-cell table:formula="of:=[.G88]-[.B88]" office:value-type="float" office:value="0.679255962371826" calcext:value-type="float">
            <text:p>0.679255962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00480.89996" calcext:value-type="float">
            <text:p>1442700480.89996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9.27286005020142" calcext:value-type="float">
            <text:p>9.2728600502</text:p>
          </table:table-cell>
          <table:table-cell table:formula="of:=[.C89]/([.D89]-[.D88])" office:value-type="float" office:value="786826.822624372" calcext:value-type="float">
            <text:p>786826.822624372</text:p>
          </table:table-cell>
          <table:table-cell/>
          <table:table-cell office:value-type="float" office:value="1442700481.58289" calcext:value-type="float">
            <text:p>1442700481.58289</text:p>
          </table:table-cell>
          <table:table-cell table:formula="of:=[.G89]-[.B89]" office:value-type="float" office:value="0.682934999465942" calcext:value-type="float">
            <text:p>0.682934999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00480.91027" calcext:value-type="float">
            <text:p>1442700480.91027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9.28317284584045" calcext:value-type="float">
            <text:p>9.2831728458</text:p>
          </table:table-cell>
          <table:table-cell table:formula="of:=[.C90]/([.D90]-[.D89])" office:value-type="float" office:value="785044.160998729" calcext:value-type="float">
            <text:p>785044.160998729</text:p>
          </table:table-cell>
          <table:table-cell/>
          <table:table-cell office:value-type="float" office:value="1442700481.58631" calcext:value-type="float">
            <text:p>1442700481.58631</text:p>
          </table:table-cell>
          <table:table-cell table:formula="of:=[.G90]-[.B90]" office:value-type="float" office:value="0.676042795181274" calcext:value-type="float">
            <text:p>0.676042795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00480.92057" calcext:value-type="float">
            <text:p>1442700480.92057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9.2934684753418" calcext:value-type="float">
            <text:p>9.2934684753</text:p>
          </table:table-cell>
          <table:table-cell table:formula="of:=[.C91]/([.D91]-[.D90])" office:value-type="float" office:value="786353.083018781" calcext:value-type="float">
            <text:p>786353.083018781</text:p>
          </table:table-cell>
          <table:table-cell/>
          <table:table-cell office:value-type="float" office:value="1442700481.59669" calcext:value-type="float">
            <text:p>1442700481.59669</text:p>
          </table:table-cell>
          <table:table-cell table:formula="of:=[.G91]-[.B91]" office:value-type="float" office:value="0.676123142242432" calcext:value-type="float">
            <text:p>0.676123142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00480.93086" calcext:value-type="float">
            <text:p>1442700480.93086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9.30376362800598" calcext:value-type="float">
            <text:p>9.303763628</text:p>
          </table:table-cell>
          <table:table-cell table:formula="of:=[.C92]/([.D92]-[.D91])" office:value-type="float" office:value="786389.504272713" calcext:value-type="float">
            <text:p>786389.504272713</text:p>
          </table:table-cell>
          <table:table-cell/>
          <table:table-cell office:value-type="float" office:value="1442700481.61597" calcext:value-type="float">
            <text:p>1442700481.61597</text:p>
          </table:table-cell>
          <table:table-cell table:formula="of:=[.G92]-[.B92]" office:value-type="float" office:value="0.685105323791504" calcext:value-type="float">
            <text:p>0.685105323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00480.94116" calcext:value-type="float">
            <text:p>1442700480.94116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9.31405687332153" calcext:value-type="float">
            <text:p>9.3140568733</text:p>
          </table:table-cell>
          <table:table-cell table:formula="of:=[.C93]/([.D93]-[.D92])" office:value-type="float" office:value="786535.223032914" calcext:value-type="float">
            <text:p>786535.223032914</text:p>
          </table:table-cell>
          <table:table-cell/>
          <table:table-cell office:value-type="float" office:value="1442700481.61942" calcext:value-type="float">
            <text:p>1442700481.61942</text:p>
          </table:table-cell>
          <table:table-cell table:formula="of:=[.G93]-[.B93]" office:value-type="float" office:value="0.678263425827026" calcext:value-type="float">
            <text:p>0.678263425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00480.95145" calcext:value-type="float">
            <text:p>1442700480.95145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9.32435154914856" calcext:value-type="float">
            <text:p>9.3243515491</text:p>
          </table:table-cell>
          <table:table-cell table:formula="of:=[.C94]/([.D94]-[.D93])" office:value-type="float" office:value="786425.928900623" calcext:value-type="float">
            <text:p>786425.928900623</text:p>
          </table:table-cell>
          <table:table-cell/>
          <table:table-cell office:value-type="float" office:value="1442700481.62453" calcext:value-type="float">
            <text:p>1442700481.62453</text:p>
          </table:table-cell>
          <table:table-cell table:formula="of:=[.G94]-[.B94]" office:value-type="float" office:value="0.673078536987305" calcext:value-type="float">
            <text:p>0.67307853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00480.96174" calcext:value-type="float">
            <text:p>1442700480.96174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9.33464550971985" calcext:value-type="float">
            <text:p>9.3346455097</text:p>
          </table:table-cell>
          <table:table-cell table:formula="of:=[.C95]/([.D95]-[.D94])" office:value-type="float" office:value="786480.572169724" calcext:value-type="float">
            <text:p>786480.572169724</text:p>
          </table:table-cell>
          <table:table-cell/>
          <table:table-cell office:value-type="float" office:value="1442700481.64398" calcext:value-type="float">
            <text:p>1442700481.64398</text:p>
          </table:table-cell>
          <table:table-cell table:formula="of:=[.G95]-[.B95]" office:value-type="float" office:value="0.68223762512207" calcext:value-type="float">
            <text:p>0.682237625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00480.97207" calcext:value-type="float">
            <text:p>1442700480.97207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9.34496927261353" calcext:value-type="float">
            <text:p>9.3449692726</text:p>
          </table:table-cell>
          <table:table-cell table:formula="of:=[.C96]/([.D96]-[.D95])" office:value-type="float" office:value="784210.184152791" calcext:value-type="float">
            <text:p>784210.184152791</text:p>
          </table:table-cell>
          <table:table-cell/>
          <table:table-cell office:value-type="float" office:value="1442700481.65252" calcext:value-type="float">
            <text:p>1442700481.65252</text:p>
          </table:table-cell>
          <table:table-cell table:formula="of:=[.G96]-[.B96]" office:value-type="float" office:value="0.680451154708862" calcext:value-type="float">
            <text:p>0.680451154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00480.98242" calcext:value-type="float">
            <text:p>1442700480.98242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9.35531783103943" calcext:value-type="float">
            <text:p>9.355317831</text:p>
          </table:table-cell>
          <table:table-cell table:formula="of:=[.C97]/([.D97]-[.D96])" office:value-type="float" office:value="782331.187282571" calcext:value-type="float">
            <text:p>782331.187282571</text:p>
          </table:table-cell>
          <table:table-cell/>
          <table:table-cell office:value-type="float" office:value="1442700481.65592" calcext:value-type="float">
            <text:p>1442700481.65592</text:p>
          </table:table-cell>
          <table:table-cell table:formula="of:=[.G97]-[.B97]" office:value-type="float" office:value="0.673501253128052" calcext:value-type="float">
            <text:p>0.673501253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00480.99278" calcext:value-type="float">
            <text:p>1442700480.99278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9.3656849861145" calcext:value-type="float">
            <text:p>9.3656849861</text:p>
          </table:table-cell>
          <table:table-cell table:formula="of:=[.C98]/([.D98]-[.D97])" office:value-type="float" office:value="780927.838097647" calcext:value-type="float">
            <text:p>780927.838097647</text:p>
          </table:table-cell>
          <table:table-cell/>
          <table:table-cell office:value-type="float" office:value="1442700481.68039" calcext:value-type="float">
            <text:p>1442700481.68039</text:p>
          </table:table-cell>
          <table:table-cell table:formula="of:=[.G98]-[.B98]" office:value-type="float" office:value="0.687610626220703" calcext:value-type="float">
            <text:p>0.687610626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00481.00368" calcext:value-type="float">
            <text:p>1442700481.00368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9.37657785415649" calcext:value-type="float">
            <text:p>9.3765778542</text:p>
          </table:table-cell>
          <table:table-cell table:formula="of:=[.C99]/([.D99]-[.D98])" office:value-type="float" office:value="743238.600595342" calcext:value-type="float">
            <text:p>743238.600595342</text:p>
          </table:table-cell>
          <table:table-cell/>
          <table:table-cell office:value-type="float" office:value="1442700481.68382" calcext:value-type="float">
            <text:p>1442700481.68382</text:p>
          </table:table-cell>
          <table:table-cell table:formula="of:=[.G99]-[.B99]" office:value-type="float" office:value="0.680147647857666" calcext:value-type="float">
            <text:p>0.680147647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00481.01404" calcext:value-type="float">
            <text:p>1442700481.01404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9.38694286346436" calcext:value-type="float">
            <text:p>9.3869428635</text:p>
          </table:table-cell>
          <table:table-cell table:formula="of:=[.C100]/([.D100]-[.D99])" office:value-type="float" office:value="781089.506003588" calcext:value-type="float">
            <text:p>781089.506003588</text:p>
          </table:table-cell>
          <table:table-cell/>
          <table:table-cell office:value-type="float" office:value="1442700481.68725" calcext:value-type="float">
            <text:p>1442700481.68725</text:p>
          </table:table-cell>
          <table:table-cell table:formula="of:=[.G100]-[.B100]" office:value-type="float" office:value="0.67321252822876" calcext:value-type="float">
            <text:p>0.67321252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00481.02439" calcext:value-type="float">
            <text:p>1442700481.02439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9.39729356765747" calcext:value-type="float">
            <text:p>9.3972935677</text:p>
          </table:table-cell>
          <table:table-cell table:formula="of:=[.C101]/([.D101]-[.D100])" office:value-type="float" office:value="782169.005021422" calcext:value-type="float">
            <text:p>782169.005021422</text:p>
          </table:table-cell>
          <table:table-cell/>
          <table:table-cell office:value-type="float" office:value="1442700481.71649" calcext:value-type="float">
            <text:p>1442700481.71649</text:p>
          </table:table-cell>
          <table:table-cell table:formula="of:=[.G101]-[.B101]" office:value-type="float" office:value="0.692099332809448" calcext:value-type="float">
            <text:p>0.69209933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00481.03471" calcext:value-type="float">
            <text:p>1442700481.03471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9.40761232376099" calcext:value-type="float">
            <text:p>9.4076123238</text:p>
          </table:table-cell>
          <table:table-cell table:formula="of:=[.C102]/([.D102]-[.D101])" office:value-type="float" office:value="784590.692791128" calcext:value-type="float">
            <text:p>784590.692791128</text:p>
          </table:table-cell>
          <table:table-cell/>
          <table:table-cell office:value-type="float" office:value="1442700481.71994" calcext:value-type="float">
            <text:p>1442700481.71994</text:p>
          </table:table-cell>
          <table:table-cell table:formula="of:=[.G102]-[.B102]" office:value-type="float" office:value="0.685229778289795" calcext:value-type="float">
            <text:p>0.685229778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00481.04515" calcext:value-type="float">
            <text:p>1442700481.04515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9.41804957389832" calcext:value-type="float">
            <text:p>9.4180495739</text:p>
          </table:table-cell>
          <table:table-cell table:formula="of:=[.C103]/([.D103]-[.D102])" office:value-type="float" office:value="775683.239692076" calcext:value-type="float">
            <text:p>775683.239692076</text:p>
          </table:table-cell>
          <table:table-cell/>
          <table:table-cell office:value-type="float" office:value="1442700481.72347" calcext:value-type="float">
            <text:p>1442700481.72347</text:p>
          </table:table-cell>
          <table:table-cell table:formula="of:=[.G103]-[.B103]" office:value-type="float" office:value="0.678326845169067" calcext:value-type="float">
            <text:p>0.678326845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00481.0555" calcext:value-type="float">
            <text:p>1442700481.0555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9.42840266227722" calcext:value-type="float">
            <text:p>9.4284026623</text:p>
          </table:table-cell>
          <table:table-cell table:formula="of:=[.C104]/([.D104]-[.D103])" office:value-type="float" office:value="781988.881355932" calcext:value-type="float">
            <text:p>781988.881355932</text:p>
          </table:table-cell>
          <table:table-cell/>
          <table:table-cell office:value-type="float" office:value="1442700481.7445" calcext:value-type="float">
            <text:p>1442700481.7445</text:p>
          </table:table-cell>
          <table:table-cell table:formula="of:=[.G104]-[.B104]" office:value-type="float" office:value="0.688997268676758" calcext:value-type="float">
            <text:p>0.688997268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00481.066" calcext:value-type="float">
            <text:p>1442700481.066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9.43889760971069" calcext:value-type="float">
            <text:p>9.4388976097</text:p>
          </table:table-cell>
          <table:table-cell table:formula="of:=[.C105]/([.D105]-[.D104])" office:value-type="float" office:value="771418.823326291" calcext:value-type="float">
            <text:p>771418.823326291</text:p>
          </table:table-cell>
          <table:table-cell/>
          <table:table-cell office:value-type="float" office:value="1442700481.74796" calcext:value-type="float">
            <text:p>1442700481.74796</text:p>
          </table:table-cell>
          <table:table-cell table:formula="of:=[.G105]-[.B105]" office:value-type="float" office:value="0.681966543197632" calcext:value-type="float">
            <text:p>0.681966543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00481.07641" calcext:value-type="float">
            <text:p>1442700481.07641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9.44931101799011" calcext:value-type="float">
            <text:p>9.449311018</text:p>
          </table:table-cell>
          <table:table-cell table:formula="of:=[.C106]/([.D106]-[.D105])" office:value-type="float" office:value="777459.19325961" calcext:value-type="float">
            <text:p>777459.19325961</text:p>
          </table:table-cell>
          <table:table-cell/>
          <table:table-cell office:value-type="float" office:value="1442700481.88155" calcext:value-type="float">
            <text:p>1442700481.88155</text:p>
          </table:table-cell>
          <table:table-cell table:formula="of:=[.G106]-[.B106]" office:value-type="float" office:value="0.805138111114502" calcext:value-type="float">
            <text:p>0.80513811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00481.08685" calcext:value-type="float">
            <text:p>1442700481.08685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9.45974826812744" calcext:value-type="float">
            <text:p>9.4597482681</text:p>
          </table:table-cell>
          <table:table-cell table:formula="of:=[.C107]/([.D107]-[.D106])" office:value-type="float" office:value="775683.239692076" calcext:value-type="float">
            <text:p>775683.239692076</text:p>
          </table:table-cell>
          <table:table-cell/>
          <table:table-cell office:value-type="float" office:value="1442700481.88497" calcext:value-type="float">
            <text:p>1442700481.88497</text:p>
          </table:table-cell>
          <table:table-cell table:formula="of:=[.G107]-[.B107]" office:value-type="float" office:value="0.798122882843018" calcext:value-type="float">
            <text:p>0.798122882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00481.09725" calcext:value-type="float">
            <text:p>1442700481.09725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9.47015571594238" calcext:value-type="float">
            <text:p>9.4701557159</text:p>
          </table:table-cell>
          <table:table-cell table:formula="of:=[.C108]/([.D108]-[.D107])" office:value-type="float" office:value="777904.453037662" calcext:value-type="float">
            <text:p>777904.453037662</text:p>
          </table:table-cell>
          <table:table-cell/>
          <table:table-cell office:value-type="float" office:value="1442700481.88842" calcext:value-type="float">
            <text:p>1442700481.88842</text:p>
          </table:table-cell>
          <table:table-cell table:formula="of:=[.G108]-[.B108]" office:value-type="float" office:value="0.791163921356201" calcext:value-type="float">
            <text:p>0.791163921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00481.10774" calcext:value-type="float">
            <text:p>1442700481.10774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9.48064279556274" calcext:value-type="float">
            <text:p>9.4806427956</text:p>
          </table:table-cell>
          <table:table-cell table:formula="of:=[.C109]/([.D109]-[.D108])" office:value-type="float" office:value="771997.571590961" calcext:value-type="float">
            <text:p>771997.571590961</text:p>
          </table:table-cell>
          <table:table-cell/>
          <table:table-cell office:value-type="float" office:value="1442700481.89181" calcext:value-type="float">
            <text:p>1442700481.89181</text:p>
          </table:table-cell>
          <table:table-cell table:formula="of:=[.G109]-[.B109]" office:value-type="float" office:value="0.784065246582031" calcext:value-type="float">
            <text:p>0.784065246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00481.11812" calcext:value-type="float">
            <text:p>1442700481.11812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9.49102115631104" calcext:value-type="float">
            <text:p>9.4910211563</text:p>
          </table:table-cell>
          <table:table-cell table:formula="of:=[.C110]/([.D110]-[.D109])" office:value-type="float" office:value="780084.658488399" calcext:value-type="float">
            <text:p>780084.658488399</text:p>
          </table:table-cell>
          <table:table-cell/>
          <table:table-cell office:value-type="float" office:value="1442700481.89522" calcext:value-type="float">
            <text:p>1442700481.89522</text:p>
          </table:table-cell>
          <table:table-cell table:formula="of:=[.G110]-[.B110]" office:value-type="float" office:value="0.777103185653687" calcext:value-type="float">
            <text:p>0.777103185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00481.12852" calcext:value-type="float">
            <text:p>1442700481.12852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9.50141859054565" calcext:value-type="float">
            <text:p>9.5014185905</text:p>
          </table:table-cell>
          <table:table-cell table:formula="of:=[.C111]/([.D111]-[.D110])" office:value-type="float" office:value="778653.638706719" calcext:value-type="float">
            <text:p>778653.638706719</text:p>
          </table:table-cell>
          <table:table-cell/>
          <table:table-cell office:value-type="float" office:value="1442700481.89865" calcext:value-type="float">
            <text:p>1442700481.89865</text:p>
          </table:table-cell>
          <table:table-cell table:formula="of:=[.G111]-[.B111]" office:value-type="float" office:value="0.770129919052124" calcext:value-type="float">
            <text:p>0.770129919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00481.13891" calcext:value-type="float">
            <text:p>1442700481.13891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9.51180672645569" calcext:value-type="float">
            <text:p>9.5118067265</text:p>
          </table:table-cell>
          <table:table-cell table:formula="of:=[.C112]/([.D112]-[.D111])" office:value-type="float" office:value="779350.60439283" calcext:value-type="float">
            <text:p>779350.60439283</text:p>
          </table:table-cell>
          <table:table-cell/>
          <table:table-cell office:value-type="float" office:value="1442700481.91768" calcext:value-type="float">
            <text:p>1442700481.91768</text:p>
          </table:table-cell>
          <table:table-cell table:formula="of:=[.G112]-[.B112]" office:value-type="float" office:value="0.778773784637451" calcext:value-type="float">
            <text:p>0.778773784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00481.14931" calcext:value-type="float">
            <text:p>1442700481.14931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9.52221369743347" calcext:value-type="float">
            <text:p>9.5222136974</text:p>
          </table:table-cell>
          <table:table-cell table:formula="of:=[.C113]/([.D113]-[.D112])" office:value-type="float" office:value="777940.095853379" calcext:value-type="float">
            <text:p>777940.095853379</text:p>
          </table:table-cell>
          <table:table-cell/>
          <table:table-cell office:value-type="float" office:value="1442700481.92111" calcext:value-type="float">
            <text:p>1442700481.92111</text:p>
          </table:table-cell>
          <table:table-cell table:formula="of:=[.G113]-[.B113]" office:value-type="float" office:value="0.77179479598999" calcext:value-type="float">
            <text:p>0.77179479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00481.15973" calcext:value-type="float">
            <text:p>1442700481.15973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9.53262686729431" calcext:value-type="float">
            <text:p>9.5326268673</text:p>
          </table:table-cell>
          <table:table-cell table:formula="of:=[.C114]/([.D114]-[.D113])" office:value-type="float" office:value="777476.993863907" calcext:value-type="float">
            <text:p>777476.993863907</text:p>
          </table:table-cell>
          <table:table-cell/>
          <table:table-cell office:value-type="float" office:value="1442700481.92457" calcext:value-type="float">
            <text:p>1442700481.92457</text:p>
          </table:table-cell>
          <table:table-cell table:formula="of:=[.G114]-[.B114]" office:value-type="float" office:value="0.764847040176392" calcext:value-type="float">
            <text:p>0.764847040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00481.17011" calcext:value-type="float">
            <text:p>1442700481.17011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9.5430154800415" calcext:value-type="float">
            <text:p>9.54301548</text:p>
          </table:table-cell>
          <table:table-cell table:formula="of:=[.C115]/([.D115]-[.D114])" office:value-type="float" office:value="779314.832212609" calcext:value-type="float">
            <text:p>779314.832212609</text:p>
          </table:table-cell>
          <table:table-cell/>
          <table:table-cell office:value-type="float" office:value="1442700481.94538" calcext:value-type="float">
            <text:p>1442700481.94538</text:p>
          </table:table-cell>
          <table:table-cell table:formula="of:=[.G115]-[.B115]" office:value-type="float" office:value="0.775266885757446" calcext:value-type="float">
            <text:p>0.775266885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00481.18045" calcext:value-type="float">
            <text:p>1442700481.18045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9.55335545539856" calcext:value-type="float">
            <text:p>9.5533554554</text:p>
          </table:table-cell>
          <table:table-cell table:formula="of:=[.C116]/([.D116]-[.D115])" office:value-type="float" office:value="782980.589453296" calcext:value-type="float">
            <text:p>782980.589453296</text:p>
          </table:table-cell>
          <table:table-cell/>
          <table:table-cell office:value-type="float" office:value="1442700481.9488" calcext:value-type="float">
            <text:p>1442700481.9488</text:p>
          </table:table-cell>
          <table:table-cell table:formula="of:=[.G116]-[.B116]" office:value-type="float" office:value="0.768347501754761" calcext:value-type="float">
            <text:p>0.768347501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00481.19088" calcext:value-type="float">
            <text:p>1442700481.19088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9.56378436088562" calcext:value-type="float">
            <text:p>9.5637843609</text:p>
          </table:table-cell>
          <table:table-cell table:formula="of:=[.C117]/([.D117]-[.D116])" office:value-type="float" office:value="776303.899775959" calcext:value-type="float">
            <text:p>776303.899775959</text:p>
          </table:table-cell>
          <table:table-cell/>
          <table:table-cell office:value-type="float" office:value="1442700481.9522" calcext:value-type="float">
            <text:p>1442700481.9522</text:p>
          </table:table-cell>
          <table:table-cell table:formula="of:=[.G117]-[.B117]" office:value-type="float" office:value="0.761313199996948" calcext:value-type="float">
            <text:p>0.761313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00481.20128" calcext:value-type="float">
            <text:p>1442700481.20128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9.57418155670166" calcext:value-type="float">
            <text:p>9.5741815567</text:p>
          </table:table-cell>
          <table:table-cell table:formula="of:=[.C118]/([.D118]-[.D117])" office:value-type="float" office:value="778671.494049393" calcext:value-type="float">
            <text:p>778671.494049393</text:p>
          </table:table-cell>
          <table:table-cell/>
          <table:table-cell office:value-type="float" office:value="1442700481.97317" calcext:value-type="float">
            <text:p>1442700481.97317</text:p>
          </table:table-cell>
          <table:table-cell table:formula="of:=[.G118]-[.B118]" office:value-type="float" office:value="0.771893262863159" calcext:value-type="float">
            <text:p>0.771893262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00481.21168" calcext:value-type="float">
            <text:p>1442700481.21168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9.58457684516907" calcext:value-type="float">
            <text:p>9.5845768452</text:p>
          </table:table-cell>
          <table:table-cell table:formula="of:=[.C119]/([.D119]-[.D118])" office:value-type="float" office:value="778814.366276003" calcext:value-type="float">
            <text:p>778814.366276003</text:p>
          </table:table-cell>
          <table:table-cell/>
          <table:table-cell office:value-type="float" office:value="1442700481.97659" calcext:value-type="float">
            <text:p>1442700481.97659</text:p>
          </table:table-cell>
          <table:table-cell table:formula="of:=[.G119]-[.B119]" office:value-type="float" office:value="0.764917850494385" calcext:value-type="float">
            <text:p>0.764917850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00481.222" calcext:value-type="float">
            <text:p>1442700481.222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9.59489965438843" calcext:value-type="float">
            <text:p>9.5948996544</text:p>
          </table:table-cell>
          <table:table-cell table:formula="of:=[.C120]/([.D120]-[.D119])" office:value-type="float" office:value="784282.633531192" calcext:value-type="float">
            <text:p>784282.633531192</text:p>
          </table:table-cell>
          <table:table-cell/>
          <table:table-cell office:value-type="float" office:value="1442700481.98001" calcext:value-type="float">
            <text:p>1442700481.98001</text:p>
          </table:table-cell>
          <table:table-cell table:formula="of:=[.G120]-[.B120]" office:value-type="float" office:value="0.75801157951355" calcext:value-type="float">
            <text:p>0.758011579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00481.23238" calcext:value-type="float">
            <text:p>1442700481.23238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9.60528469085693" calcext:value-type="float">
            <text:p>9.6052846909</text:p>
          </table:table-cell>
          <table:table-cell table:formula="of:=[.C121]/([.D121]-[.D120])" office:value-type="float" office:value="779583.203636531" calcext:value-type="float">
            <text:p>779583.203636531</text:p>
          </table:table-cell>
          <table:table-cell/>
          <table:table-cell office:value-type="float" office:value="1442700482.00083" calcext:value-type="float">
            <text:p>1442700482.00083</text:p>
          </table:table-cell>
          <table:table-cell table:formula="of:=[.G121]-[.B121]" office:value-type="float" office:value="0.768444061279297" calcext:value-type="float">
            <text:p>0.768444061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00481.24274" calcext:value-type="float">
            <text:p>1442700481.24274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9.61564207077026" calcext:value-type="float">
            <text:p>9.6156420708</text:p>
          </table:table-cell>
          <table:table-cell table:formula="of:=[.C122]/([.D122]-[.D121])" office:value-type="float" office:value="781664.867731688" calcext:value-type="float">
            <text:p>781664.867731688</text:p>
          </table:table-cell>
          <table:table-cell/>
          <table:table-cell office:value-type="float" office:value="1442700482.0039" calcext:value-type="float">
            <text:p>1442700482.0039</text:p>
          </table:table-cell>
          <table:table-cell table:formula="of:=[.G122]-[.B122]" office:value-type="float" office:value="0.761163711547852" calcext:value-type="float">
            <text:p>0.761163711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00481.25311" calcext:value-type="float">
            <text:p>1442700481.25311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9.62601161003113" calcext:value-type="float">
            <text:p>9.62601161</text:p>
          </table:table-cell>
          <table:table-cell table:formula="of:=[.C123]/([.D123]-[.D122])" office:value-type="float" office:value="780748.285563194" calcext:value-type="float">
            <text:p>780748.285563194</text:p>
          </table:table-cell>
          <table:table-cell/>
          <table:table-cell office:value-type="float" office:value="1442700482.00699" calcext:value-type="float">
            <text:p>1442700482.00699</text:p>
          </table:table-cell>
          <table:table-cell table:formula="of:=[.G123]-[.B123]" office:value-type="float" office:value="0.753879308700562" calcext:value-type="float">
            <text:p>0.753879308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00481.26352" calcext:value-type="float">
            <text:p>1442700481.26352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9.63642263412476" calcext:value-type="float">
            <text:p>9.6364226341</text:p>
          </table:table-cell>
          <table:table-cell table:formula="of:=[.C124]/([.D124]-[.D123])" office:value-type="float" office:value="777637.235990565" calcext:value-type="float">
            <text:p>777637.235990565</text:p>
          </table:table-cell>
          <table:table-cell/>
          <table:table-cell office:value-type="float" office:value="1442700482.0183" calcext:value-type="float">
            <text:p>1442700482.0183</text:p>
          </table:table-cell>
          <table:table-cell table:formula="of:=[.G124]-[.B124]" office:value-type="float" office:value="0.754782438278198" calcext:value-type="float">
            <text:p>0.754782438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00481.27398" calcext:value-type="float">
            <text:p>1442700481.27398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9.64688348770142" calcext:value-type="float">
            <text:p>9.6468834877</text:p>
          </table:table-cell>
          <table:table-cell table:formula="of:=[.C125]/([.D125]-[.D124])" office:value-type="float" office:value="773933.019965357" calcext:value-type="float">
            <text:p>773933.019965357</text:p>
          </table:table-cell>
          <table:table-cell/>
          <table:table-cell office:value-type="float" office:value="1442700482.0214" calcext:value-type="float">
            <text:p>1442700482.0214</text:p>
          </table:table-cell>
          <table:table-cell table:formula="of:=[.G125]-[.B125]" office:value-type="float" office:value="0.747415542602539" calcext:value-type="float">
            <text:p>0.747415542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00481.28438" calcext:value-type="float">
            <text:p>1442700481.28438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9.65728092193604" calcext:value-type="float">
            <text:p>9.6572809219</text:p>
          </table:table-cell>
          <table:table-cell table:formula="of:=[.C126]/([.D126]-[.D125])" office:value-type="float" office:value="778653.638706719" calcext:value-type="float">
            <text:p>778653.638706719</text:p>
          </table:table-cell>
          <table:table-cell/>
          <table:table-cell office:value-type="float" office:value="1442700482.02876" calcext:value-type="float">
            <text:p>1442700482.02876</text:p>
          </table:table-cell>
          <table:table-cell table:formula="of:=[.G126]-[.B126]" office:value-type="float" office:value="0.744379758834839" calcext:value-type="float">
            <text:p>0.744379758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00481.29478" calcext:value-type="float">
            <text:p>1442700481.29478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9.66767930984497" calcext:value-type="float">
            <text:p>9.6676793098</text:p>
          </table:table-cell>
          <table:table-cell table:formula="of:=[.C127]/([.D127]-[.D126])" office:value-type="float" office:value="778582.225523914" calcext:value-type="float">
            <text:p>778582.225523914</text:p>
          </table:table-cell>
          <table:table-cell/>
          <table:table-cell office:value-type="float" office:value="1442700482.03185" calcext:value-type="float">
            <text:p>1442700482.03185</text:p>
          </table:table-cell>
          <table:table-cell table:formula="of:=[.G127]-[.B127]" office:value-type="float" office:value="0.737067461013794" calcext:value-type="float">
            <text:p>0.73706746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00481.30518" calcext:value-type="float">
            <text:p>1442700481.30518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9.67808055877686" calcext:value-type="float">
            <text:p>9.6780805588</text:p>
          </table:table-cell>
          <table:table-cell table:formula="of:=[.C128]/([.D128]-[.D127])" office:value-type="float" office:value="778368.064548664" calcext:value-type="float">
            <text:p>778368.064548664</text:p>
          </table:table-cell>
          <table:table-cell/>
          <table:table-cell office:value-type="float" office:value="1442700482.03496" calcext:value-type="float">
            <text:p>1442700482.03496</text:p>
          </table:table-cell>
          <table:table-cell table:formula="of:=[.G128]-[.B128]" office:value-type="float" office:value="0.729780673980713" calcext:value-type="float">
            <text:p>0.72978067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00481.31552" calcext:value-type="float">
            <text:p>1442700481.31552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9.68842434883118" calcext:value-type="float">
            <text:p>9.6884243488</text:p>
          </table:table-cell>
          <table:table-cell table:formula="of:=[.C129]/([.D129]-[.D128])" office:value-type="float" office:value="782691.833214245" calcext:value-type="float">
            <text:p>782691.833214245</text:p>
          </table:table-cell>
          <table:table-cell/>
          <table:table-cell office:value-type="float" office:value="1442700482.07368" calcext:value-type="float">
            <text:p>1442700482.07368</text:p>
          </table:table-cell>
          <table:table-cell table:formula="of:=[.G129]-[.B129]" office:value-type="float" office:value="0.758157730102539" calcext:value-type="float">
            <text:p>0.758157730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00481.32591" calcext:value-type="float">
            <text:p>1442700481.32591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9.69881367683411" calcext:value-type="float">
            <text:p>9.6988136768</text:p>
          </table:table-cell>
          <table:table-cell table:formula="of:=[.C130]/([.D130]-[.D129])" office:value-type="float" office:value="779261.180099137" calcext:value-type="float">
            <text:p>779261.180099137</text:p>
          </table:table-cell>
          <table:table-cell/>
          <table:table-cell office:value-type="float" office:value="1442700482.07677" calcext:value-type="float">
            <text:p>1442700482.07677</text:p>
          </table:table-cell>
          <table:table-cell table:formula="of:=[.G130]-[.B130]" office:value-type="float" office:value="0.750860929489136" calcext:value-type="float">
            <text:p>0.750860929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00481.33639" calcext:value-type="float">
            <text:p>1442700481.33639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9.70929503440857" calcext:value-type="float">
            <text:p>9.7092950344</text:p>
          </table:table-cell>
          <table:table-cell table:formula="of:=[.C131]/([.D131]-[.D130])" office:value-type="float" office:value="772419.025158091" calcext:value-type="float">
            <text:p>772419.025158091</text:p>
          </table:table-cell>
          <table:table-cell/>
          <table:table-cell office:value-type="float" office:value="1442700482.07986" calcext:value-type="float">
            <text:p>1442700482.07986</text:p>
          </table:table-cell>
          <table:table-cell table:formula="of:=[.G131]-[.B131]" office:value-type="float" office:value="0.743468999862671" calcext:value-type="float">
            <text:p>0.743468999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00481.34682" calcext:value-type="float">
            <text:p>1442700481.34682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9.71972393989563" calcext:value-type="float">
            <text:p>9.7197239399</text:p>
          </table:table-cell>
          <table:table-cell table:formula="of:=[.C132]/([.D132]-[.D131])" office:value-type="float" office:value="776303.899775959" calcext:value-type="float">
            <text:p>776303.899775959</text:p>
          </table:table-cell>
          <table:table-cell/>
          <table:table-cell office:value-type="float" office:value="1442700482.10135" calcext:value-type="float">
            <text:p>1442700482.10135</text:p>
          </table:table-cell>
          <table:table-cell table:formula="of:=[.G132]-[.B132]" office:value-type="float" office:value="0.754526138305664" calcext:value-type="float">
            <text:p>0.754526138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00481.35725" calcext:value-type="float">
            <text:p>1442700481.35725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9.7301504611969" calcext:value-type="float">
            <text:p>9.7301504612</text:p>
          </table:table-cell>
          <table:table-cell table:formula="of:=[.C133]/([.D133]-[.D132])" office:value-type="float" office:value="776481.413701637" calcext:value-type="float">
            <text:p>776481.413701637</text:p>
          </table:table-cell>
          <table:table-cell/>
          <table:table-cell office:value-type="float" office:value="1442700482.10446" calcext:value-type="float">
            <text:p>1442700482.10446</text:p>
          </table:table-cell>
          <table:table-cell table:formula="of:=[.G133]-[.B133]" office:value-type="float" office:value="0.747208595275879" calcext:value-type="float">
            <text:p>0.747208595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00481.36765" calcext:value-type="float">
            <text:p>1442700481.36765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9.74055218696594" calcext:value-type="float">
            <text:p>9.740552187</text:p>
          </table:table-cell>
          <table:table-cell table:formula="of:=[.C134]/([.D134]-[.D133])" office:value-type="float" office:value="778332.382506647" calcext:value-type="float">
            <text:p>778332.382506647</text:p>
          </table:table-cell>
          <table:table-cell/>
          <table:table-cell office:value-type="float" office:value="1442700482.10755" calcext:value-type="float">
            <text:p>1442700482.10755</text:p>
          </table:table-cell>
          <table:table-cell table:formula="of:=[.G134]-[.B134]" office:value-type="float" office:value="0.739896059036255" calcext:value-type="float">
            <text:p>0.73989605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00481.37806" calcext:value-type="float">
            <text:p>1442700481.37806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9.75096487998962" calcext:value-type="float">
            <text:p>9.75096488</text:p>
          </table:table-cell>
          <table:table-cell table:formula="of:=[.C135]/([.D135]-[.D134])" office:value-type="float" office:value="777512.597517974" calcext:value-type="float">
            <text:p>777512.597517974</text:p>
          </table:table-cell>
          <table:table-cell/>
          <table:table-cell office:value-type="float" office:value="1442700482.11871" calcext:value-type="float">
            <text:p>1442700482.11871</text:p>
          </table:table-cell>
          <table:table-cell table:formula="of:=[.G135]-[.B135]" office:value-type="float" office:value="0.740649700164795" calcext:value-type="float">
            <text:p>0.740649700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00481.3884" calcext:value-type="float">
            <text:p>1442700481.3884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9.761305809021" calcext:value-type="float">
            <text:p>9.761305809</text:p>
          </table:table-cell>
          <table:table-cell table:formula="of:=[.C136]/([.D136]-[.D135])" office:value-type="float" office:value="782908.380420999" calcext:value-type="float">
            <text:p>782908.380420999</text:p>
          </table:table-cell>
          <table:table-cell/>
          <table:table-cell office:value-type="float" office:value="1442700482.1218" calcext:value-type="float">
            <text:p>1442700482.1218</text:p>
          </table:table-cell>
          <table:table-cell table:formula="of:=[.G136]-[.B136]" office:value-type="float" office:value="0.733400583267212" calcext:value-type="float">
            <text:p>0.733400583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00481.3988" calcext:value-type="float">
            <text:p>1442700481.3988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9.7717010974884" calcext:value-type="float">
            <text:p>9.7717010975</text:p>
          </table:table-cell>
          <table:table-cell table:formula="of:=[.C137]/([.D137]-[.D136])" office:value-type="float" office:value="778814.366276003" calcext:value-type="float">
            <text:p>778814.366276003</text:p>
          </table:table-cell>
          <table:table-cell/>
          <table:table-cell office:value-type="float" office:value="1442700482.1249" calcext:value-type="float">
            <text:p>1442700482.1249</text:p>
          </table:table-cell>
          <table:table-cell table:formula="of:=[.G137]-[.B137]" office:value-type="float" office:value="0.726097822189331" calcext:value-type="float">
            <text:p>0.726097822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00481.40927" calcext:value-type="float">
            <text:p>1442700481.40927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9.7821695804596" calcext:value-type="float">
            <text:p>9.7821695805</text:p>
          </table:table-cell>
          <table:table-cell table:formula="of:=[.C138]/([.D138]-[.D137])" office:value-type="float" office:value="773368.980231393" calcext:value-type="float">
            <text:p>773368.980231393</text:p>
          </table:table-cell>
          <table:table-cell/>
          <table:table-cell office:value-type="float" office:value="1442700482.12924" calcext:value-type="float">
            <text:p>1442700482.12924</text:p>
          </table:table-cell>
          <table:table-cell table:formula="of:=[.G138]-[.B138]" office:value-type="float" office:value="0.719969272613525" calcext:value-type="float">
            <text:p>0.719969272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00481.41964" calcext:value-type="float">
            <text:p>1442700481.41964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9.79254484176636" calcext:value-type="float">
            <text:p>9.7925448418</text:p>
          </table:table-cell>
          <table:table-cell table:formula="of:=[.C139]/([.D139]-[.D138])" office:value-type="float" office:value="780317.696164717" calcext:value-type="float">
            <text:p>780317.696164717</text:p>
          </table:table-cell>
          <table:table-cell/>
          <table:table-cell office:value-type="float" office:value="1442700482.37515" calcext:value-type="float">
            <text:p>1442700482.37515</text:p>
          </table:table-cell>
          <table:table-cell table:formula="of:=[.G139]-[.B139]" office:value-type="float" office:value="0.955508708953857" calcext:value-type="float">
            <text:p>0.95550870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00481.43008" calcext:value-type="float">
            <text:p>1442700481.43008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9.80298495292664" calcext:value-type="float">
            <text:p>9.8029849529</text:p>
          </table:table-cell>
          <table:table-cell table:formula="of:=[.C140]/([.D140]-[.D139])" office:value-type="float" office:value="775470.670351001" calcext:value-type="float">
            <text:p>775470.670351001</text:p>
          </table:table-cell>
          <table:table-cell/>
          <table:table-cell office:value-type="float" office:value="1442700482.37824" calcext:value-type="float">
            <text:p>1442700482.37824</text:p>
          </table:table-cell>
          <table:table-cell table:formula="of:=[.G140]-[.B140]" office:value-type="float" office:value="0.948158740997314" calcext:value-type="float">
            <text:p>0.94815874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00481.44047" calcext:value-type="float">
            <text:p>1442700481.44047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9.81336688995361" calcext:value-type="float">
            <text:p>9.81336689</text:p>
          </table:table-cell>
          <table:table-cell table:formula="of:=[.C141]/([.D141]-[.D140])" office:value-type="float" office:value="779815.941761396" calcext:value-type="float">
            <text:p>779815.941761396</text:p>
          </table:table-cell>
          <table:table-cell/>
          <table:table-cell office:value-type="float" office:value="1442700482.38136" calcext:value-type="float">
            <text:p>1442700482.38136</text:p>
          </table:table-cell>
          <table:table-cell table:formula="of:=[.G141]-[.B141]" office:value-type="float" office:value="0.940891265869141" calcext:value-type="float">
            <text:p>0.940891265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00481.4509" calcext:value-type="float">
            <text:p>1442700481.4509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9.8238046169281" calcext:value-type="float">
            <text:p>9.8238046169</text:p>
          </table:table-cell>
          <table:table-cell table:formula="of:=[.C142]/([.D142]-[.D141])" office:value-type="float" office:value="775647.803376048" calcext:value-type="float">
            <text:p>775647.803376048</text:p>
          </table:table-cell>
          <table:table-cell/>
          <table:table-cell office:value-type="float" office:value="1442700482.40296" calcext:value-type="float">
            <text:p>1442700482.40296</text:p>
          </table:table-cell>
          <table:table-cell table:formula="of:=[.G142]-[.B142]" office:value-type="float" office:value="0.95206093788147" calcext:value-type="float">
            <text:p>0.952060937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00481.46134" calcext:value-type="float">
            <text:p>1442700481.46134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9.8342432975769" calcext:value-type="float">
            <text:p>9.8342432976</text:p>
          </table:table-cell>
          <table:table-cell table:formula="of:=[.C143]/([.D143]-[.D142])" office:value-type="float" office:value="775576.940456342" calcext:value-type="float">
            <text:p>775576.940456342</text:p>
          </table:table-cell>
          <table:table-cell/>
          <table:table-cell office:value-type="float" office:value="1442700482.4061" calcext:value-type="float">
            <text:p>1442700482.4061</text:p>
          </table:table-cell>
          <table:table-cell table:formula="of:=[.G143]-[.B143]" office:value-type="float" office:value="0.944753646850586" calcext:value-type="float">
            <text:p>0.944753646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00481.47178" calcext:value-type="float">
            <text:p>1442700481.47178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9.84467959403992" calcext:value-type="float">
            <text:p>9.844679594</text:p>
          </table:table-cell>
          <table:table-cell table:formula="of:=[.C144]/([.D144]-[.D143])" office:value-type="float" office:value="775754.1220387" calcext:value-type="float">
            <text:p>775754.1220387</text:p>
          </table:table-cell>
          <table:table-cell/>
          <table:table-cell office:value-type="float" office:value="1442700482.40919" calcext:value-type="float">
            <text:p>1442700482.40919</text:p>
          </table:table-cell>
          <table:table-cell table:formula="of:=[.G144]-[.B144]" office:value-type="float" office:value="0.937414407730103" calcext:value-type="float">
            <text:p>0.937414407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00481.48221" calcext:value-type="float">
            <text:p>1442700481.48221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9.85511231422424" calcext:value-type="float">
            <text:p>9.8551123142</text:p>
          </table:table-cell>
          <table:table-cell table:formula="of:=[.C145]/([.D145]-[.D144])" office:value-type="float" office:value="776020.046254399" calcext:value-type="float">
            <text:p>776020.046254399</text:p>
          </table:table-cell>
          <table:table-cell/>
          <table:table-cell office:value-type="float" office:value="1442700482.42029" calcext:value-type="float">
            <text:p>1442700482.42029</text:p>
          </table:table-cell>
          <table:table-cell table:formula="of:=[.G145]-[.B145]" office:value-type="float" office:value="0.938078880310059" calcext:value-type="float">
            <text:p>0.938078880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00481.4926" calcext:value-type="float">
            <text:p>1442700481.4926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9.86550116539001" calcext:value-type="float">
            <text:p>9.8655011654</text:p>
          </table:table-cell>
          <table:table-cell table:formula="of:=[.C146]/([.D146]-[.D145])" office:value-type="float" office:value="779296.947353927" calcext:value-type="float">
            <text:p>779296.947353927</text:p>
          </table:table-cell>
          <table:table-cell/>
          <table:table-cell office:value-type="float" office:value="1442700482.42342" calcext:value-type="float">
            <text:p>1442700482.42342</text:p>
          </table:table-cell>
          <table:table-cell table:formula="of:=[.G146]-[.B146]" office:value-type="float" office:value="0.930822134017944" calcext:value-type="float">
            <text:p>0.93082213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00481.50301" calcext:value-type="float">
            <text:p>1442700481.50301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9.87591457366943" calcext:value-type="float">
            <text:p>9.8759145737</text:p>
          </table:table-cell>
          <table:table-cell table:formula="of:=[.C147]/([.D147]-[.D146])" office:value-type="float" office:value="777459.19325961" calcext:value-type="float">
            <text:p>777459.19325961</text:p>
          </table:table-cell>
          <table:table-cell/>
          <table:table-cell office:value-type="float" office:value="1442700482.42659" calcext:value-type="float">
            <text:p>1442700482.42659</text:p>
          </table:table-cell>
          <table:table-cell table:formula="of:=[.G147]-[.B147]" office:value-type="float" office:value="0.923577785491943" calcext:value-type="float">
            <text:p>0.923577785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00481.51344" calcext:value-type="float">
            <text:p>1442700481.51344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9.88633894920349" calcext:value-type="float">
            <text:p>9.8863389492</text:p>
          </table:table-cell>
          <table:table-cell table:formula="of:=[.C148]/([.D148]-[.D147])" office:value-type="float" office:value="776641.245660179" calcext:value-type="float">
            <text:p>776641.245660179</text:p>
          </table:table-cell>
          <table:table-cell/>
          <table:table-cell office:value-type="float" office:value="1442700482.46002" calcext:value-type="float">
            <text:p>1442700482.46002</text:p>
          </table:table-cell>
          <table:table-cell table:formula="of:=[.G148]-[.B148]" office:value-type="float" office:value="0.946579217910767" calcext:value-type="float">
            <text:p>0.946579217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00481.52389" calcext:value-type="float">
            <text:p>1442700481.52389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9.89679145812988" calcext:value-type="float">
            <text:p>9.8967914581</text:p>
          </table:table-cell>
          <table:table-cell table:formula="of:=[.C149]/([.D149]-[.D148])" office:value-type="float" office:value="774550.881229899" calcext:value-type="float">
            <text:p>774550.881229899</text:p>
          </table:table-cell>
          <table:table-cell/>
          <table:table-cell office:value-type="float" office:value="1442700482.46311" calcext:value-type="float">
            <text:p>1442700482.46311</text:p>
          </table:table-cell>
          <table:table-cell table:formula="of:=[.G149]-[.B149]" office:value-type="float" office:value="0.939218521118164" calcext:value-type="float">
            <text:p>0.939218521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00481.53432" calcext:value-type="float">
            <text:p>1442700481.53432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9.90721821784973" calcext:value-type="float">
            <text:p>9.9072182178</text:p>
          </table:table-cell>
          <table:table-cell table:formula="of:=[.C150]/([.D150]-[.D149])" office:value-type="float" office:value="776463.658655935" calcext:value-type="float">
            <text:p>776463.658655935</text:p>
          </table:table-cell>
          <table:table-cell/>
          <table:table-cell office:value-type="float" office:value="1442700482.46622" calcext:value-type="float">
            <text:p>1442700482.46622</text:p>
          </table:table-cell>
          <table:table-cell table:formula="of:=[.G150]-[.B150]" office:value-type="float" office:value="0.931904315948486" calcext:value-type="float">
            <text:p>0.931904315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00481.54473" calcext:value-type="float">
            <text:p>1442700481.54473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9.91763520240784" calcext:value-type="float">
            <text:p>9.9176352024</text:p>
          </table:table-cell>
          <table:table-cell table:formula="of:=[.C151]/([.D151]-[.D150])" office:value-type="float" office:value="777192.281973817" calcext:value-type="float">
            <text:p>777192.281973817</text:p>
          </table:table-cell>
          <table:table-cell/>
          <table:table-cell office:value-type="float" office:value="1442700482.47551" calcext:value-type="float">
            <text:p>1442700482.47551</text:p>
          </table:table-cell>
          <table:table-cell table:formula="of:=[.G151]-[.B151]" office:value-type="float" office:value="0.930773019790649" calcext:value-type="float">
            <text:p>0.930773019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00481.55514" calcext:value-type="float">
            <text:p>1442700481.55514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9.92804431915283" calcext:value-type="float">
            <text:p>9.9280443192</text:p>
          </table:table-cell>
          <table:table-cell table:formula="of:=[.C152]/([.D152]-[.D151])" office:value-type="float" office:value="777779.728898967" calcext:value-type="float">
            <text:p>777779.728898967</text:p>
          </table:table-cell>
          <table:table-cell/>
          <table:table-cell office:value-type="float" office:value="1442700482.47859" calcext:value-type="float">
            <text:p>1442700482.47859</text:p>
          </table:table-cell>
          <table:table-cell table:formula="of:=[.G152]-[.B152]" office:value-type="float" office:value="0.923451900482178" calcext:value-type="float">
            <text:p>0.923451900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00481.56555" calcext:value-type="float">
            <text:p>1442700481.56555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9.93845176696777" calcext:value-type="float">
            <text:p>9.938451767</text:p>
          </table:table-cell>
          <table:table-cell table:formula="of:=[.C153]/([.D153]-[.D152])" office:value-type="float" office:value="777904.453037662" calcext:value-type="float">
            <text:p>777904.453037662</text:p>
          </table:table-cell>
          <table:table-cell/>
          <table:table-cell office:value-type="float" office:value="1442700482.50342" calcext:value-type="float">
            <text:p>1442700482.50342</text:p>
          </table:table-cell>
          <table:table-cell table:formula="of:=[.G153]-[.B153]" office:value-type="float" office:value="0.9378662109375" calcext:value-type="float">
            <text:p>0.937866210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00481.57597" calcext:value-type="float">
            <text:p>1442700481.57597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9.94887089729309" calcext:value-type="float">
            <text:p>9.9488708973</text:p>
          </table:table-cell>
          <table:table-cell table:formula="of:=[.C154]/([.D154]-[.D153])" office:value-type="float" office:value="777032.223152788" calcext:value-type="float">
            <text:p>777032.223152788</text:p>
          </table:table-cell>
          <table:table-cell/>
          <table:table-cell office:value-type="float" office:value="1442700482.50651" calcext:value-type="float">
            <text:p>1442700482.50651</text:p>
          </table:table-cell>
          <table:table-cell table:formula="of:=[.G154]-[.B154]" office:value-type="float" office:value="0.930539608001709" calcext:value-type="float">
            <text:p>0.93053960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00481.58636" calcext:value-type="float">
            <text:p>1442700481.58636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9.95926237106323" calcext:value-type="float">
            <text:p>9.9592623711</text:p>
          </table:table-cell>
          <table:table-cell table:formula="of:=[.C155]/([.D155]-[.D154])" office:value-type="float" office:value="779100.268073879" calcext:value-type="float">
            <text:p>779100.268073879</text:p>
          </table:table-cell>
          <table:table-cell/>
          <table:table-cell office:value-type="float" office:value="1442700482.5096" calcext:value-type="float">
            <text:p>1442700482.5096</text:p>
          </table:table-cell>
          <table:table-cell table:formula="of:=[.G155]-[.B155]" office:value-type="float" office:value="0.923236131668091" calcext:value-type="float">
            <text:p>0.92323613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00481.59678" calcext:value-type="float">
            <text:p>1442700481.59678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9.96967792510986" calcext:value-type="float">
            <text:p>9.9696779251</text:p>
          </table:table-cell>
          <table:table-cell table:formula="of:=[.C156]/([.D156]-[.D155])" office:value-type="float" office:value="777299.024492973" calcext:value-type="float">
            <text:p>777299.024492973</text:p>
          </table:table-cell>
          <table:table-cell/>
          <table:table-cell office:value-type="float" office:value="1442700482.52088" calcext:value-type="float">
            <text:p>1442700482.52088</text:p>
          </table:table-cell>
          <table:table-cell table:formula="of:=[.G156]-[.B156]" office:value-type="float" office:value="0.924106359481812" calcext:value-type="float">
            <text:p>0.924106359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00481.60715" calcext:value-type="float">
            <text:p>1442700481.60715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9.98005414009094" calcext:value-type="float">
            <text:p>9.9800541401</text:p>
          </table:table-cell>
          <table:table-cell table:formula="of:=[.C157]/([.D157]-[.D156])" office:value-type="float" office:value="780245.97743618" calcext:value-type="float">
            <text:p>780245.97743618</text:p>
          </table:table-cell>
          <table:table-cell/>
          <table:table-cell office:value-type="float" office:value="1442700482.52401" calcext:value-type="float">
            <text:p>1442700482.52401</text:p>
          </table:table-cell>
          <table:table-cell table:formula="of:=[.G157]-[.B157]" office:value-type="float" office:value="0.916860103607178" calcext:value-type="float">
            <text:p>0.916860103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00481.61749" calcext:value-type="float">
            <text:p>1442700481.61749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9.99039125442505" calcext:value-type="float">
            <text:p>9.9903912544</text:p>
          </table:table-cell>
          <table:table-cell table:formula="of:=[.C158]/([.D158]-[.D157])" office:value-type="float" office:value="783197.296491916" calcext:value-type="float">
            <text:p>783197.296491916</text:p>
          </table:table-cell>
          <table:table-cell/>
          <table:table-cell office:value-type="float" office:value="1442700482.5271" calcext:value-type="float">
            <text:p>1442700482.5271</text:p>
          </table:table-cell>
          <table:table-cell table:formula="of:=[.G158]-[.B158]" office:value-type="float" office:value="0.909613370895386" calcext:value-type="float">
            <text:p>0.909613370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00481.62786" calcext:value-type="float">
            <text:p>1442700481.62786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10.0007574558258" calcext:value-type="float">
            <text:p>10.0007574558</text:p>
          </table:table-cell>
          <table:table-cell table:formula="of:=[.C159]/([.D159]-[.D158])" office:value-type="float" office:value="780999.682237402" calcext:value-type="float">
            <text:p>780999.682237402</text:p>
          </table:table-cell>
          <table:table-cell/>
          <table:table-cell office:value-type="float" office:value="1442700482.55036" calcext:value-type="float">
            <text:p>1442700482.55036</text:p>
          </table:table-cell>
          <table:table-cell table:formula="of:=[.G159]-[.B159]" office:value-type="float" office:value="0.922501087188721" calcext:value-type="float">
            <text:p>0.922501087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00481.63817" calcext:value-type="float">
            <text:p>1442700481.63817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10.0110740661621" calcext:value-type="float">
            <text:p>10.0110740662</text:p>
          </table:table-cell>
          <table:table-cell table:formula="of:=[.C160]/([.D160]-[.D159])" office:value-type="float" office:value="784753.880982644" calcext:value-type="float">
            <text:p>784753.880982644</text:p>
          </table:table-cell>
          <table:table-cell/>
          <table:table-cell office:value-type="float" office:value="1442700482.55345" calcext:value-type="float">
            <text:p>1442700482.55345</text:p>
          </table:table-cell>
          <table:table-cell table:formula="of:=[.G160]-[.B160]" office:value-type="float" office:value="0.915281057357788" calcext:value-type="float">
            <text:p>0.915281057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00481.64856" calcext:value-type="float">
            <text:p>1442700481.64856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10.0214614868164" calcext:value-type="float">
            <text:p>10.0214614868</text:p>
          </table:table-cell>
          <table:table-cell table:formula="of:=[.C161]/([.D161]-[.D160])" office:value-type="float" office:value="779404.268821153" calcext:value-type="float">
            <text:p>779404.268821153</text:p>
          </table:table-cell>
          <table:table-cell/>
          <table:table-cell office:value-type="float" office:value="1442700482.55658" calcext:value-type="float">
            <text:p>1442700482.55658</text:p>
          </table:table-cell>
          <table:table-cell table:formula="of:=[.G161]-[.B161]" office:value-type="float" office:value="0.908018589019775" calcext:value-type="float">
            <text:p>0.90801858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00481.65894" calcext:value-type="float">
            <text:p>1442700481.65894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10.0318422317505" calcext:value-type="float">
            <text:p>10.0318422318</text:p>
          </table:table-cell>
          <table:table-cell table:formula="of:=[.C162]/([.D162]-[.D161])" office:value-type="float" office:value="779905.493431328" calcext:value-type="float">
            <text:p>779905.493431328</text:p>
          </table:table-cell>
          <table:table-cell/>
          <table:table-cell office:value-type="float" office:value="1442700482.57608" calcext:value-type="float">
            <text:p>1442700482.57608</text:p>
          </table:table-cell>
          <table:table-cell table:formula="of:=[.G162]-[.B162]" office:value-type="float" office:value="0.917140960693359" calcext:value-type="float">
            <text:p>0.917140960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00481.66932" calcext:value-type="float">
            <text:p>1442700481.66932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10.0422165393829" calcext:value-type="float">
            <text:p>10.0422165394</text:p>
          </table:table-cell>
          <table:table-cell table:formula="of:=[.C163]/([.D163]-[.D162])" office:value-type="float" office:value="780389.428078965" calcext:value-type="float">
            <text:p>780389.428078965</text:p>
          </table:table-cell>
          <table:table-cell/>
          <table:table-cell office:value-type="float" office:value="1442700482.57918" calcext:value-type="float">
            <text:p>1442700482.57918</text:p>
          </table:table-cell>
          <table:table-cell table:formula="of:=[.G163]-[.B163]" office:value-type="float" office:value="0.909862756729126" calcext:value-type="float">
            <text:p>0.909862756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00481.67975" calcext:value-type="float">
            <text:p>1442700481.67975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10.0526514053345" calcext:value-type="float">
            <text:p>10.0526514053</text:p>
          </table:table-cell>
          <table:table-cell table:formula="of:=[.C164]/([.D164]-[.D163])" office:value-type="float" office:value="775860.469851715" calcext:value-type="float">
            <text:p>775860.469851715</text:p>
          </table:table-cell>
          <table:table-cell/>
          <table:table-cell office:value-type="float" office:value="1442700482.58224" calcext:value-type="float">
            <text:p>1442700482.58224</text:p>
          </table:table-cell>
          <table:table-cell table:formula="of:=[.G164]-[.B164]" office:value-type="float" office:value="0.902494430541992" calcext:value-type="float">
            <text:p>0.902494430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00481.69017" calcext:value-type="float">
            <text:p>1442700481.69017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10.0630745887756" calcext:value-type="float">
            <text:p>10.0630745888</text:p>
          </table:table-cell>
          <table:table-cell table:formula="of:=[.C165]/([.D165]-[.D164])" office:value-type="float" office:value="776730.069628071" calcext:value-type="float">
            <text:p>776730.069628071</text:p>
          </table:table-cell>
          <table:table-cell/>
          <table:table-cell office:value-type="float" office:value="1442700482.60394" calcext:value-type="float">
            <text:p>1442700482.60394</text:p>
          </table:table-cell>
          <table:table-cell table:formula="of:=[.G165]-[.B165]" office:value-type="float" office:value="0.913766384124756" calcext:value-type="float">
            <text:p>0.913766384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00481.7007" calcext:value-type="float">
            <text:p>1442700481.7007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10.0736045837402" calcext:value-type="float">
            <text:p>10.0736045837</text:p>
          </table:table-cell>
          <table:table-cell table:formula="of:=[.C166]/([.D166]-[.D165])" office:value-type="float" office:value="768851.269845583" calcext:value-type="float">
            <text:p>768851.269845583</text:p>
          </table:table-cell>
          <table:table-cell/>
          <table:table-cell office:value-type="float" office:value="1442700482.60699" calcext:value-type="float">
            <text:p>1442700482.60699</text:p>
          </table:table-cell>
          <table:table-cell table:formula="of:=[.G166]-[.B166]" office:value-type="float" office:value="0.906291246414185" calcext:value-type="float">
            <text:p>0.906291246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00481.71113" calcext:value-type="float">
            <text:p>1442700481.71113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10.0840280056" calcext:value-type="float">
            <text:p>10.0840280056</text:p>
          </table:table-cell>
          <table:table-cell table:formula="of:=[.C167]/([.D167]-[.D166])" office:value-type="float" office:value="776712.303209131" calcext:value-type="float">
            <text:p>776712.303209131</text:p>
          </table:table-cell>
          <table:table-cell/>
          <table:table-cell office:value-type="float" office:value="1442700482.61009" calcext:value-type="float">
            <text:p>1442700482.61009</text:p>
          </table:table-cell>
          <table:table-cell table:formula="of:=[.G167]-[.B167]" office:value-type="float" office:value="0.898966789245606" calcext:value-type="float">
            <text:p>0.898966789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00481.72149" calcext:value-type="float">
            <text:p>1442700481.72149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10.0943949222565" calcext:value-type="float">
            <text:p>10.0943949223</text:p>
          </table:table-cell>
          <table:table-cell table:formula="of:=[.C168]/([.D168]-[.D167])" office:value-type="float" office:value="780945.797893381" calcext:value-type="float">
            <text:p>780945.797893381</text:p>
          </table:table-cell>
          <table:table-cell/>
          <table:table-cell office:value-type="float" office:value="1442700482.62138" calcext:value-type="float">
            <text:p>1442700482.62138</text:p>
          </table:table-cell>
          <table:table-cell table:formula="of:=[.G168]-[.B168]" office:value-type="float" office:value="0.899884223937988" calcext:value-type="float">
            <text:p>0.899884223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00481.73186" calcext:value-type="float">
            <text:p>1442700481.73186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10.1047568321228" calcext:value-type="float">
            <text:p>10.1047568321</text:p>
          </table:table-cell>
          <table:table-cell table:formula="of:=[.C169]/([.D169]-[.D168])" office:value-type="float" office:value="781323.144520375" calcext:value-type="float">
            <text:p>781323.144520375</text:p>
          </table:table-cell>
          <table:table-cell/>
          <table:table-cell office:value-type="float" office:value="1442700482.62447" calcext:value-type="float">
            <text:p>1442700482.62447</text:p>
          </table:table-cell>
          <table:table-cell table:formula="of:=[.G169]-[.B169]" office:value-type="float" office:value="0.892617225646973" calcext:value-type="float">
            <text:p>0.892617225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00481.74222" calcext:value-type="float">
            <text:p>1442700481.74222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10.1151173114777" calcext:value-type="float">
            <text:p>10.1151173115</text:p>
          </table:table-cell>
          <table:table-cell table:formula="of:=[.C170]/([.D170]-[.D169])" office:value-type="float" office:value="781431.024830284" calcext:value-type="float">
            <text:p>781431.024830284</text:p>
          </table:table-cell>
          <table:table-cell/>
          <table:table-cell office:value-type="float" office:value="1442700482.62757" calcext:value-type="float">
            <text:p>1442700482.62757</text:p>
          </table:table-cell>
          <table:table-cell table:formula="of:=[.G170]-[.B170]" office:value-type="float" office:value="0.885349750518799" calcext:value-type="float">
            <text:p>0.885349750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00481.75263" calcext:value-type="float">
            <text:p>1442700481.75263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10.125527381897" calcext:value-type="float">
            <text:p>10.1255273819</text:p>
          </table:table-cell>
          <table:table-cell table:formula="of:=[.C171]/([.D171]-[.D170])" office:value-type="float" office:value="777708.475917825" calcext:value-type="float">
            <text:p>777708.475917825</text:p>
          </table:table-cell>
          <table:table-cell/>
          <table:table-cell office:value-type="float" office:value="1442700482.65063" calcext:value-type="float">
            <text:p>1442700482.65063</text:p>
          </table:table-cell>
          <table:table-cell table:formula="of:=[.G171]-[.B171]" office:value-type="float" office:value="0.89800238609314" calcext:value-type="float">
            <text:p>0.898002386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00481.76306" calcext:value-type="float">
            <text:p>1442700481.76306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10.1359655857086" calcext:value-type="float">
            <text:p>10.1359655857</text:p>
          </table:table-cell>
          <table:table-cell table:formula="of:=[.C172]/([.D172]-[.D171])" office:value-type="float" office:value="775612.370297618" calcext:value-type="float">
            <text:p>775612.370297618</text:p>
          </table:table-cell>
          <table:table-cell/>
          <table:table-cell office:value-type="float" office:value="1442700482.65372" calcext:value-type="float">
            <text:p>1442700482.65372</text:p>
          </table:table-cell>
          <table:table-cell table:formula="of:=[.G172]-[.B172]" office:value-type="float" office:value="0.890653610229492" calcext:value-type="float">
            <text:p>0.890653610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00481.77355" calcext:value-type="float">
            <text:p>1442700481.77355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10.1464486122131" calcext:value-type="float">
            <text:p>10.1464486122</text:p>
          </table:table-cell>
          <table:table-cell table:formula="of:=[.C173]/([.D173]-[.D172])" office:value-type="float" office:value="772296.053674179" calcext:value-type="float">
            <text:p>772296.053674179</text:p>
          </table:table-cell>
          <table:table-cell/>
          <table:table-cell office:value-type="float" office:value="1442700482.67654" calcext:value-type="float">
            <text:p>1442700482.67654</text:p>
          </table:table-cell>
          <table:table-cell table:formula="of:=[.G173]-[.B173]" office:value-type="float" office:value="0.902989149093628" calcext:value-type="float">
            <text:p>0.902989149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00481.78395" calcext:value-type="float">
            <text:p>1442700481.78395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10.1568565368652" calcext:value-type="float">
            <text:p>10.1568565369</text:p>
          </table:table-cell>
          <table:table-cell table:formula="of:=[.C174]/([.D174]-[.D173])" office:value-type="float" office:value="777868.813487882" calcext:value-type="float">
            <text:p>777868.813487882</text:p>
          </table:table-cell>
          <table:table-cell/>
          <table:table-cell office:value-type="float" office:value="1442700482.6796" calcext:value-type="float">
            <text:p>1442700482.6796</text:p>
          </table:table-cell>
          <table:table-cell table:formula="of:=[.G174]-[.B174]" office:value-type="float" office:value="0.8956458568573" calcext:value-type="float">
            <text:p>0.89564585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00481.7944" calcext:value-type="float">
            <text:p>1442700481.7944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10.1673059463501" calcext:value-type="float">
            <text:p>10.1673059464</text:p>
          </table:table-cell>
          <table:table-cell table:formula="of:=[.C175]/([.D175]-[.D174])" office:value-type="float" office:value="774780.623893401" calcext:value-type="float">
            <text:p>774780.623893401</text:p>
          </table:table-cell>
          <table:table-cell/>
          <table:table-cell office:value-type="float" office:value="1442700482.68269" calcext:value-type="float">
            <text:p>1442700482.68269</text:p>
          </table:table-cell>
          <table:table-cell table:formula="of:=[.G175]-[.B175]" office:value-type="float" office:value="0.888281583786011" calcext:value-type="float">
            <text:p>0.888281583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00481.80479" calcext:value-type="float">
            <text:p>1442700481.80479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10.1776943206787" calcext:value-type="float">
            <text:p>10.1776943207</text:p>
          </table:table-cell>
          <table:table-cell table:formula="of:=[.C176]/([.D176]-[.D175])" office:value-type="float" office:value="779332.717892224" calcext:value-type="float">
            <text:p>779332.717892224</text:p>
          </table:table-cell>
          <table:table-cell/>
          <table:table-cell office:value-type="float" office:value="1442700482.70438" calcext:value-type="float">
            <text:p>1442700482.70438</text:p>
          </table:table-cell>
          <table:table-cell table:formula="of:=[.G176]-[.B176]" office:value-type="float" office:value="0.89958643913269" calcext:value-type="float">
            <text:p>0.899586439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00481.81518" calcext:value-type="float">
            <text:p>1442700481.81518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10.1880812644959" calcext:value-type="float">
            <text:p>10.1880812645</text:p>
          </table:table-cell>
          <table:table-cell table:formula="of:=[.C177]/([.D177]-[.D176])" office:value-type="float" office:value="779440.049212689" calcext:value-type="float">
            <text:p>779440.049212689</text:p>
          </table:table-cell>
          <table:table-cell/>
          <table:table-cell office:value-type="float" office:value="1442700482.70748" calcext:value-type="float">
            <text:p>1442700482.70748</text:p>
          </table:table-cell>
          <table:table-cell table:formula="of:=[.G177]-[.B177]" office:value-type="float" office:value="0.892296314239502" calcext:value-type="float">
            <text:p>0.892296314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00481.82557" calcext:value-type="float">
            <text:p>1442700481.82557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10.1984732151032" calcext:value-type="float">
            <text:p>10.1984732151</text:p>
          </table:table-cell>
          <table:table-cell table:formula="of:=[.C178]/([.D178]-[.D177])" office:value-type="float" office:value="779064.518870305" calcext:value-type="float">
            <text:p>779064.518870305</text:p>
          </table:table-cell>
          <table:table-cell/>
          <table:table-cell office:value-type="float" office:value="1442700482.71059" calcext:value-type="float">
            <text:p>1442700482.71059</text:p>
          </table:table-cell>
          <table:table-cell table:formula="of:=[.G178]-[.B178]" office:value-type="float" office:value="0.885016679763794" calcext:value-type="float">
            <text:p>0.885016679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00481.83594" calcext:value-type="float">
            <text:p>1442700481.83594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10.2088394165039" calcext:value-type="float">
            <text:p>10.2088394165</text:p>
          </table:table-cell>
          <table:table-cell table:formula="of:=[.C179]/([.D179]-[.D178])" office:value-type="float" office:value="780999.682237402" calcext:value-type="float">
            <text:p>780999.682237402</text:p>
          </table:table-cell>
          <table:table-cell/>
          <table:table-cell office:value-type="float" office:value="1442700482.75133" calcext:value-type="float">
            <text:p>1442700482.75133</text:p>
          </table:table-cell>
          <table:table-cell table:formula="of:=[.G179]-[.B179]" office:value-type="float" office:value="0.915395736694336" calcext:value-type="float">
            <text:p>0.915395736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00481.84632" calcext:value-type="float">
            <text:p>1442700481.84632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10.2192223072052" calcext:value-type="float">
            <text:p>10.2192223072</text:p>
          </table:table-cell>
          <table:table-cell table:formula="of:=[.C180]/([.D180]-[.D179])" office:value-type="float" office:value="779744.315231119" calcext:value-type="float">
            <text:p>779744.315231119</text:p>
          </table:table-cell>
          <table:table-cell/>
          <table:table-cell office:value-type="float" office:value="1442700482.75443" calcext:value-type="float">
            <text:p>1442700482.75443</text:p>
          </table:table-cell>
          <table:table-cell table:formula="of:=[.G180]-[.B180]" office:value-type="float" office:value="0.908108949661255" calcext:value-type="float">
            <text:p>0.908108949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00481.85676" calcext:value-type="float">
            <text:p>1442700481.85676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10.229663848877" calcext:value-type="float">
            <text:p>10.2296638489</text:p>
          </table:table-cell>
          <table:table-cell table:formula="of:=[.C181]/([.D181]-[.D180])" office:value-type="float" office:value="775364.429364083" calcext:value-type="float">
            <text:p>775364.429364083</text:p>
          </table:table-cell>
          <table:table-cell/>
          <table:table-cell office:value-type="float" office:value="1442700482.75751" calcext:value-type="float">
            <text:p>1442700482.75751</text:p>
          </table:table-cell>
          <table:table-cell table:formula="of:=[.G181]-[.B181]" office:value-type="float" office:value="0.900743246078491" calcext:value-type="float">
            <text:p>0.900743246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00481.86719" calcext:value-type="float">
            <text:p>1442700481.86719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10.2400963306427" calcext:value-type="float">
            <text:p>10.2400963306</text:p>
          </table:table-cell>
          <table:table-cell table:formula="of:=[.C182]/([.D182]-[.D181])" office:value-type="float" office:value="776037.781017894" calcext:value-type="float">
            <text:p>776037.781017894</text:p>
          </table:table-cell>
          <table:table-cell/>
          <table:table-cell office:value-type="float" office:value="1442700482.76059" calcext:value-type="float">
            <text:p>1442700482.76059</text:p>
          </table:table-cell>
          <table:table-cell table:formula="of:=[.G182]-[.B182]" office:value-type="float" office:value="0.893390417098999" calcext:value-type="float">
            <text:p>0.89339041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00481.8777" calcext:value-type="float">
            <text:p>1442700481.8777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10.2506005764008" calcext:value-type="float">
            <text:p>10.2506005764</text:p>
          </table:table-cell>
          <table:table-cell table:formula="of:=[.C183]/([.D183]-[.D182])" office:value-type="float" office:value="770735.96586318" calcext:value-type="float">
            <text:p>770735.96586318</text:p>
          </table:table-cell>
          <table:table-cell/>
          <table:table-cell office:value-type="float" office:value="1442700482.85203" calcext:value-type="float">
            <text:p>1442700482.85203</text:p>
          </table:table-cell>
          <table:table-cell table:formula="of:=[.G183]-[.B183]" office:value-type="float" office:value="0.974330425262451" calcext:value-type="float">
            <text:p>0.974330425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00481.88811" calcext:value-type="float">
            <text:p>1442700481.88811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10.2610149383545" calcext:value-type="float">
            <text:p>10.2610149384</text:p>
          </table:table-cell>
          <table:table-cell table:formula="of:=[.C184]/([.D184]-[.D183])" office:value-type="float" office:value="777387.998992697" calcext:value-type="float">
            <text:p>777387.998992697</text:p>
          </table:table-cell>
          <table:table-cell/>
          <table:table-cell office:value-type="float" office:value="1442700482.85512" calcext:value-type="float">
            <text:p>1442700482.85512</text:p>
          </table:table-cell>
          <table:table-cell table:formula="of:=[.G184]-[.B184]" office:value-type="float" office:value="0.967010021209717" calcext:value-type="float">
            <text:p>0.967010021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00481.89853" calcext:value-type="float">
            <text:p>1442700481.89853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10.2714269161224" calcext:value-type="float">
            <text:p>10.2714269161</text:p>
          </table:table-cell>
          <table:table-cell table:formula="of:=[.C185]/([.D185]-[.D184])" office:value-type="float" office:value="777566.009113599" calcext:value-type="float">
            <text:p>777566.009113599</text:p>
          </table:table-cell>
          <table:table-cell/>
          <table:table-cell office:value-type="float" office:value="1442700482.85819" calcext:value-type="float">
            <text:p>1442700482.85819</text:p>
          </table:table-cell>
          <table:table-cell table:formula="of:=[.G185]-[.B185]" office:value-type="float" office:value="0.959668874740601" calcext:value-type="float">
            <text:p>0.959668874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00481.90895" calcext:value-type="float">
            <text:p>1442700481.90895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10.2818536758423" calcext:value-type="float">
            <text:p>10.2818536758</text:p>
          </table:table-cell>
          <table:table-cell table:formula="of:=[.C186]/([.D186]-[.D185])" office:value-type="float" office:value="776463.658655935" calcext:value-type="float">
            <text:p>776463.658655935</text:p>
          </table:table-cell>
          <table:table-cell/>
          <table:table-cell office:value-type="float" office:value="1442700482.86129" calcext:value-type="float">
            <text:p>1442700482.86129</text:p>
          </table:table-cell>
          <table:table-cell table:formula="of:=[.G186]-[.B186]" office:value-type="float" office:value="0.952334403991699" calcext:value-type="float">
            <text:p>0.95233440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00481.9193" calcext:value-type="float">
            <text:p>1442700481.9193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10.2922003269196" calcext:value-type="float">
            <text:p>10.2922003269</text:p>
          </table:table-cell>
          <table:table-cell table:formula="of:=[.C187]/([.D187]-[.D186])" office:value-type="float" office:value="782475.405765376" calcext:value-type="float">
            <text:p>782475.405765376</text:p>
          </table:table-cell>
          <table:table-cell/>
          <table:table-cell office:value-type="float" office:value="1442700482.86438" calcext:value-type="float">
            <text:p>1442700482.86438</text:p>
          </table:table-cell>
          <table:table-cell table:formula="of:=[.G187]-[.B187]" office:value-type="float" office:value="0.94508171081543" calcext:value-type="float">
            <text:p>0.945081710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00481.9297" calcext:value-type="float">
            <text:p>1442700481.9297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10.3026058673859" calcext:value-type="float">
            <text:p>10.3026058674</text:p>
          </table:table-cell>
          <table:table-cell table:formula="of:=[.C188]/([.D188]-[.D187])" office:value-type="float" office:value="778047.043900651" calcext:value-type="float">
            <text:p>778047.043900651</text:p>
          </table:table-cell>
          <table:table-cell/>
          <table:table-cell office:value-type="float" office:value="1442700482.86748" calcext:value-type="float">
            <text:p>1442700482.86748</text:p>
          </table:table-cell>
          <table:table-cell table:formula="of:=[.G188]-[.B188]" office:value-type="float" office:value="0.937778949737549" calcext:value-type="float">
            <text:p>0.937778949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00481.94013" calcext:value-type="float">
            <text:p>1442700481.94013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10.3130283355713" calcext:value-type="float">
            <text:p>10.3130283356</text:p>
          </table:table-cell>
          <table:table-cell table:formula="of:=[.C189]/([.D189]-[.D188])" office:value-type="float" office:value="776783.373761867" calcext:value-type="float">
            <text:p>776783.373761867</text:p>
          </table:table-cell>
          <table:table-cell/>
          <table:table-cell office:value-type="float" office:value="1442700482.87749" calcext:value-type="float">
            <text:p>1442700482.87749</text:p>
          </table:table-cell>
          <table:table-cell table:formula="of:=[.G189]-[.B189]" office:value-type="float" office:value="0.937359094619751" calcext:value-type="float">
            <text:p>0.937359094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00481.95068" calcext:value-type="float">
            <text:p>1442700481.95068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10.323579788208" calcext:value-type="float">
            <text:p>10.3235797882</text:p>
          </table:table-cell>
          <table:table-cell table:formula="of:=[.C190]/([.D190]-[.D189])" office:value-type="float" office:value="767287.716558207" calcext:value-type="float">
            <text:p>767287.716558207</text:p>
          </table:table-cell>
          <table:table-cell/>
          <table:table-cell office:value-type="float" office:value="1442700482.88057" calcext:value-type="float">
            <text:p>1442700482.88057</text:p>
          </table:table-cell>
          <table:table-cell table:formula="of:=[.G190]-[.B190]" office:value-type="float" office:value="0.929895401000977" calcext:value-type="float">
            <text:p>0.92989540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00481.96111" calcext:value-type="float">
            <text:p>1442700481.96111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10.3340103626251" calcext:value-type="float">
            <text:p>10.3340103626</text:p>
          </table:table-cell>
          <table:table-cell table:formula="of:=[.C191]/([.D191]-[.D190])" office:value-type="float" office:value="776179.688312876" calcext:value-type="float">
            <text:p>776179.688312876</text:p>
          </table:table-cell>
          <table:table-cell/>
          <table:table-cell office:value-type="float" office:value="1442700482.88367" calcext:value-type="float">
            <text:p>1442700482.88367</text:p>
          </table:table-cell>
          <table:table-cell table:formula="of:=[.G191]-[.B191]" office:value-type="float" office:value="0.922559022903442" calcext:value-type="float">
            <text:p>0.922559022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00481.97153" calcext:value-type="float">
            <text:p>1442700481.97153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10.344428062439" calcext:value-type="float">
            <text:p>10.3444280624</text:p>
          </table:table-cell>
          <table:table-cell table:formula="of:=[.C192]/([.D192]-[.D191])" office:value-type="float" office:value="777138.921707289" calcext:value-type="float">
            <text:p>777138.921707289</text:p>
          </table:table-cell>
          <table:table-cell/>
          <table:table-cell office:value-type="float" office:value="1442700482.90024" calcext:value-type="float">
            <text:p>1442700482.90024</text:p>
          </table:table-cell>
          <table:table-cell table:formula="of:=[.G192]-[.B192]" office:value-type="float" office:value="0.928713321685791" calcext:value-type="float">
            <text:p>0.928713321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00481.98201" calcext:value-type="float">
            <text:p>1442700481.98201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10.3549113273621" calcext:value-type="float">
            <text:p>10.3549113274</text:p>
          </table:table-cell>
          <table:table-cell table:formula="of:=[.C193]/([.D193]-[.D192])" office:value-type="float" office:value="772278.489515579" calcext:value-type="float">
            <text:p>772278.489515579</text:p>
          </table:table-cell>
          <table:table-cell/>
          <table:table-cell office:value-type="float" office:value="1442700482.90334" calcext:value-type="float">
            <text:p>1442700482.90334</text:p>
          </table:table-cell>
          <table:table-cell table:formula="of:=[.G193]-[.B193]" office:value-type="float" office:value="0.921326637268066" calcext:value-type="float">
            <text:p>0.921326637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00481.99247" calcext:value-type="float">
            <text:p>1442700481.99247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10.3653690814972" calcext:value-type="float">
            <text:p>10.3653690815</text:p>
          </table:table-cell>
          <table:table-cell table:formula="of:=[.C194]/([.D194]-[.D193])" office:value-type="float" office:value="774162.396188131" calcext:value-type="float">
            <text:p>774162.396188131</text:p>
          </table:table-cell>
          <table:table-cell/>
          <table:table-cell office:value-type="float" office:value="1442700482.90643" calcext:value-type="float">
            <text:p>1442700482.90643</text:p>
          </table:table-cell>
          <table:table-cell table:formula="of:=[.G194]-[.B194]" office:value-type="float" office:value="0.913964033126831" calcext:value-type="float">
            <text:p>0.913964033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00482.00183" calcext:value-type="float">
            <text:p>1442700482.00183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10.3747277259827" calcext:value-type="float">
            <text:p>10.374727726</text:p>
          </table:table-cell>
          <table:table-cell table:formula="of:=[.C195]/([.D195]-[.D194])" office:value-type="float" office:value="865082.546149339" calcext:value-type="float">
            <text:p>865082.546149339</text:p>
          </table:table-cell>
          <table:table-cell/>
          <table:table-cell office:value-type="float" office:value="1442700483.17896" calcext:value-type="float">
            <text:p>1442700483.17896</text:p>
          </table:table-cell>
          <table:table-cell table:formula="of:=[.G195]-[.B195]" office:value-type="float" office:value="1.17713594436646" calcext:value-type="float">
            <text:p>1.177135944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00482.01024" calcext:value-type="float">
            <text:p>1442700482.01024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10.3831434249878" calcext:value-type="float">
            <text:p>10.383143425</text:p>
          </table:table-cell>
          <table:table-cell table:formula="of:=[.C196]/([.D196]-[.D195])" office:value-type="float" office:value="962011.592271517" calcext:value-type="float">
            <text:p>962011.592271517</text:p>
          </table:table-cell>
          <table:table-cell/>
          <table:table-cell office:value-type="float" office:value="1442700483.1818" calcext:value-type="float">
            <text:p>1442700483.1818</text:p>
          </table:table-cell>
          <table:table-cell table:formula="of:=[.G196]-[.B196]" office:value-type="float" office:value="1.1715624332428" calcext:value-type="float">
            <text:p>1.171562433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00482.0187" calcext:value-type="float">
            <text:p>1442700482.0187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10.3915996551514" calcext:value-type="float">
            <text:p>10.3915996552</text:p>
          </table:table-cell>
          <table:table-cell table:formula="of:=[.C197]/([.D197]-[.D196])" office:value-type="float" office:value="957400.619826322" calcext:value-type="float">
            <text:p>957400.619826322</text:p>
          </table:table-cell>
          <table:table-cell/>
          <table:table-cell office:value-type="float" office:value="1442700483.18466" calcext:value-type="float">
            <text:p>1442700483.18466</text:p>
          </table:table-cell>
          <table:table-cell table:formula="of:=[.G197]-[.B197]" office:value-type="float" office:value="1.16596102714539" calcext:value-type="float">
            <text:p>1.165961027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00482.02715" calcext:value-type="float">
            <text:p>1442700482.02715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10.4000506401062" calcext:value-type="float">
            <text:p>10.4000506401</text:p>
          </table:table-cell>
          <table:table-cell table:formula="of:=[.C198]/([.D198]-[.D197])" office:value-type="float" office:value="957994.84240817" calcext:value-type="float">
            <text:p>957994.84240817</text:p>
          </table:table-cell>
          <table:table-cell/>
          <table:table-cell office:value-type="float" office:value="1442700483.25411" calcext:value-type="float">
            <text:p>1442700483.25411</text:p>
          </table:table-cell>
          <table:table-cell table:formula="of:=[.G198]-[.B198]" office:value-type="float" office:value="1.22696256637573" calcext:value-type="float">
            <text:p>1.226962566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00482.03559" calcext:value-type="float">
            <text:p>1442700482.03559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10.4084892272949" calcext:value-type="float">
            <text:p>10.4084892273</text:p>
          </table:table-cell>
          <table:table-cell table:formula="of:=[.C199]/([.D199]-[.D198])" office:value-type="float" office:value="959402.30502345" calcext:value-type="float">
            <text:p>959402.30502345</text:p>
          </table:table-cell>
          <table:table-cell/>
          <table:table-cell office:value-type="float" office:value="1442700483.25696" calcext:value-type="float">
            <text:p>1442700483.25696</text:p>
          </table:table-cell>
          <table:table-cell table:formula="of:=[.G199]-[.B199]" office:value-type="float" office:value="1.22137379646301" calcext:value-type="float">
            <text:p>1.221373796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00482.04402" calcext:value-type="float">
            <text:p>1442700482.04402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10.4169256687164" calcext:value-type="float">
            <text:p>10.4169256687</text:p>
          </table:table-cell>
          <table:table-cell table:formula="of:=[.C200]/([.D200]-[.D199])" office:value-type="float" office:value="959646.324261693" calcext:value-type="float">
            <text:p>959646.324261693</text:p>
          </table:table-cell>
          <table:table-cell/>
          <table:table-cell office:value-type="float" office:value="1442700483.25981" calcext:value-type="float">
            <text:p>1442700483.25981</text:p>
          </table:table-cell>
          <table:table-cell table:formula="of:=[.G200]-[.B200]" office:value-type="float" office:value="1.21578359603882" calcext:value-type="float">
            <text:p>1.21578359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00482.05248" calcext:value-type="float">
            <text:p>1442700482.05248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10.4253804683685" calcext:value-type="float">
            <text:p>10.4253804684</text:p>
          </table:table-cell>
          <table:table-cell table:formula="of:=[.C201]/([.D201]-[.D200])" office:value-type="float" office:value="957562.60741075" calcext:value-type="float">
            <text:p>957562.60741075</text:p>
          </table:table-cell>
          <table:table-cell/>
          <table:table-cell office:value-type="float" office:value="1442700483.26266" calcext:value-type="float">
            <text:p>1442700483.26266</text:p>
          </table:table-cell>
          <table:table-cell table:formula="of:=[.G201]-[.B201]" office:value-type="float" office:value="1.21018433570862" calcext:value-type="float">
            <text:p>1.21018433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00482.06094" calcext:value-type="float">
            <text:p>1442700482.06094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10.4338417053223" calcext:value-type="float">
            <text:p>10.4338417053</text:p>
          </table:table-cell>
          <table:table-cell table:formula="of:=[.C202]/([.D202]-[.D201])" office:value-type="float" office:value="956834.094620868" calcext:value-type="float">
            <text:p>956834.094620868</text:p>
          </table:table-cell>
          <table:table-cell/>
          <table:table-cell office:value-type="float" office:value="1442700483.2655" calcext:value-type="float">
            <text:p>1442700483.2655</text:p>
          </table:table-cell>
          <table:table-cell table:formula="of:=[.G202]-[.B202]" office:value-type="float" office:value="1.2045624256134" calcext:value-type="float">
            <text:p>1.204562425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00482.06938" calcext:value-type="float">
            <text:p>1442700482.06938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10.4422852993011" calcext:value-type="float">
            <text:p>10.4422852993</text:p>
          </table:table-cell>
          <table:table-cell table:formula="of:=[.C203]/([.D203]-[.D202])" office:value-type="float" office:value="958833.409120429" calcext:value-type="float">
            <text:p>958833.409120429</text:p>
          </table:table-cell>
          <table:table-cell/>
          <table:table-cell office:value-type="float" office:value="1442700483.26834" calcext:value-type="float">
            <text:p>1442700483.26834</text:p>
          </table:table-cell>
          <table:table-cell table:formula="of:=[.G203]-[.B203]" office:value-type="float" office:value="1.19895625114441" calcext:value-type="float">
            <text:p>1.198956251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00482.07784" calcext:value-type="float">
            <text:p>1442700482.07784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10.450737953186" calcext:value-type="float">
            <text:p>10.4507379532</text:p>
          </table:table-cell>
          <table:table-cell table:formula="of:=[.C204]/([.D204]-[.D203])" office:value-type="float" office:value="957805.691591685" calcext:value-type="float">
            <text:p>957805.691591685</text:p>
          </table:table-cell>
          <table:table-cell/>
          <table:table-cell office:value-type="float" office:value="1442700483.27113" calcext:value-type="float">
            <text:p>1442700483.27113</text:p>
          </table:table-cell>
          <table:table-cell table:formula="of:=[.G204]-[.B204]" office:value-type="float" office:value="1.19329690933228" calcext:value-type="float">
            <text:p>1.193296909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00482.08626" calcext:value-type="float">
            <text:p>1442700482.08626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10.4591588973999" calcext:value-type="float">
            <text:p>10.4591588974</text:p>
          </table:table-cell>
          <table:table-cell table:formula="of:=[.C205]/([.D205]-[.D204])" office:value-type="float" office:value="961412.377802944" calcext:value-type="float">
            <text:p>961412.377802944</text:p>
          </table:table-cell>
          <table:table-cell/>
          <table:table-cell office:value-type="float" office:value="1442700483.27397" calcext:value-type="float">
            <text:p>1442700483.27397</text:p>
          </table:table-cell>
          <table:table-cell table:formula="of:=[.G205]-[.B205]" office:value-type="float" office:value="1.18771362304688" calcext:value-type="float">
            <text:p>1.18771362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00482.09469" calcext:value-type="float">
            <text:p>1442700482.09469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10.4675929546356" calcext:value-type="float">
            <text:p>10.4675929546</text:p>
          </table:table-cell>
          <table:table-cell table:formula="of:=[.C206]/([.D206]-[.D205])" office:value-type="float" office:value="959917.602374558" calcext:value-type="float">
            <text:p>959917.602374558</text:p>
          </table:table-cell>
          <table:table-cell/>
          <table:table-cell office:value-type="float" office:value="1442700483.28526" calcext:value-type="float">
            <text:p>1442700483.28526</text:p>
          </table:table-cell>
          <table:table-cell table:formula="of:=[.G206]-[.B206]" office:value-type="float" office:value="1.19056987762451" calcext:value-type="float">
            <text:p>1.190569877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00482.10314" calcext:value-type="float">
            <text:p>1442700482.10314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10.4760465621948" calcext:value-type="float">
            <text:p>10.4760465622</text:p>
          </table:table-cell>
          <table:table-cell table:formula="of:=[.C207]/([.D207]-[.D206])" office:value-type="float" office:value="957697.638942945" calcext:value-type="float">
            <text:p>957697.638942945</text:p>
          </table:table-cell>
          <table:table-cell/>
          <table:table-cell office:value-type="float" office:value="1442700483.2881" calcext:value-type="float">
            <text:p>1442700483.2881</text:p>
          </table:table-cell>
          <table:table-cell table:formula="of:=[.G207]-[.B207]" office:value-type="float" office:value="1.1849536895752" calcext:value-type="float">
            <text:p>1.184953689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00482.11166" calcext:value-type="float">
            <text:p>1442700482.11166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10.4845597743988" calcext:value-type="float">
            <text:p>10.4845597744</text:p>
          </table:table-cell>
          <table:table-cell table:formula="of:=[.C208]/([.D208]-[.D207])" office:value-type="float" office:value="950992.38759907" calcext:value-type="float">
            <text:p>950992.38759907</text:p>
          </table:table-cell>
          <table:table-cell/>
          <table:table-cell office:value-type="float" office:value="1442700483.29094" calcext:value-type="float">
            <text:p>1442700483.29094</text:p>
          </table:table-cell>
          <table:table-cell table:formula="of:=[.G208]-[.B208]" office:value-type="float" office:value="1.17928171157837" calcext:value-type="float">
            <text:p>1.179281711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00482.12014" calcext:value-type="float">
            <text:p>1442700482.12014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10.4930465221405" calcext:value-type="float">
            <text:p>10.4930465221</text:p>
          </table:table-cell>
          <table:table-cell table:formula="of:=[.C209]/([.D209]-[.D208])" office:value-type="float" office:value="953957.893695921" calcext:value-type="float">
            <text:p>953957.893695921</text:p>
          </table:table-cell>
          <table:table-cell/>
          <table:table-cell office:value-type="float" office:value="1442700483.30945" calcext:value-type="float">
            <text:p>1442700483.30945</text:p>
          </table:table-cell>
          <table:table-cell table:formula="of:=[.G209]-[.B209]" office:value-type="float" office:value="1.18930053710938" calcext:value-type="float">
            <text:p>1.189300537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00482.12864" calcext:value-type="float">
            <text:p>1442700482.12864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10.5015416145325" calcext:value-type="float">
            <text:p>10.5015416145</text:p>
          </table:table-cell>
          <table:table-cell table:formula="of:=[.C210]/([.D210]-[.D209])" office:value-type="float" office:value="953020.829726923" calcext:value-type="float">
            <text:p>953020.829726923</text:p>
          </table:table-cell>
          <table:table-cell/>
          <table:table-cell office:value-type="float" office:value="1442700483.31229" calcext:value-type="float">
            <text:p>1442700483.31229</text:p>
          </table:table-cell>
          <table:table-cell table:formula="of:=[.G210]-[.B210]" office:value-type="float" office:value="1.18364810943604" calcext:value-type="float">
            <text:p>1.183648109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00482.1372" calcext:value-type="float">
            <text:p>1442700482.1372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10.5101003646851" calcext:value-type="float">
            <text:p>10.5101003647</text:p>
          </table:table-cell>
          <table:table-cell table:formula="of:=[.C211]/([.D211]-[.D210])" office:value-type="float" office:value="945932.508329155" calcext:value-type="float">
            <text:p>945932.508329155</text:p>
          </table:table-cell>
          <table:table-cell/>
          <table:table-cell office:value-type="float" office:value="1442700483.31513" calcext:value-type="float">
            <text:p>1442700483.31513</text:p>
          </table:table-cell>
          <table:table-cell table:formula="of:=[.G211]-[.B211]" office:value-type="float" office:value="1.17792773246765" calcext:value-type="float">
            <text:p>1.177927732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00482.14565" calcext:value-type="float">
            <text:p>1442700482.14565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10.5185503959656" calcext:value-type="float">
            <text:p>10.518550396</text:p>
          </table:table-cell>
          <table:table-cell table:formula="of:=[.C212]/([.D212]-[.D211])" office:value-type="float" office:value="958102.96213532" calcext:value-type="float">
            <text:p>958102.96213532</text:p>
          </table:table-cell>
          <table:table-cell/>
          <table:table-cell office:value-type="float" office:value="1442700483.33362" calcext:value-type="float">
            <text:p>1442700483.33362</text:p>
          </table:table-cell>
          <table:table-cell table:formula="of:=[.G212]-[.B212]" office:value-type="float" office:value="1.18797087669373" calcext:value-type="float">
            <text:p>1.187970876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00482.15409" calcext:value-type="float">
            <text:p>1442700482.15409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10.5269937515259" calcext:value-type="float">
            <text:p>10.5269937515</text:p>
          </table:table-cell>
          <table:table-cell table:formula="of:=[.C213]/([.D213]-[.D212])" office:value-type="float" office:value="958860.484102332" calcext:value-type="float">
            <text:p>958860.484102332</text:p>
          </table:table-cell>
          <table:table-cell/>
          <table:table-cell office:value-type="float" office:value="1442700483.33646" calcext:value-type="float">
            <text:p>1442700483.33646</text:p>
          </table:table-cell>
          <table:table-cell table:formula="of:=[.G213]-[.B213]" office:value-type="float" office:value="1.18236422538757" calcext:value-type="float">
            <text:p>1.182364225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00482.16264" calcext:value-type="float">
            <text:p>1442700482.16264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10.5355432033539" calcext:value-type="float">
            <text:p>10.5355432034</text:p>
          </table:table-cell>
          <table:table-cell table:formula="of:=[.C214]/([.D214]-[.D213])" office:value-type="float" office:value="946961.297972615" calcext:value-type="float">
            <text:p>946961.297972615</text:p>
          </table:table-cell>
          <table:table-cell/>
          <table:table-cell office:value-type="float" office:value="1442700483.33928" calcext:value-type="float">
            <text:p>1442700483.33928</text:p>
          </table:table-cell>
          <table:table-cell table:formula="of:=[.G214]-[.B214]" office:value-type="float" office:value="1.17663884162903" calcext:value-type="float">
            <text:p>1.176638841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00482.17109" calcext:value-type="float">
            <text:p>1442700482.17109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10.5439956188202" calcext:value-type="float">
            <text:p>10.5439956188</text:p>
          </table:table-cell>
          <table:table-cell table:formula="of:=[.C215]/([.D215]-[.D214])" office:value-type="float" office:value="957832.708563692" calcext:value-type="float">
            <text:p>957832.708563692</text:p>
          </table:table-cell>
          <table:table-cell/>
          <table:table-cell office:value-type="float" office:value="1442700483.35782" calcext:value-type="float">
            <text:p>1442700483.35782</text:p>
          </table:table-cell>
          <table:table-cell table:formula="of:=[.G215]-[.B215]" office:value-type="float" office:value="1.18672275543213" calcext:value-type="float">
            <text:p>1.186722755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00482.17956" calcext:value-type="float">
            <text:p>1442700482.17956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10.552463054657" calcext:value-type="float">
            <text:p>10.5524630547</text:p>
          </table:table-cell>
          <table:table-cell table:formula="of:=[.C216]/([.D216]-[.D215])" office:value-type="float" office:value="956133.610699704" calcext:value-type="float">
            <text:p>956133.610699704</text:p>
          </table:table-cell>
          <table:table-cell/>
          <table:table-cell office:value-type="float" office:value="1442700483.36066" calcext:value-type="float">
            <text:p>1442700483.36066</text:p>
          </table:table-cell>
          <table:table-cell table:formula="of:=[.G216]-[.B216]" office:value-type="float" office:value="1.1810998916626" calcext:value-type="float">
            <text:p>1.181099891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00482.18802" calcext:value-type="float">
            <text:p>1442700482.18802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10.5609200000763" calcext:value-type="float">
            <text:p>10.5609200001</text:p>
          </table:table-cell>
          <table:table-cell table:formula="of:=[.C217]/([.D217]-[.D216])" office:value-type="float" office:value="957319.646584534" calcext:value-type="float">
            <text:p>957319.646584534</text:p>
          </table:table-cell>
          <table:table-cell/>
          <table:table-cell office:value-type="float" office:value="1442700483.36349" calcext:value-type="float">
            <text:p>1442700483.36349</text:p>
          </table:table-cell>
          <table:table-cell table:formula="of:=[.G217]-[.B217]" office:value-type="float" office:value="1.17547631263733" calcext:value-type="float">
            <text:p>1.175476312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00482.19642" calcext:value-type="float">
            <text:p>1442700482.19642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10.5693259239197" calcext:value-type="float">
            <text:p>10.5693259239</text:p>
          </table:table-cell>
          <table:table-cell table:formula="of:=[.C218]/([.D218]-[.D217])" office:value-type="float" office:value="963130.305584707" calcext:value-type="float">
            <text:p>963130.305584707</text:p>
          </table:table-cell>
          <table:table-cell/>
          <table:table-cell office:value-type="float" office:value="1442700483.38205" calcext:value-type="float">
            <text:p>1442700483.38205</text:p>
          </table:table-cell>
          <table:table-cell table:formula="of:=[.G218]-[.B218]" office:value-type="float" office:value="1.18562269210815" calcext:value-type="float">
            <text:p>1.185622692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00482.20487" calcext:value-type="float">
            <text:p>1442700482.20487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10.5777764320374" calcext:value-type="float">
            <text:p>10.577776432</text:p>
          </table:table-cell>
          <table:table-cell table:formula="of:=[.C219]/([.D219]-[.D218])" office:value-type="float" office:value="958048.899221307" calcext:value-type="float">
            <text:p>958048.899221307</text:p>
          </table:table-cell>
          <table:table-cell/>
          <table:table-cell office:value-type="float" office:value="1442700483.38488" calcext:value-type="float">
            <text:p>1442700483.38488</text:p>
          </table:table-cell>
          <table:table-cell table:formula="of:=[.G219]-[.B219]" office:value-type="float" office:value="1.18000864982605" calcext:value-type="float">
            <text:p>1.180008649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00482.21337" calcext:value-type="float">
            <text:p>1442700482.21337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10.5862724781036" calcext:value-type="float">
            <text:p>10.5862724781</text:p>
          </table:table-cell>
          <table:table-cell table:formula="of:=[.C220]/([.D220]-[.D219])" office:value-type="float" office:value="952913.853907675" calcext:value-type="float">
            <text:p>952913.853907675</text:p>
          </table:table-cell>
          <table:table-cell/>
          <table:table-cell office:value-type="float" office:value="1442700483.40626" calcext:value-type="float">
            <text:p>1442700483.40626</text:p>
          </table:table-cell>
          <table:table-cell table:formula="of:=[.G220]-[.B220]" office:value-type="float" office:value="1.19289350509644" calcext:value-type="float">
            <text:p>1.192893505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00482.22184" calcext:value-type="float">
            <text:p>1442700482.22184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10.5947406291962" calcext:value-type="float">
            <text:p>10.5947406292</text:p>
          </table:table-cell>
          <table:table-cell table:formula="of:=[.C221]/([.D221]-[.D220])" office:value-type="float" office:value="956052.851624528" calcext:value-type="float">
            <text:p>956052.851624528</text:p>
          </table:table-cell>
          <table:table-cell/>
          <table:table-cell office:value-type="float" office:value="1442700483.40911" calcext:value-type="float">
            <text:p>1442700483.40911</text:p>
          </table:table-cell>
          <table:table-cell table:formula="of:=[.G221]-[.B221]" office:value-type="float" office:value="1.18727493286133" calcext:value-type="float">
            <text:p>1.187274932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00482.2303" calcext:value-type="float">
            <text:p>1442700482.2303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10.6031987667084" calcext:value-type="float">
            <text:p>10.6031987667</text:p>
          </table:table-cell>
          <table:table-cell table:formula="of:=[.C222]/([.D222]-[.D221])" office:value-type="float" office:value="957184.721614613" calcext:value-type="float">
            <text:p>957184.721614613</text:p>
          </table:table-cell>
          <table:table-cell/>
          <table:table-cell office:value-type="float" office:value="1442700483.41195" calcext:value-type="float">
            <text:p>1442700483.41195</text:p>
          </table:table-cell>
          <table:table-cell table:formula="of:=[.G222]-[.B222]" office:value-type="float" office:value="1.18165421485901" calcext:value-type="float">
            <text:p>1.181654214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00482.23881" calcext:value-type="float">
            <text:p>1442700482.23881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10.6117103099823" calcext:value-type="float">
            <text:p>10.61171031</text:p>
          </table:table-cell>
          <table:table-cell table:formula="of:=[.C223]/([.D223]-[.D222])" office:value-type="float" office:value="951178.856694678" calcext:value-type="float">
            <text:p>951178.856694678</text:p>
          </table:table-cell>
          <table:table-cell/>
          <table:table-cell office:value-type="float" office:value="1442700483.43047" calcext:value-type="float">
            <text:p>1442700483.43047</text:p>
          </table:table-cell>
          <table:table-cell table:formula="of:=[.G223]-[.B223]" office:value-type="float" office:value="1.19165706634521" calcext:value-type="float">
            <text:p>1.191657066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00482.24727" calcext:value-type="float">
            <text:p>1442700482.24727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10.6201679706573" calcext:value-type="float">
            <text:p>10.6201679707</text:p>
          </table:table-cell>
          <table:table-cell table:formula="of:=[.C224]/([.D224]-[.D223])" office:value-type="float" office:value="957238.687038394" calcext:value-type="float">
            <text:p>957238.687038394</text:p>
          </table:table-cell>
          <table:table-cell/>
          <table:table-cell office:value-type="float" office:value="1442700483.4333" calcext:value-type="float">
            <text:p>1442700483.4333</text:p>
          </table:table-cell>
          <table:table-cell table:formula="of:=[.G224]-[.B224]" office:value-type="float" office:value="1.18603610992432" calcext:value-type="float">
            <text:p>1.186036109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00482.25572" calcext:value-type="float">
            <text:p>1442700482.25572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10.6286249160767" calcext:value-type="float">
            <text:p>10.6286249161</text:p>
          </table:table-cell>
          <table:table-cell table:formula="of:=[.C225]/([.D225]-[.D224])" office:value-type="float" office:value="957319.646584534" calcext:value-type="float">
            <text:p>957319.646584534</text:p>
          </table:table-cell>
          <table:table-cell/>
          <table:table-cell office:value-type="float" office:value="1442700483.43614" calcext:value-type="float">
            <text:p>1442700483.43614</text:p>
          </table:table-cell>
          <table:table-cell table:formula="of:=[.G225]-[.B225]" office:value-type="float" office:value="1.18041634559631" calcext:value-type="float">
            <text:p>1.18041634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00482.2642" calcext:value-type="float">
            <text:p>1442700482.2642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10.6370985507965" calcext:value-type="float">
            <text:p>10.6370985508</text:p>
          </table:table-cell>
          <table:table-cell table:formula="of:=[.C226]/([.D226]-[.D225])" office:value-type="float" office:value="955434.151655834" calcext:value-type="float">
            <text:p>955434.151655834</text:p>
          </table:table-cell>
          <table:table-cell/>
          <table:table-cell office:value-type="float" office:value="1442700483.45834" calcext:value-type="float">
            <text:p>1442700483.45834</text:p>
          </table:table-cell>
          <table:table-cell table:formula="of:=[.G226]-[.B226]" office:value-type="float" office:value="1.19414782524109" calcext:value-type="float">
            <text:p>1.194147825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00482.27281" calcext:value-type="float">
            <text:p>1442700482.27281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10.6457068920135" calcext:value-type="float">
            <text:p>10.645706892</text:p>
          </table:table-cell>
          <table:table-cell table:formula="of:=[.C227]/([.D227]-[.D226])" office:value-type="float" office:value="940483.165789619" calcext:value-type="float">
            <text:p>940483.165789619</text:p>
          </table:table-cell>
          <table:table-cell/>
          <table:table-cell office:value-type="float" office:value="1442700483.46118" calcext:value-type="float">
            <text:p>1442700483.46118</text:p>
          </table:table-cell>
          <table:table-cell table:formula="of:=[.G227]-[.B227]" office:value-type="float" office:value="1.18837332725525" calcext:value-type="float">
            <text:p>1.188373327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00482.28128" calcext:value-type="float">
            <text:p>1442700482.28128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10.6541836261749" calcext:value-type="float">
            <text:p>10.6541836262</text:p>
          </table:table-cell>
          <table:table-cell table:formula="of:=[.C228]/([.D228]-[.D227])" office:value-type="float" office:value="955084.805760252" calcext:value-type="float">
            <text:p>955084.805760252</text:p>
          </table:table-cell>
          <table:table-cell/>
          <table:table-cell office:value-type="float" office:value="1442700483.46401" calcext:value-type="float">
            <text:p>1442700483.46401</text:p>
          </table:table-cell>
          <table:table-cell table:formula="of:=[.G228]-[.B228]" office:value-type="float" office:value="1.18272638320923" calcext:value-type="float">
            <text:p>1.182726383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00482.28974" calcext:value-type="float">
            <text:p>1442700482.28974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10.6626451015472" calcext:value-type="float">
            <text:p>10.6626451015</text:p>
          </table:table-cell>
          <table:table-cell table:formula="of:=[.C229]/([.D229]-[.D228])" office:value-type="float" office:value="956807.133953226" calcext:value-type="float">
            <text:p>956807.133953226</text:p>
          </table:table-cell>
          <table:table-cell/>
          <table:table-cell office:value-type="float" office:value="1442700483.48267" calcext:value-type="float">
            <text:p>1442700483.48267</text:p>
          </table:table-cell>
          <table:table-cell table:formula="of:=[.G229]-[.B229]" office:value-type="float" office:value="1.19292402267456" calcext:value-type="float">
            <text:p>1.1929240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00482.2982" calcext:value-type="float">
            <text:p>1442700482.2982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10.6711049079895" calcext:value-type="float">
            <text:p>10.671104908</text:p>
          </table:table-cell>
          <table:table-cell table:formula="of:=[.C230]/([.D230]-[.D229])" office:value-type="float" office:value="956995.890539131" calcext:value-type="float">
            <text:p>956995.890539131</text:p>
          </table:table-cell>
          <table:table-cell/>
          <table:table-cell office:value-type="float" office:value="1442700483.4855" calcext:value-type="float">
            <text:p>1442700483.4855</text:p>
          </table:table-cell>
          <table:table-cell table:formula="of:=[.G230]-[.B230]" office:value-type="float" office:value="1.18729496002197" calcext:value-type="float">
            <text:p>1.1872949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00482.30666" calcext:value-type="float">
            <text:p>1442700482.30666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10.6795644760132" calcext:value-type="float">
            <text:p>10.679564476</text:p>
          </table:table-cell>
          <table:table-cell table:formula="of:=[.C231]/([.D231]-[.D230])" office:value-type="float" office:value="957022.861845443" calcext:value-type="float">
            <text:p>957022.861845443</text:p>
          </table:table-cell>
          <table:table-cell/>
          <table:table-cell office:value-type="float" office:value="1442700483.48832" calcext:value-type="float">
            <text:p>1442700483.48832</text:p>
          </table:table-cell>
          <table:table-cell table:formula="of:=[.G231]-[.B231]" office:value-type="float" office:value="1.18165683746338" calcext:value-type="float">
            <text:p>1.181656837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00482.31513" calcext:value-type="float">
            <text:p>1442700482.31513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10.6880283355713" calcext:value-type="float">
            <text:p>10.6880283356</text:p>
          </table:table-cell>
          <table:table-cell table:formula="of:=[.C232]/([.D232]-[.D231])" office:value-type="float" office:value="956537.610816901" calcext:value-type="float">
            <text:p>956537.610816901</text:p>
          </table:table-cell>
          <table:table-cell/>
          <table:table-cell office:value-type="float" office:value="1442700483.50684" calcext:value-type="float">
            <text:p>1442700483.50684</text:p>
          </table:table-cell>
          <table:table-cell table:formula="of:=[.G232]-[.B232]" office:value-type="float" office:value="1.19171047210693" calcext:value-type="float">
            <text:p>1.191710472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00482.32359" calcext:value-type="float">
            <text:p>1442700482.32359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10.6964936256409" calcext:value-type="float">
            <text:p>10.6964936256</text:p>
          </table:table-cell>
          <table:table-cell table:formula="of:=[.C233]/([.D233]-[.D232])" office:value-type="float" office:value="956375.96980792" calcext:value-type="float">
            <text:p>956375.96980792</text:p>
          </table:table-cell>
          <table:table-cell/>
          <table:table-cell office:value-type="float" office:value="1442700483.60724" calcext:value-type="float">
            <text:p>1442700483.60724</text:p>
          </table:table-cell>
          <table:table-cell table:formula="of:=[.G233]-[.B233]" office:value-type="float" office:value="1.28364872932434" calcext:value-type="float">
            <text:p>1.283648729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00482.33207" calcext:value-type="float">
            <text:p>1442700482.33207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10.7049729824066" calcext:value-type="float">
            <text:p>10.7049729824</text:p>
          </table:table-cell>
          <table:table-cell table:formula="of:=[.C234]/([.D234]-[.D233])" office:value-type="float" office:value="954789.404864333" calcext:value-type="float">
            <text:p>954789.404864333</text:p>
          </table:table-cell>
          <table:table-cell/>
          <table:table-cell office:value-type="float" office:value="1442700483.6101" calcext:value-type="float">
            <text:p>1442700483.6101</text:p>
          </table:table-cell>
          <table:table-cell table:formula="of:=[.G234]-[.B234]" office:value-type="float" office:value="1.27802801132202" calcext:value-type="float">
            <text:p>1.278028011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00482.34051" calcext:value-type="float">
            <text:p>1442700482.34051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10.7134101390839" calcext:value-type="float">
            <text:p>10.7134101391</text:p>
          </table:table-cell>
          <table:table-cell table:formula="of:=[.C235]/([.D235]-[.D234])" office:value-type="float" office:value="959564.970724539" calcext:value-type="float">
            <text:p>959564.970724539</text:p>
          </table:table-cell>
          <table:table-cell/>
          <table:table-cell office:value-type="float" office:value="1442700483.61294" calcext:value-type="float">
            <text:p>1442700483.61294</text:p>
          </table:table-cell>
          <table:table-cell table:formula="of:=[.G235]-[.B235]" office:value-type="float" office:value="1.27243065834045" calcext:value-type="float">
            <text:p>1.272430658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00482.34899" calcext:value-type="float">
            <text:p>1442700482.34899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10.7218952178955" calcext:value-type="float">
            <text:p>10.7218952179</text:p>
          </table:table-cell>
          <table:table-cell table:formula="of:=[.C236]/([.D236]-[.D235])" office:value-type="float" office:value="954145.527663042" calcext:value-type="float">
            <text:p>954145.527663042</text:p>
          </table:table-cell>
          <table:table-cell/>
          <table:table-cell office:value-type="float" office:value="1442700483.6315" calcext:value-type="float">
            <text:p>1442700483.6315</text:p>
          </table:table-cell>
          <table:table-cell table:formula="of:=[.G236]-[.B236]" office:value-type="float" office:value="1.28250551223755" calcext:value-type="float">
            <text:p>1.282505512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00482.35742" calcext:value-type="float">
            <text:p>1442700482.35742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10.7303194999695" calcext:value-type="float">
            <text:p>10.7303195</text:p>
          </table:table-cell>
          <table:table-cell table:formula="of:=[.C237]/([.D237]-[.D236])" office:value-type="float" office:value="961031.448010415" calcext:value-type="float">
            <text:p>961031.448010415</text:p>
          </table:table-cell>
          <table:table-cell/>
          <table:table-cell office:value-type="float" office:value="1442700483.63434" calcext:value-type="float">
            <text:p>1442700483.63434</text:p>
          </table:table-cell>
          <table:table-cell table:formula="of:=[.G237]-[.B237]" office:value-type="float" office:value="1.27692079544067" calcext:value-type="float">
            <text:p>1.276920795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00482.3659" calcext:value-type="float">
            <text:p>1442700482.3659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10.7388033866882" calcext:value-type="float">
            <text:p>10.7388033867</text:p>
          </table:table-cell>
          <table:table-cell table:formula="of:=[.C238]/([.D238]-[.D237])" office:value-type="float" office:value="954279.597122302" calcext:value-type="float">
            <text:p>954279.597122302</text:p>
          </table:table-cell>
          <table:table-cell/>
          <table:table-cell office:value-type="float" office:value="1442700483.63717" calcext:value-type="float">
            <text:p>1442700483.63717</text:p>
          </table:table-cell>
          <table:table-cell table:formula="of:=[.G238]-[.B238]" office:value-type="float" office:value="1.27126932144165" calcext:value-type="float">
            <text:p>1.271269321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00482.37437" calcext:value-type="float">
            <text:p>1442700482.37437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10.7472672462463" calcext:value-type="float">
            <text:p>10.7472672462</text:p>
          </table:table-cell>
          <table:table-cell table:formula="of:=[.C239]/([.D239]-[.D238])" office:value-type="float" office:value="956537.610816901" calcext:value-type="float">
            <text:p>956537.610816901</text:p>
          </table:table-cell>
          <table:table-cell/>
          <table:table-cell office:value-type="float" office:value="1442700483.69088" calcext:value-type="float">
            <text:p>1442700483.69088</text:p>
          </table:table-cell>
          <table:table-cell table:formula="of:=[.G239]-[.B239]" office:value-type="float" office:value="1.31651520729065" calcext:value-type="float">
            <text:p>1.316515207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00482.38281" calcext:value-type="float">
            <text:p>1442700482.38281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10.755707025528" calcext:value-type="float">
            <text:p>10.7557070255</text:p>
          </table:table-cell>
          <table:table-cell table:formula="of:=[.C240]/([.D240]-[.D239])" office:value-type="float" office:value="959266.792395265" calcext:value-type="float">
            <text:p>959266.792395265</text:p>
          </table:table-cell>
          <table:table-cell/>
          <table:table-cell office:value-type="float" office:value="1442700483.69371" calcext:value-type="float">
            <text:p>1442700483.69371</text:p>
          </table:table-cell>
          <table:table-cell table:formula="of:=[.G240]-[.B240]" office:value-type="float" office:value="1.31090903282166" calcext:value-type="float">
            <text:p>1.310909032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00482.39129" calcext:value-type="float">
            <text:p>1442700482.39129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10.7641911506653" calcext:value-type="float">
            <text:p>10.7641911507</text:p>
          </table:table-cell>
          <table:table-cell table:formula="of:=[.C241]/([.D241]-[.D240])" office:value-type="float" office:value="954252.780216383" calcext:value-type="float">
            <text:p>954252.780216383</text:p>
          </table:table-cell>
          <table:table-cell/>
          <table:table-cell office:value-type="float" office:value="1442700483.69654" calcext:value-type="float">
            <text:p>1442700483.69654</text:p>
          </table:table-cell>
          <table:table-cell table:formula="of:=[.G241]-[.B241]" office:value-type="float" office:value="1.30525469779968" calcext:value-type="float">
            <text:p>1.305254697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00482.39974" calcext:value-type="float">
            <text:p>1442700482.39974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10.7726404666901" calcext:value-type="float">
            <text:p>10.7726404667</text:p>
          </table:table-cell>
          <table:table-cell table:formula="of:=[.C242]/([.D242]-[.D241])" office:value-type="float" office:value="958184.067947741" calcext:value-type="float">
            <text:p>958184.067947741</text:p>
          </table:table-cell>
          <table:table-cell/>
          <table:table-cell office:value-type="float" office:value="1442700483.71504" calcext:value-type="float">
            <text:p>1442700483.71504</text:p>
          </table:table-cell>
          <table:table-cell table:formula="of:=[.G242]-[.B242]" office:value-type="float" office:value="1.31530117988586" calcext:value-type="float">
            <text:p>1.315301179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00482.40822" calcext:value-type="float">
            <text:p>1442700482.40822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10.7811172008514" calcext:value-type="float">
            <text:p>10.7811172009</text:p>
          </table:table-cell>
          <table:table-cell table:formula="of:=[.C243]/([.D243]-[.D242])" office:value-type="float" office:value="955084.805760252" calcext:value-type="float">
            <text:p>955084.805760252</text:p>
          </table:table-cell>
          <table:table-cell/>
          <table:table-cell office:value-type="float" office:value="1442700483.71788" calcext:value-type="float">
            <text:p>1442700483.71788</text:p>
          </table:table-cell>
          <table:table-cell table:formula="of:=[.G243]-[.B243]" office:value-type="float" office:value="1.30966520309448" calcext:value-type="float">
            <text:p>1.309665203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00482.41673" calcext:value-type="float">
            <text:p>1442700482.41673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10.7896292209625" calcext:value-type="float">
            <text:p>10.789629221</text:p>
          </table:table-cell>
          <table:table-cell table:formula="of:=[.C244]/([.D244]-[.D243])" office:value-type="float" office:value="951125.572348888" calcext:value-type="float">
            <text:p>951125.572348888</text:p>
          </table:table-cell>
          <table:table-cell/>
          <table:table-cell office:value-type="float" office:value="1442700483.72072" calcext:value-type="float">
            <text:p>1442700483.72072</text:p>
          </table:table-cell>
          <table:table-cell table:formula="of:=[.G244]-[.B244]" office:value-type="float" office:value="1.30399036407471" calcext:value-type="float">
            <text:p>1.303990364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00482.42521" calcext:value-type="float">
            <text:p>1442700482.42521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10.7981088161469" calcext:value-type="float">
            <text:p>10.7981088161</text:p>
          </table:table-cell>
          <table:table-cell table:formula="of:=[.C245]/([.D245]-[.D244])" office:value-type="float" office:value="954762.559298206" calcext:value-type="float">
            <text:p>954762.559298206</text:p>
          </table:table-cell>
          <table:table-cell/>
          <table:table-cell office:value-type="float" office:value="1442700483.73921" calcext:value-type="float">
            <text:p>1442700483.73921</text:p>
          </table:table-cell>
          <table:table-cell table:formula="of:=[.G245]-[.B245]" office:value-type="float" office:value="1.31400585174561" calcext:value-type="float">
            <text:p>1.314005851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00482.43366" calcext:value-type="float">
            <text:p>1442700482.43366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10.8065612316132" calcext:value-type="float">
            <text:p>10.8065612316</text:p>
          </table:table-cell>
          <table:table-cell table:formula="of:=[.C246]/([.D246]-[.D245])" office:value-type="float" office:value="957832.708563692" calcext:value-type="float">
            <text:p>957832.708563692</text:p>
          </table:table-cell>
          <table:table-cell/>
          <table:table-cell office:value-type="float" office:value="1442700483.74208" calcext:value-type="float">
            <text:p>1442700483.74208</text:p>
          </table:table-cell>
          <table:table-cell table:formula="of:=[.G246]-[.B246]" office:value-type="float" office:value="1.3084180355072" calcext:value-type="float">
            <text:p>1.308418035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00482.44212" calcext:value-type="float">
            <text:p>1442700482.44212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10.8150248527527" calcext:value-type="float">
            <text:p>10.8150248528</text:p>
          </table:table-cell>
          <table:table-cell table:formula="of:=[.C247]/([.D247]-[.D246])" office:value-type="float" office:value="956564.55629736" calcext:value-type="float">
            <text:p>956564.55629736</text:p>
          </table:table-cell>
          <table:table-cell/>
          <table:table-cell office:value-type="float" office:value="1442700483.74491" calcext:value-type="float">
            <text:p>1442700483.74491</text:p>
          </table:table-cell>
          <table:table-cell table:formula="of:=[.G247]-[.B247]" office:value-type="float" office:value="1.3027868270874" calcext:value-type="float">
            <text:p>1.302786827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00482.45061" calcext:value-type="float">
            <text:p>1442700482.45061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10.8235142230988" calcext:value-type="float">
            <text:p>10.8235142231</text:p>
          </table:table-cell>
          <table:table-cell table:formula="of:=[.C248]/([.D248]-[.D247])" office:value-type="float" office:value="953663.189372876" calcext:value-type="float">
            <text:p>953663.189372876</text:p>
          </table:table-cell>
          <table:table-cell/>
          <table:table-cell office:value-type="float" office:value="1442700483.78403" calcext:value-type="float">
            <text:p>1442700483.78403</text:p>
          </table:table-cell>
          <table:table-cell table:formula="of:=[.G248]-[.B248]" office:value-type="float" office:value="1.33342218399048" calcext:value-type="float">
            <text:p>1.33342218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00482.45906" calcext:value-type="float">
            <text:p>1442700482.45906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10.8319656848907" calcext:value-type="float">
            <text:p>10.8319656849</text:p>
          </table:table-cell>
          <table:table-cell table:formula="of:=[.C249]/([.D249]-[.D248])" office:value-type="float" office:value="957940.791694877" calcext:value-type="float">
            <text:p>957940.791694877</text:p>
          </table:table-cell>
          <table:table-cell/>
          <table:table-cell office:value-type="float" office:value="1442700483.78687" calcext:value-type="float">
            <text:p>1442700483.78687</text:p>
          </table:table-cell>
          <table:table-cell table:formula="of:=[.G249]-[.B249]" office:value-type="float" office:value="1.32780647277832" calcext:value-type="float">
            <text:p>1.32780647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00482.46767" calcext:value-type="float">
            <text:p>1442700482.46767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10.8405709266663" calcext:value-type="float">
            <text:p>10.8405709267</text:p>
          </table:table-cell>
          <table:table-cell table:formula="of:=[.C250]/([.D250]-[.D249])" office:value-type="float" office:value="940821.909622365" calcext:value-type="float">
            <text:p>940821.909622365</text:p>
          </table:table-cell>
          <table:table-cell/>
          <table:table-cell office:value-type="float" office:value="1442700483.7915" calcext:value-type="float">
            <text:p>1442700483.7915</text:p>
          </table:table-cell>
          <table:table-cell table:formula="of:=[.G250]-[.B250]" office:value-type="float" office:value="1.32382655143738" calcext:value-type="float">
            <text:p>1.323826551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00482.47614" calcext:value-type="float">
            <text:p>1442700482.47614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10.8490388393402" calcext:value-type="float">
            <text:p>10.8490388393</text:p>
          </table:table-cell>
          <table:table-cell table:formula="of:=[.C251]/([.D251]-[.D250])" office:value-type="float" office:value="956079.769800377" calcext:value-type="float">
            <text:p>956079.769800377</text:p>
          </table:table-cell>
          <table:table-cell/>
          <table:table-cell office:value-type="float" office:value="1442700483.79433" calcext:value-type="float">
            <text:p>1442700483.79433</text:p>
          </table:table-cell>
          <table:table-cell table:formula="of:=[.G251]-[.B251]" office:value-type="float" office:value="1.31819558143616" calcext:value-type="float">
            <text:p>1.318195581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00482.48461" calcext:value-type="float">
            <text:p>1442700482.48461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10.8575131893158" calcext:value-type="float">
            <text:p>10.8575131893</text:p>
          </table:table-cell>
          <table:table-cell table:formula="of:=[.C252]/([.D252]-[.D251])" office:value-type="float" office:value="955353.510690975" calcext:value-type="float">
            <text:p>955353.510690975</text:p>
          </table:table-cell>
          <table:table-cell/>
          <table:table-cell office:value-type="float" office:value="1442700483.79718" calcext:value-type="float">
            <text:p>1442700483.79718</text:p>
          </table:table-cell>
          <table:table-cell table:formula="of:=[.G252]-[.B252]" office:value-type="float" office:value="1.31256723403931" calcext:value-type="float">
            <text:p>1.31256723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00482.49307" calcext:value-type="float">
            <text:p>1442700482.49307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10.865975856781" calcext:value-type="float">
            <text:p>10.8659758568</text:p>
          </table:table-cell>
          <table:table-cell table:formula="of:=[.C253]/([.D253]-[.D252])" office:value-type="float" office:value="956672.353401888" calcext:value-type="float">
            <text:p>956672.353401888</text:p>
          </table:table-cell>
          <table:table-cell/>
          <table:table-cell office:value-type="float" office:value="1442700484.01645" calcext:value-type="float">
            <text:p>1442700484.01645</text:p>
          </table:table-cell>
          <table:table-cell table:formula="of:=[.G253]-[.B253]" office:value-type="float" office:value="1.52337169647217" calcext:value-type="float">
            <text:p>1.523371696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00482.50156" calcext:value-type="float">
            <text:p>1442700482.50156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10.8744633197784" calcext:value-type="float">
            <text:p>10.8744633198</text:p>
          </table:table-cell>
          <table:table-cell table:formula="of:=[.C254]/([.D254]-[.D253])" office:value-type="float" office:value="953877.501727577" calcext:value-type="float">
            <text:p>953877.501727577</text:p>
          </table:table-cell>
          <table:table-cell/>
          <table:table-cell office:value-type="float" office:value="1442700484.01925" calcext:value-type="float">
            <text:p>1442700484.01925</text:p>
          </table:table-cell>
          <table:table-cell table:formula="of:=[.G254]-[.B254]" office:value-type="float" office:value="1.51768970489502" calcext:value-type="float">
            <text:p>1.517689704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00482.51002" calcext:value-type="float">
            <text:p>1442700482.51002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10.8829252719879" calcext:value-type="float">
            <text:p>10.882925272</text:p>
          </table:table-cell>
          <table:table-cell table:formula="of:=[.C255]/([.D255]-[.D254])" office:value-type="float" office:value="956753.217175702" calcext:value-type="float">
            <text:p>956753.217175702</text:p>
          </table:table-cell>
          <table:table-cell/>
          <table:table-cell office:value-type="float" office:value="1442700484.02211" calcext:value-type="float">
            <text:p>1442700484.02211</text:p>
          </table:table-cell>
          <table:table-cell table:formula="of:=[.G255]-[.B255]" office:value-type="float" office:value="1.51208448410034" calcext:value-type="float">
            <text:p>1.512084484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00482.51855" calcext:value-type="float">
            <text:p>1442700482.51855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10.8914501667023" calcext:value-type="float">
            <text:p>10.8914501667</text:p>
          </table:table-cell>
          <table:table-cell table:formula="of:=[.C256]/([.D256]-[.D255])" office:value-type="float" office:value="949689.148226871" calcext:value-type="float">
            <text:p>949689.148226871</text:p>
          </table:table-cell>
          <table:table-cell/>
          <table:table-cell office:value-type="float" office:value="1442700484.04065" calcext:value-type="float">
            <text:p>1442700484.04065</text:p>
          </table:table-cell>
          <table:table-cell table:formula="of:=[.G256]-[.B256]" office:value-type="float" office:value="1.52209854125977" calcext:value-type="float">
            <text:p>1.522098541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00482.52709" calcext:value-type="float">
            <text:p>1442700482.52709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10.8999917507172" calcext:value-type="float">
            <text:p>10.8999917507</text:p>
          </table:table-cell>
          <table:table-cell table:formula="of:=[.C257]/([.D257]-[.D256])" office:value-type="float" office:value="947833.561770781" calcext:value-type="float">
            <text:p>947833.561770781</text:p>
          </table:table-cell>
          <table:table-cell/>
          <table:table-cell office:value-type="float" office:value="1442700484.0435" calcext:value-type="float">
            <text:p>1442700484.0435</text:p>
          </table:table-cell>
          <table:table-cell table:formula="of:=[.G257]-[.B257]" office:value-type="float" office:value="1.51641416549683" calcext:value-type="float">
            <text:p>1.516414165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00482.53549" calcext:value-type="float">
            <text:p>1442700482.53549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10.9083905220032" calcext:value-type="float">
            <text:p>10.908390522</text:p>
          </table:table-cell>
          <table:table-cell table:formula="of:=[.C258]/([.D258]-[.D257])" office:value-type="float" office:value="963950.526130525" calcext:value-type="float">
            <text:p>963950.526130525</text:p>
          </table:table-cell>
          <table:table-cell/>
          <table:table-cell office:value-type="float" office:value="1442700484.04639" calcext:value-type="float">
            <text:p>1442700484.04639</text:p>
          </table:table-cell>
          <table:table-cell table:formula="of:=[.G258]-[.B258]" office:value-type="float" office:value="1.51089787483215" calcext:value-type="float">
            <text:p>1.510897874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00482.54415" calcext:value-type="float">
            <text:p>1442700482.54415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10.9170536994934" calcext:value-type="float">
            <text:p>10.9170536995</text:p>
          </table:table-cell>
          <table:table-cell table:formula="of:=[.C259]/([.D259]-[.D258])" office:value-type="float" office:value="934530.085424923" calcext:value-type="float">
            <text:p>934530.085424923</text:p>
          </table:table-cell>
          <table:table-cell/>
          <table:table-cell office:value-type="float" office:value="1442700484.04921" calcext:value-type="float">
            <text:p>1442700484.04921</text:p>
          </table:table-cell>
          <table:table-cell table:formula="of:=[.G259]-[.B259]" office:value-type="float" office:value="1.50506281852722" calcext:value-type="float">
            <text:p>1.505062818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00482.5527" calcext:value-type="float">
            <text:p>1442700482.5527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10.9256055355072" calcext:value-type="float">
            <text:p>10.9256055355</text:p>
          </table:table-cell>
          <table:table-cell table:formula="of:=[.C260]/([.D260]-[.D259])" office:value-type="float" office:value="946697.292480972" calcext:value-type="float">
            <text:p>946697.292480972</text:p>
          </table:table-cell>
          <table:table-cell/>
          <table:table-cell office:value-type="float" office:value="1442700484.05204" calcext:value-type="float">
            <text:p>1442700484.05204</text:p>
          </table:table-cell>
          <table:table-cell table:formula="of:=[.G260]-[.B260]" office:value-type="float" office:value="1.49933528900146" calcext:value-type="float">
            <text:p>1.49933528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00482.56119" calcext:value-type="float">
            <text:p>1442700482.56119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10.934089422226" calcext:value-type="float">
            <text:p>10.9340894222</text:p>
          </table:table-cell>
          <table:table-cell table:formula="of:=[.C261]/([.D261]-[.D260])" office:value-type="float" office:value="954279.597122302" calcext:value-type="float">
            <text:p>954279.597122302</text:p>
          </table:table-cell>
          <table:table-cell/>
          <table:table-cell office:value-type="float" office:value="1442700484.05487" calcext:value-type="float">
            <text:p>1442700484.05487</text:p>
          </table:table-cell>
          <table:table-cell table:formula="of:=[.G261]-[.B261]" office:value-type="float" office:value="1.49367713928223" calcext:value-type="float">
            <text:p>1.493677139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00482.56962" calcext:value-type="float">
            <text:p>1442700482.56962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10.9425265789032" calcext:value-type="float">
            <text:p>10.9425265789</text:p>
          </table:table-cell>
          <table:table-cell table:formula="of:=[.C262]/([.D262]-[.D261])" office:value-type="float" office:value="959564.970724539" calcext:value-type="float">
            <text:p>959564.970724539</text:p>
          </table:table-cell>
          <table:table-cell/>
          <table:table-cell office:value-type="float" office:value="1442700484.06484" calcext:value-type="float">
            <text:p>1442700484.06484</text:p>
          </table:table-cell>
          <table:table-cell table:formula="of:=[.G262]-[.B262]" office:value-type="float" office:value="1.49521327018738" calcext:value-type="float">
            <text:p>1.495213270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00482.57811" calcext:value-type="float">
            <text:p>1442700482.57811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10.9510087966919" calcext:value-type="float">
            <text:p>10.9510087967</text:p>
          </table:table-cell>
          <table:table-cell table:formula="of:=[.C263]/([.D263]-[.D262])" office:value-type="float" office:value="954467.357674902" calcext:value-type="float">
            <text:p>954467.357674902</text:p>
          </table:table-cell>
          <table:table-cell/>
          <table:table-cell office:value-type="float" office:value="1442700484.06764" calcext:value-type="float">
            <text:p>1442700484.06764</text:p>
          </table:table-cell>
          <table:table-cell table:formula="of:=[.G263]-[.B263]" office:value-type="float" office:value="1.48953723907471" calcext:value-type="float">
            <text:p>1.489537239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00482.58655" calcext:value-type="float">
            <text:p>1442700482.58655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10.9594495296478" calcext:value-type="float">
            <text:p>10.9594495296</text:p>
          </table:table-cell>
          <table:table-cell table:formula="of:=[.C264]/([.D264]-[.D263])" office:value-type="float" office:value="959158.409852272" calcext:value-type="float">
            <text:p>959158.409852272</text:p>
          </table:table-cell>
          <table:table-cell/>
          <table:table-cell office:value-type="float" office:value="1442700484.07045" calcext:value-type="float">
            <text:p>1442700484.07045</text:p>
          </table:table-cell>
          <table:table-cell table:formula="of:=[.G264]-[.B264]" office:value-type="float" office:value="1.48390650749207" calcext:value-type="float">
            <text:p>1.483906507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00482.59507" calcext:value-type="float">
            <text:p>1442700482.59507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10.9679751396179" calcext:value-type="float">
            <text:p>10.9679751396</text:p>
          </table:table-cell>
          <table:table-cell table:formula="of:=[.C265]/([.D265]-[.D264])" office:value-type="float" office:value="949609.474090439" calcext:value-type="float">
            <text:p>949609.474090439</text:p>
          </table:table-cell>
          <table:table-cell/>
          <table:table-cell office:value-type="float" office:value="1442700484.08535" calcext:value-type="float">
            <text:p>1442700484.08535</text:p>
          </table:table-cell>
          <table:table-cell table:formula="of:=[.G265]-[.B265]" office:value-type="float" office:value="1.49027252197266" calcext:value-type="float">
            <text:p>1.49027252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00482.60359" calcext:value-type="float">
            <text:p>1442700482.60359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10.9764909744263" calcext:value-type="float">
            <text:p>10.9764909744</text:p>
          </table:table-cell>
          <table:table-cell table:formula="of:=[.C266]/([.D266]-[.D265])" office:value-type="float" office:value="950699.51240271" calcext:value-type="float">
            <text:p>950699.51240271</text:p>
          </table:table-cell>
          <table:table-cell/>
          <table:table-cell office:value-type="float" office:value="1442700484.08817" calcext:value-type="float">
            <text:p>1442700484.08817</text:p>
          </table:table-cell>
          <table:table-cell table:formula="of:=[.G266]-[.B266]" office:value-type="float" office:value="1.48457956314087" calcext:value-type="float">
            <text:p>1.484579563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00482.61202" calcext:value-type="float">
            <text:p>1442700482.61202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10.9849202632904" calcext:value-type="float">
            <text:p>10.9849202633</text:p>
          </table:table-cell>
          <table:table-cell table:formula="of:=[.C267]/([.D267]-[.D266])" office:value-type="float" office:value="960460.618978928" calcext:value-type="float">
            <text:p>960460.618978928</text:p>
          </table:table-cell>
          <table:table-cell/>
          <table:table-cell office:value-type="float" office:value="1442700484.09098" calcext:value-type="float">
            <text:p>1442700484.09098</text:p>
          </table:table-cell>
          <table:table-cell table:formula="of:=[.G267]-[.B267]" office:value-type="float" office:value="1.47896003723145" calcext:value-type="float">
            <text:p>1.478960037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00482.6205" calcext:value-type="float">
            <text:p>1442700482.6205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10.9934020042419" calcext:value-type="float">
            <text:p>10.9934020042</text:p>
          </table:table-cell>
          <table:table-cell table:formula="of:=[.C268]/([.D268]-[.D267])" office:value-type="float" office:value="954521.017118763" calcext:value-type="float">
            <text:p>954521.017118763</text:p>
          </table:table-cell>
          <table:table-cell/>
          <table:table-cell office:value-type="float" office:value="1442700484.11323" calcext:value-type="float">
            <text:p>1442700484.11323</text:p>
          </table:table-cell>
          <table:table-cell table:formula="of:=[.G268]-[.B268]" office:value-type="float" office:value="1.4927282333374" calcext:value-type="float">
            <text:p>1.49272823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00482.62896" calcext:value-type="float">
            <text:p>1442700482.62896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11.0018663406372" calcext:value-type="float">
            <text:p>11.0018663406</text:p>
          </table:table-cell>
          <table:table-cell table:formula="of:=[.C269]/([.D269]-[.D268])" office:value-type="float" office:value="956483.724409893" calcext:value-type="float">
            <text:p>956483.724409893</text:p>
          </table:table-cell>
          <table:table-cell/>
          <table:table-cell office:value-type="float" office:value="1442700484.11603" calcext:value-type="float">
            <text:p>1442700484.11603</text:p>
          </table:table-cell>
          <table:table-cell table:formula="of:=[.G269]-[.B269]" office:value-type="float" office:value="1.48706459999084" calcext:value-type="float">
            <text:p>1.487064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00482.63744" calcext:value-type="float">
            <text:p>1442700482.63744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11.0103447437286" calcext:value-type="float">
            <text:p>11.0103447437</text:p>
          </table:table-cell>
          <table:table-cell table:formula="of:=[.C270]/([.D270]-[.D269])" office:value-type="float" office:value="954896.802227159" calcext:value-type="float">
            <text:p>954896.802227159</text:p>
          </table:table-cell>
          <table:table-cell/>
          <table:table-cell office:value-type="float" office:value="1442700484.13729" calcext:value-type="float">
            <text:p>1442700484.13729</text:p>
          </table:table-cell>
          <table:table-cell table:formula="of:=[.G270]-[.B270]" office:value-type="float" office:value="1.49984455108643" calcext:value-type="float">
            <text:p>1.499844551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00482.64592" calcext:value-type="float">
            <text:p>1442700482.64592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11.01882147789" calcext:value-type="float">
            <text:p>11.0188214779</text:p>
          </table:table-cell>
          <table:table-cell table:formula="of:=[.C271]/([.D271]-[.D270])" office:value-type="float" office:value="955084.805760252" calcext:value-type="float">
            <text:p>955084.805760252</text:p>
          </table:table-cell>
          <table:table-cell/>
          <table:table-cell office:value-type="float" office:value="1442700484.1401" calcext:value-type="float">
            <text:p>1442700484.1401</text:p>
          </table:table-cell>
          <table:table-cell table:formula="of:=[.G271]-[.B271]" office:value-type="float" office:value="1.4941840171814" calcext:value-type="float">
            <text:p>1.494184017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00482.65439" calcext:value-type="float">
            <text:p>1442700482.65439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11.0272920131683" calcext:value-type="float">
            <text:p>11.0272920132</text:p>
          </table:table-cell>
          <table:table-cell table:formula="of:=[.C272]/([.D272]-[.D271])" office:value-type="float" office:value="955783.753208737" calcext:value-type="float">
            <text:p>955783.753208737</text:p>
          </table:table-cell>
          <table:table-cell/>
          <table:table-cell office:value-type="float" office:value="1442700484.14289" calcext:value-type="float">
            <text:p>1442700484.14289</text:p>
          </table:table-cell>
          <table:table-cell table:formula="of:=[.G272]-[.B272]" office:value-type="float" office:value="1.48850321769714" calcext:value-type="float">
            <text:p>1.488503217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00482.66282" calcext:value-type="float">
            <text:p>1442700482.66282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11.0357205867767" calcext:value-type="float">
            <text:p>11.0357205868</text:p>
          </table:table-cell>
          <table:table-cell table:formula="of:=[.C273]/([.D273]-[.D272])" office:value-type="float" office:value="960542.124462548" calcext:value-type="float">
            <text:p>960542.124462548</text:p>
          </table:table-cell>
          <table:table-cell/>
          <table:table-cell office:value-type="float" office:value="1442700484.1616" calcext:value-type="float">
            <text:p>1442700484.1616</text:p>
          </table:table-cell>
          <table:table-cell table:formula="of:=[.G273]-[.B273]" office:value-type="float" office:value="1.49877786636353" calcext:value-type="float">
            <text:p>1.498777866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00482.67128" calcext:value-type="float">
            <text:p>1442700482.67128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11.0441842079163" calcext:value-type="float">
            <text:p>11.0441842079</text:p>
          </table:table-cell>
          <table:table-cell table:formula="of:=[.C274]/([.D274]-[.D273])" office:value-type="float" office:value="956564.55629736" calcext:value-type="float">
            <text:p>956564.55629736</text:p>
          </table:table-cell>
          <table:table-cell/>
          <table:table-cell office:value-type="float" office:value="1442700484.16442" calcext:value-type="float">
            <text:p>1442700484.16442</text:p>
          </table:table-cell>
          <table:table-cell table:formula="of:=[.G274]-[.B274]" office:value-type="float" office:value="1.49313807487488" calcext:value-type="float">
            <text:p>1.493138074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00482.67985" calcext:value-type="float">
            <text:p>1442700482.67985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11.0527510643005" calcext:value-type="float">
            <text:p>11.0527510643</text:p>
          </table:table-cell>
          <table:table-cell table:formula="of:=[.C275]/([.D275]-[.D274])" office:value-type="float" office:value="945037.436936436" calcext:value-type="float">
            <text:p>945037.436936436</text:p>
          </table:table-cell>
          <table:table-cell/>
          <table:table-cell office:value-type="float" office:value="1442700484.16723" calcext:value-type="float">
            <text:p>1442700484.16723</text:p>
          </table:table-cell>
          <table:table-cell table:formula="of:=[.G275]-[.B275]" office:value-type="float" office:value="1.487384557724" calcext:value-type="float">
            <text:p>1.487384557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00482.6884" calcext:value-type="float">
            <text:p>1442700482.6884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11.0613012313843" calcext:value-type="float">
            <text:p>11.0613012314</text:p>
          </table:table-cell>
          <table:table-cell table:formula="of:=[.C276]/([.D276]-[.D275])" office:value-type="float" office:value="946882.08086554" calcext:value-type="float">
            <text:p>946882.08086554</text:p>
          </table:table-cell>
          <table:table-cell/>
          <table:table-cell office:value-type="float" office:value="1442700484.18586" calcext:value-type="float">
            <text:p>1442700484.18586</text:p>
          </table:table-cell>
          <table:table-cell table:formula="of:=[.G276]-[.B276]" office:value-type="float" office:value="1.49746370315552" calcext:value-type="float">
            <text:p>1.497463703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00482.69686" calcext:value-type="float">
            <text:p>1442700482.69686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11.0697586536407" calcext:value-type="float">
            <text:p>11.0697586536</text:p>
          </table:table-cell>
          <table:table-cell table:formula="of:=[.C277]/([.D277]-[.D276])" office:value-type="float" office:value="957265.67203225" calcext:value-type="float">
            <text:p>957265.67203225</text:p>
          </table:table-cell>
          <table:table-cell/>
          <table:table-cell office:value-type="float" office:value="1442700484.1887" calcext:value-type="float">
            <text:p>1442700484.1887</text:p>
          </table:table-cell>
          <table:table-cell table:formula="of:=[.G277]-[.B277]" office:value-type="float" office:value="1.49183964729309" calcext:value-type="float">
            <text:p>1.491839647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00482.70534" calcext:value-type="float">
            <text:p>1442700482.70534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11.0782446861267" calcext:value-type="float">
            <text:p>11.0782446861</text:p>
          </table:table-cell>
          <table:table-cell table:formula="of:=[.C278]/([.D278]-[.D277])" office:value-type="float" office:value="954038.299216138" calcext:value-type="float">
            <text:p>954038.299216138</text:p>
          </table:table-cell>
          <table:table-cell/>
          <table:table-cell office:value-type="float" office:value="1442700484.19151" calcext:value-type="float">
            <text:p>1442700484.19151</text:p>
          </table:table-cell>
          <table:table-cell table:formula="of:=[.G278]-[.B278]" office:value-type="float" office:value="1.48616743087769" calcext:value-type="float">
            <text:p>1.486167430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00482.71381" calcext:value-type="float">
            <text:p>1442700482.71381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11.0867075920105" calcext:value-type="float">
            <text:p>11.086707592</text:p>
          </table:table-cell>
          <table:table-cell table:formula="of:=[.C279]/([.D279]-[.D278])" office:value-type="float" office:value="956645.401848096" calcext:value-type="float">
            <text:p>956645.401848096</text:p>
          </table:table-cell>
          <table:table-cell/>
          <table:table-cell office:value-type="float" office:value="1442700484.21388" calcext:value-type="float">
            <text:p>1442700484.21388</text:p>
          </table:table-cell>
          <table:table-cell table:formula="of:=[.G279]-[.B279]" office:value-type="float" office:value="1.50007390975952" calcext:value-type="float">
            <text:p>1.500073909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00482.72224" calcext:value-type="float">
            <text:p>1442700482.72224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11.0951366424561" calcext:value-type="float">
            <text:p>11.0951366425</text:p>
          </table:table-cell>
          <table:table-cell table:formula="of:=[.C280]/([.D280]-[.D279])" office:value-type="float" office:value="960487.785936528" calcext:value-type="float">
            <text:p>960487.785936528</text:p>
          </table:table-cell>
          <table:table-cell/>
          <table:table-cell office:value-type="float" office:value="1442700484.21669" calcext:value-type="float">
            <text:p>1442700484.21669</text:p>
          </table:table-cell>
          <table:table-cell table:formula="of:=[.G280]-[.B280]" office:value-type="float" office:value="1.49445796012878" calcext:value-type="float">
            <text:p>1.494457960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00482.73069" calcext:value-type="float">
            <text:p>1442700482.73069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11.1035921573639" calcext:value-type="float">
            <text:p>11.1035921574</text:p>
          </table:table-cell>
          <table:table-cell table:formula="of:=[.C281]/([.D281]-[.D280])" office:value-type="float" office:value="957481.606767235" calcext:value-type="float">
            <text:p>957481.606767235</text:p>
          </table:table-cell>
          <table:table-cell/>
          <table:table-cell office:value-type="float" office:value="1442700484.21949" calcext:value-type="float">
            <text:p>1442700484.21949</text:p>
          </table:table-cell>
          <table:table-cell table:formula="of:=[.G281]-[.B281]" office:value-type="float" office:value="1.48880171775818" calcext:value-type="float">
            <text:p>1.488801717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00482.73916" calcext:value-type="float">
            <text:p>1442700482.73916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11.1120588779449" calcext:value-type="float">
            <text:p>11.1120588779</text:p>
          </table:table-cell>
          <table:table-cell table:formula="of:=[.C282]/([.D282]-[.D281])" office:value-type="float" office:value="956214.383419689" calcext:value-type="float">
            <text:p>956214.383419689</text:p>
          </table:table-cell>
          <table:table-cell/>
          <table:table-cell office:value-type="float" office:value="1442700484.23778" calcext:value-type="float">
            <text:p>1442700484.23778</text:p>
          </table:table-cell>
          <table:table-cell table:formula="of:=[.G282]-[.B282]" office:value-type="float" office:value="1.4986207485199" calcext:value-type="float">
            <text:p>1.498620748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00482.74761" calcext:value-type="float">
            <text:p>1442700482.74761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11.120513677597" calcext:value-type="float">
            <text:p>11.1205136776</text:p>
          </table:table-cell>
          <table:table-cell table:formula="of:=[.C283]/([.D283]-[.D282])" office:value-type="float" office:value="957562.60741075" calcext:value-type="float">
            <text:p>957562.60741075</text:p>
          </table:table-cell>
          <table:table-cell/>
          <table:table-cell office:value-type="float" office:value="1442700484.24061" calcext:value-type="float">
            <text:p>1442700484.24061</text:p>
          </table:table-cell>
          <table:table-cell table:formula="of:=[.G283]-[.B283]" office:value-type="float" office:value="1.49299311637878" calcext:value-type="float">
            <text:p>1.492993116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00482.75613" calcext:value-type="float">
            <text:p>1442700482.75613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11.1290285587311" calcext:value-type="float">
            <text:p>11.1290285587</text:p>
          </table:table-cell>
          <table:table-cell table:formula="of:=[.C284]/([.D284]-[.D283])" office:value-type="float" office:value="950805.991599933" calcext:value-type="float">
            <text:p>950805.991599933</text:p>
          </table:table-cell>
          <table:table-cell/>
          <table:table-cell office:value-type="float" office:value="1442700484.24341" calcext:value-type="float">
            <text:p>1442700484.24341</text:p>
          </table:table-cell>
          <table:table-cell table:formula="of:=[.G284]-[.B284]" office:value-type="float" office:value="1.48728203773499" calcext:value-type="float">
            <text:p>1.487282037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00482.76464" calcext:value-type="float">
            <text:p>1442700482.76464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11.1375408172607" calcext:value-type="float">
            <text:p>11.1375408173</text:p>
          </table:table-cell>
          <table:table-cell table:formula="of:=[.C285]/([.D285]-[.D284])" office:value-type="float" office:value="951098.932414643" calcext:value-type="float">
            <text:p>951098.932414643</text:p>
          </table:table-cell>
          <table:table-cell/>
          <table:table-cell office:value-type="float" office:value="1442700484.27719" calcext:value-type="float">
            <text:p>1442700484.27719</text:p>
          </table:table-cell>
          <table:table-cell table:formula="of:=[.G285]-[.B285]" office:value-type="float" office:value="1.51255512237549" calcext:value-type="float">
            <text:p>1.512555122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00482.77309" calcext:value-type="float">
            <text:p>1442700482.77309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11.145987033844" calcext:value-type="float">
            <text:p>11.1459870338</text:p>
          </table:table-cell>
          <table:table-cell table:formula="of:=[.C286]/([.D286]-[.D285])" office:value-type="float" office:value="958535.685202958" calcext:value-type="float">
            <text:p>958535.685202958</text:p>
          </table:table-cell>
          <table:table-cell/>
          <table:table-cell office:value-type="float" office:value="1442700484.28001" calcext:value-type="float">
            <text:p>1442700484.28001</text:p>
          </table:table-cell>
          <table:table-cell table:formula="of:=[.G286]-[.B286]" office:value-type="float" office:value="1.50692510604858" calcext:value-type="float">
            <text:p>1.50692510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00482.78154" calcext:value-type="float">
            <text:p>1442700482.78154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11.1544432640076" calcext:value-type="float">
            <text:p>11.154443264</text:p>
          </table:table-cell>
          <table:table-cell table:formula="of:=[.C287]/([.D287]-[.D286])" office:value-type="float" office:value="957400.619826322" calcext:value-type="float">
            <text:p>957400.619826322</text:p>
          </table:table-cell>
          <table:table-cell/>
          <table:table-cell office:value-type="float" office:value="1442700484.31464" calcext:value-type="float">
            <text:p>1442700484.31464</text:p>
          </table:table-cell>
          <table:table-cell table:formula="of:=[.G287]-[.B287]" office:value-type="float" office:value="1.53309965133667" calcext:value-type="float">
            <text:p>1.533099651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00482.78999" calcext:value-type="float">
            <text:p>1442700482.78999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11.1628913879395" calcext:value-type="float">
            <text:p>11.1628913879</text:p>
          </table:table-cell>
          <table:table-cell table:formula="of:=[.C288]/([.D288]-[.D287])" office:value-type="float" office:value="958319.274820794" calcext:value-type="float">
            <text:p>958319.274820794</text:p>
          </table:table-cell>
          <table:table-cell/>
          <table:table-cell office:value-type="float" office:value="1442700484.31747" calcext:value-type="float">
            <text:p>1442700484.31747</text:p>
          </table:table-cell>
          <table:table-cell table:formula="of:=[.G288]-[.B288]" office:value-type="float" office:value="1.52747821807861" calcext:value-type="float">
            <text:p>1.527478218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00482.79843" calcext:value-type="float">
            <text:p>1442700482.79843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11.1713325977325" calcext:value-type="float">
            <text:p>11.1713325977</text:p>
          </table:table-cell>
          <table:table-cell table:formula="of:=[.C289]/([.D289]-[.D288])" office:value-type="float" office:value="959104.22776444" calcext:value-type="float">
            <text:p>959104.22776444</text:p>
          </table:table-cell>
          <table:table-cell/>
          <table:table-cell office:value-type="float" office:value="1442700484.32028" calcext:value-type="float">
            <text:p>1442700484.32028</text:p>
          </table:table-cell>
          <table:table-cell table:formula="of:=[.G289]-[.B289]" office:value-type="float" office:value="1.5218505859375" calcext:value-type="float">
            <text:p>1.521850585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00482.80693" calcext:value-type="float">
            <text:p>1442700482.80693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11.1798300743103" calcext:value-type="float">
            <text:p>11.1798300743</text:p>
          </table:table-cell>
          <table:table-cell table:formula="of:=[.C290]/([.D290]-[.D289])" office:value-type="float" office:value="952753.435201033" calcext:value-type="float">
            <text:p>952753.435201033</text:p>
          </table:table-cell>
          <table:table-cell/>
          <table:table-cell office:value-type="float" office:value="1442700484.33838" calcext:value-type="float">
            <text:p>1442700484.33838</text:p>
          </table:table-cell>
          <table:table-cell table:formula="of:=[.G290]-[.B290]" office:value-type="float" office:value="1.53144979476929" calcext:value-type="float">
            <text:p>1.531449794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00482.81537" calcext:value-type="float">
            <text:p>1442700482.81537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11.1882703304291" calcext:value-type="float">
            <text:p>11.1882703304</text:p>
          </table:table-cell>
          <table:table-cell table:formula="of:=[.C291]/([.D291]-[.D290])" office:value-type="float" office:value="959212.598062202" calcext:value-type="float">
            <text:p>959212.598062202</text:p>
          </table:table-cell>
          <table:table-cell/>
          <table:table-cell office:value-type="float" office:value="1442700484.3412" calcext:value-type="float">
            <text:p>1442700484.3412</text:p>
          </table:table-cell>
          <table:table-cell table:formula="of:=[.G291]-[.B291]" office:value-type="float" office:value="1.52583384513855" calcext:value-type="float">
            <text:p>1.525833845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00482.82383" calcext:value-type="float">
            <text:p>1442700482.82383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11.1967270374298" calcext:value-type="float">
            <text:p>11.1967270374</text:p>
          </table:table-cell>
          <table:table-cell table:formula="of:=[.C292]/([.D292]-[.D291])" office:value-type="float" office:value="957346.63614322" calcext:value-type="float">
            <text:p>957346.63614322</text:p>
          </table:table-cell>
          <table:table-cell/>
          <table:table-cell office:value-type="float" office:value="1442700484.34404" calcext:value-type="float">
            <text:p>1442700484.34404</text:p>
          </table:table-cell>
          <table:table-cell table:formula="of:=[.G292]-[.B292]" office:value-type="float" office:value="1.52021646499634" calcext:value-type="float">
            <text:p>1.52021646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00482.83229" calcext:value-type="float">
            <text:p>1442700482.83229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11.2051932811737" calcext:value-type="float">
            <text:p>11.2051932812</text:p>
          </table:table-cell>
          <table:table-cell table:formula="of:=[.C293]/([.D293]-[.D292])" office:value-type="float" office:value="956268.239481836" calcext:value-type="float">
            <text:p>956268.239481836</text:p>
          </table:table-cell>
          <table:table-cell/>
          <table:table-cell office:value-type="float" office:value="1442700484.3777" calcext:value-type="float">
            <text:p>1442700484.3777</text:p>
          </table:table-cell>
          <table:table-cell table:formula="of:=[.G293]-[.B293]" office:value-type="float" office:value="1.54541063308716" calcext:value-type="float">
            <text:p>1.545410633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00482.84081" calcext:value-type="float">
            <text:p>1442700482.84081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11.2137107849121" calcext:value-type="float">
            <text:p>11.2137107849</text:p>
          </table:table-cell>
          <table:table-cell table:formula="of:=[.C294]/([.D294]-[.D293])" office:value-type="float" office:value="950513.231182645" calcext:value-type="float">
            <text:p>950513.231182645</text:p>
          </table:table-cell>
          <table:table-cell/>
          <table:table-cell office:value-type="float" office:value="1442700484.3805" calcext:value-type="float">
            <text:p>1442700484.3805</text:p>
          </table:table-cell>
          <table:table-cell table:formula="of:=[.G294]-[.B294]" office:value-type="float" office:value="1.5396945476532" calcext:value-type="float">
            <text:p>1.539694547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00482.84928" calcext:value-type="float">
            <text:p>1442700482.84928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11.2221839427948" calcext:value-type="float">
            <text:p>11.2221839428</text:p>
          </table:table-cell>
          <table:table-cell table:formula="of:=[.C295]/([.D295]-[.D294])" office:value-type="float" office:value="955487.919862686" calcext:value-type="float">
            <text:p>955487.919862686</text:p>
          </table:table-cell>
          <table:table-cell/>
          <table:table-cell office:value-type="float" office:value="1442700484.38332" calcext:value-type="float">
            <text:p>1442700484.38332</text:p>
          </table:table-cell>
          <table:table-cell table:formula="of:=[.G295]-[.B295]" office:value-type="float" office:value="1.53403973579407" calcext:value-type="float">
            <text:p>1.534039735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00482.85778" calcext:value-type="float">
            <text:p>1442700482.85778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11.230676651001" calcext:value-type="float">
            <text:p>11.230676651</text:p>
          </table:table-cell>
          <table:table-cell table:formula="of:=[.C296]/([.D296]-[.D295])" office:value-type="float" office:value="953288.374385896" calcext:value-type="float">
            <text:p>953288.374385896</text:p>
          </table:table-cell>
          <table:table-cell/>
          <table:table-cell office:value-type="float" office:value="1442700484.38613" calcext:value-type="float">
            <text:p>1442700484.38613</text:p>
          </table:table-cell>
          <table:table-cell table:formula="of:=[.G296]-[.B296]" office:value-type="float" office:value="1.52835297584534" calcext:value-type="float">
            <text:p>1.528352975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00482.86625" calcext:value-type="float">
            <text:p>1442700482.86625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11.2391512393951" calcext:value-type="float">
            <text:p>11.2391512394</text:p>
          </table:table-cell>
          <table:table-cell table:formula="of:=[.C297]/([.D297]-[.D296])" office:value-type="float" office:value="955326.633394289" calcext:value-type="float">
            <text:p>955326.633394289</text:p>
          </table:table-cell>
          <table:table-cell/>
          <table:table-cell office:value-type="float" office:value="1442700484.38894" calcext:value-type="float">
            <text:p>1442700484.38894</text:p>
          </table:table-cell>
          <table:table-cell table:formula="of:=[.G297]-[.B297]" office:value-type="float" office:value="1.52269506454468" calcext:value-type="float">
            <text:p>1.522695064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00482.87469" calcext:value-type="float">
            <text:p>1442700482.87469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11.2475917339325" calcext:value-type="float">
            <text:p>11.2475917339</text:p>
          </table:table-cell>
          <table:table-cell table:formula="of:=[.C298]/([.D298]-[.D297])" office:value-type="float" office:value="959185.50319191" calcext:value-type="float">
            <text:p>959185.50319191</text:p>
          </table:table-cell>
          <table:table-cell/>
          <table:table-cell office:value-type="float" office:value="1442700484.39177" calcext:value-type="float">
            <text:p>1442700484.39177</text:p>
          </table:table-cell>
          <table:table-cell table:formula="of:=[.G298]-[.B298]" office:value-type="float" office:value="1.51707720756531" calcext:value-type="float">
            <text:p>1.517077207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00482.88314" calcext:value-type="float">
            <text:p>1442700482.88314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11.2560424804688" calcext:value-type="float">
            <text:p>11.2560424805</text:p>
          </table:table-cell>
          <table:table-cell table:formula="of:=[.C299]/([.D299]-[.D298])" office:value-type="float" office:value="958021.870052194" calcext:value-type="float">
            <text:p>958021.870052194</text:p>
          </table:table-cell>
          <table:table-cell/>
          <table:table-cell office:value-type="float" office:value="1442700484.51563" calcext:value-type="float">
            <text:p>1442700484.51563</text:p>
          </table:table-cell>
          <table:table-cell table:formula="of:=[.G299]-[.B299]" office:value-type="float" office:value="1.63248777389526" calcext:value-type="float">
            <text:p>1.632487773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00482.8916" calcext:value-type="float">
            <text:p>1442700482.8916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11.264497756958" calcext:value-type="float">
            <text:p>11.264497757</text:p>
          </table:table-cell>
          <table:table-cell table:formula="of:=[.C300]/([.D300]-[.D299])" office:value-type="float" office:value="957508.605459057" calcext:value-type="float">
            <text:p>957508.605459057</text:p>
          </table:table-cell>
          <table:table-cell/>
          <table:table-cell office:value-type="float" office:value="1442700484.51842" calcext:value-type="float">
            <text:p>1442700484.51842</text:p>
          </table:table-cell>
          <table:table-cell table:formula="of:=[.G300]-[.B300]" office:value-type="float" office:value="1.62681984901428" calcext:value-type="float">
            <text:p>1.62681984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00482.90009" calcext:value-type="float">
            <text:p>1442700482.90009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11.2729940414429" calcext:value-type="float">
            <text:p>11.2729940414</text:p>
          </table:table-cell>
          <table:table-cell table:formula="of:=[.C301]/([.D301]-[.D300])" office:value-type="float" office:value="952887.113705242" calcext:value-type="float">
            <text:p>952887.113705242</text:p>
          </table:table-cell>
          <table:table-cell/>
          <table:table-cell office:value-type="float" office:value="1442700484.52122" calcext:value-type="float">
            <text:p>1442700484.52122</text:p>
          </table:table-cell>
          <table:table-cell table:formula="of:=[.G301]-[.B301]" office:value-type="float" office:value="1.62112617492676" calcext:value-type="float">
            <text:p>1.621126174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00482.90864" calcext:value-type="float">
            <text:p>1442700482.90864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11.2815380096436" calcext:value-type="float">
            <text:p>11.2815380096</text:p>
          </table:table-cell>
          <table:table-cell table:formula="of:=[.C302]/([.D302]-[.D301])" office:value-type="float" office:value="947569.06976225" calcext:value-type="float">
            <text:p>947569.06976225</text:p>
          </table:table-cell>
          <table:table-cell/>
          <table:table-cell office:value-type="float" office:value="1442700484.55054" calcext:value-type="float">
            <text:p>1442700484.55054</text:p>
          </table:table-cell>
          <table:table-cell table:formula="of:=[.G302]-[.B302]" office:value-type="float" office:value="1.64190459251404" calcext:value-type="float">
            <text:p>1.641904592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00482.91719" calcext:value-type="float">
            <text:p>1442700482.91719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11.2900931835175" calcext:value-type="float">
            <text:p>11.2900931835</text:p>
          </table:table-cell>
          <table:table-cell table:formula="of:=[.C303]/([.D303]-[.D302])" office:value-type="float" office:value="946327.932001226" calcext:value-type="float">
            <text:p>946327.932001226</text:p>
          </table:table-cell>
          <table:table-cell/>
          <table:table-cell office:value-type="float" office:value="1442700484.55335" calcext:value-type="float">
            <text:p>1442700484.55335</text:p>
          </table:table-cell>
          <table:table-cell table:formula="of:=[.G303]-[.B303]" office:value-type="float" office:value="1.63616275787354" calcext:value-type="float">
            <text:p>1.636162757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00482.92566" calcext:value-type="float">
            <text:p>1442700482.92566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11.2985653877258" calcext:value-type="float">
            <text:p>11.2985653877</text:p>
          </table:table-cell>
          <table:table-cell table:formula="of:=[.C304]/([.D304]-[.D303])" office:value-type="float" office:value="955595.474433657" calcext:value-type="float">
            <text:p>955595.474433657</text:p>
          </table:table-cell>
          <table:table-cell/>
          <table:table-cell office:value-type="float" office:value="1442700484.55615" calcext:value-type="float">
            <text:p>1442700484.55615</text:p>
          </table:table-cell>
          <table:table-cell table:formula="of:=[.G304]-[.B304]" office:value-type="float" office:value="1.63049006462097" calcext:value-type="float">
            <text:p>1.630490064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00482.93418" calcext:value-type="float">
            <text:p>1442700482.93418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11.3070859909058" calcext:value-type="float">
            <text:p>11.3070859909</text:p>
          </table:table-cell>
          <table:table-cell table:formula="of:=[.C305]/([.D305]-[.D304])" office:value-type="float" office:value="950167.473949298" calcext:value-type="float">
            <text:p>950167.473949298</text:p>
          </table:table-cell>
          <table:table-cell/>
          <table:table-cell office:value-type="float" office:value="1442700484.55896" calcext:value-type="float">
            <text:p>1442700484.55896</text:p>
          </table:table-cell>
          <table:table-cell table:formula="of:=[.G305]-[.B305]" office:value-type="float" office:value="1.62477922439575" calcext:value-type="float">
            <text:p>1.624779224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00482.94275" calcext:value-type="float">
            <text:p>1442700482.94275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11.3156552314758" calcext:value-type="float">
            <text:p>11.3156552315</text:p>
          </table:table-cell>
          <table:table-cell table:formula="of:=[.C306]/([.D306]-[.D305])" office:value-type="float" office:value="944774.502921373" calcext:value-type="float">
            <text:p>944774.502921373</text:p>
          </table:table-cell>
          <table:table-cell/>
          <table:table-cell office:value-type="float" office:value="1442700484.56173" calcext:value-type="float">
            <text:p>1442700484.56173</text:p>
          </table:table-cell>
          <table:table-cell table:formula="of:=[.G306]-[.B306]" office:value-type="float" office:value="1.61897349357605" calcext:value-type="float">
            <text:p>1.618973493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00482.95124" calcext:value-type="float">
            <text:p>1442700482.95124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11.3241374492645" calcext:value-type="float">
            <text:p>11.3241374493</text:p>
          </table:table-cell>
          <table:table-cell table:formula="of:=[.C307]/([.D307]-[.D306])" office:value-type="float" office:value="954467.357674902" calcext:value-type="float">
            <text:p>954467.357674902</text:p>
          </table:table-cell>
          <table:table-cell/>
          <table:table-cell office:value-type="float" office:value="1442700484.57861" calcext:value-type="float">
            <text:p>1442700484.57861</text:p>
          </table:table-cell>
          <table:table-cell table:formula="of:=[.G307]-[.B307]" office:value-type="float" office:value="1.62736988067627" calcext:value-type="float">
            <text:p>1.627369880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00482.95969" calcext:value-type="float">
            <text:p>1442700482.95969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11.3325910568237" calcext:value-type="float">
            <text:p>11.3325910568</text:p>
          </table:table-cell>
          <table:table-cell table:formula="of:=[.C308]/([.D308]-[.D307])" office:value-type="float" office:value="957697.638942945" calcext:value-type="float">
            <text:p>957697.638942945</text:p>
          </table:table-cell>
          <table:table-cell/>
          <table:table-cell office:value-type="float" office:value="1442700484.58144" calcext:value-type="float">
            <text:p>1442700484.58144</text:p>
          </table:table-cell>
          <table:table-cell table:formula="of:=[.G308]-[.B308]" office:value-type="float" office:value="1.62175393104553" calcext:value-type="float">
            <text:p>1.62175393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00482.96813" calcext:value-type="float">
            <text:p>1442700482.96813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11.341029882431" calcext:value-type="float">
            <text:p>11.3410298824</text:p>
          </table:table-cell>
          <table:table-cell table:formula="of:=[.C309]/([.D309]-[.D308])" office:value-type="float" office:value="959375.199434948" calcext:value-type="float">
            <text:p>959375.199434948</text:p>
          </table:table-cell>
          <table:table-cell/>
          <table:table-cell office:value-type="float" office:value="1442700484.58428" calcext:value-type="float">
            <text:p>1442700484.58428</text:p>
          </table:table-cell>
          <table:table-cell table:formula="of:=[.G309]-[.B309]" office:value-type="float" office:value="1.61615514755249" calcext:value-type="float">
            <text:p>1.616155147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00482.97664" calcext:value-type="float">
            <text:p>1442700482.97664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11.3495421409607" calcext:value-type="float">
            <text:p>11.349542141</text:p>
          </table:table-cell>
          <table:table-cell table:formula="of:=[.C310]/([.D310]-[.D309])" office:value-type="float" office:value="951098.932414643" calcext:value-type="float">
            <text:p>951098.932414643</text:p>
          </table:table-cell>
          <table:table-cell/>
          <table:table-cell office:value-type="float" office:value="1442700484.61587" calcext:value-type="float">
            <text:p>1442700484.61587</text:p>
          </table:table-cell>
          <table:table-cell table:formula="of:=[.G310]-[.B310]" office:value-type="float" office:value="1.63923168182373" calcext:value-type="float">
            <text:p>1.639231681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00482.98516" calcext:value-type="float">
            <text:p>1442700482.98516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11.358060836792" calcext:value-type="float">
            <text:p>11.3580608368</text:p>
          </table:table-cell>
          <table:table-cell table:formula="of:=[.C311]/([.D311]-[.D310])" office:value-type="float" office:value="950380.217856143" calcext:value-type="float">
            <text:p>950380.217856143</text:p>
          </table:table-cell>
          <table:table-cell/>
          <table:table-cell office:value-type="float" office:value="1442700484.61868" calcext:value-type="float">
            <text:p>1442700484.61868</text:p>
          </table:table-cell>
          <table:table-cell table:formula="of:=[.G311]-[.B311]" office:value-type="float" office:value="1.63352179527283" calcext:value-type="float">
            <text:p>1.633521795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00482.99362" calcext:value-type="float">
            <text:p>1442700482.99362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11.3665261268616" calcext:value-type="float">
            <text:p>11.3665261269</text:p>
          </table:table-cell>
          <table:table-cell table:formula="of:=[.C312]/([.D312]-[.D311])" office:value-type="float" office:value="956375.96980792" calcext:value-type="float">
            <text:p>956375.96980792</text:p>
          </table:table-cell>
          <table:table-cell/>
          <table:table-cell office:value-type="float" office:value="1442700484.62149" calcext:value-type="float">
            <text:p>1442700484.62149</text:p>
          </table:table-cell>
          <table:table-cell table:formula="of:=[.G312]-[.B312]" office:value-type="float" office:value="1.62786531448364" calcext:value-type="float">
            <text:p>1.627865314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00483.00207" calcext:value-type="float">
            <text:p>1442700483.00207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11.3749754428864" calcext:value-type="float">
            <text:p>11.3749754429</text:p>
          </table:table-cell>
          <table:table-cell table:formula="of:=[.C313]/([.D313]-[.D312])" office:value-type="float" office:value="958184.067947741" calcext:value-type="float">
            <text:p>958184.067947741</text:p>
          </table:table-cell>
          <table:table-cell/>
          <table:table-cell office:value-type="float" office:value="1442700484.6509" calcext:value-type="float">
            <text:p>1442700484.6509</text:p>
          </table:table-cell>
          <table:table-cell table:formula="of:=[.G313]-[.B313]" office:value-type="float" office:value="1.64882850646973" calcext:value-type="float">
            <text:p>1.648828506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00483.0104" calcext:value-type="float">
            <text:p>1442700483.0104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11.3833043575287" calcext:value-type="float">
            <text:p>11.3833043575</text:p>
          </table:table-cell>
          <table:table-cell table:formula="of:=[.C314]/([.D314]-[.D313])" office:value-type="float" office:value="972035.414896662" calcext:value-type="float">
            <text:p>972035.414896662</text:p>
          </table:table-cell>
          <table:table-cell/>
          <table:table-cell office:value-type="float" office:value="1442700484.65371" calcext:value-type="float">
            <text:p>1442700484.65371</text:p>
          </table:table-cell>
          <table:table-cell table:formula="of:=[.G314]-[.B314]" office:value-type="float" office:value="1.64330840110779" calcext:value-type="float">
            <text:p>1.643308401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00483.01876" calcext:value-type="float">
            <text:p>1442700483.01876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11.3916578292847" calcext:value-type="float">
            <text:p>11.3916578293</text:p>
          </table:table-cell>
          <table:table-cell table:formula="of:=[.C315]/([.D315]-[.D314])" office:value-type="float" office:value="969177.87436139" calcext:value-type="float">
            <text:p>969177.87436139</text:p>
          </table:table-cell>
          <table:table-cell/>
          <table:table-cell office:value-type="float" office:value="1442700484.65654" calcext:value-type="float">
            <text:p>1442700484.65654</text:p>
          </table:table-cell>
          <table:table-cell table:formula="of:=[.G315]-[.B315]" office:value-type="float" office:value="1.63778567314148" calcext:value-type="float">
            <text:p>1.637785673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00483.02709" calcext:value-type="float">
            <text:p>1442700483.02709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11.3999886512756" calcext:value-type="float">
            <text:p>11.3999886513</text:p>
          </table:table-cell>
          <table:table-cell table:formula="of:=[.C316]/([.D316]-[.D315])" office:value-type="float" office:value="971812.866578902" calcext:value-type="float">
            <text:p>971812.866578902</text:p>
          </table:table-cell>
          <table:table-cell/>
          <table:table-cell office:value-type="float" office:value="1442700484.95256" calcext:value-type="float">
            <text:p>1442700484.95256</text:p>
          </table:table-cell>
          <table:table-cell table:formula="of:=[.G316]-[.B316]" office:value-type="float" office:value="1.92547726631165" calcext:value-type="float">
            <text:p>1.925477266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00483.03541" calcext:value-type="float">
            <text:p>1442700483.03541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11.4083111286163" calcext:value-type="float">
            <text:p>11.4083111286</text:p>
          </table:table-cell>
          <table:table-cell table:formula="of:=[.C317]/([.D317]-[.D316])" office:value-type="float" office:value="972787.268570774" calcext:value-type="float">
            <text:p>972787.268570774</text:p>
          </table:table-cell>
          <table:table-cell/>
          <table:table-cell office:value-type="float" office:value="1442700484.95541" calcext:value-type="float">
            <text:p>1442700484.95541</text:p>
          </table:table-cell>
          <table:table-cell table:formula="of:=[.G317]-[.B317]" office:value-type="float" office:value="1.92000365257263" calcext:value-type="float">
            <text:p>1.920003652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00483.04375" calcext:value-type="float">
            <text:p>1442700483.04375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11.4166479110718" calcext:value-type="float">
            <text:p>11.4166479111</text:p>
          </table:table-cell>
          <table:table-cell table:formula="of:=[.C318]/([.D318]-[.D317])" office:value-type="float" office:value="971118.05942746" calcext:value-type="float">
            <text:p>971118.05942746</text:p>
          </table:table-cell>
          <table:table-cell/>
          <table:table-cell office:value-type="float" office:value="1442700484.95823" calcext:value-type="float">
            <text:p>1442700484.95823</text:p>
          </table:table-cell>
          <table:table-cell table:formula="of:=[.G318]-[.B318]" office:value-type="float" office:value="1.91448330879211" calcext:value-type="float">
            <text:p>1.914483308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00483.05207" calcext:value-type="float">
            <text:p>1442700483.05207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11.4249761104584" calcext:value-type="float">
            <text:p>11.4249761105</text:p>
          </table:table-cell>
          <table:table-cell table:formula="of:=[.C319]/([.D319]-[.D318])" office:value-type="float" office:value="972118.896796542" calcext:value-type="float">
            <text:p>972118.896796542</text:p>
          </table:table-cell>
          <table:table-cell/>
          <table:table-cell office:value-type="float" office:value="1442700485.01783" calcext:value-type="float">
            <text:p>1442700485.01783</text:p>
          </table:table-cell>
          <table:table-cell table:formula="of:=[.G319]-[.B319]" office:value-type="float" office:value="1.96575736999512" calcext:value-type="float">
            <text:p>1.9657573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00483.06046" calcext:value-type="float">
            <text:p>1442700483.06046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11.4333641529083" calcext:value-type="float">
            <text:p>11.4333641529</text:p>
          </table:table-cell>
          <table:table-cell table:formula="of:=[.C320]/([.D320]-[.D319])" office:value-type="float" office:value="965183.479733955" calcext:value-type="float">
            <text:p>965183.479733955</text:p>
          </table:table-cell>
          <table:table-cell/>
          <table:table-cell office:value-type="float" office:value="1442700485.02043" calcext:value-type="float">
            <text:p>1442700485.02043</text:p>
          </table:table-cell>
          <table:table-cell table:formula="of:=[.G320]-[.B320]" office:value-type="float" office:value="1.95997047424316" calcext:value-type="float">
            <text:p>1.959970474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00483.06887" calcext:value-type="float">
            <text:p>1442700483.06887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11.4417757987976" calcext:value-type="float">
            <text:p>11.4417757988</text:p>
          </table:table-cell>
          <table:table-cell table:formula="of:=[.C321]/([.D321]-[.D320])" office:value-type="float" office:value="962475.133471273" calcext:value-type="float">
            <text:p>962475.133471273</text:p>
          </table:table-cell>
          <table:table-cell/>
          <table:table-cell office:value-type="float" office:value="1442700485.02303" calcext:value-type="float">
            <text:p>1442700485.02303</text:p>
          </table:table-cell>
          <table:table-cell table:formula="of:=[.G321]-[.B321]" office:value-type="float" office:value="1.95415210723877" calcext:value-type="float">
            <text:p>1.954152107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00483.07721" calcext:value-type="float">
            <text:p>1442700483.07721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11.4501075744629" calcext:value-type="float">
            <text:p>11.4501075745</text:p>
          </table:table-cell>
          <table:table-cell table:formula="of:=[.C322]/([.D322]-[.D321])" office:value-type="float" office:value="971701.630630115" calcext:value-type="float">
            <text:p>971701.630630115</text:p>
          </table:table-cell>
          <table:table-cell/>
          <table:table-cell office:value-type="float" office:value="1442700485.02606" calcext:value-type="float">
            <text:p>1442700485.02606</text:p>
          </table:table-cell>
          <table:table-cell table:formula="of:=[.G322]-[.B322]" office:value-type="float" office:value="1.94885778427124" calcext:value-type="float">
            <text:p>1.94885778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00483.08554" calcext:value-type="float">
            <text:p>1442700483.08554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11.4584369659424" calcext:value-type="float">
            <text:p>11.4584369659</text:p>
          </table:table-cell>
          <table:table-cell table:formula="of:=[.C323]/([.D323]-[.D322])" office:value-type="float" office:value="971979.768261965" calcext:value-type="float">
            <text:p>971979.768261965</text:p>
          </table:table-cell>
          <table:table-cell/>
          <table:table-cell office:value-type="float" office:value="1442700485.02864" calcext:value-type="float">
            <text:p>1442700485.02864</text:p>
          </table:table-cell>
          <table:table-cell table:formula="of:=[.G323]-[.B323]" office:value-type="float" office:value="1.94310736656189" calcext:value-type="float">
            <text:p>1.943107366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00483.09387" calcext:value-type="float">
            <text:p>1442700483.09387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11.4667692184448" calcext:value-type="float">
            <text:p>11.4667692184</text:p>
          </table:table-cell>
          <table:table-cell table:formula="of:=[.C324]/([.D324]-[.D323])" office:value-type="float" office:value="971646.022204418" calcext:value-type="float">
            <text:p>971646.022204418</text:p>
          </table:table-cell>
          <table:table-cell/>
          <table:table-cell office:value-type="float" office:value="1442700485.03122" calcext:value-type="float">
            <text:p>1442700485.03122</text:p>
          </table:table-cell>
          <table:table-cell table:formula="of:=[.G324]-[.B324]" office:value-type="float" office:value="1.93735718727112" calcext:value-type="float">
            <text:p>1.937357187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00483.10218" calcext:value-type="float">
            <text:p>1442700483.10218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11.4750845432282" calcext:value-type="float">
            <text:p>11.4750845432</text:p>
          </table:table-cell>
          <table:table-cell table:formula="of:=[.C325]/([.D325]-[.D324])" office:value-type="float" office:value="973624.026837171" calcext:value-type="float">
            <text:p>973624.026837171</text:p>
          </table:table-cell>
          <table:table-cell/>
          <table:table-cell office:value-type="float" office:value="1442700485.03389" calcext:value-type="float">
            <text:p>1442700485.03389</text:p>
          </table:table-cell>
          <table:table-cell table:formula="of:=[.G325]-[.B325]" office:value-type="float" office:value="1.93170785903931" calcext:value-type="float">
            <text:p>1.93170785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00483.11053" calcext:value-type="float">
            <text:p>1442700483.11053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11.4834363460541" calcext:value-type="float">
            <text:p>11.4834363461</text:p>
          </table:table-cell>
          <table:table-cell table:formula="of:=[.C326]/([.D326]-[.D325])" office:value-type="float" office:value="969371.543933771" calcext:value-type="float">
            <text:p>969371.543933771</text:p>
          </table:table-cell>
          <table:table-cell/>
          <table:table-cell office:value-type="float" office:value="1442700485.03646" calcext:value-type="float">
            <text:p>1442700485.03646</text:p>
          </table:table-cell>
          <table:table-cell table:formula="of:=[.G326]-[.B326]" office:value-type="float" office:value="1.92592358589172" calcext:value-type="float">
            <text:p>1.925923585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00483.11889" calcext:value-type="float">
            <text:p>1442700483.11889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11.4917871952057" calcext:value-type="float">
            <text:p>11.4917871952</text:p>
          </table:table-cell>
          <table:table-cell table:formula="of:=[.C327]/([.D327]-[.D326])" office:value-type="float" office:value="969482.247016502" calcext:value-type="float">
            <text:p>969482.247016502</text:p>
          </table:table-cell>
          <table:table-cell/>
          <table:table-cell office:value-type="float" office:value="1442700485.05267" calcext:value-type="float">
            <text:p>1442700485.05267</text:p>
          </table:table-cell>
          <table:table-cell table:formula="of:=[.G327]-[.B327]" office:value-type="float" office:value="1.9337854385376" calcext:value-type="float">
            <text:p>1.933785438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00483.12719" calcext:value-type="float">
            <text:p>1442700483.12719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11.5000872612" calcext:value-type="float">
            <text:p>11.5000872612</text:p>
          </table:table-cell>
          <table:table-cell table:formula="of:=[.C328]/([.D328]-[.D327])" office:value-type="float" office:value="975413.931117686" calcext:value-type="float">
            <text:p>975413.931117686</text:p>
          </table:table-cell>
          <table:table-cell/>
          <table:table-cell office:value-type="float" office:value="1442700485.05526" calcext:value-type="float">
            <text:p>1442700485.05526</text:p>
          </table:table-cell>
          <table:table-cell table:formula="of:=[.G328]-[.B328]" office:value-type="float" office:value="1.92807340621948" calcext:value-type="float">
            <text:p>1.928073406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00483.13548" calcext:value-type="float">
            <text:p>1442700483.13548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11.5083770751953" calcext:value-type="float">
            <text:p>11.5083770752</text:p>
          </table:table-cell>
          <table:table-cell table:formula="of:=[.C329]/([.D329]-[.D328])" office:value-type="float" office:value="976620.223871153" calcext:value-type="float">
            <text:p>976620.223871153</text:p>
          </table:table-cell>
          <table:table-cell/>
          <table:table-cell office:value-type="float" office:value="1442700485.05785" calcext:value-type="float">
            <text:p>1442700485.05785</text:p>
          </table:table-cell>
          <table:table-cell table:formula="of:=[.G329]-[.B329]" office:value-type="float" office:value="1.92237782478333" calcext:value-type="float">
            <text:p>1.922377824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00483.14379" calcext:value-type="float">
            <text:p>1442700483.14379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11.5166962146759" calcext:value-type="float">
            <text:p>11.5166962147</text:p>
          </table:table-cell>
          <table:table-cell table:formula="of:=[.C330]/([.D330]-[.D329])" office:value-type="float" office:value="973177.57670593" calcext:value-type="float">
            <text:p>973177.57670593</text:p>
          </table:table-cell>
          <table:table-cell/>
          <table:table-cell office:value-type="float" office:value="1442700485.06613" calcext:value-type="float">
            <text:p>1442700485.06613</text:p>
          </table:table-cell>
          <table:table-cell table:formula="of:=[.G330]-[.B330]" office:value-type="float" office:value="1.92233514785767" calcext:value-type="float">
            <text:p>1.922335147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00483.15219" calcext:value-type="float">
            <text:p>1442700483.15219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11.5250918865204" calcext:value-type="float">
            <text:p>11.5250918865</text:p>
          </table:table-cell>
          <table:table-cell table:formula="of:=[.C331]/([.D331]-[.D330])" office:value-type="float" office:value="964306.38904981" calcext:value-type="float">
            <text:p>964306.38904981</text:p>
          </table:table-cell>
          <table:table-cell/>
          <table:table-cell office:value-type="float" office:value="1442700485.06872" calcext:value-type="float">
            <text:p>1442700485.06872</text:p>
          </table:table-cell>
          <table:table-cell table:formula="of:=[.G331]-[.B331]" office:value-type="float" office:value="1.91653203964233" calcext:value-type="float">
            <text:p>1.916532039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00483.16056" calcext:value-type="float">
            <text:p>1442700483.16056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11.5334615707397" calcext:value-type="float">
            <text:p>11.5334615707</text:p>
          </table:table-cell>
          <table:table-cell table:formula="of:=[.C332]/([.D332]-[.D331])" office:value-type="float" office:value="967300.532231876" calcext:value-type="float">
            <text:p>967300.532231876</text:p>
          </table:table-cell>
          <table:table-cell/>
          <table:table-cell office:value-type="float" office:value="1442700485.11823" calcext:value-type="float">
            <text:p>1442700485.11823</text:p>
          </table:table-cell>
          <table:table-cell table:formula="of:=[.G332]-[.B332]" office:value-type="float" office:value="1.95767188072205" calcext:value-type="float">
            <text:p>1.957671880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00483.16887" calcext:value-type="float">
            <text:p>1442700483.16887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11.5417673587799" calcext:value-type="float">
            <text:p>11.5417673588</text:p>
          </table:table-cell>
          <table:table-cell table:formula="of:=[.C333]/([.D333]-[.D332])" office:value-type="float" office:value="974741.94632144" calcext:value-type="float">
            <text:p>974741.94632144</text:p>
          </table:table-cell>
          <table:table-cell/>
          <table:table-cell office:value-type="float" office:value="1442700485.1208" calcext:value-type="float">
            <text:p>1442700485.1208</text:p>
          </table:table-cell>
          <table:table-cell table:formula="of:=[.G333]-[.B333]" office:value-type="float" office:value="1.95193862915039" calcext:value-type="float">
            <text:p>1.951938629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00483.17717" calcext:value-type="float">
            <text:p>1442700483.17717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11.5500702857971" calcext:value-type="float">
            <text:p>11.5500702858</text:p>
          </table:table-cell>
          <table:table-cell table:formula="of:=[.C334]/([.D334]-[.D333])" office:value-type="float" office:value="975077.822943288" calcext:value-type="float">
            <text:p>975077.822943288</text:p>
          </table:table-cell>
          <table:table-cell/>
          <table:table-cell office:value-type="float" office:value="1442700485.1468" calcext:value-type="float">
            <text:p>1442700485.1468</text:p>
          </table:table-cell>
          <table:table-cell table:formula="of:=[.G334]-[.B334]" office:value-type="float" office:value="1.96963167190552" calcext:value-type="float">
            <text:p>1.969631671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00483.18555" calcext:value-type="float">
            <text:p>1442700483.18555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11.5584545135498" calcext:value-type="float">
            <text:p>11.5584545135</text:p>
          </table:table-cell>
          <table:table-cell table:formula="of:=[.C335]/([.D335]-[.D334])" office:value-type="float" office:value="965622.623670591" calcext:value-type="float">
            <text:p>965622.623670591</text:p>
          </table:table-cell>
          <table:table-cell/>
          <table:table-cell office:value-type="float" office:value="1442700485.14939" calcext:value-type="float">
            <text:p>1442700485.14939</text:p>
          </table:table-cell>
          <table:table-cell table:formula="of:=[.G335]-[.B335]" office:value-type="float" office:value="1.96383452415466" calcext:value-type="float">
            <text:p>1.963834524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00483.19388" calcext:value-type="float">
            <text:p>1442700483.19388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11.566782951355" calcext:value-type="float">
            <text:p>11.5667829514</text:p>
          </table:table-cell>
          <table:table-cell table:formula="of:=[.C336]/([.D336]-[.D335])" office:value-type="float" office:value="972091.067903355" calcext:value-type="float">
            <text:p>972091.067903355</text:p>
          </table:table-cell>
          <table:table-cell/>
          <table:table-cell office:value-type="float" office:value="1442700485.15198" calcext:value-type="float">
            <text:p>1442700485.15198</text:p>
          </table:table-cell>
          <table:table-cell table:formula="of:=[.G336]-[.B336]" office:value-type="float" office:value="1.95809864997864" calcext:value-type="float">
            <text:p>1.9580986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00483.2022" calcext:value-type="float">
            <text:p>1442700483.2022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11.575097322464" calcext:value-type="float">
            <text:p>11.5750973225</text:p>
          </table:table-cell>
          <table:table-cell table:formula="of:=[.C337]/([.D337]-[.D336])" office:value-type="float" office:value="973735.703380839" calcext:value-type="float">
            <text:p>973735.703380839</text:p>
          </table:table-cell>
          <table:table-cell/>
          <table:table-cell office:value-type="float" office:value="1442700485.16662" calcext:value-type="float">
            <text:p>1442700485.16662</text:p>
          </table:table-cell>
          <table:table-cell table:formula="of:=[.G337]-[.B337]" office:value-type="float" office:value="1.96442174911499" calcext:value-type="float">
            <text:p>1.964421749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00483.21061" calcext:value-type="float">
            <text:p>1442700483.21061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11.5835077762604" calcext:value-type="float">
            <text:p>11.5835077763</text:p>
          </table:table-cell>
          <table:table-cell table:formula="of:=[.C338]/([.D338]-[.D337])" office:value-type="float" office:value="962611.554144461" calcext:value-type="float">
            <text:p>962611.554144461</text:p>
          </table:table-cell>
          <table:table-cell/>
          <table:table-cell office:value-type="float" office:value="1442700485.16921" calcext:value-type="float">
            <text:p>1442700485.16921</text:p>
          </table:table-cell>
          <table:table-cell table:formula="of:=[.G338]-[.B338]" office:value-type="float" office:value="1.95860505104065" calcext:value-type="float">
            <text:p>1.95860505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00483.21891" calcext:value-type="float">
            <text:p>1442700483.21891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11.5918161869049" calcext:value-type="float">
            <text:p>11.5918161869</text:p>
          </table:table-cell>
          <table:table-cell table:formula="of:=[.C339]/([.D339]-[.D338])" office:value-type="float" office:value="974434.262626263" calcext:value-type="float">
            <text:p>974434.262626263</text:p>
          </table:table-cell>
          <table:table-cell/>
          <table:table-cell office:value-type="float" office:value="1442700485.17178" calcext:value-type="float">
            <text:p>1442700485.17178</text:p>
          </table:table-cell>
          <table:table-cell table:formula="of:=[.G339]-[.B339]" office:value-type="float" office:value="1.95287013053894" calcext:value-type="float">
            <text:p>1.952870130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00483.22727" calcext:value-type="float">
            <text:p>1442700483.22727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11.6001694202423" calcext:value-type="float">
            <text:p>11.6001694202</text:p>
          </table:table-cell>
          <table:table-cell table:formula="of:=[.C340]/([.D340]-[.D339])" office:value-type="float" office:value="969205.536705103" calcext:value-type="float">
            <text:p>969205.536705103</text:p>
          </table:table-cell>
          <table:table-cell/>
          <table:table-cell office:value-type="float" office:value="1442700485.18009" calcext:value-type="float">
            <text:p>1442700485.18009</text:p>
          </table:table-cell>
          <table:table-cell table:formula="of:=[.G340]-[.B340]" office:value-type="float" office:value="1.95282196998596" calcext:value-type="float">
            <text:p>1.9528219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00483.23559" calcext:value-type="float">
            <text:p>1442700483.23559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11.6084923744202" calcext:value-type="float">
            <text:p>11.6084923744</text:p>
          </table:table-cell>
          <table:table-cell table:formula="of:=[.C341]/([.D341]-[.D340])" office:value-type="float" office:value="972731.535821708" calcext:value-type="float">
            <text:p>972731.535821708</text:p>
          </table:table-cell>
          <table:table-cell/>
          <table:table-cell office:value-type="float" office:value="1442700485.18268" calcext:value-type="float">
            <text:p>1442700485.18268</text:p>
          </table:table-cell>
          <table:table-cell table:formula="of:=[.G341]-[.B341]" office:value-type="float" office:value="1.94709324836731" calcext:value-type="float">
            <text:p>1.947093248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00483.2439" calcext:value-type="float">
            <text:p>1442700483.2439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11.6168065071106" calcext:value-type="float">
            <text:p>11.6168065071</text:p>
          </table:table-cell>
          <table:table-cell table:formula="of:=[.C342]/([.D342]-[.D341])" office:value-type="float" office:value="973763.626519844" calcext:value-type="float">
            <text:p>973763.626519844</text:p>
          </table:table-cell>
          <table:table-cell/>
          <table:table-cell office:value-type="float" office:value="1442700485.18528" calcext:value-type="float">
            <text:p>1442700485.18528</text:p>
          </table:table-cell>
          <table:table-cell table:formula="of:=[.G342]-[.B342]" office:value-type="float" office:value="1.94137406349182" calcext:value-type="float">
            <text:p>1.941374063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00483.25225" calcext:value-type="float">
            <text:p>1442700483.25225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11.6251473426819" calcext:value-type="float">
            <text:p>11.6251473427</text:p>
          </table:table-cell>
          <table:table-cell table:formula="of:=[.C343]/([.D343]-[.D342])" office:value-type="float" office:value="970646.157786417" calcext:value-type="float">
            <text:p>970646.157786417</text:p>
          </table:table-cell>
          <table:table-cell/>
          <table:table-cell office:value-type="float" office:value="1442700485.20212" calcext:value-type="float">
            <text:p>1442700485.20212</text:p>
          </table:table-cell>
          <table:table-cell table:formula="of:=[.G343]-[.B343]" office:value-type="float" office:value="1.94987750053406" calcext:value-type="float">
            <text:p>1.949877500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00483.26063" calcext:value-type="float">
            <text:p>1442700483.26063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11.6335272789001" calcext:value-type="float">
            <text:p>11.6335272789</text:p>
          </table:table-cell>
          <table:table-cell table:formula="of:=[.C344]/([.D344]-[.D343])" office:value-type="float" office:value="966117.138500057" calcext:value-type="float">
            <text:p>966117.138500057</text:p>
          </table:table-cell>
          <table:table-cell/>
          <table:table-cell office:value-type="float" office:value="1442700485.20472" calcext:value-type="float">
            <text:p>1442700485.20472</text:p>
          </table:table-cell>
          <table:table-cell table:formula="of:=[.G344]-[.B344]" office:value-type="float" office:value="1.9440975189209" calcext:value-type="float">
            <text:p>1.944097518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00483.26899" calcext:value-type="float">
            <text:p>1442700483.26899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11.6418871879578" calcext:value-type="float">
            <text:p>11.641887188</text:p>
          </table:table-cell>
          <table:table-cell table:formula="of:=[.C345]/([.D345]-[.D344])" office:value-type="float" office:value="968431.587497148" calcext:value-type="float">
            <text:p>968431.587497148</text:p>
          </table:table-cell>
          <table:table-cell/>
          <table:table-cell office:value-type="float" office:value="1442700485.2073" calcext:value-type="float">
            <text:p>1442700485.2073</text:p>
          </table:table-cell>
          <table:table-cell table:formula="of:=[.G345]-[.B345]" office:value-type="float" office:value="1.93831610679626" calcext:value-type="float">
            <text:p>1.938316106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00483.27731" calcext:value-type="float">
            <text:p>1442700483.27731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11.6502161026001" calcext:value-type="float">
            <text:p>11.6502161026</text:p>
          </table:table-cell>
          <table:table-cell table:formula="of:=[.C346]/([.D346]-[.D345])" office:value-type="float" office:value="972035.414896662" calcext:value-type="float">
            <text:p>972035.414896662</text:p>
          </table:table-cell>
          <table:table-cell/>
          <table:table-cell office:value-type="float" office:value="1442700485.22411" calcext:value-type="float">
            <text:p>1442700485.22411</text:p>
          </table:table-cell>
          <table:table-cell table:formula="of:=[.G346]-[.B346]" office:value-type="float" office:value="1.94679141044617" calcext:value-type="float">
            <text:p>1.946791410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00483.28565" calcext:value-type="float">
            <text:p>1442700483.28565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11.6585519313812" calcext:value-type="float">
            <text:p>11.6585519314</text:p>
          </table:table-cell>
          <table:table-cell table:formula="of:=[.C347]/([.D347]-[.D346])" office:value-type="float" office:value="971229.161799617" calcext:value-type="float">
            <text:p>971229.161799617</text:p>
          </table:table-cell>
          <table:table-cell/>
          <table:table-cell office:value-type="float" office:value="1442700485.22671" calcext:value-type="float">
            <text:p>1442700485.22671</text:p>
          </table:table-cell>
          <table:table-cell table:formula="of:=[.G347]-[.B347]" office:value-type="float" office:value="1.94105505943298" calcext:value-type="float">
            <text:p>1.941055059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00483.29397" calcext:value-type="float">
            <text:p>1442700483.29397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11.6668682098389" calcext:value-type="float">
            <text:p>11.6668682098</text:p>
          </table:table-cell>
          <table:table-cell table:formula="of:=[.C348]/([.D348]-[.D347])" office:value-type="float" office:value="973512.375906654" calcext:value-type="float">
            <text:p>973512.375906654</text:p>
          </table:table-cell>
          <table:table-cell/>
          <table:table-cell office:value-type="float" office:value="1442700485.2293" calcext:value-type="float">
            <text:p>1442700485.2293</text:p>
          </table:table-cell>
          <table:table-cell table:formula="of:=[.G348]-[.B348]" office:value-type="float" office:value="1.93533802032471" calcext:value-type="float">
            <text:p>1.935338020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00483.30229" calcext:value-type="float">
            <text:p>1442700483.30229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11.6751935482025" calcext:value-type="float">
            <text:p>11.6751935482</text:p>
          </table:table-cell>
          <table:table-cell table:formula="of:=[.C349]/([.D349]-[.D348])" office:value-type="float" office:value="972452.967839858" calcext:value-type="float">
            <text:p>972452.967839858</text:p>
          </table:table-cell>
          <table:table-cell/>
          <table:table-cell office:value-type="float" office:value="1442700485.24616" calcext:value-type="float">
            <text:p>1442700485.24616</text:p>
          </table:table-cell>
          <table:table-cell table:formula="of:=[.G349]-[.B349]" office:value-type="float" office:value="1.94387078285217" calcext:value-type="float">
            <text:p>1.943870782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00483.31071" calcext:value-type="float">
            <text:p>1442700483.31071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11.6836142539978" calcext:value-type="float">
            <text:p>11.683614254</text:p>
          </table:table-cell>
          <table:table-cell table:formula="of:=[.C350]/([.D350]-[.D349])" office:value-type="float" office:value="961439.598629633" calcext:value-type="float">
            <text:p>961439.598629633</text:p>
          </table:table-cell>
          <table:table-cell/>
          <table:table-cell office:value-type="float" office:value="1442700485.24876" calcext:value-type="float">
            <text:p>1442700485.24876</text:p>
          </table:table-cell>
          <table:table-cell table:formula="of:=[.G350]-[.B350]" office:value-type="float" office:value="1.93804979324341" calcext:value-type="float">
            <text:p>1.938049793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00483.31906" calcext:value-type="float">
            <text:p>1442700483.31906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11.6919584274292" calcext:value-type="float">
            <text:p>11.6919584274</text:p>
          </table:table-cell>
          <table:table-cell table:formula="of:=[.C351]/([.D351]-[.D350])" office:value-type="float" office:value="970257.877135836" calcext:value-type="float">
            <text:p>970257.877135836</text:p>
          </table:table-cell>
          <table:table-cell/>
          <table:table-cell office:value-type="float" office:value="1442700485.25138" calcext:value-type="float">
            <text:p>1442700485.25138</text:p>
          </table:table-cell>
          <table:table-cell table:formula="of:=[.G351]-[.B351]" office:value-type="float" office:value="1.93232727050781" calcext:value-type="float">
            <text:p>1.932327270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00483.32739" calcext:value-type="float">
            <text:p>1442700483.32739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11.7002918720245" calcext:value-type="float">
            <text:p>11.700291872</text:p>
          </table:table-cell>
          <table:table-cell table:formula="of:=[.C352]/([.D352]-[.D351])" office:value-type="float" office:value="971507.028981775" calcext:value-type="float">
            <text:p>971507.028981775</text:p>
          </table:table-cell>
          <table:table-cell/>
          <table:table-cell office:value-type="float" office:value="1442700485.26709" calcext:value-type="float">
            <text:p>1442700485.26709</text:p>
          </table:table-cell>
          <table:table-cell table:formula="of:=[.G352]-[.B352]" office:value-type="float" office:value="1.93970274925232" calcext:value-type="float">
            <text:p>1.939702749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00483.33573" calcext:value-type="float">
            <text:p>1442700483.33573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11.7086329460144" calcext:value-type="float">
            <text:p>11.708632946</text:p>
          </table:table-cell>
          <table:table-cell table:formula="of:=[.C353]/([.D353]-[.D352])" office:value-type="float" office:value="970618.413148492" calcext:value-type="float">
            <text:p>970618.413148492</text:p>
          </table:table-cell>
          <table:table-cell/>
          <table:table-cell office:value-type="float" office:value="1442700485.26968" calcext:value-type="float">
            <text:p>1442700485.26968</text:p>
          </table:table-cell>
          <table:table-cell table:formula="of:=[.G353]-[.B353]" office:value-type="float" office:value="1.93395352363586" calcext:value-type="float">
            <text:p>1.933953523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00483.34408" calcext:value-type="float">
            <text:p>1442700483.34408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11.7169790267944" calcext:value-type="float">
            <text:p>11.7169790268</text:p>
          </table:table-cell>
          <table:table-cell table:formula="of:=[.C354]/([.D354]-[.D353])" office:value-type="float" office:value="970036.141918528" calcext:value-type="float">
            <text:p>970036.141918528</text:p>
          </table:table-cell>
          <table:table-cell/>
          <table:table-cell office:value-type="float" office:value="1442700485.2902" calcext:value-type="float">
            <text:p>1442700485.2902</text:p>
          </table:table-cell>
          <table:table-cell table:formula="of:=[.G354]-[.B354]" office:value-type="float" office:value="1.9461236000061" calcext:value-type="float">
            <text:p>1.946123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00483.35243" calcext:value-type="float">
            <text:p>1442700483.35243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11.7253272533417" calcext:value-type="float">
            <text:p>11.7253272533</text:p>
          </table:table-cell>
          <table:table-cell table:formula="of:=[.C355]/([.D355]-[.D354])" office:value-type="float" office:value="969786.81090961" calcext:value-type="float">
            <text:p>969786.81090961</text:p>
          </table:table-cell>
          <table:table-cell/>
          <table:table-cell office:value-type="float" office:value="1442700485.2928" calcext:value-type="float">
            <text:p>1442700485.2928</text:p>
          </table:table-cell>
          <table:table-cell table:formula="of:=[.G355]-[.B355]" office:value-type="float" office:value="1.94037532806396" calcext:value-type="float">
            <text:p>1.940375328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00483.36074" calcext:value-type="float">
            <text:p>1442700483.36074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11.7336430549622" calcext:value-type="float">
            <text:p>11.733643055</text:p>
          </table:table-cell>
          <table:table-cell table:formula="of:=[.C356]/([.D356]-[.D355])" office:value-type="float" office:value="973568.198170819" calcext:value-type="float">
            <text:p>973568.198170819</text:p>
          </table:table-cell>
          <table:table-cell/>
          <table:table-cell office:value-type="float" office:value="1442700485.2954" calcext:value-type="float">
            <text:p>1442700485.2954</text:p>
          </table:table-cell>
          <table:table-cell table:formula="of:=[.G356]-[.B356]" office:value-type="float" office:value="1.93465781211853" calcext:value-type="float">
            <text:p>1.934657812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00483.36904" calcext:value-type="float">
            <text:p>1442700483.36904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11.7419393062592" calcext:value-type="float">
            <text:p>11.7419393063</text:p>
          </table:table-cell>
          <table:table-cell table:formula="of:=[.C357]/([.D357]-[.D356])" office:value-type="float" office:value="975862.435957123" calcext:value-type="float">
            <text:p>975862.435957123</text:p>
          </table:table-cell>
          <table:table-cell/>
          <table:table-cell office:value-type="float" office:value="1442700485.31219" calcext:value-type="float">
            <text:p>1442700485.31219</text:p>
          </table:table-cell>
          <table:table-cell table:formula="of:=[.G357]-[.B357]" office:value-type="float" office:value="1.9431517124176" calcext:value-type="float">
            <text:p>1.9431517124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00483.37731" calcext:value-type="float">
            <text:p>1442700483.37731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11.7502119541168" calcext:value-type="float">
            <text:p>11.7502119541</text:p>
          </table:table-cell>
          <table:table-cell table:formula="of:=[.C358]/([.D358]-[.D357])" office:value-type="float" office:value="978646.757277076" calcext:value-type="float">
            <text:p>978646.757277076</text:p>
          </table:table-cell>
          <table:table-cell/>
          <table:table-cell office:value-type="float" office:value="1442700485.31479" calcext:value-type="float">
            <text:p>1442700485.31479</text:p>
          </table:table-cell>
          <table:table-cell table:formula="of:=[.G358]-[.B358]" office:value-type="float" office:value="1.93747663497925" calcext:value-type="float">
            <text:p>1.93747663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00483.38561" calcext:value-type="float">
            <text:p>1442700483.38561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11.7585098743439" calcext:value-type="float">
            <text:p>11.7585098743</text:p>
          </table:table-cell>
          <table:table-cell table:formula="of:=[.C359]/([.D359]-[.D358])" office:value-type="float" office:value="975666.164348925" calcext:value-type="float">
            <text:p>975666.164348925</text:p>
          </table:table-cell>
          <table:table-cell/>
          <table:table-cell office:value-type="float" office:value="1442700485.31739" calcext:value-type="float">
            <text:p>1442700485.31739</text:p>
          </table:table-cell>
          <table:table-cell table:formula="of:=[.G359]-[.B359]" office:value-type="float" office:value="1.9317798614502" calcext:value-type="float">
            <text:p>1.931779861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00483.39392" calcext:value-type="float">
            <text:p>1442700483.39392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11.7668251991272" calcext:value-type="float">
            <text:p>11.7668251991</text:p>
          </table:table-cell>
          <table:table-cell table:formula="of:=[.C360]/([.D360]-[.D359])" office:value-type="float" office:value="973624.026837171" calcext:value-type="float">
            <text:p>973624.026837171</text:p>
          </table:table-cell>
          <table:table-cell/>
          <table:table-cell office:value-type="float" office:value="1442700485.33417" calcext:value-type="float">
            <text:p>1442700485.33417</text:p>
          </table:table-cell>
          <table:table-cell table:formula="of:=[.G360]-[.B360]" office:value-type="float" office:value="1.94024300575256" calcext:value-type="float">
            <text:p>1.940243005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00483.40221" calcext:value-type="float">
            <text:p>1442700483.40221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11.7751150131226" calcext:value-type="float">
            <text:p>11.7751150131</text:p>
          </table:table-cell>
          <table:table-cell table:formula="of:=[.C361]/([.D361]-[.D360])" office:value-type="float" office:value="976620.223871153" calcext:value-type="float">
            <text:p>976620.223871153</text:p>
          </table:table-cell>
          <table:table-cell/>
          <table:table-cell office:value-type="float" office:value="1442700485.33676" calcext:value-type="float">
            <text:p>1442700485.33676</text:p>
          </table:table-cell>
          <table:table-cell table:formula="of:=[.G361]-[.B361]" office:value-type="float" office:value="1.93454647064209" calcext:value-type="float">
            <text:p>1.934546470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00483.41052" calcext:value-type="float">
            <text:p>1442700483.41052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11.7834222316742" calcext:value-type="float">
            <text:p>11.7834222317</text:p>
          </table:table-cell>
          <table:table-cell table:formula="of:=[.C362]/([.D362]-[.D361])" office:value-type="float" office:value="974574.094767959" calcext:value-type="float">
            <text:p>974574.094767959</text:p>
          </table:table-cell>
          <table:table-cell/>
          <table:table-cell office:value-type="float" office:value="1442700485.33938" calcext:value-type="float">
            <text:p>1442700485.33938</text:p>
          </table:table-cell>
          <table:table-cell table:formula="of:=[.G362]-[.B362]" office:value-type="float" office:value="1.92885780334473" calcext:value-type="float">
            <text:p>1.928857803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00483.41888" calcext:value-type="float">
            <text:p>1442700483.41888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11.7917854785919" calcext:value-type="float">
            <text:p>11.7917854786</text:p>
          </table:table-cell>
          <table:table-cell table:formula="of:=[.C363]/([.D363]-[.D362])" office:value-type="float" office:value="968045.076230116" calcext:value-type="float">
            <text:p>968045.076230116</text:p>
          </table:table-cell>
          <table:table-cell/>
          <table:table-cell office:value-type="float" office:value="1442700485.3561" calcext:value-type="float">
            <text:p>1442700485.3561</text:p>
          </table:table-cell>
          <table:table-cell table:formula="of:=[.G363]-[.B363]" office:value-type="float" office:value="1.93721604347229" calcext:value-type="float">
            <text:p>1.937216043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00483.4272" calcext:value-type="float">
            <text:p>1442700483.4272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11.800103187561" calcext:value-type="float">
            <text:p>11.8001031876</text:p>
          </table:table-cell>
          <table:table-cell table:formula="of:=[.C364]/([.D364]-[.D363])" office:value-type="float" office:value="973344.947516267" calcext:value-type="float">
            <text:p>973344.947516267</text:p>
          </table:table-cell>
          <table:table-cell/>
          <table:table-cell office:value-type="float" office:value="1442700485.3587" calcext:value-type="float">
            <text:p>1442700485.3587</text:p>
          </table:table-cell>
          <table:table-cell table:formula="of:=[.G364]-[.B364]" office:value-type="float" office:value="1.93149447441101" calcext:value-type="float">
            <text:p>1.931494474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00483.43551" calcext:value-type="float">
            <text:p>1442700483.43551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11.8084082603455" calcext:value-type="float">
            <text:p>11.8084082603</text:p>
          </table:table-cell>
          <table:table-cell table:formula="of:=[.C365]/([.D365]-[.D364])" office:value-type="float" office:value="974825.893781937" calcext:value-type="float">
            <text:p>974825.893781937</text:p>
          </table:table-cell>
          <table:table-cell/>
          <table:table-cell office:value-type="float" office:value="1442700485.3613" calcext:value-type="float">
            <text:p>1442700485.3613</text:p>
          </table:table-cell>
          <table:table-cell table:formula="of:=[.G365]-[.B365]" office:value-type="float" office:value="1.9257926940918" calcext:value-type="float">
            <text:p>1.925792694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00483.44384" calcext:value-type="float">
            <text:p>1442700483.44384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11.8167388439178" calcext:value-type="float">
            <text:p>11.8167388439</text:p>
          </table:table-cell>
          <table:table-cell table:formula="of:=[.C366]/([.D366]-[.D365])" office:value-type="float" office:value="971840.67954552" calcext:value-type="float">
            <text:p>971840.67954552</text:p>
          </table:table-cell>
          <table:table-cell/>
          <table:table-cell office:value-type="float" office:value="1442700485.39074" calcext:value-type="float">
            <text:p>1442700485.39074</text:p>
          </table:table-cell>
          <table:table-cell table:formula="of:=[.G366]-[.B366]" office:value-type="float" office:value="1.94690155982971" calcext:value-type="float">
            <text:p>1.946901559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00483.45215" calcext:value-type="float">
            <text:p>1442700483.45215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11.8250498771667" calcext:value-type="float">
            <text:p>11.8250498772</text:p>
          </table:table-cell>
          <table:table-cell table:formula="of:=[.C367]/([.D367]-[.D366])" office:value-type="float" office:value="974126.773114547" calcext:value-type="float">
            <text:p>974126.773114547</text:p>
          </table:table-cell>
          <table:table-cell/>
          <table:table-cell office:value-type="float" office:value="1442700485.39332" calcext:value-type="float">
            <text:p>1442700485.39332</text:p>
          </table:table-cell>
          <table:table-cell table:formula="of:=[.G367]-[.B367]" office:value-type="float" office:value="1.94116806983948" calcext:value-type="float">
            <text:p>1.941168069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00483.46046" calcext:value-type="float">
            <text:p>1442700483.46046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11.8333580493927" calcext:value-type="float">
            <text:p>11.8333580494</text:p>
          </table:table-cell>
          <table:table-cell table:formula="of:=[.C368]/([.D368]-[.D367])" office:value-type="float" office:value="974462.225844406" calcext:value-type="float">
            <text:p>974462.225844406</text:p>
          </table:table-cell>
          <table:table-cell/>
          <table:table-cell office:value-type="float" office:value="1442700485.39592" calcext:value-type="float">
            <text:p>1442700485.39592</text:p>
          </table:table-cell>
          <table:table-cell table:formula="of:=[.G368]-[.B368]" office:value-type="float" office:value="1.93546056747437" calcext:value-type="float">
            <text:p>1.935460567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00483.46875" calcext:value-type="float">
            <text:p>1442700483.46875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11.841650724411" calcext:value-type="float">
            <text:p>11.8416507244</text:p>
          </table:table-cell>
          <table:table-cell table:formula="of:=[.C369]/([.D369]-[.D368])" office:value-type="float" office:value="976283.28399747" calcext:value-type="float">
            <text:p>976283.28399747</text:p>
          </table:table-cell>
          <table:table-cell/>
          <table:table-cell office:value-type="float" office:value="1442700485.41275" calcext:value-type="float">
            <text:p>1442700485.41275</text:p>
          </table:table-cell>
          <table:table-cell table:formula="of:=[.G369]-[.B369]" office:value-type="float" office:value="1.94400382041931" calcext:value-type="float">
            <text:p>1.944003820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00483.47706" calcext:value-type="float">
            <text:p>1442700483.47706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11.8499622344971" calcext:value-type="float">
            <text:p>11.8499622345</text:p>
          </table:table-cell>
          <table:table-cell table:formula="of:=[.C370]/([.D370]-[.D369])" office:value-type="float" office:value="974070.886778922" calcext:value-type="float">
            <text:p>974070.886778922</text:p>
          </table:table-cell>
          <table:table-cell/>
          <table:table-cell office:value-type="float" office:value="1442700485.41537" calcext:value-type="float">
            <text:p>1442700485.41537</text:p>
          </table:table-cell>
          <table:table-cell table:formula="of:=[.G370]-[.B370]" office:value-type="float" office:value="1.93831419944763" calcext:value-type="float">
            <text:p>1.938314199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00483.48537" calcext:value-type="float">
            <text:p>1442700483.48537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11.8582694530487" calcext:value-type="float">
            <text:p>11.858269453</text:p>
          </table:table-cell>
          <table:table-cell table:formula="of:=[.C371]/([.D371]-[.D370])" office:value-type="float" office:value="974574.094767959" calcext:value-type="float">
            <text:p>974574.094767959</text:p>
          </table:table-cell>
          <table:table-cell/>
          <table:table-cell office:value-type="float" office:value="1442700485.41803" calcext:value-type="float">
            <text:p>1442700485.41803</text:p>
          </table:table-cell>
          <table:table-cell table:formula="of:=[.G371]-[.B371]" office:value-type="float" office:value="1.93265843391418" calcext:value-type="float">
            <text:p>1.932658433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00483.49379" calcext:value-type="float">
            <text:p>1442700483.49379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11.8666934967041" calcext:value-type="float">
            <text:p>11.8666934967</text:p>
          </table:table-cell>
          <table:table-cell table:formula="of:=[.C372]/([.D372]-[.D371])" office:value-type="float" office:value="961058.647270257" calcext:value-type="float">
            <text:p>961058.647270257</text:p>
          </table:table-cell>
          <table:table-cell/>
          <table:table-cell office:value-type="float" office:value="1442700485.53509" calcext:value-type="float">
            <text:p>1442700485.53509</text:p>
          </table:table-cell>
          <table:table-cell table:formula="of:=[.G372]-[.B372]" office:value-type="float" office:value="2.04129433631897" calcext:value-type="float">
            <text:p>2.041294336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00483.50213" calcext:value-type="float">
            <text:p>1442700483.50213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11.8750264644623" calcext:value-type="float">
            <text:p>11.8750264645</text:p>
          </table:table-cell>
          <table:table-cell table:formula="of:=[.C373]/([.D373]-[.D372])" office:value-type="float" office:value="971562.62149867" calcext:value-type="float">
            <text:p>971562.62149867</text:p>
          </table:table-cell>
          <table:table-cell/>
          <table:table-cell office:value-type="float" office:value="1442700485.53768" calcext:value-type="float">
            <text:p>1442700485.53768</text:p>
          </table:table-cell>
          <table:table-cell table:formula="of:=[.G373]-[.B373]" office:value-type="float" office:value="2.03555798530579" calcext:value-type="float">
            <text:p>2.035557985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00483.51044" calcext:value-type="float">
            <text:p>1442700483.51044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11.8833463191986" calcext:value-type="float">
            <text:p>11.8833463192</text:p>
          </table:table-cell>
          <table:table-cell table:formula="of:=[.C374]/([.D374]-[.D373])" office:value-type="float" office:value="973093.912883998" calcext:value-type="float">
            <text:p>973093.912883998</text:p>
          </table:table-cell>
          <table:table-cell/>
          <table:table-cell office:value-type="float" office:value="1442700485.55711" calcext:value-type="float">
            <text:p>1442700485.55711</text:p>
          </table:table-cell>
          <table:table-cell table:formula="of:=[.G374]-[.B374]" office:value-type="float" office:value="2.04666709899902" calcext:value-type="float">
            <text:p>2.04666709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00483.51878" calcext:value-type="float">
            <text:p>1442700483.51878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11.8916862010956" calcext:value-type="float">
            <text:p>11.8916862011</text:p>
          </table:table-cell>
          <table:table-cell table:formula="of:=[.C375]/([.D375]-[.D374])" office:value-type="float" office:value="970757.152201258" calcext:value-type="float">
            <text:p>970757.152201258</text:p>
          </table:table-cell>
          <table:table-cell/>
          <table:table-cell office:value-type="float" office:value="1442700485.55976" calcext:value-type="float">
            <text:p>1442700485.55976</text:p>
          </table:table-cell>
          <table:table-cell table:formula="of:=[.G375]-[.B375]" office:value-type="float" office:value="2.04097867012024" calcext:value-type="float">
            <text:p>2.040978670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00483.52708" calcext:value-type="float">
            <text:p>1442700483.52708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11.8999817371368" calcext:value-type="float">
            <text:p>11.8999817371</text:p>
          </table:table-cell>
          <table:table-cell table:formula="of:=[.C376]/([.D376]-[.D375])" office:value-type="float" office:value="975946.576536184" calcext:value-type="float">
            <text:p>975946.576536184</text:p>
          </table:table-cell>
          <table:table-cell/>
          <table:table-cell office:value-type="float" office:value="1442700485.5624" calcext:value-type="float">
            <text:p>1442700485.5624</text:p>
          </table:table-cell>
          <table:table-cell table:formula="of:=[.G376]-[.B376]" office:value-type="float" office:value="2.03531742095947" calcext:value-type="float">
            <text:p>2.03531742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00483.5354" calcext:value-type="float">
            <text:p>1442700483.5354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11.9082970619202" calcext:value-type="float">
            <text:p>11.9082970619</text:p>
          </table:table-cell>
          <table:table-cell table:formula="of:=[.C377]/([.D377]-[.D376])" office:value-type="float" office:value="973624.026837171" calcext:value-type="float">
            <text:p>973624.026837171</text:p>
          </table:table-cell>
          <table:table-cell/>
          <table:table-cell office:value-type="float" office:value="1442700485.58559" calcext:value-type="float">
            <text:p>1442700485.58559</text:p>
          </table:table-cell>
          <table:table-cell table:formula="of:=[.G377]-[.B377]" office:value-type="float" office:value="2.05019044876099" calcext:value-type="float">
            <text:p>2.050190448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00483.54369" calcext:value-type="float">
            <text:p>1442700483.54369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11.9165880680084" calcext:value-type="float">
            <text:p>11.916588068</text:p>
          </table:table-cell>
          <table:table-cell table:formula="of:=[.C378]/([.D378]-[.D377])" office:value-type="float" office:value="976479.803997125" calcext:value-type="float">
            <text:p>976479.803997125</text:p>
          </table:table-cell>
          <table:table-cell/>
          <table:table-cell office:value-type="float" office:value="1442700485.5882" calcext:value-type="float">
            <text:p>1442700485.5882</text:p>
          </table:table-cell>
          <table:table-cell table:formula="of:=[.G378]-[.B378]" office:value-type="float" office:value="2.04451012611389" calcext:value-type="float">
            <text:p>2.04451012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00483.55202" calcext:value-type="float">
            <text:p>1442700483.55202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11.9249179363251" calcext:value-type="float">
            <text:p>11.9249179363</text:p>
          </table:table-cell>
          <table:table-cell table:formula="of:=[.C379]/([.D379]-[.D378])" office:value-type="float" office:value="971924.127998168" calcext:value-type="float">
            <text:p>971924.127998168</text:p>
          </table:table-cell>
          <table:table-cell/>
          <table:table-cell office:value-type="float" office:value="1442700485.5908" calcext:value-type="float">
            <text:p>1442700485.5908</text:p>
          </table:table-cell>
          <table:table-cell table:formula="of:=[.G379]-[.B379]" office:value-type="float" office:value="2.03877902030945" calcext:value-type="float">
            <text:p>2.038779020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00483.56057" calcext:value-type="float">
            <text:p>1442700483.56057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11.9334738254547" calcext:value-type="float">
            <text:p>11.9334738255</text:p>
          </table:table-cell>
          <table:table-cell table:formula="of:=[.C380]/([.D380]-[.D379])" office:value-type="float" office:value="946248.82082149" calcext:value-type="float">
            <text:p>946248.82082149</text:p>
          </table:table-cell>
          <table:table-cell/>
          <table:table-cell office:value-type="float" office:value="1442700485.60765" calcext:value-type="float">
            <text:p>1442700485.60765</text:p>
          </table:table-cell>
          <table:table-cell table:formula="of:=[.G380]-[.B380]" office:value-type="float" office:value="2.04708051681519" calcext:value-type="float">
            <text:p>2.047080516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00483.56891" calcext:value-type="float">
            <text:p>1442700483.56891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11.9418127536774" calcext:value-type="float">
            <text:p>11.9418127537</text:p>
          </table:table-cell>
          <table:table-cell table:formula="of:=[.C381]/([.D381]-[.D380])" office:value-type="float" office:value="970868.17200366" calcext:value-type="float">
            <text:p>970868.17200366</text:p>
          </table:table-cell>
          <table:table-cell/>
          <table:table-cell office:value-type="float" office:value="1442700485.61025" calcext:value-type="float">
            <text:p>1442700485.61025</text:p>
          </table:table-cell>
          <table:table-cell table:formula="of:=[.G381]-[.B381]" office:value-type="float" office:value="2.04134082794189" calcext:value-type="float">
            <text:p>2.041340827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00483.57725" calcext:value-type="float">
            <text:p>1442700483.57725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11.950147151947" calcext:value-type="float">
            <text:p>11.9501471519</text:p>
          </table:table-cell>
          <table:table-cell table:formula="of:=[.C382]/([.D382]-[.D381])" office:value-type="float" office:value="971395.863031725" calcext:value-type="float">
            <text:p>971395.863031725</text:p>
          </table:table-cell>
          <table:table-cell/>
          <table:table-cell office:value-type="float" office:value="1442700485.61285" calcext:value-type="float">
            <text:p>1442700485.61285</text:p>
          </table:table-cell>
          <table:table-cell table:formula="of:=[.G382]-[.B382]" office:value-type="float" office:value="2.03560543060303" calcext:value-type="float">
            <text:p>2.035605430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00483.58558" calcext:value-type="float">
            <text:p>1442700483.58558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11.9584851264954" calcext:value-type="float">
            <text:p>11.9584851265</text:p>
          </table:table-cell>
          <table:table-cell table:formula="of:=[.C383]/([.D383]-[.D382])" office:value-type="float" office:value="970979.217202333" calcext:value-type="float">
            <text:p>970979.217202333</text:p>
          </table:table-cell>
          <table:table-cell/>
          <table:table-cell office:value-type="float" office:value="1442700485.62974" calcext:value-type="float">
            <text:p>1442700485.62974</text:p>
          </table:table-cell>
          <table:table-cell table:formula="of:=[.G383]-[.B383]" office:value-type="float" office:value="2.04415798187256" calcext:value-type="float">
            <text:p>2.044157981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00483.59389" calcext:value-type="float">
            <text:p>1442700483.59389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11.9667866230011" calcext:value-type="float">
            <text:p>11.966786623</text:p>
          </table:table-cell>
          <table:table-cell table:formula="of:=[.C384]/([.D384]-[.D383])" office:value-type="float" office:value="975245.848071455" calcext:value-type="float">
            <text:p>975245.848071455</text:p>
          </table:table-cell>
          <table:table-cell/>
          <table:table-cell office:value-type="float" office:value="1442700485.63232" calcext:value-type="float">
            <text:p>1442700485.63232</text:p>
          </table:table-cell>
          <table:table-cell table:formula="of:=[.G384]-[.B384]" office:value-type="float" office:value="2.03843569755554" calcext:value-type="float">
            <text:p>2.038435697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00483.60223" calcext:value-type="float">
            <text:p>1442700483.60223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11.9751348495483" calcext:value-type="float">
            <text:p>11.9751348495</text:p>
          </table:table-cell>
          <table:table-cell table:formula="of:=[.C385]/([.D385]-[.D384])" office:value-type="float" office:value="969786.81090961" calcext:value-type="float">
            <text:p>969786.81090961</text:p>
          </table:table-cell>
          <table:table-cell/>
          <table:table-cell office:value-type="float" office:value="1442700485.63492" calcext:value-type="float">
            <text:p>1442700485.63492</text:p>
          </table:table-cell>
          <table:table-cell table:formula="of:=[.G385]-[.B385]" office:value-type="float" office:value="2.03268909454346" calcext:value-type="float">
            <text:p>2.032689094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00483.61056" calcext:value-type="float">
            <text:p>1442700483.61056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11.9834570884705" calcext:value-type="float">
            <text:p>11.9834570885</text:p>
          </table:table-cell>
          <table:table-cell table:formula="of:=[.C386]/([.D386]-[.D385])" office:value-type="float" office:value="972815.137340285" calcext:value-type="float">
            <text:p>972815.137340285</text:p>
          </table:table-cell>
          <table:table-cell/>
          <table:table-cell office:value-type="float" office:value="1442700485.65193" calcext:value-type="float">
            <text:p>1442700485.65193</text:p>
          </table:table-cell>
          <table:table-cell table:formula="of:=[.G386]-[.B386]" office:value-type="float" office:value="2.04137921333313" calcext:value-type="float">
            <text:p>2.041379213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00483.61891" calcext:value-type="float">
            <text:p>1442700483.61891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11.9918127059937" calcext:value-type="float">
            <text:p>11.991812706</text:p>
          </table:table-cell>
          <table:table-cell table:formula="of:=[.C387]/([.D387]-[.D386])" office:value-type="float" office:value="968928.98430634" calcext:value-type="float">
            <text:p>968928.98430634</text:p>
          </table:table-cell>
          <table:table-cell/>
          <table:table-cell office:value-type="float" office:value="1442700485.65452" calcext:value-type="float">
            <text:p>1442700485.65452</text:p>
          </table:table-cell>
          <table:table-cell table:formula="of:=[.G387]-[.B387]" office:value-type="float" office:value="2.03561329841614" calcext:value-type="float">
            <text:p>2.035613298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00483.62725" calcext:value-type="float">
            <text:p>1442700483.62725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12.0001518726349" calcext:value-type="float">
            <text:p>12.0001518726</text:p>
          </table:table-cell>
          <table:table-cell table:formula="of:=[.C388]/([.D388]-[.D387])" office:value-type="float" office:value="970840.414672499" calcext:value-type="float">
            <text:p>970840.414672499</text:p>
          </table:table-cell>
          <table:table-cell/>
          <table:table-cell office:value-type="float" office:value="1442700485.65712" calcext:value-type="float">
            <text:p>1442700485.65712</text:p>
          </table:table-cell>
          <table:table-cell table:formula="of:=[.G388]-[.B388]" office:value-type="float" office:value="2.02986812591553" calcext:value-type="float">
            <text:p>2.029868125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00483.63561" calcext:value-type="float">
            <text:p>1442700483.63561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12.0085082054138" calcext:value-type="float">
            <text:p>12.0085082054</text:p>
          </table:table-cell>
          <table:table-cell table:formula="of:=[.C389]/([.D389]-[.D388])" office:value-type="float" office:value="968846.049359468" calcext:value-type="float">
            <text:p>968846.049359468</text:p>
          </table:table-cell>
          <table:table-cell/>
          <table:table-cell office:value-type="float" office:value="1442700485.67369" calcext:value-type="float">
            <text:p>1442700485.67369</text:p>
          </table:table-cell>
          <table:table-cell table:formula="of:=[.G389]-[.B389]" office:value-type="float" office:value="2.03808641433716" calcext:value-type="float">
            <text:p>2.038086414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00483.64399" calcext:value-type="float">
            <text:p>1442700483.64399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12.0168931484222" calcext:value-type="float">
            <text:p>12.0168931484</text:p>
          </table:table-cell>
          <table:table-cell table:formula="of:=[.C390]/([.D390]-[.D389])" office:value-type="float" office:value="965540.253746197" calcext:value-type="float">
            <text:p>965540.253746197</text:p>
          </table:table-cell>
          <table:table-cell/>
          <table:table-cell office:value-type="float" office:value="1442700485.67627" calcext:value-type="float">
            <text:p>1442700485.67627</text:p>
          </table:table-cell>
          <table:table-cell table:formula="of:=[.G390]-[.B390]" office:value-type="float" office:value="2.03228163719177" calcext:value-type="float">
            <text:p>2.032281637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00483.65237" calcext:value-type="float">
            <text:p>1442700483.65237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12.0252711772919" calcext:value-type="float">
            <text:p>12.0252711773</text:p>
          </table:table-cell>
          <table:table-cell table:formula="of:=[.C391]/([.D391]-[.D390])" office:value-type="float" office:value="966337.085486625" calcext:value-type="float">
            <text:p>966337.085486625</text:p>
          </table:table-cell>
          <table:table-cell/>
          <table:table-cell office:value-type="float" office:value="1442700485.85293" calcext:value-type="float">
            <text:p>1442700485.85293</text:p>
          </table:table-cell>
          <table:table-cell table:formula="of:=[.G391]-[.B391]" office:value-type="float" office:value="2.20056295394897" calcext:value-type="float">
            <text:p>2.200562953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00483.66068" calcext:value-type="float">
            <text:p>1442700483.66068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12.0335838794708" calcext:value-type="float">
            <text:p>12.0335838795</text:p>
          </table:table-cell>
          <table:table-cell table:formula="of:=[.C392]/([.D392]-[.D391])" office:value-type="float" office:value="973931.19899042" calcext:value-type="float">
            <text:p>973931.19899042</text:p>
          </table:table-cell>
          <table:table-cell/>
          <table:table-cell office:value-type="float" office:value="1442700485.85554" calcext:value-type="float">
            <text:p>1442700485.85554</text:p>
          </table:table-cell>
          <table:table-cell table:formula="of:=[.G392]-[.B392]" office:value-type="float" office:value="2.1948561668396" calcext:value-type="float">
            <text:p>2.194856166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00483.66901" calcext:value-type="float">
            <text:p>1442700483.66901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12.0419127941132" calcext:value-type="float">
            <text:p>12.0419127941</text:p>
          </table:table-cell>
          <table:table-cell table:formula="of:=[.C393]/([.D393]-[.D392])" office:value-type="float" office:value="972035.414896662" calcext:value-type="float">
            <text:p>972035.414896662</text:p>
          </table:table-cell>
          <table:table-cell/>
          <table:table-cell office:value-type="float" office:value="1442700485.85828" calcext:value-type="float">
            <text:p>1442700485.85828</text:p>
          </table:table-cell>
          <table:table-cell table:formula="of:=[.G393]-[.B393]" office:value-type="float" office:value="2.18926858901978" calcext:value-type="float">
            <text:p>2.18926858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00483.67742" calcext:value-type="float">
            <text:p>1442700483.67742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12.0503220558167" calcext:value-type="float">
            <text:p>12.0503220558</text:p>
          </table:table-cell>
          <table:table-cell table:formula="of:=[.C394]/([.D394]-[.D393])" office:value-type="float" office:value="962748.013495506" calcext:value-type="float">
            <text:p>962748.013495506</text:p>
          </table:table-cell>
          <table:table-cell/>
          <table:table-cell office:value-type="float" office:value="1442700485.86087" calcext:value-type="float">
            <text:p>1442700485.86087</text:p>
          </table:table-cell>
          <table:table-cell table:formula="of:=[.G394]-[.B394]" office:value-type="float" office:value="2.18345069885254" calcext:value-type="float">
            <text:p>2.18345069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00483.68577" calcext:value-type="float">
            <text:p>1442700483.68577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12.0586757659912" calcext:value-type="float">
            <text:p>12.058675766</text:p>
          </table:table-cell>
          <table:table-cell table:formula="of:=[.C395]/([.D395]-[.D394])" office:value-type="float" office:value="969150.213596667" calcext:value-type="float">
            <text:p>969150.213596667</text:p>
          </table:table-cell>
          <table:table-cell/>
          <table:table-cell office:value-type="float" office:value="1442700485.86347" calcext:value-type="float">
            <text:p>1442700485.86347</text:p>
          </table:table-cell>
          <table:table-cell table:formula="of:=[.G395]-[.B395]" office:value-type="float" office:value="2.17769193649292" calcext:value-type="float">
            <text:p>2.177691936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00483.69411" calcext:value-type="float">
            <text:p>1442700483.69411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12.067008972168" calcext:value-type="float">
            <text:p>12.0670089722</text:p>
          </table:table-cell>
          <table:table-cell table:formula="of:=[.C396]/([.D396]-[.D395])" office:value-type="float" office:value="971534.824444953" calcext:value-type="float">
            <text:p>971534.824444953</text:p>
          </table:table-cell>
          <table:table-cell/>
          <table:table-cell office:value-type="float" office:value="1442700485.94747" calcext:value-type="float">
            <text:p>1442700485.94747</text:p>
          </table:table-cell>
          <table:table-cell table:formula="of:=[.G396]-[.B396]" office:value-type="float" office:value="2.2533655166626" calcext:value-type="float">
            <text:p>2.253365516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00483.70242" calcext:value-type="float">
            <text:p>1442700483.70242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12.0753197669983" calcext:value-type="float">
            <text:p>12.075319767</text:p>
          </table:table-cell>
          <table:table-cell table:formula="of:=[.C397]/([.D397]-[.D396])" office:value-type="float" office:value="974154.718687245" calcext:value-type="float">
            <text:p>974154.718687245</text:p>
          </table:table-cell>
          <table:table-cell/>
          <table:table-cell office:value-type="float" office:value="1442700485.9501" calcext:value-type="float">
            <text:p>1442700485.9501</text:p>
          </table:table-cell>
          <table:table-cell table:formula="of:=[.G397]-[.B397]" office:value-type="float" office:value="2.24768352508545" calcext:value-type="float">
            <text:p>2.247683525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00483.71079" calcext:value-type="float">
            <text:p>1442700483.71079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12.0836906433105" calcext:value-type="float">
            <text:p>12.0836906433</text:p>
          </table:table-cell>
          <table:table-cell table:formula="of:=[.C398]/([.D398]-[.D397])" office:value-type="float" office:value="967162.779379094" calcext:value-type="float">
            <text:p>967162.779379094</text:p>
          </table:table-cell>
          <table:table-cell/>
          <table:table-cell office:value-type="float" office:value="1442700485.95269" calcext:value-type="float">
            <text:p>1442700485.95269</text:p>
          </table:table-cell>
          <table:table-cell table:formula="of:=[.G398]-[.B398]" office:value-type="float" office:value="2.24190449714661" calcext:value-type="float">
            <text:p>2.241904497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00483.71909" calcext:value-type="float">
            <text:p>1442700483.71909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12.0919868946075" calcext:value-type="float">
            <text:p>12.0919868946</text:p>
          </table:table-cell>
          <table:table-cell table:formula="of:=[.C399]/([.D399]-[.D398])" office:value-type="float" office:value="975862.435957123" calcext:value-type="float">
            <text:p>975862.435957123</text:p>
          </table:table-cell>
          <table:table-cell/>
          <table:table-cell office:value-type="float" office:value="1442700485.96927" calcext:value-type="float">
            <text:p>1442700485.96927</text:p>
          </table:table-cell>
          <table:table-cell table:formula="of:=[.G399]-[.B399]" office:value-type="float" office:value="2.25018858909607" calcext:value-type="float">
            <text:p>2.250188589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00483.72737" calcext:value-type="float">
            <text:p>1442700483.72737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12.1002724170685" calcext:value-type="float">
            <text:p>12.1002724171</text:p>
          </table:table-cell>
          <table:table-cell table:formula="of:=[.C400]/([.D400]-[.D399])" office:value-type="float" office:value="977126.069981584" calcext:value-type="float">
            <text:p>977126.069981584</text:p>
          </table:table-cell>
          <table:table-cell/>
          <table:table-cell office:value-type="float" office:value="1442700485.97184" calcext:value-type="float">
            <text:p>1442700485.97184</text:p>
          </table:table-cell>
          <table:table-cell table:formula="of:=[.G400]-[.B400]" office:value-type="float" office:value="2.24447131156921" calcext:value-type="float">
            <text:p>2.244471311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00483.73571" calcext:value-type="float">
            <text:p>1442700483.73571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12.1086118221283" calcext:value-type="float">
            <text:p>12.1086118221</text:p>
          </table:table-cell>
          <table:table-cell table:formula="of:=[.C401]/([.D401]-[.D400])" office:value-type="float" office:value="970812.658928469" calcext:value-type="float">
            <text:p>970812.658928469</text:p>
          </table:table-cell>
          <table:table-cell/>
          <table:table-cell office:value-type="float" office:value="1442700485.99613" calcext:value-type="float">
            <text:p>1442700485.99613</text:p>
          </table:table-cell>
          <table:table-cell table:formula="of:=[.G401]-[.B401]" office:value-type="float" office:value="2.26041722297668" calcext:value-type="float">
            <text:p>2.26041722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00483.74401" calcext:value-type="float">
            <text:p>1442700483.74401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12.1169118881226" calcext:value-type="float">
            <text:p>12.1169118881</text:p>
          </table:table-cell>
          <table:table-cell table:formula="of:=[.C402]/([.D402]-[.D401])" office:value-type="float" office:value="975413.931117686" calcext:value-type="float">
            <text:p>975413.931117686</text:p>
          </table:table-cell>
          <table:table-cell/>
          <table:table-cell office:value-type="float" office:value="1442700485.99871" calcext:value-type="float">
            <text:p>1442700485.99871</text:p>
          </table:table-cell>
          <table:table-cell table:formula="of:=[.G402]-[.B402]" office:value-type="float" office:value="2.2547025680542" calcext:value-type="float">
            <text:p>2.254702568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00483.75228" calcext:value-type="float">
            <text:p>1442700483.75228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12.1251783370972" calcext:value-type="float">
            <text:p>12.1251783371</text:p>
          </table:table-cell>
          <table:table-cell table:formula="of:=[.C403]/([.D403]-[.D402])" office:value-type="float" office:value="979380.629441624" calcext:value-type="float">
            <text:p>979380.629441624</text:p>
          </table:table-cell>
          <table:table-cell/>
          <table:table-cell office:value-type="float" office:value="1442700486.00123" calcext:value-type="float">
            <text:p>1442700486.00123</text:p>
          </table:table-cell>
          <table:table-cell table:formula="of:=[.G403]-[.B403]" office:value-type="float" office:value="2.24895000457764" calcext:value-type="float">
            <text:p>2.248950004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00483.76064" calcext:value-type="float">
            <text:p>1442700483.76064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12.1335401535034" calcext:value-type="float">
            <text:p>12.1335401535</text:p>
          </table:table-cell>
          <table:table-cell table:formula="of:=[.C404]/([.D404]-[.D403])" office:value-type="float" office:value="968210.686131387" calcext:value-type="float">
            <text:p>968210.686131387</text:p>
          </table:table-cell>
          <table:table-cell/>
          <table:table-cell office:value-type="float" office:value="1442700486.02449" calcext:value-type="float">
            <text:p>1442700486.02449</text:p>
          </table:table-cell>
          <table:table-cell table:formula="of:=[.G404]-[.B404]" office:value-type="float" office:value="2.26385521888733" calcext:value-type="float">
            <text:p>2.263855218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00483.76897" calcext:value-type="float">
            <text:p>1442700483.76897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12.1418752670288" calcext:value-type="float">
            <text:p>12.141875267</text:p>
          </table:table-cell>
          <table:table-cell table:formula="of:=[.C405]/([.D405]-[.D404])" office:value-type="float" office:value="971312.505263158" calcext:value-type="float">
            <text:p>971312.505263158</text:p>
          </table:table-cell>
          <table:table-cell/>
          <table:table-cell office:value-type="float" office:value="1442700486.0269" calcext:value-type="float">
            <text:p>1442700486.0269</text:p>
          </table:table-cell>
          <table:table-cell table:formula="of:=[.G405]-[.B405]" office:value-type="float" office:value="2.25793051719666" calcext:value-type="float">
            <text:p>2.257930517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00483.77728" calcext:value-type="float">
            <text:p>1442700483.77728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12.1501789093018" calcext:value-type="float">
            <text:p>12.1501789093</text:p>
          </table:table-cell>
          <table:table-cell table:formula="of:=[.C406]/([.D406]-[.D405])" office:value-type="float" office:value="974993.832089124" calcext:value-type="float">
            <text:p>974993.832089124</text:p>
          </table:table-cell>
          <table:table-cell/>
          <table:table-cell office:value-type="float" office:value="1442700486.02929" calcext:value-type="float">
            <text:p>1442700486.02929</text:p>
          </table:table-cell>
          <table:table-cell table:formula="of:=[.G406]-[.B406]" office:value-type="float" office:value="2.25201296806335" calcext:value-type="float">
            <text:p>2.252012968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00483.78563" calcext:value-type="float">
            <text:p>1442700483.78563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12.1585323810577" calcext:value-type="float">
            <text:p>12.1585323811</text:p>
          </table:table-cell>
          <table:table-cell table:formula="of:=[.C407]/([.D407]-[.D406])" office:value-type="float" office:value="969177.87436139" calcext:value-type="float">
            <text:p>969177.87436139</text:p>
          </table:table-cell>
          <table:table-cell/>
          <table:table-cell office:value-type="float" office:value="1442700486.0317" calcext:value-type="float">
            <text:p>1442700486.0317</text:p>
          </table:table-cell>
          <table:table-cell table:formula="of:=[.G407]-[.B407]" office:value-type="float" office:value="2.24606490135193" calcext:value-type="float">
            <text:p>2.246064901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00483.79392" calcext:value-type="float">
            <text:p>1442700483.79392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12.1668174266815" calcext:value-type="float">
            <text:p>12.1668174267</text:p>
          </table:table-cell>
          <table:table-cell table:formula="of:=[.C408]/([.D408]-[.D407])" office:value-type="float" office:value="977182.307453237" calcext:value-type="float">
            <text:p>977182.307453237</text:p>
          </table:table-cell>
          <table:table-cell/>
          <table:table-cell office:value-type="float" office:value="1442700486.03409" calcext:value-type="float">
            <text:p>1442700486.03409</text:p>
          </table:table-cell>
          <table:table-cell table:formula="of:=[.G408]-[.B408]" office:value-type="float" office:value="2.24017333984375" calcext:value-type="float">
            <text:p>2.2401733398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00483.80224" calcext:value-type="float">
            <text:p>1442700483.80224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12.1751463413239" calcext:value-type="float">
            <text:p>12.1751463413</text:p>
          </table:table-cell>
          <table:table-cell table:formula="of:=[.C409]/([.D409]-[.D408])" office:value-type="float" office:value="972035.414896662" calcext:value-type="float">
            <text:p>972035.414896662</text:p>
          </table:table-cell>
          <table:table-cell/>
          <table:table-cell office:value-type="float" office:value="1442700486.03648" calcext:value-type="float">
            <text:p>1442700486.03648</text:p>
          </table:table-cell>
          <table:table-cell table:formula="of:=[.G409]-[.B409]" office:value-type="float" office:value="2.23423528671265" calcext:value-type="float">
            <text:p>2.234235286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00483.81054" calcext:value-type="float">
            <text:p>1442700483.81054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12.1834387779236" calcext:value-type="float">
            <text:p>12.1834387779</text:p>
          </table:table-cell>
          <table:table-cell table:formula="of:=[.C410]/([.D410]-[.D409])" office:value-type="float" office:value="976311.353440097" calcext:value-type="float">
            <text:p>976311.353440097</text:p>
          </table:table-cell>
          <table:table-cell/>
          <table:table-cell office:value-type="float" office:value="1442700486.04638" calcext:value-type="float">
            <text:p>1442700486.04638</text:p>
          </table:table-cell>
          <table:table-cell table:formula="of:=[.G410]-[.B410]" office:value-type="float" office:value="2.23584198951721" calcext:value-type="float">
            <text:p>2.235841989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00483.81891" calcext:value-type="float">
            <text:p>1442700483.81891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12.1918125152588" calcext:value-type="float">
            <text:p>12.1918125153</text:p>
          </table:table-cell>
          <table:table-cell table:formula="of:=[.C411]/([.D411]-[.D410])" office:value-type="float" office:value="966832.332555094" calcext:value-type="float">
            <text:p>966832.332555094</text:p>
          </table:table-cell>
          <table:table-cell/>
          <table:table-cell office:value-type="float" office:value="1442700486.04879" calcext:value-type="float">
            <text:p>1442700486.04879</text:p>
          </table:table-cell>
          <table:table-cell table:formula="of:=[.G411]-[.B411]" office:value-type="float" office:value="2.22988176345825" calcext:value-type="float">
            <text:p>2.229881763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00483.82718" calcext:value-type="float">
            <text:p>1442700483.82718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12.200085401535" calcext:value-type="float">
            <text:p>12.2000854015</text:p>
          </table:table-cell>
          <table:table-cell table:formula="of:=[.C412]/([.D412]-[.D411])" office:value-type="float" office:value="978618.553387706" calcext:value-type="float">
            <text:p>978618.553387706</text:p>
          </table:table-cell>
          <table:table-cell/>
          <table:table-cell office:value-type="float" office:value="1442700486.05117" calcext:value-type="float">
            <text:p>1442700486.05117</text:p>
          </table:table-cell>
          <table:table-cell table:formula="of:=[.G412]-[.B412]" office:value-type="float" office:value="2.22399067878723" calcext:value-type="float">
            <text:p>2.223990678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00483.83548" calcext:value-type="float">
            <text:p>1442700483.83548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12.208379983902" calcext:value-type="float">
            <text:p>12.2083799839</text:p>
          </table:table-cell>
          <table:table-cell table:formula="of:=[.C413]/([.D413]-[.D412])" office:value-type="float" office:value="976058.786547859" calcext:value-type="float">
            <text:p>976058.786547859</text:p>
          </table:table-cell>
          <table:table-cell/>
          <table:table-cell office:value-type="float" office:value="1442700486.06973" calcext:value-type="float">
            <text:p>1442700486.06973</text:p>
          </table:table-cell>
          <table:table-cell table:formula="of:=[.G413]-[.B413]" office:value-type="float" office:value="2.23425340652466" calcext:value-type="float">
            <text:p>2.234253406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00483.84378" calcext:value-type="float">
            <text:p>1442700483.84378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12.2166793346405" calcext:value-type="float">
            <text:p>12.2166793346</text:p>
          </table:table-cell>
          <table:table-cell table:formula="of:=[.C414]/([.D414]-[.D413])" office:value-type="float" office:value="975497.994369434" calcext:value-type="float">
            <text:p>975497.994369434</text:p>
          </table:table-cell>
          <table:table-cell/>
          <table:table-cell office:value-type="float" office:value="1442700486.07214" calcext:value-type="float">
            <text:p>1442700486.07214</text:p>
          </table:table-cell>
          <table:table-cell table:formula="of:=[.G414]-[.B414]" office:value-type="float" office:value="2.22835898399353" calcext:value-type="float">
            <text:p>2.22835898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00483.8521" calcext:value-type="float">
            <text:p>1442700483.8521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12.2250001430511" calcext:value-type="float">
            <text:p>12.2250001431</text:p>
          </table:table-cell>
          <table:table-cell table:formula="of:=[.C415]/([.D415]-[.D414])" office:value-type="float" office:value="972982.383495702" calcext:value-type="float">
            <text:p>972982.383495702</text:p>
          </table:table-cell>
          <table:table-cell/>
          <table:table-cell office:value-type="float" office:value="1442700486.07454" calcext:value-type="float">
            <text:p>1442700486.07454</text:p>
          </table:table-cell>
          <table:table-cell table:formula="of:=[.G415]-[.B415]" office:value-type="float" office:value="2.22244262695312" calcext:value-type="float">
            <text:p>2.22244262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00483.86043" calcext:value-type="float">
            <text:p>1442700483.86043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12.2333333492279" calcext:value-type="float">
            <text:p>12.2333333492</text:p>
          </table:table-cell>
          <table:table-cell table:formula="of:=[.C416]/([.D416]-[.D415])" office:value-type="float" office:value="971534.824444953" calcext:value-type="float">
            <text:p>971534.824444953</text:p>
          </table:table-cell>
          <table:table-cell/>
          <table:table-cell office:value-type="float" office:value="1442700486.09183" calcext:value-type="float">
            <text:p>1442700486.09183</text:p>
          </table:table-cell>
          <table:table-cell table:formula="of:=[.G416]-[.B416]" office:value-type="float" office:value="2.23140263557434" calcext:value-type="float">
            <text:p>2.231402635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00483.86877" calcext:value-type="float">
            <text:p>1442700483.86877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12.2416694164276" calcext:value-type="float">
            <text:p>12.2416694164</text:p>
          </table:table-cell>
          <table:table-cell table:formula="of:=[.C417]/([.D417]-[.D416])" office:value-type="float" office:value="971201.383823361" calcext:value-type="float">
            <text:p>971201.383823361</text:p>
          </table:table-cell>
          <table:table-cell/>
          <table:table-cell office:value-type="float" office:value="1442700486.09423" calcext:value-type="float">
            <text:p>1442700486.09423</text:p>
          </table:table-cell>
          <table:table-cell table:formula="of:=[.G417]-[.B417]" office:value-type="float" office:value="2.22546410560608" calcext:value-type="float">
            <text:p>2.225464105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00483.87709" calcext:value-type="float">
            <text:p>1442700483.87709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12.2499952316284" calcext:value-type="float">
            <text:p>12.2499952316</text:p>
          </table:table-cell>
          <table:table-cell table:formula="of:=[.C418]/([.D418]-[.D417])" office:value-type="float" office:value="972397.273388505" calcext:value-type="float">
            <text:p>972397.273388505</text:p>
          </table:table-cell>
          <table:table-cell/>
          <table:table-cell office:value-type="float" office:value="1442700486.09663" calcext:value-type="float">
            <text:p>1442700486.09663</text:p>
          </table:table-cell>
          <table:table-cell table:formula="of:=[.G418]-[.B418]" office:value-type="float" office:value="2.21954107284546" calcext:value-type="float">
            <text:p>2.219541072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00483.88544" calcext:value-type="float">
            <text:p>1442700483.88544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12.2583401203156" calcext:value-type="float">
            <text:p>12.2583401203</text:p>
          </table:table-cell>
          <table:table-cell table:formula="of:=[.C419]/([.D419]-[.D418])" office:value-type="float" office:value="970174.714551013" calcext:value-type="float">
            <text:p>970174.714551013</text:p>
          </table:table-cell>
          <table:table-cell/>
          <table:table-cell office:value-type="float" office:value="1442700486.09904" calcext:value-type="float">
            <text:p>1442700486.09904</text:p>
          </table:table-cell>
          <table:table-cell table:formula="of:=[.G419]-[.B419]" office:value-type="float" office:value="2.21359729766846" calcext:value-type="float">
            <text:p>2.213597297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00483.8938" calcext:value-type="float">
            <text:p>1442700483.8938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12.2666993141174" calcext:value-type="float">
            <text:p>12.2666993141</text:p>
          </table:table-cell>
          <table:table-cell table:formula="of:=[.C420]/([.D420]-[.D419])" office:value-type="float" office:value="968514.451498816" calcext:value-type="float">
            <text:p>968514.451498816</text:p>
          </table:table-cell>
          <table:table-cell/>
          <table:table-cell office:value-type="float" office:value="1442700486.10144" calcext:value-type="float">
            <text:p>1442700486.10144</text:p>
          </table:table-cell>
          <table:table-cell table:formula="of:=[.G420]-[.B420]" office:value-type="float" office:value="2.20763802528381" calcext:value-type="float">
            <text:p>2.207638025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00483.90212" calcext:value-type="float">
            <text:p>1442700483.90212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12.2750196456909" calcext:value-type="float">
            <text:p>12.2750196457</text:p>
          </table:table-cell>
          <table:table-cell table:formula="of:=[.C421]/([.D421]-[.D420])" office:value-type="float" office:value="973038.144993983" calcext:value-type="float">
            <text:p>973038.144993983</text:p>
          </table:table-cell>
          <table:table-cell/>
          <table:table-cell office:value-type="float" office:value="1442700486.11383" calcext:value-type="float">
            <text:p>1442700486.11383</text:p>
          </table:table-cell>
          <table:table-cell table:formula="of:=[.G421]-[.B421]" office:value-type="float" office:value="2.21171641349792" calcext:value-type="float">
            <text:p>2.211716413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00483.91044" calcext:value-type="float">
            <text:p>1442700483.91044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12.2833406925201" calcext:value-type="float">
            <text:p>12.2833406925</text:p>
          </table:table-cell>
          <table:table-cell table:formula="of:=[.C422]/([.D422]-[.D421])" office:value-type="float" office:value="972954.505143119" calcext:value-type="float">
            <text:p>972954.505143119</text:p>
          </table:table-cell>
          <table:table-cell/>
          <table:table-cell office:value-type="float" office:value="1442700486.11623" calcext:value-type="float">
            <text:p>1442700486.11623</text:p>
          </table:table-cell>
          <table:table-cell table:formula="of:=[.G422]-[.B422]" office:value-type="float" office:value="2.20578861236572" calcext:value-type="float">
            <text:p>2.205788612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00483.91881" calcext:value-type="float">
            <text:p>1442700483.91881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12.2917127609253" calcext:value-type="float">
            <text:p>12.2917127609</text:p>
          </table:table-cell>
          <table:table-cell table:formula="of:=[.C423]/([.D423]-[.D422])" office:value-type="float" office:value="967025.065755375" calcext:value-type="float">
            <text:p>967025.065755375</text:p>
          </table:table-cell>
          <table:table-cell/>
          <table:table-cell office:value-type="float" office:value="1442700486.11862" calcext:value-type="float">
            <text:p>1442700486.11862</text:p>
          </table:table-cell>
          <table:table-cell table:formula="of:=[.G423]-[.B423]" office:value-type="float" office:value="2.19980955123901" calcext:value-type="float">
            <text:p>2.199809551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00483.92715" calcext:value-type="float">
            <text:p>1442700483.92715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12.3000514507294" calcext:value-type="float">
            <text:p>12.3000514507</text:p>
          </table:table-cell>
          <table:table-cell table:formula="of:=[.C424]/([.D424]-[.D423])" office:value-type="float" office:value="970895.930922087" calcext:value-type="float">
            <text:p>970895.930922087</text:p>
          </table:table-cell>
          <table:table-cell/>
          <table:table-cell office:value-type="float" office:value="1442700486.13576" calcext:value-type="float">
            <text:p>1442700486.13576</text:p>
          </table:table-cell>
          <table:table-cell table:formula="of:=[.G424]-[.B424]" office:value-type="float" office:value="2.20860743522644" calcext:value-type="float">
            <text:p>2.2086074352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00483.93548" calcext:value-type="float">
            <text:p>1442700483.93548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12.3083832263947" calcext:value-type="float">
            <text:p>12.3083832264</text:p>
          </table:table-cell>
          <table:table-cell table:formula="of:=[.C425]/([.D425]-[.D424])" office:value-type="float" office:value="971701.630630115" calcext:value-type="float">
            <text:p>971701.630630115</text:p>
          </table:table-cell>
          <table:table-cell/>
          <table:table-cell office:value-type="float" office:value="1442700486.13816" calcext:value-type="float">
            <text:p>1442700486.13816</text:p>
          </table:table-cell>
          <table:table-cell table:formula="of:=[.G425]-[.B425]" office:value-type="float" office:value="2.20267844200134" calcext:value-type="float">
            <text:p>2.20267844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00483.94381" calcext:value-type="float">
            <text:p>1442700483.94381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12.3167142868042" calcext:value-type="float">
            <text:p>12.3167142868</text:p>
          </table:table-cell>
          <table:table-cell table:formula="of:=[.C426]/([.D426]-[.D425])" office:value-type="float" office:value="971785.05520419" calcext:value-type="float">
            <text:p>971785.05520419</text:p>
          </table:table-cell>
          <table:table-cell/>
          <table:table-cell office:value-type="float" office:value="1442700486.14056" calcext:value-type="float">
            <text:p>1442700486.14056</text:p>
          </table:table-cell>
          <table:table-cell table:formula="of:=[.G426]-[.B426]" office:value-type="float" office:value="2.19674921035767" calcext:value-type="float">
            <text:p>2.1967492104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00483.95214" calcext:value-type="float">
            <text:p>1442700483.95214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12.3250439167023" calcext:value-type="float">
            <text:p>12.3250439167</text:p>
          </table:table-cell>
          <table:table-cell table:formula="of:=[.C427]/([.D427]-[.D426])" office:value-type="float" office:value="971951.947333772" calcext:value-type="float">
            <text:p>971951.947333772</text:p>
          </table:table-cell>
          <table:table-cell/>
          <table:table-cell office:value-type="float" office:value="1442700486.15772" calcext:value-type="float">
            <text:p>1442700486.15772</text:p>
          </table:table-cell>
          <table:table-cell table:formula="of:=[.G427]-[.B427]" office:value-type="float" office:value="2.20557737350464" calcext:value-type="float">
            <text:p>2.2055773735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00483.96048" calcext:value-type="float">
            <text:p>1442700483.96048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12.3333773612976" calcext:value-type="float">
            <text:p>12.3333773613</text:p>
          </table:table-cell>
          <table:table-cell table:formula="of:=[.C428]/([.D428]-[.D427])" office:value-type="float" office:value="971507.028981775" calcext:value-type="float">
            <text:p>971507.028981775</text:p>
          </table:table-cell>
          <table:table-cell/>
          <table:table-cell office:value-type="float" office:value="1442700486.16014" calcext:value-type="float">
            <text:p>1442700486.16014</text:p>
          </table:table-cell>
          <table:table-cell table:formula="of:=[.G428]-[.B428]" office:value-type="float" office:value="2.19965934753418" calcext:value-type="float">
            <text:p>2.199659347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00483.96883" calcext:value-type="float">
            <text:p>1442700483.96883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12.3417282104492" calcext:value-type="float">
            <text:p>12.3417282104</text:p>
          </table:table-cell>
          <table:table-cell table:formula="of:=[.C429]/([.D429]-[.D428])" office:value-type="float" office:value="969482.247016502" calcext:value-type="float">
            <text:p>969482.247016502</text:p>
          </table:table-cell>
          <table:table-cell/>
          <table:table-cell office:value-type="float" office:value="1442700486.16253" calcext:value-type="float">
            <text:p>1442700486.16253</text:p>
          </table:table-cell>
          <table:table-cell table:formula="of:=[.G429]-[.B429]" office:value-type="float" office:value="2.19369888305664" calcext:value-type="float">
            <text:p>2.193698883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00483.97727" calcext:value-type="float">
            <text:p>1442700483.97727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12.350168466568" calcext:value-type="float">
            <text:p>12.3501684666</text:p>
          </table:table-cell>
          <table:table-cell table:formula="of:=[.C430]/([.D430]-[.D429])" office:value-type="float" office:value="959212.598062202" calcext:value-type="float">
            <text:p>959212.598062202</text:p>
          </table:table-cell>
          <table:table-cell/>
          <table:table-cell office:value-type="float" office:value="1442700486.19233" calcext:value-type="float">
            <text:p>1442700486.19233</text:p>
          </table:table-cell>
          <table:table-cell table:formula="of:=[.G430]-[.B430]" office:value-type="float" office:value="2.21505880355835" calcext:value-type="float">
            <text:p>2.215058803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00483.98565" calcext:value-type="float">
            <text:p>1442700483.98565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12.3585467338562" calcext:value-type="float">
            <text:p>12.3585467339</text:p>
          </table:table-cell>
          <table:table-cell table:formula="of:=[.C431]/([.D431]-[.D430])" office:value-type="float" office:value="966309.586636692" calcext:value-type="float">
            <text:p>966309.586636692</text:p>
          </table:table-cell>
          <table:table-cell/>
          <table:table-cell office:value-type="float" office:value="1442700486.19473" calcext:value-type="float">
            <text:p>1442700486.19473</text:p>
          </table:table-cell>
          <table:table-cell table:formula="of:=[.G431]-[.B431]" office:value-type="float" office:value="2.20908498764038" calcext:value-type="float">
            <text:p>2.209084987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00483.99398" calcext:value-type="float">
            <text:p>1442700483.99398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12.3668794631958" calcext:value-type="float">
            <text:p>12.3668794632</text:p>
          </table:table-cell>
          <table:table-cell table:formula="of:=[.C432]/([.D432]-[.D431])" office:value-type="float" office:value="971590.420143062" calcext:value-type="float">
            <text:p>971590.420143062</text:p>
          </table:table-cell>
          <table:table-cell/>
          <table:table-cell office:value-type="float" office:value="1442700486.19714" calcext:value-type="float">
            <text:p>1442700486.19714</text:p>
          </table:table-cell>
          <table:table-cell table:formula="of:=[.G432]-[.B432]" office:value-type="float" office:value="2.20316076278687" calcext:value-type="float">
            <text:p>2.203160762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00484.00236" calcext:value-type="float">
            <text:p>1442700484.00236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12.3752639293671" calcext:value-type="float">
            <text:p>12.3752639294</text:p>
          </table:table-cell>
          <table:table-cell table:formula="of:=[.C433]/([.D433]-[.D432])" office:value-type="float" office:value="965595.165467626" calcext:value-type="float">
            <text:p>965595.165467626</text:p>
          </table:table-cell>
          <table:table-cell/>
          <table:table-cell office:value-type="float" office:value="1442700486.19951" calcext:value-type="float">
            <text:p>1442700486.19951</text:p>
          </table:table-cell>
          <table:table-cell table:formula="of:=[.G433]-[.B433]" office:value-type="float" office:value="2.19715142250061" calcext:value-type="float">
            <text:p>2.197151422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00484.01073" calcext:value-type="float">
            <text:p>1442700484.01073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12.3836355209351" calcext:value-type="float">
            <text:p>12.3836355209</text:p>
          </table:table-cell>
          <table:table-cell table:formula="of:=[.C434]/([.D434]-[.D433])" office:value-type="float" office:value="967080.146498448" calcext:value-type="float">
            <text:p>967080.146498448</text:p>
          </table:table-cell>
          <table:table-cell/>
          <table:table-cell office:value-type="float" office:value="1442700486.20191" calcext:value-type="float">
            <text:p>1442700486.20191</text:p>
          </table:table-cell>
          <table:table-cell table:formula="of:=[.G434]-[.B434]" office:value-type="float" office:value="2.19117879867554" calcext:value-type="float">
            <text:p>2.191178798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00484.01908" calcext:value-type="float">
            <text:p>1442700484.01908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12.3919863700867" calcext:value-type="float">
            <text:p>12.3919863701</text:p>
          </table:table-cell>
          <table:table-cell table:formula="of:=[.C435]/([.D435]-[.D434])" office:value-type="float" office:value="969482.247016502" calcext:value-type="float">
            <text:p>969482.247016502</text:p>
          </table:table-cell>
          <table:table-cell/>
          <table:table-cell office:value-type="float" office:value="1442700486.20432" calcext:value-type="float">
            <text:p>1442700486.20432</text:p>
          </table:table-cell>
          <table:table-cell table:formula="of:=[.G435]-[.B435]" office:value-type="float" office:value="2.18523406982422" calcext:value-type="float">
            <text:p>2.185234069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00484.02747" calcext:value-type="float">
            <text:p>1442700484.02747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12.4003686904907" calcext:value-type="float">
            <text:p>12.4003686905</text:p>
          </table:table-cell>
          <table:table-cell table:formula="of:=[.C436]/([.D436]-[.D435])" office:value-type="float" office:value="965842.345525912" calcext:value-type="float">
            <text:p>965842.345525912</text:p>
          </table:table-cell>
          <table:table-cell/>
          <table:table-cell office:value-type="float" office:value="1442700486.21437" calcext:value-type="float">
            <text:p>1442700486.21437</text:p>
          </table:table-cell>
          <table:table-cell table:formula="of:=[.G436]-[.B436]" office:value-type="float" office:value="2.1868999004364" calcext:value-type="float">
            <text:p>2.186899900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00484.0358" calcext:value-type="float">
            <text:p>1442700484.0358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12.4086995124817" calcext:value-type="float">
            <text:p>12.4086995125</text:p>
          </table:table-cell>
          <table:table-cell table:formula="of:=[.C437]/([.D437]-[.D436])" office:value-type="float" office:value="971812.866578902" calcext:value-type="float">
            <text:p>971812.866578902</text:p>
          </table:table-cell>
          <table:table-cell/>
          <table:table-cell office:value-type="float" office:value="1442700486.21677" calcext:value-type="float">
            <text:p>1442700486.21677</text:p>
          </table:table-cell>
          <table:table-cell table:formula="of:=[.G437]-[.B437]" office:value-type="float" office:value="2.18097186088562" calcext:value-type="float">
            <text:p>2.1809718609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00484.04413" calcext:value-type="float">
            <text:p>1442700484.04413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12.417031288147" calcext:value-type="float">
            <text:p>12.4170312881</text:p>
          </table:table-cell>
          <table:table-cell table:formula="of:=[.C438]/([.D438]-[.D437])" office:value-type="float" office:value="971701.630630115" calcext:value-type="float">
            <text:p>971701.630630115</text:p>
          </table:table-cell>
          <table:table-cell/>
          <table:table-cell office:value-type="float" office:value="1442700486.21919" calcext:value-type="float">
            <text:p>1442700486.21919</text:p>
          </table:table-cell>
          <table:table-cell table:formula="of:=[.G438]-[.B438]" office:value-type="float" office:value="2.17506504058838" calcext:value-type="float">
            <text:p>2.175065040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00484.05252" calcext:value-type="float">
            <text:p>1442700484.05252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12.4254245758057" calcext:value-type="float">
            <text:p>12.4254245758</text:p>
          </table:table-cell>
          <table:table-cell table:formula="of:=[.C439]/([.D439]-[.D438])" office:value-type="float" office:value="964580.308601295" calcext:value-type="float">
            <text:p>964580.308601295</text:p>
          </table:table-cell>
          <table:table-cell/>
          <table:table-cell office:value-type="float" office:value="1442700486.23623" calcext:value-type="float">
            <text:p>1442700486.23623</text:p>
          </table:table-cell>
          <table:table-cell table:formula="of:=[.G439]-[.B439]" office:value-type="float" office:value="2.18370389938354" calcext:value-type="float">
            <text:p>2.183703899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00484.06088" calcext:value-type="float">
            <text:p>1442700484.06088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12.4337813854218" calcext:value-type="float">
            <text:p>12.4337813854</text:p>
          </table:table-cell>
          <table:table-cell table:formula="of:=[.C440]/([.D440]-[.D439])" office:value-type="float" office:value="968790.767281961" calcext:value-type="float">
            <text:p>968790.767281961</text:p>
          </table:table-cell>
          <table:table-cell/>
          <table:table-cell office:value-type="float" office:value="1442700486.23863" calcext:value-type="float">
            <text:p>1442700486.23863</text:p>
          </table:table-cell>
          <table:table-cell table:formula="of:=[.G440]-[.B440]" office:value-type="float" office:value="2.17774796485901" calcext:value-type="float">
            <text:p>2.177747964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00484.06917" calcext:value-type="float">
            <text:p>1442700484.06917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12.4420764446259" calcext:value-type="float">
            <text:p>12.4420764446</text:p>
          </table:table-cell>
          <table:table-cell table:formula="of:=[.C441]/([.D441]-[.D440])" office:value-type="float" office:value="976002.678316854" calcext:value-type="float">
            <text:p>976002.678316854</text:p>
          </table:table-cell>
          <table:table-cell/>
          <table:table-cell office:value-type="float" office:value="1442700486.25824" calcext:value-type="float">
            <text:p>1442700486.25824</text:p>
          </table:table-cell>
          <table:table-cell table:formula="of:=[.G441]-[.B441]" office:value-type="float" office:value="2.1890664100647" calcext:value-type="float">
            <text:p>2.189066410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00484.07747" calcext:value-type="float">
            <text:p>1442700484.07747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12.4503712654114" calcext:value-type="float">
            <text:p>12.4503712654</text:p>
          </table:table-cell>
          <table:table-cell table:formula="of:=[.C442]/([.D442]-[.D441])" office:value-type="float" office:value="976030.731625995" calcext:value-type="float">
            <text:p>976030.731625995</text:p>
          </table:table-cell>
          <table:table-cell/>
          <table:table-cell office:value-type="float" office:value="1442700486.26065" calcext:value-type="float">
            <text:p>1442700486.26065</text:p>
          </table:table-cell>
          <table:table-cell table:formula="of:=[.G442]-[.B442]" office:value-type="float" office:value="2.18317985534668" calcext:value-type="float">
            <text:p>2.183179855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00484.08577" calcext:value-type="float">
            <text:p>1442700484.08577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12.4586727619171" calcext:value-type="float">
            <text:p>12.4586727619</text:p>
          </table:table-cell>
          <table:table-cell table:formula="of:=[.C443]/([.D443]-[.D442])" office:value-type="float" office:value="975245.848071455" calcext:value-type="float">
            <text:p>975245.848071455</text:p>
          </table:table-cell>
          <table:table-cell/>
          <table:table-cell office:value-type="float" office:value="1442700486.26307" calcext:value-type="float">
            <text:p>1442700486.26307</text:p>
          </table:table-cell>
          <table:table-cell table:formula="of:=[.G443]-[.B443]" office:value-type="float" office:value="2.17729496955872" calcext:value-type="float">
            <text:p>2.1772949696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00484.09409" calcext:value-type="float">
            <text:p>1442700484.09409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12.4669880867004" calcext:value-type="float">
            <text:p>12.4669880867</text:p>
          </table:table-cell>
          <table:table-cell table:formula="of:=[.C444]/([.D444]-[.D443])" office:value-type="float" office:value="973624.026837171" calcext:value-type="float">
            <text:p>973624.026837171</text:p>
          </table:table-cell>
          <table:table-cell/>
          <table:table-cell office:value-type="float" office:value="1442700486.2734" calcext:value-type="float">
            <text:p>1442700486.2734</text:p>
          </table:table-cell>
          <table:table-cell table:formula="of:=[.G444]-[.B444]" office:value-type="float" office:value="2.17931056022644" calcext:value-type="float">
            <text:p>2.179310560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00484.10238" calcext:value-type="float">
            <text:p>1442700484.10238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12.4752833843231" calcext:value-type="float">
            <text:p>12.4752833843</text:p>
          </table:table-cell>
          <table:table-cell table:formula="of:=[.C445]/([.D445]-[.D444])" office:value-type="float" office:value="975974.626620297" calcext:value-type="float">
            <text:p>975974.626620297</text:p>
          </table:table-cell>
          <table:table-cell/>
          <table:table-cell office:value-type="float" office:value="1442700486.27581" calcext:value-type="float">
            <text:p>1442700486.27581</text:p>
          </table:table-cell>
          <table:table-cell table:formula="of:=[.G445]-[.B445]" office:value-type="float" office:value="2.1734254360199" calcext:value-type="float">
            <text:p>2.17342543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00484.11069" calcext:value-type="float">
            <text:p>1442700484.11069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12.4835922718048" calcext:value-type="float">
            <text:p>12.4835922718</text:p>
          </table:table-cell>
          <table:table-cell table:formula="of:=[.C446]/([.D446]-[.D445])" office:value-type="float" office:value="974378.341004304" calcext:value-type="float">
            <text:p>974378.341004304</text:p>
          </table:table-cell>
          <table:table-cell/>
          <table:table-cell office:value-type="float" office:value="1442700486.27823" calcext:value-type="float">
            <text:p>1442700486.27823</text:p>
          </table:table-cell>
          <table:table-cell table:formula="of:=[.G446]-[.B446]" office:value-type="float" office:value="2.16754126548767" calcext:value-type="float">
            <text:p>2.167541265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00484.11899" calcext:value-type="float">
            <text:p>1442700484.11899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12.4918937683105" calcext:value-type="float">
            <text:p>12.4918937683</text:p>
          </table:table-cell>
          <table:table-cell table:formula="of:=[.C447]/([.D447]-[.D446])" office:value-type="float" office:value="975245.848071455" calcext:value-type="float">
            <text:p>975245.848071455</text:p>
          </table:table-cell>
          <table:table-cell/>
          <table:table-cell office:value-type="float" office:value="1442700486.29269" calcext:value-type="float">
            <text:p>1442700486.29269</text:p>
          </table:table-cell>
          <table:table-cell table:formula="of:=[.G447]-[.B447]" office:value-type="float" office:value="2.1736958026886" calcext:value-type="float">
            <text:p>2.173695802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00484.12729" calcext:value-type="float">
            <text:p>1442700484.12729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12.5001873970032" calcext:value-type="float">
            <text:p>12.500187397</text:p>
          </table:table-cell>
          <table:table-cell table:formula="of:=[.C448]/([.D448]-[.D447])" office:value-type="float" office:value="976171.022365319" calcext:value-type="float">
            <text:p>976171.022365319</text:p>
          </table:table-cell>
          <table:table-cell/>
          <table:table-cell office:value-type="float" office:value="1442700486.29509" calcext:value-type="float">
            <text:p>1442700486.29509</text:p>
          </table:table-cell>
          <table:table-cell table:formula="of:=[.G448]-[.B448]" office:value-type="float" office:value="2.16780304908752" calcext:value-type="float">
            <text:p>2.167803049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00484.13562" calcext:value-type="float">
            <text:p>1442700484.13562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12.5085265636444" calcext:value-type="float">
            <text:p>12.5085265636</text:p>
          </table:table-cell>
          <table:table-cell table:formula="of:=[.C449]/([.D449]-[.D448])" office:value-type="float" office:value="970840.414672499" calcext:value-type="float">
            <text:p>970840.414672499</text:p>
          </table:table-cell>
          <table:table-cell/>
          <table:table-cell office:value-type="float" office:value="1442700486.29749" calcext:value-type="float">
            <text:p>1442700486.29749</text:p>
          </table:table-cell>
          <table:table-cell table:formula="of:=[.G449]-[.B449]" office:value-type="float" office:value="2.16186833381653" calcext:value-type="float">
            <text:p>2.161868333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00484.14388" calcext:value-type="float">
            <text:p>1442700484.14388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12.5167860984802" calcext:value-type="float">
            <text:p>12.5167860985</text:p>
          </table:table-cell>
          <table:table-cell table:formula="of:=[.C450]/([.D450]-[.D449])" office:value-type="float" office:value="980200.478711428" calcext:value-type="float">
            <text:p>980200.478711428</text:p>
          </table:table-cell>
          <table:table-cell/>
          <table:table-cell office:value-type="float" office:value="1442700486.31486" calcext:value-type="float">
            <text:p>1442700486.31486</text:p>
          </table:table-cell>
          <table:table-cell table:formula="of:=[.G450]-[.B450]" office:value-type="float" office:value="2.17097306251526" calcext:value-type="float">
            <text:p>2.170973062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00484.15219" calcext:value-type="float">
            <text:p>1442700484.15219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12.525092124939" calcext:value-type="float">
            <text:p>12.5250921249</text:p>
          </table:table-cell>
          <table:table-cell table:formula="of:=[.C451]/([.D451]-[.D450])" office:value-type="float" office:value="974713.967047477" calcext:value-type="float">
            <text:p>974713.967047477</text:p>
          </table:table-cell>
          <table:table-cell/>
          <table:table-cell office:value-type="float" office:value="1442700486.31727" calcext:value-type="float">
            <text:p>1442700486.31727</text:p>
          </table:table-cell>
          <table:table-cell table:formula="of:=[.G451]-[.B451]" office:value-type="float" office:value="2.16507840156555" calcext:value-type="float">
            <text:p>2.165078401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00484.16052" calcext:value-type="float">
            <text:p>1442700484.16052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12.5334198474884" calcext:value-type="float">
            <text:p>12.5334198475</text:p>
          </table:table-cell>
          <table:table-cell table:formula="of:=[.C452]/([.D452]-[.D451])" office:value-type="float" office:value="972174.55936328" calcext:value-type="float">
            <text:p>972174.55936328</text:p>
          </table:table-cell>
          <table:table-cell/>
          <table:table-cell office:value-type="float" office:value="1442700486.31965" calcext:value-type="float">
            <text:p>1442700486.31965</text:p>
          </table:table-cell>
          <table:table-cell table:formula="of:=[.G452]-[.B452]" office:value-type="float" office:value="2.15913414955139" calcext:value-type="float">
            <text:p>2.159134149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00484.16883" calcext:value-type="float">
            <text:p>1442700484.16883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12.5417268276215" calcext:value-type="float">
            <text:p>12.5417268276</text:p>
          </table:table-cell>
          <table:table-cell table:formula="of:=[.C453]/([.D453]-[.D452])" office:value-type="float" office:value="974602.066012284" calcext:value-type="float">
            <text:p>974602.066012284</text:p>
          </table:table-cell>
          <table:table-cell/>
          <table:table-cell office:value-type="float" office:value="1442700486.33674" calcext:value-type="float">
            <text:p>1442700486.33674</text:p>
          </table:table-cell>
          <table:table-cell table:formula="of:=[.G453]-[.B453]" office:value-type="float" office:value="2.16791486740112" calcext:value-type="float">
            <text:p>2.167914867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00484.17713" calcext:value-type="float">
            <text:p>1442700484.17713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12.5500309467316" calcext:value-type="float">
            <text:p>12.5500309467</text:p>
          </table:table-cell>
          <table:table-cell table:formula="of:=[.C454]/([.D454]-[.D453])" office:value-type="float" office:value="974937.846224519" calcext:value-type="float">
            <text:p>974937.846224519</text:p>
          </table:table-cell>
          <table:table-cell/>
          <table:table-cell office:value-type="float" office:value="1442700486.33919" calcext:value-type="float">
            <text:p>1442700486.33919</text:p>
          </table:table-cell>
          <table:table-cell table:formula="of:=[.G454]-[.B454]" office:value-type="float" office:value="2.16205883026123" calcext:value-type="float">
            <text:p>2.162058830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00484.18543" calcext:value-type="float">
            <text:p>1442700484.18543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12.5583345890045" calcext:value-type="float">
            <text:p>12.558334589</text:p>
          </table:table-cell>
          <table:table-cell table:formula="of:=[.C455]/([.D455]-[.D454])" office:value-type="float" office:value="974993.832089124" calcext:value-type="float">
            <text:p>974993.832089124</text:p>
          </table:table-cell>
          <table:table-cell/>
          <table:table-cell office:value-type="float" office:value="1442700486.34159" calcext:value-type="float">
            <text:p>1442700486.34159</text:p>
          </table:table-cell>
          <table:table-cell table:formula="of:=[.G455]-[.B455]" office:value-type="float" office:value="2.15615797042847" calcext:value-type="float">
            <text:p>2.156157970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00484.19373" calcext:value-type="float">
            <text:p>1442700484.19373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12.566633939743" calcext:value-type="float">
            <text:p>12.5666339397</text:p>
          </table:table-cell>
          <table:table-cell table:formula="of:=[.C456]/([.D456]-[.D455])" office:value-type="float" office:value="975497.994369434" calcext:value-type="float">
            <text:p>975497.994369434</text:p>
          </table:table-cell>
          <table:table-cell/>
          <table:table-cell office:value-type="float" office:value="1442700486.35394" calcext:value-type="float">
            <text:p>1442700486.35394</text:p>
          </table:table-cell>
          <table:table-cell table:formula="of:=[.G456]-[.B456]" office:value-type="float" office:value="2.16021227836609" calcext:value-type="float">
            <text:p>2.160212278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00484.20203" calcext:value-type="float">
            <text:p>1442700484.20203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12.5749359130859" calcext:value-type="float">
            <text:p>12.5749359131</text:p>
          </table:table-cell>
          <table:table-cell table:formula="of:=[.C457]/([.D457]-[.D456])" office:value-type="float" office:value="975189.833261538" calcext:value-type="float">
            <text:p>975189.833261538</text:p>
          </table:table-cell>
          <table:table-cell/>
          <table:table-cell office:value-type="float" office:value="1442700486.35639" calcext:value-type="float">
            <text:p>1442700486.35639</text:p>
          </table:table-cell>
          <table:table-cell table:formula="of:=[.G457]-[.B457]" office:value-type="float" office:value="2.15436005592346" calcext:value-type="float">
            <text:p>2.154360055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00484.21034" calcext:value-type="float">
            <text:p>1442700484.21034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12.5832395553589" calcext:value-type="float">
            <text:p>12.5832395554</text:p>
          </table:table-cell>
          <table:table-cell table:formula="of:=[.C458]/([.D458]-[.D457])" office:value-type="float" office:value="974993.832089124" calcext:value-type="float">
            <text:p>974993.832089124</text:p>
          </table:table-cell>
          <table:table-cell/>
          <table:table-cell office:value-type="float" office:value="1442700486.36742" calcext:value-type="float">
            <text:p>1442700486.36742</text:p>
          </table:table-cell>
          <table:table-cell table:formula="of:=[.G458]-[.B458]" office:value-type="float" office:value="2.15708422660828" calcext:value-type="float">
            <text:p>2.157084226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00484.21867" calcext:value-type="float">
            <text:p>1442700484.21867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12.5915713310242" calcext:value-type="float">
            <text:p>12.591571331</text:p>
          </table:table-cell>
          <table:table-cell table:formula="of:=[.C459]/([.D459]-[.D458])" office:value-type="float" office:value="971701.630630115" calcext:value-type="float">
            <text:p>971701.630630115</text:p>
          </table:table-cell>
          <table:table-cell/>
          <table:table-cell office:value-type="float" office:value="1442700486.36983" calcext:value-type="float">
            <text:p>1442700486.36983</text:p>
          </table:table-cell>
          <table:table-cell table:formula="of:=[.G459]-[.B459]" office:value-type="float" office:value="2.15116047859192" calcext:value-type="float">
            <text:p>2.151160478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00484.22695" calcext:value-type="float">
            <text:p>1442700484.22695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12.5998556613922" calcext:value-type="float">
            <text:p>12.5998556614</text:p>
          </table:table-cell>
          <table:table-cell table:formula="of:=[.C460]/([.D460]-[.D459])" office:value-type="float" office:value="977266.67579935" calcext:value-type="float">
            <text:p>977266.67579935</text:p>
          </table:table-cell>
          <table:table-cell/>
          <table:table-cell office:value-type="float" office:value="1442700486.4155" calcext:value-type="float">
            <text:p>1442700486.4155</text:p>
          </table:table-cell>
          <table:table-cell table:formula="of:=[.G460]-[.B460]" office:value-type="float" office:value="2.1885461807251" calcext:value-type="float">
            <text:p>2.188546180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00484.23521" calcext:value-type="float">
            <text:p>1442700484.23521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12.6081142425537" calcext:value-type="float">
            <text:p>12.6081142426</text:p>
          </table:table-cell>
          <table:table-cell table:formula="of:=[.C461]/([.D461]-[.D460])" office:value-type="float" office:value="980313.669101302" calcext:value-type="float">
            <text:p>980313.669101302</text:p>
          </table:table-cell>
          <table:table-cell/>
          <table:table-cell office:value-type="float" office:value="1442700486.4179" calcext:value-type="float">
            <text:p>1442700486.4179</text:p>
          </table:table-cell>
          <table:table-cell table:formula="of:=[.G461]-[.B461]" office:value-type="float" office:value="2.18269038200378" calcext:value-type="float">
            <text:p>2.18269038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00484.24351" calcext:value-type="float">
            <text:p>1442700484.24351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12.6164088249207" calcext:value-type="float">
            <text:p>12.6164088249</text:p>
          </table:table-cell>
          <table:table-cell table:formula="of:=[.C462]/([.D462]-[.D461])" office:value-type="float" office:value="976058.786547859" calcext:value-type="float">
            <text:p>976058.786547859</text:p>
          </table:table-cell>
          <table:table-cell/>
          <table:table-cell office:value-type="float" office:value="1442700486.42036" calcext:value-type="float">
            <text:p>1442700486.42036</text:p>
          </table:table-cell>
          <table:table-cell table:formula="of:=[.G462]-[.B462]" office:value-type="float" office:value="2.17685508728027" calcext:value-type="float">
            <text:p>2.176855087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00484.25181" calcext:value-type="float">
            <text:p>1442700484.25181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12.624715089798" calcext:value-type="float">
            <text:p>12.6247150898</text:p>
          </table:table-cell>
          <table:table-cell table:formula="of:=[.C463]/([.D463]-[.D462])" office:value-type="float" office:value="974685.989379718" calcext:value-type="float">
            <text:p>974685.989379718</text:p>
          </table:table-cell>
          <table:table-cell/>
          <table:table-cell office:value-type="float" office:value="1442700486.43728" calcext:value-type="float">
            <text:p>1442700486.43728</text:p>
          </table:table-cell>
          <table:table-cell table:formula="of:=[.G463]-[.B463]" office:value-type="float" office:value="2.18546795845032" calcext:value-type="float">
            <text:p>2.185467958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00484.26011" calcext:value-type="float">
            <text:p>1442700484.26011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12.633013010025" calcext:value-type="float">
            <text:p>12.63301301</text:p>
          </table:table-cell>
          <table:table-cell table:formula="of:=[.C464]/([.D464]-[.D463])" office:value-type="float" office:value="975666.164348925" calcext:value-type="float">
            <text:p>975666.164348925</text:p>
          </table:table-cell>
          <table:table-cell/>
          <table:table-cell office:value-type="float" office:value="1442700486.43969" calcext:value-type="float">
            <text:p>1442700486.43969</text:p>
          </table:table-cell>
          <table:table-cell table:formula="of:=[.G464]-[.B464]" office:value-type="float" office:value="2.17958116531372" calcext:value-type="float">
            <text:p>2.179581165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00484.2684" calcext:value-type="float">
            <text:p>1442700484.2684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12.6413011550903" calcext:value-type="float">
            <text:p>12.6413011551</text:p>
          </table:table-cell>
          <table:table-cell table:formula="of:=[.C465]/([.D465]-[.D464])" office:value-type="float" office:value="976816.87955585" calcext:value-type="float">
            <text:p>976816.87955585</text:p>
          </table:table-cell>
          <table:table-cell/>
          <table:table-cell office:value-type="float" office:value="1442700486.44209" calcext:value-type="float">
            <text:p>1442700486.44209</text:p>
          </table:table-cell>
          <table:table-cell table:formula="of:=[.G465]-[.B465]" office:value-type="float" office:value="2.17369341850281" calcext:value-type="float">
            <text:p>2.173693418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00484.27673" calcext:value-type="float">
            <text:p>1442700484.27673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12.6496329307556" calcext:value-type="float">
            <text:p>12.6496329308</text:p>
          </table:table-cell>
          <table:table-cell table:formula="of:=[.C466]/([.D466]-[.D465])" office:value-type="float" office:value="971701.630630115" calcext:value-type="float">
            <text:p>971701.630630115</text:p>
          </table:table-cell>
          <table:table-cell/>
          <table:table-cell office:value-type="float" office:value="1442700486.5943" calcext:value-type="float">
            <text:p>1442700486.5943</text:p>
          </table:table-cell>
          <table:table-cell table:formula="of:=[.G466]-[.B466]" office:value-type="float" office:value="2.31756496429443" calcext:value-type="float">
            <text:p>2.317564964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00484.28506" calcext:value-type="float">
            <text:p>1442700484.28506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12.6579608917236" calcext:value-type="float">
            <text:p>12.6579608917</text:p>
          </table:table-cell>
          <table:table-cell table:formula="of:=[.C467]/([.D467]-[.D466])" office:value-type="float" office:value="972146.727283138" calcext:value-type="float">
            <text:p>972146.727283138</text:p>
          </table:table-cell>
          <table:table-cell/>
          <table:table-cell office:value-type="float" office:value="1442700486.5967" calcext:value-type="float">
            <text:p>1442700486.5967</text:p>
          </table:table-cell>
          <table:table-cell table:formula="of:=[.G467]-[.B467]" office:value-type="float" office:value="2.3116455078125" calcext:value-type="float">
            <text:p>2.3116455078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00484.29336" calcext:value-type="float">
            <text:p>1442700484.29336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12.6662585735321" calcext:value-type="float">
            <text:p>12.6662585735</text:p>
          </table:table-cell>
          <table:table-cell table:formula="of:=[.C468]/([.D468]-[.D467])" office:value-type="float" office:value="975694.198316237" calcext:value-type="float">
            <text:p>975694.198316237</text:p>
          </table:table-cell>
          <table:table-cell/>
          <table:table-cell office:value-type="float" office:value="1442700486.59911" calcext:value-type="float">
            <text:p>1442700486.59911</text:p>
          </table:table-cell>
          <table:table-cell table:formula="of:=[.G468]-[.B468]" office:value-type="float" office:value="2.30575275421143" calcext:value-type="float">
            <text:p>2.305752754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00484.30166" calcext:value-type="float">
            <text:p>1442700484.30166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12.6745569705963" calcext:value-type="float">
            <text:p>12.6745569706</text:p>
          </table:table-cell>
          <table:table-cell table:formula="of:=[.C469]/([.D469]-[.D468])" office:value-type="float" office:value="975610.101246912" calcext:value-type="float">
            <text:p>975610.101246912</text:p>
          </table:table-cell>
          <table:table-cell/>
          <table:table-cell office:value-type="float" office:value="1442700486.60151" calcext:value-type="float">
            <text:p>1442700486.60151</text:p>
          </table:table-cell>
          <table:table-cell table:formula="of:=[.G469]-[.B469]" office:value-type="float" office:value="2.29985952377319" calcext:value-type="float">
            <text:p>2.299859523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00484.30995" calcext:value-type="float">
            <text:p>1442700484.30995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12.6828529834747" calcext:value-type="float">
            <text:p>12.6828529835</text:p>
          </table:table-cell>
          <table:table-cell table:formula="of:=[.C470]/([.D470]-[.D469])" office:value-type="float" office:value="975890.481204736" calcext:value-type="float">
            <text:p>975890.481204736</text:p>
          </table:table-cell>
          <table:table-cell/>
          <table:table-cell office:value-type="float" office:value="1442700486.60392" calcext:value-type="float">
            <text:p>1442700486.60392</text:p>
          </table:table-cell>
          <table:table-cell table:formula="of:=[.G470]-[.B470]" office:value-type="float" office:value="2.29396533966064" calcext:value-type="float">
            <text:p>2.293965339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00484.31825" calcext:value-type="float">
            <text:p>1442700484.31825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12.6911549568176" calcext:value-type="float">
            <text:p>12.6911549568</text:p>
          </table:table-cell>
          <table:table-cell table:formula="of:=[.C471]/([.D471]-[.D470])" office:value-type="float" office:value="975189.833261538" calcext:value-type="float">
            <text:p>975189.833261538</text:p>
          </table:table-cell>
          <table:table-cell/>
          <table:table-cell office:value-type="float" office:value="1442700486.61553" calcext:value-type="float">
            <text:p>1442700486.61553</text:p>
          </table:table-cell>
          <table:table-cell table:formula="of:=[.G471]-[.B471]" office:value-type="float" office:value="2.29727864265442" calcext:value-type="float">
            <text:p>2.297278642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00484.32651" calcext:value-type="float">
            <text:p>1442700484.32651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12.6994154453278" calcext:value-type="float">
            <text:p>12.6994154453</text:p>
          </table:table-cell>
          <table:table-cell table:formula="of:=[.C472]/([.D472]-[.D471])" office:value-type="float" office:value="980087.31445724" calcext:value-type="float">
            <text:p>980087.31445724</text:p>
          </table:table-cell>
          <table:table-cell/>
          <table:table-cell office:value-type="float" office:value="1442700486.61793" calcext:value-type="float">
            <text:p>1442700486.61793</text:p>
          </table:table-cell>
          <table:table-cell table:formula="of:=[.G472]-[.B472]" office:value-type="float" office:value="2.29142093658447" calcext:value-type="float">
            <text:p>2.291420936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00484.33486" calcext:value-type="float">
            <text:p>1442700484.33486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12.7077660560608" calcext:value-type="float">
            <text:p>12.7077660561</text:p>
          </table:table-cell>
          <table:table-cell table:formula="of:=[.C473]/([.D473]-[.D472])" office:value-type="float" office:value="969509.926738044" calcext:value-type="float">
            <text:p>969509.926738044</text:p>
          </table:table-cell>
          <table:table-cell/>
          <table:table-cell office:value-type="float" office:value="1442700486.62034" calcext:value-type="float">
            <text:p>1442700486.62034</text:p>
          </table:table-cell>
          <table:table-cell table:formula="of:=[.G473]-[.B473]" office:value-type="float" office:value="2.28547358512878" calcext:value-type="float">
            <text:p>2.285473585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00484.34318" calcext:value-type="float">
            <text:p>1442700484.34318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12.7160766124725" calcext:value-type="float">
            <text:p>12.7160766125</text:p>
          </table:table-cell>
          <table:table-cell table:formula="of:=[.C474]/([.D474]-[.D473])" office:value-type="float" office:value="974182.665863385" calcext:value-type="float">
            <text:p>974182.665863385</text:p>
          </table:table-cell>
          <table:table-cell/>
          <table:table-cell office:value-type="float" office:value="1442700486.63821" calcext:value-type="float">
            <text:p>1442700486.63821</text:p>
          </table:table-cell>
          <table:table-cell table:formula="of:=[.G474]-[.B474]" office:value-type="float" office:value="2.29503345489502" calcext:value-type="float">
            <text:p>2.2950334549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00484.35147" calcext:value-type="float">
            <text:p>1442700484.35147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12.7243707180023" calcext:value-type="float">
            <text:p>12.724370718</text:p>
          </table:table-cell>
          <table:table-cell table:formula="of:=[.C475]/([.D475]-[.D474])" office:value-type="float" office:value="976114.901230309" calcext:value-type="float">
            <text:p>976114.901230309</text:p>
          </table:table-cell>
          <table:table-cell/>
          <table:table-cell office:value-type="float" office:value="1442700486.6406" calcext:value-type="float">
            <text:p>1442700486.6406</text:p>
          </table:table-cell>
          <table:table-cell table:formula="of:=[.G475]-[.B475]" office:value-type="float" office:value="2.28912925720215" calcext:value-type="float">
            <text:p>2.289129257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00484.35977" calcext:value-type="float">
            <text:p>1442700484.35977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12.7326710224152" calcext:value-type="float">
            <text:p>12.7326710224</text:p>
          </table:table-cell>
          <table:table-cell table:formula="of:=[.C476]/([.D476]-[.D475])" office:value-type="float" office:value="975385.913253289" calcext:value-type="float">
            <text:p>975385.913253289</text:p>
          </table:table-cell>
          <table:table-cell/>
          <table:table-cell office:value-type="float" office:value="1442700486.64298" calcext:value-type="float">
            <text:p>1442700486.64298</text:p>
          </table:table-cell>
          <table:table-cell table:formula="of:=[.G476]-[.B476]" office:value-type="float" office:value="2.28321528434753" calcext:value-type="float">
            <text:p>2.283215284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00484.36811" calcext:value-type="float">
            <text:p>1442700484.36811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12.7410092353821" calcext:value-type="float">
            <text:p>12.7410092354</text:p>
          </table:table-cell>
          <table:table-cell table:formula="of:=[.C477]/([.D477]-[.D476])" office:value-type="float" office:value="970951.453521288" calcext:value-type="float">
            <text:p>970951.453521288</text:p>
          </table:table-cell>
          <table:table-cell/>
          <table:table-cell office:value-type="float" office:value="1442700486.64539" calcext:value-type="float">
            <text:p>1442700486.64539</text:p>
          </table:table-cell>
          <table:table-cell table:formula="of:=[.G477]-[.B477]" office:value-type="float" office:value="2.27728199958801" calcext:value-type="float">
            <text:p>2.277281999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00484.37641" calcext:value-type="float">
            <text:p>1442700484.37641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12.7493093013763" calcext:value-type="float">
            <text:p>12.7493093014</text:p>
          </table:table-cell>
          <table:table-cell table:formula="of:=[.C478]/([.D478]-[.D477])" office:value-type="float" office:value="975413.931117686" calcext:value-type="float">
            <text:p>975413.931117686</text:p>
          </table:table-cell>
          <table:table-cell/>
          <table:table-cell office:value-type="float" office:value="1442700486.66934" calcext:value-type="float">
            <text:p>1442700486.66934</text:p>
          </table:table-cell>
          <table:table-cell table:formula="of:=[.G478]-[.B478]" office:value-type="float" office:value="2.29292821884155" calcext:value-type="float">
            <text:p>2.292928218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00484.38472" calcext:value-type="float">
            <text:p>1442700484.38472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12.7576239109039" calcext:value-type="float">
            <text:p>12.7576239109</text:p>
          </table:table-cell>
          <table:table-cell table:formula="of:=[.C479]/([.D479]-[.D478])" office:value-type="float" office:value="973707.781843207" calcext:value-type="float">
            <text:p>973707.781843207</text:p>
          </table:table-cell>
          <table:table-cell/>
          <table:table-cell office:value-type="float" office:value="1442700486.67174" calcext:value-type="float">
            <text:p>1442700486.67174</text:p>
          </table:table-cell>
          <table:table-cell table:formula="of:=[.G479]-[.B479]" office:value-type="float" office:value="2.28702020645142" calcext:value-type="float">
            <text:p>2.287020206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00484.39302" calcext:value-type="float">
            <text:p>1442700484.39302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12.7659227848053" calcext:value-type="float">
            <text:p>12.7659227848</text:p>
          </table:table-cell>
          <table:table-cell table:formula="of:=[.C480]/([.D480]-[.D479])" office:value-type="float" office:value="975554.044587451" calcext:value-type="float">
            <text:p>975554.044587451</text:p>
          </table:table-cell>
          <table:table-cell/>
          <table:table-cell office:value-type="float" office:value="1442700486.67414" calcext:value-type="float">
            <text:p>1442700486.67414</text:p>
          </table:table-cell>
          <table:table-cell table:formula="of:=[.G480]-[.B480]" office:value-type="float" office:value="2.28112268447876" calcext:value-type="float">
            <text:p>2.281122684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00484.40132" calcext:value-type="float">
            <text:p>1442700484.40132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12.774222612381" calcext:value-type="float">
            <text:p>12.7742226124</text:p>
          </table:table-cell>
          <table:table-cell table:formula="of:=[.C481]/([.D481]-[.D480])" office:value-type="float" office:value="975441.95059175" calcext:value-type="float">
            <text:p>975441.95059175</text:p>
          </table:table-cell>
          <table:table-cell/>
          <table:table-cell office:value-type="float" office:value="1442700486.71606" calcext:value-type="float">
            <text:p>1442700486.71606</text:p>
          </table:table-cell>
          <table:table-cell table:formula="of:=[.G481]-[.B481]" office:value-type="float" office:value="2.31474208831787" calcext:value-type="float">
            <text:p>2.314742088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00484.40962" calcext:value-type="float">
            <text:p>1442700484.40962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12.7825195789337" calcext:value-type="float">
            <text:p>12.7825195789</text:p>
          </table:table-cell>
          <table:table-cell table:formula="of:=[.C482]/([.D482]-[.D481])" office:value-type="float" office:value="975778.309885058" calcext:value-type="float">
            <text:p>975778.309885058</text:p>
          </table:table-cell>
          <table:table-cell/>
          <table:table-cell office:value-type="float" office:value="1442700486.71845" calcext:value-type="float">
            <text:p>1442700486.71845</text:p>
          </table:table-cell>
          <table:table-cell table:formula="of:=[.G482]-[.B482]" office:value-type="float" office:value="2.30883145332336" calcext:value-type="float">
            <text:p>2.308831453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00484.41789" calcext:value-type="float">
            <text:p>1442700484.41789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12.7907867431641" calcext:value-type="float">
            <text:p>12.7907867432</text:p>
          </table:table-cell>
          <table:table-cell table:formula="of:=[.C483]/([.D483]-[.D482])" office:value-type="float" office:value="979295.895717376" calcext:value-type="float">
            <text:p>979295.895717376</text:p>
          </table:table-cell>
          <table:table-cell/>
          <table:table-cell office:value-type="float" office:value="1442700486.72086" calcext:value-type="float">
            <text:p>1442700486.72086</text:p>
          </table:table-cell>
          <table:table-cell table:formula="of:=[.G483]-[.B483]" office:value-type="float" office:value="2.30297255516052" calcext:value-type="float">
            <text:p>2.302972555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00484.42618" calcext:value-type="float">
            <text:p>1442700484.42618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12.7990770339966" calcext:value-type="float">
            <text:p>12.799077034</text:p>
          </table:table-cell>
          <table:table-cell table:formula="of:=[.C484]/([.D484]-[.D483])" office:value-type="float" office:value="976564.051075578" calcext:value-type="float">
            <text:p>976564.051075578</text:p>
          </table:table-cell>
          <table:table-cell/>
          <table:table-cell office:value-type="float" office:value="1442700486.72323" calcext:value-type="float">
            <text:p>1442700486.72323</text:p>
          </table:table-cell>
          <table:table-cell table:formula="of:=[.G484]-[.B484]" office:value-type="float" office:value="2.29705238342285" calcext:value-type="float">
            <text:p>2.297052383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00484.43445" calcext:value-type="float">
            <text:p>1442700484.43445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12.8073561191559" calcext:value-type="float">
            <text:p>12.8073561192</text:p>
          </table:table-cell>
          <table:table-cell table:formula="of:=[.C485]/([.D485]-[.D484])" office:value-type="float" office:value="977885.822433405" calcext:value-type="float">
            <text:p>977885.822433405</text:p>
          </table:table-cell>
          <table:table-cell/>
          <table:table-cell office:value-type="float" office:value="1442700486.72565" calcext:value-type="float">
            <text:p>1442700486.72565</text:p>
          </table:table-cell>
          <table:table-cell table:formula="of:=[.G485]-[.B485]" office:value-type="float" office:value="2.29119729995728" calcext:value-type="float">
            <text:p>2.291197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00484.44294" calcext:value-type="float">
            <text:p>1442700484.44294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12.8158404827118" calcext:value-type="float">
            <text:p>12.8158404827</text:p>
          </table:table-cell>
          <table:table-cell table:formula="of:=[.C486]/([.D486]-[.D485])" office:value-type="float" office:value="954225.964817625" calcext:value-type="float">
            <text:p>954225.964817625</text:p>
          </table:table-cell>
          <table:table-cell/>
          <table:table-cell office:value-type="float" office:value="1442700486.72807" calcext:value-type="float">
            <text:p>1442700486.72807</text:p>
          </table:table-cell>
          <table:table-cell table:formula="of:=[.G486]-[.B486]" office:value-type="float" office:value="2.28513526916504" calcext:value-type="float">
            <text:p>2.285135269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00484.45136" calcext:value-type="float">
            <text:p>1442700484.45136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12.8242609500885" calcext:value-type="float">
            <text:p>12.8242609501</text:p>
          </table:table-cell>
          <table:table-cell table:formula="of:=[.C487]/([.D487]-[.D486])" office:value-type="float" office:value="961466.820997791" calcext:value-type="float">
            <text:p>961466.820997791</text:p>
          </table:table-cell>
          <table:table-cell/>
          <table:table-cell office:value-type="float" office:value="1442700486.76989" calcext:value-type="float">
            <text:p>1442700486.76989</text:p>
          </table:table-cell>
          <table:table-cell table:formula="of:=[.G487]-[.B487]" office:value-type="float" office:value="2.31853032112122" calcext:value-type="float">
            <text:p>2.318530321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00484.45973" calcext:value-type="float">
            <text:p>1442700484.45973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12.8326282501221" calcext:value-type="float">
            <text:p>12.8326282501</text:p>
          </table:table-cell>
          <table:table-cell table:formula="of:=[.C488]/([.D488]-[.D487])" office:value-type="float" office:value="967576.155691694" calcext:value-type="float">
            <text:p>967576.155691694</text:p>
          </table:table-cell>
          <table:table-cell/>
          <table:table-cell office:value-type="float" office:value="1442700486.7723" calcext:value-type="float">
            <text:p>1442700486.7723</text:p>
          </table:table-cell>
          <table:table-cell table:formula="of:=[.G488]-[.B488]" office:value-type="float" office:value="2.31257200241089" calcext:value-type="float">
            <text:p>2.312572002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00484.46807" calcext:value-type="float">
            <text:p>1442700484.46807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12.8409690856934" calcext:value-type="float">
            <text:p>12.8409690857</text:p>
          </table:table-cell>
          <table:table-cell table:formula="of:=[.C489]/([.D489]-[.D488])" office:value-type="float" office:value="970646.157786417" calcext:value-type="float">
            <text:p>970646.157786417</text:p>
          </table:table-cell>
          <table:table-cell/>
          <table:table-cell office:value-type="float" office:value="1442700486.77471" calcext:value-type="float">
            <text:p>1442700486.77471</text:p>
          </table:table-cell>
          <table:table-cell table:formula="of:=[.G489]-[.B489]" office:value-type="float" office:value="2.30663967132568" calcext:value-type="float">
            <text:p>2.306639671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00484.47645" calcext:value-type="float">
            <text:p>1442700484.47645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12.8493542671204" calcext:value-type="float">
            <text:p>12.8493542671</text:p>
          </table:table-cell>
          <table:table-cell table:formula="of:=[.C490]/([.D490]-[.D489])" office:value-type="float" office:value="965512.800227467" calcext:value-type="float">
            <text:p>965512.800227467</text:p>
          </table:table-cell>
          <table:table-cell/>
          <table:table-cell office:value-type="float" office:value="1442700486.79035" calcext:value-type="float">
            <text:p>1442700486.79035</text:p>
          </table:table-cell>
          <table:table-cell table:formula="of:=[.G490]-[.B490]" office:value-type="float" office:value="2.3139009475708" calcext:value-type="float">
            <text:p>2.313900947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00484.48481" calcext:value-type="float">
            <text:p>1442700484.48481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12.8577079772949" calcext:value-type="float">
            <text:p>12.8577079773</text:p>
          </table:table-cell>
          <table:table-cell table:formula="of:=[.C491]/([.D491]-[.D490])" office:value-type="float" office:value="969150.213596667" calcext:value-type="float">
            <text:p>969150.213596667</text:p>
          </table:table-cell>
          <table:table-cell/>
          <table:table-cell office:value-type="float" office:value="1442700486.79276" calcext:value-type="float">
            <text:p>1442700486.79276</text:p>
          </table:table-cell>
          <table:table-cell table:formula="of:=[.G491]-[.B491]" office:value-type="float" office:value="2.30795001983643" calcext:value-type="float">
            <text:p>2.307950019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00484.49312" calcext:value-type="float">
            <text:p>1442700484.49312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12.8660171031952" calcext:value-type="float">
            <text:p>12.8660171032</text:p>
          </table:table-cell>
          <table:table-cell table:formula="of:=[.C492]/([.D492]-[.D491])" office:value-type="float" office:value="974350.382600212" calcext:value-type="float">
            <text:p>974350.382600212</text:p>
          </table:table-cell>
          <table:table-cell/>
          <table:table-cell office:value-type="float" office:value="1442700486.79512" calcext:value-type="float">
            <text:p>1442700486.79512</text:p>
          </table:table-cell>
          <table:table-cell table:formula="of:=[.G492]-[.B492]" office:value-type="float" office:value="2.30200147628784" calcext:value-type="float">
            <text:p>2.302001476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00484.50142" calcext:value-type="float">
            <text:p>1442700484.50142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12.8743216991425" calcext:value-type="float">
            <text:p>12.8743216991</text:p>
          </table:table-cell>
          <table:table-cell table:formula="of:=[.C493]/([.D493]-[.D492])" office:value-type="float" office:value="974881.866789159" calcext:value-type="float">
            <text:p>974881.866789159</text:p>
          </table:table-cell>
          <table:table-cell/>
          <table:table-cell office:value-type="float" office:value="1442700486.79752" calcext:value-type="float">
            <text:p>1442700486.79752</text:p>
          </table:table-cell>
          <table:table-cell table:formula="of:=[.G493]-[.B493]" office:value-type="float" office:value="2.29609870910645" calcext:value-type="float">
            <text:p>2.296098709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00484.5097" calcext:value-type="float">
            <text:p>1442700484.5097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12.8826050758362" calcext:value-type="float">
            <text:p>12.8826050758</text:p>
          </table:table-cell>
          <table:table-cell table:formula="of:=[.C494]/([.D494]-[.D493])" office:value-type="float" office:value="977379.189592148" calcext:value-type="float">
            <text:p>977379.189592148</text:p>
          </table:table-cell>
          <table:table-cell/>
          <table:table-cell office:value-type="float" office:value="1442700487.01768" calcext:value-type="float">
            <text:p>1442700487.01768</text:p>
          </table:table-cell>
          <table:table-cell table:formula="of:=[.G494]-[.B494]" office:value-type="float" office:value="2.50797510147095" calcext:value-type="float">
            <text:p>2.507975101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00484.51798" calcext:value-type="float">
            <text:p>1442700484.51798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12.8908860683441" calcext:value-type="float">
            <text:p>12.8908860683</text:p>
          </table:table-cell>
          <table:table-cell table:formula="of:=[.C495]/([.D495]-[.D494])" office:value-type="float" office:value="977660.587452855" calcext:value-type="float">
            <text:p>977660.587452855</text:p>
          </table:table-cell>
          <table:table-cell/>
          <table:table-cell office:value-type="float" office:value="1442700490.00358" calcext:value-type="float">
            <text:p>1442700490.00358</text:p>
          </table:table-cell>
          <table:table-cell table:formula="of:=[.G495]-[.B495]" office:value-type="float" office:value="5.4855968952179" calcext:value-type="float">
            <text:p>5.485596895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00484.52627" calcext:value-type="float">
            <text:p>1442700484.52627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12.8991737365723" calcext:value-type="float">
            <text:p>12.8991737366</text:p>
          </table:table-cell>
          <table:table-cell table:formula="of:=[.C496]/([.D496]-[.D495])" office:value-type="float" office:value="976873.081441846" calcext:value-type="float">
            <text:p>976873.081441846</text:p>
          </table:table-cell>
          <table:table-cell/>
          <table:table-cell office:value-type="float" office:value="1442700490.00712" calcext:value-type="float">
            <text:p>1442700490.00712</text:p>
          </table:table-cell>
          <table:table-cell table:formula="of:=[.G496]-[.B496]" office:value-type="float" office:value="5.48085069656372" calcext:value-type="float">
            <text:p>5.4808506966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00484.53456" calcext:value-type="float">
            <text:p>1442700484.53456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12.907457113266" calcext:value-type="float">
            <text:p>12.9074571133</text:p>
          </table:table-cell>
          <table:table-cell table:formula="of:=[.C497]/([.D497]-[.D496])" office:value-type="float" office:value="977379.189592148" calcext:value-type="float">
            <text:p>977379.189592148</text:p>
          </table:table-cell>
          <table:table-cell/>
          <table:table-cell office:value-type="float" office:value="1442700490.01074" calcext:value-type="float">
            <text:p>1442700490.01074</text:p>
          </table:table-cell>
          <table:table-cell table:formula="of:=[.G497]-[.B497]" office:value-type="float" office:value="5.47618293762207" calcext:value-type="float">
            <text:p>5.476182937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00484.54307" calcext:value-type="float">
            <text:p>1442700484.54307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12.9159755706787" calcext:value-type="float">
            <text:p>12.9159755707</text:p>
          </table:table-cell>
          <table:table-cell table:formula="of:=[.C498]/([.D498]-[.D497])" office:value-type="float" office:value="950406.817543172" calcext:value-type="float">
            <text:p>950406.817543172</text:p>
          </table:table-cell>
          <table:table-cell/>
          <table:table-cell office:value-type="float" office:value="1442700490.0143" calcext:value-type="float">
            <text:p>1442700490.0143</text:p>
          </table:table-cell>
          <table:table-cell table:formula="of:=[.G498]-[.B498]" office:value-type="float" office:value="5.47122621536255" calcext:value-type="float">
            <text:p>5.471226215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00484.55138" calcext:value-type="float">
            <text:p>1442700484.55138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12.9242808818817" calcext:value-type="float">
            <text:p>12.9242808819</text:p>
          </table:table-cell>
          <table:table-cell table:formula="of:=[.C499]/([.D499]-[.D498])" office:value-type="float" office:value="974797.909688532" calcext:value-type="float">
            <text:p>974797.909688532</text:p>
          </table:table-cell>
          <table:table-cell/>
          <table:table-cell office:value-type="float" office:value="1442700490.01788" calcext:value-type="float">
            <text:p>1442700490.01788</text:p>
          </table:table-cell>
          <table:table-cell table:formula="of:=[.G499]-[.B499]" office:value-type="float" office:value="5.46650433540344" calcext:value-type="float">
            <text:p>5.466504335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00484.55964" calcext:value-type="float">
            <text:p>1442700484.55964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12.9325430393219" calcext:value-type="float">
            <text:p>12.9325430393</text:p>
          </table:table-cell>
          <table:table-cell table:formula="of:=[.C500]/([.D500]-[.D499])" office:value-type="float" office:value="979889.339874185" calcext:value-type="float">
            <text:p>979889.339874185</text:p>
          </table:table-cell>
          <table:table-cell/>
          <table:table-cell office:value-type="float" office:value="1442700490.02145" calcext:value-type="float">
            <text:p>1442700490.02145</text:p>
          </table:table-cell>
          <table:table-cell table:formula="of:=[.G500]-[.B500]" office:value-type="float" office:value="5.46180725097656" calcext:value-type="float">
            <text:p>5.46180725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00484.56794" calcext:value-type="float">
            <text:p>1442700484.56794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12.9408416748047" calcext:value-type="float">
            <text:p>12.9408416748</text:p>
          </table:table-cell>
          <table:table-cell table:formula="of:=[.C501]/([.D501]-[.D500])" office:value-type="float" office:value="975582.072111932" calcext:value-type="float">
            <text:p>975582.072111932</text:p>
          </table:table-cell>
          <table:table-cell/>
          <table:table-cell office:value-type="float" office:value="1442700490.02509" calcext:value-type="float">
            <text:p>1442700490.02509</text:p>
          </table:table-cell>
          <table:table-cell table:formula="of:=[.G501]-[.B501]" office:value-type="float" office:value="5.45714521408081" calcext:value-type="float">
            <text:p>5.457145214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00484.57624" calcext:value-type="float">
            <text:p>1442700484.57624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12.9491367340088" calcext:value-type="float">
            <text:p>12.949136734</text:p>
          </table:table-cell>
          <table:table-cell table:formula="of:=[.C502]/([.D502]-[.D501])" office:value-type="float" office:value="976002.678316854" calcext:value-type="float">
            <text:p>976002.678316854</text:p>
          </table:table-cell>
          <table:table-cell/>
          <table:table-cell office:value-type="float" office:value="1442700490.02865" calcext:value-type="float">
            <text:p>1442700490.02865</text:p>
          </table:table-cell>
          <table:table-cell table:formula="of:=[.G502]-[.B502]" office:value-type="float" office:value="5.45241522789001" calcext:value-type="float">
            <text:p>5.4524152279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00484.58458" calcext:value-type="float">
            <text:p>1442700484.58458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12.9574837684631" calcext:value-type="float">
            <text:p>12.9574837685</text:p>
          </table:table-cell>
          <table:table-cell table:formula="of:=[.C503]/([.D503]-[.D502])" office:value-type="float" office:value="969925.312310768" calcext:value-type="float">
            <text:p>969925.312310768</text:p>
          </table:table-cell>
          <table:table-cell/>
          <table:table-cell office:value-type="float" office:value="1442700490.03222" calcext:value-type="float">
            <text:p>1442700490.03222</text:p>
          </table:table-cell>
          <table:table-cell table:formula="of:=[.G503]-[.B503]" office:value-type="float" office:value="5.44763445854187" calcext:value-type="float">
            <text:p>5.447634458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00484.59287" calcext:value-type="float">
            <text:p>1442700484.59287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12.9657733440399" calcext:value-type="float">
            <text:p>12.965773344</text:p>
          </table:table-cell>
          <table:table-cell table:formula="of:=[.C504]/([.D504]-[.D503])" office:value-type="float" office:value="976648.312692341" calcext:value-type="float">
            <text:p>976648.312692341</text:p>
          </table:table-cell>
          <table:table-cell/>
          <table:table-cell office:value-type="float" office:value="1442700490.03578" calcext:value-type="float">
            <text:p>1442700490.03578</text:p>
          </table:table-cell>
          <table:table-cell table:formula="of:=[.G504]-[.B504]" office:value-type="float" office:value="5.44290447235107" calcext:value-type="float">
            <text:p>5.4429044724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00484.60118" calcext:value-type="float">
            <text:p>1442700484.60118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12.9740777015686" calcext:value-type="float">
            <text:p>12.9740777016</text:p>
          </table:table-cell>
          <table:table-cell table:formula="of:=[.C505]/([.D505]-[.D504])" office:value-type="float" office:value="974909.855703253" calcext:value-type="float">
            <text:p>974909.855703253</text:p>
          </table:table-cell>
          <table:table-cell/>
          <table:table-cell office:value-type="float" office:value="1442700490.03931" calcext:value-type="float">
            <text:p>1442700490.03931</text:p>
          </table:table-cell>
          <table:table-cell table:formula="of:=[.G505]-[.B505]" office:value-type="float" office:value="5.43813109397888" calcext:value-type="float">
            <text:p>5.43813109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00484.60945" calcext:value-type="float">
            <text:p>1442700484.60945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12.9823536872864" calcext:value-type="float">
            <text:p>12.9823536873</text:p>
          </table:table-cell>
          <table:table-cell table:formula="of:=[.C506]/([.D506]-[.D505])" office:value-type="float" office:value="978252.050702927" calcext:value-type="float">
            <text:p>978252.050702927</text:p>
          </table:table-cell>
          <table:table-cell/>
          <table:table-cell office:value-type="float" office:value="1442700490.04287" calcext:value-type="float">
            <text:p>1442700490.04287</text:p>
          </table:table-cell>
          <table:table-cell table:formula="of:=[.G506]-[.B506]" office:value-type="float" office:value="5.43341946601868" calcext:value-type="float">
            <text:p>5.43341946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00484.61775" calcext:value-type="float">
            <text:p>1442700484.61775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12.9906497001648" calcext:value-type="float">
            <text:p>12.9906497002</text:p>
          </table:table-cell>
          <table:table-cell table:formula="of:=[.C507]/([.D507]-[.D506])" office:value-type="float" office:value="975890.481204736" calcext:value-type="float">
            <text:p>975890.481204736</text:p>
          </table:table-cell>
          <table:table-cell/>
          <table:table-cell office:value-type="float" office:value="1442700490.04647" calcext:value-type="float">
            <text:p>1442700490.04647</text:p>
          </table:table-cell>
          <table:table-cell table:formula="of:=[.G507]-[.B507]" office:value-type="float" office:value="5.42872500419617" calcext:value-type="float">
            <text:p>5.428725004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00484.62605" calcext:value-type="float">
            <text:p>1442700484.62605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12.9989557266235" calcext:value-type="float">
            <text:p>12.9989557266</text:p>
          </table:table-cell>
          <table:table-cell table:formula="of:=[.C508]/([.D508]-[.D507])" office:value-type="float" office:value="974713.967047477" calcext:value-type="float">
            <text:p>974713.967047477</text:p>
          </table:table-cell>
          <table:table-cell/>
          <table:table-cell office:value-type="float" office:value="1442700490.05007" calcext:value-type="float">
            <text:p>1442700490.05007</text:p>
          </table:table-cell>
          <table:table-cell table:formula="of:=[.G508]-[.B508]" office:value-type="float" office:value="5.42401647567749" calcext:value-type="float">
            <text:p>5.424016475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00484.63436" calcext:value-type="float">
            <text:p>1442700484.63436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13.0072596073151" calcext:value-type="float">
            <text:p>13.0072596073</text:p>
          </table:table-cell>
          <table:table-cell table:formula="of:=[.C509]/([.D509]-[.D508])" office:value-type="float" office:value="974965.838353097" calcext:value-type="float">
            <text:p>974965.838353097</text:p>
          </table:table-cell>
          <table:table-cell/>
          <table:table-cell office:value-type="float" office:value="1442700490.05364" calcext:value-type="float">
            <text:p>1442700490.05364</text:p>
          </table:table-cell>
          <table:table-cell table:formula="of:=[.G509]-[.B509]" office:value-type="float" office:value="5.41928029060364" calcext:value-type="float">
            <text:p>5.419280290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00484.64268" calcext:value-type="float">
            <text:p>1442700484.64268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13.0155830383301" calcext:value-type="float">
            <text:p>13.0155830383</text:p>
          </table:table-cell>
          <table:table-cell table:formula="of:=[.C510]/([.D510]-[.D509])" office:value-type="float" office:value="972675.809458337" calcext:value-type="float">
            <text:p>972675.809458337</text:p>
          </table:table-cell>
          <table:table-cell/>
          <table:table-cell office:value-type="float" office:value="1442700490.0572" calcext:value-type="float">
            <text:p>1442700490.0572</text:p>
          </table:table-cell>
          <table:table-cell table:formula="of:=[.G510]-[.B510]" office:value-type="float" office:value="5.41451787948608" calcext:value-type="float">
            <text:p>5.414517879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00484.65096" calcext:value-type="float">
            <text:p>1442700484.65096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13.0238571166992" calcext:value-type="float">
            <text:p>13.0238571167</text:p>
          </table:table-cell>
          <table:table-cell table:formula="of:=[.C511]/([.D511]-[.D510])" office:value-type="float" office:value="978477.558321807" calcext:value-type="float">
            <text:p>978477.558321807</text:p>
          </table:table-cell>
          <table:table-cell/>
          <table:table-cell office:value-type="float" office:value="1442700490.06076" calcext:value-type="float">
            <text:p>1442700490.06076</text:p>
          </table:table-cell>
          <table:table-cell table:formula="of:=[.G511]-[.B511]" office:value-type="float" office:value="5.4098002910614" calcext:value-type="float">
            <text:p>5.409800291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00484.65926" calcext:value-type="float">
            <text:p>1442700484.65926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13.0321662425995" calcext:value-type="float">
            <text:p>13.0321662426</text:p>
          </table:table-cell>
          <table:table-cell table:formula="of:=[.C512]/([.D512]-[.D511])" office:value-type="float" office:value="974350.382600212" calcext:value-type="float">
            <text:p>974350.382600212</text:p>
          </table:table-cell>
          <table:table-cell/>
          <table:table-cell office:value-type="float" office:value="1442700490.06436" calcext:value-type="float">
            <text:p>1442700490.06436</text:p>
          </table:table-cell>
          <table:table-cell table:formula="of:=[.G512]-[.B512]" office:value-type="float" office:value="5.40509271621704" calcext:value-type="float">
            <text:p>5.405092716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00484.66757" calcext:value-type="float">
            <text:p>1442700484.66757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13.0404667854309" calcext:value-type="float">
            <text:p>13.0404667854</text:p>
          </table:table-cell>
          <table:table-cell table:formula="of:=[.C513]/([.D513]-[.D512])" office:value-type="float" office:value="975357.89699842" calcext:value-type="float">
            <text:p>975357.89699842</text:p>
          </table:table-cell>
          <table:table-cell/>
          <table:table-cell office:value-type="float" office:value="1442700490.06792" calcext:value-type="float">
            <text:p>1442700490.06792</text:p>
          </table:table-cell>
          <table:table-cell table:formula="of:=[.G513]-[.B513]" office:value-type="float" office:value="5.40035891532898" calcext:value-type="float">
            <text:p>5.400358915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00484.67586" calcext:value-type="float">
            <text:p>1442700484.67586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13.0487651824951" calcext:value-type="float">
            <text:p>13.0487651825</text:p>
          </table:table-cell>
          <table:table-cell table:formula="of:=[.C514]/([.D514]-[.D513])" office:value-type="float" office:value="975610.101246912" calcext:value-type="float">
            <text:p>975610.101246912</text:p>
          </table:table-cell>
          <table:table-cell/>
          <table:table-cell office:value-type="float" office:value="1442700490.0715" calcext:value-type="float">
            <text:p>1442700490.0715</text:p>
          </table:table-cell>
          <table:table-cell table:formula="of:=[.G514]-[.B514]" office:value-type="float" office:value="5.39563751220703" calcext:value-type="float">
            <text:p>5.395637512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00484.68477" calcext:value-type="float">
            <text:p>1442700484.68477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13.0576741695404" calcext:value-type="float">
            <text:p>13.0576741695</text:p>
          </table:table-cell>
          <table:table-cell table:formula="of:=[.C515]/([.D515]-[.D514])" office:value-type="float" office:value="908745.288195467" calcext:value-type="float">
            <text:p>908745.288195467</text:p>
          </table:table-cell>
          <table:table-cell/>
          <table:table-cell office:value-type="float" office:value="1442700490.07508" calcext:value-type="float">
            <text:p>1442700490.07508</text:p>
          </table:table-cell>
          <table:table-cell table:formula="of:=[.G515]-[.B515]" office:value-type="float" office:value="5.39030909538269" calcext:value-type="float">
            <text:p>5.390309095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00484.69308" calcext:value-type="float">
            <text:p>1442700484.69308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13.0659790039063" calcext:value-type="float">
            <text:p>13.0659790039</text:p>
          </table:table-cell>
          <table:table-cell table:formula="of:=[.C516]/([.D516]-[.D515])" office:value-type="float" office:value="974853.8794821" calcext:value-type="float">
            <text:p>974853.8794821</text:p>
          </table:table-cell>
          <table:table-cell/>
          <table:table-cell office:value-type="float" office:value="1442700490.07863" calcext:value-type="float">
            <text:p>1442700490.07863</text:p>
          </table:table-cell>
          <table:table-cell table:formula="of:=[.G516]-[.B516]" office:value-type="float" office:value="5.38555669784546" calcext:value-type="float">
            <text:p>5.385556697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00484.70134" calcext:value-type="float">
            <text:p>1442700484.70134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13.0742452144623" calcext:value-type="float">
            <text:p>13.0742452145</text:p>
          </table:table-cell>
          <table:table-cell table:formula="of:=[.C517]/([.D517]-[.D516])" office:value-type="float" office:value="979408.877274956" calcext:value-type="float">
            <text:p>979408.877274956</text:p>
          </table:table-cell>
          <table:table-cell/>
          <table:table-cell office:value-type="float" office:value="1442700490.0822" calcext:value-type="float">
            <text:p>1442700490.0822</text:p>
          </table:table-cell>
          <table:table-cell table:formula="of:=[.G517]-[.B517]" office:value-type="float" office:value="5.38085675239563" calcext:value-type="float">
            <text:p>5.3808567524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00484.70964" calcext:value-type="float">
            <text:p>1442700484.70964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13.0825419425964" calcext:value-type="float">
            <text:p>13.0825419426</text:p>
          </table:table-cell>
          <table:table-cell table:formula="of:=[.C518]/([.D518]-[.D517])" office:value-type="float" office:value="975806.350297422" calcext:value-type="float">
            <text:p>975806.350297422</text:p>
          </table:table-cell>
          <table:table-cell/>
          <table:table-cell office:value-type="float" office:value="1442700490.08577" calcext:value-type="float">
            <text:p>1442700490.08577</text:p>
          </table:table-cell>
          <table:table-cell table:formula="of:=[.G518]-[.B518]" office:value-type="float" office:value="5.37612676620483" calcext:value-type="float">
            <text:p>5.376126766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00484.71794" calcext:value-type="float">
            <text:p>1442700484.71794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13.0908427238464" calcext:value-type="float">
            <text:p>13.0908427238</text:p>
          </table:table-cell>
          <table:table-cell table:formula="of:=[.C519]/([.D519]-[.D518])" office:value-type="float" office:value="975329.882352941" calcext:value-type="float">
            <text:p>975329.882352941</text:p>
          </table:table-cell>
          <table:table-cell/>
          <table:table-cell office:value-type="float" office:value="1442700490.08932" calcext:value-type="float">
            <text:p>1442700490.08932</text:p>
          </table:table-cell>
          <table:table-cell table:formula="of:=[.G519]-[.B519]" office:value-type="float" office:value="5.37137937545776" calcext:value-type="float">
            <text:p>5.371379375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00484.72624" calcext:value-type="float">
            <text:p>1442700484.72624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13.0991456508636" calcext:value-type="float">
            <text:p>13.0991456509</text:p>
          </table:table-cell>
          <table:table-cell table:formula="of:=[.C520]/([.D520]-[.D519])" office:value-type="float" office:value="975077.822943288" calcext:value-type="float">
            <text:p>975077.822943288</text:p>
          </table:table-cell>
          <table:table-cell/>
          <table:table-cell office:value-type="float" office:value="1442700490.09282" calcext:value-type="float">
            <text:p>1442700490.09282</text:p>
          </table:table-cell>
          <table:table-cell table:formula="of:=[.G520]-[.B520]" office:value-type="float" office:value="5.36657214164734" calcext:value-type="float">
            <text:p>5.366572141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00484.73455" calcext:value-type="float">
            <text:p>1442700484.73455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13.1074562072754" calcext:value-type="float">
            <text:p>13.1074562073</text:p>
          </table:table-cell>
          <table:table-cell table:formula="of:=[.C521]/([.D521]-[.D520])" office:value-type="float" office:value="974182.665863385" calcext:value-type="float">
            <text:p>974182.665863385</text:p>
          </table:table-cell>
          <table:table-cell/>
          <table:table-cell office:value-type="float" office:value="1442700490.0964" calcext:value-type="float">
            <text:p>1442700490.0964</text:p>
          </table:table-cell>
          <table:table-cell table:formula="of:=[.G521]-[.B521]" office:value-type="float" office:value="5.36184096336365" calcext:value-type="float">
            <text:p>5.361840963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00484.74289" calcext:value-type="float">
            <text:p>1442700484.74289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13.1157875061035" calcext:value-type="float">
            <text:p>13.1157875061</text:p>
          </table:table-cell>
          <table:table-cell table:formula="of:=[.C522]/([.D522]-[.D521])" office:value-type="float" office:value="971757.245421246" calcext:value-type="float">
            <text:p>971757.245421246</text:p>
          </table:table-cell>
          <table:table-cell/>
          <table:table-cell office:value-type="float" office:value="1442700490.09996" calcext:value-type="float">
            <text:p>1442700490.09996</text:p>
          </table:table-cell>
          <table:table-cell table:formula="of:=[.G522]-[.B522]" office:value-type="float" office:value="5.35707807540894" calcext:value-type="float">
            <text:p>5.357078075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00484.75118" calcext:value-type="float">
            <text:p>1442700484.75118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13.124077796936" calcext:value-type="float">
            <text:p>13.1240777969</text:p>
          </table:table-cell>
          <table:table-cell table:formula="of:=[.C523]/([.D523]-[.D522])" office:value-type="float" office:value="976564.051075578" calcext:value-type="float">
            <text:p>976564.051075578</text:p>
          </table:table-cell>
          <table:table-cell/>
          <table:table-cell office:value-type="float" office:value="1442700490.10358" calcext:value-type="float">
            <text:p>1442700490.10358</text:p>
          </table:table-cell>
          <table:table-cell table:formula="of:=[.G523]-[.B523]" office:value-type="float" office:value="5.35240817070007" calcext:value-type="float">
            <text:p>5.3524081707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00484.75947" calcext:value-type="float">
            <text:p>1442700484.75947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13.1323764324188" calcext:value-type="float">
            <text:p>13.1323764324</text:p>
          </table:table-cell>
          <table:table-cell table:formula="of:=[.C524]/([.D524]-[.D523])" office:value-type="float" office:value="975582.072111932" calcext:value-type="float">
            <text:p>975582.072111932</text:p>
          </table:table-cell>
          <table:table-cell/>
          <table:table-cell office:value-type="float" office:value="1442700490.10715" calcext:value-type="float">
            <text:p>1442700490.10715</text:p>
          </table:table-cell>
          <table:table-cell table:formula="of:=[.G524]-[.B524]" office:value-type="float" office:value="5.34767293930054" calcext:value-type="float">
            <text:p>5.347672939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00484.76778" calcext:value-type="float">
            <text:p>1442700484.76778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13.1406865119934" calcext:value-type="float">
            <text:p>13.140686512</text:p>
          </table:table-cell>
          <table:table-cell table:formula="of:=[.C525]/([.D525]-[.D524])" office:value-type="float" office:value="974238.565026539" calcext:value-type="float">
            <text:p>974238.565026539</text:p>
          </table:table-cell>
          <table:table-cell/>
          <table:table-cell office:value-type="float" office:value="1442700490.11073" calcext:value-type="float">
            <text:p>1442700490.11073</text:p>
          </table:table-cell>
          <table:table-cell table:formula="of:=[.G525]-[.B525]" office:value-type="float" office:value="5.34294080734253" calcext:value-type="float">
            <text:p>5.342940807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00484.77608" calcext:value-type="float">
            <text:p>1442700484.77608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13.1489822864532" calcext:value-type="float">
            <text:p>13.1489822865</text:p>
          </table:table-cell>
          <table:table-cell table:formula="of:=[.C526]/([.D526]-[.D525])" office:value-type="float" office:value="975918.528064377" calcext:value-type="float">
            <text:p>975918.528064377</text:p>
          </table:table-cell>
          <table:table-cell/>
          <table:table-cell office:value-type="float" office:value="1442700490.11429" calcext:value-type="float">
            <text:p>1442700490.11429</text:p>
          </table:table-cell>
          <table:table-cell table:formula="of:=[.G526]-[.B526]" office:value-type="float" office:value="5.33821058273315" calcext:value-type="float">
            <text:p>5.338210582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00484.78442" calcext:value-type="float">
            <text:p>1442700484.78442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13.1573171615601" calcext:value-type="float">
            <text:p>13.1573171616</text:p>
          </table:table-cell>
          <table:table-cell table:formula="of:=[.C527]/([.D527]-[.D526])" office:value-type="float" office:value="971340.289596384" calcext:value-type="float">
            <text:p>971340.289596384</text:p>
          </table:table-cell>
          <table:table-cell/>
          <table:table-cell office:value-type="float" office:value="1442700490.11786" calcext:value-type="float">
            <text:p>1442700490.11786</text:p>
          </table:table-cell>
          <table:table-cell table:formula="of:=[.G527]-[.B527]" office:value-type="float" office:value="5.33344006538391" calcext:value-type="float">
            <text:p>5.333440065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00484.79273" calcext:value-type="float">
            <text:p>1442700484.79273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13.1656341552734" calcext:value-type="float">
            <text:p>13.1656341553</text:p>
          </table:table-cell>
          <table:table-cell table:formula="of:=[.C528]/([.D528]-[.D527])" office:value-type="float" office:value="973428.654512097" calcext:value-type="float">
            <text:p>973428.654512097</text:p>
          </table:table-cell>
          <table:table-cell/>
          <table:table-cell office:value-type="float" office:value="1442700490.1214" calcext:value-type="float">
            <text:p>1442700490.1214</text:p>
          </table:table-cell>
          <table:table-cell table:formula="of:=[.G528]-[.B528]" office:value-type="float" office:value="5.32866311073303" calcext:value-type="float">
            <text:p>5.328663110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00484.80108" calcext:value-type="float">
            <text:p>1442700484.80108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13.1739797592163" calcext:value-type="float">
            <text:p>13.1739797592</text:p>
          </table:table-cell>
          <table:table-cell table:formula="of:=[.C529]/([.D529]-[.D528])" office:value-type="float" office:value="970091.566221003" calcext:value-type="float">
            <text:p>970091.566221003</text:p>
          </table:table-cell>
          <table:table-cell/>
          <table:table-cell office:value-type="float" office:value="1442700490.12496" calcext:value-type="float">
            <text:p>1442700490.12496</text:p>
          </table:table-cell>
          <table:table-cell table:formula="of:=[.G529]-[.B529]" office:value-type="float" office:value="5.32388234138489" calcext:value-type="float">
            <text:p>5.32388234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00484.80946" calcext:value-type="float">
            <text:p>1442700484.80946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13.182361125946" calcext:value-type="float">
            <text:p>13.1823611259</text:p>
          </table:table-cell>
          <table:table-cell table:formula="of:=[.C530]/([.D530]-[.D529])" office:value-type="float" office:value="965952.243955169" calcext:value-type="float">
            <text:p>965952.243955169</text:p>
          </table:table-cell>
          <table:table-cell/>
          <table:table-cell office:value-type="float" office:value="1442700490.12851" calcext:value-type="float">
            <text:p>1442700490.12851</text:p>
          </table:table-cell>
          <table:table-cell table:formula="of:=[.G530]-[.B530]" office:value-type="float" office:value="5.31905388832092" calcext:value-type="float">
            <text:p>5.319053888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00484.81778" calcext:value-type="float">
            <text:p>1442700484.81778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13.1906840801239" calcext:value-type="float">
            <text:p>13.1906840801</text:p>
          </table:table-cell>
          <table:table-cell table:formula="of:=[.C531]/([.D531]-[.D530])" office:value-type="float" office:value="972731.535821708" calcext:value-type="float">
            <text:p>972731.535821708</text:p>
          </table:table-cell>
          <table:table-cell/>
          <table:table-cell office:value-type="float" office:value="1442700490.13208" calcext:value-type="float">
            <text:p>1442700490.13208</text:p>
          </table:table-cell>
          <table:table-cell table:formula="of:=[.G531]-[.B531]" office:value-type="float" office:value="5.31429314613342" calcext:value-type="float">
            <text:p>5.314293146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00484.82609" calcext:value-type="float">
            <text:p>1442700484.82609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13.1989886760712" calcext:value-type="float">
            <text:p>13.1989886761</text:p>
          </table:table-cell>
          <table:table-cell table:formula="of:=[.C532]/([.D532]-[.D531])" office:value-type="float" office:value="974881.866789159" calcext:value-type="float">
            <text:p>974881.866789159</text:p>
          </table:table-cell>
          <table:table-cell/>
          <table:table-cell office:value-type="float" office:value="1442700490.13564" calcext:value-type="float">
            <text:p>1442700490.13564</text:p>
          </table:table-cell>
          <table:table-cell table:formula="of:=[.G532]-[.B532]" office:value-type="float" office:value="5.3095498085022" calcext:value-type="float">
            <text:p>5.309549808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00484.83439" calcext:value-type="float">
            <text:p>1442700484.83439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13.2072896957397" calcext:value-type="float">
            <text:p>13.2072896957</text:p>
          </table:table-cell>
          <table:table-cell table:formula="of:=[.C533]/([.D533]-[.D532])" office:value-type="float" office:value="975301.869316713" calcext:value-type="float">
            <text:p>975301.869316713</text:p>
          </table:table-cell>
          <table:table-cell/>
          <table:table-cell office:value-type="float" office:value="1442700490.13933" calcext:value-type="float">
            <text:p>1442700490.13933</text:p>
          </table:table-cell>
          <table:table-cell table:formula="of:=[.G533]-[.B533]" office:value-type="float" office:value="5.30494475364685" calcext:value-type="float">
            <text:p>5.304944753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00484.84269" calcext:value-type="float">
            <text:p>1442700484.84269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13.2155873775482" calcext:value-type="float">
            <text:p>13.2155873775</text:p>
          </table:table-cell>
          <table:table-cell table:formula="of:=[.C534]/([.D534]-[.D533])" office:value-type="float" office:value="975694.198316237" calcext:value-type="float">
            <text:p>975694.198316237</text:p>
          </table:table-cell>
          <table:table-cell/>
          <table:table-cell office:value-type="float" office:value="1442700490.14295" calcext:value-type="float">
            <text:p>1442700490.14295</text:p>
          </table:table-cell>
          <table:table-cell table:formula="of:=[.G534]-[.B534]" office:value-type="float" office:value="5.30026364326477" calcext:value-type="float">
            <text:p>5.300263643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00484.85099" calcext:value-type="float">
            <text:p>1442700484.85099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13.2238881587982" calcext:value-type="float">
            <text:p>13.2238881588</text:p>
          </table:table-cell>
          <table:table-cell table:formula="of:=[.C535]/([.D535]-[.D534])" office:value-type="float" office:value="975329.882352941" calcext:value-type="float">
            <text:p>975329.882352941</text:p>
          </table:table-cell>
          <table:table-cell/>
          <table:table-cell office:value-type="float" office:value="1442700490.14651" calcext:value-type="float">
            <text:p>1442700490.14651</text:p>
          </table:table-cell>
          <table:table-cell table:formula="of:=[.G535]-[.B535]" office:value-type="float" office:value="5.29552793502808" calcext:value-type="float">
            <text:p>5.29552793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00484.85929" calcext:value-type="float">
            <text:p>1442700484.85929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13.2321901321411" calcext:value-type="float">
            <text:p>13.2321901321</text:p>
          </table:table-cell>
          <table:table-cell table:formula="of:=[.C536]/([.D536]-[.D535])" office:value-type="float" office:value="975189.833261538" calcext:value-type="float">
            <text:p>975189.833261538</text:p>
          </table:table-cell>
          <table:table-cell/>
          <table:table-cell office:value-type="float" office:value="1442700490.15009" calcext:value-type="float">
            <text:p>1442700490.15009</text:p>
          </table:table-cell>
          <table:table-cell table:formula="of:=[.G536]-[.B536]" office:value-type="float" office:value="5.29079842567444" calcext:value-type="float">
            <text:p>5.2907984257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00484.86759" calcext:value-type="float">
            <text:p>1442700484.86759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13.2404880523682" calcext:value-type="float">
            <text:p>13.2404880524</text:p>
          </table:table-cell>
          <table:table-cell table:formula="of:=[.C537]/([.D537]-[.D536])" office:value-type="float" office:value="975666.164348925" calcext:value-type="float">
            <text:p>975666.164348925</text:p>
          </table:table-cell>
          <table:table-cell/>
          <table:table-cell office:value-type="float" office:value="1442700490.15365" calcext:value-type="float">
            <text:p>1442700490.15365</text:p>
          </table:table-cell>
          <table:table-cell table:formula="of:=[.G537]-[.B537]" office:value-type="float" office:value="5.28606700897217" calcext:value-type="float">
            <text:p>5.28606700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00484.87588" calcext:value-type="float">
            <text:p>1442700484.87588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13.2487766742706" calcext:value-type="float">
            <text:p>13.2487766743</text:p>
          </table:table-cell>
          <table:table-cell table:formula="of:=[.C538]/([.D538]-[.D537])" office:value-type="float" office:value="976760.684136344" calcext:value-type="float">
            <text:p>976760.684136344</text:p>
          </table:table-cell>
          <table:table-cell/>
          <table:table-cell office:value-type="float" office:value="1442700490.15722" calcext:value-type="float">
            <text:p>1442700490.15722</text:p>
          </table:table-cell>
          <table:table-cell table:formula="of:=[.G538]-[.B538]" office:value-type="float" office:value="5.28134250640869" calcext:value-type="float">
            <text:p>5.281342506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00484.88416" calcext:value-type="float">
            <text:p>1442700484.88416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13.2570605278015" calcext:value-type="float">
            <text:p>13.2570605278</text:p>
          </table:table-cell>
          <table:table-cell table:formula="of:=[.C539]/([.D539]-[.D538])" office:value-type="float" office:value="977322.929457476" calcext:value-type="float">
            <text:p>977322.929457476</text:p>
          </table:table-cell>
          <table:table-cell/>
          <table:table-cell office:value-type="float" office:value="1442700490.16078" calcext:value-type="float">
            <text:p>1442700490.16078</text:p>
          </table:table-cell>
          <table:table-cell table:formula="of:=[.G539]-[.B539]" office:value-type="float" office:value="5.27662062644959" calcext:value-type="float">
            <text:p>5.276620626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00484.89249" calcext:value-type="float">
            <text:p>1442700484.89249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13.2653865814209" calcext:value-type="float">
            <text:p>13.2653865814</text:p>
          </table:table-cell>
          <table:table-cell table:formula="of:=[.C540]/([.D540]-[.D539])" office:value-type="float" office:value="972369.428555066" calcext:value-type="float">
            <text:p>972369.428555066</text:p>
          </table:table-cell>
          <table:table-cell/>
          <table:table-cell office:value-type="float" office:value="1442700490.16434" calcext:value-type="float">
            <text:p>1442700490.16434</text:p>
          </table:table-cell>
          <table:table-cell table:formula="of:=[.G540]-[.B540]" office:value-type="float" office:value="5.27185893058777" calcext:value-type="float">
            <text:p>5.271858930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00484.90083" calcext:value-type="float">
            <text:p>1442700484.90083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13.2737338542938" calcext:value-type="float">
            <text:p>13.2737338543</text:p>
          </table:table-cell>
          <table:table-cell table:formula="of:=[.C541]/([.D541]-[.D540])" office:value-type="float" office:value="969897.608865785" calcext:value-type="float">
            <text:p>969897.608865785</text:p>
          </table:table-cell>
          <table:table-cell/>
          <table:table-cell office:value-type="float" office:value="1442700490.1679" calcext:value-type="float">
            <text:p>1442700490.1679</text:p>
          </table:table-cell>
          <table:table-cell table:formula="of:=[.G541]-[.B541]" office:value-type="float" office:value="5.26706671714783" calcext:value-type="float">
            <text:p>5.267066717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00484.90918" calcext:value-type="float">
            <text:p>1442700484.90918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13.2820789813995" calcext:value-type="float">
            <text:p>13.2820789814</text:p>
          </table:table-cell>
          <table:table-cell table:formula="of:=[.C542]/([.D542]-[.D541])" office:value-type="float" office:value="970146.996857322" calcext:value-type="float">
            <text:p>970146.996857322</text:p>
          </table:table-cell>
          <table:table-cell/>
          <table:table-cell office:value-type="float" office:value="1442700490.17153" calcext:value-type="float">
            <text:p>1442700490.17153</text:p>
          </table:table-cell>
          <table:table-cell table:formula="of:=[.G542]-[.B542]" office:value-type="float" office:value="5.26234769821167" calcext:value-type="float">
            <text:p>5.262347698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00484.91751" calcext:value-type="float">
            <text:p>1442700484.91751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13.2904162406921" calcext:value-type="float">
            <text:p>13.2904162407</text:p>
          </table:table-cell>
          <table:table-cell table:formula="of:=[.C543]/([.D543]-[.D542])" office:value-type="float" office:value="971062.517772885" calcext:value-type="float">
            <text:p>971062.517772885</text:p>
          </table:table-cell>
          <table:table-cell/>
          <table:table-cell office:value-type="float" office:value="1442700490.17509" calcext:value-type="float">
            <text:p>1442700490.17509</text:p>
          </table:table-cell>
          <table:table-cell table:formula="of:=[.G543]-[.B543]" office:value-type="float" office:value="5.25757360458374" calcext:value-type="float">
            <text:p>5.257573604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00484.92584" calcext:value-type="float">
            <text:p>1442700484.92584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13.2987403869629" calcext:value-type="float">
            <text:p>13.298740387</text:p>
          </table:table-cell>
          <table:table-cell table:formula="of:=[.C544]/([.D544]-[.D543])" office:value-type="float" office:value="972592.231884058" calcext:value-type="float">
            <text:p>972592.231884058</text:p>
          </table:table-cell>
          <table:table-cell/>
          <table:table-cell office:value-type="float" office:value="1442700490.17869" calcext:value-type="float">
            <text:p>1442700490.17869</text:p>
          </table:table-cell>
          <table:table-cell table:formula="of:=[.G544]-[.B544]" office:value-type="float" office:value="5.25284862518311" calcext:value-type="float">
            <text:p>5.252848625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00484.93418" calcext:value-type="float">
            <text:p>1442700484.93418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13.3070816993713" calcext:value-type="float">
            <text:p>13.3070816994</text:p>
          </table:table-cell>
          <table:table-cell table:formula="of:=[.C545]/([.D545]-[.D544])" office:value-type="float" office:value="970590.67009661" calcext:value-type="float">
            <text:p>970590.67009661</text:p>
          </table:table-cell>
          <table:table-cell/>
          <table:table-cell office:value-type="float" office:value="1442700490.18225" calcext:value-type="float">
            <text:p>1442700490.18225</text:p>
          </table:table-cell>
          <table:table-cell table:formula="of:=[.G545]-[.B545]" office:value-type="float" office:value="5.24806904792786" calcext:value-type="float">
            <text:p>5.248069047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00484.94251" calcext:value-type="float">
            <text:p>1442700484.94251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13.3154077529907" calcext:value-type="float">
            <text:p>13.315407753</text:p>
          </table:table-cell>
          <table:table-cell table:formula="of:=[.C546]/([.D546]-[.D545])" office:value-type="float" office:value="972369.428555066" calcext:value-type="float">
            <text:p>972369.428555066</text:p>
          </table:table-cell>
          <table:table-cell/>
          <table:table-cell office:value-type="float" office:value="1442700490.18583" calcext:value-type="float">
            <text:p>1442700490.18583</text:p>
          </table:table-cell>
          <table:table-cell table:formula="of:=[.G546]-[.B546]" office:value-type="float" office:value="5.24332785606384" calcext:value-type="float">
            <text:p>5.243327856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00484.9509" calcext:value-type="float">
            <text:p>1442700484.9509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13.323805809021" calcext:value-type="float">
            <text:p>13.323805809</text:p>
          </table:table-cell>
          <table:table-cell table:formula="of:=[.C547]/([.D547]-[.D546])" office:value-type="float" office:value="964032.62502839" calcext:value-type="float">
            <text:p>964032.62502839</text:p>
          </table:table-cell>
          <table:table-cell/>
          <table:table-cell office:value-type="float" office:value="1442700490.1894" calcext:value-type="float">
            <text:p>1442700490.1894</text:p>
          </table:table-cell>
          <table:table-cell table:formula="of:=[.G547]-[.B547]" office:value-type="float" office:value="5.23850011825562" calcext:value-type="float">
            <text:p>5.238500118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00484.95923" calcext:value-type="float">
            <text:p>1442700484.95923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13.3321340084076" calcext:value-type="float">
            <text:p>13.3321340084</text:p>
          </table:table-cell>
          <table:table-cell table:formula="of:=[.C548]/([.D548]-[.D547])" office:value-type="float" office:value="972118.896796542" calcext:value-type="float">
            <text:p>972118.896796542</text:p>
          </table:table-cell>
          <table:table-cell/>
          <table:table-cell office:value-type="float" office:value="1442700490.19318" calcext:value-type="float">
            <text:p>1442700490.19318</text:p>
          </table:table-cell>
          <table:table-cell table:formula="of:=[.G548]-[.B548]" office:value-type="float" office:value="5.23394393920898" calcext:value-type="float">
            <text:p>5.2339439392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00484.96756" calcext:value-type="float">
            <text:p>1442700484.96756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13.3404605388641" calcext:value-type="float">
            <text:p>13.3404605389</text:p>
          </table:table-cell>
          <table:table-cell table:formula="of:=[.C549]/([.D549]-[.D548])" office:value-type="float" office:value="972313.743671974" calcext:value-type="float">
            <text:p>972313.743671974</text:p>
          </table:table-cell>
          <table:table-cell/>
          <table:table-cell office:value-type="float" office:value="1442700490.19674" calcext:value-type="float">
            <text:p>1442700490.19674</text:p>
          </table:table-cell>
          <table:table-cell table:formula="of:=[.G549]-[.B549]" office:value-type="float" office:value="5.22917914390564" calcext:value-type="float">
            <text:p>5.229179143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00484.97591" calcext:value-type="float">
            <text:p>1442700484.97591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13.3488163948059" calcext:value-type="float">
            <text:p>13.3488163948</text:p>
          </table:table-cell>
          <table:table-cell table:formula="of:=[.C550]/([.D550]-[.D549])" office:value-type="float" office:value="968901.337746455" calcext:value-type="float">
            <text:p>968901.337746455</text:p>
          </table:table-cell>
          <table:table-cell/>
          <table:table-cell office:value-type="float" office:value="1442700490.20031" calcext:value-type="float">
            <text:p>1442700490.20031</text:p>
          </table:table-cell>
          <table:table-cell table:formula="of:=[.G550]-[.B550]" office:value-type="float" office:value="5.22439217567444" calcext:value-type="float">
            <text:p>5.2243921757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00484.9844" calcext:value-type="float">
            <text:p>1442700484.9844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13.3573031425476" calcext:value-type="float">
            <text:p>13.3573031425</text:p>
          </table:table-cell>
          <table:table-cell table:formula="of:=[.C551]/([.D551]-[.D550])" office:value-type="float" office:value="953957.893695921" calcext:value-type="float">
            <text:p>953957.893695921</text:p>
          </table:table-cell>
          <table:table-cell/>
          <table:table-cell office:value-type="float" office:value="1442700490.20385" calcext:value-type="float">
            <text:p>1442700490.20385</text:p>
          </table:table-cell>
          <table:table-cell table:formula="of:=[.G551]-[.B551]" office:value-type="float" office:value="5.21944761276245" calcext:value-type="float">
            <text:p>5.219447612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00484.99278" calcext:value-type="float">
            <text:p>1442700484.99278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13.3656830787659" calcext:value-type="float">
            <text:p>13.3656830788</text:p>
          </table:table-cell>
          <table:table-cell table:formula="of:=[.C552]/([.D552]-[.D551])" office:value-type="float" office:value="966117.138500057" calcext:value-type="float">
            <text:p>966117.138500057</text:p>
          </table:table-cell>
          <table:table-cell/>
          <table:table-cell office:value-type="float" office:value="1442700490.20741" calcext:value-type="float">
            <text:p>1442700490.20741</text:p>
          </table:table-cell>
          <table:table-cell table:formula="of:=[.G552]-[.B552]" office:value-type="float" office:value="5.21462917327881" calcext:value-type="float">
            <text:p>5.214629173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00485.00127" calcext:value-type="float">
            <text:p>1442700485.00127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13.3741700649261" calcext:value-type="float">
            <text:p>13.3741700649</text:p>
          </table:table-cell>
          <table:table-cell table:formula="of:=[.C553]/([.D553]-[.D552])" office:value-type="float" office:value="953931.094867545" calcext:value-type="float">
            <text:p>953931.094867545</text:p>
          </table:table-cell>
          <table:table-cell/>
          <table:table-cell office:value-type="float" office:value="1442700490.21097" calcext:value-type="float">
            <text:p>1442700490.21097</text:p>
          </table:table-cell>
          <table:table-cell table:formula="of:=[.G553]-[.B553]" office:value-type="float" office:value="5.2097053527832" calcext:value-type="float">
            <text:p>5.2097053528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00485.00965" calcext:value-type="float">
            <text:p>1442700485.00965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13.3825540542603" calcext:value-type="float">
            <text:p>13.3825540543</text:p>
          </table:table-cell>
          <table:table-cell table:formula="of:=[.C554]/([.D554]-[.D553])" office:value-type="float" office:value="965650.083435234" calcext:value-type="float">
            <text:p>965650.083435234</text:p>
          </table:table-cell>
          <table:table-cell/>
          <table:table-cell office:value-type="float" office:value="1442700490.21454" calcext:value-type="float">
            <text:p>1442700490.21454</text:p>
          </table:table-cell>
          <table:table-cell table:formula="of:=[.G554]-[.B554]" office:value-type="float" office:value="5.20488429069519" calcext:value-type="float">
            <text:p>5.2048842907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00485.01808" calcext:value-type="float">
            <text:p>1442700485.01808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13.3909778594971" calcext:value-type="float">
            <text:p>13.3909778595</text:p>
          </table:table-cell>
          <table:table-cell table:formula="of:=[.C555]/([.D555]-[.D554])" office:value-type="float" office:value="961085.848069738" calcext:value-type="float">
            <text:p>961085.848069738</text:p>
          </table:table-cell>
          <table:table-cell/>
          <table:table-cell office:value-type="float" office:value="1442700490.21813" calcext:value-type="float">
            <text:p>1442700490.21813</text:p>
          </table:table-cell>
          <table:table-cell table:formula="of:=[.G555]-[.B555]" office:value-type="float" office:value="5.20005393028259" calcext:value-type="float">
            <text:p>5.200053930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00485.02656" calcext:value-type="float">
            <text:p>1442700485.02656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13.39945936203" calcext:value-type="float">
            <text:p>13.399459362</text:p>
          </table:table-cell>
          <table:table-cell table:formula="of:=[.C556]/([.D556]-[.D555])" office:value-type="float" office:value="954547.849103278" calcext:value-type="float">
            <text:p>954547.849103278</text:p>
          </table:table-cell>
          <table:table-cell/>
          <table:table-cell office:value-type="float" office:value="1442700490.2217" calcext:value-type="float">
            <text:p>1442700490.2217</text:p>
          </table:table-cell>
          <table:table-cell table:formula="of:=[.G556]-[.B556]" office:value-type="float" office:value="5.19513893127441" calcext:value-type="float">
            <text:p>5.195138931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00485.03502" calcext:value-type="float">
            <text:p>1442700485.03502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13.4079222679138" calcext:value-type="float">
            <text:p>13.4079222679</text:p>
          </table:table-cell>
          <table:table-cell table:formula="of:=[.C557]/([.D557]-[.D556])" office:value-type="float" office:value="956645.401848096" calcext:value-type="float">
            <text:p>956645.401848096</text:p>
          </table:table-cell>
          <table:table-cell/>
          <table:table-cell office:value-type="float" office:value="1442700490.22526" calcext:value-type="float">
            <text:p>1442700490.22526</text:p>
          </table:table-cell>
          <table:table-cell table:formula="of:=[.G557]-[.B557]" office:value-type="float" office:value="5.1902391910553" calcext:value-type="float">
            <text:p>5.190239191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00485.04344" calcext:value-type="float">
            <text:p>1442700485.04344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13.4163448810577" calcext:value-type="float">
            <text:p>13.4163448811</text:p>
          </table:table-cell>
          <table:table-cell table:formula="of:=[.C558]/([.D558]-[.D557])" office:value-type="float" office:value="961221.875166303" calcext:value-type="float">
            <text:p>961221.875166303</text:p>
          </table:table-cell>
          <table:table-cell/>
          <table:table-cell office:value-type="float" office:value="1442700490.22882" calcext:value-type="float">
            <text:p>1442700490.22882</text:p>
          </table:table-cell>
          <table:table-cell table:formula="of:=[.G558]-[.B558]" office:value-type="float" office:value="5.18538069725037" calcext:value-type="float">
            <text:p>5.1853806973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00485.05195" calcext:value-type="float">
            <text:p>1442700485.05195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13.4248487949371" calcext:value-type="float">
            <text:p>13.4248487949</text:p>
          </table:table-cell>
          <table:table-cell table:formula="of:=[.C559]/([.D559]-[.D558])" office:value-type="float" office:value="952032.218907704" calcext:value-type="float">
            <text:p>952032.218907704</text:p>
          </table:table-cell>
          <table:table-cell/>
          <table:table-cell office:value-type="float" office:value="1442700490.23239" calcext:value-type="float">
            <text:p>1442700490.23239</text:p>
          </table:table-cell>
          <table:table-cell table:formula="of:=[.G559]-[.B559]" office:value-type="float" office:value="5.18043875694275" calcext:value-type="float">
            <text:p>5.180438756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00485.06041" calcext:value-type="float">
            <text:p>1442700485.06041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13.4333112239838" calcext:value-type="float">
            <text:p>13.433311224</text:p>
          </table:table-cell>
          <table:table-cell table:formula="of:=[.C560]/([.D560]-[.D559])" office:value-type="float" office:value="956699.306474334" calcext:value-type="float">
            <text:p>956699.306474334</text:p>
          </table:table-cell>
          <table:table-cell/>
          <table:table-cell office:value-type="float" office:value="1442700490.23595" calcext:value-type="float">
            <text:p>1442700490.23595</text:p>
          </table:table-cell>
          <table:table-cell table:formula="of:=[.G560]-[.B560]" office:value-type="float" office:value="5.17554092407227" calcext:value-type="float">
            <text:p>5.175540924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00485.06899" calcext:value-type="float">
            <text:p>1442700485.06899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13.4418947696686" calcext:value-type="float">
            <text:p>13.4418947697</text:p>
          </table:table-cell>
          <table:table-cell table:formula="of:=[.C561]/([.D561]-[.D560])" office:value-type="float" office:value="943199.966224099" calcext:value-type="float">
            <text:p>943199.966224099</text:p>
          </table:table-cell>
          <table:table-cell/>
          <table:table-cell office:value-type="float" office:value="1442700490.23952" calcext:value-type="float">
            <text:p>1442700490.23952</text:p>
          </table:table-cell>
          <table:table-cell table:formula="of:=[.G561]-[.B561]" office:value-type="float" office:value="5.17052602767944" calcext:value-type="float">
            <text:p>5.1705260277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00485.07744" calcext:value-type="float">
            <text:p>1442700485.07744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13.4503450393677" calcext:value-type="float">
            <text:p>13.4503450394</text:p>
          </table:table-cell>
          <table:table-cell table:formula="of:=[.C562]/([.D562]-[.D561])" office:value-type="float" office:value="958075.929915639" calcext:value-type="float">
            <text:p>958075.929915639</text:p>
          </table:table-cell>
          <table:table-cell/>
          <table:table-cell office:value-type="float" office:value="1442700490.24308" calcext:value-type="float">
            <text:p>1442700490.24308</text:p>
          </table:table-cell>
          <table:table-cell table:formula="of:=[.G562]-[.B562]" office:value-type="float" office:value="5.1656391620636" calcext:value-type="float">
            <text:p>5.165639162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00485.08588" calcext:value-type="float">
            <text:p>1442700485.08588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13.4587843418121" calcext:value-type="float">
            <text:p>13.4587843418</text:p>
          </table:table-cell>
          <table:table-cell table:formula="of:=[.C563]/([.D563]-[.D562])" office:value-type="float" office:value="959320.992852502" calcext:value-type="float">
            <text:p>959320.992852502</text:p>
          </table:table-cell>
          <table:table-cell/>
          <table:table-cell office:value-type="float" office:value="1442700490.24665" calcext:value-type="float">
            <text:p>1442700490.24665</text:p>
          </table:table-cell>
          <table:table-cell table:formula="of:=[.G563]-[.B563]" office:value-type="float" office:value="5.16076564788818" calcext:value-type="float">
            <text:p>5.1607656479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00485.09431" calcext:value-type="float">
            <text:p>1442700485.09431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13.4672100543976" calcext:value-type="float">
            <text:p>13.4672100544</text:p>
          </table:table-cell>
          <table:table-cell table:formula="of:=[.C564]/([.D564]-[.D563])" office:value-type="float" office:value="960868.284776457" calcext:value-type="float">
            <text:p>960868.284776457</text:p>
          </table:table-cell>
          <table:table-cell/>
          <table:table-cell office:value-type="float" office:value="1442700490.25018" calcext:value-type="float">
            <text:p>1442700490.25018</text:p>
          </table:table-cell>
          <table:table-cell table:formula="of:=[.G564]-[.B564]" office:value-type="float" office:value="5.15587401390076" calcext:value-type="float">
            <text:p>5.1558740139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00485.10274" calcext:value-type="float">
            <text:p>1442700485.10274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13.4756374359131" calcext:value-type="float">
            <text:p>13.4756374359</text:p>
          </table:table-cell>
          <table:table-cell table:formula="of:=[.C565]/([.D565]-[.D564])" office:value-type="float" office:value="960677.997680143" calcext:value-type="float">
            <text:p>960677.997680143</text:p>
          </table:table-cell>
          <table:table-cell/>
          <table:table-cell office:value-type="float" office:value="1442700490.25375" calcext:value-type="float">
            <text:p>1442700490.25375</text:p>
          </table:table-cell>
          <table:table-cell table:formula="of:=[.G565]-[.B565]" office:value-type="float" office:value="5.15100932121277" calcext:value-type="float">
            <text:p>5.151009321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00485.11115" calcext:value-type="float">
            <text:p>1442700485.11115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13.4840521812439" calcext:value-type="float">
            <text:p>13.4840521812</text:p>
          </table:table-cell>
          <table:table-cell table:formula="of:=[.C566]/([.D566]-[.D565])" office:value-type="float" office:value="962120.620615402" calcext:value-type="float">
            <text:p>962120.620615402</text:p>
          </table:table-cell>
          <table:table-cell/>
          <table:table-cell office:value-type="float" office:value="1442700490.2573" calcext:value-type="float">
            <text:p>1442700490.2573</text:p>
          </table:table-cell>
          <table:table-cell table:formula="of:=[.G566]-[.B566]" office:value-type="float" office:value="5.14615297317505" calcext:value-type="float">
            <text:p>5.146152973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00485.11958" calcext:value-type="float">
            <text:p>1442700485.11958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13.4924821853638" calcext:value-type="float">
            <text:p>13.4924821854</text:p>
          </table:table-cell>
          <table:table-cell table:formula="of:=[.C567]/([.D567]-[.D566])" office:value-type="float" office:value="960379.127326206" calcext:value-type="float">
            <text:p>960379.127326206</text:p>
          </table:table-cell>
          <table:table-cell/>
          <table:table-cell office:value-type="float" office:value="1442700490.26089" calcext:value-type="float">
            <text:p>1442700490.26089</text:p>
          </table:table-cell>
          <table:table-cell table:formula="of:=[.G567]-[.B567]" office:value-type="float" office:value="5.14130663871765" calcext:value-type="float">
            <text:p>5.141306638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00485.12805" calcext:value-type="float">
            <text:p>1442700485.12805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13.5009481906891" calcext:value-type="float">
            <text:p>13.5009481907</text:p>
          </table:table-cell>
          <table:table-cell table:formula="of:=[.C568]/([.D568]-[.D567])" office:value-type="float" office:value="956295.169787941" calcext:value-type="float">
            <text:p>956295.169787941</text:p>
          </table:table-cell>
          <table:table-cell/>
          <table:table-cell office:value-type="float" office:value="1442700490.26445" calcext:value-type="float">
            <text:p>1442700490.26445</text:p>
          </table:table-cell>
          <table:table-cell table:formula="of:=[.G568]-[.B568]" office:value-type="float" office:value="5.13640594482422" calcext:value-type="float">
            <text:p>5.136405944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00485.13653" calcext:value-type="float">
            <text:p>1442700485.13653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13.5094304084778" calcext:value-type="float">
            <text:p>13.5094304085</text:p>
          </table:table-cell>
          <table:table-cell table:formula="of:=[.C569]/([.D569]-[.D568])" office:value-type="float" office:value="954467.357674902" calcext:value-type="float">
            <text:p>954467.357674902</text:p>
          </table:table-cell>
          <table:table-cell/>
          <table:table-cell office:value-type="float" office:value="1442700490.26801" calcext:value-type="float">
            <text:p>1442700490.26801</text:p>
          </table:table-cell>
          <table:table-cell table:formula="of:=[.G569]-[.B569]" office:value-type="float" office:value="5.1314811706543" calcext:value-type="float">
            <text:p>5.131481170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00485.14496" calcext:value-type="float">
            <text:p>1442700485.14496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13.5178635120392" calcext:value-type="float">
            <text:p>13.517863512</text:p>
          </table:table-cell>
          <table:table-cell table:formula="of:=[.C570]/([.D570]-[.D569])" office:value-type="float" office:value="960026.156568941" calcext:value-type="float">
            <text:p>960026.156568941</text:p>
          </table:table-cell>
          <table:table-cell/>
          <table:table-cell office:value-type="float" office:value="1442700490.27157" calcext:value-type="float">
            <text:p>1442700490.27157</text:p>
          </table:table-cell>
          <table:table-cell table:formula="of:=[.G570]-[.B570]" office:value-type="float" office:value="5.12660813331604" calcext:value-type="float">
            <text:p>5.126608133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00485.15343" calcext:value-type="float">
            <text:p>1442700485.15343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13.5263271331787" calcext:value-type="float">
            <text:p>13.5263271332</text:p>
          </table:table-cell>
          <table:table-cell table:formula="of:=[.C571]/([.D571]-[.D570])" office:value-type="float" office:value="956564.55629736" calcext:value-type="float">
            <text:p>956564.55629736</text:p>
          </table:table-cell>
          <table:table-cell/>
          <table:table-cell office:value-type="float" office:value="1442700490.27514" calcext:value-type="float">
            <text:p>1442700490.27514</text:p>
          </table:table-cell>
          <table:table-cell table:formula="of:=[.G571]-[.B571]" office:value-type="float" office:value="5.12171649932861" calcext:value-type="float">
            <text:p>5.121716499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00485.16188" calcext:value-type="float">
            <text:p>1442700485.16188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13.5347793102264" calcext:value-type="float">
            <text:p>13.5347793102</text:p>
          </table:table-cell>
          <table:table-cell table:formula="of:=[.C572]/([.D572]-[.D571])" office:value-type="float" office:value="957859.727059886" calcext:value-type="float">
            <text:p>957859.727059886</text:p>
          </table:table-cell>
          <table:table-cell/>
          <table:table-cell office:value-type="float" office:value="1442700490.2787" calcext:value-type="float">
            <text:p>1442700490.2787</text:p>
          </table:table-cell>
          <table:table-cell table:formula="of:=[.G572]-[.B572]" office:value-type="float" office:value="5.11682629585266" calcext:value-type="float">
            <text:p>5.1168262959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00485.17031" calcext:value-type="float">
            <text:p>1442700485.17031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13.5432107448578" calcext:value-type="float">
            <text:p>13.5432107449</text:p>
          </table:table-cell>
          <table:table-cell table:formula="of:=[.C573]/([.D573]-[.D572])" office:value-type="float" office:value="960216.185499378" calcext:value-type="float">
            <text:p>960216.185499378</text:p>
          </table:table-cell>
          <table:table-cell/>
          <table:table-cell office:value-type="float" office:value="1442700490.28227" calcext:value-type="float">
            <text:p>1442700490.28227</text:p>
          </table:table-cell>
          <table:table-cell table:formula="of:=[.G573]-[.B573]" office:value-type="float" office:value="5.11195611953735" calcext:value-type="float">
            <text:p>5.111956119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00485.17869" calcext:value-type="float">
            <text:p>1442700485.17869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13.5515913963318" calcext:value-type="float">
            <text:p>13.5515913963</text:p>
          </table:table-cell>
          <table:table-cell table:formula="of:=[.C574]/([.D574]-[.D573])" office:value-type="float" office:value="966034.684191061" calcext:value-type="float">
            <text:p>966034.684191061</text:p>
          </table:table-cell>
          <table:table-cell/>
          <table:table-cell office:value-type="float" office:value="1442700490.28583" calcext:value-type="float">
            <text:p>1442700490.28583</text:p>
          </table:table-cell>
          <table:table-cell table:formula="of:=[.G574]-[.B574]" office:value-type="float" office:value="5.1071355342865" calcext:value-type="float">
            <text:p>5.107135534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00485.18717" calcext:value-type="float">
            <text:p>1442700485.18717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13.5600690841675" calcext:value-type="float">
            <text:p>13.5600690842</text:p>
          </table:table-cell>
          <table:table-cell table:formula="of:=[.C575]/([.D575]-[.D574])" office:value-type="float" office:value="954977.36610608" calcext:value-type="float">
            <text:p>954977.36610608</text:p>
          </table:table-cell>
          <table:table-cell/>
          <table:table-cell office:value-type="float" office:value="1442700490.28938" calcext:value-type="float">
            <text:p>1442700490.28938</text:p>
          </table:table-cell>
          <table:table-cell table:formula="of:=[.G575]-[.B575]" office:value-type="float" office:value="5.10221552848816" calcext:value-type="float">
            <text:p>5.102215528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00485.19563" calcext:value-type="float">
            <text:p>1442700485.19563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13.5685334205627" calcext:value-type="float">
            <text:p>13.5685334206</text:p>
          </table:table-cell>
          <table:table-cell table:formula="of:=[.C576]/([.D576]-[.D575])" office:value-type="float" office:value="956483.724409893" calcext:value-type="float">
            <text:p>956483.724409893</text:p>
          </table:table-cell>
          <table:table-cell/>
          <table:table-cell office:value-type="float" office:value="1442700490.29294" calcext:value-type="float">
            <text:p>1442700490.29294</text:p>
          </table:table-cell>
          <table:table-cell table:formula="of:=[.G576]-[.B576]" office:value-type="float" office:value="5.09730911254883" calcext:value-type="float">
            <text:p>5.097309112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00485.20408" calcext:value-type="float">
            <text:p>1442700485.20408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13.5769810676575" calcext:value-type="float">
            <text:p>13.5769810677</text:p>
          </table:table-cell>
          <table:table-cell table:formula="of:=[.C577]/([.D577]-[.D576])" office:value-type="float" office:value="958373.368254685" calcext:value-type="float">
            <text:p>958373.368254685</text:p>
          </table:table-cell>
          <table:table-cell/>
          <table:table-cell office:value-type="float" office:value="1442700490.2965" calcext:value-type="float">
            <text:p>1442700490.2965</text:p>
          </table:table-cell>
          <table:table-cell table:formula="of:=[.G577]-[.B577]" office:value-type="float" office:value="5.09242248535156" calcext:value-type="float">
            <text:p>5.092422485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00485.2125" calcext:value-type="float">
            <text:p>1442700485.2125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13.5854063034058" calcext:value-type="float">
            <text:p>13.5854063034</text:p>
          </table:table-cell>
          <table:table-cell table:formula="of:=[.C578]/([.D578]-[.D577])" office:value-type="float" office:value="960922.66636482" calcext:value-type="float">
            <text:p>960922.66636482</text:p>
          </table:table-cell>
          <table:table-cell/>
          <table:table-cell office:value-type="float" office:value="1442700490.30006" calcext:value-type="float">
            <text:p>1442700490.30006</text:p>
          </table:table-cell>
          <table:table-cell table:formula="of:=[.G578]-[.B578]" office:value-type="float" office:value="5.08755826950073" calcext:value-type="float">
            <text:p>5.087558269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00485.2209" calcext:value-type="float">
            <text:p>1442700485.2209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13.5938057899475" calcext:value-type="float">
            <text:p>13.5938057899</text:p>
          </table:table-cell>
          <table:table-cell table:formula="of:=[.C579]/([.D579]-[.D578])" office:value-type="float" office:value="963868.441214874" calcext:value-type="float">
            <text:p>963868.441214874</text:p>
          </table:table-cell>
          <table:table-cell/>
          <table:table-cell office:value-type="float" office:value="1442700490.30362" calcext:value-type="float">
            <text:p>1442700490.30362</text:p>
          </table:table-cell>
          <table:table-cell table:formula="of:=[.G579]-[.B579]" office:value-type="float" office:value="5.08271646499634" calcext:value-type="float">
            <text:p>5.082716465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00485.22932" calcext:value-type="float">
            <text:p>1442700485.22932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13.6022169589996" calcext:value-type="float">
            <text:p>13.602216959</text:p>
          </table:table-cell>
          <table:table-cell table:formula="of:=[.C580]/([.D580]-[.D579])" office:value-type="float" office:value="962529.697100258" calcext:value-type="float">
            <text:p>962529.697100258</text:p>
          </table:table-cell>
          <table:table-cell/>
          <table:table-cell office:value-type="float" office:value="1442700490.30718" calcext:value-type="float">
            <text:p>1442700490.30718</text:p>
          </table:table-cell>
          <table:table-cell table:formula="of:=[.G580]-[.B580]" office:value-type="float" office:value="5.07786464691162" calcext:value-type="float">
            <text:p>5.0778646469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00485.23774" calcext:value-type="float">
            <text:p>1442700485.23774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13.6106457710266" calcext:value-type="float">
            <text:p>13.610645771</text:p>
          </table:table-cell>
          <table:table-cell table:formula="of:=[.C581]/([.D581]-[.D580])" office:value-type="float" office:value="960514.954431024" calcext:value-type="float">
            <text:p>960514.954431024</text:p>
          </table:table-cell>
          <table:table-cell/>
          <table:table-cell office:value-type="float" office:value="1442700490.31074" calcext:value-type="float">
            <text:p>1442700490.31074</text:p>
          </table:table-cell>
          <table:table-cell table:formula="of:=[.G581]-[.B581]" office:value-type="float" office:value="5.07299757003784" calcext:value-type="float">
            <text:p>5.0729975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00485.2462" calcext:value-type="float">
            <text:p>1442700485.2462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13.6190981864929" calcext:value-type="float">
            <text:p>13.6190981865</text:p>
          </table:table-cell>
          <table:table-cell table:formula="of:=[.C582]/([.D582]-[.D581])" office:value-type="float" office:value="957832.708563692" calcext:value-type="float">
            <text:p>957832.708563692</text:p>
          </table:table-cell>
          <table:table-cell/>
          <table:table-cell office:value-type="float" office:value="1442700490.31431" calcext:value-type="float">
            <text:p>1442700490.31431</text:p>
          </table:table-cell>
          <table:table-cell table:formula="of:=[.G582]-[.B582]" office:value-type="float" office:value="5.06810879707336" calcext:value-type="float">
            <text:p>5.068108797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00485.25469" calcext:value-type="float">
            <text:p>1442700485.25469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13.6275904178619" calcext:value-type="float">
            <text:p>13.6275904179</text:p>
          </table:table-cell>
          <table:table-cell table:formula="of:=[.C583]/([.D583]-[.D582])" office:value-type="float" office:value="953341.901344788" calcext:value-type="float">
            <text:p>953341.901344788</text:p>
          </table:table-cell>
          <table:table-cell/>
          <table:table-cell office:value-type="float" office:value="1442700490.31787" calcext:value-type="float">
            <text:p>1442700490.31787</text:p>
          </table:table-cell>
          <table:table-cell table:formula="of:=[.G583]-[.B583]" office:value-type="float" office:value="5.06317734718323" calcext:value-type="float">
            <text:p>5.063177347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00485.26312" calcext:value-type="float">
            <text:p>1442700485.26312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13.6360218524933" calcext:value-type="float">
            <text:p>13.6360218525</text:p>
          </table:table-cell>
          <table:table-cell table:formula="of:=[.C584]/([.D584]-[.D583])" office:value-type="float" office:value="960216.185499378" calcext:value-type="float">
            <text:p>960216.185499378</text:p>
          </table:table-cell>
          <table:table-cell/>
          <table:table-cell office:value-type="float" office:value="1442700490.32143" calcext:value-type="float">
            <text:p>1442700490.32143</text:p>
          </table:table-cell>
          <table:table-cell table:formula="of:=[.G584]-[.B584]" office:value-type="float" office:value="5.05830597877502" calcext:value-type="float">
            <text:p>5.0583059788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00485.27152" calcext:value-type="float">
            <text:p>1442700485.27152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13.6444220542908" calcext:value-type="float">
            <text:p>13.6444220543</text:p>
          </table:table-cell>
          <table:table-cell table:formula="of:=[.C585]/([.D585]-[.D584])" office:value-type="float" office:value="963786.370277865" calcext:value-type="float">
            <text:p>963786.370277865</text:p>
          </table:table-cell>
          <table:table-cell/>
          <table:table-cell office:value-type="float" office:value="1442700490.32498" calcext:value-type="float">
            <text:p>1442700490.32498</text:p>
          </table:table-cell>
          <table:table-cell table:formula="of:=[.G585]-[.B585]" office:value-type="float" office:value="5.05346369743347" calcext:value-type="float">
            <text:p>5.053463697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00485.27992" calcext:value-type="float">
            <text:p>1442700485.27992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13.6528172492981" calcext:value-type="float">
            <text:p>13.6528172493</text:p>
          </table:table-cell>
          <table:table-cell table:formula="of:=[.C586]/([.D586]-[.D585])" office:value-type="float" office:value="964361.160513461" calcext:value-type="float">
            <text:p>964361.160513461</text:p>
          </table:table-cell>
          <table:table-cell/>
          <table:table-cell office:value-type="float" office:value="1442700490.32856" calcext:value-type="float">
            <text:p>1442700490.32856</text:p>
          </table:table-cell>
          <table:table-cell table:formula="of:=[.G586]-[.B586]" office:value-type="float" office:value="5.04864239692688" calcext:value-type="float">
            <text:p>5.0486423969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00485.28838" calcext:value-type="float">
            <text:p>1442700485.28838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13.6612858772278" calcext:value-type="float">
            <text:p>13.6612858772</text:p>
          </table:table-cell>
          <table:table-cell table:formula="of:=[.C587]/([.D587]-[.D586])" office:value-type="float" office:value="955999.01981982" calcext:value-type="float">
            <text:p>955999.01981982</text:p>
          </table:table-cell>
          <table:table-cell/>
          <table:table-cell office:value-type="float" office:value="1442700490.33212" calcext:value-type="float">
            <text:p>1442700490.33212</text:p>
          </table:table-cell>
          <table:table-cell table:formula="of:=[.G587]-[.B587]" office:value-type="float" office:value="5.04373145103455" calcext:value-type="float">
            <text:p>5.04373145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00485.29683" calcext:value-type="float">
            <text:p>1442700485.29683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13.6697344779968" calcext:value-type="float">
            <text:p>13.669734478</text:p>
          </table:table-cell>
          <table:table-cell table:formula="of:=[.C588]/([.D588]-[.D587])" office:value-type="float" office:value="958265.187492945" calcext:value-type="float">
            <text:p>958265.187492945</text:p>
          </table:table-cell>
          <table:table-cell/>
          <table:table-cell office:value-type="float" office:value="1442700490.33565" calcext:value-type="float">
            <text:p>1442700490.33565</text:p>
          </table:table-cell>
          <table:table-cell table:formula="of:=[.G588]-[.B588]" office:value-type="float" office:value="5.0388195514679" calcext:value-type="float">
            <text:p>5.038819551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00485.30525" calcext:value-type="float">
            <text:p>1442700485.30525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13.6781485080719" calcext:value-type="float">
            <text:p>13.6781485081</text:p>
          </table:table-cell>
          <table:table-cell table:formula="of:=[.C589]/([.D589]-[.D588])" office:value-type="float" office:value="962202.408092715" calcext:value-type="float">
            <text:p>962202.408092715</text:p>
          </table:table-cell>
          <table:table-cell/>
          <table:table-cell office:value-type="float" office:value="1442700490.33921" calcext:value-type="float">
            <text:p>1442700490.33921</text:p>
          </table:table-cell>
          <table:table-cell table:formula="of:=[.G589]-[.B589]" office:value-type="float" office:value="5.0339663028717" calcext:value-type="float">
            <text:p>5.033966302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00485.31365" calcext:value-type="float">
            <text:p>1442700485.31365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13.6865465641022" calcext:value-type="float">
            <text:p>13.6865465641</text:p>
          </table:table-cell>
          <table:table-cell table:formula="of:=[.C590]/([.D590]-[.D589])" office:value-type="float" office:value="964032.62502839" calcext:value-type="float">
            <text:p>964032.62502839</text:p>
          </table:table-cell>
          <table:table-cell/>
          <table:table-cell office:value-type="float" office:value="1442700490.34277" calcext:value-type="float">
            <text:p>1442700490.34277</text:p>
          </table:table-cell>
          <table:table-cell table:formula="of:=[.G590]-[.B590]" office:value-type="float" office:value="5.02912759780884" calcext:value-type="float">
            <text:p>5.029127597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00485.32208" calcext:value-type="float">
            <text:p>1442700485.32208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13.6949808597565" calcext:value-type="float">
            <text:p>13.6949808598</text:p>
          </table:table-cell>
          <table:table-cell table:formula="of:=[.C591]/([.D591]-[.D590])" office:value-type="float" office:value="959890.467661692" calcext:value-type="float">
            <text:p>959890.467661692</text:p>
          </table:table-cell>
          <table:table-cell/>
          <table:table-cell office:value-type="float" office:value="1442700490.34633" calcext:value-type="float">
            <text:p>1442700490.34633</text:p>
          </table:table-cell>
          <table:table-cell table:formula="of:=[.G591]-[.B591]" office:value-type="float" office:value="5.024249792099" calcext:value-type="float">
            <text:p>5.024249792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00485.33049" calcext:value-type="float">
            <text:p>1442700485.33049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13.7033953666687" calcext:value-type="float">
            <text:p>13.7033953667</text:p>
          </table:table-cell>
          <table:table-cell table:formula="of:=[.C592]/([.D592]-[.D591])" office:value-type="float" office:value="962147.881562916" calcext:value-type="float">
            <text:p>962147.881562916</text:p>
          </table:table-cell>
          <table:table-cell/>
          <table:table-cell office:value-type="float" office:value="1442700490.34989" calcext:value-type="float">
            <text:p>1442700490.34989</text:p>
          </table:table-cell>
          <table:table-cell table:formula="of:=[.G592]-[.B592]" office:value-type="float" office:value="5.01939702033997" calcext:value-type="float">
            <text:p>5.019397020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00485.33898" calcext:value-type="float">
            <text:p>1442700485.33898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13.711879491806" calcext:value-type="float">
            <text:p>13.7118794918</text:p>
          </table:table-cell>
          <table:table-cell table:formula="of:=[.C593]/([.D593]-[.D592])" office:value-type="float" office:value="954252.780216383" calcext:value-type="float">
            <text:p>954252.780216383</text:p>
          </table:table-cell>
          <table:table-cell/>
          <table:table-cell office:value-type="float" office:value="1442700490.35349" calcext:value-type="float">
            <text:p>1442700490.35349</text:p>
          </table:table-cell>
          <table:table-cell table:formula="of:=[.G593]-[.B593]" office:value-type="float" office:value="5.01451516151428" calcext:value-type="float">
            <text:p>5.014515161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00485.3474" calcext:value-type="float">
            <text:p>1442700485.3474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13.7203028202057" calcext:value-type="float">
            <text:p>13.7203028202</text:p>
          </table:table-cell>
          <table:table-cell table:formula="of:=[.C594]/([.D594]-[.D593])" office:value-type="float" office:value="961140.25428814" calcext:value-type="float">
            <text:p>961140.25428814</text:p>
          </table:table-cell>
          <table:table-cell/>
          <table:table-cell office:value-type="float" office:value="1442700490.35709" calcext:value-type="float">
            <text:p>1442700490.35709</text:p>
          </table:table-cell>
          <table:table-cell table:formula="of:=[.G594]-[.B594]" office:value-type="float" office:value="5.00969219207764" calcext:value-type="float">
            <text:p>5.009692192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00485.35588" calcext:value-type="float">
            <text:p>1442700485.35588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13.7287821769714" calcext:value-type="float">
            <text:p>13.728782177</text:p>
          </table:table-cell>
          <table:table-cell table:formula="of:=[.C595]/([.D595]-[.D594])" office:value-type="float" office:value="954789.404864333" calcext:value-type="float">
            <text:p>954789.404864333</text:p>
          </table:table-cell>
          <table:table-cell/>
          <table:table-cell office:value-type="float" office:value="1442700490.36067" calcext:value-type="float">
            <text:p>1442700490.36067</text:p>
          </table:table-cell>
          <table:table-cell table:formula="of:=[.G595]-[.B595]" office:value-type="float" office:value="5.00478672981262" calcext:value-type="float">
            <text:p>5.004786729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00485.36435" calcext:value-type="float">
            <text:p>1442700485.36435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13.7372522354126" calcext:value-type="float">
            <text:p>13.7372522354</text:p>
          </table:table-cell>
          <table:table-cell table:formula="of:=[.C596]/([.D596]-[.D595])" office:value-type="float" office:value="955837.560772392" calcext:value-type="float">
            <text:p>955837.560772392</text:p>
          </table:table-cell>
          <table:table-cell/>
          <table:table-cell office:value-type="float" office:value="1442700490.36423" calcext:value-type="float">
            <text:p>1442700490.36423</text:p>
          </table:table-cell>
          <table:table-cell table:formula="of:=[.G596]-[.B596]" office:value-type="float" office:value="4.99987626075745" calcext:value-type="float">
            <text:p>4.9998762608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00485.37282" calcext:value-type="float">
            <text:p>1442700485.37282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13.7457253932953" calcext:value-type="float">
            <text:p>13.7457253933</text:p>
          </table:table-cell>
          <table:table-cell table:formula="of:=[.C597]/([.D597]-[.D596])" office:value-type="float" office:value="955487.919862686" calcext:value-type="float">
            <text:p>955487.919862686</text:p>
          </table:table-cell>
          <table:table-cell/>
          <table:table-cell office:value-type="float" office:value="1442700490.36778" calcext:value-type="float">
            <text:p>1442700490.36778</text:p>
          </table:table-cell>
          <table:table-cell table:formula="of:=[.G597]-[.B597]" office:value-type="float" office:value="4.99496078491211" calcext:value-type="float">
            <text:p>4.9949607849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00485.38123" calcext:value-type="float">
            <text:p>1442700485.38123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13.75412774086" calcext:value-type="float">
            <text:p>13.7541277409</text:p>
          </table:table-cell>
          <table:table-cell table:formula="of:=[.C598]/([.D598]-[.D597])" office:value-type="float" office:value="963540.241302991" calcext:value-type="float">
            <text:p>963540.241302991</text:p>
          </table:table-cell>
          <table:table-cell/>
          <table:table-cell office:value-type="float" office:value="1442700490.37132" calcext:value-type="float">
            <text:p>1442700490.37132</text:p>
          </table:table-cell>
          <table:table-cell table:formula="of:=[.G598]-[.B598]" office:value-type="float" office:value="4.99009418487549" calcext:value-type="float">
            <text:p>4.9900941849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00485.38967" calcext:value-type="float">
            <text:p>1442700485.38967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13.762567281723" calcext:value-type="float">
            <text:p>13.7625672817</text:p>
          </table:table-cell>
          <table:table-cell table:formula="of:=[.C599]/([.D599]-[.D598])" office:value-type="float" office:value="959293.891858297" calcext:value-type="float">
            <text:p>959293.891858297</text:p>
          </table:table-cell>
          <table:table-cell/>
          <table:table-cell office:value-type="float" office:value="1442700490.3749" calcext:value-type="float">
            <text:p>1442700490.3749</text:p>
          </table:table-cell>
          <table:table-cell table:formula="of:=[.G599]-[.B599]" office:value-type="float" office:value="4.98523879051209" calcext:value-type="float">
            <text:p>4.985238790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00485.39809" calcext:value-type="float">
            <text:p>1442700485.39809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13.7709901332855" calcext:value-type="float">
            <text:p>13.7709901333</text:p>
          </table:table-cell>
          <table:table-cell table:formula="of:=[.C600]/([.D600]-[.D599])" office:value-type="float" office:value="961194.666666667" calcext:value-type="float">
            <text:p>961194.666666667</text:p>
          </table:table-cell>
          <table:table-cell/>
          <table:table-cell office:value-type="float" office:value="1442700490.37847" calcext:value-type="float">
            <text:p>1442700490.37847</text:p>
          </table:table-cell>
          <table:table-cell table:formula="of:=[.G600]-[.B600]" office:value-type="float" office:value="4.9803786277771" calcext:value-type="float">
            <text:p>4.980378627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00485.40651" calcext:value-type="float">
            <text:p>1442700485.40651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13.7794103622437" calcext:value-type="float">
            <text:p>13.7794103622</text:p>
          </table:table-cell>
          <table:table-cell table:formula="of:=[.C601]/([.D601]-[.D600])" office:value-type="float" office:value="961494.044907552" calcext:value-type="float">
            <text:p>961494.044907552</text:p>
          </table:table-cell>
          <table:table-cell/>
          <table:table-cell office:value-type="float" office:value="1442700490.38206" calcext:value-type="float">
            <text:p>1442700490.38206</text:p>
          </table:table-cell>
          <table:table-cell table:formula="of:=[.G601]-[.B601]" office:value-type="float" office:value="4.97554683685303" calcext:value-type="float">
            <text:p>4.975546836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00485.41499" calcext:value-type="float">
            <text:p>1442700485.41499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13.7878925800323" calcext:value-type="float">
            <text:p>13.78789258</text:p>
          </table:table-cell>
          <table:table-cell table:formula="of:=[.C602]/([.D602]-[.D601])" office:value-type="float" office:value="954467.357674902" calcext:value-type="float">
            <text:p>954467.357674902</text:p>
          </table:table-cell>
          <table:table-cell/>
          <table:table-cell office:value-type="float" office:value="1442700490.38562" calcext:value-type="float">
            <text:p>1442700490.38562</text:p>
          </table:table-cell>
          <table:table-cell table:formula="of:=[.G602]-[.B602]" office:value-type="float" office:value="4.97062468528748" calcext:value-type="float">
            <text:p>4.970624685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00485.42346" calcext:value-type="float">
            <text:p>1442700485.42346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13.7963647842407" calcext:value-type="float">
            <text:p>13.7963647842</text:p>
          </table:table-cell>
          <table:table-cell table:formula="of:=[.C603]/([.D603]-[.D602])" office:value-type="float" office:value="955595.474433657" calcext:value-type="float">
            <text:p>955595.474433657</text:p>
          </table:table-cell>
          <table:table-cell/>
          <table:table-cell office:value-type="float" office:value="1442700490.38917" calcext:value-type="float">
            <text:p>1442700490.38917</text:p>
          </table:table-cell>
          <table:table-cell table:formula="of:=[.G603]-[.B603]" office:value-type="float" office:value="4.96571111679077" calcext:value-type="float">
            <text:p>4.965711116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00485.43185" calcext:value-type="float">
            <text:p>1442700485.43185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13.8047485351563" calcext:value-type="float">
            <text:p>13.8047485352</text:p>
          </table:table-cell>
          <table:table-cell table:formula="of:=[.C604]/([.D604]-[.D603])" office:value-type="float" office:value="965677.544761688" calcext:value-type="float">
            <text:p>965677.544761688</text:p>
          </table:table-cell>
          <table:table-cell/>
          <table:table-cell office:value-type="float" office:value="1442700490.39273" calcext:value-type="float">
            <text:p>1442700490.39273</text:p>
          </table:table-cell>
          <table:table-cell table:formula="of:=[.G604]-[.B604]" office:value-type="float" office:value="4.9608850479126" calcext:value-type="float">
            <text:p>4.9608850479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00485.44027" calcext:value-type="float">
            <text:p>1442700485.44027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13.8131711483002" calcext:value-type="float">
            <text:p>13.8131711483</text:p>
          </table:table-cell>
          <table:table-cell table:formula="of:=[.C605]/([.D605]-[.D604])" office:value-type="float" office:value="961221.875166303" calcext:value-type="float">
            <text:p>961221.875166303</text:p>
          </table:table-cell>
          <table:table-cell/>
          <table:table-cell office:value-type="float" office:value="1442700490.39627" calcext:value-type="float">
            <text:p>1442700490.39627</text:p>
          </table:table-cell>
          <table:table-cell table:formula="of:=[.G605]-[.B605]" office:value-type="float" office:value="4.95600199699402" calcext:value-type="float">
            <text:p>4.95600199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00485.4488" calcext:value-type="float">
            <text:p>1442700485.4488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13.8216998577118" calcext:value-type="float">
            <text:p>13.8216998577</text:p>
          </table:table-cell>
          <table:table-cell table:formula="of:=[.C606]/([.D606]-[.D605])" office:value-type="float" office:value="949264.373923739" calcext:value-type="float">
            <text:p>949264.373923739</text:p>
          </table:table-cell>
          <table:table-cell/>
          <table:table-cell office:value-type="float" office:value="1442700490.39983" calcext:value-type="float">
            <text:p>1442700490.39983</text:p>
          </table:table-cell>
          <table:table-cell table:formula="of:=[.G606]-[.B606]" office:value-type="float" office:value="4.95103478431702" calcext:value-type="float">
            <text:p>4.951034784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00485.45723" calcext:value-type="float">
            <text:p>1442700485.45723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13.8301355838776" calcext:value-type="float">
            <text:p>13.8301355839</text:p>
          </table:table-cell>
          <table:table-cell table:formula="of:=[.C607]/([.D607]-[.D606])" office:value-type="float" office:value="959727.691594596" calcext:value-type="float">
            <text:p>959727.691594596</text:p>
          </table:table-cell>
          <table:table-cell/>
          <table:table-cell office:value-type="float" office:value="1442700490.40342" calcext:value-type="float">
            <text:p>1442700490.40342</text:p>
          </table:table-cell>
          <table:table-cell table:formula="of:=[.G607]-[.B607]" office:value-type="float" office:value="4.94618320465088" calcext:value-type="float">
            <text:p>4.9461832047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00485.46566" calcext:value-type="float">
            <text:p>1442700485.46566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13.838559627533" calcext:value-type="float">
            <text:p>13.8385596275</text:p>
          </table:table-cell>
          <table:table-cell table:formula="of:=[.C608]/([.D608]-[.D607])" office:value-type="float" office:value="961058.647270257" calcext:value-type="float">
            <text:p>961058.647270257</text:p>
          </table:table-cell>
          <table:table-cell/>
          <table:table-cell office:value-type="float" office:value="1442700490.40698" calcext:value-type="float">
            <text:p>1442700490.40698</text:p>
          </table:table-cell>
          <table:table-cell table:formula="of:=[.G608]-[.B608]" office:value-type="float" office:value="4.94132471084595" calcext:value-type="float">
            <text:p>4.941324710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00485.47409" calcext:value-type="float">
            <text:p>1442700485.47409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13.84699177742" calcext:value-type="float">
            <text:p>13.8469917774</text:p>
          </table:table-cell>
          <table:table-cell table:formula="of:=[.C609]/([.D609]-[.D608])" office:value-type="float" office:value="960134.735318235" calcext:value-type="float">
            <text:p>960134.735318235</text:p>
          </table:table-cell>
          <table:table-cell/>
          <table:table-cell office:value-type="float" office:value="1442700490.41054" calcext:value-type="float">
            <text:p>1442700490.41054</text:p>
          </table:table-cell>
          <table:table-cell table:formula="of:=[.G609]-[.B609]" office:value-type="float" office:value="4.9364538192749" calcext:value-type="float">
            <text:p>4.936453819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00485.48248" calcext:value-type="float">
            <text:p>1442700485.48248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13.8553864955902" calcext:value-type="float">
            <text:p>13.8553864956</text:p>
          </table:table-cell>
          <table:table-cell table:formula="of:=[.C610]/([.D610]-[.D609])" office:value-type="float" office:value="964415.938199375" calcext:value-type="float">
            <text:p>964415.938199375</text:p>
          </table:table-cell>
          <table:table-cell/>
          <table:table-cell office:value-type="float" office:value="1442700490.41411" calcext:value-type="float">
            <text:p>1442700490.41411</text:p>
          </table:table-cell>
          <table:table-cell table:formula="of:=[.G610]-[.B610]" office:value-type="float" office:value="4.93162822723389" calcext:value-type="float">
            <text:p>4.931628227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00485.49094" calcext:value-type="float">
            <text:p>1442700485.49094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13.8638398647308" calcext:value-type="float">
            <text:p>13.8638398647</text:p>
          </table:table-cell>
          <table:table-cell table:formula="of:=[.C611]/([.D611]-[.D610])" office:value-type="float" office:value="957724.649819495" calcext:value-type="float">
            <text:p>957724.649819495</text:p>
          </table:table-cell>
          <table:table-cell/>
          <table:table-cell office:value-type="float" office:value="1442700490.41768" calcext:value-type="float">
            <text:p>1442700490.41768</text:p>
          </table:table-cell>
          <table:table-cell table:formula="of:=[.G611]-[.B611]" office:value-type="float" office:value="4.92673993110657" calcext:value-type="float">
            <text:p>4.926739931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00485.49935" calcext:value-type="float">
            <text:p>1442700485.49935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13.8722546100616" calcext:value-type="float">
            <text:p>13.8722546101</text:p>
          </table:table-cell>
          <table:table-cell table:formula="of:=[.C612]/([.D612]-[.D611])" office:value-type="float" office:value="962120.620615402" calcext:value-type="float">
            <text:p>962120.620615402</text:p>
          </table:table-cell>
          <table:table-cell/>
          <table:table-cell office:value-type="float" office:value="1442700490.42124" calcext:value-type="float">
            <text:p>1442700490.42124</text:p>
          </table:table-cell>
          <table:table-cell table:formula="of:=[.G612]-[.B612]" office:value-type="float" office:value="4.92188668251038" calcext:value-type="float">
            <text:p>4.921886682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00485.50788" calcext:value-type="float">
            <text:p>1442700485.50788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13.8807775974274" calcext:value-type="float">
            <text:p>13.8807775974</text:p>
          </table:table-cell>
          <table:table-cell table:formula="of:=[.C613]/([.D613]-[.D612])" office:value-type="float" office:value="949901.677967998" calcext:value-type="float">
            <text:p>949901.677967998</text:p>
          </table:table-cell>
          <table:table-cell/>
          <table:table-cell office:value-type="float" office:value="1442700490.4248" calcext:value-type="float">
            <text:p>1442700490.4248</text:p>
          </table:table-cell>
          <table:table-cell table:formula="of:=[.G613]-[.B613]" office:value-type="float" office:value="4.91692852973938" calcext:value-type="float">
            <text:p>4.916928529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00485.51634" calcext:value-type="float">
            <text:p>1442700485.51634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13.8892416954041" calcext:value-type="float">
            <text:p>13.8892416954</text:p>
          </table:table-cell>
          <table:table-cell table:formula="of:=[.C614]/([.D614]-[.D613])" office:value-type="float" office:value="956510.666854455" calcext:value-type="float">
            <text:p>956510.666854455</text:p>
          </table:table-cell>
          <table:table-cell/>
          <table:table-cell office:value-type="float" office:value="1442700490.42837" calcext:value-type="float">
            <text:p>1442700490.42837</text:p>
          </table:table-cell>
          <table:table-cell table:formula="of:=[.G614]-[.B614]" office:value-type="float" office:value="4.91202831268311" calcext:value-type="float">
            <text:p>4.912028312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00485.52478" calcext:value-type="float">
            <text:p>1442700485.52478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13.8976836204529" calcext:value-type="float">
            <text:p>13.8976836205</text:p>
          </table:table-cell>
          <table:table-cell table:formula="of:=[.C615]/([.D615]-[.D614])" office:value-type="float" office:value="959022.966109354" calcext:value-type="float">
            <text:p>959022.966109354</text:p>
          </table:table-cell>
          <table:table-cell/>
          <table:table-cell office:value-type="float" office:value="1442700490.43191" calcext:value-type="float">
            <text:p>1442700490.43191</text:p>
          </table:table-cell>
          <table:table-cell table:formula="of:=[.G615]-[.B615]" office:value-type="float" office:value="4.90712690353394" calcext:value-type="float">
            <text:p>4.9071269035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00485.53322" calcext:value-type="float">
            <text:p>1442700485.53322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13.9061193466187" calcext:value-type="float">
            <text:p>13.9061193466</text:p>
          </table:table-cell>
          <table:table-cell table:formula="of:=[.C616]/([.D616]-[.D615])" office:value-type="float" office:value="959727.691594596" calcext:value-type="float">
            <text:p>959727.691594596</text:p>
          </table:table-cell>
          <table:table-cell/>
          <table:table-cell office:value-type="float" office:value="1442700490.43547" calcext:value-type="float">
            <text:p>1442700490.43547</text:p>
          </table:table-cell>
          <table:table-cell table:formula="of:=[.G616]-[.B616]" office:value-type="float" office:value="4.90225267410278" calcext:value-type="float">
            <text:p>4.902252674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00485.54164" calcext:value-type="float">
            <text:p>1442700485.54164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13.9145424365997" calcext:value-type="float">
            <text:p>13.9145424366</text:p>
          </table:table-cell>
          <table:table-cell table:formula="of:=[.C617]/([.D617]-[.D616])" office:value-type="float" office:value="961167.459707323" calcext:value-type="float">
            <text:p>961167.459707323</text:p>
          </table:table-cell>
          <table:table-cell/>
          <table:table-cell office:value-type="float" office:value="1442700490.43906" calcext:value-type="float">
            <text:p>1442700490.43906</text:p>
          </table:table-cell>
          <table:table-cell table:formula="of:=[.G617]-[.B617]" office:value-type="float" office:value="4.89742302894592" calcext:value-type="float">
            <text:p>4.8974230289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00485.55005" calcext:value-type="float">
            <text:p>1442700485.55005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13.9229507446289" calcext:value-type="float">
            <text:p>13.9229507446</text:p>
          </table:table-cell>
          <table:table-cell table:formula="of:=[.C618]/([.D618]-[.D617])" office:value-type="float" office:value="962857.208835455" calcext:value-type="float">
            <text:p>962857.208835455</text:p>
          </table:table-cell>
          <table:table-cell/>
          <table:table-cell office:value-type="float" office:value="1442700490.44265" calcext:value-type="float">
            <text:p>1442700490.44265</text:p>
          </table:table-cell>
          <table:table-cell table:formula="of:=[.G618]-[.B618]" office:value-type="float" office:value="4.89259672164917" calcext:value-type="float">
            <text:p>4.892596721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00485.55849" calcext:value-type="float">
            <text:p>1442700485.55849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13.9313960075378" calcext:value-type="float">
            <text:p>13.9313960075</text:p>
          </table:table-cell>
          <table:table-cell table:formula="of:=[.C619]/([.D619]-[.D618])" office:value-type="float" office:value="958643.927050985" calcext:value-type="float">
            <text:p>958643.927050985</text:p>
          </table:table-cell>
          <table:table-cell/>
          <table:table-cell office:value-type="float" office:value="1442700490.44622" calcext:value-type="float">
            <text:p>1442700490.44622</text:p>
          </table:table-cell>
          <table:table-cell table:formula="of:=[.G619]-[.B619]" office:value-type="float" office:value="4.88772511482239" calcext:value-type="float">
            <text:p>4.887725114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00485.56697" calcext:value-type="float">
            <text:p>1442700485.56697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13.9398727416992" calcext:value-type="float">
            <text:p>13.9398727417</text:p>
          </table:table-cell>
          <table:table-cell table:formula="of:=[.C620]/([.D620]-[.D619])" office:value-type="float" office:value="955084.805760252" calcext:value-type="float">
            <text:p>955084.805760252</text:p>
          </table:table-cell>
          <table:table-cell/>
          <table:table-cell office:value-type="float" office:value="1442700490.44975" calcext:value-type="float">
            <text:p>1442700490.44975</text:p>
          </table:table-cell>
          <table:table-cell table:formula="of:=[.G620]-[.B620]" office:value-type="float" office:value="4.88277769088745" calcext:value-type="float">
            <text:p>4.882777690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00485.5754" calcext:value-type="float">
            <text:p>1442700485.5754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13.9482991695404" calcext:value-type="float">
            <text:p>13.9482991695</text:p>
          </table:table-cell>
          <table:table-cell table:formula="of:=[.C621]/([.D621]-[.D620])" office:value-type="float" office:value="960786.723934018" calcext:value-type="float">
            <text:p>960786.723934018</text:p>
          </table:table-cell>
          <table:table-cell/>
          <table:table-cell office:value-type="float" office:value="1442700490.45332" calcext:value-type="float">
            <text:p>1442700490.45332</text:p>
          </table:table-cell>
          <table:table-cell table:formula="of:=[.G621]-[.B621]" office:value-type="float" office:value="4.87792444229126" calcext:value-type="float">
            <text:p>4.877924442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00485.58383" calcext:value-type="float">
            <text:p>1442700485.58383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13.9567334651947" calcext:value-type="float">
            <text:p>13.9567334652</text:p>
          </table:table-cell>
          <table:table-cell table:formula="of:=[.C622]/([.D622]-[.D621])" office:value-type="float" office:value="959890.467661692" calcext:value-type="float">
            <text:p>959890.467661692</text:p>
          </table:table-cell>
          <table:table-cell/>
          <table:table-cell office:value-type="float" office:value="1442700490.45712" calcext:value-type="float">
            <text:p>1442700490.45712</text:p>
          </table:table-cell>
          <table:table-cell table:formula="of:=[.G622]-[.B622]" office:value-type="float" office:value="4.87329173088074" calcext:value-type="float">
            <text:p>4.873291730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00485.59226" calcext:value-type="float">
            <text:p>1442700485.59226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13.9651613235474" calcext:value-type="float">
            <text:p>13.9651613235</text:p>
          </table:table-cell>
          <table:table-cell table:formula="of:=[.C623]/([.D623]-[.D622])" office:value-type="float" office:value="960623.643780588" calcext:value-type="float">
            <text:p>960623.643780588</text:p>
          </table:table-cell>
          <table:table-cell/>
          <table:table-cell office:value-type="float" office:value="1442700490.46068" calcext:value-type="float">
            <text:p>1442700490.46068</text:p>
          </table:table-cell>
          <table:table-cell table:formula="of:=[.G623]-[.B623]" office:value-type="float" office:value="4.86841773986816" calcext:value-type="float">
            <text:p>4.868417739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00485.60075" calcext:value-type="float">
            <text:p>1442700485.60075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13.9736552238464" calcext:value-type="float">
            <text:p>13.9736552238</text:p>
          </table:table-cell>
          <table:table-cell table:formula="of:=[.C624]/([.D624]-[.D623])" office:value-type="float" office:value="953154.583281873" calcext:value-type="float">
            <text:p>953154.583281873</text:p>
          </table:table-cell>
          <table:table-cell/>
          <table:table-cell office:value-type="float" office:value="1442700490.46432" calcext:value-type="float">
            <text:p>1442700490.46432</text:p>
          </table:table-cell>
          <table:table-cell table:formula="of:=[.G624]-[.B624]" office:value-type="float" office:value="4.86356163024902" calcext:value-type="float">
            <text:p>4.8635616302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00485.60919" calcext:value-type="float">
            <text:p>1442700485.60919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13.9820907115936" calcext:value-type="float">
            <text:p>13.9820907116</text:p>
          </table:table-cell>
          <table:table-cell table:formula="of:=[.C625]/([.D625]-[.D624])" office:value-type="float" office:value="959754.817105226" calcext:value-type="float">
            <text:p>959754.817105226</text:p>
          </table:table-cell>
          <table:table-cell/>
          <table:table-cell office:value-type="float" office:value="1442700490.46788" calcext:value-type="float">
            <text:p>1442700490.46788</text:p>
          </table:table-cell>
          <table:table-cell table:formula="of:=[.G625]-[.B625]" office:value-type="float" office:value="4.85868954658508" calcext:value-type="float">
            <text:p>4.8586895466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00485.61763" calcext:value-type="float">
            <text:p>1442700485.61763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13.9905316829681" calcext:value-type="float">
            <text:p>13.990531683</text:p>
          </table:table-cell>
          <table:table-cell table:formula="of:=[.C626]/([.D626]-[.D625])" office:value-type="float" office:value="959131.318043159" calcext:value-type="float">
            <text:p>959131.318043159</text:p>
          </table:table-cell>
          <table:table-cell/>
          <table:table-cell office:value-type="float" office:value="1442700490.47144" calcext:value-type="float">
            <text:p>1442700490.47144</text:p>
          </table:table-cell>
          <table:table-cell table:formula="of:=[.G626]-[.B626]" office:value-type="float" office:value="4.85380673408508" calcext:value-type="float">
            <text:p>4.85380673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00485.62604" calcext:value-type="float">
            <text:p>1442700485.62604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13.9989373683929" calcext:value-type="float">
            <text:p>13.9989373684</text:p>
          </table:table-cell>
          <table:table-cell table:formula="of:=[.C627]/([.D627]-[.D626])" office:value-type="float" office:value="963157.623780349" calcext:value-type="float">
            <text:p>963157.623780349</text:p>
          </table:table-cell>
          <table:table-cell/>
          <table:table-cell office:value-type="float" office:value="1442700490.475" calcext:value-type="float">
            <text:p>1442700490.475</text:p>
          </table:table-cell>
          <table:table-cell table:formula="of:=[.G627]-[.B627]" office:value-type="float" office:value="4.84896779060364" calcext:value-type="float">
            <text:p>4.848967790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00485.63465" calcext:value-type="float">
            <text:p>1442700485.63465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14.0075507164001" calcext:value-type="float">
            <text:p>14.0075507164</text:p>
          </table:table-cell>
          <table:table-cell table:formula="of:=[.C628]/([.D628]-[.D627])" office:value-type="float" office:value="939936.479198384" calcext:value-type="float">
            <text:p>939936.479198384</text:p>
          </table:table-cell>
          <table:table-cell/>
          <table:table-cell office:value-type="float" office:value="1442700490.47857" calcext:value-type="float">
            <text:p>1442700490.47857</text:p>
          </table:table-cell>
          <table:table-cell table:formula="of:=[.G628]-[.B628]" office:value-type="float" office:value="4.84391760826111" calcext:value-type="float">
            <text:p>4.843917608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00485.64311" calcext:value-type="float">
            <text:p>1442700485.64311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14.0160069465637" calcext:value-type="float">
            <text:p>14.0160069466</text:p>
          </table:table-cell>
          <table:table-cell table:formula="of:=[.C629]/([.D629]-[.D628])" office:value-type="float" office:value="957400.619826322" calcext:value-type="float">
            <text:p>957400.619826322</text:p>
          </table:table-cell>
          <table:table-cell/>
          <table:table-cell office:value-type="float" office:value="1442700490.48216" calcext:value-type="float">
            <text:p>1442700490.48216</text:p>
          </table:table-cell>
          <table:table-cell table:formula="of:=[.G629]-[.B629]" office:value-type="float" office:value="4.83905529975891" calcext:value-type="float">
            <text:p>4.839055299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00485.65157" calcext:value-type="float">
            <text:p>1442700485.65157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14.0244717597961" calcext:value-type="float">
            <text:p>14.0244717598</text:p>
          </table:table-cell>
          <table:table-cell table:formula="of:=[.C630]/([.D630]-[.D629])" office:value-type="float" office:value="956429.844073907" calcext:value-type="float">
            <text:p>956429.844073907</text:p>
          </table:table-cell>
          <table:table-cell/>
          <table:table-cell office:value-type="float" office:value="1442700490.48572" calcext:value-type="float">
            <text:p>1442700490.48572</text:p>
          </table:table-cell>
          <table:table-cell table:formula="of:=[.G630]-[.B630]" office:value-type="float" office:value="4.83415222167969" calcext:value-type="float">
            <text:p>4.834152221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00485.66005" calcext:value-type="float">
            <text:p>1442700485.66005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14.0329523086548" calcext:value-type="float">
            <text:p>14.0329523087</text:p>
          </table:table-cell>
          <table:table-cell table:formula="of:=[.C631]/([.D631]-[.D630])" office:value-type="float" office:value="954655.192128198" calcext:value-type="float">
            <text:p>954655.192128198</text:p>
          </table:table-cell>
          <table:table-cell/>
          <table:table-cell office:value-type="float" office:value="1442700490.48929" calcext:value-type="float">
            <text:p>1442700490.48929</text:p>
          </table:table-cell>
          <table:table-cell table:formula="of:=[.G631]-[.B631]" office:value-type="float" office:value="4.82924008369446" calcext:value-type="float">
            <text:p>4.829240083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00485.66854" calcext:value-type="float">
            <text:p>1442700485.66854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14.041437625885" calcext:value-type="float">
            <text:p>14.0414376259</text:p>
          </table:table-cell>
          <table:table-cell table:formula="of:=[.C632]/([.D632]-[.D631])" office:value-type="float" office:value="954118.718291655" calcext:value-type="float">
            <text:p>954118.718291655</text:p>
          </table:table-cell>
          <table:table-cell/>
          <table:table-cell office:value-type="float" office:value="1442700490.49285" calcext:value-type="float">
            <text:p>1442700490.49285</text:p>
          </table:table-cell>
          <table:table-cell table:formula="of:=[.G632]-[.B632]" office:value-type="float" office:value="4.82431745529175" calcext:value-type="float">
            <text:p>4.824317455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00485.67699" calcext:value-type="float">
            <text:p>1442700485.67699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14.04989361763" calcext:value-type="float">
            <text:p>14.0498936176</text:p>
          </table:table-cell>
          <table:table-cell table:formula="of:=[.C633]/([.D633]-[.D632])" office:value-type="float" office:value="957427.613950997" calcext:value-type="float">
            <text:p>957427.613950997</text:p>
          </table:table-cell>
          <table:table-cell/>
          <table:table-cell office:value-type="float" office:value="1442700490.49642" calcext:value-type="float">
            <text:p>1442700490.49642</text:p>
          </table:table-cell>
          <table:table-cell table:formula="of:=[.G633]-[.B633]" office:value-type="float" office:value="4.81942415237427" calcext:value-type="float">
            <text:p>4.8194241524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00485.68545" calcext:value-type="float">
            <text:p>1442700485.68545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14.0583491325378" calcext:value-type="float">
            <text:p>14.0583491325</text:p>
          </table:table-cell>
          <table:table-cell table:formula="of:=[.C634]/([.D634]-[.D633])" office:value-type="float" office:value="957481.606767235" calcext:value-type="float">
            <text:p>957481.606767235</text:p>
          </table:table-cell>
          <table:table-cell/>
          <table:table-cell office:value-type="float" office:value="1442700490.49995" calcext:value-type="float">
            <text:p>1442700490.49995</text:p>
          </table:table-cell>
          <table:table-cell table:formula="of:=[.G634]-[.B634]" office:value-type="float" office:value="4.81450700759888" calcext:value-type="float">
            <text:p>4.814507007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00485.69392" calcext:value-type="float">
            <text:p>1442700485.69392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14.0668208599091" calcext:value-type="float">
            <text:p>14.0668208599</text:p>
          </table:table-cell>
          <table:table-cell table:formula="of:=[.C635]/([.D635]-[.D634])" office:value-type="float" office:value="955649.26079982" calcext:value-type="float">
            <text:p>955649.26079982</text:p>
          </table:table-cell>
          <table:table-cell/>
          <table:table-cell office:value-type="float" office:value="1442700490.50349" calcext:value-type="float">
            <text:p>1442700490.50349</text:p>
          </table:table-cell>
          <table:table-cell table:formula="of:=[.G635]-[.B635]" office:value-type="float" office:value="4.80957269668579" calcext:value-type="float">
            <text:p>4.8095726967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00485.70237" calcext:value-type="float">
            <text:p>1442700485.70237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14.0752739906311" calcext:value-type="float">
            <text:p>14.0752739906</text:p>
          </table:table-cell>
          <table:table-cell table:formula="of:=[.C636]/([.D636]-[.D635])" office:value-type="float" office:value="957751.662219715" calcext:value-type="float">
            <text:p>957751.662219715</text:p>
          </table:table-cell>
          <table:table-cell/>
          <table:table-cell office:value-type="float" office:value="1442700490.50702" calcext:value-type="float">
            <text:p>1442700490.50702</text:p>
          </table:table-cell>
          <table:table-cell table:formula="of:=[.G636]-[.B636]" office:value-type="float" office:value="4.80465006828308" calcext:value-type="float">
            <text:p>4.8046500683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00485.71078" calcext:value-type="float">
            <text:p>1442700485.71078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14.0836770534515" calcext:value-type="float">
            <text:p>14.0836770535</text:p>
          </table:table-cell>
          <table:table-cell table:formula="of:=[.C637]/([.D637]-[.D636])" office:value-type="float" office:value="963458.226244858" calcext:value-type="float">
            <text:p>963458.226244858</text:p>
          </table:table-cell>
          <table:table-cell/>
          <table:table-cell office:value-type="float" office:value="1442700490.51055" calcext:value-type="float">
            <text:p>1442700490.51055</text:p>
          </table:table-cell>
          <table:table-cell table:formula="of:=[.G637]-[.B637]" office:value-type="float" office:value="4.79977893829346" calcext:value-type="float">
            <text:p>4.799778938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00485.7192" calcext:value-type="float">
            <text:p>1442700485.7192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14.0921025276184" calcext:value-type="float">
            <text:p>14.0921025276</text:p>
          </table:table-cell>
          <table:table-cell table:formula="of:=[.C638]/([.D638]-[.D637])" office:value-type="float" office:value="960895.474801211" calcext:value-type="float">
            <text:p>960895.474801211</text:p>
          </table:table-cell>
          <table:table-cell/>
          <table:table-cell office:value-type="float" office:value="1442700490.51412" calcext:value-type="float">
            <text:p>1442700490.51412</text:p>
          </table:table-cell>
          <table:table-cell table:formula="of:=[.G638]-[.B638]" office:value-type="float" office:value="4.79491829872131" calcext:value-type="float">
            <text:p>4.7949182987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00485.72764" calcext:value-type="float">
            <text:p>1442700485.72764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14.1005380153656" calcext:value-type="float">
            <text:p>14.1005380154</text:p>
          </table:table-cell>
          <table:table-cell table:formula="of:=[.C639]/([.D639]-[.D638])" office:value-type="float" office:value="959754.817105226" calcext:value-type="float">
            <text:p>959754.817105226</text:p>
          </table:table-cell>
          <table:table-cell/>
          <table:table-cell office:value-type="float" office:value="1442700490.51765" calcext:value-type="float">
            <text:p>1442700490.51765</text:p>
          </table:table-cell>
          <table:table-cell table:formula="of:=[.G639]-[.B639]" office:value-type="float" office:value="4.79001331329346" calcext:value-type="float">
            <text:p>4.7900133133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00485.73608" calcext:value-type="float">
            <text:p>1442700485.73608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14.1089782714844" calcext:value-type="float">
            <text:p>14.1089782715</text:p>
          </table:table-cell>
          <table:table-cell table:formula="of:=[.C640]/([.D640]-[.D639])" office:value-type="float" office:value="959212.598062202" calcext:value-type="float">
            <text:p>959212.598062202</text:p>
          </table:table-cell>
          <table:table-cell/>
          <table:table-cell office:value-type="float" office:value="1442700490.52116" calcext:value-type="float">
            <text:p>1442700490.52116</text:p>
          </table:table-cell>
          <table:table-cell table:formula="of:=[.G640]-[.B640]" office:value-type="float" office:value="4.78508234024048" calcext:value-type="float">
            <text:p>4.7850823402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00485.7446" calcext:value-type="float">
            <text:p>1442700485.7446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14.1175003051758" calcext:value-type="float">
            <text:p>14.1175003052</text:p>
          </table:table-cell>
          <table:table-cell table:formula="of:=[.C641]/([.D641]-[.D640])" office:value-type="float" office:value="950007.978513876" calcext:value-type="float">
            <text:p>950007.978513876</text:p>
          </table:table-cell>
          <table:table-cell/>
          <table:table-cell office:value-type="float" office:value="1442700490.52469" calcext:value-type="float">
            <text:p>1442700490.52469</text:p>
          </table:table-cell>
          <table:table-cell table:formula="of:=[.G641]-[.B641]" office:value-type="float" office:value="4.78008818626404" calcext:value-type="float">
            <text:p>4.7800881863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00485.75303" calcext:value-type="float">
            <text:p>1442700485.75303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14.1259350776672" calcext:value-type="float">
            <text:p>14.1259350777</text:p>
          </table:table-cell>
          <table:table-cell table:formula="of:=[.C642]/([.D642]-[.D641])" office:value-type="float" office:value="959836.202837922" calcext:value-type="float">
            <text:p>959836.202837922</text:p>
          </table:table-cell>
          <table:table-cell/>
          <table:table-cell office:value-type="float" office:value="1442700490.52827" calcext:value-type="float">
            <text:p>1442700490.52827</text:p>
          </table:table-cell>
          <table:table-cell table:formula="of:=[.G642]-[.B642]" office:value-type="float" office:value="4.77523612976074" calcext:value-type="float">
            <text:p>4.7752361298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00485.76146" calcext:value-type="float">
            <text:p>1442700485.76146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14.1343591213226" calcext:value-type="float">
            <text:p>14.1343591213</text:p>
          </table:table-cell>
          <table:table-cell table:formula="of:=[.C643]/([.D643]-[.D642])" office:value-type="float" office:value="961058.647270257" calcext:value-type="float">
            <text:p>961058.647270257</text:p>
          </table:table-cell>
          <table:table-cell/>
          <table:table-cell office:value-type="float" office:value="1442700490.53181" calcext:value-type="float">
            <text:p>1442700490.53181</text:p>
          </table:table-cell>
          <table:table-cell table:formula="of:=[.G643]-[.B643]" office:value-type="float" office:value="4.77034854888916" calcext:value-type="float">
            <text:p>4.7703485489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00485.7699" calcext:value-type="float">
            <text:p>1442700485.7699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14.14279961586" calcext:value-type="float">
            <text:p>14.1427996159</text:p>
          </table:table-cell>
          <table:table-cell table:formula="of:=[.C644]/([.D644]-[.D643])" office:value-type="float" office:value="959185.50319191" calcext:value-type="float">
            <text:p>959185.50319191</text:p>
          </table:table-cell>
          <table:table-cell/>
          <table:table-cell office:value-type="float" office:value="1442700490.53534" calcext:value-type="float">
            <text:p>1442700490.53534</text:p>
          </table:table-cell>
          <table:table-cell table:formula="of:=[.G644]-[.B644]" office:value-type="float" office:value="4.76544427871704" calcext:value-type="float">
            <text:p>4.7654442787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00485.77832" calcext:value-type="float">
            <text:p>1442700485.77832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14.1512222290039" calcext:value-type="float">
            <text:p>14.151222229</text:p>
          </table:table-cell>
          <table:table-cell table:formula="of:=[.C645]/([.D645]-[.D644])" office:value-type="float" office:value="961221.875166303" calcext:value-type="float">
            <text:p>961221.875166303</text:p>
          </table:table-cell>
          <table:table-cell/>
          <table:table-cell office:value-type="float" office:value="1442700490.53888" calcext:value-type="float">
            <text:p>1442700490.53888</text:p>
          </table:table-cell>
          <table:table-cell table:formula="of:=[.G645]-[.B645]" office:value-type="float" office:value="4.76055788993835" calcext:value-type="float">
            <text:p>4.7605578899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00485.78674" calcext:value-type="float">
            <text:p>1442700485.78674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14.1596462726593" calcext:value-type="float">
            <text:p>14.1596462727</text:p>
          </table:table-cell>
          <table:table-cell table:formula="of:=[.C646]/([.D646]-[.D645])" office:value-type="float" office:value="961058.647270257" calcext:value-type="float">
            <text:p>961058.647270257</text:p>
          </table:table-cell>
          <table:table-cell/>
          <table:table-cell office:value-type="float" office:value="1442700490.54241" calcext:value-type="float">
            <text:p>1442700490.54241</text:p>
          </table:table-cell>
          <table:table-cell table:formula="of:=[.G646]-[.B646]" office:value-type="float" office:value="4.75566601753235" calcext:value-type="float">
            <text:p>4.755666017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00485.79528" calcext:value-type="float">
            <text:p>1442700485.79528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14.1681826114655" calcext:value-type="float">
            <text:p>14.1681826115</text:p>
          </table:table-cell>
          <table:table-cell table:formula="of:=[.C647]/([.D647]-[.D646])" office:value-type="float" office:value="948415.964249805" calcext:value-type="float">
            <text:p>948415.964249805</text:p>
          </table:table-cell>
          <table:table-cell/>
          <table:table-cell office:value-type="float" office:value="1442700490.54607" calcext:value-type="float">
            <text:p>1442700490.54607</text:p>
          </table:table-cell>
          <table:table-cell table:formula="of:=[.G647]-[.B647]" office:value-type="float" office:value="4.75078558921814" calcext:value-type="float">
            <text:p>4.7507855892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00485.80371" calcext:value-type="float">
            <text:p>1442700485.80371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14.1766140460968" calcext:value-type="float">
            <text:p>14.1766140461</text:p>
          </table:table-cell>
          <table:table-cell table:formula="of:=[.C648]/([.D648]-[.D647])" office:value-type="float" office:value="960216.185499378" calcext:value-type="float">
            <text:p>960216.185499378</text:p>
          </table:table-cell>
          <table:table-cell/>
          <table:table-cell office:value-type="float" office:value="1442700490.54961" calcext:value-type="float">
            <text:p>1442700490.54961</text:p>
          </table:table-cell>
          <table:table-cell table:formula="of:=[.G648]-[.B648]" office:value-type="float" office:value="4.74589276313782" calcext:value-type="float">
            <text:p>4.745892763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00485.81219" calcext:value-type="float">
            <text:p>1442700485.81219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14.1850926876068" calcext:value-type="float">
            <text:p>14.1850926876</text:p>
          </table:table-cell>
          <table:table-cell table:formula="of:=[.C649]/([.D649]-[.D648])" office:value-type="float" office:value="954869.95062145" calcext:value-type="float">
            <text:p>954869.95062145</text:p>
          </table:table-cell>
          <table:table-cell/>
          <table:table-cell office:value-type="float" office:value="1442700490.55312" calcext:value-type="float">
            <text:p>1442700490.55312</text:p>
          </table:table-cell>
          <table:table-cell table:formula="of:=[.G649]-[.B649]" office:value-type="float" office:value="4.7409291267395" calcext:value-type="float">
            <text:p>4.740929126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00485.82071" calcext:value-type="float">
            <text:p>1442700485.82071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14.1936087608337" calcext:value-type="float">
            <text:p>14.1936087608</text:p>
          </table:table-cell>
          <table:table-cell table:formula="of:=[.C650]/([.D650]-[.D649])" office:value-type="float" office:value="950672.896329685" calcext:value-type="float">
            <text:p>950672.896329685</text:p>
          </table:table-cell>
          <table:table-cell/>
          <table:table-cell office:value-type="float" office:value="1442700490.55665" calcext:value-type="float">
            <text:p>1442700490.55665</text:p>
          </table:table-cell>
          <table:table-cell table:formula="of:=[.G650]-[.B650]" office:value-type="float" office:value="4.73594546318054" calcext:value-type="float">
            <text:p>4.7359454632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00485.82919" calcext:value-type="float">
            <text:p>1442700485.82919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14.2020876407623" calcext:value-type="float">
            <text:p>14.2020876408</text:p>
          </table:table-cell>
          <table:table-cell table:formula="of:=[.C651]/([.D651]-[.D650])" office:value-type="float" office:value="954843.100525827" calcext:value-type="float">
            <text:p>954843.100525827</text:p>
          </table:table-cell>
          <table:table-cell/>
          <table:table-cell office:value-type="float" office:value="1442700490.56017" calcext:value-type="float">
            <text:p>1442700490.56017</text:p>
          </table:table-cell>
          <table:table-cell table:formula="of:=[.G651]-[.B651]" office:value-type="float" office:value="4.7309877872467" calcext:value-type="float">
            <text:p>4.730987787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00485.83761" calcext:value-type="float">
            <text:p>1442700485.83761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14.2105143070221" calcext:value-type="float">
            <text:p>14.210514307</text:p>
          </table:table-cell>
          <table:table-cell table:formula="of:=[.C652]/([.D652]-[.D651])" office:value-type="float" office:value="960759.540063377" calcext:value-type="float">
            <text:p>960759.540063377</text:p>
          </table:table-cell>
          <table:table-cell/>
          <table:table-cell office:value-type="float" office:value="1442700490.56367" calcext:value-type="float">
            <text:p>1442700490.56367</text:p>
          </table:table-cell>
          <table:table-cell table:formula="of:=[.G652]-[.B652]" office:value-type="float" office:value="4.72605919837952" calcext:value-type="float">
            <text:p>4.7260591984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00485.84617" calcext:value-type="float">
            <text:p>1442700485.84617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14.2190673351288" calcext:value-type="float">
            <text:p>14.2190673351</text:p>
          </table:table-cell>
          <table:table-cell table:formula="of:=[.C653]/([.D653]-[.D652])" office:value-type="float" office:value="946565.344929475" calcext:value-type="float">
            <text:p>946565.344929475</text:p>
          </table:table-cell>
          <table:table-cell/>
          <table:table-cell office:value-type="float" office:value="1442700490.56717" calcext:value-type="float">
            <text:p>1442700490.56717</text:p>
          </table:table-cell>
          <table:table-cell table:formula="of:=[.G653]-[.B653]" office:value-type="float" office:value="4.72099995613098" calcext:value-type="float">
            <text:p>4.720999956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00485.85465" calcext:value-type="float">
            <text:p>1442700485.85465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14.2275547981262" calcext:value-type="float">
            <text:p>14.2275547981</text:p>
          </table:table-cell>
          <table:table-cell table:formula="of:=[.C654]/([.D654]-[.D653])" office:value-type="float" office:value="953877.501727577" calcext:value-type="float">
            <text:p>953877.501727577</text:p>
          </table:table-cell>
          <table:table-cell/>
          <table:table-cell office:value-type="float" office:value="1442700490.57068" calcext:value-type="float">
            <text:p>1442700490.57068</text:p>
          </table:table-cell>
          <table:table-cell table:formula="of:=[.G654]-[.B654]" office:value-type="float" office:value="4.71602344512939" calcext:value-type="float">
            <text:p>4.7160234451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00485.86312" calcext:value-type="float">
            <text:p>1442700485.86312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14.236025094986" calcext:value-type="float">
            <text:p>14.236025095</text:p>
          </table:table-cell>
          <table:table-cell table:formula="of:=[.C655]/([.D655]-[.D654])" office:value-type="float" office:value="955810.656233287" calcext:value-type="float">
            <text:p>955810.656233287</text:p>
          </table:table-cell>
          <table:table-cell/>
          <table:table-cell office:value-type="float" office:value="1442700490.57422" calcext:value-type="float">
            <text:p>1442700490.57422</text:p>
          </table:table-cell>
          <table:table-cell table:formula="of:=[.G655]-[.B655]" office:value-type="float" office:value="4.711092710495" calcext:value-type="float">
            <text:p>4.711092710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00485.8716" calcext:value-type="float">
            <text:p>1442700485.8716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14.2444999217987" calcext:value-type="float">
            <text:p>14.2444999218</text:p>
          </table:table-cell>
          <table:table-cell table:formula="of:=[.C656]/([.D656]-[.D655])" office:value-type="float" office:value="955299.757609858" calcext:value-type="float">
            <text:p>955299.757609858</text:p>
          </table:table-cell>
          <table:table-cell/>
          <table:table-cell office:value-type="float" office:value="1442700490.57771" calcext:value-type="float">
            <text:p>1442700490.57771</text:p>
          </table:table-cell>
          <table:table-cell table:formula="of:=[.G656]-[.B656]" office:value-type="float" office:value="4.70611476898193" calcext:value-type="float">
            <text:p>4.70611476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00485.88036" calcext:value-type="float">
            <text:p>1442700485.88036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14.2532660961151" calcext:value-type="float">
            <text:p>14.2532660961</text:p>
          </table:table-cell>
          <table:table-cell table:formula="of:=[.C657]/([.D657]-[.D656])" office:value-type="float" office:value="923549.966927763" calcext:value-type="float">
            <text:p>923549.966927763</text:p>
          </table:table-cell>
          <table:table-cell/>
          <table:table-cell office:value-type="float" office:value="1442700490.58122" calcext:value-type="float">
            <text:p>1442700490.58122</text:p>
          </table:table-cell>
          <table:table-cell table:formula="of:=[.G657]-[.B657]" office:value-type="float" office:value="4.70085668563843" calcext:value-type="float">
            <text:p>4.7008566856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00485.88877" calcext:value-type="float">
            <text:p>1442700485.88877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14.2616727352142" calcext:value-type="float">
            <text:p>14.2616727352</text:p>
          </table:table-cell>
          <table:table-cell table:formula="of:=[.C658]/([.D658]-[.D657])" office:value-type="float" office:value="963048.360294952" calcext:value-type="float">
            <text:p>963048.360294952</text:p>
          </table:table-cell>
          <table:table-cell/>
          <table:table-cell office:value-type="float" office:value="1442700490.58473" calcext:value-type="float">
            <text:p>1442700490.58473</text:p>
          </table:table-cell>
          <table:table-cell table:formula="of:=[.G658]-[.B658]" office:value-type="float" office:value="4.69596123695374" calcext:value-type="float">
            <text:p>4.69596123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00485.89722" calcext:value-type="float">
            <text:p>1442700485.89722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14.2701182365417" calcext:value-type="float">
            <text:p>14.2701182365</text:p>
          </table:table-cell>
          <table:table-cell table:formula="of:=[.C659]/([.D659]-[.D658])" office:value-type="float" office:value="958616.864297208" calcext:value-type="float">
            <text:p>958616.864297208</text:p>
          </table:table-cell>
          <table:table-cell/>
          <table:table-cell office:value-type="float" office:value="1442700490.58824" calcext:value-type="float">
            <text:p>1442700490.58824</text:p>
          </table:table-cell>
          <table:table-cell table:formula="of:=[.G659]-[.B659]" office:value-type="float" office:value="4.69102644920349" calcext:value-type="float">
            <text:p>4.691026449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00485.90567" calcext:value-type="float">
            <text:p>1442700485.90567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14.2785706520081" calcext:value-type="float">
            <text:p>14.278570652</text:p>
          </table:table-cell>
          <table:table-cell table:formula="of:=[.C660]/([.D660]-[.D659])" office:value-type="float" office:value="957832.708563692" calcext:value-type="float">
            <text:p>957832.708563692</text:p>
          </table:table-cell>
          <table:table-cell/>
          <table:table-cell office:value-type="float" office:value="1442700490.59176" calcext:value-type="float">
            <text:p>1442700490.59176</text:p>
          </table:table-cell>
          <table:table-cell table:formula="of:=[.G660]-[.B660]" office:value-type="float" office:value="4.68609094619751" calcext:value-type="float">
            <text:p>4.686090946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00485.91416" calcext:value-type="float">
            <text:p>1442700485.91416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14.2870576381683" calcext:value-type="float">
            <text:p>14.2870576382</text:p>
          </table:table-cell>
          <table:table-cell table:formula="of:=[.C661]/([.D661]-[.D660])" office:value-type="float" office:value="953931.094867545" calcext:value-type="float">
            <text:p>953931.094867545</text:p>
          </table:table-cell>
          <table:table-cell/>
          <table:table-cell office:value-type="float" office:value="1442700490.59527" calcext:value-type="float">
            <text:p>1442700490.59527</text:p>
          </table:table-cell>
          <table:table-cell table:formula="of:=[.G661]-[.B661]" office:value-type="float" office:value="4.68111729621887" calcext:value-type="float">
            <text:p>4.681117296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00485.92265" calcext:value-type="float">
            <text:p>1442700485.92265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14.2955491542816" calcext:value-type="float">
            <text:p>14.2955491543</text:p>
          </table:table-cell>
          <table:table-cell table:formula="of:=[.C662]/([.D662]-[.D661])" office:value-type="float" office:value="953422.203054807" calcext:value-type="float">
            <text:p>953422.203054807</text:p>
          </table:table-cell>
          <table:table-cell/>
          <table:table-cell office:value-type="float" office:value="1442700490.59879" calcext:value-type="float">
            <text:p>1442700490.59879</text:p>
          </table:table-cell>
          <table:table-cell table:formula="of:=[.G662]-[.B662]" office:value-type="float" office:value="4.67614364624023" calcext:value-type="float">
            <text:p>4.6761436462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00485.93109" calcext:value-type="float">
            <text:p>1442700485.93109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14.3039917945862" calcext:value-type="float">
            <text:p>14.3039917946</text:p>
          </table:table-cell>
          <table:table-cell table:formula="of:=[.C663]/([.D663]-[.D662])" office:value-type="float" office:value="958941.718223151" calcext:value-type="float">
            <text:p>958941.718223151</text:p>
          </table:table-cell>
          <table:table-cell/>
          <table:table-cell office:value-type="float" office:value="1442700490.6023" calcext:value-type="float">
            <text:p>1442700490.6023</text:p>
          </table:table-cell>
          <table:table-cell table:formula="of:=[.G663]-[.B663]" office:value-type="float" office:value="4.67121434211731" calcext:value-type="float">
            <text:p>4.6712143421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00485.93953" calcext:value-type="float">
            <text:p>1442700485.93953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14.312429189682" calcext:value-type="float">
            <text:p>14.3124291897</text:p>
          </table:table-cell>
          <table:table-cell table:formula="of:=[.C664]/([.D664]-[.D663])" office:value-type="float" office:value="959537.855943938" calcext:value-type="float">
            <text:p>959537.855943938</text:p>
          </table:table-cell>
          <table:table-cell/>
          <table:table-cell office:value-type="float" office:value="1442700490.60583" calcext:value-type="float">
            <text:p>1442700490.60583</text:p>
          </table:table-cell>
          <table:table-cell table:formula="of:=[.G664]-[.B664]" office:value-type="float" office:value="4.66630506515503" calcext:value-type="float">
            <text:p>4.6663050652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00485.94794" calcext:value-type="float">
            <text:p>1442700485.94794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14.32084441185" calcext:value-type="float">
            <text:p>14.3208444119</text:p>
          </table:table-cell>
          <table:table-cell table:formula="of:=[.C665]/([.D665]-[.D664])" office:value-type="float" office:value="962066.103354488" calcext:value-type="float">
            <text:p>962066.103354488</text:p>
          </table:table-cell>
          <table:table-cell/>
          <table:table-cell office:value-type="float" office:value="1442700490.60936" calcext:value-type="float">
            <text:p>1442700490.60936</text:p>
          </table:table-cell>
          <table:table-cell table:formula="of:=[.G665]-[.B665]" office:value-type="float" office:value="4.66141772270203" calcext:value-type="float">
            <text:p>4.661417722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00485.95639" calcext:value-type="float">
            <text:p>1442700485.95639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14.3292949199677" calcext:value-type="float">
            <text:p>14.32929492</text:p>
          </table:table-cell>
          <table:table-cell table:formula="of:=[.C666]/([.D666]-[.D665])" office:value-type="float" office:value="958048.899221307" calcext:value-type="float">
            <text:p>958048.899221307</text:p>
          </table:table-cell>
          <table:table-cell/>
          <table:table-cell office:value-type="float" office:value="1442700490.61289" calcext:value-type="float">
            <text:p>1442700490.61289</text:p>
          </table:table-cell>
          <table:table-cell table:formula="of:=[.G666]-[.B666]" office:value-type="float" office:value="4.65649652481079" calcext:value-type="float">
            <text:p>4.656496524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00485.9649" calcext:value-type="float">
            <text:p>1442700485.9649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14.3378014564514" calcext:value-type="float">
            <text:p>14.3378014565</text:p>
          </table:table-cell>
          <table:table-cell table:formula="of:=[.C667]/([.D667]-[.D666])" office:value-type="float" office:value="951738.702990555" calcext:value-type="float">
            <text:p>951738.702990555</text:p>
          </table:table-cell>
          <table:table-cell/>
          <table:table-cell office:value-type="float" office:value="1442700490.61642" calcext:value-type="float">
            <text:p>1442700490.61642</text:p>
          </table:table-cell>
          <table:table-cell table:formula="of:=[.G667]-[.B667]" office:value-type="float" office:value="4.65151953697205" calcext:value-type="float">
            <text:p>4.65151953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00485.97332" calcext:value-type="float">
            <text:p>1442700485.97332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14.3462262153626" calcext:value-type="float">
            <text:p>14.3462262154</text:p>
          </table:table-cell>
          <table:table-cell table:formula="of:=[.C668]/([.D668]-[.D667])" office:value-type="float" office:value="960977.054109124" calcext:value-type="float">
            <text:p>960977.054109124</text:p>
          </table:table-cell>
          <table:table-cell/>
          <table:table-cell office:value-type="float" office:value="1442700490.61995" calcext:value-type="float">
            <text:p>1442700490.61995</text:p>
          </table:table-cell>
          <table:table-cell table:formula="of:=[.G668]-[.B668]" office:value-type="float" office:value="4.64662289619446" calcext:value-type="float">
            <text:p>4.6466228962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00485.98173" calcext:value-type="float">
            <text:p>1442700485.98173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14.3546276092529" calcext:value-type="float">
            <text:p>14.3546276093</text:p>
          </table:table-cell>
          <table:table-cell table:formula="of:=[.C669]/([.D669]-[.D668])" office:value-type="float" office:value="963649.616436801" calcext:value-type="float">
            <text:p>963649.616436801</text:p>
          </table:table-cell>
          <table:table-cell/>
          <table:table-cell office:value-type="float" office:value="1442700490.62347" calcext:value-type="float">
            <text:p>1442700490.62347</text:p>
          </table:table-cell>
          <table:table-cell table:formula="of:=[.G669]-[.B669]" office:value-type="float" office:value="4.64173984527588" calcext:value-type="float">
            <text:p>4.6417398453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00485.99016" calcext:value-type="float">
            <text:p>1442700485.99016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14.3630623817444" calcext:value-type="float">
            <text:p>14.3630623817</text:p>
          </table:table-cell>
          <table:table-cell table:formula="of:=[.C670]/([.D670]-[.D669])" office:value-type="float" office:value="959836.202837922" calcext:value-type="float">
            <text:p>959836.202837922</text:p>
          </table:table-cell>
          <table:table-cell/>
          <table:table-cell office:value-type="float" office:value="1442700490.62698" calcext:value-type="float">
            <text:p>1442700490.62698</text:p>
          </table:table-cell>
          <table:table-cell table:formula="of:=[.G670]-[.B670]" office:value-type="float" office:value="4.63682055473328" calcext:value-type="float">
            <text:p>4.6368205547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00485.99855" calcext:value-type="float">
            <text:p>1442700485.99855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14.3714544773102" calcext:value-type="float">
            <text:p>14.3714544773</text:p>
          </table:table-cell>
          <table:table-cell table:formula="of:=[.C671]/([.D671]-[.D670])" office:value-type="float" office:value="964717.326742237" calcext:value-type="float">
            <text:p>964717.326742237</text:p>
          </table:table-cell>
          <table:table-cell/>
          <table:table-cell office:value-type="float" office:value="1442700490.63051" calcext:value-type="float">
            <text:p>1442700490.63051</text:p>
          </table:table-cell>
          <table:table-cell table:formula="of:=[.G671]-[.B671]" office:value-type="float" office:value="4.6319580078125" calcext:value-type="float">
            <text:p>4.631958007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00486.00705" calcext:value-type="float">
            <text:p>1442700486.00705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14.3799538612366" calcext:value-type="float">
            <text:p>14.3799538612</text:p>
          </table:table-cell>
          <table:table-cell table:formula="of:=[.C672]/([.D672]-[.D671])" office:value-type="float" office:value="952539.627591237" calcext:value-type="float">
            <text:p>952539.627591237</text:p>
          </table:table-cell>
          <table:table-cell/>
          <table:table-cell office:value-type="float" office:value="1442700490.63401" calcext:value-type="float">
            <text:p>1442700490.63401</text:p>
          </table:table-cell>
          <table:table-cell table:formula="of:=[.G672]-[.B672]" office:value-type="float" office:value="4.62695598602295" calcext:value-type="float">
            <text:p>4.626955986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00486.01546" calcext:value-type="float">
            <text:p>1442700486.01546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14.3883635997772" calcext:value-type="float">
            <text:p>14.3883635998</text:p>
          </table:table-cell>
          <table:table-cell table:formula="of:=[.C673]/([.D673]-[.D672])" office:value-type="float" office:value="962693.425112692" calcext:value-type="float">
            <text:p>962693.425112692</text:p>
          </table:table-cell>
          <table:table-cell/>
          <table:table-cell office:value-type="float" office:value="1442700490.63756" calcext:value-type="float">
            <text:p>1442700490.63756</text:p>
          </table:table-cell>
          <table:table-cell table:formula="of:=[.G673]-[.B673]" office:value-type="float" office:value="4.62210249900818" calcext:value-type="float">
            <text:p>4.622102499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00486.02389" calcext:value-type="float">
            <text:p>1442700486.02389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14.3967878818512" calcext:value-type="float">
            <text:p>14.3967878819</text:p>
          </table:table-cell>
          <table:table-cell table:formula="of:=[.C674]/([.D674]-[.D673])" office:value-type="float" office:value="961031.448010415" calcext:value-type="float">
            <text:p>961031.448010415</text:p>
          </table:table-cell>
          <table:table-cell/>
          <table:table-cell office:value-type="float" office:value="1442700490.64105" calcext:value-type="float">
            <text:p>1442700490.64105</text:p>
          </table:table-cell>
          <table:table-cell table:formula="of:=[.G674]-[.B674]" office:value-type="float" office:value="4.61716842651367" calcext:value-type="float">
            <text:p>4.6171684265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00486.0323" calcext:value-type="float">
            <text:p>1442700486.0323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14.405200958252" calcext:value-type="float">
            <text:p>14.4052009583</text:p>
          </table:table-cell>
          <table:table-cell table:formula="of:=[.C675]/([.D675]-[.D674])" office:value-type="float" office:value="962311.479695072" calcext:value-type="float">
            <text:p>962311.479695072</text:p>
          </table:table-cell>
          <table:table-cell/>
          <table:table-cell office:value-type="float" office:value="1442700490.64456" calcext:value-type="float">
            <text:p>1442700490.64456</text:p>
          </table:table-cell>
          <table:table-cell table:formula="of:=[.G675]-[.B675]" office:value-type="float" office:value="4.61226391792297" calcext:value-type="float">
            <text:p>4.6122639179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00486.04076" calcext:value-type="float">
            <text:p>1442700486.04076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14.413658618927" calcext:value-type="float">
            <text:p>14.4136586189</text:p>
          </table:table-cell>
          <table:table-cell table:formula="of:=[.C676]/([.D676]-[.D675])" office:value-type="float" office:value="957238.687038394" calcext:value-type="float">
            <text:p>957238.687038394</text:p>
          </table:table-cell>
          <table:table-cell/>
          <table:table-cell office:value-type="float" office:value="1442700490.6481" calcext:value-type="float">
            <text:p>1442700490.6481</text:p>
          </table:table-cell>
          <table:table-cell table:formula="of:=[.G676]-[.B676]" office:value-type="float" office:value="4.60733795166016" calcext:value-type="float">
            <text:p>4.6073379517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00486.04917" calcext:value-type="float">
            <text:p>1442700486.04917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14.4220707416534" calcext:value-type="float">
            <text:p>14.4220707417</text:p>
          </table:table-cell>
          <table:table-cell table:formula="of:=[.C677]/([.D677]-[.D676])" office:value-type="float" office:value="962420.576028116" calcext:value-type="float">
            <text:p>962420.576028116</text:p>
          </table:table-cell>
          <table:table-cell/>
          <table:table-cell office:value-type="float" office:value="1442700490.65162" calcext:value-type="float">
            <text:p>1442700490.65162</text:p>
          </table:table-cell>
          <table:table-cell table:formula="of:=[.G677]-[.B677]" office:value-type="float" office:value="4.60245561599731" calcext:value-type="float">
            <text:p>4.60245561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00486.05759" calcext:value-type="float">
            <text:p>1442700486.05759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14.4304966926575" calcext:value-type="float">
            <text:p>14.4304966927</text:p>
          </table:table-cell>
          <table:table-cell table:formula="of:=[.C678]/([.D678]-[.D677])" office:value-type="float" office:value="960841.096290427" calcext:value-type="float">
            <text:p>960841.096290427</text:p>
          </table:table-cell>
          <table:table-cell/>
          <table:table-cell office:value-type="float" office:value="1442700490.65516" calcext:value-type="float">
            <text:p>1442700490.65516</text:p>
          </table:table-cell>
          <table:table-cell table:formula="of:=[.G678]-[.B678]" office:value-type="float" office:value="4.5975615978241" calcext:value-type="float">
            <text:p>4.5975615978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00486.06602" calcext:value-type="float">
            <text:p>1442700486.06602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14.4389243125916" calcext:value-type="float">
            <text:p>14.4389243126</text:p>
          </table:table-cell>
          <table:table-cell table:formula="of:=[.C679]/([.D679]-[.D678])" office:value-type="float" office:value="960650.819961525" calcext:value-type="float">
            <text:p>960650.819961525</text:p>
          </table:table-cell>
          <table:table-cell/>
          <table:table-cell office:value-type="float" office:value="1442700490.65868" calcext:value-type="float">
            <text:p>1442700490.65868</text:p>
          </table:table-cell>
          <table:table-cell table:formula="of:=[.G679]-[.B679]" office:value-type="float" office:value="4.59265947341919" calcext:value-type="float">
            <text:p>4.5926594734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00486.07444" calcext:value-type="float">
            <text:p>1442700486.07444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14.4473423957825" calcext:value-type="float">
            <text:p>14.4473423958</text:p>
          </table:table-cell>
          <table:table-cell table:formula="of:=[.C680]/([.D680]-[.D679])" office:value-type="float" office:value="961739.129489068" calcext:value-type="float">
            <text:p>961739.129489068</text:p>
          </table:table-cell>
          <table:table-cell/>
          <table:table-cell office:value-type="float" office:value="1442700490.66221" calcext:value-type="float">
            <text:p>1442700490.66221</text:p>
          </table:table-cell>
          <table:table-cell table:formula="of:=[.G680]-[.B680]" office:value-type="float" office:value="4.58776640892029" calcext:value-type="float">
            <text:p>4.587766408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00486.0829" calcext:value-type="float">
            <text:p>1442700486.0829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14.4557983875275" calcext:value-type="float">
            <text:p>14.4557983875</text:p>
          </table:table-cell>
          <table:table-cell table:formula="of:=[.C681]/([.D681]-[.D680])" office:value-type="float" office:value="957427.613950997" calcext:value-type="float">
            <text:p>957427.613950997</text:p>
          </table:table-cell>
          <table:table-cell/>
          <table:table-cell office:value-type="float" office:value="1442700490.66574" calcext:value-type="float">
            <text:p>1442700490.66574</text:p>
          </table:table-cell>
          <table:table-cell table:formula="of:=[.G681]-[.B681]" office:value-type="float" office:value="4.58284139633179" calcext:value-type="float">
            <text:p>4.5828413963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00486.09135" calcext:value-type="float">
            <text:p>1442700486.09135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14.4642510414124" calcext:value-type="float">
            <text:p>14.4642510414</text:p>
          </table:table-cell>
          <table:table-cell table:formula="of:=[.C682]/([.D682]-[.D681])" office:value-type="float" office:value="957805.691591685" calcext:value-type="float">
            <text:p>957805.691591685</text:p>
          </table:table-cell>
          <table:table-cell/>
          <table:table-cell office:value-type="float" office:value="1442700490.6693" calcext:value-type="float">
            <text:p>1442700490.6693</text:p>
          </table:table-cell>
          <table:table-cell table:formula="of:=[.G682]-[.B682]" office:value-type="float" office:value="4.57794713973999" calcext:value-type="float">
            <text:p>4.577947139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00486.09983" calcext:value-type="float">
            <text:p>1442700486.09983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14.4727265834808" calcext:value-type="float">
            <text:p>14.4727265835</text:p>
          </table:table-cell>
          <table:table-cell table:formula="of:=[.C683]/([.D683]-[.D682])" office:value-type="float" office:value="955219.139328814" calcext:value-type="float">
            <text:p>955219.139328814</text:p>
          </table:table-cell>
          <table:table-cell/>
          <table:table-cell office:value-type="float" office:value="1442700490.67284" calcext:value-type="float">
            <text:p>1442700490.67284</text:p>
          </table:table-cell>
          <table:table-cell table:formula="of:=[.G683]-[.B683]" office:value-type="float" office:value="4.57301378250122" calcext:value-type="float">
            <text:p>4.5730137825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00486.10826" calcext:value-type="float">
            <text:p>1442700486.10826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14.4811611175537" calcext:value-type="float">
            <text:p>14.4811611176</text:p>
          </table:table-cell>
          <table:table-cell table:formula="of:=[.C684]/([.D684]-[.D683])" office:value-type="float" office:value="959863.334482856" calcext:value-type="float">
            <text:p>959863.334482856</text:p>
          </table:table-cell>
          <table:table-cell/>
          <table:table-cell office:value-type="float" office:value="1442700490.6764" calcext:value-type="float">
            <text:p>1442700490.6764</text:p>
          </table:table-cell>
          <table:table-cell table:formula="of:=[.G684]-[.B684]" office:value-type="float" office:value="4.56813979148865" calcext:value-type="float">
            <text:p>4.5681397915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00486.11669" calcext:value-type="float">
            <text:p>1442700486.11669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14.4895904064178" calcext:value-type="float">
            <text:p>14.4895904064</text:p>
          </table:table-cell>
          <table:table-cell table:formula="of:=[.C685]/([.D685]-[.D684])" office:value-type="float" office:value="960460.618978928" calcext:value-type="float">
            <text:p>960460.618978928</text:p>
          </table:table-cell>
          <table:table-cell/>
          <table:table-cell office:value-type="float" office:value="1442700490.67995" calcext:value-type="float">
            <text:p>1442700490.67995</text:p>
          </table:table-cell>
          <table:table-cell table:formula="of:=[.G685]-[.B685]" office:value-type="float" office:value="4.56326079368591" calcext:value-type="float">
            <text:p>4.5632607937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00486.12511" calcext:value-type="float">
            <text:p>1442700486.12511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14.498015165329" calcext:value-type="float">
            <text:p>14.4980151653</text:p>
          </table:table-cell>
          <table:table-cell table:formula="of:=[.C686]/([.D686]-[.D685])" office:value-type="float" office:value="960977.054109124" calcext:value-type="float">
            <text:p>960977.054109124</text:p>
          </table:table-cell>
          <table:table-cell/>
          <table:table-cell office:value-type="float" office:value="1442700490.68351" calcext:value-type="float">
            <text:p>1442700490.68351</text:p>
          </table:table-cell>
          <table:table-cell table:formula="of:=[.G686]-[.B686]" office:value-type="float" office:value="4.5583930015564" calcext:value-type="float">
            <text:p>4.5583930016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00486.13359" calcext:value-type="float">
            <text:p>1442700486.13359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14.5064930915833" calcext:value-type="float">
            <text:p>14.5064930916</text:p>
          </table:table-cell>
          <table:table-cell table:formula="of:=[.C687]/([.D687]-[.D686])" office:value-type="float" office:value="954950.509969347" calcext:value-type="float">
            <text:p>954950.509969347</text:p>
          </table:table-cell>
          <table:table-cell/>
          <table:table-cell office:value-type="float" office:value="1442700490.68707" calcext:value-type="float">
            <text:p>1442700490.68707</text:p>
          </table:table-cell>
          <table:table-cell table:formula="of:=[.G687]-[.B687]" office:value-type="float" office:value="4.55347871780396" calcext:value-type="float">
            <text:p>4.553478717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00486.142" calcext:value-type="float">
            <text:p>1442700486.142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14.5149013996124" calcext:value-type="float">
            <text:p>14.5149013996</text:p>
          </table:table-cell>
          <table:table-cell table:formula="of:=[.C688]/([.D688]-[.D687])" office:value-type="float" office:value="962857.208835455" calcext:value-type="float">
            <text:p>962857.208835455</text:p>
          </table:table-cell>
          <table:table-cell/>
          <table:table-cell office:value-type="float" office:value="1442700490.6906" calcext:value-type="float">
            <text:p>1442700490.6906</text:p>
          </table:table-cell>
          <table:table-cell table:formula="of:=[.G688]-[.B688]" office:value-type="float" office:value="4.54860401153564" calcext:value-type="float">
            <text:p>4.5486040115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00486.15048" calcext:value-type="float">
            <text:p>1442700486.15048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14.5233812332153" calcext:value-type="float">
            <text:p>14.5233812332</text:p>
          </table:table-cell>
          <table:table-cell table:formula="of:=[.C689]/([.D689]-[.D688])" office:value-type="float" office:value="954735.715241657" calcext:value-type="float">
            <text:p>954735.715241657</text:p>
          </table:table-cell>
          <table:table-cell/>
          <table:table-cell office:value-type="float" office:value="1442700490.69416" calcext:value-type="float">
            <text:p>1442700490.69416</text:p>
          </table:table-cell>
          <table:table-cell table:formula="of:=[.G689]-[.B689]" office:value-type="float" office:value="4.54367733001709" calcext:value-type="float">
            <text:p>4.54367733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00486.15897" calcext:value-type="float">
            <text:p>1442700486.15897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14.5318670272827" calcext:value-type="float">
            <text:p>14.5318670273</text:p>
          </table:table-cell>
          <table:table-cell table:formula="of:=[.C690]/([.D690]-[.D689])" office:value-type="float" office:value="954065.10406833" calcext:value-type="float">
            <text:p>954065.10406833</text:p>
          </table:table-cell>
          <table:table-cell/>
          <table:table-cell office:value-type="float" office:value="1442700490.69772" calcext:value-type="float">
            <text:p>1442700490.69772</text:p>
          </table:table-cell>
          <table:table-cell table:formula="of:=[.G690]-[.B690]" office:value-type="float" office:value="4.53874969482422" calcext:value-type="float">
            <text:p>4.5387496948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00486.16741" calcext:value-type="float">
            <text:p>1442700486.16741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14.5403158664703" calcext:value-type="float">
            <text:p>14.5403158665</text:p>
          </table:table-cell>
          <table:table-cell table:formula="of:=[.C691]/([.D691]-[.D690])" office:value-type="float" office:value="958238.146118464" calcext:value-type="float">
            <text:p>958238.146118464</text:p>
          </table:table-cell>
          <table:table-cell/>
          <table:table-cell office:value-type="float" office:value="1442700490.70126" calcext:value-type="float">
            <text:p>1442700490.70126</text:p>
          </table:table-cell>
          <table:table-cell table:formula="of:=[.G691]-[.B691]" office:value-type="float" office:value="4.53384160995483" calcext:value-type="float">
            <text:p>4.5338416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00486.17583" calcext:value-type="float">
            <text:p>1442700486.17583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14.5487341880798" calcext:value-type="float">
            <text:p>14.5487341881</text:p>
          </table:table-cell>
          <table:table-cell table:formula="of:=[.C692]/([.D692]-[.D691])" office:value-type="float" office:value="961711.891699" calcext:value-type="float">
            <text:p>961711.891699</text:p>
          </table:table-cell>
          <table:table-cell/>
          <table:table-cell office:value-type="float" office:value="1442700490.70476" calcext:value-type="float">
            <text:p>1442700490.70476</text:p>
          </table:table-cell>
          <table:table-cell table:formula="of:=[.G692]-[.B692]" office:value-type="float" office:value="4.52892279624939" calcext:value-type="float">
            <text:p>4.528922796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00486.18419" calcext:value-type="float">
            <text:p>1442700486.18419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14.5570902824402" calcext:value-type="float">
            <text:p>14.5570902824</text:p>
          </table:table-cell>
          <table:table-cell table:formula="of:=[.C693]/([.D693]-[.D692])" office:value-type="float" office:value="968873.692764209" calcext:value-type="float">
            <text:p>968873.692764209</text:p>
          </table:table-cell>
          <table:table-cell/>
          <table:table-cell office:value-type="float" office:value="1442700490.70826" calcext:value-type="float">
            <text:p>1442700490.70826</text:p>
          </table:table-cell>
          <table:table-cell table:formula="of:=[.G693]-[.B693]" office:value-type="float" office:value="4.52407622337341" calcext:value-type="float">
            <text:p>4.524076223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00486.19262" calcext:value-type="float">
            <text:p>1442700486.19262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14.5655195713043" calcext:value-type="float">
            <text:p>14.5655195713</text:p>
          </table:table-cell>
          <table:table-cell table:formula="of:=[.C694]/([.D694]-[.D693])" office:value-type="float" office:value="960460.618978928" calcext:value-type="float">
            <text:p>960460.618978928</text:p>
          </table:table-cell>
          <table:table-cell/>
          <table:table-cell office:value-type="float" office:value="1442700490.7118" calcext:value-type="float">
            <text:p>1442700490.7118</text:p>
          </table:table-cell>
          <table:table-cell table:formula="of:=[.G694]-[.B694]" office:value-type="float" office:value="4.51917862892151" calcext:value-type="float">
            <text:p>4.5191786289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00486.20108" calcext:value-type="float">
            <text:p>1442700486.20108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14.5739810466766" calcext:value-type="float">
            <text:p>14.5739810467</text:p>
          </table:table-cell>
          <table:table-cell table:formula="of:=[.C695]/([.D695]-[.D694])" office:value-type="float" office:value="956807.133953226" calcext:value-type="float">
            <text:p>956807.133953226</text:p>
          </table:table-cell>
          <table:table-cell/>
          <table:table-cell office:value-type="float" office:value="1442700490.71539" calcext:value-type="float">
            <text:p>1442700490.71539</text:p>
          </table:table-cell>
          <table:table-cell table:formula="of:=[.G695]-[.B695]" office:value-type="float" office:value="4.51431131362915" calcext:value-type="float">
            <text:p>4.514311313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00486.20952" calcext:value-type="float">
            <text:p>1442700486.20952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14.5824174880981" calcext:value-type="float">
            <text:p>14.5824174881</text:p>
          </table:table-cell>
          <table:table-cell table:formula="of:=[.C696]/([.D696]-[.D695])" office:value-type="float" office:value="959646.324261693" calcext:value-type="float">
            <text:p>959646.324261693</text:p>
          </table:table-cell>
          <table:table-cell/>
          <table:table-cell office:value-type="float" office:value="1442700490.71894" calcext:value-type="float">
            <text:p>1442700490.71894</text:p>
          </table:table-cell>
          <table:table-cell table:formula="of:=[.G696]-[.B696]" office:value-type="float" office:value="4.5094211101532" calcext:value-type="float">
            <text:p>4.509421110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00486.21789" calcext:value-type="float">
            <text:p>1442700486.21789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14.5907917022705" calcext:value-type="float">
            <text:p>14.5907917023</text:p>
          </table:table-cell>
          <table:table-cell table:formula="of:=[.C697]/([.D697]-[.D696])" office:value-type="float" office:value="966777.280036442" calcext:value-type="float">
            <text:p>966777.280036442</text:p>
          </table:table-cell>
          <table:table-cell/>
          <table:table-cell office:value-type="float" office:value="1442700490.7225" calcext:value-type="float">
            <text:p>1442700490.7225</text:p>
          </table:table-cell>
          <table:table-cell table:formula="of:=[.G697]-[.B697]" office:value-type="float" office:value="4.50461077690125" calcext:value-type="float">
            <text:p>4.5046107769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00486.22639" calcext:value-type="float">
            <text:p>1442700486.22639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14.5992867946625" calcext:value-type="float">
            <text:p>14.5992867947</text:p>
          </table:table-cell>
          <table:table-cell table:formula="of:=[.C698]/([.D698]-[.D697])" office:value-type="float" office:value="953020.829726923" calcext:value-type="float">
            <text:p>953020.829726923</text:p>
          </table:table-cell>
          <table:table-cell/>
          <table:table-cell office:value-type="float" office:value="1442700490.72611" calcext:value-type="float">
            <text:p>1442700490.72611</text:p>
          </table:table-cell>
          <table:table-cell table:formula="of:=[.G698]-[.B698]" office:value-type="float" office:value="4.49972105026245" calcext:value-type="float">
            <text:p>4.4997210503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00486.23485" calcext:value-type="float">
            <text:p>1442700486.23485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14.6077566146851" calcext:value-type="float">
            <text:p>14.6077566147</text:p>
          </table:table-cell>
          <table:table-cell table:formula="of:=[.C699]/([.D699]-[.D698])" office:value-type="float" office:value="955864.466826179" calcext:value-type="float">
            <text:p>955864.466826179</text:p>
          </table:table-cell>
          <table:table-cell/>
          <table:table-cell office:value-type="float" office:value="1442700490.72967" calcext:value-type="float">
            <text:p>1442700490.72967</text:p>
          </table:table-cell>
          <table:table-cell table:formula="of:=[.G699]-[.B699]" office:value-type="float" office:value="4.49481296539307" calcext:value-type="float">
            <text:p>4.4948129654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00486.24326" calcext:value-type="float">
            <text:p>1442700486.24326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14.6161663532257" calcext:value-type="float">
            <text:p>14.6161663532</text:p>
          </table:table-cell>
          <table:table-cell table:formula="of:=[.C700]/([.D700]-[.D699])" office:value-type="float" office:value="962693.425112692" calcext:value-type="float">
            <text:p>962693.425112692</text:p>
          </table:table-cell>
          <table:table-cell/>
          <table:table-cell office:value-type="float" office:value="1442700490.73353" calcext:value-type="float">
            <text:p>1442700490.73353</text:p>
          </table:table-cell>
          <table:table-cell table:formula="of:=[.G700]-[.B700]" office:value-type="float" office:value="4.49026155471802" calcext:value-type="float">
            <text:p>4.4902615547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00486.25164" calcext:value-type="float">
            <text:p>1442700486.25164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14.6245424747467" calcext:value-type="float">
            <text:p>14.6245424747</text:p>
          </table:table-cell>
          <table:table-cell table:formula="of:=[.C701]/([.D701]-[.D700])" office:value-type="float" office:value="966557.132642605" calcext:value-type="float">
            <text:p>966557.132642605</text:p>
          </table:table-cell>
          <table:table-cell/>
          <table:table-cell office:value-type="float" office:value="1442700490.73708" calcext:value-type="float">
            <text:p>1442700490.73708</text:p>
          </table:table-cell>
          <table:table-cell table:formula="of:=[.G701]-[.B701]" office:value-type="float" office:value="4.48543739318848" calcext:value-type="float">
            <text:p>4.485437393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00486.26008" calcext:value-type="float">
            <text:p>1442700486.26008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14.6329822540283" calcext:value-type="float">
            <text:p>14.632982254</text:p>
          </table:table-cell>
          <table:table-cell table:formula="of:=[.C702]/([.D702]-[.D701])" office:value-type="float" office:value="959266.792395265" calcext:value-type="float">
            <text:p>959266.792395265</text:p>
          </table:table-cell>
          <table:table-cell/>
          <table:table-cell office:value-type="float" office:value="1442700490.74061" calcext:value-type="float">
            <text:p>1442700490.74061</text:p>
          </table:table-cell>
          <table:table-cell table:formula="of:=[.G702]-[.B702]" office:value-type="float" office:value="4.48053050041199" calcext:value-type="float">
            <text:p>4.4805305004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00486.26852" calcext:value-type="float">
            <text:p>1442700486.26852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14.6414186954498" calcext:value-type="float">
            <text:p>14.6414186954</text:p>
          </table:table-cell>
          <table:table-cell table:formula="of:=[.C703]/([.D703]-[.D702])" office:value-type="float" office:value="959646.324261693" calcext:value-type="float">
            <text:p>959646.324261693</text:p>
          </table:table-cell>
          <table:table-cell/>
          <table:table-cell office:value-type="float" office:value="1442700490.74419" calcext:value-type="float">
            <text:p>1442700490.74419</text:p>
          </table:table-cell>
          <table:table-cell table:formula="of:=[.G703]-[.B703]" office:value-type="float" office:value="4.47567296028137" calcext:value-type="float">
            <text:p>4.4756729603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00486.27689" calcext:value-type="float">
            <text:p>1442700486.27689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14.6497936248779" calcext:value-type="float">
            <text:p>14.6497936249</text:p>
          </table:table-cell>
          <table:table-cell table:formula="of:=[.C704]/([.D704]-[.D703])" office:value-type="float" office:value="966694.713012782" calcext:value-type="float">
            <text:p>966694.713012782</text:p>
          </table:table-cell>
          <table:table-cell/>
          <table:table-cell office:value-type="float" office:value="1442700490.74776" calcext:value-type="float">
            <text:p>1442700490.74776</text:p>
          </table:table-cell>
          <table:table-cell table:formula="of:=[.G704]-[.B704]" office:value-type="float" office:value="4.47086524963379" calcext:value-type="float">
            <text:p>4.4708652496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00486.28531" calcext:value-type="float">
            <text:p>1442700486.28531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14.658207654953" calcext:value-type="float">
            <text:p>14.658207655</text:p>
          </table:table-cell>
          <table:table-cell table:formula="of:=[.C705]/([.D705]-[.D704])" office:value-type="float" office:value="962202.408092715" calcext:value-type="float">
            <text:p>962202.408092715</text:p>
          </table:table-cell>
          <table:table-cell/>
          <table:table-cell office:value-type="float" office:value="1442700490.75133" calcext:value-type="float">
            <text:p>1442700490.75133</text:p>
          </table:table-cell>
          <table:table-cell table:formula="of:=[.G705]-[.B705]" office:value-type="float" office:value="4.46602296829224" calcext:value-type="float">
            <text:p>4.4660229683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00486.29372" calcext:value-type="float">
            <text:p>1442700486.29372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14.6666178703308" calcext:value-type="float">
            <text:p>14.6666178703</text:p>
          </table:table-cell>
          <table:table-cell table:formula="of:=[.C706]/([.D706]-[.D705])" office:value-type="float" office:value="962638.842919915" calcext:value-type="float">
            <text:p>962638.842919915</text:p>
          </table:table-cell>
          <table:table-cell/>
          <table:table-cell office:value-type="float" office:value="1442700490.75489" calcext:value-type="float">
            <text:p>1442700490.75489</text:p>
          </table:table-cell>
          <table:table-cell table:formula="of:=[.G706]-[.B706]" office:value-type="float" office:value="4.46117520332336" calcext:value-type="float">
            <text:p>4.4611752033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00486.30213" calcext:value-type="float">
            <text:p>1442700486.30213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14.6750280857086" calcext:value-type="float">
            <text:p>14.6750280857</text:p>
          </table:table-cell>
          <table:table-cell table:formula="of:=[.C707]/([.D707]-[.D706])" office:value-type="float" office:value="962638.842919915" calcext:value-type="float">
            <text:p>962638.842919915</text:p>
          </table:table-cell>
          <table:table-cell/>
          <table:table-cell office:value-type="float" office:value="1442700490.75846" calcext:value-type="float">
            <text:p>1442700490.75846</text:p>
          </table:table-cell>
          <table:table-cell table:formula="of:=[.G707]-[.B707]" office:value-type="float" office:value="4.45633316040039" calcext:value-type="float">
            <text:p>4.456333160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00486.31056" calcext:value-type="float">
            <text:p>1442700486.31056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14.6834638118744" calcext:value-type="float">
            <text:p>14.6834638119</text:p>
          </table:table-cell>
          <table:table-cell table:formula="of:=[.C708]/([.D708]-[.D707])" office:value-type="float" office:value="959727.691594596" calcext:value-type="float">
            <text:p>959727.691594596</text:p>
          </table:table-cell>
          <table:table-cell/>
          <table:table-cell office:value-type="float" office:value="1442700490.76207" calcext:value-type="float">
            <text:p>1442700490.76207</text:p>
          </table:table-cell>
          <table:table-cell table:formula="of:=[.G708]-[.B708]" office:value-type="float" office:value="4.4515061378479" calcext:value-type="float">
            <text:p>4.4515061378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00486.31904" calcext:value-type="float">
            <text:p>1442700486.31904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14.6919438838959" calcext:value-type="float">
            <text:p>14.6919438839</text:p>
          </table:table-cell>
          <table:table-cell table:formula="of:=[.C709]/([.D709]-[.D708])" office:value-type="float" office:value="954708.872694557" calcext:value-type="float">
            <text:p>954708.872694557</text:p>
          </table:table-cell>
          <table:table-cell/>
          <table:table-cell office:value-type="float" office:value="1442700490.7656" calcext:value-type="float">
            <text:p>1442700490.7656</text:p>
          </table:table-cell>
          <table:table-cell table:formula="of:=[.G709]-[.B709]" office:value-type="float" office:value="4.44655513763428" calcext:value-type="float">
            <text:p>4.4465551376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00486.32744" calcext:value-type="float">
            <text:p>1442700486.32744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14.7003407478333" calcext:value-type="float">
            <text:p>14.7003407478</text:p>
          </table:table-cell>
          <table:table-cell table:formula="of:=[.C710]/([.D710]-[.D709])" office:value-type="float" office:value="964169.487606122" calcext:value-type="float">
            <text:p>964169.487606122</text:p>
          </table:table-cell>
          <table:table-cell/>
          <table:table-cell office:value-type="float" office:value="1442700490.76916" calcext:value-type="float">
            <text:p>1442700490.76916</text:p>
          </table:table-cell>
          <table:table-cell table:formula="of:=[.G710]-[.B710]" office:value-type="float" office:value="4.44172263145447" calcext:value-type="float">
            <text:p>4.4417226315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00486.33585" calcext:value-type="float">
            <text:p>1442700486.33585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14.7087540626526" calcext:value-type="float">
            <text:p>14.7087540627</text:p>
          </table:table-cell>
          <table:table-cell table:formula="of:=[.C711]/([.D711]-[.D710])" office:value-type="float" office:value="962284.209476309" calcext:value-type="float">
            <text:p>962284.209476309</text:p>
          </table:table-cell>
          <table:table-cell/>
          <table:table-cell office:value-type="float" office:value="1442700490.77274" calcext:value-type="float">
            <text:p>1442700490.77274</text:p>
          </table:table-cell>
          <table:table-cell table:formula="of:=[.G711]-[.B711]" office:value-type="float" office:value="4.43688750267029" calcext:value-type="float">
            <text:p>4.4368875027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00486.34427" calcext:value-type="float">
            <text:p>1442700486.34427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14.7171702384949" calcext:value-type="float">
            <text:p>14.7171702385</text:p>
          </table:table-cell>
          <table:table-cell table:formula="of:=[.C712]/([.D712]-[.D711])" office:value-type="float" office:value="961957.087365439" calcext:value-type="float">
            <text:p>961957.087365439</text:p>
          </table:table-cell>
          <table:table-cell/>
          <table:table-cell office:value-type="float" office:value="1442700490.7763" calcext:value-type="float">
            <text:p>1442700490.7763</text:p>
          </table:table-cell>
          <table:table-cell table:formula="of:=[.G712]-[.B712]" office:value-type="float" office:value="4.43203282356262" calcext:value-type="float">
            <text:p>4.432032823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00486.35276" calcext:value-type="float">
            <text:p>1442700486.35276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14.7256610393524" calcext:value-type="float">
            <text:p>14.7256610394</text:p>
          </table:table-cell>
          <table:table-cell table:formula="of:=[.C713]/([.D713]-[.D712])" office:value-type="float" office:value="953502.518293881" calcext:value-type="float">
            <text:p>953502.518293881</text:p>
          </table:table-cell>
          <table:table-cell/>
          <table:table-cell office:value-type="float" office:value="1442700490.77987" calcext:value-type="float">
            <text:p>1442700490.77987</text:p>
          </table:table-cell>
          <table:table-cell table:formula="of:=[.G713]-[.B713]" office:value-type="float" office:value="4.42711138725281" calcext:value-type="float">
            <text:p>4.427111387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00486.3612" calcext:value-type="float">
            <text:p>1442700486.3612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14.7340986728668" calcext:value-type="float">
            <text:p>14.7340986729</text:p>
          </table:table-cell>
          <table:table-cell table:formula="of:=[.C714]/([.D714]-[.D713])" office:value-type="float" office:value="959510.742695677" calcext:value-type="float">
            <text:p>959510.742695677</text:p>
          </table:table-cell>
          <table:table-cell/>
          <table:table-cell office:value-type="float" office:value="1442700490.78343" calcext:value-type="float">
            <text:p>1442700490.78343</text:p>
          </table:table-cell>
          <table:table-cell table:formula="of:=[.G714]-[.B714]" office:value-type="float" office:value="4.42223262786865" calcext:value-type="float">
            <text:p>4.4222326279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00486.36965" calcext:value-type="float">
            <text:p>1442700486.36965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14.7425482273102" calcext:value-type="float">
            <text:p>14.7425482273</text:p>
          </table:table-cell>
          <table:table-cell table:formula="of:=[.C715]/([.D715]-[.D714])" office:value-type="float" office:value="958157.031151242" calcext:value-type="float">
            <text:p>958157.031151242</text:p>
          </table:table-cell>
          <table:table-cell/>
          <table:table-cell office:value-type="float" office:value="1442700490.78699" calcext:value-type="float">
            <text:p>1442700490.78699</text:p>
          </table:table-cell>
          <table:table-cell table:formula="of:=[.G715]-[.B715]" office:value-type="float" office:value="4.41734647750855" calcext:value-type="float">
            <text:p>4.417346477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00486.37816" calcext:value-type="float">
            <text:p>1442700486.37816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14.7510628700256" calcext:value-type="float">
            <text:p>14.75106287</text:p>
          </table:table-cell>
          <table:table-cell table:formula="of:=[.C716]/([.D716]-[.D715])" office:value-type="float" office:value="950832.615126144" calcext:value-type="float">
            <text:p>950832.615126144</text:p>
          </table:table-cell>
          <table:table-cell/>
          <table:table-cell office:value-type="float" office:value="1442700490.79057" calcext:value-type="float">
            <text:p>1442700490.79057</text:p>
          </table:table-cell>
          <table:table-cell table:formula="of:=[.G716]-[.B716]" office:value-type="float" office:value="4.41240692138672" calcext:value-type="float">
            <text:p>4.4124069214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00486.3866" calcext:value-type="float">
            <text:p>1442700486.3866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14.7595016956329" calcext:value-type="float">
            <text:p>14.7595016956</text:p>
          </table:table-cell>
          <table:table-cell table:formula="of:=[.C717]/([.D717]-[.D716])" office:value-type="float" office:value="959375.199434948" calcext:value-type="float">
            <text:p>959375.199434948</text:p>
          </table:table-cell>
          <table:table-cell/>
          <table:table-cell office:value-type="float" office:value="1442700490.79418" calcext:value-type="float">
            <text:p>1442700490.79418</text:p>
          </table:table-cell>
          <table:table-cell table:formula="of:=[.G717]-[.B717]" office:value-type="float" office:value="4.40758371353149" calcext:value-type="float">
            <text:p>4.4075837135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00486.39504" calcext:value-type="float">
            <text:p>1442700486.39504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14.7679400444031" calcext:value-type="float">
            <text:p>14.7679400444</text:p>
          </table:table-cell>
          <table:table-cell table:formula="of:=[.C718]/([.D718]-[.D717])" office:value-type="float" office:value="959429.412143644" calcext:value-type="float">
            <text:p>959429.412143644</text:p>
          </table:table-cell>
          <table:table-cell/>
          <table:table-cell office:value-type="float" office:value="1442700490.79772" calcext:value-type="float">
            <text:p>1442700490.79772</text:p>
          </table:table-cell>
          <table:table-cell table:formula="of:=[.G718]-[.B718]" office:value-type="float" office:value="4.40268182754517" calcext:value-type="float">
            <text:p>4.4026818275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00486.40347" calcext:value-type="float">
            <text:p>1442700486.40347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14.7763712406158" calcext:value-type="float">
            <text:p>14.7763712406</text:p>
          </table:table-cell>
          <table:table-cell table:formula="of:=[.C719]/([.D719]-[.D718])" office:value-type="float" office:value="960243.338630772" calcext:value-type="float">
            <text:p>960243.338630772</text:p>
          </table:table-cell>
          <table:table-cell/>
          <table:table-cell office:value-type="float" office:value="1442700490.8013" calcext:value-type="float">
            <text:p>1442700490.8013</text:p>
          </table:table-cell>
          <table:table-cell table:formula="of:=[.G719]-[.B719]" office:value-type="float" office:value="4.39782881736755" calcext:value-type="float">
            <text:p>4.3978288174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00486.41192" calcext:value-type="float">
            <text:p>1442700486.41192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14.7848260402679" calcext:value-type="float">
            <text:p>14.7848260403</text:p>
          </table:table-cell>
          <table:table-cell table:formula="of:=[.C720]/([.D720]-[.D719])" office:value-type="float" office:value="957562.60741075" calcext:value-type="float">
            <text:p>957562.60741075</text:p>
          </table:table-cell>
          <table:table-cell/>
          <table:table-cell office:value-type="float" office:value="1442700490.80486" calcext:value-type="float">
            <text:p>1442700490.80486</text:p>
          </table:table-cell>
          <table:table-cell table:formula="of:=[.G720]-[.B720]" office:value-type="float" office:value="4.39293456077576" calcext:value-type="float">
            <text:p>4.3929345608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00486.42039" calcext:value-type="float">
            <text:p>1442700486.42039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14.793288230896" calcext:value-type="float">
            <text:p>14.7932882309</text:p>
          </table:table-cell>
          <table:table-cell table:formula="of:=[.C721]/([.D721]-[.D720])" office:value-type="float" office:value="956726.261065562" calcext:value-type="float">
            <text:p>956726.261065562</text:p>
          </table:table-cell>
          <table:table-cell/>
          <table:table-cell office:value-type="float" office:value="1442700490.80843" calcext:value-type="float">
            <text:p>1442700490.80843</text:p>
          </table:table-cell>
          <table:table-cell table:formula="of:=[.G721]-[.B721]" office:value-type="float" office:value="4.38804292678833" calcext:value-type="float">
            <text:p>4.3880429268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00486.42883" calcext:value-type="float">
            <text:p>1442700486.42883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14.8017289638519" calcext:value-type="float">
            <text:p>14.8017289639</text:p>
          </table:table-cell>
          <table:table-cell table:formula="of:=[.C722]/([.D722]-[.D721])" office:value-type="float" office:value="959158.409852272" calcext:value-type="float">
            <text:p>959158.409852272</text:p>
          </table:table-cell>
          <table:table-cell/>
          <table:table-cell office:value-type="float" office:value="1442700490.812" calcext:value-type="float">
            <text:p>1442700490.812</text:p>
          </table:table-cell>
          <table:table-cell table:formula="of:=[.G722]-[.B722]" office:value-type="float" office:value="4.38317680358887" calcext:value-type="float">
            <text:p>4.3831768036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00486.43726" calcext:value-type="float">
            <text:p>1442700486.43726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14.8101601600647" calcext:value-type="float">
            <text:p>14.8101601601</text:p>
          </table:table-cell>
          <table:table-cell table:formula="of:=[.C723]/([.D723]-[.D722])" office:value-type="float" office:value="960243.338630772" calcext:value-type="float">
            <text:p>960243.338630772</text:p>
          </table:table-cell>
          <table:table-cell/>
          <table:table-cell office:value-type="float" office:value="1442700490.8156" calcext:value-type="float">
            <text:p>1442700490.8156</text:p>
          </table:table-cell>
          <table:table-cell table:formula="of:=[.G723]-[.B723]" office:value-type="float" office:value="4.37834000587463" calcext:value-type="float">
            <text:p>4.378340005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00486.44567" calcext:value-type="float">
            <text:p>1442700486.44567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14.8185720443726" calcext:value-type="float">
            <text:p>14.8185720444</text:p>
          </table:table-cell>
          <table:table-cell table:formula="of:=[.C724]/([.D724]-[.D723])" office:value-type="float" office:value="962447.853976532" calcext:value-type="float">
            <text:p>962447.853976532</text:p>
          </table:table-cell>
          <table:table-cell/>
          <table:table-cell office:value-type="float" office:value="1442700490.81916" calcext:value-type="float">
            <text:p>1442700490.81916</text:p>
          </table:table-cell>
          <table:table-cell table:formula="of:=[.G724]-[.B724]" office:value-type="float" office:value="4.3734917640686" calcext:value-type="float">
            <text:p>4.373491764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00486.45412" calcext:value-type="float">
            <text:p>1442700486.45412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14.8270258903503" calcext:value-type="float">
            <text:p>14.8270258904</text:p>
          </table:table-cell>
          <table:table-cell table:formula="of:=[.C725]/([.D725]-[.D724])" office:value-type="float" office:value="957670.629589937" calcext:value-type="float">
            <text:p>957670.629589937</text:p>
          </table:table-cell>
          <table:table-cell/>
          <table:table-cell office:value-type="float" office:value="1442700490.82273" calcext:value-type="float">
            <text:p>1442700490.82273</text:p>
          </table:table-cell>
          <table:table-cell table:formula="of:=[.G725]-[.B725]" office:value-type="float" office:value="4.36860466003418" calcext:value-type="float">
            <text:p>4.3686046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00486.46255" calcext:value-type="float">
            <text:p>1442700486.46255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14.8354549407959" calcext:value-type="float">
            <text:p>14.8354549408</text:p>
          </table:table-cell>
          <table:table-cell table:formula="of:=[.C726]/([.D726]-[.D725])" office:value-type="float" office:value="960487.785936528" calcext:value-type="float">
            <text:p>960487.785936528</text:p>
          </table:table-cell>
          <table:table-cell/>
          <table:table-cell office:value-type="float" office:value="1442700490.82627" calcext:value-type="float">
            <text:p>1442700490.82627</text:p>
          </table:table-cell>
          <table:table-cell table:formula="of:=[.G726]-[.B726]" office:value-type="float" office:value="4.36371517181397" calcext:value-type="float">
            <text:p>4.3637151718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00486.47098" calcext:value-type="float">
            <text:p>1442700486.47098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14.8438851833344" calcext:value-type="float">
            <text:p>14.8438851833</text:p>
          </table:table-cell>
          <table:table-cell table:formula="of:=[.C727]/([.D727]-[.D726])" office:value-type="float" office:value="960351.96651489" calcext:value-type="float">
            <text:p>960351.96651489</text:p>
          </table:table-cell>
          <table:table-cell/>
          <table:table-cell office:value-type="float" office:value="1442700490.82983" calcext:value-type="float">
            <text:p>1442700490.82983</text:p>
          </table:table-cell>
          <table:table-cell table:formula="of:=[.G727]-[.B727]" office:value-type="float" office:value="4.35884761810303" calcext:value-type="float">
            <text:p>4.3588476181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00486.47938" calcext:value-type="float">
            <text:p>1442700486.47938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14.8522865772247" calcext:value-type="float">
            <text:p>14.8522865772</text:p>
          </table:table-cell>
          <table:table-cell table:formula="of:=[.C728]/([.D728]-[.D727])" office:value-type="float" office:value="963649.616436801" calcext:value-type="float">
            <text:p>963649.616436801</text:p>
          </table:table-cell>
          <table:table-cell/>
          <table:table-cell office:value-type="float" office:value="1442700490.8334" calcext:value-type="float">
            <text:p>1442700490.8334</text:p>
          </table:table-cell>
          <table:table-cell table:formula="of:=[.G728]-[.B728]" office:value-type="float" office:value="4.35401773452759" calcext:value-type="float">
            <text:p>4.3540177345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00486.48783" calcext:value-type="float">
            <text:p>1442700486.48783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14.8607337474823" calcext:value-type="float">
            <text:p>14.8607337475</text:p>
          </table:table-cell>
          <table:table-cell table:formula="of:=[.C729]/([.D729]-[.D728])" office:value-type="float" office:value="958427.467795653" calcext:value-type="float">
            <text:p>958427.467795653</text:p>
          </table:table-cell>
          <table:table-cell/>
          <table:table-cell office:value-type="float" office:value="1442700490.83693" calcext:value-type="float">
            <text:p>1442700490.83693</text:p>
          </table:table-cell>
          <table:table-cell table:formula="of:=[.G729]-[.B729]" office:value-type="float" office:value="4.34909391403198" calcext:value-type="float">
            <text:p>4.34909391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00486.49624" calcext:value-type="float">
            <text:p>1442700486.49624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14.8691432476044" calcext:value-type="float">
            <text:p>14.8691432476</text:p>
          </table:table-cell>
          <table:table-cell table:formula="of:=[.C730]/([.D730]-[.D729])" office:value-type="float" office:value="962720.718530279" calcext:value-type="float">
            <text:p>962720.718530279</text:p>
          </table:table-cell>
          <table:table-cell/>
          <table:table-cell office:value-type="float" office:value="1442700490.84052" calcext:value-type="float">
            <text:p>1442700490.84052</text:p>
          </table:table-cell>
          <table:table-cell table:formula="of:=[.G730]-[.B730]" office:value-type="float" office:value="4.3442747592926" calcext:value-type="float">
            <text:p>4.344274759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00486.50485" calcext:value-type="float">
            <text:p>1442700486.50485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14.8777558803558" calcext:value-type="float">
            <text:p>14.8777558804</text:p>
          </table:table-cell>
          <table:table-cell table:formula="of:=[.C731]/([.D731]-[.D730])" office:value-type="float" office:value="940014.538367844" calcext:value-type="float">
            <text:p>940014.538367844</text:p>
          </table:table-cell>
          <table:table-cell/>
          <table:table-cell office:value-type="float" office:value="1442700490.84408" calcext:value-type="float">
            <text:p>1442700490.84408</text:p>
          </table:table-cell>
          <table:table-cell table:formula="of:=[.G731]-[.B731]" office:value-type="float" office:value="4.33922266960144" calcext:value-type="float">
            <text:p>4.339222669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00486.5133" calcext:value-type="float">
            <text:p>1442700486.5133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14.886200428009" calcext:value-type="float">
            <text:p>14.886200428</text:p>
          </table:table-cell>
          <table:table-cell table:formula="of:=[.C732]/([.D732]-[.D731])" office:value-type="float" office:value="958725.124481211" calcext:value-type="float">
            <text:p>958725.124481211</text:p>
          </table:table-cell>
          <table:table-cell/>
          <table:table-cell office:value-type="float" office:value="1442700490.84764" calcext:value-type="float">
            <text:p>1442700490.84764</text:p>
          </table:table-cell>
          <table:table-cell table:formula="of:=[.G732]-[.B732]" office:value-type="float" office:value="4.33434009552002" calcext:value-type="float">
            <text:p>4.334340095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00486.52175" calcext:value-type="float">
            <text:p>1442700486.52175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14.8946559429169" calcext:value-type="float">
            <text:p>14.8946559429</text:p>
          </table:table-cell>
          <table:table-cell table:formula="of:=[.C733]/([.D733]-[.D732])" office:value-type="float" office:value="957481.606767235" calcext:value-type="float">
            <text:p>957481.606767235</text:p>
          </table:table-cell>
          <table:table-cell/>
          <table:table-cell office:value-type="float" office:value="1442700490.8512" calcext:value-type="float">
            <text:p>1442700490.8512</text:p>
          </table:table-cell>
          <table:table-cell table:formula="of:=[.G733]-[.B733]" office:value-type="float" office:value="4.32944512367249" calcext:value-type="float">
            <text:p>4.3294451237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00486.53025" calcext:value-type="float">
            <text:p>1442700486.53025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14.9031498432159" calcext:value-type="float">
            <text:p>14.9031498432</text:p>
          </table:table-cell>
          <table:table-cell table:formula="of:=[.C734]/([.D734]-[.D733])" office:value-type="float" office:value="953154.583281873" calcext:value-type="float">
            <text:p>953154.583281873</text:p>
          </table:table-cell>
          <table:table-cell/>
          <table:table-cell office:value-type="float" office:value="1442700490.85476" calcext:value-type="float">
            <text:p>1442700490.85476</text:p>
          </table:table-cell>
          <table:table-cell table:formula="of:=[.G734]-[.B734]" office:value-type="float" office:value="4.32451605796814" calcext:value-type="float">
            <text:p>4.324516058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00486.53873" calcext:value-type="float">
            <text:p>1442700486.53873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14.9116342067719" calcext:value-type="float">
            <text:p>14.9116342068</text:p>
          </table:table-cell>
          <table:table-cell table:formula="of:=[.C735]/([.D735]-[.D734])" office:value-type="float" office:value="954225.964817625" calcext:value-type="float">
            <text:p>954225.964817625</text:p>
          </table:table-cell>
          <table:table-cell/>
          <table:table-cell office:value-type="float" office:value="1442700490.85833" calcext:value-type="float">
            <text:p>1442700490.85833</text:p>
          </table:table-cell>
          <table:table-cell table:formula="of:=[.G735]-[.B735]" office:value-type="float" office:value="4.31960225105286" calcext:value-type="float">
            <text:p>4.3196022511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00486.54736" calcext:value-type="float">
            <text:p>1442700486.54736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14.9202611446381" calcext:value-type="float">
            <text:p>14.9202611446</text:p>
          </table:table-cell>
          <table:table-cell table:formula="of:=[.C736]/([.D736]-[.D735])" office:value-type="float" office:value="938455.814282556" calcext:value-type="float">
            <text:p>938455.814282556</text:p>
          </table:table-cell>
          <table:table-cell/>
          <table:table-cell office:value-type="float" office:value="1442700490.8619" calcext:value-type="float">
            <text:p>1442700490.8619</text:p>
          </table:table-cell>
          <table:table-cell table:formula="of:=[.G736]-[.B736]" office:value-type="float" office:value="4.314537525177" calcext:value-type="float">
            <text:p>4.3145375252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00486.55583" calcext:value-type="float">
            <text:p>1442700486.55583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14.928731918335" calcext:value-type="float">
            <text:p>14.9287319183</text:p>
          </table:table-cell>
          <table:table-cell table:formula="of:=[.C737]/([.D737]-[.D736])" office:value-type="float" office:value="955756.851698613" calcext:value-type="float">
            <text:p>955756.851698613</text:p>
          </table:table-cell>
          <table:table-cell/>
          <table:table-cell office:value-type="float" office:value="1442700490.86546" calcext:value-type="float">
            <text:p>1442700490.86546</text:p>
          </table:table-cell>
          <table:table-cell table:formula="of:=[.G737]-[.B737]" office:value-type="float" office:value="4.30962657928467" calcext:value-type="float">
            <text:p>4.3096265793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00486.5643" calcext:value-type="float">
            <text:p>1442700486.5643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14.9372050762177" calcext:value-type="float">
            <text:p>14.9372050762</text:p>
          </table:table-cell>
          <table:table-cell table:formula="of:=[.C738]/([.D738]-[.D737])" office:value-type="float" office:value="955487.919862686" calcext:value-type="float">
            <text:p>955487.919862686</text:p>
          </table:table-cell>
          <table:table-cell/>
          <table:table-cell office:value-type="float" office:value="1442700490.86902" calcext:value-type="float">
            <text:p>1442700490.86902</text:p>
          </table:table-cell>
          <table:table-cell table:formula="of:=[.G738]-[.B738]" office:value-type="float" office:value="4.30471563339233" calcext:value-type="float">
            <text:p>4.3047156334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00486.57276" calcext:value-type="float">
            <text:p>1442700486.57276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14.9456644058228" calcext:value-type="float">
            <text:p>14.9456644058</text:p>
          </table:table-cell>
          <table:table-cell table:formula="of:=[.C739]/([.D739]-[.D738])" office:value-type="float" office:value="957049.834672078" calcext:value-type="float">
            <text:p>957049.834672078</text:p>
          </table:table-cell>
          <table:table-cell/>
          <table:table-cell office:value-type="float" office:value="1442700490.87258" calcext:value-type="float">
            <text:p>1442700490.87258</text:p>
          </table:table-cell>
          <table:table-cell table:formula="of:=[.G739]-[.B739]" office:value-type="float" office:value="4.29981899261475" calcext:value-type="float">
            <text:p>4.299818992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00486.58123" calcext:value-type="float">
            <text:p>1442700486.58123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14.9541323184967" calcext:value-type="float">
            <text:p>14.9541323185</text:p>
          </table:table-cell>
          <table:table-cell table:formula="of:=[.C740]/([.D740]-[.D739])" office:value-type="float" office:value="956079.769800377" calcext:value-type="float">
            <text:p>956079.769800377</text:p>
          </table:table-cell>
          <table:table-cell/>
          <table:table-cell office:value-type="float" office:value="1442700490.87615" calcext:value-type="float">
            <text:p>1442700490.87615</text:p>
          </table:table-cell>
          <table:table-cell table:formula="of:=[.G740]-[.B740]" office:value-type="float" office:value="4.294917345047" calcext:value-type="float">
            <text:p>4.294917345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00486.58969" calcext:value-type="float">
            <text:p>1442700486.58969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14.9625918865204" calcext:value-type="float">
            <text:p>14.9625918865</text:p>
          </table:table-cell>
          <table:table-cell table:formula="of:=[.C741]/([.D741]-[.D740])" office:value-type="float" office:value="957022.861845443" calcext:value-type="float">
            <text:p>957022.861845443</text:p>
          </table:table-cell>
          <table:table-cell/>
          <table:table-cell office:value-type="float" office:value="1442700490.87971" calcext:value-type="float">
            <text:p>1442700490.87971</text:p>
          </table:table-cell>
          <table:table-cell table:formula="of:=[.G741]-[.B741]" office:value-type="float" office:value="4.29001975059509" calcext:value-type="float">
            <text:p>4.2900197506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00486.59821" calcext:value-type="float">
            <text:p>1442700486.59821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14.9711081981659" calcext:value-type="float">
            <text:p>14.9711081982</text:p>
          </table:table-cell>
          <table:table-cell table:formula="of:=[.C742]/([.D742]-[.D741])" office:value-type="float" office:value="950646.281746921" calcext:value-type="float">
            <text:p>950646.281746921</text:p>
          </table:table-cell>
          <table:table-cell/>
          <table:table-cell office:value-type="float" office:value="1442700490.88326" calcext:value-type="float">
            <text:p>1442700490.88326</text:p>
          </table:table-cell>
          <table:table-cell table:formula="of:=[.G742]-[.B742]" office:value-type="float" office:value="4.2850513458252" calcext:value-type="float">
            <text:p>4.285051345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00486.60667" calcext:value-type="float">
            <text:p>1442700486.60667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14.9795732498169" calcext:value-type="float">
            <text:p>14.9795732498</text:p>
          </table:table-cell>
          <table:table-cell table:formula="of:=[.C743]/([.D743]-[.D742])" office:value-type="float" office:value="956402.906182228" calcext:value-type="float">
            <text:p>956402.906182228</text:p>
          </table:table-cell>
          <table:table-cell/>
          <table:table-cell office:value-type="float" office:value="1442700490.88682" calcext:value-type="float">
            <text:p>1442700490.88682</text:p>
          </table:table-cell>
          <table:table-cell table:formula="of:=[.G743]-[.B743]" office:value-type="float" office:value="4.28014826774597" calcext:value-type="float">
            <text:p>4.2801482677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00486.6151" calcext:value-type="float">
            <text:p>1442700486.6151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14.9880049228668" calcext:value-type="float">
            <text:p>14.9880049229</text:p>
          </table:table-cell>
          <table:table-cell table:formula="of:=[.C744]/([.D744]-[.D743])" office:value-type="float" office:value="960189.033903577" calcext:value-type="float">
            <text:p>960189.033903577</text:p>
          </table:table-cell>
          <table:table-cell/>
          <table:table-cell office:value-type="float" office:value="1442700490.89038" calcext:value-type="float">
            <text:p>1442700490.89038</text:p>
          </table:table-cell>
          <table:table-cell table:formula="of:=[.G744]-[.B744]" office:value-type="float" office:value="4.27528047561646" calcext:value-type="float">
            <text:p>4.2752804756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00486.62352" calcext:value-type="float">
            <text:p>1442700486.62352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14.9964170455933" calcext:value-type="float">
            <text:p>14.9964170456</text:p>
          </table:table-cell>
          <table:table-cell table:formula="of:=[.C745]/([.D745]-[.D744])" office:value-type="float" office:value="962420.576028116" calcext:value-type="float">
            <text:p>962420.576028116</text:p>
          </table:table-cell>
          <table:table-cell/>
          <table:table-cell office:value-type="float" office:value="1442700490.89397" calcext:value-type="float">
            <text:p>1442700490.89397</text:p>
          </table:table-cell>
          <table:table-cell table:formula="of:=[.G745]-[.B745]" office:value-type="float" office:value="4.2704541683197" calcext:value-type="float">
            <text:p>4.2704541683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00486.6319" calcext:value-type="float">
            <text:p>1442700486.6319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15.0047993659973" calcext:value-type="float">
            <text:p>15.004799366</text:p>
          </table:table-cell>
          <table:table-cell table:formula="of:=[.C746]/([.D746]-[.D745])" office:value-type="float" office:value="965842.345525912" calcext:value-type="float">
            <text:p>965842.345525912</text:p>
          </table:table-cell>
          <table:table-cell/>
          <table:table-cell office:value-type="float" office:value="1442700490.89746" calcext:value-type="float">
            <text:p>1442700490.89746</text:p>
          </table:table-cell>
          <table:table-cell table:formula="of:=[.G746]-[.B746]" office:value-type="float" office:value="4.26556587219238" calcext:value-type="float">
            <text:p>4.265565872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00486.64041" calcext:value-type="float">
            <text:p>1442700486.64041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15.013307094574" calcext:value-type="float">
            <text:p>15.0133070946</text:p>
          </table:table-cell>
          <table:table-cell table:formula="of:=[.C747]/([.D747]-[.D746])" office:value-type="float" office:value="951605.34648582" calcext:value-type="float">
            <text:p>951605.34648582</text:p>
          </table:table-cell>
          <table:table-cell/>
          <table:table-cell office:value-type="float" office:value="1442700490.90099" calcext:value-type="float">
            <text:p>1442700490.90099</text:p>
          </table:table-cell>
          <table:table-cell table:formula="of:=[.G747]-[.B747]" office:value-type="float" office:value="4.26058459281921" calcext:value-type="float">
            <text:p>4.2605845928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00486.64884" calcext:value-type="float">
            <text:p>1442700486.64884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15.021742105484" calcext:value-type="float">
            <text:p>15.0217421055</text:p>
          </table:table-cell>
          <table:table-cell table:formula="of:=[.C748]/([.D748]-[.D747])" office:value-type="float" office:value="959809.072726759" calcext:value-type="float">
            <text:p>959809.072726759</text:p>
          </table:table-cell>
          <table:table-cell/>
          <table:table-cell office:value-type="float" office:value="1442700490.90451" calcext:value-type="float">
            <text:p>1442700490.90451</text:p>
          </table:table-cell>
          <table:table-cell table:formula="of:=[.G748]-[.B748]" office:value-type="float" office:value="4.25567436218262" calcext:value-type="float">
            <text:p>4.2556743622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00486.65733" calcext:value-type="float">
            <text:p>1442700486.65733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15.0302336215973" calcext:value-type="float">
            <text:p>15.0302336216</text:p>
          </table:table-cell>
          <table:table-cell table:formula="of:=[.C749]/([.D749]-[.D748])" office:value-type="float" office:value="953422.203054807" calcext:value-type="float">
            <text:p>953422.203054807</text:p>
          </table:table-cell>
          <table:table-cell/>
          <table:table-cell office:value-type="float" office:value="1442700490.90804" calcext:value-type="float">
            <text:p>1442700490.90804</text:p>
          </table:table-cell>
          <table:table-cell table:formula="of:=[.G749]-[.B749]" office:value-type="float" office:value="4.25070858001709" calcext:value-type="float">
            <text:p>4.25070858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00486.66582" calcext:value-type="float">
            <text:p>1442700486.66582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15.0387234687805" calcext:value-type="float">
            <text:p>15.0387234688</text:p>
          </table:table-cell>
          <table:table-cell table:formula="of:=[.C750]/([.D750]-[.D749])" office:value-type="float" office:value="953609.626330422" calcext:value-type="float">
            <text:p>953609.626330422</text:p>
          </table:table-cell>
          <table:table-cell/>
          <table:table-cell office:value-type="float" office:value="1442700490.91158" calcext:value-type="float">
            <text:p>1442700490.91158</text:p>
          </table:table-cell>
          <table:table-cell table:formula="of:=[.G750]-[.B750]" office:value-type="float" office:value="4.24575543403626" calcext:value-type="float">
            <text:p>4.24575543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00486.67422" calcext:value-type="float">
            <text:p>1442700486.67422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15.0471224784851" calcext:value-type="float">
            <text:p>15.0471224785</text:p>
          </table:table-cell>
          <table:table-cell table:formula="of:=[.C751]/([.D751]-[.D750])" office:value-type="float" office:value="963923.162938572" calcext:value-type="float">
            <text:p>963923.162938572</text:p>
          </table:table-cell>
          <table:table-cell/>
          <table:table-cell office:value-type="float" office:value="1442700490.91514" calcext:value-type="float">
            <text:p>1442700490.91514</text:p>
          </table:table-cell>
          <table:table-cell table:formula="of:=[.G751]-[.B751]" office:value-type="float" office:value="4.24092078208923" calcext:value-type="float">
            <text:p>4.240920782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00486.6826" calcext:value-type="float">
            <text:p>1442700486.6826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15.0555062294006" calcext:value-type="float">
            <text:p>15.0555062294</text:p>
          </table:table-cell>
          <table:table-cell table:formula="of:=[.C752]/([.D752]-[.D751])" office:value-type="float" office:value="965677.544761688" calcext:value-type="float">
            <text:p>965677.544761688</text:p>
          </table:table-cell>
          <table:table-cell/>
          <table:table-cell office:value-type="float" office:value="1442700490.91868" calcext:value-type="float">
            <text:p>1442700490.91868</text:p>
          </table:table-cell>
          <table:table-cell table:formula="of:=[.G752]-[.B752]" office:value-type="float" office:value="4.23607182502747" calcext:value-type="float">
            <text:p>4.23607182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00486.69103" calcext:value-type="float">
            <text:p>1442700486.69103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15.0639326572418" calcext:value-type="float">
            <text:p>15.0639326572</text:p>
          </table:table-cell>
          <table:table-cell table:formula="of:=[.C753]/([.D753]-[.D752])" office:value-type="float" office:value="960786.723934018" calcext:value-type="float">
            <text:p>960786.723934018</text:p>
          </table:table-cell>
          <table:table-cell/>
          <table:table-cell office:value-type="float" office:value="1442700490.92219" calcext:value-type="float">
            <text:p>1442700490.92219</text:p>
          </table:table-cell>
          <table:table-cell table:formula="of:=[.G753]-[.B753]" office:value-type="float" office:value="4.23115563392639" calcext:value-type="float">
            <text:p>4.2311556339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00486.69945" calcext:value-type="float">
            <text:p>1442700486.69945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15.0723559856415" calcext:value-type="float">
            <text:p>15.0723559856</text:p>
          </table:table-cell>
          <table:table-cell table:formula="of:=[.C754]/([.D754]-[.D753])" office:value-type="float" office:value="961140.25428814" calcext:value-type="float">
            <text:p>961140.25428814</text:p>
          </table:table-cell>
          <table:table-cell/>
          <table:table-cell office:value-type="float" office:value="1442700490.92571" calcext:value-type="float">
            <text:p>1442700490.92571</text:p>
          </table:table-cell>
          <table:table-cell table:formula="of:=[.G754]-[.B754]" office:value-type="float" office:value="4.22625732421875" calcext:value-type="float">
            <text:p>4.2262573242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00486.70794" calcext:value-type="float">
            <text:p>1442700486.70794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15.0808413028717" calcext:value-type="float">
            <text:p>15.0808413029</text:p>
          </table:table-cell>
          <table:table-cell table:formula="of:=[.C755]/([.D755]-[.D754])" office:value-type="float" office:value="954118.718291655" calcext:value-type="float">
            <text:p>954118.718291655</text:p>
          </table:table-cell>
          <table:table-cell/>
          <table:table-cell office:value-type="float" office:value="1442700490.92924" calcext:value-type="float">
            <text:p>1442700490.92924</text:p>
          </table:table-cell>
          <table:table-cell table:formula="of:=[.G755]-[.B755]" office:value-type="float" office:value="4.22129774093628" calcext:value-type="float">
            <text:p>4.2212977409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00486.7164" calcext:value-type="float">
            <text:p>1442700486.7164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15.0892972946167" calcext:value-type="float">
            <text:p>15.0892972946</text:p>
          </table:table-cell>
          <table:table-cell table:formula="of:=[.C756]/([.D756]-[.D755])" office:value-type="float" office:value="957427.613950997" calcext:value-type="float">
            <text:p>957427.613950997</text:p>
          </table:table-cell>
          <table:table-cell/>
          <table:table-cell office:value-type="float" office:value="1442700490.93277" calcext:value-type="float">
            <text:p>1442700490.93277</text:p>
          </table:table-cell>
          <table:table-cell table:formula="of:=[.G756]-[.B756]" office:value-type="float" office:value="4.21637010574341" calcext:value-type="float">
            <text:p>4.216370105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00486.72484" calcext:value-type="float">
            <text:p>1442700486.72484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15.0977411270142" calcext:value-type="float">
            <text:p>15.097741127</text:p>
          </table:table-cell>
          <table:table-cell table:formula="of:=[.C757]/([.D757]-[.D756])" office:value-type="float" office:value="958806.335667495" calcext:value-type="float">
            <text:p>958806.335667495</text:p>
          </table:table-cell>
          <table:table-cell/>
          <table:table-cell office:value-type="float" office:value="1442700490.93629" calcext:value-type="float">
            <text:p>1442700490.93629</text:p>
          </table:table-cell>
          <table:table-cell table:formula="of:=[.G757]-[.B757]" office:value-type="float" office:value="4.21145367622376" calcext:value-type="float">
            <text:p>4.211453676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00486.73323" calcext:value-type="float">
            <text:p>1442700486.73323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15.1061336994171" calcext:value-type="float">
            <text:p>15.1061336994</text:p>
          </table:table-cell>
          <table:table-cell table:formula="of:=[.C758]/([.D758]-[.D757])" office:value-type="float" office:value="964662.51481492" calcext:value-type="float">
            <text:p>964662.51481492</text:p>
          </table:table-cell>
          <table:table-cell/>
          <table:table-cell office:value-type="float" office:value="1442700490.93981" calcext:value-type="float">
            <text:p>1442700490.93981</text:p>
          </table:table-cell>
          <table:table-cell table:formula="of:=[.G758]-[.B758]" office:value-type="float" office:value="4.20658159255981" calcext:value-type="float">
            <text:p>4.2065815926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00486.74169" calcext:value-type="float">
            <text:p>1442700486.74169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15.1145877838135" calcext:value-type="float">
            <text:p>15.1145877838</text:p>
          </table:table-cell>
          <table:table-cell table:formula="of:=[.C759]/([.D759]-[.D758])" office:value-type="float" office:value="957643.621760343" calcext:value-type="float">
            <text:p>957643.621760343</text:p>
          </table:table-cell>
          <table:table-cell/>
          <table:table-cell office:value-type="float" office:value="1442700490.94332" calcext:value-type="float">
            <text:p>1442700490.94332</text:p>
          </table:table-cell>
          <table:table-cell table:formula="of:=[.G759]-[.B759]" office:value-type="float" office:value="4.20163702964783" calcext:value-type="float">
            <text:p>4.201637029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00486.7501" calcext:value-type="float">
            <text:p>1442700486.7501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15.1230046749115" calcext:value-type="float">
            <text:p>15.1230046749</text:p>
          </table:table-cell>
          <table:table-cell table:formula="of:=[.C760]/([.D760]-[.D759])" office:value-type="float" office:value="961875.341585701" calcext:value-type="float">
            <text:p>961875.341585701</text:p>
          </table:table-cell>
          <table:table-cell/>
          <table:table-cell office:value-type="float" office:value="1442700490.94686" calcext:value-type="float">
            <text:p>1442700490.94686</text:p>
          </table:table-cell>
          <table:table-cell table:formula="of:=[.G760]-[.B760]" office:value-type="float" office:value="4.19675421714783" calcext:value-type="float">
            <text:p>4.196754217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00486.75853" calcext:value-type="float">
            <text:p>1442700486.75853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15.1314287185669" calcext:value-type="float">
            <text:p>15.1314287186</text:p>
          </table:table-cell>
          <table:table-cell table:formula="of:=[.C761]/([.D761]-[.D760])" office:value-type="float" office:value="961058.647270257" calcext:value-type="float">
            <text:p>961058.647270257</text:p>
          </table:table-cell>
          <table:table-cell/>
          <table:table-cell office:value-type="float" office:value="1442700490.95039" calcext:value-type="float">
            <text:p>1442700490.95039</text:p>
          </table:table-cell>
          <table:table-cell table:formula="of:=[.G761]-[.B761]" office:value-type="float" office:value="4.19186282157898" calcext:value-type="float">
            <text:p>4.1918628216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00486.767" calcext:value-type="float">
            <text:p>1442700486.767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15.1399052143097" calcext:value-type="float">
            <text:p>15.1399052143</text:p>
          </table:table-cell>
          <table:table-cell table:formula="of:=[.C762]/([.D762]-[.D761])" office:value-type="float" office:value="955111.669451242" calcext:value-type="float">
            <text:p>955111.669451242</text:p>
          </table:table-cell>
          <table:table-cell/>
          <table:table-cell office:value-type="float" office:value="1442700490.95392" calcext:value-type="float">
            <text:p>1442700490.95392</text:p>
          </table:table-cell>
          <table:table-cell table:formula="of:=[.G762]-[.B762]" office:value-type="float" office:value="4.18691658973694" calcext:value-type="float">
            <text:p>4.1869165897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00486.77546" calcext:value-type="float">
            <text:p>1442700486.77546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15.1483614444733" calcext:value-type="float">
            <text:p>15.1483614445</text:p>
          </table:table-cell>
          <table:table-cell table:formula="of:=[.C763]/([.D763]-[.D762])" office:value-type="float" office:value="957400.619826322" calcext:value-type="float">
            <text:p>957400.619826322</text:p>
          </table:table-cell>
          <table:table-cell/>
          <table:table-cell office:value-type="float" office:value="1442700490.95745" calcext:value-type="float">
            <text:p>1442700490.95745</text:p>
          </table:table-cell>
          <table:table-cell table:formula="of:=[.G763]-[.B763]" office:value-type="float" office:value="4.18198966979981" calcext:value-type="float">
            <text:p>4.1819896698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00486.78387" calcext:value-type="float">
            <text:p>1442700486.78387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15.1567738056183" calcext:value-type="float">
            <text:p>15.1567738056</text:p>
          </table:table-cell>
          <table:table-cell table:formula="of:=[.C764]/([.D764]-[.D763])" office:value-type="float" office:value="962393.299625893" calcext:value-type="float">
            <text:p>962393.299625893</text:p>
          </table:table-cell>
          <table:table-cell/>
          <table:table-cell office:value-type="float" office:value="1442700490.96098" calcext:value-type="float">
            <text:p>1442700490.96098</text:p>
          </table:table-cell>
          <table:table-cell table:formula="of:=[.G764]-[.B764]" office:value-type="float" office:value="4.17710590362549" calcext:value-type="float">
            <text:p>4.177105903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00486.79231" calcext:value-type="float">
            <text:p>1442700486.79231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15.1652090549469" calcext:value-type="float">
            <text:p>15.1652090549</text:p>
          </table:table-cell>
          <table:table-cell table:formula="of:=[.C765]/([.D765]-[.D764])" office:value-type="float" office:value="959781.944149237" calcext:value-type="float">
            <text:p>959781.944149237</text:p>
          </table:table-cell>
          <table:table-cell/>
          <table:table-cell office:value-type="float" office:value="1442700490.96451" calcext:value-type="float">
            <text:p>1442700490.96451</text:p>
          </table:table-cell>
          <table:table-cell table:formula="of:=[.G765]-[.B765]" office:value-type="float" office:value="4.172199010849" calcext:value-type="float">
            <text:p>4.172199010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00486.80076" calcext:value-type="float">
            <text:p>1442700486.80076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15.173659324646" calcext:value-type="float">
            <text:p>15.1736593246</text:p>
          </table:table-cell>
          <table:table-cell table:formula="of:=[.C766]/([.D766]-[.D765])" office:value-type="float" office:value="958075.929915639" calcext:value-type="float">
            <text:p>958075.929915639</text:p>
          </table:table-cell>
          <table:table-cell/>
          <table:table-cell office:value-type="float" office:value="1442700490.96809" calcext:value-type="float">
            <text:p>1442700490.96809</text:p>
          </table:table-cell>
          <table:table-cell table:formula="of:=[.G766]-[.B766]" office:value-type="float" office:value="4.16733336448669" calcext:value-type="float">
            <text:p>4.167333364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00486.80918" calcext:value-type="float">
            <text:p>1442700486.80918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15.1820862293243" calcext:value-type="float">
            <text:p>15.1820862293</text:p>
          </table:table-cell>
          <table:table-cell table:formula="of:=[.C767]/([.D767]-[.D766])" office:value-type="float" office:value="960732.357730938" calcext:value-type="float">
            <text:p>960732.357730938</text:p>
          </table:table-cell>
          <table:table-cell/>
          <table:table-cell office:value-type="float" office:value="1442700490.97162" calcext:value-type="float">
            <text:p>1442700490.97162</text:p>
          </table:table-cell>
          <table:table-cell table:formula="of:=[.G767]-[.B767]" office:value-type="float" office:value="4.16243863105774" calcext:value-type="float">
            <text:p>4.1624386311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00486.81756" calcext:value-type="float">
            <text:p>1442700486.81756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15.1904652118683" calcext:value-type="float">
            <text:p>15.1904652119</text:p>
          </table:table-cell>
          <table:table-cell table:formula="of:=[.C768]/([.D768]-[.D767])" office:value-type="float" office:value="966227.09947644" calcext:value-type="float">
            <text:p>966227.09947644</text:p>
          </table:table-cell>
          <table:table-cell/>
          <table:table-cell office:value-type="float" office:value="1442700490.97518" calcext:value-type="float">
            <text:p>1442700490.97518</text:p>
          </table:table-cell>
          <table:table-cell table:formula="of:=[.G768]-[.B768]" office:value-type="float" office:value="4.15761423110962" calcext:value-type="float">
            <text:p>4.157614231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00486.82598" calcext:value-type="float">
            <text:p>1442700486.82598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15.198882818222" calcext:value-type="float">
            <text:p>15.1988828182</text:p>
          </table:table-cell>
          <table:table-cell table:formula="of:=[.C769]/([.D769]-[.D768])" office:value-type="float" office:value="961793.609698068" calcext:value-type="float">
            <text:p>961793.609698068</text:p>
          </table:table-cell>
          <table:table-cell/>
          <table:table-cell office:value-type="float" office:value="1442700490.97869" calcext:value-type="float">
            <text:p>1442700490.97869</text:p>
          </table:table-cell>
          <table:table-cell table:formula="of:=[.G769]-[.B769]" office:value-type="float" office:value="4.15270948410034" calcext:value-type="float">
            <text:p>4.152709484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00486.83446" calcext:value-type="float">
            <text:p>1442700486.83446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15.2073633670807" calcext:value-type="float">
            <text:p>15.2073633671</text:p>
          </table:table-cell>
          <table:table-cell table:formula="of:=[.C770]/([.D770]-[.D769])" office:value-type="float" office:value="954655.192128198" calcext:value-type="float">
            <text:p>954655.192128198</text:p>
          </table:table-cell>
          <table:table-cell/>
          <table:table-cell office:value-type="float" office:value="1442700490.98222" calcext:value-type="float">
            <text:p>1442700490.98222</text:p>
          </table:table-cell>
          <table:table-cell table:formula="of:=[.G770]-[.B770]" office:value-type="float" office:value="4.14775848388672" calcext:value-type="float">
            <text:p>4.147758483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00486.84291" calcext:value-type="float">
            <text:p>1442700486.84291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15.2158122062683" calcext:value-type="float">
            <text:p>15.2158122063</text:p>
          </table:table-cell>
          <table:table-cell table:formula="of:=[.C771]/([.D771]-[.D770])" office:value-type="float" office:value="958238.146118464" calcext:value-type="float">
            <text:p>958238.146118464</text:p>
          </table:table-cell>
          <table:table-cell/>
          <table:table-cell office:value-type="float" office:value="1442700490.98575" calcext:value-type="float">
            <text:p>1442700490.98575</text:p>
          </table:table-cell>
          <table:table-cell table:formula="of:=[.G771]-[.B771]" office:value-type="float" office:value="4.14284110069275" calcext:value-type="float">
            <text:p>4.1428411007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00486.85135" calcext:value-type="float">
            <text:p>1442700486.85135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15.2242486476898" calcext:value-type="float">
            <text:p>15.2242486477</text:p>
          </table:table-cell>
          <table:table-cell table:formula="of:=[.C772]/([.D772]-[.D771])" office:value-type="float" office:value="959646.324261693" calcext:value-type="float">
            <text:p>959646.324261693</text:p>
          </table:table-cell>
          <table:table-cell/>
          <table:table-cell office:value-type="float" office:value="1442700490.98928" calcext:value-type="float">
            <text:p>1442700490.98928</text:p>
          </table:table-cell>
          <table:table-cell table:formula="of:=[.G772]-[.B772]" office:value-type="float" office:value="4.13793206214905" calcext:value-type="float">
            <text:p>4.1379320621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00486.85981" calcext:value-type="float">
            <text:p>1442700486.85981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15.2327146530151" calcext:value-type="float">
            <text:p>15.232714653</text:p>
          </table:table-cell>
          <table:table-cell table:formula="of:=[.C773]/([.D773]-[.D772])" office:value-type="float" office:value="956295.169787941" calcext:value-type="float">
            <text:p>956295.169787941</text:p>
          </table:table-cell>
          <table:table-cell/>
          <table:table-cell office:value-type="float" office:value="1442700490.99279" calcext:value-type="float">
            <text:p>1442700490.99279</text:p>
          </table:table-cell>
          <table:table-cell table:formula="of:=[.G773]-[.B773]" office:value-type="float" office:value="4.13297438621521" calcext:value-type="float">
            <text:p>4.132974386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00486.8683" calcext:value-type="float">
            <text:p>1442700486.8683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15.2411980628967" calcext:value-type="float">
            <text:p>15.2411980629</text:p>
          </table:table-cell>
          <table:table-cell table:formula="of:=[.C774]/([.D774]-[.D773])" office:value-type="float" office:value="954333.23545613" calcext:value-type="float">
            <text:p>954333.23545613</text:p>
          </table:table-cell>
          <table:table-cell/>
          <table:table-cell office:value-type="float" office:value="1442700490.99631" calcext:value-type="float">
            <text:p>1442700490.99631</text:p>
          </table:table-cell>
          <table:table-cell table:formula="of:=[.G774]-[.B774]" office:value-type="float" office:value="4.12801647186279" calcext:value-type="float">
            <text:p>4.1280164719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00486.87682" calcext:value-type="float">
            <text:p>1442700486.87682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15.2497208118439" calcext:value-type="float">
            <text:p>15.2497208118</text:p>
          </table:table-cell>
          <table:table-cell table:formula="of:=[.C775]/([.D775]-[.D774])" office:value-type="float" office:value="949928.250874199" calcext:value-type="float">
            <text:p>949928.250874199</text:p>
          </table:table-cell>
          <table:table-cell/>
          <table:table-cell office:value-type="float" office:value="1442700490.99985" calcext:value-type="float">
            <text:p>1442700490.99985</text:p>
          </table:table-cell>
          <table:table-cell table:formula="of:=[.G775]-[.B775]" office:value-type="float" office:value="4.12302970886231" calcext:value-type="float">
            <text:p>4.123029708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00486.88525" calcext:value-type="float">
            <text:p>1442700486.88525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15.2581489086151" calcext:value-type="float">
            <text:p>15.2581489086</text:p>
          </table:table-cell>
          <table:table-cell table:formula="of:=[.C776]/([.D776]-[.D775])" office:value-type="float" office:value="960596.469137199" calcext:value-type="float">
            <text:p>960596.469137199</text:p>
          </table:table-cell>
          <table:table-cell/>
          <table:table-cell office:value-type="float" office:value="1442700491.00327" calcext:value-type="float">
            <text:p>1442700491.00327</text:p>
          </table:table-cell>
          <table:table-cell table:formula="of:=[.G776]-[.B776]" office:value-type="float" office:value="4.11802744865418" calcext:value-type="float">
            <text:p>4.118027448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00486.8936" calcext:value-type="float">
            <text:p>1442700486.8936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15.2665009498596" calcext:value-type="float">
            <text:p>15.2665009499</text:p>
          </table:table-cell>
          <table:table-cell table:formula="of:=[.C777]/([.D777]-[.D776])" office:value-type="float" office:value="969343.872113271" calcext:value-type="float">
            <text:p>969343.872113271</text:p>
          </table:table-cell>
          <table:table-cell/>
          <table:table-cell office:value-type="float" office:value="1442700491.0067" calcext:value-type="float">
            <text:p>1442700491.0067</text:p>
          </table:table-cell>
          <table:table-cell table:formula="of:=[.G777]-[.B777]" office:value-type="float" office:value="4.11309933662415" calcext:value-type="float">
            <text:p>4.113099336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00486.90204" calcext:value-type="float">
            <text:p>1442700486.90204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15.2749443054199" calcext:value-type="float">
            <text:p>15.2749443054</text:p>
          </table:table-cell>
          <table:table-cell table:formula="of:=[.C778]/([.D778]-[.D777])" office:value-type="float" office:value="958860.484102332" calcext:value-type="float">
            <text:p>958860.484102332</text:p>
          </table:table-cell>
          <table:table-cell/>
          <table:table-cell office:value-type="float" office:value="1442700491.01013" calcext:value-type="float">
            <text:p>1442700491.01013</text:p>
          </table:table-cell>
          <table:table-cell table:formula="of:=[.G778]-[.B778]" office:value-type="float" office:value="4.10808253288269" calcext:value-type="float">
            <text:p>4.1080825329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00486.91048" calcext:value-type="float">
            <text:p>1442700486.91048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15.2833786010742" calcext:value-type="float">
            <text:p>15.2833786011</text:p>
          </table:table-cell>
          <table:table-cell table:formula="of:=[.C779]/([.D779]-[.D778])" office:value-type="float" office:value="959890.467661692" calcext:value-type="float">
            <text:p>959890.467661692</text:p>
          </table:table-cell>
          <table:table-cell/>
          <table:table-cell office:value-type="float" office:value="1442700491.01355" calcext:value-type="float">
            <text:p>1442700491.01355</text:p>
          </table:table-cell>
          <table:table-cell table:formula="of:=[.G779]-[.B779]" office:value-type="float" office:value="4.10306906700134" calcext:value-type="float">
            <text:p>4.103069067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00486.91892" calcext:value-type="float">
            <text:p>1442700486.91892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15.2918176651001" calcext:value-type="float">
            <text:p>15.2918176651</text:p>
          </table:table-cell>
          <table:table-cell table:formula="of:=[.C780]/([.D780]-[.D779])" office:value-type="float" office:value="959348.095378009" calcext:value-type="float">
            <text:p>959348.095378009</text:p>
          </table:table-cell>
          <table:table-cell/>
          <table:table-cell office:value-type="float" office:value="1442700491.01703" calcext:value-type="float">
            <text:p>1442700491.01703</text:p>
          </table:table-cell>
          <table:table-cell table:formula="of:=[.G780]-[.B780]" office:value-type="float" office:value="4.09810900688171" calcext:value-type="float">
            <text:p>4.098109006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00486.92737" calcext:value-type="float">
            <text:p>1442700486.92737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15.3002736568451" calcext:value-type="float">
            <text:p>15.3002736568</text:p>
          </table:table-cell>
          <table:table-cell table:formula="of:=[.C781]/([.D781]-[.D780])" office:value-type="float" office:value="957427.613950997" calcext:value-type="float">
            <text:p>957427.613950997</text:p>
          </table:table-cell>
          <table:table-cell/>
          <table:table-cell office:value-type="float" office:value="1442700491.02045" calcext:value-type="float">
            <text:p>1442700491.02045</text:p>
          </table:table-cell>
          <table:table-cell table:formula="of:=[.G781]-[.B781]" office:value-type="float" office:value="4.09307384490967" calcext:value-type="float">
            <text:p>4.093073844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00486.93581" calcext:value-type="float">
            <text:p>1442700486.93581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15.3087067604065" calcext:value-type="float">
            <text:p>15.3087067604</text:p>
          </table:table-cell>
          <table:table-cell table:formula="of:=[.C782]/([.D782]-[.D781])" office:value-type="float" office:value="960026.156568941" calcext:value-type="float">
            <text:p>960026.156568941</text:p>
          </table:table-cell>
          <table:table-cell/>
          <table:table-cell office:value-type="float" office:value="1442700491.02386" calcext:value-type="float">
            <text:p>1442700491.02386</text:p>
          </table:table-cell>
          <table:table-cell table:formula="of:=[.G782]-[.B782]" office:value-type="float" office:value="4.08805918693543" calcext:value-type="float">
            <text:p>4.0880591869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00486.94425" calcext:value-type="float">
            <text:p>1442700486.94425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15.3171555995941" calcext:value-type="float">
            <text:p>15.3171555996</text:p>
          </table:table-cell>
          <table:table-cell table:formula="of:=[.C783]/([.D783]-[.D782])" office:value-type="float" office:value="958238.146118464" calcext:value-type="float">
            <text:p>958238.146118464</text:p>
          </table:table-cell>
          <table:table-cell/>
          <table:table-cell office:value-type="float" office:value="1442700491.02728" calcext:value-type="float">
            <text:p>1442700491.02728</text:p>
          </table:table-cell>
          <table:table-cell table:formula="of:=[.G783]-[.B783]" office:value-type="float" office:value="4.08302855491638" calcext:value-type="float">
            <text:p>4.0830285549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00486.95274" calcext:value-type="float">
            <text:p>1442700486.95274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15.3256397247314" calcext:value-type="float">
            <text:p>15.3256397247</text:p>
          </table:table-cell>
          <table:table-cell table:formula="of:=[.C784]/([.D784]-[.D783])" office:value-type="float" office:value="954252.780216383" calcext:value-type="float">
            <text:p>954252.780216383</text:p>
          </table:table-cell>
          <table:table-cell/>
          <table:table-cell office:value-type="float" office:value="1442700491.03074" calcext:value-type="float">
            <text:p>1442700491.03074</text:p>
          </table:table-cell>
          <table:table-cell table:formula="of:=[.G784]-[.B784]" office:value-type="float" office:value="4.07800149917603" calcext:value-type="float">
            <text:p>4.078001499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00486.96119" calcext:value-type="float">
            <text:p>1442700486.96119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15.3340954780579" calcext:value-type="float">
            <text:p>15.3340954781</text:p>
          </table:table-cell>
          <table:table-cell table:formula="of:=[.C785]/([.D785]-[.D784])" office:value-type="float" office:value="957454.609597925" calcext:value-type="float">
            <text:p>957454.609597925</text:p>
          </table:table-cell>
          <table:table-cell/>
          <table:table-cell office:value-type="float" office:value="1442700491.03415" calcext:value-type="float">
            <text:p>1442700491.03415</text:p>
          </table:table-cell>
          <table:table-cell table:formula="of:=[.G785]-[.B785]" office:value-type="float" office:value="4.07295989990234" calcext:value-type="float">
            <text:p>4.0729598999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00486.96962" calcext:value-type="float">
            <text:p>1442700486.96962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15.3425252437592" calcext:value-type="float">
            <text:p>15.3425252438</text:p>
          </table:table-cell>
          <table:table-cell table:formula="of:=[.C786]/([.D786]-[.D785])" office:value-type="float" office:value="960406.289673898" calcext:value-type="float">
            <text:p>960406.289673898</text:p>
          </table:table-cell>
          <table:table-cell/>
          <table:table-cell office:value-type="float" office:value="1442700491.03756" calcext:value-type="float">
            <text:p>1442700491.03756</text:p>
          </table:table-cell>
          <table:table-cell table:formula="of:=[.G786]-[.B786]" office:value-type="float" office:value="4.06793737411499" calcext:value-type="float">
            <text:p>4.067937374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00486.97814" calcext:value-type="float">
            <text:p>1442700486.97814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15.3510372638702" calcext:value-type="float">
            <text:p>15.3510372639</text:p>
          </table:table-cell>
          <table:table-cell table:formula="of:=[.C787]/([.D787]-[.D786])" office:value-type="float" office:value="951125.572348888" calcext:value-type="float">
            <text:p>951125.572348888</text:p>
          </table:table-cell>
          <table:table-cell/>
          <table:table-cell office:value-type="float" office:value="1442700491.04098" calcext:value-type="float">
            <text:p>1442700491.04098</text:p>
          </table:table-cell>
          <table:table-cell table:formula="of:=[.G787]-[.B787]" office:value-type="float" office:value="4.06284189224243" calcext:value-type="float">
            <text:p>4.062841892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00486.98667" calcext:value-type="float">
            <text:p>1442700486.98667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15.3595669269562" calcext:value-type="float">
            <text:p>15.359566927</text:p>
          </table:table-cell>
          <table:table-cell table:formula="of:=[.C788]/([.D788]-[.D787])" office:value-type="float" office:value="949158.239713775" calcext:value-type="float">
            <text:p>949158.239713775</text:p>
          </table:table-cell>
          <table:table-cell/>
          <table:table-cell office:value-type="float" office:value="1442700491.0444" calcext:value-type="float">
            <text:p>1442700491.0444</text:p>
          </table:table-cell>
          <table:table-cell table:formula="of:=[.G788]-[.B788]" office:value-type="float" office:value="4.05773663520813" calcext:value-type="float">
            <text:p>4.057736635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00486.99508" calcext:value-type="float">
            <text:p>1442700486.99508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15.3679766654968" calcext:value-type="float">
            <text:p>15.3679766655</text:p>
          </table:table-cell>
          <table:table-cell table:formula="of:=[.C789]/([.D789]-[.D788])" office:value-type="float" office:value="962693.425112692" calcext:value-type="float">
            <text:p>962693.425112692</text:p>
          </table:table-cell>
          <table:table-cell/>
          <table:table-cell office:value-type="float" office:value="1442700500.14891" calcext:value-type="float">
            <text:p>1442700500.14891</text:p>
          </table:table-cell>
          <table:table-cell table:formula="of:=[.G789]-[.B789]" office:value-type="float" office:value="13.1538331508636" calcext:value-type="float">
            <text:p>13.1538331509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00500.00451" calcext:value-type="float">
            <text:p>1442700500.00451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28.377409696579" calcext:value-type="float">
            <text:p>28.3774096966</text:p>
          </table:table-cell>
          <table:table-cell table:formula="of:=[.C790]/([.D790]-[.D789])" office:value-type="float" office:value="622.317666008736" calcext:value-type="float">
            <text:p>622.3176660087</text:p>
          </table:table-cell>
          <table:table-cell/>
          <table:table-cell office:value-type="float" office:value="1442700500.16952" calcext:value-type="float">
            <text:p>1442700500.16952</text:p>
          </table:table-cell>
          <table:table-cell table:formula="of:=[.G790]-[.B790]" office:value-type="float" office:value="0.16501522064209" calcext:value-type="float">
            <text:p>0.165015220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00500.01493" calcext:value-type="float">
            <text:p>1442700500.01493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28.387834072113" calcext:value-type="float">
            <text:p>28.3878340721</text:p>
          </table:table-cell>
          <table:table-cell table:formula="of:=[.C791]/([.D791]-[.D790])" office:value-type="float" office:value="776641.245660179" calcext:value-type="float">
            <text:p>776641.245660179</text:p>
          </table:table-cell>
          <table:table-cell/>
          <table:table-cell office:value-type="float" office:value="1442700500.17989" calcext:value-type="float">
            <text:p>1442700500.17989</text:p>
          </table:table-cell>
          <table:table-cell table:formula="of:=[.G791]-[.B791]" office:value-type="float" office:value="0.164954423904419" calcext:value-type="float">
            <text:p>0.1649544239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00500.02527" calcext:value-type="float">
            <text:p>1442700500.02527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28.3981685638428" calcext:value-type="float">
            <text:p>28.3981685638</text:p>
          </table:table-cell>
          <table:table-cell table:formula="of:=[.C792]/([.D792]-[.D791])" office:value-type="float" office:value="783396.050016149" calcext:value-type="float">
            <text:p>783396.050016149</text:p>
          </table:table-cell>
          <table:table-cell/>
          <table:table-cell office:value-type="float" office:value="1442700500.20082" calcext:value-type="float">
            <text:p>1442700500.20082</text:p>
          </table:table-cell>
          <table:table-cell table:formula="of:=[.G792]-[.B792]" office:value-type="float" office:value="0.175549268722534" calcext:value-type="float">
            <text:p>0.1755492687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00500.03566" calcext:value-type="float">
            <text:p>1442700500.03566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8.4085581302643" calcext:value-type="float">
            <text:p>28.4085581303</text:p>
          </table:table-cell>
          <table:table-cell table:formula="of:=[.C793]/([.D793]-[.D792])" office:value-type="float" office:value="779243.297702917" calcext:value-type="float">
            <text:p>779243.297702917</text:p>
          </table:table-cell>
          <table:table-cell/>
          <table:table-cell office:value-type="float" office:value="1442700500.20436" calcext:value-type="float">
            <text:p>1442700500.20436</text:p>
          </table:table-cell>
          <table:table-cell table:formula="of:=[.G793]-[.B793]" office:value-type="float" office:value="0.168699026107788" calcext:value-type="float">
            <text:p>0.1686990261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00500.04603" calcext:value-type="float">
            <text:p>1442700500.04603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8.4189343452454" calcext:value-type="float">
            <text:p>28.4189343452</text:p>
          </table:table-cell>
          <table:table-cell table:formula="of:=[.C794]/([.D794]-[.D793])" office:value-type="float" office:value="780245.97743618" calcext:value-type="float">
            <text:p>780245.97743618</text:p>
          </table:table-cell>
          <table:table-cell/>
          <table:table-cell office:value-type="float" office:value="1442700500.21166" calcext:value-type="float">
            <text:p>1442700500.21166</text:p>
          </table:table-cell>
          <table:table-cell table:formula="of:=[.G794]-[.B794]" office:value-type="float" office:value="0.165624141693115" calcext:value-type="float">
            <text:p>0.165624141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00500.05646" calcext:value-type="float">
            <text:p>1442700500.05646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8.4293577671051" calcext:value-type="float">
            <text:p>28.4293577671</text:p>
          </table:table-cell>
          <table:table-cell table:formula="of:=[.C795]/([.D795]-[.D794])" office:value-type="float" office:value="776712.303209131" calcext:value-type="float">
            <text:p>776712.303209131</text:p>
          </table:table-cell>
          <table:table-cell/>
          <table:table-cell office:value-type="float" office:value="1442700500.23275" calcext:value-type="float">
            <text:p>1442700500.23275</text:p>
          </table:table-cell>
          <table:table-cell table:formula="of:=[.G795]-[.B795]" office:value-type="float" office:value="0.176298141479492" calcext:value-type="float">
            <text:p>0.176298141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00500.0672" calcext:value-type="float">
            <text:p>1442700500.0672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8.4401018619537" calcext:value-type="float">
            <text:p>28.440101862</text:p>
          </table:table-cell>
          <table:table-cell table:formula="of:=[.C796]/([.D796]-[.D795])" office:value-type="float" office:value="753530.205574294" calcext:value-type="float">
            <text:p>753530.205574294</text:p>
          </table:table-cell>
          <table:table-cell/>
          <table:table-cell office:value-type="float" office:value="1442700500.23628" calcext:value-type="float">
            <text:p>1442700500.23628</text:p>
          </table:table-cell>
          <table:table-cell table:formula="of:=[.G796]-[.B796]" office:value-type="float" office:value="0.169082403182983" calcext:value-type="float">
            <text:p>0.169082403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00500.07789" calcext:value-type="float">
            <text:p>1442700500.07789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8.4507930278778" calcext:value-type="float">
            <text:p>28.4507930279</text:p>
          </table:table-cell>
          <table:table-cell table:formula="of:=[.C797]/([.D797]-[.D796])" office:value-type="float" office:value="757260.719504036" calcext:value-type="float">
            <text:p>757260.719504036</text:p>
          </table:table-cell>
          <table:table-cell/>
          <table:table-cell office:value-type="float" office:value="1442700500.25432" calcext:value-type="float">
            <text:p>1442700500.25432</text:p>
          </table:table-cell>
          <table:table-cell table:formula="of:=[.G797]-[.B797]" office:value-type="float" office:value="0.176429986953735" calcext:value-type="float">
            <text:p>0.17642998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00500.08849" calcext:value-type="float">
            <text:p>1442700500.08849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8.4613964557648" calcext:value-type="float">
            <text:p>28.4613964558</text:p>
          </table:table-cell>
          <table:table-cell table:formula="of:=[.C798]/([.D798]-[.D797])" office:value-type="float" office:value="763526.671403517" calcext:value-type="float">
            <text:p>763526.671403517</text:p>
          </table:table-cell>
          <table:table-cell/>
          <table:table-cell office:value-type="float" office:value="1442700500.26843" calcext:value-type="float">
            <text:p>1442700500.26843</text:p>
          </table:table-cell>
          <table:table-cell table:formula="of:=[.G798]-[.B798]" office:value-type="float" office:value="0.179936170578003" calcext:value-type="float">
            <text:p>0.179936170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00500.09918" calcext:value-type="float">
            <text:p>1442700500.09918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8.472085237503" calcext:value-type="float">
            <text:p>28.4720852375</text:p>
          </table:table-cell>
          <table:table-cell table:formula="of:=[.C799]/([.D799]-[.D798])" office:value-type="float" office:value="757429.630264097" calcext:value-type="float">
            <text:p>757429.630264097</text:p>
          </table:table-cell>
          <table:table-cell/>
          <table:table-cell office:value-type="float" office:value="1442700500.27906" calcext:value-type="float">
            <text:p>1442700500.27906</text:p>
          </table:table-cell>
          <table:table-cell table:formula="of:=[.G799]-[.B799]" office:value-type="float" office:value="0.179876804351807" calcext:value-type="float">
            <text:p>0.179876804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00500.10984" calcext:value-type="float">
            <text:p>1442700500.10984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8.4827387332916" calcext:value-type="float">
            <text:p>28.4827387333</text:p>
          </table:table-cell>
          <table:table-cell table:formula="of:=[.C800]/([.D800]-[.D799])" office:value-type="float" office:value="759938.348939218" calcext:value-type="float">
            <text:p>759938.348939218</text:p>
          </table:table-cell>
          <table:table-cell/>
          <table:table-cell office:value-type="float" office:value="1442700500.2826" calcext:value-type="float">
            <text:p>1442700500.2826</text:p>
          </table:table-cell>
          <table:table-cell table:formula="of:=[.G800]-[.B800]" office:value-type="float" office:value="0.172764539718628" calcext:value-type="float">
            <text:p>0.1727645397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00500.12049" calcext:value-type="float">
            <text:p>1442700500.12049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8.4933876991272" calcext:value-type="float">
            <text:p>28.4933876991</text:p>
          </table:table-cell>
          <table:table-cell table:formula="of:=[.C801]/([.D801]-[.D800])" office:value-type="float" office:value="760261.618358894" calcext:value-type="float">
            <text:p>760261.618358894</text:p>
          </table:table-cell>
          <table:table-cell/>
          <table:table-cell office:value-type="float" office:value="1442700500.29465" calcext:value-type="float">
            <text:p>1442700500.29465</text:p>
          </table:table-cell>
          <table:table-cell table:formula="of:=[.G801]-[.B801]" office:value-type="float" office:value="0.174163579940796" calcext:value-type="float">
            <text:p>0.174163579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00500.13106" calcext:value-type="float">
            <text:p>1442700500.13106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8.5039567947388" calcext:value-type="float">
            <text:p>28.5039567947</text:p>
          </table:table-cell>
          <table:table-cell table:formula="of:=[.C802]/([.D802]-[.D801])" office:value-type="float" office:value="766006.884367246" calcext:value-type="float">
            <text:p>766006.884367246</text:p>
          </table:table-cell>
          <table:table-cell/>
          <table:table-cell office:value-type="float" office:value="1442700500.30751" calcext:value-type="float">
            <text:p>1442700500.30751</text:p>
          </table:table-cell>
          <table:table-cell table:formula="of:=[.G802]-[.B802]" office:value-type="float" office:value="0.176452875137329" calcext:value-type="float">
            <text:p>0.1764528751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00500.1417" calcext:value-type="float">
            <text:p>1442700500.1417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8.5146012306213" calcext:value-type="float">
            <text:p>28.5146012306</text:p>
          </table:table-cell>
          <table:table-cell table:formula="of:=[.C803]/([.D803]-[.D802])" office:value-type="float" office:value="760585.16292613" calcext:value-type="float">
            <text:p>760585.16292613</text:p>
          </table:table-cell>
          <table:table-cell/>
          <table:table-cell office:value-type="float" office:value="1442700500.31107" calcext:value-type="float">
            <text:p>1442700500.31107</text:p>
          </table:table-cell>
          <table:table-cell table:formula="of:=[.G803]-[.B803]" office:value-type="float" office:value="0.169373989105225" calcext:value-type="float">
            <text:p>0.169373989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00500.15238" calcext:value-type="float">
            <text:p>1442700500.15238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8.5252797603607" calcext:value-type="float">
            <text:p>28.5252797604</text:p>
          </table:table-cell>
          <table:table-cell table:formula="of:=[.C804]/([.D804]-[.D803])" office:value-type="float" office:value="758156.806001474" calcext:value-type="float">
            <text:p>758156.806001474</text:p>
          </table:table-cell>
          <table:table-cell/>
          <table:table-cell office:value-type="float" office:value="1442700500.32639" calcext:value-type="float">
            <text:p>1442700500.32639</text:p>
          </table:table-cell>
          <table:table-cell table:formula="of:=[.G804]-[.B804]" office:value-type="float" office:value="0.174009084701538" calcext:value-type="float">
            <text:p>0.1740090847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00500.16301" calcext:value-type="float">
            <text:p>1442700500.16301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8.5359098911285" calcext:value-type="float">
            <text:p>28.5359098911</text:p>
          </table:table-cell>
          <table:table-cell table:formula="of:=[.C805]/([.D805]-[.D804])" office:value-type="float" office:value="761608.692952945" calcext:value-type="float">
            <text:p>761608.692952945</text:p>
          </table:table-cell>
          <table:table-cell/>
          <table:table-cell office:value-type="float" office:value="1442700500.35015" calcext:value-type="float">
            <text:p>1442700500.35015</text:p>
          </table:table-cell>
          <table:table-cell table:formula="of:=[.G805]-[.B805]" office:value-type="float" office:value="0.187139511108398" calcext:value-type="float">
            <text:p>0.187139511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00500.17366" calcext:value-type="float">
            <text:p>1442700500.17366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8.5465662479401" calcext:value-type="float">
            <text:p>28.5465662479</text:p>
          </table:table-cell>
          <table:table-cell table:formula="of:=[.C806]/([.D806]-[.D805])" office:value-type="float" office:value="759734.320386612" calcext:value-type="float">
            <text:p>759734.320386612</text:p>
          </table:table-cell>
          <table:table-cell/>
          <table:table-cell office:value-type="float" office:value="1442700500.35366" calcext:value-type="float">
            <text:p>1442700500.35366</text:p>
          </table:table-cell>
          <table:table-cell table:formula="of:=[.G806]-[.B806]" office:value-type="float" office:value="0.180000305175781" calcext:value-type="float">
            <text:p>0.180000305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00500.18438" calcext:value-type="float">
            <text:p>1442700500.18438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8.557276725769" calcext:value-type="float">
            <text:p>28.5572767258</text:p>
          </table:table-cell>
          <table:table-cell table:formula="of:=[.C807]/([.D807]-[.D806])" office:value-type="float" office:value="755895.31384814" calcext:value-type="float">
            <text:p>755895.31384814</text:p>
          </table:table-cell>
          <table:table-cell/>
          <table:table-cell office:value-type="float" office:value="1442700500.36072" calcext:value-type="float">
            <text:p>1442700500.36072</text:p>
          </table:table-cell>
          <table:table-cell table:formula="of:=[.G807]-[.B807]" office:value-type="float" office:value="0.176344394683838" calcext:value-type="float">
            <text:p>0.1763443947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00500.19501" calcext:value-type="float">
            <text:p>1442700500.19501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8.5679106712341" calcext:value-type="float">
            <text:p>28.5679106712</text:p>
          </table:table-cell>
          <table:table-cell table:formula="of:=[.C808]/([.D808]-[.D807])" office:value-type="float" office:value="761335.482355051" calcext:value-type="float">
            <text:p>761335.482355051</text:p>
          </table:table-cell>
          <table:table-cell/>
          <table:table-cell office:value-type="float" office:value="1442700500.37953" calcext:value-type="float">
            <text:p>1442700500.37953</text:p>
          </table:table-cell>
          <table:table-cell table:formula="of:=[.G808]-[.B808]" office:value-type="float" office:value="0.184515953063965" calcext:value-type="float">
            <text:p>0.184515953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00500.20566" calcext:value-type="float">
            <text:p>1442700500.20566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8.5785660743713" calcext:value-type="float">
            <text:p>28.5785660744</text:p>
          </table:table-cell>
          <table:table-cell table:formula="of:=[.C809]/([.D809]-[.D808])" office:value-type="float" office:value="759802.317730243" calcext:value-type="float">
            <text:p>759802.317730243</text:p>
          </table:table-cell>
          <table:table-cell/>
          <table:table-cell office:value-type="float" office:value="1442700500.39274" calcext:value-type="float">
            <text:p>1442700500.39274</text:p>
          </table:table-cell>
          <table:table-cell table:formula="of:=[.G809]-[.B809]" office:value-type="float" office:value="0.187079906463623" calcext:value-type="float">
            <text:p>0.187079906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00500.21636" calcext:value-type="float">
            <text:p>1442700500.21636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8.589263677597" calcext:value-type="float">
            <text:p>28.5892636776</text:p>
          </table:table-cell>
          <table:table-cell table:formula="of:=[.C810]/([.D810]-[.D809])" office:value-type="float" office:value="756805.036528561" calcext:value-type="float">
            <text:p>756805.036528561</text:p>
          </table:table-cell>
          <table:table-cell/>
          <table:table-cell office:value-type="float" office:value="1442700500.39627" calcext:value-type="float">
            <text:p>1442700500.39627</text:p>
          </table:table-cell>
          <table:table-cell table:formula="of:=[.G810]-[.B810]" office:value-type="float" office:value="0.179911375045776" calcext:value-type="float">
            <text:p>0.179911375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00500.22702" calcext:value-type="float">
            <text:p>1442700500.22702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8.599925994873" calcext:value-type="float">
            <text:p>28.5999259949</text:p>
          </table:table-cell>
          <table:table-cell table:formula="of:=[.C811]/([.D811]-[.D810])" office:value-type="float" office:value="759309.612575747" calcext:value-type="float">
            <text:p>759309.612575747</text:p>
          </table:table-cell>
          <table:table-cell/>
          <table:table-cell office:value-type="float" office:value="1442700500.40796" calcext:value-type="float">
            <text:p>1442700500.40796</text:p>
          </table:table-cell>
          <table:table-cell table:formula="of:=[.G811]-[.B811]" office:value-type="float" office:value="0.180935859680176" calcext:value-type="float">
            <text:p>0.1809358597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00500.23759" calcext:value-type="float">
            <text:p>1442700500.23759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8.6104898452759" calcext:value-type="float">
            <text:p>28.6104898453</text:p>
          </table:table-cell>
          <table:table-cell table:formula="of:=[.C812]/([.D812]-[.D811])" office:value-type="float" office:value="766387.225422046" calcext:value-type="float">
            <text:p>766387.225422046</text:p>
          </table:table-cell>
          <table:table-cell/>
          <table:table-cell office:value-type="float" office:value="1442700500.41659" calcext:value-type="float">
            <text:p>1442700500.41659</text:p>
          </table:table-cell>
          <table:table-cell table:formula="of:=[.G812]-[.B812]" office:value-type="float" office:value="0.178997278213501" calcext:value-type="float">
            <text:p>0.1789972782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00500.24829" calcext:value-type="float">
            <text:p>1442700500.24829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8.6211957931519" calcext:value-type="float">
            <text:p>28.6211957932</text:p>
          </table:table-cell>
          <table:table-cell table:formula="of:=[.C813]/([.D813]-[.D812])" office:value-type="float" office:value="756215.151968644" calcext:value-type="float">
            <text:p>756215.151968644</text:p>
          </table:table-cell>
          <table:table-cell/>
          <table:table-cell office:value-type="float" office:value="1442700500.42012" calcext:value-type="float">
            <text:p>1442700500.42012</text:p>
          </table:table-cell>
          <table:table-cell table:formula="of:=[.G813]-[.B813]" office:value-type="float" office:value="0.171823263168335" calcext:value-type="float">
            <text:p>0.171823263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00500.25897" calcext:value-type="float">
            <text:p>1442700500.25897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8.6318678855896" calcext:value-type="float">
            <text:p>28.6318678856</text:p>
          </table:table-cell>
          <table:table-cell table:formula="of:=[.C814]/([.D814]-[.D813])" office:value-type="float" office:value="758614.11876145" calcext:value-type="float">
            <text:p>758614.11876145</text:p>
          </table:table-cell>
          <table:table-cell/>
          <table:table-cell office:value-type="float" office:value="1442700500.43277" calcext:value-type="float">
            <text:p>1442700500.43277</text:p>
          </table:table-cell>
          <table:table-cell table:formula="of:=[.G814]-[.B814]" office:value-type="float" office:value="0.17380690574646" calcext:value-type="float">
            <text:p>0.1738069057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00500.26944" calcext:value-type="float">
            <text:p>1442700500.26944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8.6423406600952" calcext:value-type="float">
            <text:p>28.6423406601</text:p>
          </table:table-cell>
          <table:table-cell table:formula="of:=[.C815]/([.D815]-[.D814])" office:value-type="float" office:value="773052.069025179" calcext:value-type="float">
            <text:p>773052.069025179</text:p>
          </table:table-cell>
          <table:table-cell/>
          <table:table-cell office:value-type="float" office:value="1442700500.4363" calcext:value-type="float">
            <text:p>1442700500.4363</text:p>
          </table:table-cell>
          <table:table-cell table:formula="of:=[.G815]-[.B815]" office:value-type="float" office:value="0.166862726211548" calcext:value-type="float">
            <text:p>0.166862726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00500.28008" calcext:value-type="float">
            <text:p>1442700500.28008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8.652978181839" calcext:value-type="float">
            <text:p>28.6529781818</text:p>
          </table:table-cell>
          <table:table-cell table:formula="of:=[.C816]/([.D816]-[.D815])" office:value-type="float" office:value="761079.525382702" calcext:value-type="float">
            <text:p>761079.525382702</text:p>
          </table:table-cell>
          <table:table-cell/>
          <table:table-cell office:value-type="float" office:value="1442700500.44561" calcext:value-type="float">
            <text:p>1442700500.44561</text:p>
          </table:table-cell>
          <table:table-cell table:formula="of:=[.G816]-[.B816]" office:value-type="float" office:value="0.165530443191528" calcext:value-type="float">
            <text:p>0.165530443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00500.2908" calcext:value-type="float">
            <text:p>1442700500.2908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8.6637029647827" calcext:value-type="float">
            <text:p>28.6637029648</text:p>
          </table:table-cell>
          <table:table-cell table:formula="of:=[.C817]/([.D817]-[.D816])" office:value-type="float" office:value="754887.072538515" calcext:value-type="float">
            <text:p>754887.072538515</text:p>
          </table:table-cell>
          <table:table-cell/>
          <table:table-cell office:value-type="float" office:value="1442700500.45858" calcext:value-type="float">
            <text:p>1442700500.45858</text:p>
          </table:table-cell>
          <table:table-cell table:formula="of:=[.G817]-[.B817]" office:value-type="float" office:value="0.167778491973877" calcext:value-type="float">
            <text:p>0.167778492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00500.30131" calcext:value-type="float">
            <text:p>1442700500.30131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8.674211025238" calcext:value-type="float">
            <text:p>28.6742110252</text:p>
          </table:table-cell>
          <table:table-cell table:formula="of:=[.C818]/([.D818]-[.D817])" office:value-type="float" office:value="770456.168807006" calcext:value-type="float">
            <text:p>770456.168807006</text:p>
          </table:table-cell>
          <table:table-cell/>
          <table:table-cell office:value-type="float" office:value="1442700500.47763" calcext:value-type="float">
            <text:p>1442700500.47763</text:p>
          </table:table-cell>
          <table:table-cell table:formula="of:=[.G818]-[.B818]" office:value-type="float" office:value="0.176324367523193" calcext:value-type="float">
            <text:p>0.176324367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00500.31199" calcext:value-type="float">
            <text:p>1442700500.31199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8.6848902702332" calcext:value-type="float">
            <text:p>28.6848902702</text:p>
          </table:table-cell>
          <table:table-cell table:formula="of:=[.C819]/([.D819]-[.D818])" office:value-type="float" office:value="758106.027504912" calcext:value-type="float">
            <text:p>758106.027504912</text:p>
          </table:table-cell>
          <table:table-cell/>
          <table:table-cell office:value-type="float" office:value="1442700500.48119" calcext:value-type="float">
            <text:p>1442700500.48119</text:p>
          </table:table-cell>
          <table:table-cell table:formula="of:=[.G819]-[.B819]" office:value-type="float" office:value="0.169205904006958" calcext:value-type="float">
            <text:p>0.169205904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00500.32267" calcext:value-type="float">
            <text:p>1442700500.32267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8.6955692768097" calcext:value-type="float">
            <text:p>28.6955692768</text:p>
          </table:table-cell>
          <table:table-cell table:formula="of:=[.C820]/([.D820]-[.D819])" office:value-type="float" office:value="758122.952914648" calcext:value-type="float">
            <text:p>758122.952914648</text:p>
          </table:table-cell>
          <table:table-cell/>
          <table:table-cell office:value-type="float" office:value="1442700500.48846" calcext:value-type="float">
            <text:p>1442700500.48846</text:p>
          </table:table-cell>
          <table:table-cell table:formula="of:=[.G820]-[.B820]" office:value-type="float" office:value="0.165789842605591" calcext:value-type="float">
            <text:p>0.165789842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00500.33326" calcext:value-type="float">
            <text:p>1442700500.33326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8.7061653137207" calcext:value-type="float">
            <text:p>28.7061653137</text:p>
          </table:table-cell>
          <table:table-cell table:formula="of:=[.C821]/([.D821]-[.D820])" office:value-type="float" office:value="764059.248565578" calcext:value-type="float">
            <text:p>764059.248565578</text:p>
          </table:table-cell>
          <table:table-cell/>
          <table:table-cell office:value-type="float" office:value="1442700500.51706" calcext:value-type="float">
            <text:p>1442700500.51706</text:p>
          </table:table-cell>
          <table:table-cell table:formula="of:=[.G821]-[.B821]" office:value-type="float" office:value="0.183797359466553" calcext:value-type="float">
            <text:p>0.183797359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00500.34393" calcext:value-type="float">
            <text:p>1442700500.34393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8.7168309688568" calcext:value-type="float">
            <text:p>28.7168309689</text:p>
          </table:table-cell>
          <table:table-cell table:formula="of:=[.C822]/([.D822]-[.D821])" office:value-type="float" office:value="759071.983547558" calcext:value-type="float">
            <text:p>759071.983547558</text:p>
          </table:table-cell>
          <table:table-cell/>
          <table:table-cell office:value-type="float" office:value="1442700500.52059" calcext:value-type="float">
            <text:p>1442700500.52059</text:p>
          </table:table-cell>
          <table:table-cell table:formula="of:=[.G822]-[.B822]" office:value-type="float" office:value="0.176663637161255" calcext:value-type="float">
            <text:p>0.176663637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00500.35452" calcext:value-type="float">
            <text:p>1442700500.35452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8.7274239063263" calcext:value-type="float">
            <text:p>28.7274239063</text:p>
          </table:table-cell>
          <table:table-cell table:formula="of:=[.C823]/([.D823]-[.D822])" office:value-type="float" office:value="764282.80855278" calcext:value-type="float">
            <text:p>764282.80855278</text:p>
          </table:table-cell>
          <table:table-cell/>
          <table:table-cell office:value-type="float" office:value="1442700500.53036" calcext:value-type="float">
            <text:p>1442700500.53036</text:p>
          </table:table-cell>
          <table:table-cell table:formula="of:=[.G823]-[.B823]" office:value-type="float" office:value="0.175841093063355" calcext:value-type="float">
            <text:p>0.1758410931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00500.365" calcext:value-type="float">
            <text:p>1442700500.365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8.7379047870636" calcext:value-type="float">
            <text:p>28.7379047871</text:p>
          </table:table-cell>
          <table:table-cell table:formula="of:=[.C824]/([.D824]-[.D823])" office:value-type="float" office:value="772454.167060965" calcext:value-type="float">
            <text:p>772454.167060965</text:p>
          </table:table-cell>
          <table:table-cell/>
          <table:table-cell office:value-type="float" office:value="1442700500.54249" calcext:value-type="float">
            <text:p>1442700500.54249</text:p>
          </table:table-cell>
          <table:table-cell table:formula="of:=[.G824]-[.B824]" office:value-type="float" office:value="0.177484035491943" calcext:value-type="float">
            <text:p>0.177484035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00500.37567" calcext:value-type="float">
            <text:p>1442700500.37567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8.7485685348511" calcext:value-type="float">
            <text:p>28.7485685349</text:p>
          </table:table-cell>
          <table:table-cell table:formula="of:=[.C825]/([.D825]-[.D824])" office:value-type="float" office:value="759207.75334809" calcext:value-type="float">
            <text:p>759207.75334809</text:p>
          </table:table-cell>
          <table:table-cell/>
          <table:table-cell office:value-type="float" office:value="1442700500.55909" calcext:value-type="float">
            <text:p>1442700500.55909</text:p>
          </table:table-cell>
          <table:table-cell table:formula="of:=[.G825]-[.B825]" office:value-type="float" office:value="0.183427095413208" calcext:value-type="float">
            <text:p>0.183427095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00500.38607" calcext:value-type="float">
            <text:p>1442700500.38607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8.7589745521545" calcext:value-type="float">
            <text:p>28.7589745522</text:p>
          </table:table-cell>
          <table:table-cell table:formula="of:=[.C826]/([.D826]-[.D825])" office:value-type="float" office:value="778011.391284425" calcext:value-type="float">
            <text:p>778011.391284425</text:p>
          </table:table-cell>
          <table:table-cell/>
          <table:table-cell office:value-type="float" office:value="1442700500.56262" calcext:value-type="float">
            <text:p>1442700500.56262</text:p>
          </table:table-cell>
          <table:table-cell table:formula="of:=[.G826]-[.B826]" office:value-type="float" office:value="0.176550388336182" calcext:value-type="float">
            <text:p>0.176550388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00500.39669" calcext:value-type="float">
            <text:p>1442700500.39669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8.769593000412" calcext:value-type="float">
            <text:p>28.7695930004</text:p>
          </table:table-cell>
          <table:table-cell table:formula="of:=[.C827]/([.D827]-[.D826])" office:value-type="float" office:value="762446.621550621" calcext:value-type="float">
            <text:p>762446.621550621</text:p>
          </table:table-cell>
          <table:table-cell/>
          <table:table-cell office:value-type="float" office:value="1442700500.57395" calcext:value-type="float">
            <text:p>1442700500.57395</text:p>
          </table:table-cell>
          <table:table-cell table:formula="of:=[.G827]-[.B827]" office:value-type="float" office:value="0.177257299423218" calcext:value-type="float">
            <text:p>0.1772572994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00500.40724" calcext:value-type="float">
            <text:p>1442700500.40724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8.7801432609558" calcext:value-type="float">
            <text:p>28.780143261</text:p>
          </table:table-cell>
          <table:table-cell table:formula="of:=[.C828]/([.D828]-[.D827])" office:value-type="float" office:value="767374.41377596" calcext:value-type="float">
            <text:p>767374.41377596</text:p>
          </table:table-cell>
          <table:table-cell/>
          <table:table-cell office:value-type="float" office:value="1442700500.5834" calcext:value-type="float">
            <text:p>1442700500.5834</text:p>
          </table:table-cell>
          <table:table-cell table:formula="of:=[.G828]-[.B828]" office:value-type="float" office:value="0.176157712936401" calcext:value-type="float">
            <text:p>0.176157712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00500.41785" calcext:value-type="float">
            <text:p>1442700500.41785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8.7907502651215" calcext:value-type="float">
            <text:p>28.7907502651</text:p>
          </table:table-cell>
          <table:table-cell table:formula="of:=[.C829]/([.D829]-[.D828])" office:value-type="float" office:value="763269.239227674" calcext:value-type="float">
            <text:p>763269.239227674</text:p>
          </table:table-cell>
          <table:table-cell/>
          <table:table-cell office:value-type="float" office:value="1442700500.58693" calcext:value-type="float">
            <text:p>1442700500.58693</text:p>
          </table:table-cell>
          <table:table-cell table:formula="of:=[.G829]-[.B829]" office:value-type="float" office:value="0.169079303741455" calcext:value-type="float">
            <text:p>0.1690793037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00500.42846" calcext:value-type="float">
            <text:p>1442700500.42846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8.8013625144958" calcext:value-type="float">
            <text:p>28.8013625145</text:p>
          </table:table-cell>
          <table:table-cell table:formula="of:=[.C830]/([.D830]-[.D829])" office:value-type="float" office:value="762891.985891128" calcext:value-type="float">
            <text:p>762891.985891128</text:p>
          </table:table-cell>
          <table:table-cell/>
          <table:table-cell office:value-type="float" office:value="1442700500.59402" calcext:value-type="float">
            <text:p>1442700500.59402</text:p>
          </table:table-cell>
          <table:table-cell table:formula="of:=[.G830]-[.B830]" office:value-type="float" office:value="0.165562629699707" calcext:value-type="float">
            <text:p>0.1655626297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00500.43905" calcext:value-type="float">
            <text:p>1442700500.43905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8.8119561672211" calcext:value-type="float">
            <text:p>28.8119561672</text:p>
          </table:table-cell>
          <table:table-cell table:formula="of:=[.C831]/([.D831]-[.D830])" office:value-type="float" office:value="764231.20617559" calcext:value-type="float">
            <text:p>764231.20617559</text:p>
          </table:table-cell>
          <table:table-cell/>
          <table:table-cell office:value-type="float" office:value="1442700500.61545" calcext:value-type="float">
            <text:p>1442700500.61545</text:p>
          </table:table-cell>
          <table:table-cell table:formula="of:=[.G831]-[.B831]" office:value-type="float" office:value="0.176391363143921" calcext:value-type="float">
            <text:p>0.176391363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00500.4497" calcext:value-type="float">
            <text:p>1442700500.4497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8.8226022720337" calcext:value-type="float">
            <text:p>28.822602272</text:p>
          </table:table-cell>
          <table:table-cell table:formula="of:=[.C832]/([.D832]-[.D831])" office:value-type="float" office:value="760465.930262244" calcext:value-type="float">
            <text:p>760465.930262244</text:p>
          </table:table-cell>
          <table:table-cell/>
          <table:table-cell office:value-type="float" office:value="1442700500.61898" calcext:value-type="float">
            <text:p>1442700500.61898</text:p>
          </table:table-cell>
          <table:table-cell table:formula="of:=[.G832]-[.B832]" office:value-type="float" office:value="0.169280529022217" calcext:value-type="float">
            <text:p>0.16928052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00500.46038" calcext:value-type="float">
            <text:p>1442700500.46038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8.8332858085632" calcext:value-type="float">
            <text:p>28.8332858086</text:p>
          </table:table-cell>
          <table:table-cell table:formula="of:=[.C833]/([.D833]-[.D832])" office:value-type="float" office:value="757801.49930819" calcext:value-type="float">
            <text:p>757801.49930819</text:p>
          </table:table-cell>
          <table:table-cell/>
          <table:table-cell office:value-type="float" office:value="1442700500.62584" calcext:value-type="float">
            <text:p>1442700500.62584</text:p>
          </table:table-cell>
          <table:table-cell table:formula="of:=[.G833]-[.B833]" office:value-type="float" office:value="0.165457963943481" calcext:value-type="float">
            <text:p>0.1654579639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00500.47097" calcext:value-type="float">
            <text:p>1442700500.47097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8.8438732624054" calcext:value-type="float">
            <text:p>28.8438732624</text:p>
          </table:table-cell>
          <table:table-cell table:formula="of:=[.C834]/([.D834]-[.D833])" office:value-type="float" office:value="764678.65840971" calcext:value-type="float">
            <text:p>764678.65840971</text:p>
          </table:table-cell>
          <table:table-cell/>
          <table:table-cell office:value-type="float" office:value="1442700500.63661" calcext:value-type="float">
            <text:p>1442700500.63661</text:p>
          </table:table-cell>
          <table:table-cell table:formula="of:=[.G834]-[.B834]" office:value-type="float" office:value="0.165640354156494" calcext:value-type="float">
            <text:p>0.165640354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00500.48159" calcext:value-type="float">
            <text:p>1442700500.48159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8.8544945716858" calcext:value-type="float">
            <text:p>28.8544945717</text:p>
          </table:table-cell>
          <table:table-cell table:formula="of:=[.C835]/([.D835]-[.D834])" office:value-type="float" office:value="762241.244113224" calcext:value-type="float">
            <text:p>762241.244113224</text:p>
          </table:table-cell>
          <table:table-cell/>
          <table:table-cell office:value-type="float" office:value="1442700500.65748" calcext:value-type="float">
            <text:p>1442700500.65748</text:p>
          </table:table-cell>
          <table:table-cell table:formula="of:=[.G835]-[.B835]" office:value-type="float" office:value="0.175887584686279" calcext:value-type="float">
            <text:p>0.1758875847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00500.49223" calcext:value-type="float">
            <text:p>1442700500.49223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8.8651285171509" calcext:value-type="float">
            <text:p>28.8651285172</text:p>
          </table:table-cell>
          <table:table-cell table:formula="of:=[.C836]/([.D836]-[.D835])" office:value-type="float" office:value="761335.482355051" calcext:value-type="float">
            <text:p>761335.482355051</text:p>
          </table:table-cell>
          <table:table-cell/>
          <table:table-cell office:value-type="float" office:value="1442700500.66101" calcext:value-type="float">
            <text:p>1442700500.66101</text:p>
          </table:table-cell>
          <table:table-cell table:formula="of:=[.G836]-[.B836]" office:value-type="float" office:value="0.168786764144897" calcext:value-type="float">
            <text:p>0.168786764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00500.50277" calcext:value-type="float">
            <text:p>1442700500.50277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8.8756759166718" calcext:value-type="float">
            <text:p>28.8756759167</text:p>
          </table:table-cell>
          <table:table-cell table:formula="of:=[.C837]/([.D837]-[.D836])" office:value-type="float" office:value="767582.567056217" calcext:value-type="float">
            <text:p>767582.567056217</text:p>
          </table:table-cell>
          <table:table-cell/>
          <table:table-cell office:value-type="float" office:value="1442700500.66789" calcext:value-type="float">
            <text:p>1442700500.66789</text:p>
          </table:table-cell>
          <table:table-cell table:formula="of:=[.G837]-[.B837]" office:value-type="float" office:value="0.165119647979736" calcext:value-type="float">
            <text:p>0.165119648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00500.51316" calcext:value-type="float">
            <text:p>1442700500.51316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8.8860642910004" calcext:value-type="float">
            <text:p>28.886064291</text:p>
          </table:table-cell>
          <table:table-cell table:formula="of:=[.C838]/([.D838]-[.D837])" office:value-type="float" office:value="779332.717892224" calcext:value-type="float">
            <text:p>779332.717892224</text:p>
          </table:table-cell>
          <table:table-cell/>
          <table:table-cell office:value-type="float" office:value="1442700500.68922" calcext:value-type="float">
            <text:p>1442700500.68922</text:p>
          </table:table-cell>
          <table:table-cell table:formula="of:=[.G838]-[.B838]" office:value-type="float" office:value="0.176058530807495" calcext:value-type="float">
            <text:p>0.1760585308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00500.52375" calcext:value-type="float">
            <text:p>1442700500.52375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8.8966555595398" calcext:value-type="float">
            <text:p>28.8966555595</text:p>
          </table:table-cell>
          <table:table-cell table:formula="of:=[.C839]/([.D839]-[.D838])" office:value-type="float" office:value="764403.241203881" calcext:value-type="float">
            <text:p>764403.241203881</text:p>
          </table:table-cell>
          <table:table-cell/>
          <table:table-cell office:value-type="float" office:value="1442700500.69277" calcext:value-type="float">
            <text:p>1442700500.69277</text:p>
          </table:table-cell>
          <table:table-cell table:formula="of:=[.G839]-[.B839]" office:value-type="float" office:value="0.169013738632202" calcext:value-type="float">
            <text:p>0.1690137386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00500.5343" calcext:value-type="float">
            <text:p>1442700500.5343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8.9072005748749" calcext:value-type="float">
            <text:p>28.9072005749</text:p>
          </table:table-cell>
          <table:table-cell table:formula="of:=[.C840]/([.D840]-[.D839])" office:value-type="float" office:value="767756.114404576" calcext:value-type="float">
            <text:p>767756.114404576</text:p>
          </table:table-cell>
          <table:table-cell/>
          <table:table-cell office:value-type="float" office:value="1442700500.73117" calcext:value-type="float">
            <text:p>1442700500.73117</text:p>
          </table:table-cell>
          <table:table-cell table:formula="of:=[.G840]-[.B840]" office:value-type="float" office:value="0.196868419647217" calcext:value-type="float">
            <text:p>0.1968684196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00500.54494" calcext:value-type="float">
            <text:p>1442700500.54494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8.9178433418274" calcext:value-type="float">
            <text:p>28.9178433418</text:p>
          </table:table-cell>
          <table:table-cell table:formula="of:=[.C841]/([.D841]-[.D840])" office:value-type="float" office:value="760704.43298461" calcext:value-type="float">
            <text:p>760704.43298461</text:p>
          </table:table-cell>
          <table:table-cell/>
          <table:table-cell office:value-type="float" office:value="1442700500.804" calcext:value-type="float">
            <text:p>1442700500.804</text:p>
          </table:table-cell>
          <table:table-cell table:formula="of:=[.G841]-[.B841]" office:value-type="float" office:value="0.259056329727173" calcext:value-type="float">
            <text:p>0.259056329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00500.55565" calcext:value-type="float">
            <text:p>1442700500.55565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8.9285538196564" calcext:value-type="float">
            <text:p>28.9285538197</text:p>
          </table:table-cell>
          <table:table-cell table:formula="of:=[.C842]/([.D842]-[.D841])" office:value-type="float" office:value="755895.31384814" calcext:value-type="float">
            <text:p>755895.31384814</text:p>
          </table:table-cell>
          <table:table-cell/>
          <table:table-cell office:value-type="float" office:value="1442700500.80745" calcext:value-type="float">
            <text:p>1442700500.80745</text:p>
          </table:table-cell>
          <table:table-cell table:formula="of:=[.G842]-[.B842]" office:value-type="float" office:value="0.251801252365112" calcext:value-type="float">
            <text:p>0.2518012524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00500.56604" calcext:value-type="float">
            <text:p>1442700500.56604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8.9389407634735" calcext:value-type="float">
            <text:p>28.9389407635</text:p>
          </table:table-cell>
          <table:table-cell table:formula="of:=[.C843]/([.D843]-[.D842])" office:value-type="float" office:value="779440.049212689" calcext:value-type="float">
            <text:p>779440.049212689</text:p>
          </table:table-cell>
          <table:table-cell/>
          <table:table-cell office:value-type="float" office:value="1442700500.81098" calcext:value-type="float">
            <text:p>1442700500.81098</text:p>
          </table:table-cell>
          <table:table-cell table:formula="of:=[.G843]-[.B843]" office:value-type="float" office:value="0.244941234588623" calcext:value-type="float">
            <text:p>0.244941234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00500.57658" calcext:value-type="float">
            <text:p>1442700500.57658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8.9494798183441" calcext:value-type="float">
            <text:p>28.9494798183</text:p>
          </table:table-cell>
          <table:table-cell table:formula="of:=[.C844]/([.D844]-[.D843])" office:value-type="float" office:value="768190.326305312" calcext:value-type="float">
            <text:p>768190.326305312</text:p>
          </table:table-cell>
          <table:table-cell/>
          <table:table-cell office:value-type="float" office:value="1442700500.82818" calcext:value-type="float">
            <text:p>1442700500.82818</text:p>
          </table:table-cell>
          <table:table-cell table:formula="of:=[.G844]-[.B844]" office:value-type="float" office:value="0.251605272293091" calcext:value-type="float">
            <text:p>0.2516052723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00500.58718" calcext:value-type="float">
            <text:p>1442700500.58718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8.9600837230682" calcext:value-type="float">
            <text:p>28.9600837231</text:p>
          </table:table-cell>
          <table:table-cell table:formula="of:=[.C845]/([.D845]-[.D844])" office:value-type="float" office:value="763492.337080673" calcext:value-type="float">
            <text:p>763492.337080673</text:p>
          </table:table-cell>
          <table:table-cell/>
          <table:table-cell office:value-type="float" office:value="1442700500.83171" calcext:value-type="float">
            <text:p>1442700500.83171</text:p>
          </table:table-cell>
          <table:table-cell table:formula="of:=[.G845]-[.B845]" office:value-type="float" office:value="0.244525194168091" calcext:value-type="float">
            <text:p>0.244525194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00500.59775" calcext:value-type="float">
            <text:p>1442700500.59775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8.9706482887268" calcext:value-type="float">
            <text:p>28.9706482887</text:p>
          </table:table-cell>
          <table:table-cell table:formula="of:=[.C846]/([.D846]-[.D845])" office:value-type="float" office:value="766335.338493828" calcext:value-type="float">
            <text:p>766335.338493828</text:p>
          </table:table-cell>
          <table:table-cell/>
          <table:table-cell office:value-type="float" office:value="1442700500.83523" calcext:value-type="float">
            <text:p>1442700500.83523</text:p>
          </table:table-cell>
          <table:table-cell table:formula="of:=[.G846]-[.B846]" office:value-type="float" office:value="0.237482786178589" calcext:value-type="float">
            <text:p>0.237482786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00500.60837" calcext:value-type="float">
            <text:p>1442700500.60837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8.981273651123" calcext:value-type="float">
            <text:p>28.9812736511</text:p>
          </table:table-cell>
          <table:table-cell table:formula="of:=[.C847]/([.D847]-[.D846])" office:value-type="float" office:value="761950.482071534" calcext:value-type="float">
            <text:p>761950.482071534</text:p>
          </table:table-cell>
          <table:table-cell/>
          <table:table-cell office:value-type="float" office:value="1442700500.8526" calcext:value-type="float">
            <text:p>1442700500.8526</text:p>
          </table:table-cell>
          <table:table-cell table:formula="of:=[.G847]-[.B847]" office:value-type="float" office:value="0.244223594665527" calcext:value-type="float">
            <text:p>0.244223594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00500.61895" calcext:value-type="float">
            <text:p>1442700500.61895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8.9918551445007" calcext:value-type="float">
            <text:p>28.9918551445</text:p>
          </table:table-cell>
          <table:table-cell table:formula="of:=[.C848]/([.D848]-[.D847])" office:value-type="float" office:value="765109.395340453" calcext:value-type="float">
            <text:p>765109.395340453</text:p>
          </table:table-cell>
          <table:table-cell/>
          <table:table-cell office:value-type="float" office:value="1442700500.85613" calcext:value-type="float">
            <text:p>1442700500.85613</text:p>
          </table:table-cell>
          <table:table-cell table:formula="of:=[.G848]-[.B848]" office:value-type="float" office:value="0.237176656723022" calcext:value-type="float">
            <text:p>0.2371766567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00500.62954" calcext:value-type="float">
            <text:p>1442700500.62954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9.0024425983429" calcext:value-type="float">
            <text:p>29.0024425983</text:p>
          </table:table-cell>
          <table:table-cell table:formula="of:=[.C849]/([.D849]-[.D848])" office:value-type="float" office:value="764678.65840971" calcext:value-type="float">
            <text:p>764678.65840971</text:p>
          </table:table-cell>
          <table:table-cell/>
          <table:table-cell office:value-type="float" office:value="1442700500.85966" calcext:value-type="float">
            <text:p>1442700500.85966</text:p>
          </table:table-cell>
          <table:table-cell table:formula="of:=[.G849]-[.B849]" office:value-type="float" office:value="0.23011589050293" calcext:value-type="float">
            <text:p>0.2301158905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00500.64011" calcext:value-type="float">
            <text:p>1442700500.64011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9.0130069255829" calcext:value-type="float">
            <text:p>29.0130069256</text:p>
          </table:table-cell>
          <table:table-cell table:formula="of:=[.C850]/([.D850]-[.D849])" office:value-type="float" office:value="766352.633355902" calcext:value-type="float">
            <text:p>766352.633355902</text:p>
          </table:table-cell>
          <table:table-cell/>
          <table:table-cell office:value-type="float" office:value="1442700500.87675" calcext:value-type="float">
            <text:p>1442700500.87675</text:p>
          </table:table-cell>
          <table:table-cell table:formula="of:=[.G850]-[.B850]" office:value-type="float" office:value="0.236643075942993" calcext:value-type="float">
            <text:p>0.2366430759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00500.65068" calcext:value-type="float">
            <text:p>1442700500.65068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9.0235841274261" calcext:value-type="float">
            <text:p>29.0235841274</text:p>
          </table:table-cell>
          <table:table-cell table:formula="of:=[.C851]/([.D851]-[.D850])" office:value-type="float" office:value="765419.826526012" calcext:value-type="float">
            <text:p>765419.826526012</text:p>
          </table:table-cell>
          <table:table-cell/>
          <table:table-cell office:value-type="float" office:value="1442700500.88029" calcext:value-type="float">
            <text:p>1442700500.88029</text:p>
          </table:table-cell>
          <table:table-cell table:formula="of:=[.G851]-[.B851]" office:value-type="float" office:value="0.229607582092285" calcext:value-type="float">
            <text:p>0.229607582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00500.6613" calcext:value-type="float">
            <text:p>1442700500.6613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9.034200668335" calcext:value-type="float">
            <text:p>29.0342006683</text:p>
          </table:table-cell>
          <table:table-cell table:formula="of:=[.C852]/([.D852]-[.D851])" office:value-type="float" office:value="762583.601338454" calcext:value-type="float">
            <text:p>762583.601338454</text:p>
          </table:table-cell>
          <table:table-cell/>
          <table:table-cell office:value-type="float" office:value="1442700500.88382" calcext:value-type="float">
            <text:p>1442700500.88382</text:p>
          </table:table-cell>
          <table:table-cell table:formula="of:=[.G852]-[.B852]" office:value-type="float" office:value="0.222516775131226" calcext:value-type="float">
            <text:p>0.2225167751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00500.67188" calcext:value-type="float">
            <text:p>1442700500.67188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9.0447795391083" calcext:value-type="float">
            <text:p>29.0447795391</text:p>
          </table:table-cell>
          <table:table-cell table:formula="of:=[.C853]/([.D853]-[.D852])" office:value-type="float" office:value="765299.073358725" calcext:value-type="float">
            <text:p>765299.073358725</text:p>
          </table:table-cell>
          <table:table-cell/>
          <table:table-cell office:value-type="float" office:value="1442700500.90462" calcext:value-type="float">
            <text:p>1442700500.90462</text:p>
          </table:table-cell>
          <table:table-cell table:formula="of:=[.G853]-[.B853]" office:value-type="float" office:value="0.232741832733154" calcext:value-type="float">
            <text:p>0.2327418327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00500.68251" calcext:value-type="float">
            <text:p>1442700500.68251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9.0554103851318" calcext:value-type="float">
            <text:p>29.0554103851</text:p>
          </table:table-cell>
          <table:table-cell table:formula="of:=[.C854]/([.D854]-[.D853])" office:value-type="float" office:value="761557.451030523" calcext:value-type="float">
            <text:p>761557.451030523</text:p>
          </table:table-cell>
          <table:table-cell/>
          <table:table-cell office:value-type="float" office:value="1442700500.90814" calcext:value-type="float">
            <text:p>1442700500.90814</text:p>
          </table:table-cell>
          <table:table-cell table:formula="of:=[.G854]-[.B854]" office:value-type="float" office:value="0.225632905960083" calcext:value-type="float">
            <text:p>0.22563290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00500.69305" calcext:value-type="float">
            <text:p>1442700500.69305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9.0659499168396" calcext:value-type="float">
            <text:p>29.0659499168</text:p>
          </table:table-cell>
          <table:table-cell table:formula="of:=[.C855]/([.D855]-[.D854])" office:value-type="float" office:value="768155.571279917" calcext:value-type="float">
            <text:p>768155.571279917</text:p>
          </table:table-cell>
          <table:table-cell/>
          <table:table-cell office:value-type="float" office:value="1442700501.04011" calcext:value-type="float">
            <text:p>1442700501.04011</text:p>
          </table:table-cell>
          <table:table-cell table:formula="of:=[.G855]-[.B855]" office:value-type="float" office:value="0.347060203552246" calcext:value-type="float">
            <text:p>0.3470602036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00500.70342" calcext:value-type="float">
            <text:p>1442700500.70342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9.0763170719147" calcext:value-type="float">
            <text:p>29.0763170719</text:p>
          </table:table-cell>
          <table:table-cell table:formula="of:=[.C856]/([.D856]-[.D855])" office:value-type="float" office:value="780927.838097647" calcext:value-type="float">
            <text:p>780927.838097647</text:p>
          </table:table-cell>
          <table:table-cell/>
          <table:table-cell office:value-type="float" office:value="1442700501.04354" calcext:value-type="float">
            <text:p>1442700501.04354</text:p>
          </table:table-cell>
          <table:table-cell table:formula="of:=[.G856]-[.B856]" office:value-type="float" office:value="0.340121746063232" calcext:value-type="float">
            <text:p>0.34012174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00500.71389" calcext:value-type="float">
            <text:p>1442700500.71389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9.0867874622345" calcext:value-type="float">
            <text:p>29.0867874622</text:p>
          </table:table-cell>
          <table:table-cell table:formula="of:=[.C857]/([.D857]-[.D856])" office:value-type="float" office:value="773228.098733947" calcext:value-type="float">
            <text:p>773228.098733947</text:p>
          </table:table-cell>
          <table:table-cell/>
          <table:table-cell office:value-type="float" office:value="1442700501.04696" calcext:value-type="float">
            <text:p>1442700501.04696</text:p>
          </table:table-cell>
          <table:table-cell table:formula="of:=[.G857]-[.B857]" office:value-type="float" office:value="0.33307671546936" calcext:value-type="float">
            <text:p>0.333076715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00500.72436" calcext:value-type="float">
            <text:p>1442700500.72436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9.0972595214844" calcext:value-type="float">
            <text:p>29.0972595215</text:p>
          </table:table-cell>
          <table:table-cell table:formula="of:=[.C858]/([.D858]-[.D857])" office:value-type="float" office:value="773104.869521663" calcext:value-type="float">
            <text:p>773104.869521663</text:p>
          </table:table-cell>
          <table:table-cell/>
          <table:table-cell office:value-type="float" office:value="1442700501.05036" calcext:value-type="float">
            <text:p>1442700501.05036</text:p>
          </table:table-cell>
          <table:table-cell table:formula="of:=[.G858]-[.B858]" office:value-type="float" office:value="0.326002359390259" calcext:value-type="float">
            <text:p>0.3260023594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00500.73492" calcext:value-type="float">
            <text:p>1442700500.73492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9.1078178882599" calcext:value-type="float">
            <text:p>29.1078178883</text:p>
          </table:table-cell>
          <table:table-cell table:formula="of:=[.C859]/([.D859]-[.D858])" office:value-type="float" office:value="766785.258755786" calcext:value-type="float">
            <text:p>766785.258755786</text:p>
          </table:table-cell>
          <table:table-cell/>
          <table:table-cell office:value-type="float" office:value="1442700501.05378" calcext:value-type="float">
            <text:p>1442700501.05378</text:p>
          </table:table-cell>
          <table:table-cell table:formula="of:=[.G859]-[.B859]" office:value-type="float" office:value="0.318862438201904" calcext:value-type="float">
            <text:p>0.318862438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00500.74538" calcext:value-type="float">
            <text:p>1442700500.74538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9.1182827949524" calcext:value-type="float">
            <text:p>29.118282795</text:p>
          </table:table-cell>
          <table:table-cell table:formula="of:=[.C860]/([.D860]-[.D859])" office:value-type="float" office:value="773633.271455585" calcext:value-type="float">
            <text:p>773633.271455585</text:p>
          </table:table-cell>
          <table:table-cell/>
          <table:table-cell office:value-type="float" office:value="1442700501.0572" calcext:value-type="float">
            <text:p>1442700501.0572</text:p>
          </table:table-cell>
          <table:table-cell table:formula="of:=[.G860]-[.B860]" office:value-type="float" office:value="0.311815500259399" calcext:value-type="float">
            <text:p>0.3118155003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00500.75584" calcext:value-type="float">
            <text:p>1442700500.75584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9.1287393569946" calcext:value-type="float">
            <text:p>29.128739357</text:p>
          </table:table-cell>
          <table:table-cell table:formula="of:=[.C861]/([.D861]-[.D860])" office:value-type="float" office:value="774250.654019791" calcext:value-type="float">
            <text:p>774250.654019791</text:p>
          </table:table-cell>
          <table:table-cell/>
          <table:table-cell office:value-type="float" office:value="1442700501.0606" calcext:value-type="float">
            <text:p>1442700501.0606</text:p>
          </table:table-cell>
          <table:table-cell table:formula="of:=[.G861]-[.B861]" office:value-type="float" office:value="0.304761171340942" calcext:value-type="float">
            <text:p>0.304761171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00500.7663" calcext:value-type="float">
            <text:p>1442700500.7663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9.1391999721527" calcext:value-type="float">
            <text:p>29.1391999722</text:p>
          </table:table-cell>
          <table:table-cell table:formula="of:=[.C862]/([.D862]-[.D861])" office:value-type="float" office:value="773950.659464387" calcext:value-type="float">
            <text:p>773950.659464387</text:p>
          </table:table-cell>
          <table:table-cell/>
          <table:table-cell office:value-type="float" office:value="1442700501.06403" calcext:value-type="float">
            <text:p>1442700501.06403</text:p>
          </table:table-cell>
          <table:table-cell table:formula="of:=[.G862]-[.B862]" office:value-type="float" office:value="0.29772686958313" calcext:value-type="float">
            <text:p>0.2977268696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00500.77667" calcext:value-type="float">
            <text:p>1442700500.77667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9.1495673656464" calcext:value-type="float">
            <text:p>29.1495673656</text:p>
          </table:table-cell>
          <table:table-cell table:formula="of:=[.C863]/([.D863]-[.D862])" office:value-type="float" office:value="780909.879127955" calcext:value-type="float">
            <text:p>780909.879127955</text:p>
          </table:table-cell>
          <table:table-cell/>
          <table:table-cell office:value-type="float" office:value="1442700501.06744" calcext:value-type="float">
            <text:p>1442700501.06744</text:p>
          </table:table-cell>
          <table:table-cell table:formula="of:=[.G863]-[.B863]" office:value-type="float" office:value="0.290773630142212" calcext:value-type="float">
            <text:p>0.290773630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00500.78715" calcext:value-type="float">
            <text:p>1442700500.78715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9.1600527763367" calcext:value-type="float">
            <text:p>29.1600527763</text:p>
          </table:table-cell>
          <table:table-cell table:formula="of:=[.C864]/([.D864]-[.D863])" office:value-type="float" office:value="772120.448032015" calcext:value-type="float">
            <text:p>772120.448032015</text:p>
          </table:table-cell>
          <table:table-cell/>
          <table:table-cell office:value-type="float" office:value="1442700501.07787" calcext:value-type="float">
            <text:p>1442700501.07787</text:p>
          </table:table-cell>
          <table:table-cell table:formula="of:=[.G864]-[.B864]" office:value-type="float" office:value="0.290720224380493" calcext:value-type="float">
            <text:p>0.290720224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00500.79772" calcext:value-type="float">
            <text:p>1442700500.79772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9.1706178188324" calcext:value-type="float">
            <text:p>29.1706178188</text:p>
          </table:table-cell>
          <table:table-cell table:formula="of:=[.C865]/([.D865]-[.D864])" office:value-type="float" office:value="766300.751111412" calcext:value-type="float">
            <text:p>766300.751111412</text:p>
          </table:table-cell>
          <table:table-cell/>
          <table:table-cell office:value-type="float" office:value="1442700501.08135" calcext:value-type="float">
            <text:p>1442700501.08135</text:p>
          </table:table-cell>
          <table:table-cell table:formula="of:=[.G865]-[.B865]" office:value-type="float" office:value="0.283634185791016" calcext:value-type="float">
            <text:p>0.2836341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00500.80816" calcext:value-type="float">
            <text:p>1442700500.80816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9.1810648441315" calcext:value-type="float">
            <text:p>29.1810648441</text:p>
          </table:table-cell>
          <table:table-cell table:formula="of:=[.C866]/([.D866]-[.D865])" office:value-type="float" office:value="774957.441781916" calcext:value-type="float">
            <text:p>774957.441781916</text:p>
          </table:table-cell>
          <table:table-cell/>
          <table:table-cell office:value-type="float" office:value="1442700501.08477" calcext:value-type="float">
            <text:p>1442700501.08477</text:p>
          </table:table-cell>
          <table:table-cell table:formula="of:=[.G866]-[.B866]" office:value-type="float" office:value="0.276607036590576" calcext:value-type="float">
            <text:p>0.2766070366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00500.81864" calcext:value-type="float">
            <text:p>1442700500.81864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9.1915371417999" calcext:value-type="float">
            <text:p>29.1915371418</text:p>
          </table:table-cell>
          <table:table-cell table:formula="of:=[.C867]/([.D867]-[.D866])" office:value-type="float" office:value="773087.268554776" calcext:value-type="float">
            <text:p>773087.268554776</text:p>
          </table:table-cell>
          <table:table-cell/>
          <table:table-cell office:value-type="float" office:value="1442700501.10787" calcext:value-type="float">
            <text:p>1442700501.10787</text:p>
          </table:table-cell>
          <table:table-cell table:formula="of:=[.G867]-[.B867]" office:value-type="float" office:value="0.28923487663269" calcext:value-type="float">
            <text:p>0.2892348766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00500.82929" calcext:value-type="float">
            <text:p>1442700500.82929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9.2021911144257" calcext:value-type="float">
            <text:p>29.2021911144</text:p>
          </table:table-cell>
          <table:table-cell table:formula="of:=[.C868]/([.D868]-[.D867])" office:value-type="float" office:value="759904.336570738" calcext:value-type="float">
            <text:p>759904.336570738</text:p>
          </table:table-cell>
          <table:table-cell/>
          <table:table-cell office:value-type="float" office:value="1442700501.11129" calcext:value-type="float">
            <text:p>1442700501.11129</text:p>
          </table:table-cell>
          <table:table-cell table:formula="of:=[.G868]-[.B868]" office:value-type="float" office:value="0.281996726989746" calcext:value-type="float">
            <text:p>0.28199672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00500.84006" calcext:value-type="float">
            <text:p>1442700500.84006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9.2129654884338" calcext:value-type="float">
            <text:p>29.2129654884</text:p>
          </table:table-cell>
          <table:table-cell table:formula="of:=[.C869]/([.D869]-[.D868])" office:value-type="float" office:value="751412.564094621" calcext:value-type="float">
            <text:p>751412.564094621</text:p>
          </table:table-cell>
          <table:table-cell/>
          <table:table-cell office:value-type="float" office:value="1442700501.11468" calcext:value-type="float">
            <text:p>1442700501.11468</text:p>
          </table:table-cell>
          <table:table-cell table:formula="of:=[.G869]-[.B869]" office:value-type="float" office:value="0.274615526199341" calcext:value-type="float">
            <text:p>0.2746155262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00500.85077" calcext:value-type="float">
            <text:p>1442700500.85077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9.223673582077" calcext:value-type="float">
            <text:p>29.2236735821</text:p>
          </table:table-cell>
          <table:table-cell table:formula="of:=[.C870]/([.D870]-[.D869])" office:value-type="float" office:value="756063.615968651" calcext:value-type="float">
            <text:p>756063.615968651</text:p>
          </table:table-cell>
          <table:table-cell/>
          <table:table-cell office:value-type="float" office:value="1442700501.1348" calcext:value-type="float">
            <text:p>1442700501.1348</text:p>
          </table:table-cell>
          <table:table-cell table:formula="of:=[.G870]-[.B870]" office:value-type="float" office:value="0.284026145935059" calcext:value-type="float">
            <text:p>0.284026145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00500.8613" calcext:value-type="float">
            <text:p>1442700500.8613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9.2341995239258" calcext:value-type="float">
            <text:p>29.2341995239</text:p>
          </table:table-cell>
          <table:table-cell table:formula="of:=[.C871]/([.D871]-[.D870])" office:value-type="float" office:value="769147.323472785" calcext:value-type="float">
            <text:p>769147.323472785</text:p>
          </table:table-cell>
          <table:table-cell/>
          <table:table-cell office:value-type="float" office:value="1442700501.13822" calcext:value-type="float">
            <text:p>1442700501.13822</text:p>
          </table:table-cell>
          <table:table-cell table:formula="of:=[.G871]-[.B871]" office:value-type="float" office:value="0.276921510696411" calcext:value-type="float">
            <text:p>0.276921510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00500.87195" calcext:value-type="float">
            <text:p>1442700500.87195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9.2448525428772" calcext:value-type="float">
            <text:p>29.2448525429</text:p>
          </table:table-cell>
          <table:table-cell table:formula="of:=[.C872]/([.D872]-[.D871])" office:value-type="float" office:value="759972.364352536" calcext:value-type="float">
            <text:p>759972.364352536</text:p>
          </table:table-cell>
          <table:table-cell/>
          <table:table-cell office:value-type="float" office:value="1442700501.14163" calcext:value-type="float">
            <text:p>1442700501.14163</text:p>
          </table:table-cell>
          <table:table-cell table:formula="of:=[.G872]-[.B872]" office:value-type="float" office:value="0.269683599472046" calcext:value-type="float">
            <text:p>0.269683599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00500.88264" calcext:value-type="float">
            <text:p>1442700500.88264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9.2555370330811" calcext:value-type="float">
            <text:p>29.2555370331</text:p>
          </table:table-cell>
          <table:table-cell table:formula="of:=[.C873]/([.D873]-[.D872])" office:value-type="float" office:value="757733.859597447" calcext:value-type="float">
            <text:p>757733.859597447</text:p>
          </table:table-cell>
          <table:table-cell/>
          <table:table-cell office:value-type="float" office:value="1442700501.17839" calcext:value-type="float">
            <text:p>1442700501.17839</text:p>
          </table:table-cell>
          <table:table-cell table:formula="of:=[.G873]-[.B873]" office:value-type="float" office:value="0.295752048492432" calcext:value-type="float">
            <text:p>0.2957520485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00500.8933" calcext:value-type="float">
            <text:p>1442700500.8933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9.2662012577057" calcext:value-type="float">
            <text:p>29.2662012577</text:p>
          </table:table-cell>
          <table:table-cell table:formula="of:=[.C874]/([.D874]-[.D873])" office:value-type="float" office:value="759173.806344877" calcext:value-type="float">
            <text:p>759173.806344877</text:p>
          </table:table-cell>
          <table:table-cell/>
          <table:table-cell office:value-type="float" office:value="1442700501.18182" calcext:value-type="float">
            <text:p>1442700501.18182</text:p>
          </table:table-cell>
          <table:table-cell table:formula="of:=[.G874]-[.B874]" office:value-type="float" office:value="0.288522958755493" calcext:value-type="float">
            <text:p>0.288522958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00500.90372" calcext:value-type="float">
            <text:p>1442700500.90372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9.2766196727753" calcext:value-type="float">
            <text:p>29.2766196728</text:p>
          </table:table-cell>
          <table:table-cell table:formula="of:=[.C875]/([.D875]-[.D874])" office:value-type="float" office:value="777085.568767449" calcext:value-type="float">
            <text:p>777085.568767449</text:p>
          </table:table-cell>
          <table:table-cell/>
          <table:table-cell office:value-type="float" office:value="1442700501.27889" calcext:value-type="float">
            <text:p>1442700501.27889</text:p>
          </table:table-cell>
          <table:table-cell table:formula="of:=[.G875]-[.B875]" office:value-type="float" office:value="0.375168561935425" calcext:value-type="float">
            <text:p>0.3751685619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00500.91404" calcext:value-type="float">
            <text:p>1442700500.91404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9.2869424819946" calcext:value-type="float">
            <text:p>29.286942482</text:p>
          </table:table-cell>
          <table:table-cell table:formula="of:=[.C876]/([.D876]-[.D875])" office:value-type="float" office:value="784282.633531192" calcext:value-type="float">
            <text:p>784282.633531192</text:p>
          </table:table-cell>
          <table:table-cell/>
          <table:table-cell office:value-type="float" office:value="1442700501.28232" calcext:value-type="float">
            <text:p>1442700501.28232</text:p>
          </table:table-cell>
          <table:table-cell table:formula="of:=[.G876]-[.B876]" office:value-type="float" office:value="0.368278026580811" calcext:value-type="float">
            <text:p>0.3682780266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00500.92446" calcext:value-type="float">
            <text:p>1442700500.92446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9.2973608970642" calcext:value-type="float">
            <text:p>29.2973608971</text:p>
          </table:table-cell>
          <table:table-cell table:formula="of:=[.C877]/([.D877]-[.D876])" office:value-type="float" office:value="777085.568767449" calcext:value-type="float">
            <text:p>777085.568767449</text:p>
          </table:table-cell>
          <table:table-cell/>
          <table:table-cell office:value-type="float" office:value="1442700501.28574" calcext:value-type="float">
            <text:p>1442700501.28574</text:p>
          </table:table-cell>
          <table:table-cell table:formula="of:=[.G877]-[.B877]" office:value-type="float" office:value="0.361278533935547" calcext:value-type="float">
            <text:p>0.361278533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00500.93496" calcext:value-type="float">
            <text:p>1442700500.93496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9.3078649044037" calcext:value-type="float">
            <text:p>29.3078649044</text:p>
          </table:table-cell>
          <table:table-cell table:formula="of:=[.C878]/([.D878]-[.D877])" office:value-type="float" office:value="770753.459926913" calcext:value-type="float">
            <text:p>770753.459926913</text:p>
          </table:table-cell>
          <table:table-cell/>
          <table:table-cell office:value-type="float" office:value="1442700501.30885" calcext:value-type="float">
            <text:p>1442700501.30885</text:p>
          </table:table-cell>
          <table:table-cell table:formula="of:=[.G878]-[.B878]" office:value-type="float" office:value="0.373885154724121" calcext:value-type="float">
            <text:p>0.373885154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00500.94534" calcext:value-type="float">
            <text:p>1442700500.94534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9.3182415962219" calcext:value-type="float">
            <text:p>29.3182415962</text:p>
          </table:table-cell>
          <table:table-cell table:formula="of:=[.C879]/([.D879]-[.D878])" office:value-type="float" office:value="780210.123015417" calcext:value-type="float">
            <text:p>780210.123015417</text:p>
          </table:table-cell>
          <table:table-cell/>
          <table:table-cell office:value-type="float" office:value="1442700501.31227" calcext:value-type="float">
            <text:p>1442700501.31227</text:p>
          </table:table-cell>
          <table:table-cell table:formula="of:=[.G879]-[.B879]" office:value-type="float" office:value="0.366930246353149" calcext:value-type="float">
            <text:p>0.366930246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00500.95598" calcext:value-type="float">
            <text:p>1442700500.95598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9.3288795948029" calcext:value-type="float">
            <text:p>29.3288795948</text:p>
          </table:table-cell>
          <table:table-cell table:formula="of:=[.C880]/([.D880]-[.D879])" office:value-type="float" office:value="761045.410789126" calcext:value-type="float">
            <text:p>761045.410789126</text:p>
          </table:table-cell>
          <table:table-cell/>
          <table:table-cell office:value-type="float" office:value="1442700501.31573" calcext:value-type="float">
            <text:p>1442700501.31573</text:p>
          </table:table-cell>
          <table:table-cell table:formula="of:=[.G880]-[.B880]" office:value-type="float" office:value="0.359747409820557" calcext:value-type="float">
            <text:p>0.3597474098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00500.96638" calcext:value-type="float">
            <text:p>1442700500.96638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9.3392825126648" calcext:value-type="float">
            <text:p>29.3392825127</text:p>
          </table:table-cell>
          <table:table-cell table:formula="of:=[.C881]/([.D881]-[.D880])" office:value-type="float" office:value="778243.191712695" calcext:value-type="float">
            <text:p>778243.191712695</text:p>
          </table:table-cell>
          <table:table-cell/>
          <table:table-cell office:value-type="float" office:value="1442700501.33584" calcext:value-type="float">
            <text:p>1442700501.33584</text:p>
          </table:table-cell>
          <table:table-cell table:formula="of:=[.G881]-[.B881]" office:value-type="float" office:value="0.369462728500366" calcext:value-type="float">
            <text:p>0.369462728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00500.97685" calcext:value-type="float">
            <text:p>1442700500.97685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9.3497543334961" calcext:value-type="float">
            <text:p>29.3497543335</text:p>
          </table:table-cell>
          <table:table-cell table:formula="of:=[.C882]/([.D882]-[.D881])" office:value-type="float" office:value="773122.471290014" calcext:value-type="float">
            <text:p>773122.471290014</text:p>
          </table:table-cell>
          <table:table-cell/>
          <table:table-cell office:value-type="float" office:value="1442700501.33926" calcext:value-type="float">
            <text:p>1442700501.33926</text:p>
          </table:table-cell>
          <table:table-cell table:formula="of:=[.G882]-[.B882]" office:value-type="float" office:value="0.362408876419067" calcext:value-type="float">
            <text:p>0.3624088764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00500.98721" calcext:value-type="float">
            <text:p>1442700500.98721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9.3601138591766" calcext:value-type="float">
            <text:p>29.3601138592</text:p>
          </table:table-cell>
          <table:table-cell table:formula="of:=[.C883]/([.D883]-[.D882])" office:value-type="float" office:value="781502.961588916" calcext:value-type="float">
            <text:p>781502.961588916</text:p>
          </table:table-cell>
          <table:table-cell/>
          <table:table-cell office:value-type="float" office:value="1442700501.34268" calcext:value-type="float">
            <text:p>1442700501.34268</text:p>
          </table:table-cell>
          <table:table-cell table:formula="of:=[.G883]-[.B883]" office:value-type="float" office:value="0.355471611022949" calcext:value-type="float">
            <text:p>0.35547161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00500.99756" calcext:value-type="float">
            <text:p>1442700500.99756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9.370459318161" calcext:value-type="float">
            <text:p>29.3704593182</text:p>
          </table:table-cell>
          <table:table-cell table:formula="of:=[.C884]/([.D884]-[.D883])" office:value-type="float" office:value="782565.569321534" calcext:value-type="float">
            <text:p>782565.569321534</text:p>
          </table:table-cell>
          <table:table-cell/>
          <table:table-cell office:value-type="float" office:value="1442700501.373" calcext:value-type="float">
            <text:p>1442700501.373</text:p>
          </table:table-cell>
          <table:table-cell table:formula="of:=[.G884]-[.B884]" office:value-type="float" office:value="0.375444889068604" calcext:value-type="float">
            <text:p>0.375444889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00501.00803" calcext:value-type="float">
            <text:p>1442700501.00803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9.3809342384338" calcext:value-type="float">
            <text:p>29.3809342384</text:p>
          </table:table-cell>
          <table:table-cell table:formula="of:=[.C885]/([.D885]-[.D884])" office:value-type="float" office:value="772893.710800046" calcext:value-type="float">
            <text:p>772893.710800046</text:p>
          </table:table-cell>
          <table:table-cell/>
          <table:table-cell office:value-type="float" office:value="1442700501.3765" calcext:value-type="float">
            <text:p>1442700501.3765</text:p>
          </table:table-cell>
          <table:table-cell table:formula="of:=[.G885]-[.B885]" office:value-type="float" office:value="0.368468761444092" calcext:value-type="float">
            <text:p>0.368468761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00501.01849" calcext:value-type="float">
            <text:p>1442700501.01849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9.3913886547089" calcext:value-type="float">
            <text:p>29.3913886547</text:p>
          </table:table-cell>
          <table:table-cell table:formula="of:=[.C886]/([.D886]-[.D885])" office:value-type="float" office:value="774409.568838514" calcext:value-type="float">
            <text:p>774409.568838514</text:p>
          </table:table-cell>
          <table:table-cell/>
          <table:table-cell office:value-type="float" office:value="1442700501.37989" calcext:value-type="float">
            <text:p>1442700501.37989</text:p>
          </table:table-cell>
          <table:table-cell table:formula="of:=[.G886]-[.B886]" office:value-type="float" office:value="0.361404657363892" calcext:value-type="float">
            <text:p>0.361404657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00501.02903" calcext:value-type="float">
            <text:p>1442700501.02903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9.4019336700439" calcext:value-type="float">
            <text:p>29.40193367</text:p>
          </table:table-cell>
          <table:table-cell table:formula="of:=[.C887]/([.D887]-[.D886])" office:value-type="float" office:value="767756.114404576" calcext:value-type="float">
            <text:p>767756.114404576</text:p>
          </table:table-cell>
          <table:table-cell/>
          <table:table-cell office:value-type="float" office:value="1442700501.40068" calcext:value-type="float">
            <text:p>1442700501.40068</text:p>
          </table:table-cell>
          <table:table-cell table:formula="of:=[.G887]-[.B887]" office:value-type="float" office:value="0.371648073196411" calcext:value-type="float">
            <text:p>0.371648073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00501.03947" calcext:value-type="float">
            <text:p>1442700501.03947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9.4123764038086" calcext:value-type="float">
            <text:p>29.4123764038</text:p>
          </table:table-cell>
          <table:table-cell table:formula="of:=[.C888]/([.D888]-[.D887])" office:value-type="float" office:value="775275.917442922" calcext:value-type="float">
            <text:p>775275.917442922</text:p>
          </table:table-cell>
          <table:table-cell/>
          <table:table-cell office:value-type="float" office:value="1442700501.4041" calcext:value-type="float">
            <text:p>1442700501.4041</text:p>
          </table:table-cell>
          <table:table-cell table:formula="of:=[.G888]-[.B888]" office:value-type="float" office:value="0.364627838134766" calcext:value-type="float">
            <text:p>0.364627838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00501.04994" calcext:value-type="float">
            <text:p>1442700501.04994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9.4228391647339" calcext:value-type="float">
            <text:p>29.4228391647</text:p>
          </table:table-cell>
          <table:table-cell table:formula="of:=[.C889]/([.D889]-[.D888])" office:value-type="float" office:value="773791.932914046" calcext:value-type="float">
            <text:p>773791.932914046</text:p>
          </table:table-cell>
          <table:table-cell/>
          <table:table-cell office:value-type="float" office:value="1442700501.40753" calcext:value-type="float">
            <text:p>1442700501.40753</text:p>
          </table:table-cell>
          <table:table-cell table:formula="of:=[.G889]-[.B889]" office:value-type="float" office:value="0.357589483261108" calcext:value-type="float">
            <text:p>0.357589483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00501.06042" calcext:value-type="float">
            <text:p>1442700501.06042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9.4333174228668" calcext:value-type="float">
            <text:p>29.4333174229</text:p>
          </table:table-cell>
          <table:table-cell table:formula="of:=[.C890]/([.D890]-[.D889])" office:value-type="float" office:value="772647.504698628" calcext:value-type="float">
            <text:p>772647.504698628</text:p>
          </table:table-cell>
          <table:table-cell/>
          <table:table-cell office:value-type="float" office:value="1442700501.42838" calcext:value-type="float">
            <text:p>1442700501.42838</text:p>
          </table:table-cell>
          <table:table-cell table:formula="of:=[.G890]-[.B890]" office:value-type="float" office:value="0.367961883544922" calcext:value-type="float">
            <text:p>0.3679618835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00501.0709" calcext:value-type="float">
            <text:p>1442700501.0709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9.4438047409058" calcext:value-type="float">
            <text:p>29.4438047409</text:p>
          </table:table-cell>
          <table:table-cell table:formula="of:=[.C891]/([.D891]-[.D890])" office:value-type="float" office:value="771980.021006206" calcext:value-type="float">
            <text:p>771980.021006206</text:p>
          </table:table-cell>
          <table:table-cell/>
          <table:table-cell office:value-type="float" office:value="1442700501.43177" calcext:value-type="float">
            <text:p>1442700501.43177</text:p>
          </table:table-cell>
          <table:table-cell table:formula="of:=[.G891]-[.B891]" office:value-type="float" office:value="0.36086630821228" calcext:value-type="float">
            <text:p>0.3608663082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00501.08137" calcext:value-type="float">
            <text:p>1442700501.08137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9.4542694091797" calcext:value-type="float">
            <text:p>29.4542694092</text:p>
          </table:table-cell>
          <table:table-cell table:formula="of:=[.C892]/([.D892]-[.D891])" office:value-type="float" office:value="773650.897293356" calcext:value-type="float">
            <text:p>773650.897293356</text:p>
          </table:table-cell>
          <table:table-cell/>
          <table:table-cell office:value-type="float" office:value="1442700501.47345" calcext:value-type="float">
            <text:p>1442700501.47345</text:p>
          </table:table-cell>
          <table:table-cell table:formula="of:=[.G892]-[.B892]" office:value-type="float" office:value="0.392081022262573" calcext:value-type="float">
            <text:p>0.3920810223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00501.09183" calcext:value-type="float">
            <text:p>1442700501.09183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9.4647274017334" calcext:value-type="float">
            <text:p>29.4647274017</text:p>
          </table:table-cell>
          <table:table-cell table:formula="of:=[.C893]/([.D893]-[.D892])" office:value-type="float" office:value="774144.747036294" calcext:value-type="float">
            <text:p>774144.747036294</text:p>
          </table:table-cell>
          <table:table-cell/>
          <table:table-cell office:value-type="float" office:value="1442700501.47687" calcext:value-type="float">
            <text:p>1442700501.47687</text:p>
          </table:table-cell>
          <table:table-cell table:formula="of:=[.G893]-[.B893]" office:value-type="float" office:value="0.385040998458862" calcext:value-type="float">
            <text:p>0.3850409985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00501.10227" calcext:value-type="float">
            <text:p>1442700501.10227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9.4751751422882" calcext:value-type="float">
            <text:p>29.4751751423</text:p>
          </table:table-cell>
          <table:table-cell table:formula="of:=[.C894]/([.D894]-[.D893])" office:value-type="float" office:value="774904.387941854" calcext:value-type="float">
            <text:p>774904.387941854</text:p>
          </table:table-cell>
          <table:table-cell/>
          <table:table-cell office:value-type="float" office:value="1442700501.48032" calcext:value-type="float">
            <text:p>1442700501.48032</text:p>
          </table:table-cell>
          <table:table-cell table:formula="of:=[.G894]-[.B894]" office:value-type="float" office:value="0.378045320510864" calcext:value-type="float">
            <text:p>0.378045320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00501.11271" calcext:value-type="float">
            <text:p>1442700501.11271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9.4856133460999" calcext:value-type="float">
            <text:p>29.4856133461</text:p>
          </table:table-cell>
          <table:table-cell table:formula="of:=[.C895]/([.D895]-[.D894])" office:value-type="float" office:value="775612.370297618" calcext:value-type="float">
            <text:p>775612.370297618</text:p>
          </table:table-cell>
          <table:table-cell/>
          <table:table-cell office:value-type="float" office:value="1442700501.48374" calcext:value-type="float">
            <text:p>1442700501.48374</text:p>
          </table:table-cell>
          <table:table-cell table:formula="of:=[.G895]-[.B895]" office:value-type="float" office:value="0.371030569076538" calcext:value-type="float">
            <text:p>0.3710305691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00501.12314" calcext:value-type="float">
            <text:p>1442700501.12314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9.496043920517" calcext:value-type="float">
            <text:p>29.4960439205</text:p>
          </table:table-cell>
          <table:table-cell table:formula="of:=[.C896]/([.D896]-[.D895])" office:value-type="float" office:value="776179.688312876" calcext:value-type="float">
            <text:p>776179.688312876</text:p>
          </table:table-cell>
          <table:table-cell/>
          <table:table-cell office:value-type="float" office:value="1442700501.48717" calcext:value-type="float">
            <text:p>1442700501.48717</text:p>
          </table:table-cell>
          <table:table-cell table:formula="of:=[.G896]-[.B896]" office:value-type="float" office:value="0.36402702331543" calcext:value-type="float">
            <text:p>0.3640270233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00501.13356" calcext:value-type="float">
            <text:p>1442700501.13356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9.5064566135406" calcext:value-type="float">
            <text:p>29.5064566135</text:p>
          </table:table-cell>
          <table:table-cell table:formula="of:=[.C897]/([.D897]-[.D896])" office:value-type="float" office:value="777512.597517974" calcext:value-type="float">
            <text:p>777512.597517974</text:p>
          </table:table-cell>
          <table:table-cell/>
          <table:table-cell office:value-type="float" office:value="1442700501.4906" calcext:value-type="float">
            <text:p>1442700501.4906</text:p>
          </table:table-cell>
          <table:table-cell table:formula="of:=[.G897]-[.B897]" office:value-type="float" office:value="0.357040643692017" calcext:value-type="float">
            <text:p>0.3570406437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00501.14403" calcext:value-type="float">
            <text:p>1442700501.14403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9.5169298648834" calcext:value-type="float">
            <text:p>29.5169298649</text:p>
          </table:table-cell>
          <table:table-cell table:formula="of:=[.C898]/([.D898]-[.D897])" office:value-type="float" office:value="773016.872700783" calcext:value-type="float">
            <text:p>773016.872700783</text:p>
          </table:table-cell>
          <table:table-cell/>
          <table:table-cell office:value-type="float" office:value="1442700501.6017" calcext:value-type="float">
            <text:p>1442700501.6017</text:p>
          </table:table-cell>
          <table:table-cell table:formula="of:=[.G898]-[.B898]" office:value-type="float" office:value="0.457672119140625" calcext:value-type="float">
            <text:p>0.457672119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00501.15445" calcext:value-type="float">
            <text:p>1442700501.15445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9.5273518562317" calcext:value-type="float">
            <text:p>29.5273518562</text:p>
          </table:table-cell>
          <table:table-cell table:formula="of:=[.C899]/([.D899]-[.D898])" office:value-type="float" office:value="776818.913915769" calcext:value-type="float">
            <text:p>776818.913915769</text:p>
          </table:table-cell>
          <table:table-cell/>
          <table:table-cell office:value-type="float" office:value="1442700501.60512" calcext:value-type="float">
            <text:p>1442700501.60512</text:p>
          </table:table-cell>
          <table:table-cell table:formula="of:=[.G899]-[.B899]" office:value-type="float" office:value="0.450670957565308" calcext:value-type="float">
            <text:p>0.45067095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00501.16498" calcext:value-type="float">
            <text:p>1442700501.16498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9.5378785133362" calcext:value-type="float">
            <text:p>29.5378785133</text:p>
          </table:table-cell>
          <table:table-cell table:formula="of:=[.C900]/([.D900]-[.D899])" office:value-type="float" office:value="769095.06214894" calcext:value-type="float">
            <text:p>769095.06214894</text:p>
          </table:table-cell>
          <table:table-cell/>
          <table:table-cell office:value-type="float" office:value="1442700501.60855" calcext:value-type="float">
            <text:p>1442700501.60855</text:p>
          </table:table-cell>
          <table:table-cell table:formula="of:=[.G900]-[.B900]" office:value-type="float" office:value="0.443576097488403" calcext:value-type="float">
            <text:p>0.4435760975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00501.17542" calcext:value-type="float">
            <text:p>1442700501.17542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9.5483219623566" calcext:value-type="float">
            <text:p>29.5483219624</text:p>
          </table:table-cell>
          <table:table-cell table:formula="of:=[.C901]/([.D901]-[.D900])" office:value-type="float" office:value="775222.819989499" calcext:value-type="float">
            <text:p>775222.819989499</text:p>
          </table:table-cell>
          <table:table-cell/>
          <table:table-cell office:value-type="float" office:value="1442700501.62923" calcext:value-type="float">
            <text:p>1442700501.62923</text:p>
          </table:table-cell>
          <table:table-cell table:formula="of:=[.G901]-[.B901]" office:value-type="float" office:value="0.453805923461914" calcext:value-type="float">
            <text:p>0.4538059235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00501.18586" calcext:value-type="float">
            <text:p>1442700501.18586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9.5587656497955" calcext:value-type="float">
            <text:p>29.5587656498</text:p>
          </table:table-cell>
          <table:table-cell table:formula="of:=[.C902]/([.D902]-[.D901])" office:value-type="float" office:value="775205.12245457" calcext:value-type="float">
            <text:p>775205.12245457</text:p>
          </table:table-cell>
          <table:table-cell/>
          <table:table-cell office:value-type="float" office:value="1442700501.63268" calcext:value-type="float">
            <text:p>1442700501.63268</text:p>
          </table:table-cell>
          <table:table-cell table:formula="of:=[.G902]-[.B902]" office:value-type="float" office:value="0.446820020675659" calcext:value-type="float">
            <text:p>0.446820020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00501.1963" calcext:value-type="float">
            <text:p>1442700501.1963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9.56920170784" calcext:value-type="float">
            <text:p>29.5692017078</text:p>
          </table:table-cell>
          <table:table-cell table:formula="of:=[.C903]/([.D903]-[.D902])" office:value-type="float" office:value="775771.844649548" calcext:value-type="float">
            <text:p>775771.844649548</text:p>
          </table:table-cell>
          <table:table-cell/>
          <table:table-cell office:value-type="float" office:value="1442700501.6361" calcext:value-type="float">
            <text:p>1442700501.6361</text:p>
          </table:table-cell>
          <table:table-cell table:formula="of:=[.G903]-[.B903]" office:value-type="float" office:value="0.439802646636963" calcext:value-type="float">
            <text:p>0.4398026466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00501.20677" calcext:value-type="float">
            <text:p>1442700501.20677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9.5796749591827" calcext:value-type="float">
            <text:p>29.5796749592</text:p>
          </table:table-cell>
          <table:table-cell table:formula="of:=[.C904]/([.D904]-[.D903])" office:value-type="float" office:value="773016.872700783" calcext:value-type="float">
            <text:p>773016.872700783</text:p>
          </table:table-cell>
          <table:table-cell/>
          <table:table-cell office:value-type="float" office:value="1442700501.6745" calcext:value-type="float">
            <text:p>1442700501.6745</text:p>
          </table:table-cell>
          <table:table-cell table:formula="of:=[.G904]-[.B904]" office:value-type="float" office:value="0.46772575378418" calcext:value-type="float">
            <text:p>0.467725753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00501.21723" calcext:value-type="float">
            <text:p>1442700501.21723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9.5901277065277" calcext:value-type="float">
            <text:p>29.5901277065</text:p>
          </table:table-cell>
          <table:table-cell table:formula="of:=[.C905]/([.D905]-[.D904])" office:value-type="float" office:value="774533.214360659" calcext:value-type="float">
            <text:p>774533.214360659</text:p>
          </table:table-cell>
          <table:table-cell/>
          <table:table-cell office:value-type="float" office:value="1442700501.67793" calcext:value-type="float">
            <text:p>1442700501.67793</text:p>
          </table:table-cell>
          <table:table-cell table:formula="of:=[.G905]-[.B905]" office:value-type="float" office:value="0.460700035095215" calcext:value-type="float">
            <text:p>0.460700035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00501.22772" calcext:value-type="float">
            <text:p>1442700501.22772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9.6006238460541" calcext:value-type="float">
            <text:p>29.6006238461</text:p>
          </table:table-cell>
          <table:table-cell table:formula="of:=[.C906]/([.D906]-[.D905])" office:value-type="float" office:value="771331.209885517" calcext:value-type="float">
            <text:p>771331.209885517</text:p>
          </table:table-cell>
          <table:table-cell/>
          <table:table-cell office:value-type="float" office:value="1442700501.68134" calcext:value-type="float">
            <text:p>1442700501.68134</text:p>
          </table:table-cell>
          <table:table-cell table:formula="of:=[.G906]-[.B906]" office:value-type="float" office:value="0.453619241714478" calcext:value-type="float">
            <text:p>0.453619241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00501.23816" calcext:value-type="float">
            <text:p>1442700501.23816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9.6110582351685" calcext:value-type="float">
            <text:p>29.6110582352</text:p>
          </table:table-cell>
          <table:table-cell table:formula="of:=[.C907]/([.D907]-[.D906])" office:value-type="float" office:value="775895.925602651" calcext:value-type="float">
            <text:p>775895.925602651</text:p>
          </table:table-cell>
          <table:table-cell/>
          <table:table-cell office:value-type="float" office:value="1442700501.68486" calcext:value-type="float">
            <text:p>1442700501.68486</text:p>
          </table:table-cell>
          <table:table-cell table:formula="of:=[.G907]-[.B907]" office:value-type="float" office:value="0.446705341339111" calcext:value-type="float">
            <text:p>0.4467053413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00501.2486" calcext:value-type="float">
            <text:p>1442700501.2486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9.6214971542358" calcext:value-type="float">
            <text:p>29.6214971542</text:p>
          </table:table-cell>
          <table:table-cell table:formula="of:=[.C908]/([.D908]-[.D907])" office:value-type="float" office:value="775559.226749498" calcext:value-type="float">
            <text:p>775559.226749498</text:p>
          </table:table-cell>
          <table:table-cell/>
          <table:table-cell office:value-type="float" office:value="1442700501.68828" calcext:value-type="float">
            <text:p>1442700501.68828</text:p>
          </table:table-cell>
          <table:table-cell table:formula="of:=[.G908]-[.B908]" office:value-type="float" office:value="0.4396812915802" calcext:value-type="float">
            <text:p>0.4396812916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00501.25904" calcext:value-type="float">
            <text:p>1442700501.25904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9.631936788559" calcext:value-type="float">
            <text:p>29.6319367886</text:p>
          </table:table-cell>
          <table:table-cell table:formula="of:=[.C909]/([.D909]-[.D908])" office:value-type="float" office:value="775506.090483477" calcext:value-type="float">
            <text:p>775506.090483477</text:p>
          </table:table-cell>
          <table:table-cell/>
          <table:table-cell office:value-type="float" office:value="1442700501.6917" calcext:value-type="float">
            <text:p>1442700501.6917</text:p>
          </table:table-cell>
          <table:table-cell table:formula="of:=[.G909]-[.B909]" office:value-type="float" office:value="0.432665586471558" calcext:value-type="float">
            <text:p>0.4326655865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00501.26949" calcext:value-type="float">
            <text:p>1442700501.26949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9.6423950195312" calcext:value-type="float">
            <text:p>29.6423950195</text:p>
          </table:table-cell>
          <table:table-cell table:formula="of:=[.C910]/([.D910]-[.D909])" office:value-type="float" office:value="774127.09868916" calcext:value-type="float">
            <text:p>774127.09868916</text:p>
          </table:table-cell>
          <table:table-cell/>
          <table:table-cell office:value-type="float" office:value="1442700501.71052" calcext:value-type="float">
            <text:p>1442700501.71052</text:p>
          </table:table-cell>
          <table:table-cell table:formula="of:=[.G910]-[.B910]" office:value-type="float" office:value="0.441025495529175" calcext:value-type="float">
            <text:p>0.441025495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00501.27993" calcext:value-type="float">
            <text:p>1442700501.27993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9.65283203125" calcext:value-type="float">
            <text:p>29.6528320313</text:p>
          </table:table-cell>
          <table:table-cell table:formula="of:=[.C911]/([.D911]-[.D910])" office:value-type="float" office:value="775700.959064328" calcext:value-type="float">
            <text:p>775700.959064328</text:p>
          </table:table-cell>
          <table:table-cell/>
          <table:table-cell office:value-type="float" office:value="1442700501.71392" calcext:value-type="float">
            <text:p>1442700501.71392</text:p>
          </table:table-cell>
          <table:table-cell table:formula="of:=[.G911]-[.B911]" office:value-type="float" office:value="0.433990478515625" calcext:value-type="float">
            <text:p>0.4339904785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00501.29038" calcext:value-type="float">
            <text:p>1442700501.29038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9.6632792949676" calcext:value-type="float">
            <text:p>29.663279295</text:p>
          </table:table-cell>
          <table:table-cell table:formula="of:=[.C912]/([.D912]-[.D911])" office:value-type="float" office:value="774939.756361396" calcext:value-type="float">
            <text:p>774939.756361396</text:p>
          </table:table-cell>
          <table:table-cell/>
          <table:table-cell office:value-type="float" office:value="1442700501.77504" calcext:value-type="float">
            <text:p>1442700501.77504</text:p>
          </table:table-cell>
          <table:table-cell table:formula="of:=[.G912]-[.B912]" office:value-type="float" office:value="0.484657526016235" calcext:value-type="float">
            <text:p>0.484657526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00501.30086" calcext:value-type="float">
            <text:p>1442700501.30086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9.6737658977509" calcext:value-type="float">
            <text:p>29.6737658978</text:p>
          </table:table-cell>
          <table:table-cell table:formula="of:=[.C913]/([.D913]-[.D912])" office:value-type="float" office:value="772032.675154602" calcext:value-type="float">
            <text:p>772032.675154602</text:p>
          </table:table-cell>
          <table:table-cell/>
          <table:table-cell office:value-type="float" office:value="1442700501.77846" calcext:value-type="float">
            <text:p>1442700501.77846</text:p>
          </table:table-cell>
          <table:table-cell table:formula="of:=[.G913]-[.B913]" office:value-type="float" office:value="0.477591514587402" calcext:value-type="float">
            <text:p>0.477591514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00501.31131" calcext:value-type="float">
            <text:p>1442700501.31131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9.6842076778412" calcext:value-type="float">
            <text:p>29.6842076778</text:p>
          </table:table-cell>
          <table:table-cell table:formula="of:=[.C914]/([.D914]-[.D913])" office:value-type="float" office:value="775346.725363047" calcext:value-type="float">
            <text:p>775346.725363047</text:p>
          </table:table-cell>
          <table:table-cell/>
          <table:table-cell office:value-type="float" office:value="1442700501.78188" calcext:value-type="float">
            <text:p>1442700501.78188</text:p>
          </table:table-cell>
          <table:table-cell table:formula="of:=[.G914]-[.B914]" office:value-type="float" office:value="0.470571041107178" calcext:value-type="float">
            <text:p>0.470571041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00501.32173" calcext:value-type="float">
            <text:p>1442700501.32173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9.6946353912354" calcext:value-type="float">
            <text:p>29.6946353912</text:p>
          </table:table-cell>
          <table:table-cell table:formula="of:=[.C915]/([.D915]-[.D914])" office:value-type="float" office:value="776392.64659213" calcext:value-type="float">
            <text:p>776392.64659213</text:p>
          </table:table-cell>
          <table:table-cell/>
          <table:table-cell office:value-type="float" office:value="1442700501.87557" calcext:value-type="float">
            <text:p>1442700501.87557</text:p>
          </table:table-cell>
          <table:table-cell table:formula="of:=[.G915]-[.B915]" office:value-type="float" office:value="0.553839683532715" calcext:value-type="float">
            <text:p>0.553839683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00501.33221" calcext:value-type="float">
            <text:p>1442700501.33221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9.7051150798798" calcext:value-type="float">
            <text:p>29.7051150799</text:p>
          </table:table-cell>
          <table:table-cell table:formula="of:=[.C916]/([.D916]-[.D915])" office:value-type="float" office:value="772542.03580935" calcext:value-type="float">
            <text:p>772542.03580935</text:p>
          </table:table-cell>
          <table:table-cell/>
          <table:table-cell office:value-type="float" office:value="1442700501.879" calcext:value-type="float">
            <text:p>1442700501.879</text:p>
          </table:table-cell>
          <table:table-cell table:formula="of:=[.G916]-[.B916]" office:value-type="float" office:value="0.546783208847046" calcext:value-type="float">
            <text:p>0.5467832088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00501.34281" calcext:value-type="float">
            <text:p>1442700501.34281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9.7157139778137" calcext:value-type="float">
            <text:p>29.7157139778</text:p>
          </table:table-cell>
          <table:table-cell table:formula="of:=[.C917]/([.D917]-[.D916])" office:value-type="float" office:value="763853.001552131" calcext:value-type="float">
            <text:p>763853.001552131</text:p>
          </table:table-cell>
          <table:table-cell/>
          <table:table-cell office:value-type="float" office:value="1442700501.88242" calcext:value-type="float">
            <text:p>1442700501.88242</text:p>
          </table:table-cell>
          <table:table-cell table:formula="of:=[.G917]-[.B917]" office:value-type="float" office:value="0.539610862731934" calcext:value-type="float">
            <text:p>0.539610862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00501.35325" calcext:value-type="float">
            <text:p>1442700501.35325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9.7261555194855" calcext:value-type="float">
            <text:p>29.7261555195</text:p>
          </table:table-cell>
          <table:table-cell table:formula="of:=[.C918]/([.D918]-[.D917])" office:value-type="float" office:value="775364.429364083" calcext:value-type="float">
            <text:p>775364.429364083</text:p>
          </table:table-cell>
          <table:table-cell/>
          <table:table-cell office:value-type="float" office:value="1442700501.88585" calcext:value-type="float">
            <text:p>1442700501.88585</text:p>
          </table:table-cell>
          <table:table-cell table:formula="of:=[.G918]-[.B918]" office:value-type="float" office:value="0.532592535018921" calcext:value-type="float">
            <text:p>0.532592535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00501.36374" calcext:value-type="float">
            <text:p>1442700501.36374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9.7366366386414" calcext:value-type="float">
            <text:p>29.7366366386</text:p>
          </table:table-cell>
          <table:table-cell table:formula="of:=[.C919]/([.D919]-[.D918])" office:value-type="float" office:value="772436.595709834" calcext:value-type="float">
            <text:p>772436.595709834</text:p>
          </table:table-cell>
          <table:table-cell/>
          <table:table-cell office:value-type="float" office:value="1442700501.88927" calcext:value-type="float">
            <text:p>1442700501.88927</text:p>
          </table:table-cell>
          <table:table-cell table:formula="of:=[.G919]-[.B919]" office:value-type="float" office:value="0.525534629821777" calcext:value-type="float">
            <text:p>0.5255346298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00501.37423" calcext:value-type="float">
            <text:p>1442700501.37423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9.7471330165863" calcext:value-type="float">
            <text:p>29.7471330166</text:p>
          </table:table-cell>
          <table:table-cell table:formula="of:=[.C920]/([.D920]-[.D919])" office:value-type="float" office:value="771313.689585463" calcext:value-type="float">
            <text:p>771313.689585463</text:p>
          </table:table-cell>
          <table:table-cell/>
          <table:table-cell office:value-type="float" office:value="1442700501.89269" calcext:value-type="float">
            <text:p>1442700501.89269</text:p>
          </table:table-cell>
          <table:table-cell table:formula="of:=[.G920]-[.B920]" office:value-type="float" office:value="0.51845645904541" calcext:value-type="float">
            <text:p>0.51845645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00501.38466" calcext:value-type="float">
            <text:p>1442700501.38466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9.7575631141663" calcext:value-type="float">
            <text:p>29.7575631142</text:p>
          </table:table-cell>
          <table:table-cell table:formula="of:=[.C921]/([.D921]-[.D920])" office:value-type="float" office:value="776215.173246166" calcext:value-type="float">
            <text:p>776215.173246166</text:p>
          </table:table-cell>
          <table:table-cell/>
          <table:table-cell office:value-type="float" office:value="1442700501.91146" calcext:value-type="float">
            <text:p>1442700501.91146</text:p>
          </table:table-cell>
          <table:table-cell table:formula="of:=[.G921]-[.B921]" office:value-type="float" office:value="0.526800870895386" calcext:value-type="float">
            <text:p>0.526800870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00501.39507" calcext:value-type="float">
            <text:p>1442700501.39507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9.7679753303528" calcext:value-type="float">
            <text:p>29.7679753304</text:p>
          </table:table-cell>
          <table:table-cell table:formula="of:=[.C922]/([.D922]-[.D921])" office:value-type="float" office:value="777548.204433046" calcext:value-type="float">
            <text:p>777548.204433046</text:p>
          </table:table-cell>
          <table:table-cell/>
          <table:table-cell office:value-type="float" office:value="1442700501.91489" calcext:value-type="float">
            <text:p>1442700501.91489</text:p>
          </table:table-cell>
          <table:table-cell table:formula="of:=[.G922]-[.B922]" office:value-type="float" office:value="0.519813776016235" calcext:value-type="float">
            <text:p>0.51981377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00501.40549" calcext:value-type="float">
            <text:p>1442700501.40549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9.7783963680267" calcext:value-type="float">
            <text:p>29.778396368</text:p>
          </table:table-cell>
          <table:table-cell table:formula="of:=[.C923]/([.D923]-[.D922])" office:value-type="float" office:value="776890.003980874" calcext:value-type="float">
            <text:p>776890.003980874</text:p>
          </table:table-cell>
          <table:table-cell/>
          <table:table-cell office:value-type="float" office:value="1442700501.91831" calcext:value-type="float">
            <text:p>1442700501.91831</text:p>
          </table:table-cell>
          <table:table-cell table:formula="of:=[.G923]-[.B923]" office:value-type="float" office:value="0.512814044952393" calcext:value-type="float">
            <text:p>0.51281404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00501.41591" calcext:value-type="float">
            <text:p>1442700501.41591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9.7888088226318" calcext:value-type="float">
            <text:p>29.7888088226</text:p>
          </table:table-cell>
          <table:table-cell table:formula="of:=[.C924]/([.D924]-[.D923])" office:value-type="float" office:value="777530.400567857" calcext:value-type="float">
            <text:p>777530.400567857</text:p>
          </table:table-cell>
          <table:table-cell/>
          <table:table-cell office:value-type="float" office:value="1442700501.93961" calcext:value-type="float">
            <text:p>1442700501.93961</text:p>
          </table:table-cell>
          <table:table-cell table:formula="of:=[.G924]-[.B924]" office:value-type="float" office:value="0.523706912994385" calcext:value-type="float">
            <text:p>0.523706913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00501.42632" calcext:value-type="float">
            <text:p>1442700501.42632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9.7992196083069" calcext:value-type="float">
            <text:p>29.7992196083</text:p>
          </table:table-cell>
          <table:table-cell table:formula="of:=[.C925]/([.D925]-[.D924])" office:value-type="float" office:value="777655.044748775" calcext:value-type="float">
            <text:p>777655.044748775</text:p>
          </table:table-cell>
          <table:table-cell/>
          <table:table-cell office:value-type="float" office:value="1442700501.94305" calcext:value-type="float">
            <text:p>1442700501.94305</text:p>
          </table:table-cell>
          <table:table-cell table:formula="of:=[.G925]-[.B925]" office:value-type="float" office:value="0.516731977462769" calcext:value-type="float">
            <text:p>0.516731977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00501.43677" calcext:value-type="float">
            <text:p>1442700501.43677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9.8096766471863" calcext:value-type="float">
            <text:p>29.8096766472</text:p>
          </table:table-cell>
          <table:table-cell table:formula="of:=[.C926]/([.D926]-[.D925])" office:value-type="float" office:value="774215.348472412" calcext:value-type="float">
            <text:p>774215.348472412</text:p>
          </table:table-cell>
          <table:table-cell/>
          <table:table-cell office:value-type="float" office:value="1442700501.94646" calcext:value-type="float">
            <text:p>1442700501.94646</text:p>
          </table:table-cell>
          <table:table-cell table:formula="of:=[.G926]-[.B926]" office:value-type="float" office:value="0.509684324264526" calcext:value-type="float">
            <text:p>0.5096843243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00501.44719" calcext:value-type="float">
            <text:p>1442700501.44719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9.8200917243958" calcext:value-type="float">
            <text:p>29.8200917244</text:p>
          </table:table-cell>
          <table:table-cell table:formula="of:=[.C927]/([.D927]-[.D926])" office:value-type="float" office:value="777334.611848732" calcext:value-type="float">
            <text:p>777334.611848732</text:p>
          </table:table-cell>
          <table:table-cell/>
          <table:table-cell office:value-type="float" office:value="1442700501.96745" calcext:value-type="float">
            <text:p>1442700501.96745</text:p>
          </table:table-cell>
          <table:table-cell table:formula="of:=[.G927]-[.B927]" office:value-type="float" office:value="0.520256519317627" calcext:value-type="float">
            <text:p>0.5202565193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00501.45763" calcext:value-type="float">
            <text:p>1442700501.45763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9.8305325508118" calcext:value-type="float">
            <text:p>29.8305325508</text:p>
          </table:table-cell>
          <table:table-cell table:formula="of:=[.C928]/([.D928]-[.D927])" office:value-type="float" office:value="775417.546218487" calcext:value-type="float">
            <text:p>775417.546218487</text:p>
          </table:table-cell>
          <table:table-cell/>
          <table:table-cell office:value-type="float" office:value="1442700501.97087" calcext:value-type="float">
            <text:p>1442700501.97087</text:p>
          </table:table-cell>
          <table:table-cell table:formula="of:=[.G928]-[.B928]" office:value-type="float" office:value="0.513240098953247" calcext:value-type="float">
            <text:p>0.513240099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00501.4681" calcext:value-type="float">
            <text:p>1442700501.4681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9.8410046100616" calcext:value-type="float">
            <text:p>29.8410046101</text:p>
          </table:table-cell>
          <table:table-cell table:formula="of:=[.C929]/([.D929]-[.D928])" office:value-type="float" office:value="773104.869521663" calcext:value-type="float">
            <text:p>773104.869521663</text:p>
          </table:table-cell>
          <table:table-cell/>
          <table:table-cell office:value-type="float" office:value="1442700501.97429" calcext:value-type="float">
            <text:p>1442700501.97429</text:p>
          </table:table-cell>
          <table:table-cell table:formula="of:=[.G929]-[.B929]" office:value-type="float" office:value="0.50619101524353" calcext:value-type="float">
            <text:p>0.506191015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00501.47852" calcext:value-type="float">
            <text:p>1442700501.47852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9.851420879364" calcext:value-type="float">
            <text:p>29.8514208794</text:p>
          </table:table-cell>
          <table:table-cell table:formula="of:=[.C930]/([.D930]-[.D929])" office:value-type="float" office:value="777245.649568541" calcext:value-type="float">
            <text:p>777245.649568541</text:p>
          </table:table-cell>
          <table:table-cell/>
          <table:table-cell office:value-type="float" office:value="1442700502.01185" calcext:value-type="float">
            <text:p>1442700502.01185</text:p>
          </table:table-cell>
          <table:table-cell table:formula="of:=[.G930]-[.B930]" office:value-type="float" office:value="0.533327102661133" calcext:value-type="float">
            <text:p>0.533327102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00501.48896" calcext:value-type="float">
            <text:p>1442700501.48896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9.8618636131287" calcext:value-type="float">
            <text:p>29.8618636131</text:p>
          </table:table-cell>
          <table:table-cell table:formula="of:=[.C931]/([.D931]-[.D930])" office:value-type="float" office:value="775275.917442922" calcext:value-type="float">
            <text:p>775275.917442922</text:p>
          </table:table-cell>
          <table:table-cell/>
          <table:table-cell office:value-type="float" office:value="1442700502.01493" calcext:value-type="float">
            <text:p>1442700502.01493</text:p>
          </table:table-cell>
          <table:table-cell table:formula="of:=[.G931]-[.B931]" office:value-type="float" office:value="0.525969982147217" calcext:value-type="float">
            <text:p>0.525969982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00501.49936" calcext:value-type="float">
            <text:p>1442700501.49936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9.8722610473633" calcext:value-type="float">
            <text:p>29.8722610474</text:p>
          </table:table-cell>
          <table:table-cell table:formula="of:=[.C932]/([.D932]-[.D931])" office:value-type="float" office:value="778653.638706719" calcext:value-type="float">
            <text:p>778653.638706719</text:p>
          </table:table-cell>
          <table:table-cell/>
          <table:table-cell office:value-type="float" office:value="1442700502.14064" calcext:value-type="float">
            <text:p>1442700502.14064</text:p>
          </table:table-cell>
          <table:table-cell table:formula="of:=[.G932]-[.B932]" office:value-type="float" office:value="0.641280889511108" calcext:value-type="float">
            <text:p>0.6412808895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00501.50976" calcext:value-type="float">
            <text:p>1442700501.50976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9.8826620578766" calcext:value-type="float">
            <text:p>29.8826620579</text:p>
          </table:table-cell>
          <table:table-cell table:formula="of:=[.C933]/([.D933]-[.D932])" office:value-type="float" office:value="778385.906796562" calcext:value-type="float">
            <text:p>778385.906796562</text:p>
          </table:table-cell>
          <table:table-cell/>
          <table:table-cell office:value-type="float" office:value="1442700502.14373" calcext:value-type="float">
            <text:p>1442700502.14373</text:p>
          </table:table-cell>
          <table:table-cell table:formula="of:=[.G933]-[.B933]" office:value-type="float" office:value="0.633970975875855" calcext:value-type="float">
            <text:p>0.633970975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00501.52016" calcext:value-type="float">
            <text:p>1442700501.52016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9.8930613994598" calcext:value-type="float">
            <text:p>29.8930613995</text:p>
          </table:table-cell>
          <table:table-cell table:formula="of:=[.C934]/([.D934]-[.D933])" office:value-type="float" office:value="778510.825439039" calcext:value-type="float">
            <text:p>778510.825439039</text:p>
          </table:table-cell>
          <table:table-cell/>
          <table:table-cell office:value-type="float" office:value="1442700502.14682" calcext:value-type="float">
            <text:p>1442700502.14682</text:p>
          </table:table-cell>
          <table:table-cell table:formula="of:=[.G934]-[.B934]" office:value-type="float" office:value="0.626657247543335" calcext:value-type="float">
            <text:p>0.6266572475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00501.53059" calcext:value-type="float">
            <text:p>1442700501.53059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9.9034869670868" calcext:value-type="float">
            <text:p>29.9034869671</text:p>
          </table:table-cell>
          <table:table-cell table:formula="of:=[.C935]/([.D935]-[.D934])" office:value-type="float" office:value="776552.442005123" calcext:value-type="float">
            <text:p>776552.442005123</text:p>
          </table:table-cell>
          <table:table-cell/>
          <table:table-cell office:value-type="float" office:value="1442700502.1499" calcext:value-type="float">
            <text:p>1442700502.1499</text:p>
          </table:table-cell>
          <table:table-cell table:formula="of:=[.G935]-[.B935]" office:value-type="float" office:value="0.619316816329956" calcext:value-type="float">
            <text:p>0.6193168163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00501.54104" calcext:value-type="float">
            <text:p>1442700501.54104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9.9139387607574" calcext:value-type="float">
            <text:p>29.9139387608</text:p>
          </table:table-cell>
          <table:table-cell table:formula="of:=[.C936]/([.D936]-[.D935])" office:value-type="float" office:value="774603.886673662" calcext:value-type="float">
            <text:p>774603.886673662</text:p>
          </table:table-cell>
          <table:table-cell/>
          <table:table-cell office:value-type="float" office:value="1442700502.15299" calcext:value-type="float">
            <text:p>1442700502.15299</text:p>
          </table:table-cell>
          <table:table-cell table:formula="of:=[.G936]-[.B936]" office:value-type="float" office:value="0.611952304840088" calcext:value-type="float">
            <text:p>0.611952304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00501.55146" calcext:value-type="float">
            <text:p>1442700501.55146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9.9243614673614" calcext:value-type="float">
            <text:p>29.9243614674</text:p>
          </table:table-cell>
          <table:table-cell table:formula="of:=[.C937]/([.D937]-[.D936])" office:value-type="float" office:value="776765.604904383" calcext:value-type="float">
            <text:p>776765.604904383</text:p>
          </table:table-cell>
          <table:table-cell/>
          <table:table-cell office:value-type="float" office:value="1442700502.15608" calcext:value-type="float">
            <text:p>1442700502.15608</text:p>
          </table:table-cell>
          <table:table-cell table:formula="of:=[.G937]-[.B937]" office:value-type="float" office:value="0.604621648788452" calcext:value-type="float">
            <text:p>0.6046216488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00501.56189" calcext:value-type="float">
            <text:p>1442700501.56189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9.934788942337" calcext:value-type="float">
            <text:p>29.9347889423</text:p>
          </table:table-cell>
          <table:table-cell table:formula="of:=[.C938]/([.D938]-[.D937])" office:value-type="float" office:value="776410.398390342" calcext:value-type="float">
            <text:p>776410.398390342</text:p>
          </table:table-cell>
          <table:table-cell/>
          <table:table-cell office:value-type="float" office:value="1442700502.16841" calcext:value-type="float">
            <text:p>1442700502.16841</text:p>
          </table:table-cell>
          <table:table-cell table:formula="of:=[.G938]-[.B938]" office:value-type="float" office:value="0.606524705886841" calcext:value-type="float">
            <text:p>0.606524705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00501.57238" calcext:value-type="float">
            <text:p>1442700501.57238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9.9452838897705" calcext:value-type="float">
            <text:p>29.9452838898</text:p>
          </table:table-cell>
          <table:table-cell table:formula="of:=[.C939]/([.D939]-[.D938])" office:value-type="float" office:value="771418.823326291" calcext:value-type="float">
            <text:p>771418.823326291</text:p>
          </table:table-cell>
          <table:table-cell/>
          <table:table-cell office:value-type="float" office:value="1442700502.17155" calcext:value-type="float">
            <text:p>1442700502.17155</text:p>
          </table:table-cell>
          <table:table-cell table:formula="of:=[.G939]-[.B939]" office:value-type="float" office:value="0.599164724349976" calcext:value-type="float">
            <text:p>0.5991647243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00501.58281" calcext:value-type="float">
            <text:p>1442700501.58281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9.9557118415832" calcext:value-type="float">
            <text:p>29.9557118416</text:p>
          </table:table-cell>
          <table:table-cell table:formula="of:=[.C940]/([.D940]-[.D939])" office:value-type="float" office:value="776374.895605652" calcext:value-type="float">
            <text:p>776374.895605652</text:p>
          </table:table-cell>
          <table:table-cell/>
          <table:table-cell office:value-type="float" office:value="1442700502.17465" calcext:value-type="float">
            <text:p>1442700502.17465</text:p>
          </table:table-cell>
          <table:table-cell table:formula="of:=[.G940]-[.B940]" office:value-type="float" office:value="0.591843605041504" calcext:value-type="float">
            <text:p>0.591843605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00501.59331" calcext:value-type="float">
            <text:p>1442700501.59331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9.9662148952484" calcext:value-type="float">
            <text:p>29.9662148952</text:p>
          </table:table-cell>
          <table:table-cell table:formula="of:=[.C941]/([.D941]-[.D940])" office:value-type="float" office:value="770823.444124123" calcext:value-type="float">
            <text:p>770823.444124123</text:p>
          </table:table-cell>
          <table:table-cell/>
          <table:table-cell office:value-type="float" office:value="1442700502.22568" calcext:value-type="float">
            <text:p>1442700502.22568</text:p>
          </table:table-cell>
          <table:table-cell table:formula="of:=[.G941]-[.B941]" office:value-type="float" office:value="0.632368564605713" calcext:value-type="float">
            <text:p>0.6323685646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00501.6038" calcext:value-type="float">
            <text:p>1442700501.6038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9.9767005443573" calcext:value-type="float">
            <text:p>29.9767005444</text:p>
          </table:table-cell>
          <table:table-cell table:formula="of:=[.C942]/([.D942]-[.D941])" office:value-type="float" office:value="772102.891859936" calcext:value-type="float">
            <text:p>772102.891859936</text:p>
          </table:table-cell>
          <table:table-cell/>
          <table:table-cell office:value-type="float" office:value="1442700502.22876" calcext:value-type="float">
            <text:p>1442700502.22876</text:p>
          </table:table-cell>
          <table:table-cell table:formula="of:=[.G942]-[.B942]" office:value-type="float" office:value="0.624963998794556" calcext:value-type="float">
            <text:p>0.624963998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00501.61422" calcext:value-type="float">
            <text:p>1442700501.61422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9.9871227741241" calcext:value-type="float">
            <text:p>29.9871227741</text:p>
          </table:table-cell>
          <table:table-cell table:formula="of:=[.C943]/([.D943]-[.D942])" office:value-type="float" office:value="776801.14343231" calcext:value-type="float">
            <text:p>776801.14343231</text:p>
          </table:table-cell>
          <table:table-cell/>
          <table:table-cell office:value-type="float" office:value="1442700502.23185" calcext:value-type="float">
            <text:p>1442700502.23185</text:p>
          </table:table-cell>
          <table:table-cell table:formula="of:=[.G943]-[.B943]" office:value-type="float" office:value="0.617629528045654" calcext:value-type="float">
            <text:p>0.617629528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00501.62465" calcext:value-type="float">
            <text:p>1442700501.62465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9.9975500106812" calcext:value-type="float">
            <text:p>29.9975500107</text:p>
          </table:table-cell>
          <table:table-cell table:formula="of:=[.C944]/([.D944]-[.D943])" office:value-type="float" office:value="776428.151000343" calcext:value-type="float">
            <text:p>776428.151000343</text:p>
          </table:table-cell>
          <table:table-cell/>
          <table:table-cell office:value-type="float" office:value="1442700502.24902" calcext:value-type="float">
            <text:p>1442700502.24902</text:p>
          </table:table-cell>
          <table:table-cell table:formula="of:=[.G944]-[.B944]" office:value-type="float" office:value="0.624369144439697" calcext:value-type="float">
            <text:p>0.6243691444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00501.63512" calcext:value-type="float">
            <text:p>1442700501.63512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30.0080232620239" calcext:value-type="float">
            <text:p>30.008023262</text:p>
          </table:table-cell>
          <table:table-cell table:formula="of:=[.C945]/([.D945]-[.D944])" office:value-type="float" office:value="773016.872700783" calcext:value-type="float">
            <text:p>773016.872700783</text:p>
          </table:table-cell>
          <table:table-cell/>
          <table:table-cell office:value-type="float" office:value="1442700502.25211" calcext:value-type="float">
            <text:p>1442700502.25211</text:p>
          </table:table-cell>
          <table:table-cell table:formula="of:=[.G945]-[.B945]" office:value-type="float" office:value="0.616984605789185" calcext:value-type="float">
            <text:p>0.6169846058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00501.64554" calcext:value-type="float">
            <text:p>1442700501.64554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30.0184421539307" calcext:value-type="float">
            <text:p>30.0184421539</text:p>
          </table:table-cell>
          <table:table-cell table:formula="of:=[.C946]/([.D946]-[.D945])" office:value-type="float" office:value="777050.004210526" calcext:value-type="float">
            <text:p>777050.004210526</text:p>
          </table:table-cell>
          <table:table-cell/>
          <table:table-cell office:value-type="float" office:value="1442700502.2552" calcext:value-type="float">
            <text:p>1442700502.2552</text:p>
          </table:table-cell>
          <table:table-cell table:formula="of:=[.G946]-[.B946]" office:value-type="float" office:value="0.609660625457764" calcext:value-type="float">
            <text:p>0.609660625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00501.65597" calcext:value-type="float">
            <text:p>1442700501.65597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30.0288724899292" calcext:value-type="float">
            <text:p>30.0288724899</text:p>
          </table:table-cell>
          <table:table-cell table:formula="of:=[.C947]/([.D947]-[.D946])" office:value-type="float" office:value="776197.43037396" calcext:value-type="float">
            <text:p>776197.43037396</text:p>
          </table:table-cell>
          <table:table-cell/>
          <table:table-cell office:value-type="float" office:value="1442700502.30033" calcext:value-type="float">
            <text:p>1442700502.30033</text:p>
          </table:table-cell>
          <table:table-cell table:formula="of:=[.G947]-[.B947]" office:value-type="float" office:value="0.644362688064575" calcext:value-type="float">
            <text:p>0.644362688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00501.66639" calcext:value-type="float">
            <text:p>1442700501.66639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30.0392956733704" calcext:value-type="float">
            <text:p>30.0392956734</text:p>
          </table:table-cell>
          <table:table-cell table:formula="of:=[.C948]/([.D948]-[.D947])" office:value-type="float" office:value="776730.069628071" calcext:value-type="float">
            <text:p>776730.069628071</text:p>
          </table:table-cell>
          <table:table-cell/>
          <table:table-cell office:value-type="float" office:value="1442700502.30343" calcext:value-type="float">
            <text:p>1442700502.30343</text:p>
          </table:table-cell>
          <table:table-cell table:formula="of:=[.G948]-[.B948]" office:value-type="float" office:value="0.637033939361572" calcext:value-type="float">
            <text:p>0.637033939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00501.67683" calcext:value-type="float">
            <text:p>1442700501.67683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30.0497310161591" calcext:value-type="float">
            <text:p>30.0497310162</text:p>
          </table:table-cell>
          <table:table-cell table:formula="of:=[.C949]/([.D949]-[.D948])" office:value-type="float" office:value="775825.01734104" calcext:value-type="float">
            <text:p>775825.01734104</text:p>
          </table:table-cell>
          <table:table-cell/>
          <table:table-cell office:value-type="float" office:value="1442700502.30652" calcext:value-type="float">
            <text:p>1442700502.30652</text:p>
          </table:table-cell>
          <table:table-cell table:formula="of:=[.G949]-[.B949]" office:value-type="float" office:value="0.629692077636719" calcext:value-type="float">
            <text:p>0.6296920776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00501.68723" calcext:value-type="float">
            <text:p>1442700501.68723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30.0601301193237" calcext:value-type="float">
            <text:p>30.0601301193</text:p>
          </table:table-cell>
          <table:table-cell table:formula="of:=[.C950]/([.D950]-[.D949])" office:value-type="float" office:value="778528.674232524" calcext:value-type="float">
            <text:p>778528.674232524</text:p>
          </table:table-cell>
          <table:table-cell/>
          <table:table-cell office:value-type="float" office:value="1442700502.30961" calcext:value-type="float">
            <text:p>1442700502.30961</text:p>
          </table:table-cell>
          <table:table-cell table:formula="of:=[.G950]-[.B950]" office:value-type="float" office:value="0.622385263442993" calcext:value-type="float">
            <text:p>0.6223852634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00501.69764" calcext:value-type="float">
            <text:p>1442700501.69764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30.0705368518829" calcext:value-type="float">
            <text:p>30.0705368519</text:p>
          </table:table-cell>
          <table:table-cell table:formula="of:=[.C951]/([.D951]-[.D950])" office:value-type="float" office:value="777957.918486105" calcext:value-type="float">
            <text:p>777957.918486105</text:p>
          </table:table-cell>
          <table:table-cell/>
          <table:table-cell office:value-type="float" office:value="1442700502.31271" calcext:value-type="float">
            <text:p>1442700502.31271</text:p>
          </table:table-cell>
          <table:table-cell table:formula="of:=[.G951]-[.B951]" office:value-type="float" office:value="0.615072965621948" calcext:value-type="float">
            <text:p>0.615072965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00501.70805" calcext:value-type="float">
            <text:p>1442700501.70805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30.0809485912323" calcext:value-type="float">
            <text:p>30.0809485912</text:p>
          </table:table-cell>
          <table:table-cell table:formula="of:=[.C952]/([.D952]-[.D951])" office:value-type="float" office:value="777583.814609572" calcext:value-type="float">
            <text:p>777583.814609572</text:p>
          </table:table-cell>
          <table:table-cell/>
          <table:table-cell office:value-type="float" office:value="1442700502.32618" calcext:value-type="float">
            <text:p>1442700502.32618</text:p>
          </table:table-cell>
          <table:table-cell table:formula="of:=[.G952]-[.B952]" office:value-type="float" office:value="0.618129968643189" calcext:value-type="float">
            <text:p>0.6181299686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00501.71852" calcext:value-type="float">
            <text:p>1442700501.71852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30.0914249420166" calcext:value-type="float">
            <text:p>30.091424942</text:p>
          </table:table-cell>
          <table:table-cell table:formula="of:=[.C953]/([.D953]-[.D952])" office:value-type="float" office:value="772788.174688787" calcext:value-type="float">
            <text:p>772788.174688787</text:p>
          </table:table-cell>
          <table:table-cell/>
          <table:table-cell office:value-type="float" office:value="1442700502.32924" calcext:value-type="float">
            <text:p>1442700502.32924</text:p>
          </table:table-cell>
          <table:table-cell table:formula="of:=[.G953]-[.B953]" office:value-type="float" office:value="0.610715627670288" calcext:value-type="float">
            <text:p>0.6107156277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00501.72909" calcext:value-type="float">
            <text:p>1442700501.72909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30.1019926071167" calcext:value-type="float">
            <text:p>30.1019926071</text:p>
          </table:table-cell>
          <table:table-cell table:formula="of:=[.C954]/([.D954]-[.D953])" office:value-type="float" office:value="766110.576301778" calcext:value-type="float">
            <text:p>766110.576301778</text:p>
          </table:table-cell>
          <table:table-cell/>
          <table:table-cell office:value-type="float" office:value="1442700502.33231" calcext:value-type="float">
            <text:p>1442700502.33231</text:p>
          </table:table-cell>
          <table:table-cell table:formula="of:=[.G954]-[.B954]" office:value-type="float" office:value="0.603222846984863" calcext:value-type="float">
            <text:p>0.603222847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00501.73944" calcext:value-type="float">
            <text:p>1442700501.73944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30.1123406887054" calcext:value-type="float">
            <text:p>30.1123406887</text:p>
          </table:table-cell>
          <table:table-cell table:formula="of:=[.C955]/([.D955]-[.D954])" office:value-type="float" office:value="782367.236919107" calcext:value-type="float">
            <text:p>782367.236919107</text:p>
          </table:table-cell>
          <table:table-cell/>
          <table:table-cell office:value-type="float" office:value="1442700502.50137" calcext:value-type="float">
            <text:p>1442700502.50137</text:p>
          </table:table-cell>
          <table:table-cell table:formula="of:=[.G955]-[.B955]" office:value-type="float" office:value="0.761934757232666" calcext:value-type="float">
            <text:p>0.7619347572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00501.74989" calcext:value-type="float">
            <text:p>1442700501.74989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30.1227941513062" calcext:value-type="float">
            <text:p>30.1227941513</text:p>
          </table:table-cell>
          <table:table-cell table:formula="of:=[.C956]/([.D956]-[.D955])" office:value-type="float" office:value="774480.218588208" calcext:value-type="float">
            <text:p>774480.218588208</text:p>
          </table:table-cell>
          <table:table-cell/>
          <table:table-cell office:value-type="float" office:value="1442700502.50444" calcext:value-type="float">
            <text:p>1442700502.50444</text:p>
          </table:table-cell>
          <table:table-cell table:formula="of:=[.G956]-[.B956]" office:value-type="float" office:value="0.754545450210571" calcext:value-type="float">
            <text:p>0.754545450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00501.76035" calcext:value-type="float">
            <text:p>1442700501.76035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30.1332545280457" calcext:value-type="float">
            <text:p>30.133254528</text:p>
          </table:table-cell>
          <table:table-cell table:formula="of:=[.C957]/([.D957]-[.D956])" office:value-type="float" office:value="773968.299767516" calcext:value-type="float">
            <text:p>773968.299767516</text:p>
          </table:table-cell>
          <table:table-cell/>
          <table:table-cell office:value-type="float" office:value="1442700502.5075" calcext:value-type="float">
            <text:p>1442700502.5075</text:p>
          </table:table-cell>
          <table:table-cell table:formula="of:=[.G957]-[.B957]" office:value-type="float" office:value="0.747151374816895" calcext:value-type="float">
            <text:p>0.7471513748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00501.77078" calcext:value-type="float">
            <text:p>1442700501.77078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30.1436848640442" calcext:value-type="float">
            <text:p>30.143684864</text:p>
          </table:table-cell>
          <table:table-cell table:formula="of:=[.C958]/([.D958]-[.D957])" office:value-type="float" office:value="776197.43037396" calcext:value-type="float">
            <text:p>776197.43037396</text:p>
          </table:table-cell>
          <table:table-cell/>
          <table:table-cell office:value-type="float" office:value="1442700502.51054" calcext:value-type="float">
            <text:p>1442700502.51054</text:p>
          </table:table-cell>
          <table:table-cell table:formula="of:=[.G958]-[.B958]" office:value-type="float" office:value="0.739761114120483" calcext:value-type="float">
            <text:p>0.739761114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00501.7812" calcext:value-type="float">
            <text:p>1442700501.7812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30.1540970802307" calcext:value-type="float">
            <text:p>30.1540970802</text:p>
          </table:table-cell>
          <table:table-cell table:formula="of:=[.C959]/([.D959]-[.D958])" office:value-type="float" office:value="777548.204433046" calcext:value-type="float">
            <text:p>777548.204433046</text:p>
          </table:table-cell>
          <table:table-cell/>
          <table:table-cell office:value-type="float" office:value="1442700502.5136" calcext:value-type="float">
            <text:p>1442700502.5136</text:p>
          </table:table-cell>
          <table:table-cell table:formula="of:=[.G959]-[.B959]" office:value-type="float" office:value="0.732402324676514" calcext:value-type="float">
            <text:p>0.7324023247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00501.79162" calcext:value-type="float">
            <text:p>1442700501.79162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30.1645185947418" calcext:value-type="float">
            <text:p>30.1645185947</text:p>
          </table:table-cell>
          <table:table-cell table:formula="of:=[.C960]/([.D960]-[.D959])" office:value-type="float" office:value="776854.457321956" calcext:value-type="float">
            <text:p>776854.457321956</text:p>
          </table:table-cell>
          <table:table-cell/>
          <table:table-cell office:value-type="float" office:value="1442700502.51665" calcext:value-type="float">
            <text:p>1442700502.51665</text:p>
          </table:table-cell>
          <table:table-cell table:formula="of:=[.G960]-[.B960]" office:value-type="float" office:value="0.725033760070801" calcext:value-type="float">
            <text:p>0.725033760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00501.80203" calcext:value-type="float">
            <text:p>1442700501.80203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30.1749289035797" calcext:value-type="float">
            <text:p>30.1749289036</text:p>
          </table:table-cell>
          <table:table-cell table:formula="of:=[.C961]/([.D961]-[.D960])" office:value-type="float" office:value="777690.664712349" calcext:value-type="float">
            <text:p>777690.664712349</text:p>
          </table:table-cell>
          <table:table-cell/>
          <table:table-cell office:value-type="float" office:value="1442700502.51971" calcext:value-type="float">
            <text:p>1442700502.51971</text:p>
          </table:table-cell>
          <table:table-cell table:formula="of:=[.G961]-[.B961]" office:value-type="float" office:value="0.717678785324097" calcext:value-type="float">
            <text:p>0.7176787853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00501.8124" calcext:value-type="float">
            <text:p>1442700501.8124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30.1853048801422" calcext:value-type="float">
            <text:p>30.1853048801</text:p>
          </table:table-cell>
          <table:table-cell table:formula="of:=[.C962]/([.D962]-[.D961])" office:value-type="float" office:value="780263.905882353" calcext:value-type="float">
            <text:p>780263.905882353</text:p>
          </table:table-cell>
          <table:table-cell/>
          <table:table-cell office:value-type="float" office:value="1442700502.52277" calcext:value-type="float">
            <text:p>1442700502.52277</text:p>
          </table:table-cell>
          <table:table-cell table:formula="of:=[.G962]-[.B962]" office:value-type="float" office:value="0.710362672805786" calcext:value-type="float">
            <text:p>0.7103626728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00501.82283" calcext:value-type="float">
            <text:p>1442700501.82283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30.1957349777222" calcext:value-type="float">
            <text:p>30.1957349777</text:p>
          </table:table-cell>
          <table:table-cell table:formula="of:=[.C963]/([.D963]-[.D962])" office:value-type="float" office:value="776215.173246166" calcext:value-type="float">
            <text:p>776215.173246166</text:p>
          </table:table-cell>
          <table:table-cell/>
          <table:table-cell office:value-type="float" office:value="1442700502.52582" calcext:value-type="float">
            <text:p>1442700502.52582</text:p>
          </table:table-cell>
          <table:table-cell table:formula="of:=[.G963]-[.B963]" office:value-type="float" office:value="0.702991008758545" calcext:value-type="float">
            <text:p>0.7029910088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00501.83325" calcext:value-type="float">
            <text:p>1442700501.83325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30.2061500549316" calcext:value-type="float">
            <text:p>30.2061500549</text:p>
          </table:table-cell>
          <table:table-cell table:formula="of:=[.C964]/([.D964]-[.D963])" office:value-type="float" office:value="777334.611848732" calcext:value-type="float">
            <text:p>777334.611848732</text:p>
          </table:table-cell>
          <table:table-cell/>
          <table:table-cell office:value-type="float" office:value="1442700502.53465" calcext:value-type="float">
            <text:p>1442700502.53465</text:p>
          </table:table-cell>
          <table:table-cell table:formula="of:=[.G964]-[.B964]" office:value-type="float" office:value="0.701398611068726" calcext:value-type="float">
            <text:p>0.7013986111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00501.84367" calcext:value-type="float">
            <text:p>1442700501.84367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30.2165760993957" calcext:value-type="float">
            <text:p>30.2165760994</text:p>
          </table:table-cell>
          <table:table-cell table:formula="of:=[.C965]/([.D965]-[.D964])" office:value-type="float" office:value="776516.926229133" calcext:value-type="float">
            <text:p>776516.926229133</text:p>
          </table:table-cell>
          <table:table-cell/>
          <table:table-cell office:value-type="float" office:value="1442700502.53772" calcext:value-type="float">
            <text:p>1442700502.53772</text:p>
          </table:table-cell>
          <table:table-cell table:formula="of:=[.G965]-[.B965]" office:value-type="float" office:value="0.694045543670654" calcext:value-type="float">
            <text:p>0.694045543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00501.8541" calcext:value-type="float">
            <text:p>1442700501.8541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30.2270047664642" calcext:value-type="float">
            <text:p>30.2270047665</text:p>
          </table:table-cell>
          <table:table-cell table:formula="of:=[.C966]/([.D966]-[.D965])" office:value-type="float" office:value="776321.647516061" calcext:value-type="float">
            <text:p>776321.647516061</text:p>
          </table:table-cell>
          <table:table-cell/>
          <table:table-cell office:value-type="float" office:value="1442700502.54081" calcext:value-type="float">
            <text:p>1442700502.54081</text:p>
          </table:table-cell>
          <table:table-cell table:formula="of:=[.G966]-[.B966]" office:value-type="float" office:value="0.686706781387329" calcext:value-type="float">
            <text:p>0.6867067814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00501.86458" calcext:value-type="float">
            <text:p>1442700501.86458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30.2374796867371" calcext:value-type="float">
            <text:p>30.2374796867</text:p>
          </table:table-cell>
          <table:table-cell table:formula="of:=[.C967]/([.D967]-[.D966])" office:value-type="float" office:value="772893.710800046" calcext:value-type="float">
            <text:p>772893.710800046</text:p>
          </table:table-cell>
          <table:table-cell/>
          <table:table-cell office:value-type="float" office:value="1442700502.56039" calcext:value-type="float">
            <text:p>1442700502.56039</text:p>
          </table:table-cell>
          <table:table-cell table:formula="of:=[.G967]-[.B967]" office:value-type="float" office:value="0.695807456970215" calcext:value-type="float">
            <text:p>0.695807457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00501.87506" calcext:value-type="float">
            <text:p>1442700501.87506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30.2479567527771" calcext:value-type="float">
            <text:p>30.2479567528</text:p>
          </table:table-cell>
          <table:table-cell table:formula="of:=[.C968]/([.D968]-[.D967])" office:value-type="float" office:value="772735.417440379" calcext:value-type="float">
            <text:p>772735.417440379</text:p>
          </table:table-cell>
          <table:table-cell/>
          <table:table-cell office:value-type="float" office:value="1442700502.56347" calcext:value-type="float">
            <text:p>1442700502.56347</text:p>
          </table:table-cell>
          <table:table-cell table:formula="of:=[.G968]-[.B968]" office:value-type="float" office:value="0.688418388366699" calcext:value-type="float">
            <text:p>0.6884183884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00501.88549" calcext:value-type="float">
            <text:p>1442700501.88549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30.2583885192871" calcext:value-type="float">
            <text:p>30.2583885193</text:p>
          </table:table-cell>
          <table:table-cell table:formula="of:=[.C969]/([.D969]-[.D968])" office:value-type="float" office:value="776090.990172327" calcext:value-type="float">
            <text:p>776090.990172327</text:p>
          </table:table-cell>
          <table:table-cell/>
          <table:table-cell office:value-type="float" office:value="1442700502.5862" calcext:value-type="float">
            <text:p>1442700502.5862</text:p>
          </table:table-cell>
          <table:table-cell table:formula="of:=[.G969]-[.B969]" office:value-type="float" office:value="0.700713634490967" calcext:value-type="float">
            <text:p>0.7007136345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00501.89592" calcext:value-type="float">
            <text:p>1442700501.89592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30.2688250541687" calcext:value-type="float">
            <text:p>30.2688250542</text:p>
          </table:table-cell>
          <table:table-cell table:formula="of:=[.C970]/([.D970]-[.D969])" office:value-type="float" office:value="775736.400237584" calcext:value-type="float">
            <text:p>775736.400237584</text:p>
          </table:table-cell>
          <table:table-cell/>
          <table:table-cell office:value-type="float" office:value="1442700502.58929" calcext:value-type="float">
            <text:p>1442700502.58929</text:p>
          </table:table-cell>
          <table:table-cell table:formula="of:=[.G970]-[.B970]" office:value-type="float" office:value="0.693364143371582" calcext:value-type="float">
            <text:p>0.693364143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00501.90641" calcext:value-type="float">
            <text:p>1442700501.90641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30.2793080806732" calcext:value-type="float">
            <text:p>30.2793080807</text:p>
          </table:table-cell>
          <table:table-cell table:formula="of:=[.C971]/([.D971]-[.D970])" office:value-type="float" office:value="772296.053674179" calcext:value-type="float">
            <text:p>772296.053674179</text:p>
          </table:table-cell>
          <table:table-cell/>
          <table:table-cell office:value-type="float" office:value="1442700502.59237" calcext:value-type="float">
            <text:p>1442700502.59237</text:p>
          </table:table-cell>
          <table:table-cell table:formula="of:=[.G971]-[.B971]" office:value-type="float" office:value="0.685967922210693" calcext:value-type="float">
            <text:p>0.685967922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00501.91686" calcext:value-type="float">
            <text:p>1442700501.91686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30.289758682251" calcext:value-type="float">
            <text:p>30.2897586823</text:p>
          </table:table-cell>
          <table:table-cell table:formula="of:=[.C972]/([.D972]-[.D971])" office:value-type="float" office:value="774692.245203386" calcext:value-type="float">
            <text:p>774692.245203386</text:p>
          </table:table-cell>
          <table:table-cell/>
          <table:table-cell office:value-type="float" office:value="1442700502.61188" calcext:value-type="float">
            <text:p>1442700502.61188</text:p>
          </table:table-cell>
          <table:table-cell table:formula="of:=[.G972]-[.B972]" office:value-type="float" office:value="0.695019960403442" calcext:value-type="float">
            <text:p>0.6950199604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00501.92728" calcext:value-type="float">
            <text:p>1442700501.92728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30.3001842498779" calcext:value-type="float">
            <text:p>30.3001842499</text:p>
          </table:table-cell>
          <table:table-cell table:formula="of:=[.C973]/([.D973]-[.D972])" office:value-type="float" office:value="776552.442005123" calcext:value-type="float">
            <text:p>776552.442005123</text:p>
          </table:table-cell>
          <table:table-cell/>
          <table:table-cell office:value-type="float" office:value="1442700502.61497" calcext:value-type="float">
            <text:p>1442700502.61497</text:p>
          </table:table-cell>
          <table:table-cell table:formula="of:=[.G973]-[.B973]" office:value-type="float" office:value="0.687682867050171" calcext:value-type="float">
            <text:p>0.687682867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00501.93771" calcext:value-type="float">
            <text:p>1442700501.93771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30.310613155365" calcext:value-type="float">
            <text:p>30.3106131554</text:p>
          </table:table-cell>
          <table:table-cell table:formula="of:=[.C974]/([.D974]-[.D973])" office:value-type="float" office:value="776303.899775959" calcext:value-type="float">
            <text:p>776303.899775959</text:p>
          </table:table-cell>
          <table:table-cell/>
          <table:table-cell office:value-type="float" office:value="1442700502.61804" calcext:value-type="float">
            <text:p>1442700502.61804</text:p>
          </table:table-cell>
          <table:table-cell table:formula="of:=[.G974]-[.B974]" office:value-type="float" office:value="0.680327415466309" calcext:value-type="float">
            <text:p>0.6803274155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00501.94817" calcext:value-type="float">
            <text:p>1442700501.94817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30.3210718631744" calcext:value-type="float">
            <text:p>30.3210718632</text:p>
          </table:table-cell>
          <table:table-cell table:formula="of:=[.C975]/([.D975]-[.D974])" office:value-type="float" office:value="774091.804408781" calcext:value-type="float">
            <text:p>774091.804408781</text:p>
          </table:table-cell>
          <table:table-cell/>
          <table:table-cell office:value-type="float" office:value="1442700502.63785" calcext:value-type="float">
            <text:p>1442700502.63785</text:p>
          </table:table-cell>
          <table:table-cell table:formula="of:=[.G975]-[.B975]" office:value-type="float" office:value="0.689679861068726" calcext:value-type="float">
            <text:p>0.689679861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00501.95867" calcext:value-type="float">
            <text:p>1442700501.95867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30.331568479538" calcext:value-type="float">
            <text:p>30.3315684795</text:p>
          </table:table-cell>
          <table:table-cell table:formula="of:=[.C976]/([.D976]-[.D975])" office:value-type="float" office:value="771296.170081316" calcext:value-type="float">
            <text:p>771296.170081316</text:p>
          </table:table-cell>
          <table:table-cell/>
          <table:table-cell office:value-type="float" office:value="1442700502.64094" calcext:value-type="float">
            <text:p>1442700502.64094</text:p>
          </table:table-cell>
          <table:table-cell table:formula="of:=[.G976]-[.B976]" office:value-type="float" office:value="0.68227219581604" calcext:value-type="float">
            <text:p>0.6822721958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00501.9691" calcext:value-type="float">
            <text:p>1442700501.9691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30.3420021533966" calcext:value-type="float">
            <text:p>30.3420021534</text:p>
          </table:table-cell>
          <table:table-cell table:formula="of:=[.C977]/([.D977]-[.D976])" office:value-type="float" office:value="775949.115305516" calcext:value-type="float">
            <text:p>775949.115305516</text:p>
          </table:table-cell>
          <table:table-cell/>
          <table:table-cell office:value-type="float" office:value="1442700502.64403" calcext:value-type="float">
            <text:p>1442700502.64403</text:p>
          </table:table-cell>
          <table:table-cell table:formula="of:=[.G977]-[.B977]" office:value-type="float" office:value="0.674926519393921" calcext:value-type="float">
            <text:p>0.6749265194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00501.97952" calcext:value-type="float">
            <text:p>1442700501.97952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30.3524262905121" calcext:value-type="float">
            <text:p>30.3524262905</text:p>
          </table:table-cell>
          <table:table-cell table:formula="of:=[.C978]/([.D978]-[.D977])" office:value-type="float" office:value="776659.008828507" calcext:value-type="float">
            <text:p>776659.008828507</text:p>
          </table:table-cell>
          <table:table-cell/>
          <table:table-cell office:value-type="float" office:value="1442700502.66347" calcext:value-type="float">
            <text:p>1442700502.66347</text:p>
          </table:table-cell>
          <table:table-cell table:formula="of:=[.G978]-[.B978]" office:value-type="float" office:value="0.683947801589966" calcext:value-type="float">
            <text:p>0.683947801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00501.98996" calcext:value-type="float">
            <text:p>1442700501.98996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30.3628642559052" calcext:value-type="float">
            <text:p>30.3628642559</text:p>
          </table:table-cell>
          <table:table-cell table:formula="of:=[.C979]/([.D979]-[.D978])" office:value-type="float" office:value="775630.086432161" calcext:value-type="float">
            <text:p>775630.086432161</text:p>
          </table:table-cell>
          <table:table-cell/>
          <table:table-cell office:value-type="float" office:value="1442700502.66656" calcext:value-type="float">
            <text:p>1442700502.66656</text:p>
          </table:table-cell>
          <table:table-cell table:formula="of:=[.G979]-[.B979]" office:value-type="float" office:value="0.676597356796265" calcext:value-type="float">
            <text:p>0.6765973568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00502.00038" calcext:value-type="float">
            <text:p>1442700502.00038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30.3732802867889" calcext:value-type="float">
            <text:p>30.3732802868</text:p>
          </table:table-cell>
          <table:table-cell table:formula="of:=[.C980]/([.D980]-[.D979])" office:value-type="float" office:value="777263.440395532" calcext:value-type="float">
            <text:p>777263.440395532</text:p>
          </table:table-cell>
          <table:table-cell/>
          <table:table-cell office:value-type="float" office:value="1442700502.66965" calcext:value-type="float">
            <text:p>1442700502.66965</text:p>
          </table:table-cell>
          <table:table-cell table:formula="of:=[.G980]-[.B980]" office:value-type="float" office:value="0.669270753860474" calcext:value-type="float">
            <text:p>0.669270753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00502.00888" calcext:value-type="float">
            <text:p>1442700502.00888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30.381777048111" calcext:value-type="float">
            <text:p>30.3817770481</text:p>
          </table:table-cell>
          <table:table-cell table:formula="of:=[.C981]/([.D981]-[.D980])" office:value-type="float" office:value="952833.637802346" calcext:value-type="float">
            <text:p>952833.637802346</text:p>
          </table:table-cell>
          <table:table-cell/>
          <table:table-cell office:value-type="float" office:value="1442700502.68912" calcext:value-type="float">
            <text:p>1442700502.68912</text:p>
          </table:table-cell>
          <table:table-cell table:formula="of:=[.G981]-[.B981]" office:value-type="float" office:value="0.680248022079468" calcext:value-type="float">
            <text:p>0.680248022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00502.01738" calcext:value-type="float">
            <text:p>1442700502.01738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30.390284538269" calcext:value-type="float">
            <text:p>30.3902845383</text:p>
          </table:table-cell>
          <table:table-cell table:formula="of:=[.C982]/([.D982]-[.D981])" office:value-type="float" office:value="951632.014796962" calcext:value-type="float">
            <text:p>951632.014796962</text:p>
          </table:table-cell>
          <table:table-cell/>
          <table:table-cell office:value-type="float" office:value="1442700502.69222" calcext:value-type="float">
            <text:p>1442700502.69222</text:p>
          </table:table-cell>
          <table:table-cell table:formula="of:=[.G982]-[.B982]" office:value-type="float" office:value="0.674836397171021" calcext:value-type="float">
            <text:p>0.6748363972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00502.02604" calcext:value-type="float">
            <text:p>1442700502.02604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30.3989462852478" calcext:value-type="float">
            <text:p>30.3989462852</text:p>
          </table:table-cell>
          <table:table-cell table:formula="of:=[.C983]/([.D983]-[.D982])" office:value-type="float" office:value="934684.42565373" calcext:value-type="float">
            <text:p>934684.42565373</text:p>
          </table:table-cell>
          <table:table-cell/>
          <table:table-cell office:value-type="float" office:value="1442700502.69529" calcext:value-type="float">
            <text:p>1442700502.69529</text:p>
          </table:table-cell>
          <table:table-cell table:formula="of:=[.G983]-[.B983]" office:value-type="float" office:value="0.669244050979614" calcext:value-type="float">
            <text:p>0.66924405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00502.03456" calcext:value-type="float">
            <text:p>1442700502.03456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30.4074664115906" calcext:value-type="float">
            <text:p>30.4074664116</text:p>
          </table:table-cell>
          <table:table-cell table:formula="of:=[.C984]/([.D984]-[.D983])" office:value-type="float" office:value="950220.650996194" calcext:value-type="float">
            <text:p>950220.650996194</text:p>
          </table:table-cell>
          <table:table-cell/>
          <table:table-cell office:value-type="float" office:value="1442700502.71492" calcext:value-type="float">
            <text:p>1442700502.71492</text:p>
          </table:table-cell>
          <table:table-cell table:formula="of:=[.G984]-[.B984]" office:value-type="float" office:value="0.680356025695801" calcext:value-type="float">
            <text:p>0.6803560257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00502.04313" calcext:value-type="float">
            <text:p>1442700502.04313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30.4160330295563" calcext:value-type="float">
            <text:p>30.4160330296</text:p>
          </table:table-cell>
          <table:table-cell table:formula="of:=[.C985]/([.D985]-[.D984])" office:value-type="float" office:value="945063.738387465" calcext:value-type="float">
            <text:p>945063.738387465</text:p>
          </table:table-cell>
          <table:table-cell/>
          <table:table-cell office:value-type="float" office:value="1442700502.718" calcext:value-type="float">
            <text:p>1442700502.718</text:p>
          </table:table-cell>
          <table:table-cell table:formula="of:=[.G985]-[.B985]" office:value-type="float" office:value="0.674872636795044" calcext:value-type="float">
            <text:p>0.6748726368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00502.0516" calcext:value-type="float">
            <text:p>1442700502.0516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30.424498796463" calcext:value-type="float">
            <text:p>30.4244987965</text:p>
          </table:table-cell>
          <table:table-cell table:formula="of:=[.C986]/([.D986]-[.D985])" office:value-type="float" office:value="956322.101610905" calcext:value-type="float">
            <text:p>956322.101610905</text:p>
          </table:table-cell>
          <table:table-cell/>
          <table:table-cell office:value-type="float" office:value="1442700502.72108" calcext:value-type="float">
            <text:p>1442700502.72108</text:p>
          </table:table-cell>
          <table:table-cell table:formula="of:=[.G986]-[.B986]" office:value-type="float" office:value="0.669486522674561" calcext:value-type="float">
            <text:p>0.6694865227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00502.06004" calcext:value-type="float">
            <text:p>1442700502.06004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30.4329445362091" calcext:value-type="float">
            <text:p>30.4329445362</text:p>
          </table:table-cell>
          <table:table-cell table:formula="of:=[.C987]/([.D987]-[.D986])" office:value-type="float" office:value="958589.803071364" calcext:value-type="float">
            <text:p>958589.803071364</text:p>
          </table:table-cell>
          <table:table-cell/>
          <table:table-cell office:value-type="float" office:value="1442700502.74063" calcext:value-type="float">
            <text:p>1442700502.74063</text:p>
          </table:table-cell>
          <table:table-cell table:formula="of:=[.G987]-[.B987]" office:value-type="float" office:value="0.680585861206055" calcext:value-type="float">
            <text:p>0.680585861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00502.06852" calcext:value-type="float">
            <text:p>1442700502.06852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30.4414215087891" calcext:value-type="float">
            <text:p>30.4414215088</text:p>
          </table:table-cell>
          <table:table-cell table:formula="of:=[.C988]/([.D988]-[.D987])" office:value-type="float" office:value="955057.943580368" calcext:value-type="float">
            <text:p>955057.943580368</text:p>
          </table:table-cell>
          <table:table-cell/>
          <table:table-cell office:value-type="float" office:value="1442700502.74371" calcext:value-type="float">
            <text:p>1442700502.74371</text:p>
          </table:table-cell>
          <table:table-cell table:formula="of:=[.G988]-[.B988]" office:value-type="float" office:value="0.675188302993774" calcext:value-type="float">
            <text:p>0.675188303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00502.07703" calcext:value-type="float">
            <text:p>1442700502.07703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30.4499278068542" calcext:value-type="float">
            <text:p>30.4499278069</text:p>
          </table:table-cell>
          <table:table-cell table:formula="of:=[.C989]/([.D989]-[.D988])" office:value-type="float" office:value="951765.378776837" calcext:value-type="float">
            <text:p>951765.378776837</text:p>
          </table:table-cell>
          <table:table-cell/>
          <table:table-cell office:value-type="float" office:value="1442700502.76637" calcext:value-type="float">
            <text:p>1442700502.76637</text:p>
          </table:table-cell>
          <table:table-cell table:formula="of:=[.G989]-[.B989]" office:value-type="float" office:value="0.689346313476563" calcext:value-type="float">
            <text:p>0.689346313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00502.0855" calcext:value-type="float">
            <text:p>1442700502.0855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30.4584019184113" calcext:value-type="float">
            <text:p>30.4584019184</text:p>
          </table:table-cell>
          <table:table-cell table:formula="of:=[.C990]/([.D990]-[.D989])" office:value-type="float" office:value="955380.389500042" calcext:value-type="float">
            <text:p>955380.389500042</text:p>
          </table:table-cell>
          <table:table-cell/>
          <table:table-cell office:value-type="float" office:value="1442700502.76948" calcext:value-type="float">
            <text:p>1442700502.76948</text:p>
          </table:table-cell>
          <table:table-cell table:formula="of:=[.G990]-[.B990]" office:value-type="float" office:value="0.683981895446777" calcext:value-type="float">
            <text:p>0.6839818954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00502.09399" calcext:value-type="float">
            <text:p>1442700502.09399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30.4668912887573" calcext:value-type="float">
            <text:p>30.4668912888</text:p>
          </table:table-cell>
          <table:table-cell table:formula="of:=[.C991]/([.D991]-[.D990])" office:value-type="float" office:value="953663.189372876" calcext:value-type="float">
            <text:p>953663.189372876</text:p>
          </table:table-cell>
          <table:table-cell/>
          <table:table-cell office:value-type="float" office:value="1442700502.77256" calcext:value-type="float">
            <text:p>1442700502.77256</text:p>
          </table:table-cell>
          <table:table-cell table:formula="of:=[.G991]-[.B991]" office:value-type="float" office:value="0.678574562072754" calcext:value-type="float">
            <text:p>0.678574562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00502.10246" calcext:value-type="float">
            <text:p>1442700502.10246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30.4753570556641" calcext:value-type="float">
            <text:p>30.4753570557</text:p>
          </table:table-cell>
          <table:table-cell table:formula="of:=[.C992]/([.D992]-[.D991])" office:value-type="float" office:value="956322.101610905" calcext:value-type="float">
            <text:p>956322.101610905</text:p>
          </table:table-cell>
          <table:table-cell/>
          <table:table-cell office:value-type="float" office:value="1442700502.79239" calcext:value-type="float">
            <text:p>1442700502.79239</text:p>
          </table:table-cell>
          <table:table-cell table:formula="of:=[.G992]-[.B992]" office:value-type="float" office:value="0.689932107925415" calcext:value-type="float">
            <text:p>0.6899321079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00502.11105" calcext:value-type="float">
            <text:p>1442700502.11105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30.483948469162" calcext:value-type="float">
            <text:p>30.4839484692</text:p>
          </table:table-cell>
          <table:table-cell table:formula="of:=[.C993]/([.D993]-[.D992])" office:value-type="float" office:value="942336.206021923" calcext:value-type="float">
            <text:p>942336.206021923</text:p>
          </table:table-cell>
          <table:table-cell/>
          <table:table-cell office:value-type="float" office:value="1442700502.79548" calcext:value-type="float">
            <text:p>1442700502.79548</text:p>
          </table:table-cell>
          <table:table-cell table:formula="of:=[.G993]-[.B993]" office:value-type="float" office:value="0.684428215026856" calcext:value-type="float">
            <text:p>0.684428215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00502.11954" calcext:value-type="float">
            <text:p>1442700502.11954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30.4924368858337" calcext:value-type="float">
            <text:p>30.4924368858</text:p>
          </table:table-cell>
          <table:table-cell table:formula="of:=[.C994]/([.D994]-[.D993])" office:value-type="float" office:value="953770.333511221" calcext:value-type="float">
            <text:p>953770.333511221</text:p>
          </table:table-cell>
          <table:table-cell/>
          <table:table-cell office:value-type="float" office:value="1442700502.79856" calcext:value-type="float">
            <text:p>1442700502.79856</text:p>
          </table:table-cell>
          <table:table-cell table:formula="of:=[.G994]-[.B994]" office:value-type="float" office:value="0.67902684211731" calcext:value-type="float">
            <text:p>0.679026842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00502.12805" calcext:value-type="float">
            <text:p>1442700502.12805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30.5009522438049" calcext:value-type="float">
            <text:p>30.5009522438</text:p>
          </table:table-cell>
          <table:table-cell table:formula="of:=[.C995]/([.D995]-[.D994])" office:value-type="float" office:value="950752.749020047" calcext:value-type="float">
            <text:p>950752.749020047</text:p>
          </table:table-cell>
          <table:table-cell/>
          <table:table-cell office:value-type="float" office:value="1442700502.81814" calcext:value-type="float">
            <text:p>1442700502.81814</text:p>
          </table:table-cell>
          <table:table-cell table:formula="of:=[.G995]-[.B995]" office:value-type="float" office:value="0.690088987350464" calcext:value-type="float">
            <text:p>0.6900889874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00502.13661" calcext:value-type="float">
            <text:p>1442700502.13661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30.509509563446" calcext:value-type="float">
            <text:p>30.5095095634</text:p>
          </table:table-cell>
          <table:table-cell table:formula="of:=[.C996]/([.D996]-[.D995])" office:value-type="float" office:value="946090.638136632" calcext:value-type="float">
            <text:p>946090.638136632</text:p>
          </table:table-cell>
          <table:table-cell/>
          <table:table-cell office:value-type="float" office:value="1442700502.82122" calcext:value-type="float">
            <text:p>1442700502.82122</text:p>
          </table:table-cell>
          <table:table-cell table:formula="of:=[.G996]-[.B996]" office:value-type="float" office:value="0.684615850448608" calcext:value-type="float">
            <text:p>0.6846158504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00502.14508" calcext:value-type="float">
            <text:p>1442700502.14508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30.5179767608643" calcext:value-type="float">
            <text:p>30.5179767609</text:p>
          </table:table-cell>
          <table:table-cell table:formula="of:=[.C997]/([.D997]-[.D996])" office:value-type="float" office:value="956160.533423439" calcext:value-type="float">
            <text:p>956160.533423439</text:p>
          </table:table-cell>
          <table:table-cell/>
          <table:table-cell office:value-type="float" office:value="1442700502.82428" calcext:value-type="float">
            <text:p>1442700502.82428</text:p>
          </table:table-cell>
          <table:table-cell table:formula="of:=[.G997]-[.B997]" office:value-type="float" office:value="0.679200649261475" calcext:value-type="float">
            <text:p>0.6792006493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00502.15354" calcext:value-type="float">
            <text:p>1442700502.15354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30.5264384746552" calcext:value-type="float">
            <text:p>30.5264384747</text:p>
          </table:table-cell>
          <table:table-cell table:formula="of:=[.C998]/([.D998]-[.D997])" office:value-type="float" office:value="956780.17480488" calcext:value-type="float">
            <text:p>956780.17480488</text:p>
          </table:table-cell>
          <table:table-cell/>
          <table:table-cell office:value-type="float" office:value="1442700502.84398" calcext:value-type="float">
            <text:p>1442700502.84398</text:p>
          </table:table-cell>
          <table:table-cell table:formula="of:=[.G998]-[.B998]" office:value-type="float" office:value="0.69044041633606" calcext:value-type="float">
            <text:p>0.690440416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00502.16201" calcext:value-type="float">
            <text:p>1442700502.16201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30.5349099636078" calcext:value-type="float">
            <text:p>30.5349099636</text:p>
          </table:table-cell>
          <table:table-cell table:formula="of:=[.C999]/([.D999]-[.D998])" office:value-type="float" office:value="955676.156253518" calcext:value-type="float">
            <text:p>955676.156253518</text:p>
          </table:table-cell>
          <table:table-cell/>
          <table:table-cell office:value-type="float" office:value="1442700502.84706" calcext:value-type="float">
            <text:p>1442700502.84706</text:p>
          </table:table-cell>
          <table:table-cell table:formula="of:=[.G999]-[.B999]" office:value-type="float" office:value="0.685052871704102" calcext:value-type="float">
            <text:p>0.685052871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00502.17047" calcext:value-type="float">
            <text:p>1442700502.17047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30.5433731079102" calcext:value-type="float">
            <text:p>30.5433731079</text:p>
          </table:table-cell>
          <table:table-cell table:formula="of:=[.C1000]/([.D1000]-[.D999])" office:value-type="float" office:value="956618.451812829" calcext:value-type="float">
            <text:p>956618.451812829</text:p>
          </table:table-cell>
          <table:table-cell/>
          <table:table-cell office:value-type="float" office:value="1442700502.85015" calcext:value-type="float">
            <text:p>1442700502.85015</text:p>
          </table:table-cell>
          <table:table-cell table:formula="of:=[.G1000]-[.B1000]" office:value-type="float" office:value="0.679679155349731" calcext:value-type="float">
            <text:p>0.6796791553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00502.17901" calcext:value-type="float">
            <text:p>1442700502.17901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30.5519087314606" calcext:value-type="float">
            <text:p>30.5519087315</text:p>
          </table:table-cell>
          <table:table-cell table:formula="of:=[.C1001]/([.D1001]-[.D1000])" office:value-type="float" office:value="948495.438227983" calcext:value-type="float">
            <text:p>948495.438227983</text:p>
          </table:table-cell>
          <table:table-cell/>
          <table:table-cell office:value-type="float" office:value="1442700502.86969" calcext:value-type="float">
            <text:p>1442700502.86969</text:p>
          </table:table-cell>
          <table:table-cell table:formula="of:=[.G1001]-[.B1001]" office:value-type="float" office:value="0.690679550170898" calcext:value-type="float">
            <text:p>0.69067955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00502.18747" calcext:value-type="float">
            <text:p>1442700502.18747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30.5603718757629" calcext:value-type="float">
            <text:p>30.5603718758</text:p>
          </table:table-cell>
          <table:table-cell table:formula="of:=[.C1002]/([.D1002]-[.D1001])" office:value-type="float" office:value="956618.451812829" calcext:value-type="float">
            <text:p>956618.451812829</text:p>
          </table:table-cell>
          <table:table-cell/>
          <table:table-cell office:value-type="float" office:value="1442700502.87278" calcext:value-type="float">
            <text:p>1442700502.87278</text:p>
          </table:table-cell>
          <table:table-cell table:formula="of:=[.G1002]-[.B1002]" office:value-type="float" office:value="0.685308933258057" calcext:value-type="float">
            <text:p>0.6853089333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00502.19597" calcext:value-type="float">
            <text:p>1442700502.19597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30.5688710212708" calcext:value-type="float">
            <text:p>30.5688710213</text:p>
          </table:table-cell>
          <table:table-cell table:formula="of:=[.C1003]/([.D1003]-[.D1002])" office:value-type="float" office:value="952566.348294435" calcext:value-type="float">
            <text:p>952566.348294435</text:p>
          </table:table-cell>
          <table:table-cell/>
          <table:table-cell office:value-type="float" office:value="1442700502.87588" calcext:value-type="float">
            <text:p>1442700502.87588</text:p>
          </table:table-cell>
          <table:table-cell table:formula="of:=[.G1003]-[.B1003]" office:value-type="float" office:value="0.679911375045776" calcext:value-type="float">
            <text:p>0.679911375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00502.20443" calcext:value-type="float">
            <text:p>1442700502.20443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30.5773332118988" calcext:value-type="float">
            <text:p>30.5773332119</text:p>
          </table:table-cell>
          <table:table-cell table:formula="of:=[.C1004]/([.D1004]-[.D1003])" office:value-type="float" office:value="956726.261065562" calcext:value-type="float">
            <text:p>956726.261065562</text:p>
          </table:table-cell>
          <table:table-cell/>
          <table:table-cell office:value-type="float" office:value="1442700502.89543" calcext:value-type="float">
            <text:p>1442700502.89543</text:p>
          </table:table-cell>
          <table:table-cell table:formula="of:=[.G1004]-[.B1004]" office:value-type="float" office:value="0.690995216369629" calcext:value-type="float">
            <text:p>0.690995216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00502.21291" calcext:value-type="float">
            <text:p>1442700502.21291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30.5858089923859" calcext:value-type="float">
            <text:p>30.5858089924</text:p>
          </table:table-cell>
          <table:table-cell table:formula="of:=[.C1005]/([.D1005]-[.D1004])" office:value-type="float" office:value="955192.269592124" calcext:value-type="float">
            <text:p>955192.269592124</text:p>
          </table:table-cell>
          <table:table-cell/>
          <table:table-cell office:value-type="float" office:value="1442700502.89851" calcext:value-type="float">
            <text:p>1442700502.89851</text:p>
          </table:table-cell>
          <table:table-cell table:formula="of:=[.G1005]-[.B1005]" office:value-type="float" office:value="0.685598611831665" calcext:value-type="float">
            <text:p>0.6855986118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00502.22138" calcext:value-type="float">
            <text:p>1442700502.22138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30.5942823886871" calcext:value-type="float">
            <text:p>30.5942823887</text:p>
          </table:table-cell>
          <table:table-cell table:formula="of:=[.C1006]/([.D1006]-[.D1005])" office:value-type="float" office:value="955461.035002814" calcext:value-type="float">
            <text:p>955461.035002814</text:p>
          </table:table-cell>
          <table:table-cell/>
          <table:table-cell office:value-type="float" office:value="1442700502.92112" calcext:value-type="float">
            <text:p>1442700502.92112</text:p>
          </table:table-cell>
          <table:table-cell table:formula="of:=[.G1006]-[.B1006]" office:value-type="float" office:value="0.699738025665283" calcext:value-type="float">
            <text:p>0.6997380257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00502.22983" calcext:value-type="float">
            <text:p>1442700502.22983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30.6027293205261" calcext:value-type="float">
            <text:p>30.6027293205</text:p>
          </table:table-cell>
          <table:table-cell table:formula="of:=[.C1007]/([.D1007]-[.D1006])" office:value-type="float" office:value="958454.519856615" calcext:value-type="float">
            <text:p>958454.519856615</text:p>
          </table:table-cell>
          <table:table-cell/>
          <table:table-cell office:value-type="float" office:value="1442700502.92419" calcext:value-type="float">
            <text:p>1442700502.92419</text:p>
          </table:table-cell>
          <table:table-cell table:formula="of:=[.G1007]-[.B1007]" office:value-type="float" office:value="0.694366216659546" calcext:value-type="float">
            <text:p>0.694366216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00502.23829" calcext:value-type="float">
            <text:p>1442700502.23829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30.6111948490143" calcext:value-type="float">
            <text:p>30.611194849</text:p>
          </table:table-cell>
          <table:table-cell table:formula="of:=[.C1008]/([.D1008]-[.D1007])" office:value-type="float" office:value="956349.034950855" calcext:value-type="float">
            <text:p>956349.034950855</text:p>
          </table:table-cell>
          <table:table-cell/>
          <table:table-cell office:value-type="float" office:value="1442700502.92726" calcext:value-type="float">
            <text:p>1442700502.92726</text:p>
          </table:table-cell>
          <table:table-cell table:formula="of:=[.G1008]-[.B1008]" office:value-type="float" office:value="0.688963651657105" calcext:value-type="float">
            <text:p>0.6889636517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00502.24675" calcext:value-type="float">
            <text:p>1442700502.24675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30.6196496486664" calcext:value-type="float">
            <text:p>30.6196496487</text:p>
          </table:table-cell>
          <table:table-cell table:formula="of:=[.C1009]/([.D1009]-[.D1008])" office:value-type="float" office:value="957562.60741075" calcext:value-type="float">
            <text:p>957562.60741075</text:p>
          </table:table-cell>
          <table:table-cell/>
          <table:table-cell office:value-type="float" office:value="1442700502.94693" calcext:value-type="float">
            <text:p>1442700502.94693</text:p>
          </table:table-cell>
          <table:table-cell table:formula="of:=[.G1009]-[.B1009]" office:value-type="float" office:value="0.700186967849731" calcext:value-type="float">
            <text:p>0.7001869678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00502.25519" calcext:value-type="float">
            <text:p>1442700502.25519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30.6280899047852" calcext:value-type="float">
            <text:p>30.6280899048</text:p>
          </table:table-cell>
          <table:table-cell table:formula="of:=[.C1010]/([.D1010]-[.D1009])" office:value-type="float" office:value="959212.598062202" calcext:value-type="float">
            <text:p>959212.598062202</text:p>
          </table:table-cell>
          <table:table-cell/>
          <table:table-cell office:value-type="float" office:value="1442700502.95002" calcext:value-type="float">
            <text:p>1442700502.95002</text:p>
          </table:table-cell>
          <table:table-cell table:formula="of:=[.G1010]-[.B1010]" office:value-type="float" office:value="0.694833755493164" calcext:value-type="float">
            <text:p>0.6948337555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00502.26364" calcext:value-type="float">
            <text:p>1442700502.26364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30.6365458965301" calcext:value-type="float">
            <text:p>30.6365458965</text:p>
          </table:table-cell>
          <table:table-cell table:formula="of:=[.C1011]/([.D1011]-[.D1010])" office:value-type="float" office:value="957427.613950997" calcext:value-type="float">
            <text:p>957427.613950997</text:p>
          </table:table-cell>
          <table:table-cell/>
          <table:table-cell office:value-type="float" office:value="1442700502.95308" calcext:value-type="float">
            <text:p>1442700502.95308</text:p>
          </table:table-cell>
          <table:table-cell table:formula="of:=[.G1011]-[.B1011]" office:value-type="float" office:value="0.689439058303833" calcext:value-type="float">
            <text:p>0.6894390583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00502.2721" calcext:value-type="float">
            <text:p>1442700502.2721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30.6449999809265" calcext:value-type="float">
            <text:p>30.6449999809</text:p>
          </table:table-cell>
          <table:table-cell table:formula="of:=[.C1012]/([.D1012]-[.D1011])" office:value-type="float" office:value="957643.621760343" calcext:value-type="float">
            <text:p>957643.621760343</text:p>
          </table:table-cell>
          <table:table-cell/>
          <table:table-cell office:value-type="float" office:value="1442700502.97266" calcext:value-type="float">
            <text:p>1442700502.97266</text:p>
          </table:table-cell>
          <table:table-cell table:formula="of:=[.G1012]-[.B1012]" office:value-type="float" office:value="0.70055890083313" calcext:value-type="float">
            <text:p>0.7005589008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00502.2806" calcext:value-type="float">
            <text:p>1442700502.2806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30.6534991264343" calcext:value-type="float">
            <text:p>30.6534991264</text:p>
          </table:table-cell>
          <table:table-cell table:formula="of:=[.C1013]/([.D1013]-[.D1012])" office:value-type="float" office:value="952566.348294435" calcext:value-type="float">
            <text:p>952566.348294435</text:p>
          </table:table-cell>
          <table:table-cell/>
          <table:table-cell office:value-type="float" office:value="1442700502.97573" calcext:value-type="float">
            <text:p>1442700502.97573</text:p>
          </table:table-cell>
          <table:table-cell table:formula="of:=[.G1013]-[.B1013]" office:value-type="float" office:value="0.695136547088623" calcext:value-type="float">
            <text:p>0.695136547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00502.28907" calcext:value-type="float">
            <text:p>1442700502.28907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30.6619699001312" calcext:value-type="float">
            <text:p>30.6619699001</text:p>
          </table:table-cell>
          <table:table-cell table:formula="of:=[.C1014]/([.D1014]-[.D1013])" office:value-type="float" office:value="955756.851698613" calcext:value-type="float">
            <text:p>955756.851698613</text:p>
          </table:table-cell>
          <table:table-cell/>
          <table:table-cell office:value-type="float" office:value="1442700502.97881" calcext:value-type="float">
            <text:p>1442700502.97881</text:p>
          </table:table-cell>
          <table:table-cell table:formula="of:=[.G1014]-[.B1014]" office:value-type="float" office:value="0.689745664596558" calcext:value-type="float">
            <text:p>0.6897456646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00502.29753" calcext:value-type="float">
            <text:p>1442700502.29753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30.6704301834106" calcext:value-type="float">
            <text:p>30.6704301834</text:p>
          </table:table-cell>
          <table:table-cell table:formula="of:=[.C1015]/([.D1015]-[.D1014])" office:value-type="float" office:value="956941.952486966" calcext:value-type="float">
            <text:p>956941.952486966</text:p>
          </table:table-cell>
          <table:table-cell/>
          <table:table-cell office:value-type="float" office:value="1442700502.99837" calcext:value-type="float">
            <text:p>1442700502.99837</text:p>
          </table:table-cell>
          <table:table-cell table:formula="of:=[.G1015]-[.B1015]" office:value-type="float" office:value="0.700842380523682" calcext:value-type="float">
            <text:p>0.7008423805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00502.30604" calcext:value-type="float">
            <text:p>1442700502.30604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30.6789443492889" calcext:value-type="float">
            <text:p>30.6789443493</text:p>
          </table:table-cell>
          <table:table-cell table:formula="of:=[.C1016]/([.D1016]-[.D1015])" office:value-type="float" office:value="950885.866651732" calcext:value-type="float">
            <text:p>950885.866651732</text:p>
          </table:table-cell>
          <table:table-cell/>
          <table:table-cell office:value-type="float" office:value="1442700503.00135" calcext:value-type="float">
            <text:p>1442700503.00135</text:p>
          </table:table-cell>
          <table:table-cell table:formula="of:=[.G1016]-[.B1016]" office:value-type="float" office:value="0.695303678512573" calcext:value-type="float">
            <text:p>0.6953036785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00502.31469" calcext:value-type="float">
            <text:p>1442700502.31469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30.6875944137573" calcext:value-type="float">
            <text:p>30.6875944138</text:p>
          </table:table-cell>
          <table:table-cell table:formula="of:=[.C1017]/([.D1017]-[.D1016])" office:value-type="float" office:value="935946.781621234" calcext:value-type="float">
            <text:p>935946.781621234</text:p>
          </table:table-cell>
          <table:table-cell/>
          <table:table-cell office:value-type="float" office:value="1442700503.00415" calcext:value-type="float">
            <text:p>1442700503.00415</text:p>
          </table:table-cell>
          <table:table-cell table:formula="of:=[.G1017]-[.B1017]" office:value-type="float" office:value="0.689459323883057" calcext:value-type="float">
            <text:p>0.6894593239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00502.32322" calcext:value-type="float">
            <text:p>1442700502.32322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30.6961185932159" calcext:value-type="float">
            <text:p>30.6961185932</text:p>
          </table:table-cell>
          <table:table-cell table:formula="of:=[.C1018]/([.D1018]-[.D1017])" office:value-type="float" office:value="949768.835734064" calcext:value-type="float">
            <text:p>949768.835734064</text:p>
          </table:table-cell>
          <table:table-cell/>
          <table:table-cell office:value-type="float" office:value="1442700503.0217" calcext:value-type="float">
            <text:p>1442700503.0217</text:p>
          </table:table-cell>
          <table:table-cell table:formula="of:=[.G1018]-[.B1018]" office:value-type="float" office:value="0.698478698730469" calcext:value-type="float">
            <text:p>0.6984786987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00502.33168" calcext:value-type="float">
            <text:p>1442700502.33168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30.7045865058899" calcext:value-type="float">
            <text:p>30.7045865059</text:p>
          </table:table-cell>
          <table:table-cell table:formula="of:=[.C1019]/([.D1019]-[.D1018])" office:value-type="float" office:value="956079.769800377" calcext:value-type="float">
            <text:p>956079.769800377</text:p>
          </table:table-cell>
          <table:table-cell/>
          <table:table-cell office:value-type="float" office:value="1442700503.02454" calcext:value-type="float">
            <text:p>1442700503.02454</text:p>
          </table:table-cell>
          <table:table-cell table:formula="of:=[.G1019]-[.B1019]" office:value-type="float" office:value="0.692857980728149" calcext:value-type="float">
            <text:p>0.6928579807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00502.34014" calcext:value-type="float">
            <text:p>1442700502.34014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30.7130372524261" calcext:value-type="float">
            <text:p>30.7130372524</text:p>
          </table:table-cell>
          <table:table-cell table:formula="of:=[.C1020]/([.D1020]-[.D1019])" office:value-type="float" office:value="958021.870052194" calcext:value-type="float">
            <text:p>958021.870052194</text:p>
          </table:table-cell>
          <table:table-cell/>
          <table:table-cell office:value-type="float" office:value="1442700503.0274" calcext:value-type="float">
            <text:p>1442700503.0274</text:p>
          </table:table-cell>
          <table:table-cell table:formula="of:=[.G1020]-[.B1020]" office:value-type="float" office:value="0.687267541885376" calcext:value-type="float">
            <text:p>0.6872675419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00502.34861" calcext:value-type="float">
            <text:p>1442700502.34861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30.7215111255646" calcext:value-type="float">
            <text:p>30.7215111256</text:p>
          </table:table-cell>
          <table:table-cell table:formula="of:=[.C1021]/([.D1021]-[.D1020])" office:value-type="float" office:value="955407.26982162" calcext:value-type="float">
            <text:p>955407.26982162</text:p>
          </table:table-cell>
          <table:table-cell/>
          <table:table-cell office:value-type="float" office:value="1442700503.03023" calcext:value-type="float">
            <text:p>1442700503.03023</text:p>
          </table:table-cell>
          <table:table-cell table:formula="of:=[.G1021]-[.B1021]" office:value-type="float" office:value="0.681618213653564" calcext:value-type="float">
            <text:p>0.681618213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00502.35701" calcext:value-type="float">
            <text:p>1442700502.35701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30.7299137115479" calcext:value-type="float">
            <text:p>30.7299137115</text:p>
          </table:table-cell>
          <table:table-cell table:formula="of:=[.C1022]/([.D1022]-[.D1021])" office:value-type="float" office:value="963512.901398859" calcext:value-type="float">
            <text:p>963512.901398859</text:p>
          </table:table-cell>
          <table:table-cell/>
          <table:table-cell office:value-type="float" office:value="1442700503.03308" calcext:value-type="float">
            <text:p>1442700503.03308</text:p>
          </table:table-cell>
          <table:table-cell table:formula="of:=[.G1022]-[.B1022]" office:value-type="float" office:value="0.676065683364868" calcext:value-type="float">
            <text:p>0.6760656834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00502.36559" calcext:value-type="float">
            <text:p>1442700502.36559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30.7384898662567" calcext:value-type="float">
            <text:p>30.7384898663</text:p>
          </table:table-cell>
          <table:table-cell table:formula="of:=[.C1023]/([.D1023]-[.D1022])" office:value-type="float" office:value="944012.82099469" calcext:value-type="float">
            <text:p>944012.82099469</text:p>
          </table:table-cell>
          <table:table-cell/>
          <table:table-cell office:value-type="float" office:value="1442700503.03592" calcext:value-type="float">
            <text:p>1442700503.03592</text:p>
          </table:table-cell>
          <table:table-cell table:formula="of:=[.G1023]-[.B1023]" office:value-type="float" office:value="0.670328140258789" calcext:value-type="float">
            <text:p>0.6703281403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00502.37402" calcext:value-type="float">
            <text:p>1442700502.37402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30.7469220161438" calcext:value-type="float">
            <text:p>30.7469220161</text:p>
          </table:table-cell>
          <table:table-cell table:formula="of:=[.C1024]/([.D1024]-[.D1023])" office:value-type="float" office:value="960134.735318235" calcext:value-type="float">
            <text:p>960134.735318235</text:p>
          </table:table-cell>
          <table:table-cell/>
          <table:table-cell office:value-type="float" office:value="1442700503.04754" calcext:value-type="float">
            <text:p>1442700503.04754</text:p>
          </table:table-cell>
          <table:table-cell table:formula="of:=[.G1024]-[.B1024]" office:value-type="float" office:value="0.673522710800171" calcext:value-type="float">
            <text:p>0.6735227108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00502.38249" calcext:value-type="float">
            <text:p>1442700502.38249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30.7553868293762" calcext:value-type="float">
            <text:p>30.7553868294</text:p>
          </table:table-cell>
          <table:table-cell table:formula="of:=[.C1025]/([.D1025]-[.D1024])" office:value-type="float" office:value="956429.844073907" calcext:value-type="float">
            <text:p>956429.844073907</text:p>
          </table:table-cell>
          <table:table-cell/>
          <table:table-cell office:value-type="float" office:value="1442700503.05039" calcext:value-type="float">
            <text:p>1442700503.05039</text:p>
          </table:table-cell>
          <table:table-cell table:formula="of:=[.G1025]-[.B1025]" office:value-type="float" office:value="0.66790246963501" calcext:value-type="float">
            <text:p>0.667902469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00502.39103" calcext:value-type="float">
            <text:p>1442700502.39103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30.7639274597168" calcext:value-type="float">
            <text:p>30.7639274597</text:p>
          </table:table-cell>
          <table:table-cell table:formula="of:=[.C1026]/([.D1026]-[.D1025])" office:value-type="float" office:value="947939.399921836" calcext:value-type="float">
            <text:p>947939.399921836</text:p>
          </table:table-cell>
          <table:table-cell/>
          <table:table-cell office:value-type="float" office:value="1442700503.07306" calcext:value-type="float">
            <text:p>1442700503.07306</text:p>
          </table:table-cell>
          <table:table-cell table:formula="of:=[.G1026]-[.B1026]" office:value-type="float" office:value="0.682035207748413" calcext:value-type="float">
            <text:p>0.6820352077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00502.4002" calcext:value-type="float">
            <text:p>1442700502.4002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30.7731029987335" calcext:value-type="float">
            <text:p>30.7731029987</text:p>
          </table:table-cell>
          <table:table-cell table:formula="of:=[.C1027]/([.D1027]-[.D1026])" office:value-type="float" office:value="882345.983733922" calcext:value-type="float">
            <text:p>882345.983733922</text:p>
          </table:table-cell>
          <table:table-cell/>
          <table:table-cell office:value-type="float" office:value="1442700503.0759" calcext:value-type="float">
            <text:p>1442700503.0759</text:p>
          </table:table-cell>
          <table:table-cell table:formula="of:=[.G1027]-[.B1027]" office:value-type="float" office:value="0.675694465637207" calcext:value-type="float">
            <text:p>0.6756944656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00502.40873" calcext:value-type="float">
            <text:p>1442700502.40873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30.7816276550293" calcext:value-type="float">
            <text:p>30.781627655</text:p>
          </table:table-cell>
          <table:table-cell table:formula="of:=[.C1028]/([.D1028]-[.D1027])" office:value-type="float" office:value="949715.709243463" calcext:value-type="float">
            <text:p>949715.709243463</text:p>
          </table:table-cell>
          <table:table-cell/>
          <table:table-cell office:value-type="float" office:value="1442700503.07873" calcext:value-type="float">
            <text:p>1442700503.07873</text:p>
          </table:table-cell>
          <table:table-cell table:formula="of:=[.G1028]-[.B1028]" office:value-type="float" office:value="0.670002698898315" calcext:value-type="float">
            <text:p>0.6700026989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00502.41718" calcext:value-type="float">
            <text:p>1442700502.41718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30.790078163147" calcext:value-type="float">
            <text:p>30.7900781631</text:p>
          </table:table-cell>
          <table:table-cell table:formula="of:=[.C1029]/([.D1029]-[.D1028])" office:value-type="float" office:value="958048.899221307" calcext:value-type="float">
            <text:p>958048.899221307</text:p>
          </table:table-cell>
          <table:table-cell/>
          <table:table-cell office:value-type="float" office:value="1442700503.09886" calcext:value-type="float">
            <text:p>1442700503.09886</text:p>
          </table:table-cell>
          <table:table-cell table:formula="of:=[.G1029]-[.B1029]" office:value-type="float" office:value="0.681682586669922" calcext:value-type="float">
            <text:p>0.6816825867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00502.42561" calcext:value-type="float">
            <text:p>1442700502.42561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30.7985157966614" calcext:value-type="float">
            <text:p>30.7985157967</text:p>
          </table:table-cell>
          <table:table-cell table:formula="of:=[.C1030]/([.D1030]-[.D1029])" office:value-type="float" office:value="959510.742695677" calcext:value-type="float">
            <text:p>959510.742695677</text:p>
          </table:table-cell>
          <table:table-cell/>
          <table:table-cell office:value-type="float" office:value="1442700503.10167" calcext:value-type="float">
            <text:p>1442700503.10167</text:p>
          </table:table-cell>
          <table:table-cell table:formula="of:=[.G1030]-[.B1030]" office:value-type="float" office:value="0.676051139831543" calcext:value-type="float">
            <text:p>0.6760511398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00502.43408" calcext:value-type="float">
            <text:p>1442700502.43408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30.8069818019867" calcext:value-type="float">
            <text:p>30.806981802</text:p>
          </table:table-cell>
          <table:table-cell table:formula="of:=[.C1031]/([.D1031]-[.D1030])" office:value-type="float" office:value="956295.169787941" calcext:value-type="float">
            <text:p>956295.169787941</text:p>
          </table:table-cell>
          <table:table-cell/>
          <table:table-cell office:value-type="float" office:value="1442700503.1045" calcext:value-type="float">
            <text:p>1442700503.1045</text:p>
          </table:table-cell>
          <table:table-cell table:formula="of:=[.G1031]-[.B1031]" office:value-type="float" office:value="0.670423269271851" calcext:value-type="float">
            <text:p>0.6704232693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00502.44255" calcext:value-type="float">
            <text:p>1442700502.44255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30.8154554367065" calcext:value-type="float">
            <text:p>30.8154554367</text:p>
          </table:table-cell>
          <table:table-cell table:formula="of:=[.C1032]/([.D1032]-[.D1031])" office:value-type="float" office:value="955434.151655834" calcext:value-type="float">
            <text:p>955434.151655834</text:p>
          </table:table-cell>
          <table:table-cell/>
          <table:table-cell office:value-type="float" office:value="1442700503.1222" calcext:value-type="float">
            <text:p>1442700503.1222</text:p>
          </table:table-cell>
          <table:table-cell table:formula="of:=[.G1032]-[.B1032]" office:value-type="float" office:value="0.679643392562866" calcext:value-type="float">
            <text:p>0.6796433926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00502.45113" calcext:value-type="float">
            <text:p>1442700502.45113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30.8240354061127" calcext:value-type="float">
            <text:p>30.8240354061</text:p>
          </table:table-cell>
          <table:table-cell table:formula="of:=[.C1033]/([.D1033]-[.D1032])" office:value-type="float" office:value="943593.108177953" calcext:value-type="float">
            <text:p>943593.108177953</text:p>
          </table:table-cell>
          <table:table-cell/>
          <table:table-cell office:value-type="float" office:value="1442700503.12503" calcext:value-type="float">
            <text:p>1442700503.12503</text:p>
          </table:table-cell>
          <table:table-cell table:formula="of:=[.G1033]-[.B1033]" office:value-type="float" office:value="0.673895120620728" calcext:value-type="float">
            <text:p>0.673895120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00502.45962" calcext:value-type="float">
            <text:p>1442700502.45962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30.8325183391571" calcext:value-type="float">
            <text:p>30.8325183392</text:p>
          </table:table-cell>
          <table:table-cell table:formula="of:=[.C1034]/([.D1034]-[.D1033])" office:value-type="float" office:value="954386.879820124" calcext:value-type="float">
            <text:p>954386.879820124</text:p>
          </table:table-cell>
          <table:table-cell/>
          <table:table-cell office:value-type="float" office:value="1442700503.12793" calcext:value-type="float">
            <text:p>1442700503.12793</text:p>
          </table:table-cell>
          <table:table-cell table:formula="of:=[.G1034]-[.B1034]" office:value-type="float" office:value="0.668311834335327" calcext:value-type="float">
            <text:p>0.6683118343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00502.46806" calcext:value-type="float">
            <text:p>1442700502.46806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30.8409609794617" calcext:value-type="float">
            <text:p>30.8409609795</text:p>
          </table:table-cell>
          <table:table-cell table:formula="of:=[.C1035]/([.D1035]-[.D1034])" office:value-type="float" office:value="958941.718223151" calcext:value-type="float">
            <text:p>958941.718223151</text:p>
          </table:table-cell>
          <table:table-cell/>
          <table:table-cell office:value-type="float" office:value="1442700503.13076" calcext:value-type="float">
            <text:p>1442700503.13076</text:p>
          </table:table-cell>
          <table:table-cell table:formula="of:=[.G1035]-[.B1035]" office:value-type="float" office:value="0.662701368331909" calcext:value-type="float">
            <text:p>0.6627013683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00502.47647" calcext:value-type="float">
            <text:p>1442700502.47647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30.8493716716766" calcext:value-type="float">
            <text:p>30.8493716717</text:p>
          </table:table-cell>
          <table:table-cell table:formula="of:=[.C1036]/([.D1036]-[.D1035])" office:value-type="float" office:value="962584.266916121" calcext:value-type="float">
            <text:p>962584.266916121</text:p>
          </table:table-cell>
          <table:table-cell/>
          <table:table-cell office:value-type="float" office:value="1442700503.1336" calcext:value-type="float">
            <text:p>1442700503.1336</text:p>
          </table:table-cell>
          <table:table-cell table:formula="of:=[.G1036]-[.B1036]" office:value-type="float" office:value="0.65713381767273" calcext:value-type="float">
            <text:p>0.6571338177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00502.48486" calcext:value-type="float">
            <text:p>1442700502.48486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30.857759475708" calcext:value-type="float">
            <text:p>30.8577594757</text:p>
          </table:table-cell>
          <table:table-cell table:formula="of:=[.C1037]/([.D1037]-[.D1036])" office:value-type="float" office:value="965210.914527728" calcext:value-type="float">
            <text:p>965210.914527728</text:p>
          </table:table-cell>
          <table:table-cell/>
          <table:table-cell office:value-type="float" office:value="1442700503.13643" calcext:value-type="float">
            <text:p>1442700503.13643</text:p>
          </table:table-cell>
          <table:table-cell table:formula="of:=[.G1037]-[.B1037]" office:value-type="float" office:value="0.65157675743103" calcext:value-type="float">
            <text:p>0.6515767574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00502.49321" calcext:value-type="float">
            <text:p>1442700502.49321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30.8661072254181" calcext:value-type="float">
            <text:p>30.8661072254</text:p>
          </table:table-cell>
          <table:table-cell table:formula="of:=[.C1038]/([.D1038]-[.D1037])" office:value-type="float" office:value="969842.206723217" calcext:value-type="float">
            <text:p>969842.206723217</text:p>
          </table:table-cell>
          <table:table-cell/>
          <table:table-cell office:value-type="float" office:value="1442700503.15289" calcext:value-type="float">
            <text:p>1442700503.15289</text:p>
          </table:table-cell>
          <table:table-cell table:formula="of:=[.G1038]-[.B1038]" office:value-type="float" office:value="0.659682273864746" calcext:value-type="float">
            <text:p>0.6596822739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00502.5016" calcext:value-type="float">
            <text:p>1442700502.5016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30.8744978904724" calcext:value-type="float">
            <text:p>30.8744978905</text:p>
          </table:table-cell>
          <table:table-cell table:formula="of:=[.C1039]/([.D1039]-[.D1038])" office:value-type="float" office:value="964881.79990339" calcext:value-type="float">
            <text:p>964881.79990339</text:p>
          </table:table-cell>
          <table:table-cell/>
          <table:table-cell office:value-type="float" office:value="1442700503.15569" calcext:value-type="float">
            <text:p>1442700503.15569</text:p>
          </table:table-cell>
          <table:table-cell table:formula="of:=[.G1039]-[.B1039]" office:value-type="float" office:value="0.654096364974976" calcext:value-type="float">
            <text:p>0.654096365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00502.50997" calcext:value-type="float">
            <text:p>1442700502.50997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30.8828737735748" calcext:value-type="float">
            <text:p>30.8828737736</text:p>
          </table:table-cell>
          <table:table-cell table:formula="of:=[.C1040]/([.D1040]-[.D1039])" office:value-type="float" office:value="966584.645583673" calcext:value-type="float">
            <text:p>966584.645583673</text:p>
          </table:table-cell>
          <table:table-cell/>
          <table:table-cell office:value-type="float" office:value="1442700503.1586" calcext:value-type="float">
            <text:p>1442700503.1586</text:p>
          </table:table-cell>
          <table:table-cell table:formula="of:=[.G1040]-[.B1040]" office:value-type="float" office:value="0.648623466491699" calcext:value-type="float">
            <text:p>0.6486234665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00502.51835" calcext:value-type="float">
            <text:p>1442700502.51835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30.8912496566772" calcext:value-type="float">
            <text:p>30.8912496567</text:p>
          </table:table-cell>
          <table:table-cell table:formula="of:=[.C1041]/([.D1041]-[.D1040])" office:value-type="float" office:value="966584.645583673" calcext:value-type="float">
            <text:p>966584.645583673</text:p>
          </table:table-cell>
          <table:table-cell/>
          <table:table-cell office:value-type="float" office:value="1442700503.18411" calcext:value-type="float">
            <text:p>1442700503.18411</text:p>
          </table:table-cell>
          <table:table-cell table:formula="of:=[.G1041]-[.B1041]" office:value-type="float" office:value="0.665765285491943" calcext:value-type="float">
            <text:p>0.6657652855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00502.52672" calcext:value-type="float">
            <text:p>1442700502.52672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30.8996193408966" calcext:value-type="float">
            <text:p>30.8996193409</text:p>
          </table:table-cell>
          <table:table-cell table:formula="of:=[.C1042]/([.D1042]-[.D1041])" office:value-type="float" office:value="967300.532231876" calcext:value-type="float">
            <text:p>967300.532231876</text:p>
          </table:table-cell>
          <table:table-cell/>
          <table:table-cell office:value-type="float" office:value="1442700503.18695" calcext:value-type="float">
            <text:p>1442700503.18695</text:p>
          </table:table-cell>
          <table:table-cell table:formula="of:=[.G1042]-[.B1042]" office:value-type="float" office:value="0.66023325920105" calcext:value-type="float">
            <text:p>0.6602332592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00502.5351" calcext:value-type="float">
            <text:p>1442700502.5351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30.9080007076263" calcext:value-type="float">
            <text:p>30.9080007076</text:p>
          </table:table-cell>
          <table:table-cell table:formula="of:=[.C1043]/([.D1043]-[.D1042])" office:value-type="float" office:value="965952.243955169" calcext:value-type="float">
            <text:p>965952.243955169</text:p>
          </table:table-cell>
          <table:table-cell/>
          <table:table-cell office:value-type="float" office:value="1442700503.18979" calcext:value-type="float">
            <text:p>1442700503.18979</text:p>
          </table:table-cell>
          <table:table-cell table:formula="of:=[.G1043]-[.B1043]" office:value-type="float" office:value="0.654691219329834" calcext:value-type="float">
            <text:p>0.6546912193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00502.54349" calcext:value-type="float">
            <text:p>1442700502.54349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30.9163892269135" calcext:value-type="float">
            <text:p>30.9163892269</text:p>
          </table:table-cell>
          <table:table-cell table:formula="of:=[.C1044]/([.D1044]-[.D1043])" office:value-type="float" office:value="965128.61482492" calcext:value-type="float">
            <text:p>965128.61482492</text:p>
          </table:table-cell>
          <table:table-cell/>
          <table:table-cell office:value-type="float" office:value="1442700503.19932" calcext:value-type="float">
            <text:p>1442700503.19932</text:p>
          </table:table-cell>
          <table:table-cell table:formula="of:=[.G1044]-[.B1044]" office:value-type="float" office:value="0.655835151672363" calcext:value-type="float">
            <text:p>0.6558351517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00502.55185" calcext:value-type="float">
            <text:p>1442700502.55185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30.9247508049011" calcext:value-type="float">
            <text:p>30.9247508049</text:p>
          </table:table-cell>
          <table:table-cell table:formula="of:=[.C1045]/([.D1045]-[.D1044])" office:value-type="float" office:value="968238.293290753" calcext:value-type="float">
            <text:p>968238.293290753</text:p>
          </table:table-cell>
          <table:table-cell/>
          <table:table-cell office:value-type="float" office:value="1442700503.20216" calcext:value-type="float">
            <text:p>1442700503.20216</text:p>
          </table:table-cell>
          <table:table-cell table:formula="of:=[.G1045]-[.B1045]" office:value-type="float" office:value="0.650309562683106" calcext:value-type="float">
            <text:p>0.6503095627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00502.56023" calcext:value-type="float">
            <text:p>1442700502.56023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30.9331331253052" calcext:value-type="float">
            <text:p>30.9331331253</text:p>
          </table:table-cell>
          <table:table-cell table:formula="of:=[.C1046]/([.D1046]-[.D1045])" office:value-type="float" office:value="965842.345525912" calcext:value-type="float">
            <text:p>965842.345525912</text:p>
          </table:table-cell>
          <table:table-cell/>
          <table:table-cell office:value-type="float" office:value="1442700503.22776" calcext:value-type="float">
            <text:p>1442700503.22776</text:p>
          </table:table-cell>
          <table:table-cell table:formula="of:=[.G1046]-[.B1046]" office:value-type="float" office:value="0.66753101348877" calcext:value-type="float">
            <text:p>0.6675310135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00502.56865" calcext:value-type="float">
            <text:p>1442700502.56865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30.9415509700775" calcext:value-type="float">
            <text:p>30.9415509701</text:p>
          </table:table-cell>
          <table:table-cell table:formula="of:=[.C1047]/([.D1047]-[.D1046])" office:value-type="float" office:value="961766.368822047" calcext:value-type="float">
            <text:p>961766.368822047</text:p>
          </table:table-cell>
          <table:table-cell/>
          <table:table-cell office:value-type="float" office:value="1442700503.2306" calcext:value-type="float">
            <text:p>1442700503.2306</text:p>
          </table:table-cell>
          <table:table-cell table:formula="of:=[.G1047]-[.B1047]" office:value-type="float" office:value="0.661946058273315" calcext:value-type="float">
            <text:p>0.6619460583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00502.57714" calcext:value-type="float">
            <text:p>1442700502.57714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30.9500434398651" calcext:value-type="float">
            <text:p>30.9500434399</text:p>
          </table:table-cell>
          <table:table-cell table:formula="of:=[.C1048]/([.D1048]-[.D1047])" office:value-type="float" office:value="953315.137113981" calcext:value-type="float">
            <text:p>953315.137113981</text:p>
          </table:table-cell>
          <table:table-cell/>
          <table:table-cell office:value-type="float" office:value="1442700503.23343" calcext:value-type="float">
            <text:p>1442700503.23343</text:p>
          </table:table-cell>
          <table:table-cell table:formula="of:=[.G1048]-[.B1048]" office:value-type="float" office:value="0.656286954879761" calcext:value-type="float">
            <text:p>0.6562869549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00502.58561" calcext:value-type="float">
            <text:p>1442700502.58561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30.9585113525391" calcext:value-type="float">
            <text:p>30.9585113525</text:p>
          </table:table-cell>
          <table:table-cell table:formula="of:=[.C1049]/([.D1049]-[.D1048])" office:value-type="float" office:value="956079.769800377" calcext:value-type="float">
            <text:p>956079.769800377</text:p>
          </table:table-cell>
          <table:table-cell/>
          <table:table-cell office:value-type="float" office:value="1442700503.25337" calcext:value-type="float">
            <text:p>1442700503.25337</text:p>
          </table:table-cell>
          <table:table-cell table:formula="of:=[.G1049]-[.B1049]" office:value-type="float" office:value="0.667762756347656" calcext:value-type="float">
            <text:p>0.6677627563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00502.59413" calcext:value-type="float">
            <text:p>1442700502.59413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30.9670355319977" calcext:value-type="float">
            <text:p>30.967035532</text:p>
          </table:table-cell>
          <table:table-cell table:formula="of:=[.C1050]/([.D1050]-[.D1049])" office:value-type="float" office:value="949768.835734064" calcext:value-type="float">
            <text:p>949768.835734064</text:p>
          </table:table-cell>
          <table:table-cell/>
          <table:table-cell office:value-type="float" office:value="1442700503.25618" calcext:value-type="float">
            <text:p>1442700503.25618</text:p>
          </table:table-cell>
          <table:table-cell table:formula="of:=[.G1050]-[.B1050]" office:value-type="float" office:value="0.662041664123535" calcext:value-type="float">
            <text:p>0.662041664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00502.60265" calcext:value-type="float">
            <text:p>1442700502.60265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30.9755506515503" calcext:value-type="float">
            <text:p>30.9755506516</text:p>
          </table:table-cell>
          <table:table-cell table:formula="of:=[.C1051]/([.D1051]-[.D1050])" office:value-type="float" office:value="950779.369564609" calcext:value-type="float">
            <text:p>950779.369564609</text:p>
          </table:table-cell>
          <table:table-cell/>
          <table:table-cell office:value-type="float" office:value="1442700503.25902" calcext:value-type="float">
            <text:p>1442700503.25902</text:p>
          </table:table-cell>
          <table:table-cell table:formula="of:=[.G1051]-[.B1051]" office:value-type="float" office:value="0.656368255615234" calcext:value-type="float">
            <text:p>0.6563682556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00502.6111" calcext:value-type="float">
            <text:p>1442700502.6111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30.983996629715" calcext:value-type="float">
            <text:p>30.9839966297</text:p>
          </table:table-cell>
          <table:table-cell table:formula="of:=[.C1052]/([.D1052]-[.D1051])" office:value-type="float" office:value="958562.743373324" calcext:value-type="float">
            <text:p>958562.743373324</text:p>
          </table:table-cell>
          <table:table-cell/>
          <table:table-cell office:value-type="float" office:value="1442700503.3851" calcext:value-type="float">
            <text:p>1442700503.3851</text:p>
          </table:table-cell>
          <table:table-cell table:formula="of:=[.G1052]-[.B1052]" office:value-type="float" office:value="0.774007797241211" calcext:value-type="float">
            <text:p>0.7740077972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00502.61953" calcext:value-type="float">
            <text:p>1442700502.61953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30.9924354553223" calcext:value-type="float">
            <text:p>30.9924354553</text:p>
          </table:table-cell>
          <table:table-cell table:formula="of:=[.C1053]/([.D1053]-[.D1052])" office:value-type="float" office:value="959375.199434948" calcext:value-type="float">
            <text:p>959375.199434948</text:p>
          </table:table-cell>
          <table:table-cell/>
          <table:table-cell office:value-type="float" office:value="1442700503.388" calcext:value-type="float">
            <text:p>1442700503.388</text:p>
          </table:table-cell>
          <table:table-cell table:formula="of:=[.G1053]-[.B1053]" office:value-type="float" office:value="0.768465518951416" calcext:value-type="float">
            <text:p>0.768465519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00502.62801" calcext:value-type="float">
            <text:p>1442700502.62801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31.0009152889252" calcext:value-type="float">
            <text:p>31.0009152889</text:p>
          </table:table-cell>
          <table:table-cell table:formula="of:=[.C1054]/([.D1054]-[.D1053])" office:value-type="float" office:value="954735.715241657" calcext:value-type="float">
            <text:p>954735.715241657</text:p>
          </table:table-cell>
          <table:table-cell/>
          <table:table-cell office:value-type="float" office:value="1442700503.39081" calcext:value-type="float">
            <text:p>1442700503.39081</text:p>
          </table:table-cell>
          <table:table-cell table:formula="of:=[.G1054]-[.B1054]" office:value-type="float" office:value="0.76279878616333" calcext:value-type="float">
            <text:p>0.7627987862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00502.63641" calcext:value-type="float">
            <text:p>1442700502.63641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31.0093104839325" calcext:value-type="float">
            <text:p>31.0093104839</text:p>
          </table:table-cell>
          <table:table-cell table:formula="of:=[.C1055]/([.D1055]-[.D1054])" office:value-type="float" office:value="964361.160513461" calcext:value-type="float">
            <text:p>964361.160513461</text:p>
          </table:table-cell>
          <table:table-cell/>
          <table:table-cell office:value-type="float" office:value="1442700503.39363" calcext:value-type="float">
            <text:p>1442700503.39363</text:p>
          </table:table-cell>
          <table:table-cell table:formula="of:=[.G1055]-[.B1055]" office:value-type="float" office:value="0.757224082946777" calcext:value-type="float">
            <text:p>0.7572240829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00502.64481" calcext:value-type="float">
            <text:p>1442700502.64481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31.0177083015442" calcext:value-type="float">
            <text:p>31.0177083015</text:p>
          </table:table-cell>
          <table:table-cell table:formula="of:=[.C1056]/([.D1056]-[.D1055])" office:value-type="float" office:value="964059.994435454" calcext:value-type="float">
            <text:p>964059.994435454</text:p>
          </table:table-cell>
          <table:table-cell/>
          <table:table-cell office:value-type="float" office:value="1442700503.39647" calcext:value-type="float">
            <text:p>1442700503.39647</text:p>
          </table:table-cell>
          <table:table-cell table:formula="of:=[.G1056]-[.B1056]" office:value-type="float" office:value="0.75166392326355" calcext:value-type="float">
            <text:p>0.7516639233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00502.65321" calcext:value-type="float">
            <text:p>1442700502.65321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31.0261151790619" calcext:value-type="float">
            <text:p>31.0261151791</text:p>
          </table:table-cell>
          <table:table-cell table:formula="of:=[.C1057]/([.D1057]-[.D1056])" office:value-type="float" office:value="963021.048296985" calcext:value-type="float">
            <text:p>963021.048296985</text:p>
          </table:table-cell>
          <table:table-cell/>
          <table:table-cell office:value-type="float" office:value="1442700503.39931" calcext:value-type="float">
            <text:p>1442700503.39931</text:p>
          </table:table-cell>
          <table:table-cell table:formula="of:=[.G1057]-[.B1057]" office:value-type="float" office:value="0.746094226837158" calcext:value-type="float">
            <text:p>0.7460942268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00502.66164" calcext:value-type="float">
            <text:p>1442700502.66164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31.0345392227173" calcext:value-type="float">
            <text:p>31.0345392227</text:p>
          </table:table-cell>
          <table:table-cell table:formula="of:=[.C1058]/([.D1058]-[.D1057])" office:value-type="float" office:value="961058.647270257" calcext:value-type="float">
            <text:p>961058.647270257</text:p>
          </table:table-cell>
          <table:table-cell/>
          <table:table-cell office:value-type="float" office:value="1442700503.41661" calcext:value-type="float">
            <text:p>1442700503.41661</text:p>
          </table:table-cell>
          <table:table-cell table:formula="of:=[.G1058]-[.B1058]" office:value-type="float" office:value="0.754975318908691" calcext:value-type="float">
            <text:p>0.7549753189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00502.67011" calcext:value-type="float">
            <text:p>1442700502.67011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31.0430088043213" calcext:value-type="float">
            <text:p>31.0430088043</text:p>
          </table:table-cell>
          <table:table-cell table:formula="of:=[.C1059]/([.D1059]-[.D1058])" office:value-type="float" office:value="955891.374394775" calcext:value-type="float">
            <text:p>955891.374394775</text:p>
          </table:table-cell>
          <table:table-cell/>
          <table:table-cell office:value-type="float" office:value="1442700503.41945" calcext:value-type="float">
            <text:p>1442700503.41945</text:p>
          </table:table-cell>
          <table:table-cell table:formula="of:=[.G1059]-[.B1059]" office:value-type="float" office:value="0.749347448348999" calcext:value-type="float">
            <text:p>0.7493474483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00502.67858" calcext:value-type="float">
            <text:p>1442700502.67858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31.0514843463898" calcext:value-type="float">
            <text:p>31.0514843464</text:p>
          </table:table-cell>
          <table:table-cell table:formula="of:=[.C1060]/([.D1060]-[.D1059])" office:value-type="float" office:value="955219.139328814" calcext:value-type="float">
            <text:p>955219.139328814</text:p>
          </table:table-cell>
          <table:table-cell/>
          <table:table-cell office:value-type="float" office:value="1442700503.42233" calcext:value-type="float">
            <text:p>1442700503.42233</text:p>
          </table:table-cell>
          <table:table-cell table:formula="of:=[.G1060]-[.B1060]" office:value-type="float" office:value="0.743746042251587" calcext:value-type="float">
            <text:p>0.7437460423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00502.68711" calcext:value-type="float">
            <text:p>1442700502.68711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31.0600128173828" calcext:value-type="float">
            <text:p>31.0600128174</text:p>
          </table:table-cell>
          <table:table-cell table:formula="of:=[.C1061]/([.D1061]-[.D1060])" office:value-type="float" office:value="949290.911185038" calcext:value-type="float">
            <text:p>949290.911185038</text:p>
          </table:table-cell>
          <table:table-cell/>
          <table:table-cell office:value-type="float" office:value="1442700503.42876" calcext:value-type="float">
            <text:p>1442700503.42876</text:p>
          </table:table-cell>
          <table:table-cell table:formula="of:=[.G1061]-[.B1061]" office:value-type="float" office:value="0.741650819778442" calcext:value-type="float">
            <text:p>0.7416508198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00502.69559" calcext:value-type="float">
            <text:p>1442700502.69559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31.0684888362884" calcext:value-type="float">
            <text:p>31.0684888363</text:p>
          </table:table-cell>
          <table:table-cell table:formula="of:=[.C1062]/([.D1062]-[.D1061])" office:value-type="float" office:value="955165.40136705" calcext:value-type="float">
            <text:p>955165.40136705</text:p>
          </table:table-cell>
          <table:table-cell/>
          <table:table-cell office:value-type="float" office:value="1442700503.4316" calcext:value-type="float">
            <text:p>1442700503.4316</text:p>
          </table:table-cell>
          <table:table-cell table:formula="of:=[.G1062]-[.B1062]" office:value-type="float" office:value="0.736011981964111" calcext:value-type="float">
            <text:p>0.73601198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00502.70405" calcext:value-type="float">
            <text:p>1442700502.70405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31.0769467353821" calcext:value-type="float">
            <text:p>31.0769467354</text:p>
          </table:table-cell>
          <table:table-cell table:formula="of:=[.C1063]/([.D1063]-[.D1062])" office:value-type="float" office:value="957211.703565891" calcext:value-type="float">
            <text:p>957211.703565891</text:p>
          </table:table-cell>
          <table:table-cell/>
          <table:table-cell office:value-type="float" office:value="1442700503.45437" calcext:value-type="float">
            <text:p>1442700503.45437</text:p>
          </table:table-cell>
          <table:table-cell table:formula="of:=[.G1063]-[.B1063]" office:value-type="float" office:value="0.750325918197632" calcext:value-type="float">
            <text:p>0.7503259182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00502.71254" calcext:value-type="float">
            <text:p>1442700502.71254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31.0854403972626" calcext:value-type="float">
            <text:p>31.0854403973</text:p>
          </table:table-cell>
          <table:table-cell table:formula="of:=[.C1064]/([.D1064]-[.D1063])" office:value-type="float" office:value="953181.338498246" calcext:value-type="float">
            <text:p>953181.338498246</text:p>
          </table:table-cell>
          <table:table-cell/>
          <table:table-cell office:value-type="float" office:value="1442700503.4572" calcext:value-type="float">
            <text:p>1442700503.4572</text:p>
          </table:table-cell>
          <table:table-cell table:formula="of:=[.G1064]-[.B1064]" office:value-type="float" office:value="0.744664669036865" calcext:value-type="float">
            <text:p>0.744664669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00502.72111" calcext:value-type="float">
            <text:p>1442700502.72111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31.0940103530884" calcext:value-type="float">
            <text:p>31.0940103531</text:p>
          </table:table-cell>
          <table:table-cell table:formula="of:=[.C1065]/([.D1065]-[.D1064])" office:value-type="float" office:value="944695.651244958" calcext:value-type="float">
            <text:p>944695.651244958</text:p>
          </table:table-cell>
          <table:table-cell/>
          <table:table-cell office:value-type="float" office:value="1442700503.46003" calcext:value-type="float">
            <text:p>1442700503.46003</text:p>
          </table:table-cell>
          <table:table-cell table:formula="of:=[.G1065]-[.B1065]" office:value-type="float" office:value="0.738925695419312" calcext:value-type="float">
            <text:p>0.7389256954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00502.72962" calcext:value-type="float">
            <text:p>1442700502.72962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31.1025207042694" calcext:value-type="float">
            <text:p>31.1025207043</text:p>
          </table:table-cell>
          <table:table-cell table:formula="of:=[.C1066]/([.D1066]-[.D1065])" office:value-type="float" office:value="951312.093682589" calcext:value-type="float">
            <text:p>951312.093682589</text:p>
          </table:table-cell>
          <table:table-cell/>
          <table:table-cell office:value-type="float" office:value="1442700503.48554" calcext:value-type="float">
            <text:p>1442700503.48554</text:p>
          </table:table-cell>
          <table:table-cell table:formula="of:=[.G1066]-[.B1066]" office:value-type="float" office:value="0.75592303276062" calcext:value-type="float">
            <text:p>0.7559230328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00502.7383" calcext:value-type="float">
            <text:p>1442700502.7383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31.1112015247345" calcext:value-type="float">
            <text:p>31.1112015247</text:p>
          </table:table-cell>
          <table:table-cell table:formula="of:=[.C1067]/([.D1067]-[.D1066])" office:value-type="float" office:value="932630.73836858" calcext:value-type="float">
            <text:p>932630.73836858</text:p>
          </table:table-cell>
          <table:table-cell/>
          <table:table-cell office:value-type="float" office:value="1442700503.48836" calcext:value-type="float">
            <text:p>1442700503.48836</text:p>
          </table:table-cell>
          <table:table-cell table:formula="of:=[.G1067]-[.B1067]" office:value-type="float" office:value="0.750056982040405" calcext:value-type="float">
            <text:p>0.750056982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00502.74678" calcext:value-type="float">
            <text:p>1442700502.74678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31.1196765899658" calcext:value-type="float">
            <text:p>31.11967659</text:p>
          </table:table-cell>
          <table:table-cell table:formula="of:=[.C1068]/([.D1068]-[.D1067])" office:value-type="float" office:value="955272.883337553" calcext:value-type="float">
            <text:p>955272.883337553</text:p>
          </table:table-cell>
          <table:table-cell/>
          <table:table-cell office:value-type="float" office:value="1442700503.49116" calcext:value-type="float">
            <text:p>1442700503.49116</text:p>
          </table:table-cell>
          <table:table-cell table:formula="of:=[.G1068]-[.B1068]" office:value-type="float" office:value="0.744381189346314" calcext:value-type="float">
            <text:p>0.7443811893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00502.75521" calcext:value-type="float">
            <text:p>1442700502.75521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31.1281125545502" calcext:value-type="float">
            <text:p>31.1281125546</text:p>
          </table:table-cell>
          <table:table-cell table:formula="of:=[.C1069]/([.D1069]-[.D1068])" office:value-type="float" office:value="959700.567617217" calcext:value-type="float">
            <text:p>959700.567617217</text:p>
          </table:table-cell>
          <table:table-cell/>
          <table:table-cell office:value-type="float" office:value="1442700503.51332" calcext:value-type="float">
            <text:p>1442700503.51332</text:p>
          </table:table-cell>
          <table:table-cell table:formula="of:=[.G1069]-[.B1069]" office:value-type="float" office:value="0.758105516433716" calcext:value-type="float">
            <text:p>0.7581055164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00502.76364" calcext:value-type="float">
            <text:p>1442700502.76364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31.1365401744843" calcext:value-type="float">
            <text:p>31.1365401745</text:p>
          </table:table-cell>
          <table:table-cell table:formula="of:=[.C1070]/([.D1070]-[.D1069])" office:value-type="float" office:value="960650.819961525" calcext:value-type="float">
            <text:p>960650.819961525</text:p>
          </table:table-cell>
          <table:table-cell/>
          <table:table-cell office:value-type="float" office:value="1442700503.51615" calcext:value-type="float">
            <text:p>1442700503.51615</text:p>
          </table:table-cell>
          <table:table-cell table:formula="of:=[.G1070]-[.B1070]" office:value-type="float" office:value="0.752513647079468" calcext:value-type="float">
            <text:p>0.752513647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00502.77207" calcext:value-type="float">
            <text:p>1442700502.77207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31.1449711322784" calcext:value-type="float">
            <text:p>31.1449711323</text:p>
          </table:table-cell>
          <table:table-cell table:formula="of:=[.C1071]/([.D1071]-[.D1070])" office:value-type="float" office:value="960270.49329789" calcext:value-type="float">
            <text:p>960270.49329789</text:p>
          </table:table-cell>
          <table:table-cell/>
          <table:table-cell office:value-type="float" office:value="1442700503.51898" calcext:value-type="float">
            <text:p>1442700503.51898</text:p>
          </table:table-cell>
          <table:table-cell table:formula="of:=[.G1071]-[.B1071]" office:value-type="float" office:value="0.746914863586426" calcext:value-type="float">
            <text:p>0.7469148636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00502.78064" calcext:value-type="float">
            <text:p>1442700502.78064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31.1535408496857" calcext:value-type="float">
            <text:p>31.1535408497</text:p>
          </table:table-cell>
          <table:table-cell table:formula="of:=[.C1072]/([.D1072]-[.D1071])" office:value-type="float" office:value="944721.933674605" calcext:value-type="float">
            <text:p>944721.933674605</text:p>
          </table:table-cell>
          <table:table-cell/>
          <table:table-cell office:value-type="float" office:value="1442700503.52932" calcext:value-type="float">
            <text:p>1442700503.52932</text:p>
          </table:table-cell>
          <table:table-cell table:formula="of:=[.G1072]-[.B1072]" office:value-type="float" office:value="0.748684644699097" calcext:value-type="float">
            <text:p>0.7486846447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00502.78924" calcext:value-type="float">
            <text:p>1442700502.78924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31.1621391773224" calcext:value-type="float">
            <text:p>31.1621391773</text:p>
          </table:table-cell>
          <table:table-cell table:formula="of:=[.C1073]/([.D1073]-[.D1072])" office:value-type="float" office:value="941578.448979592" calcext:value-type="float">
            <text:p>941578.448979592</text:p>
          </table:table-cell>
          <table:table-cell/>
          <table:table-cell office:value-type="float" office:value="1442700503.53216" calcext:value-type="float">
            <text:p>1442700503.53216</text:p>
          </table:table-cell>
          <table:table-cell table:formula="of:=[.G1073]-[.B1073]" office:value-type="float" office:value="0.742922067642212" calcext:value-type="float">
            <text:p>0.742922067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00502.79783" calcext:value-type="float">
            <text:p>1442700502.79783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31.170734167099" calcext:value-type="float">
            <text:p>31.1707341671</text:p>
          </table:table-cell>
          <table:table-cell table:formula="of:=[.C1074]/([.D1074]-[.D1073])" office:value-type="float" office:value="941944.110513176" calcext:value-type="float">
            <text:p>941944.110513176</text:p>
          </table:table-cell>
          <table:table-cell/>
          <table:table-cell office:value-type="float" office:value="1442700503.53499" calcext:value-type="float">
            <text:p>1442700503.53499</text:p>
          </table:table-cell>
          <table:table-cell table:formula="of:=[.G1074]-[.B1074]" office:value-type="float" office:value="0.737158298492432" calcext:value-type="float">
            <text:p>0.7371582985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00502.80637" calcext:value-type="float">
            <text:p>1442700502.80637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31.1792755126953" calcext:value-type="float">
            <text:p>31.1792755127</text:p>
          </table:table-cell>
          <table:table-cell table:formula="of:=[.C1075]/([.D1075]-[.D1074])" office:value-type="float" office:value="947860.019092812" calcext:value-type="float">
            <text:p>947860.019092812</text:p>
          </table:table-cell>
          <table:table-cell/>
          <table:table-cell office:value-type="float" office:value="1442700503.5549" calcext:value-type="float">
            <text:p>1442700503.5549</text:p>
          </table:table-cell>
          <table:table-cell table:formula="of:=[.G1075]-[.B1075]" office:value-type="float" office:value="0.748525857925415" calcext:value-type="float">
            <text:p>0.7485258579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00502.81498" calcext:value-type="float">
            <text:p>1442700502.81498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31.1878824234009" calcext:value-type="float">
            <text:p>31.1878824234</text:p>
          </table:table-cell>
          <table:table-cell table:formula="of:=[.C1076]/([.D1076]-[.D1075])" office:value-type="float" office:value="940639.478781164" calcext:value-type="float">
            <text:p>940639.478781164</text:p>
          </table:table-cell>
          <table:table-cell/>
          <table:table-cell office:value-type="float" office:value="1442700503.55775" calcext:value-type="float">
            <text:p>1442700503.55775</text:p>
          </table:table-cell>
          <table:table-cell table:formula="of:=[.G1076]-[.B1076]" office:value-type="float" office:value="0.742768526077271" calcext:value-type="float">
            <text:p>0.742768526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00502.82356" calcext:value-type="float">
            <text:p>1442700502.82356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31.1964657306671" calcext:value-type="float">
            <text:p>31.1964657307</text:p>
          </table:table-cell>
          <table:table-cell table:formula="of:=[.C1077]/([.D1077]-[.D1076])" office:value-type="float" office:value="943226.165495403" calcext:value-type="float">
            <text:p>943226.165495403</text:p>
          </table:table-cell>
          <table:table-cell/>
          <table:table-cell office:value-type="float" office:value="1442700503.56058" calcext:value-type="float">
            <text:p>1442700503.56058</text:p>
          </table:table-cell>
          <table:table-cell table:formula="of:=[.G1077]-[.B1077]" office:value-type="float" office:value="0.737020492553711" calcext:value-type="float">
            <text:p>0.7370204926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00502.83219" calcext:value-type="float">
            <text:p>1442700502.83219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31.205087184906" calcext:value-type="float">
            <text:p>31.2050871849</text:p>
          </table:table-cell>
          <table:table-cell table:formula="of:=[.C1078]/([.D1078]-[.D1077])" office:value-type="float" office:value="939052.713807693" calcext:value-type="float">
            <text:p>939052.713807693</text:p>
          </table:table-cell>
          <table:table-cell/>
          <table:table-cell office:value-type="float" office:value="1442700503.58595" calcext:value-type="float">
            <text:p>1442700503.58595</text:p>
          </table:table-cell>
          <table:table-cell table:formula="of:=[.G1078]-[.B1078]" office:value-type="float" office:value="0.753761529922485" calcext:value-type="float">
            <text:p>0.7537615299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00502.84084" calcext:value-type="float">
            <text:p>1442700502.84084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31.2137377262115" calcext:value-type="float">
            <text:p>31.2137377262</text:p>
          </table:table-cell>
          <table:table-cell table:formula="of:=[.C1079]/([.D1079]-[.D1078])" office:value-type="float" office:value="935895.190144145" calcext:value-type="float">
            <text:p>935895.190144145</text:p>
          </table:table-cell>
          <table:table-cell/>
          <table:table-cell office:value-type="float" office:value="1442700503.58878" calcext:value-type="float">
            <text:p>1442700503.58878</text:p>
          </table:table-cell>
          <table:table-cell table:formula="of:=[.G1079]-[.B1079]" office:value-type="float" office:value="0.747943162918091" calcext:value-type="float">
            <text:p>0.7479431629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00502.84944" calcext:value-type="float">
            <text:p>1442700502.84944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31.2223443984985" calcext:value-type="float">
            <text:p>31.2223443985</text:p>
          </table:table-cell>
          <table:table-cell table:formula="of:=[.C1080]/([.D1080]-[.D1079])" office:value-type="float" office:value="940665.535998227" calcext:value-type="float">
            <text:p>940665.535998227</text:p>
          </table:table-cell>
          <table:table-cell/>
          <table:table-cell office:value-type="float" office:value="1442700503.59161" calcext:value-type="float">
            <text:p>1442700503.59161</text:p>
          </table:table-cell>
          <table:table-cell table:formula="of:=[.G1080]-[.B1080]" office:value-type="float" office:value="0.742168664932251" calcext:value-type="float">
            <text:p>0.7421686649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00502.85806" calcext:value-type="float">
            <text:p>1442700502.85806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31.2309641838074" calcext:value-type="float">
            <text:p>31.2309641838</text:p>
          </table:table-cell>
          <table:table-cell table:formula="of:=[.C1081]/([.D1081]-[.D1080])" office:value-type="float" office:value="939234.529623278" calcext:value-type="float">
            <text:p>939234.529623278</text:p>
          </table:table-cell>
          <table:table-cell/>
          <table:table-cell office:value-type="float" office:value="1442700503.61002" calcext:value-type="float">
            <text:p>1442700503.61002</text:p>
          </table:table-cell>
          <table:table-cell table:formula="of:=[.G1081]-[.B1081]" office:value-type="float" office:value="0.751956462860107" calcext:value-type="float">
            <text:p>0.751956462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00502.86671" calcext:value-type="float">
            <text:p>1442700502.86671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31.2396113872528" calcext:value-type="float">
            <text:p>31.2396113873</text:p>
          </table:table-cell>
          <table:table-cell table:formula="of:=[.C1082]/([.D1082]-[.D1081])" office:value-type="float" office:value="936256.44997105" calcext:value-type="float">
            <text:p>936256.44997105</text:p>
          </table:table-cell>
          <table:table-cell/>
          <table:table-cell office:value-type="float" office:value="1442700503.61283" calcext:value-type="float">
            <text:p>1442700503.61283</text:p>
          </table:table-cell>
          <table:table-cell table:formula="of:=[.G1082]-[.B1082]" office:value-type="float" office:value="0.74612307548523" calcext:value-type="float">
            <text:p>0.7461230755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00502.87532" calcext:value-type="float">
            <text:p>1442700502.87532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31.2482264041901" calcext:value-type="float">
            <text:p>31.2482264042</text:p>
          </table:table-cell>
          <table:table-cell table:formula="of:=[.C1083]/([.D1083]-[.D1082])" office:value-type="float" office:value="939754.391542592" calcext:value-type="float">
            <text:p>939754.391542592</text:p>
          </table:table-cell>
          <table:table-cell/>
          <table:table-cell office:value-type="float" office:value="1442700503.62967" calcext:value-type="float">
            <text:p>1442700503.62967</text:p>
          </table:table-cell>
          <table:table-cell table:formula="of:=[.G1083]-[.B1083]" office:value-type="float" office:value="0.754343748092651" calcext:value-type="float">
            <text:p>0.754343748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00502.88392" calcext:value-type="float">
            <text:p>1442700502.88392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31.2568206787109" calcext:value-type="float">
            <text:p>31.2568206787</text:p>
          </table:table-cell>
          <table:table-cell table:formula="of:=[.C1084]/([.D1084]-[.D1083])" office:value-type="float" office:value="942022.503509307" calcext:value-type="float">
            <text:p>942022.503509307</text:p>
          </table:table-cell>
          <table:table-cell/>
          <table:table-cell office:value-type="float" office:value="1442700503.6325" calcext:value-type="float">
            <text:p>1442700503.6325</text:p>
          </table:table-cell>
          <table:table-cell table:formula="of:=[.G1084]-[.B1084]" office:value-type="float" office:value="0.748583078384399" calcext:value-type="float">
            <text:p>0.7485830784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00502.89263" calcext:value-type="float">
            <text:p>1442700502.89263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31.2655341625214" calcext:value-type="float">
            <text:p>31.2655341625</text:p>
          </table:table-cell>
          <table:table-cell table:formula="of:=[.C1085]/([.D1085]-[.D1084])" office:value-type="float" office:value="929134.680931403" calcext:value-type="float">
            <text:p>929134.680931403</text:p>
          </table:table-cell>
          <table:table-cell/>
          <table:table-cell office:value-type="float" office:value="1442700503.63534" calcext:value-type="float">
            <text:p>1442700503.63534</text:p>
          </table:table-cell>
          <table:table-cell table:formula="of:=[.G1085]-[.B1085]" office:value-type="float" office:value="0.742706298828125" calcext:value-type="float">
            <text:p>0.7427062988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00502.90131" calcext:value-type="float">
            <text:p>1442700502.90131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31.2742130756378" calcext:value-type="float">
            <text:p>31.2742130756</text:p>
          </table:table-cell>
          <table:table-cell table:formula="of:=[.C1086]/([.D1086]-[.D1085])" office:value-type="float" office:value="932835.700895555" calcext:value-type="float">
            <text:p>932835.700895555</text:p>
          </table:table-cell>
          <table:table-cell/>
          <table:table-cell office:value-type="float" office:value="1442700503.65541" calcext:value-type="float">
            <text:p>1442700503.65541</text:p>
          </table:table-cell>
          <table:table-cell table:formula="of:=[.G1086]-[.B1086]" office:value-type="float" office:value="0.754103422164917" calcext:value-type="float">
            <text:p>0.7541034222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00502.91" calcext:value-type="float">
            <text:p>1442700502.91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31.2829003334045" calcext:value-type="float">
            <text:p>31.2829003334</text:p>
          </table:table-cell>
          <table:table-cell table:formula="of:=[.C1087]/([.D1087]-[.D1086])" office:value-type="float" office:value="931939.654307435" calcext:value-type="float">
            <text:p>931939.654307435</text:p>
          </table:table-cell>
          <table:table-cell/>
          <table:table-cell office:value-type="float" office:value="1442700503.65827" calcext:value-type="float">
            <text:p>1442700503.65827</text:p>
          </table:table-cell>
          <table:table-cell table:formula="of:=[.G1087]-[.B1087]" office:value-type="float" office:value="0.748268127441406" calcext:value-type="float">
            <text:p>0.7482681274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00502.9187" calcext:value-type="float">
            <text:p>1442700502.9187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31.291601896286" calcext:value-type="float">
            <text:p>31.2916018963</text:p>
          </table:table-cell>
          <table:table-cell table:formula="of:=[.C1088]/([.D1088]-[.D1087])" office:value-type="float" office:value="930407.572786804" calcext:value-type="float">
            <text:p>930407.572786804</text:p>
          </table:table-cell>
          <table:table-cell/>
          <table:table-cell office:value-type="float" office:value="1442700503.66111" calcext:value-type="float">
            <text:p>1442700503.66111</text:p>
          </table:table-cell>
          <table:table-cell table:formula="of:=[.G1088]-[.B1088]" office:value-type="float" office:value="0.742411375045776" calcext:value-type="float">
            <text:p>0.742411375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00502.92741" calcext:value-type="float">
            <text:p>1442700502.92741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31.3003079891205" calcext:value-type="float">
            <text:p>31.3003079891</text:p>
          </table:table-cell>
          <table:table-cell table:formula="of:=[.C1089]/([.D1089]-[.D1088])" office:value-type="float" office:value="929923.463248987" calcext:value-type="float">
            <text:p>929923.463248987</text:p>
          </table:table-cell>
          <table:table-cell/>
          <table:table-cell office:value-type="float" office:value="1442700503.68272" calcext:value-type="float">
            <text:p>1442700503.68272</text:p>
          </table:table-cell>
          <table:table-cell table:formula="of:=[.G1089]-[.B1089]" office:value-type="float" office:value="0.755310773849487" calcext:value-type="float">
            <text:p>0.7553107738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00502.936" calcext:value-type="float">
            <text:p>1442700502.936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31.3088984489441" calcext:value-type="float">
            <text:p>31.3088984489</text:p>
          </table:table-cell>
          <table:table-cell table:formula="of:=[.C1090]/([.D1090]-[.D1089])" office:value-type="float" office:value="942440.81996059" calcext:value-type="float">
            <text:p>942440.81996059</text:p>
          </table:table-cell>
          <table:table-cell/>
          <table:table-cell office:value-type="float" office:value="1442700503.68555" calcext:value-type="float">
            <text:p>1442700503.68555</text:p>
          </table:table-cell>
          <table:table-cell table:formula="of:=[.G1090]-[.B1090]" office:value-type="float" office:value="0.749552726745606" calcext:value-type="float">
            <text:p>0.749552726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00502.94466" calcext:value-type="float">
            <text:p>1442700502.94466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31.3175578117371" calcext:value-type="float">
            <text:p>31.3175578117</text:p>
          </table:table-cell>
          <table:table-cell table:formula="of:=[.C1091]/([.D1091]-[.D1090])" office:value-type="float" office:value="934941.772687225" calcext:value-type="float">
            <text:p>934941.772687225</text:p>
          </table:table-cell>
          <table:table-cell/>
          <table:table-cell office:value-type="float" office:value="1442700503.68836" calcext:value-type="float">
            <text:p>1442700503.68836</text:p>
          </table:table-cell>
          <table:table-cell table:formula="of:=[.G1091]-[.B1091]" office:value-type="float" office:value="0.743707418441772" calcext:value-type="float">
            <text:p>0.7437074184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00502.95331" calcext:value-type="float">
            <text:p>1442700502.95331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31.3262083530426" calcext:value-type="float">
            <text:p>31.326208353</text:p>
          </table:table-cell>
          <table:table-cell table:formula="of:=[.C1092]/([.D1092]-[.D1091])" office:value-type="float" office:value="935895.190144145" calcext:value-type="float">
            <text:p>935895.190144145</text:p>
          </table:table-cell>
          <table:table-cell/>
          <table:table-cell office:value-type="float" office:value="1442700503.707" calcext:value-type="float">
            <text:p>1442700503.707</text:p>
          </table:table-cell>
          <table:table-cell table:formula="of:=[.G1092]-[.B1092]" office:value-type="float" office:value="0.753697872161865" calcext:value-type="float">
            <text:p>0.7536978722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00502.96198" calcext:value-type="float">
            <text:p>1442700502.96198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31.3348786830902" calcext:value-type="float">
            <text:p>31.3348786831</text:p>
          </table:table-cell>
          <table:table-cell table:formula="of:=[.C1093]/([.D1093]-[.D1092])" office:value-type="float" office:value="933759.148215366" calcext:value-type="float">
            <text:p>933759.148215366</text:p>
          </table:table-cell>
          <table:table-cell/>
          <table:table-cell office:value-type="float" office:value="1442700503.70983" calcext:value-type="float">
            <text:p>1442700503.70983</text:p>
          </table:table-cell>
          <table:table-cell table:formula="of:=[.G1093]-[.B1093]" office:value-type="float" office:value="0.747851848602295" calcext:value-type="float">
            <text:p>0.7478518486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00502.97064" calcext:value-type="float">
            <text:p>1442700502.97064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31.343542098999" calcext:value-type="float">
            <text:p>31.343542099</text:p>
          </table:table-cell>
          <table:table-cell table:formula="of:=[.C1094]/([.D1094]-[.D1093])" office:value-type="float" office:value="934504.367008834" calcext:value-type="float">
            <text:p>934504.367008834</text:p>
          </table:table-cell>
          <table:table-cell/>
          <table:table-cell office:value-type="float" office:value="1442700503.71266" calcext:value-type="float">
            <text:p>1442700503.71266</text:p>
          </table:table-cell>
          <table:table-cell table:formula="of:=[.G1094]-[.B1094]" office:value-type="float" office:value="0.742020845413208" calcext:value-type="float">
            <text:p>0.7420208454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00502.97935" calcext:value-type="float">
            <text:p>1442700502.97935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31.3522503376007" calcext:value-type="float">
            <text:p>31.3522503376</text:p>
          </table:table-cell>
          <table:table-cell table:formula="of:=[.C1095]/([.D1095]-[.D1094])" office:value-type="float" office:value="929694.323997262" calcext:value-type="float">
            <text:p>929694.323997262</text:p>
          </table:table-cell>
          <table:table-cell/>
          <table:table-cell office:value-type="float" office:value="1442700503.73019" calcext:value-type="float">
            <text:p>1442700503.73019</text:p>
          </table:table-cell>
          <table:table-cell table:formula="of:=[.G1095]-[.B1095]" office:value-type="float" office:value="0.75084400177002" calcext:value-type="float">
            <text:p>0.7508440018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00502.988" calcext:value-type="float">
            <text:p>1442700502.988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31.3609039783478" calcext:value-type="float">
            <text:p>31.3609039783</text:p>
          </table:table-cell>
          <table:table-cell table:formula="of:=[.C1096]/([.D1096]-[.D1095])" office:value-type="float" office:value="935559.984130483" calcext:value-type="float">
            <text:p>935559.984130483</text:p>
          </table:table-cell>
          <table:table-cell/>
          <table:table-cell office:value-type="float" office:value="1442700503.73308" calcext:value-type="float">
            <text:p>1442700503.73308</text:p>
          </table:table-cell>
          <table:table-cell table:formula="of:=[.G1096]-[.B1096]" office:value-type="float" office:value="0.745073080062866" calcext:value-type="float">
            <text:p>0.745073080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00502.99668" calcext:value-type="float">
            <text:p>1442700502.99668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31.3695859909058" calcext:value-type="float">
            <text:p>31.3695859909</text:p>
          </table:table-cell>
          <table:table-cell table:formula="of:=[.C1097]/([.D1097]-[.D1096])" office:value-type="float" office:value="932502.682520939" calcext:value-type="float">
            <text:p>932502.682520939</text:p>
          </table:table-cell>
          <table:table-cell/>
          <table:table-cell office:value-type="float" office:value="1442700503.73591" calcext:value-type="float">
            <text:p>1442700503.73591</text:p>
          </table:table-cell>
          <table:table-cell table:formula="of:=[.G1097]-[.B1097]" office:value-type="float" office:value="0.739224433898926" calcext:value-type="float">
            <text:p>0.7392244339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00503.00542" calcext:value-type="float">
            <text:p>1442700503.00542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31.3783166408539" calcext:value-type="float">
            <text:p>31.3783166409</text:p>
          </table:table-cell>
          <table:table-cell table:formula="of:=[.C1098]/([.D1098]-[.D1097])" office:value-type="float" office:value="927307.823370382" calcext:value-type="float">
            <text:p>927307.823370382</text:p>
          </table:table-cell>
          <table:table-cell/>
          <table:table-cell office:value-type="float" office:value="1442700503.75542" calcext:value-type="float">
            <text:p>1442700503.75542</text:p>
          </table:table-cell>
          <table:table-cell table:formula="of:=[.G1098]-[.B1098]" office:value-type="float" office:value="0.750003099441528" calcext:value-type="float">
            <text:p>0.750003099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00503.0141" calcext:value-type="float">
            <text:p>1442700503.0141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31.3870029449463" calcext:value-type="float">
            <text:p>31.3870029449</text:p>
          </table:table-cell>
          <table:table-cell table:formula="of:=[.C1099]/([.D1099]-[.D1098])" office:value-type="float" office:value="932041.972497461" calcext:value-type="float">
            <text:p>932041.972497461</text:p>
          </table:table-cell>
          <table:table-cell/>
          <table:table-cell office:value-type="float" office:value="1442700503.75832" calcext:value-type="float">
            <text:p>1442700503.75832</text:p>
          </table:table-cell>
          <table:table-cell table:formula="of:=[.G1099]-[.B1099]" office:value-type="float" office:value="0.744216680526733" calcext:value-type="float">
            <text:p>0.7442166805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00503.02281" calcext:value-type="float">
            <text:p>1442700503.02281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31.3957114219666" calcext:value-type="float">
            <text:p>31.395711422</text:p>
          </table:table-cell>
          <table:table-cell table:formula="of:=[.C1100]/([.D1100]-[.D1099])" office:value-type="float" office:value="929668.871050759" calcext:value-type="float">
            <text:p>929668.871050759</text:p>
          </table:table-cell>
          <table:table-cell/>
          <table:table-cell office:value-type="float" office:value="1442700503.76115" calcext:value-type="float">
            <text:p>1442700503.76115</text:p>
          </table:table-cell>
          <table:table-cell table:formula="of:=[.G1100]-[.B1100]" office:value-type="float" office:value="0.73833966255188" calcext:value-type="float">
            <text:p>0.7383396626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00503.03145" calcext:value-type="float">
            <text:p>1442700503.03145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31.404351234436" calcext:value-type="float">
            <text:p>31.4043512344</text:p>
          </table:table-cell>
          <table:table-cell table:formula="of:=[.C1101]/([.D1101]-[.D1100])" office:value-type="float" office:value="937057.375793366" calcext:value-type="float">
            <text:p>937057.375793366</text:p>
          </table:table-cell>
          <table:table-cell/>
          <table:table-cell office:value-type="float" office:value="1442700503.78343" calcext:value-type="float">
            <text:p>1442700503.78343</text:p>
          </table:table-cell>
          <table:table-cell table:formula="of:=[.G1101]-[.B1101]" office:value-type="float" office:value="0.751979351043701" calcext:value-type="float">
            <text:p>0.751979351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00503.03998" calcext:value-type="float">
            <text:p>1442700503.03998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31.4128816127777" calcext:value-type="float">
            <text:p>31.4128816128</text:p>
          </table:table-cell>
          <table:table-cell table:formula="of:=[.C1102]/([.D1102]-[.D1101])" office:value-type="float" office:value="949078.654629811" calcext:value-type="float">
            <text:p>949078.654629811</text:p>
          </table:table-cell>
          <table:table-cell/>
          <table:table-cell office:value-type="float" office:value="1442700503.78627" calcext:value-type="float">
            <text:p>1442700503.78627</text:p>
          </table:table-cell>
          <table:table-cell table:formula="of:=[.G1102]-[.B1102]" office:value-type="float" office:value="0.746285200119019" calcext:value-type="float">
            <text:p>0.746285200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00503.04867" calcext:value-type="float">
            <text:p>1442700503.04867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31.4215703010559" calcext:value-type="float">
            <text:p>31.4215703011</text:p>
          </table:table-cell>
          <table:table-cell table:formula="of:=[.C1103]/([.D1103]-[.D1102])" office:value-type="float" office:value="931786.219136734" calcext:value-type="float">
            <text:p>931786.219136734</text:p>
          </table:table-cell>
          <table:table-cell/>
          <table:table-cell office:value-type="float" office:value="1442700503.98424" calcext:value-type="float">
            <text:p>1442700503.98424</text:p>
          </table:table-cell>
          <table:table-cell table:formula="of:=[.G1103]-[.B1103]" office:value-type="float" office:value="0.935570478439331" calcext:value-type="float">
            <text:p>0.9355704784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00503.05736" calcext:value-type="float">
            <text:p>1442700503.05736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31.4302577972412" calcext:value-type="float">
            <text:p>31.4302577972</text:p>
          </table:table-cell>
          <table:table-cell table:formula="of:=[.C1104]/([.D1104]-[.D1103])" office:value-type="float" office:value="931914.078269938" calcext:value-type="float">
            <text:p>931914.078269938</text:p>
          </table:table-cell>
          <table:table-cell/>
          <table:table-cell office:value-type="float" office:value="1442700503.98708" calcext:value-type="float">
            <text:p>1442700503.98708</text:p>
          </table:table-cell>
          <table:table-cell table:formula="of:=[.G1104]-[.B1104]" office:value-type="float" office:value="0.929723501205444" calcext:value-type="float">
            <text:p>0.9297235012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00503.06605" calcext:value-type="float">
            <text:p>1442700503.06605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31.4389533996582" calcext:value-type="float">
            <text:p>31.4389533997</text:p>
          </table:table-cell>
          <table:table-cell table:formula="of:=[.C1105]/([.D1105]-[.D1104])" office:value-type="float" office:value="931045.327484097" calcext:value-type="float">
            <text:p>931045.327484097</text:p>
          </table:table-cell>
          <table:table-cell/>
          <table:table-cell office:value-type="float" office:value="1442700503.98992" calcext:value-type="float">
            <text:p>1442700503.98992</text:p>
          </table:table-cell>
          <table:table-cell table:formula="of:=[.G1105]-[.B1105]" office:value-type="float" office:value="0.923870325088501" calcext:value-type="float">
            <text:p>0.9238703251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00503.07469" calcext:value-type="float">
            <text:p>1442700503.07469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31.447594165802" calcext:value-type="float">
            <text:p>31.4475941658</text:p>
          </table:table-cell>
          <table:table-cell table:formula="of:=[.C1106]/([.D1106]-[.D1105])" office:value-type="float" office:value="936953.953534573" calcext:value-type="float">
            <text:p>936953.953534573</text:p>
          </table:table-cell>
          <table:table-cell/>
          <table:table-cell office:value-type="float" office:value="1442700504.00847" calcext:value-type="float">
            <text:p>1442700504.00847</text:p>
          </table:table-cell>
          <table:table-cell table:formula="of:=[.G1106]-[.B1106]" office:value-type="float" office:value="0.933775424957275" calcext:value-type="float">
            <text:p>0.933775425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00503.08341" calcext:value-type="float">
            <text:p>1442700503.08341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31.4563109874725" calcext:value-type="float">
            <text:p>31.4563109875</text:p>
          </table:table-cell>
          <table:table-cell table:formula="of:=[.C1107]/([.D1107]-[.D1106])" office:value-type="float" office:value="928778.895106808" calcext:value-type="float">
            <text:p>928778.895106808</text:p>
          </table:table-cell>
          <table:table-cell/>
          <table:table-cell office:value-type="float" office:value="1442700504.01127" calcext:value-type="float">
            <text:p>1442700504.01127</text:p>
          </table:table-cell>
          <table:table-cell table:formula="of:=[.G1107]-[.B1107]" office:value-type="float" office:value="0.927862644195557" calcext:value-type="float">
            <text:p>0.9278626442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00503.0919" calcext:value-type="float">
            <text:p>1442700503.0919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31.4648060798645" calcext:value-type="float">
            <text:p>31.4648060799</text:p>
          </table:table-cell>
          <table:table-cell table:formula="of:=[.C1108]/([.D1108]-[.D1107])" office:value-type="float" office:value="953020.829726923" calcext:value-type="float">
            <text:p>953020.829726923</text:p>
          </table:table-cell>
          <table:table-cell/>
          <table:table-cell office:value-type="float" office:value="1442700504.01414" calcext:value-type="float">
            <text:p>1442700504.01414</text:p>
          </table:table-cell>
          <table:table-cell table:formula="of:=[.G1108]-[.B1108]" office:value-type="float" office:value="0.922237157821655" calcext:value-type="float">
            <text:p>0.9222371578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00503.10056" calcext:value-type="float">
            <text:p>1442700503.10056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31.4734663963318" calcext:value-type="float">
            <text:p>31.4734663963</text:p>
          </table:table-cell>
          <table:table-cell table:formula="of:=[.C1109]/([.D1109]-[.D1108])" office:value-type="float" office:value="934838.816870389" calcext:value-type="float">
            <text:p>934838.816870389</text:p>
          </table:table-cell>
          <table:table-cell/>
          <table:table-cell office:value-type="float" office:value="1442700504.02792" calcext:value-type="float">
            <text:p>1442700504.02792</text:p>
          </table:table-cell>
          <table:table-cell table:formula="of:=[.G1109]-[.B1109]" office:value-type="float" office:value="0.927353620529175" calcext:value-type="float">
            <text:p>0.9273536205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00503.1092" calcext:value-type="float">
            <text:p>1442700503.1092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31.4820969104767" calcext:value-type="float">
            <text:p>31.4820969105</text:p>
          </table:table-cell>
          <table:table-cell table:formula="of:=[.C1110]/([.D1110]-[.D1109])" office:value-type="float" office:value="938066.940633719" calcext:value-type="float">
            <text:p>938066.940633719</text:p>
          </table:table-cell>
          <table:table-cell/>
          <table:table-cell office:value-type="float" office:value="1442700504.03073" calcext:value-type="float">
            <text:p>1442700504.03073</text:p>
          </table:table-cell>
          <table:table-cell table:formula="of:=[.G1110]-[.B1110]" office:value-type="float" office:value="0.921537160873413" calcext:value-type="float">
            <text:p>0.9215371609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00503.11797" calcext:value-type="float">
            <text:p>1442700503.11797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31.4908721446991" calcext:value-type="float">
            <text:p>31.4908721447</text:p>
          </table:table-cell>
          <table:table-cell table:formula="of:=[.C1111]/([.D1111]-[.D1110])" office:value-type="float" office:value="922596.456664674" calcext:value-type="float">
            <text:p>922596.456664674</text:p>
          </table:table-cell>
          <table:table-cell/>
          <table:table-cell office:value-type="float" office:value="1442700504.03356" calcext:value-type="float">
            <text:p>1442700504.03356</text:p>
          </table:table-cell>
          <table:table-cell table:formula="of:=[.G1111]-[.B1111]" office:value-type="float" office:value="0.91559100151062" calcext:value-type="float">
            <text:p>0.9155910015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00503.12678" calcext:value-type="float">
            <text:p>1442700503.12678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31.4996771812439" calcext:value-type="float">
            <text:p>31.4996771812</text:p>
          </table:table-cell>
          <table:table-cell table:formula="of:=[.C1112]/([.D1112]-[.D1111])" office:value-type="float" office:value="919473.753323766" calcext:value-type="float">
            <text:p>919473.753323766</text:p>
          </table:table-cell>
          <table:table-cell/>
          <table:table-cell office:value-type="float" office:value="1442700504.03638" calcext:value-type="float">
            <text:p>1442700504.03638</text:p>
          </table:table-cell>
          <table:table-cell table:formula="of:=[.G1112]-[.B1112]" office:value-type="float" office:value="0.909607887268066" calcext:value-type="float">
            <text:p>0.9096078873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00503.13543" calcext:value-type="float">
            <text:p>1442700503.13543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31.508332490921" calcext:value-type="float">
            <text:p>31.5083324909</text:p>
          </table:table-cell>
          <table:table-cell table:formula="of:=[.C1113]/([.D1113]-[.D1112])" office:value-type="float" office:value="935379.588023029" calcext:value-type="float">
            <text:p>935379.588023029</text:p>
          </table:table-cell>
          <table:table-cell/>
          <table:table-cell office:value-type="float" office:value="1442700504.03921" calcext:value-type="float">
            <text:p>1442700504.03921</text:p>
          </table:table-cell>
          <table:table-cell table:formula="of:=[.G1113]-[.B1113]" office:value-type="float" office:value="0.903777360916138" calcext:value-type="float">
            <text:p>0.9037773609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00503.14407" calcext:value-type="float">
            <text:p>1442700503.14407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31.5169713497162" calcext:value-type="float">
            <text:p>31.5169713497</text:p>
          </table:table-cell>
          <table:table-cell table:formula="of:=[.C1114]/([.D1114]-[.D1113])" office:value-type="float" office:value="937160.82088646" calcext:value-type="float">
            <text:p>937160.82088646</text:p>
          </table:table-cell>
          <table:table-cell/>
          <table:table-cell office:value-type="float" office:value="1442700504.04205" calcext:value-type="float">
            <text:p>1442700504.04205</text:p>
          </table:table-cell>
          <table:table-cell table:formula="of:=[.G1114]-[.B1114]" office:value-type="float" office:value="0.897975921630859" calcext:value-type="float">
            <text:p>0.8979759216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00503.15271" calcext:value-type="float">
            <text:p>1442700503.15271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31.5256130695343" calcext:value-type="float">
            <text:p>31.5256130695</text:p>
          </table:table-cell>
          <table:table-cell table:formula="of:=[.C1115]/([.D1115]-[.D1114])" office:value-type="float" office:value="936850.554102522" calcext:value-type="float">
            <text:p>936850.554102522</text:p>
          </table:table-cell>
          <table:table-cell/>
          <table:table-cell office:value-type="float" office:value="1442700504.04485" calcext:value-type="float">
            <text:p>1442700504.04485</text:p>
          </table:table-cell>
          <table:table-cell table:formula="of:=[.G1115]-[.B1115]" office:value-type="float" office:value="0.892138481140137" calcext:value-type="float">
            <text:p>0.8921384811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00503.16138" calcext:value-type="float">
            <text:p>1442700503.16138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31.5342845916748" calcext:value-type="float">
            <text:p>31.5342845917</text:p>
          </table:table-cell>
          <table:table-cell table:formula="of:=[.C1116]/([.D1116]-[.D1115])" office:value-type="float" office:value="933630.782326579" calcext:value-type="float">
            <text:p>933630.782326579</text:p>
          </table:table-cell>
          <table:table-cell/>
          <table:table-cell office:value-type="float" office:value="1442700504.05212" calcext:value-type="float">
            <text:p>1442700504.05212</text:p>
          </table:table-cell>
          <table:table-cell table:formula="of:=[.G1116]-[.B1116]" office:value-type="float" office:value="0.890732049942017" calcext:value-type="float">
            <text:p>0.8907320499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00503.17006" calcext:value-type="float">
            <text:p>1442700503.17006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31.5429632663727" calcext:value-type="float">
            <text:p>31.5429632664</text:p>
          </table:table-cell>
          <table:table-cell table:formula="of:=[.C1117]/([.D1117]-[.D1116])" office:value-type="float" office:value="932861.327545947" calcext:value-type="float">
            <text:p>932861.327545947</text:p>
          </table:table-cell>
          <table:table-cell/>
          <table:table-cell office:value-type="float" office:value="1442700504.05497" calcext:value-type="float">
            <text:p>1442700504.05497</text:p>
          </table:table-cell>
          <table:table-cell table:formula="of:=[.G1117]-[.B1117]" office:value-type="float" office:value="0.884906053543091" calcext:value-type="float">
            <text:p>0.8849060535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00503.17879" calcext:value-type="float">
            <text:p>1442700503.17879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31.5516881942749" calcext:value-type="float">
            <text:p>31.5516881943</text:p>
          </table:table-cell>
          <table:table-cell table:formula="of:=[.C1118]/([.D1118]-[.D1117])" office:value-type="float" office:value="927915.977155349" calcext:value-type="float">
            <text:p>927915.977155349</text:p>
          </table:table-cell>
          <table:table-cell/>
          <table:table-cell office:value-type="float" office:value="1442700504.05779" calcext:value-type="float">
            <text:p>1442700504.05779</text:p>
          </table:table-cell>
          <table:table-cell table:formula="of:=[.G1118]-[.B1118]" office:value-type="float" office:value="0.879004955291748" calcext:value-type="float">
            <text:p>0.8790049553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00503.18748" calcext:value-type="float">
            <text:p>1442700503.18748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1.5603783130646" calcext:value-type="float">
            <text:p>31.5603783131</text:p>
          </table:table-cell>
          <table:table-cell table:formula="of:=[.C1119]/([.D1119]-[.D1118])" office:value-type="float" office:value="931632.834481056" calcext:value-type="float">
            <text:p>931632.834481056</text:p>
          </table:table-cell>
          <table:table-cell/>
          <table:table-cell office:value-type="float" office:value="1442700504.07615" calcext:value-type="float">
            <text:p>1442700504.07615</text:p>
          </table:table-cell>
          <table:table-cell table:formula="of:=[.G1119]-[.B1119]" office:value-type="float" office:value="0.888670206069946" calcext:value-type="float">
            <text:p>0.8886702061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00503.19612" calcext:value-type="float">
            <text:p>1442700503.19612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1.5690257549286" calcext:value-type="float">
            <text:p>31.5690257549</text:p>
          </table:table-cell>
          <table:table-cell table:formula="of:=[.C1120]/([.D1120]-[.D1119])" office:value-type="float" office:value="936230.636448856" calcext:value-type="float">
            <text:p>936230.636448856</text:p>
          </table:table-cell>
          <table:table-cell/>
          <table:table-cell office:value-type="float" office:value="1442700504.07897" calcext:value-type="float">
            <text:p>1442700504.07897</text:p>
          </table:table-cell>
          <table:table-cell table:formula="of:=[.G1120]-[.B1120]" office:value-type="float" office:value="0.882844209671021" calcext:value-type="float">
            <text:p>0.8828442097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00503.20479" calcext:value-type="float">
            <text:p>1442700503.20479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1.5776906013489" calcext:value-type="float">
            <text:p>31.5776906013</text:p>
          </table:table-cell>
          <table:table-cell table:formula="of:=[.C1121]/([.D1121]-[.D1120])" office:value-type="float" office:value="934350.086233938" calcext:value-type="float">
            <text:p>934350.086233938</text:p>
          </table:table-cell>
          <table:table-cell/>
          <table:table-cell office:value-type="float" office:value="1442700504.08179" calcext:value-type="float">
            <text:p>1442700504.08179</text:p>
          </table:table-cell>
          <table:table-cell table:formula="of:=[.G1121]-[.B1121]" office:value-type="float" office:value="0.876997232437134" calcext:value-type="float">
            <text:p>0.8769972324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00503.21338" calcext:value-type="float">
            <text:p>1442700503.21338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1.5862829685211" calcext:value-type="float">
            <text:p>31.5862829685</text:p>
          </table:table-cell>
          <table:table-cell table:formula="of:=[.C1122]/([.D1122]-[.D1121])" office:value-type="float" office:value="942231.615305641" calcext:value-type="float">
            <text:p>942231.615305641</text:p>
          </table:table-cell>
          <table:table-cell/>
          <table:table-cell office:value-type="float" office:value="1442700504.10879" calcext:value-type="float">
            <text:p>1442700504.10879</text:p>
          </table:table-cell>
          <table:table-cell table:formula="of:=[.G1122]-[.B1122]" office:value-type="float" office:value="0.895403861999512" calcext:value-type="float">
            <text:p>0.895403862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00503.22198" calcext:value-type="float">
            <text:p>1442700503.22198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1.5948851108551" calcext:value-type="float">
            <text:p>31.5948851109</text:p>
          </table:table-cell>
          <table:table-cell table:formula="of:=[.C1123]/([.D1123]-[.D1122])" office:value-type="float" office:value="941160.897560976" calcext:value-type="float">
            <text:p>941160.897560976</text:p>
          </table:table-cell>
          <table:table-cell/>
          <table:table-cell office:value-type="float" office:value="1442700504.1116" calcext:value-type="float">
            <text:p>1442700504.1116</text:p>
          </table:table-cell>
          <table:table-cell table:formula="of:=[.G1123]-[.B1123]" office:value-type="float" office:value="0.889620304107666" calcext:value-type="float">
            <text:p>0.889620304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00503.23066" calcext:value-type="float">
            <text:p>1442700503.23066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1.6035606861114" calcext:value-type="float">
            <text:p>31.6035606861</text:p>
          </table:table-cell>
          <table:table-cell table:formula="of:=[.C1124]/([.D1124]-[.D1123])" office:value-type="float" office:value="933194.602176542" calcext:value-type="float">
            <text:p>933194.602176542</text:p>
          </table:table-cell>
          <table:table-cell/>
          <table:table-cell office:value-type="float" office:value="1442700504.11441" calcext:value-type="float">
            <text:p>1442700504.11441</text:p>
          </table:table-cell>
          <table:table-cell table:formula="of:=[.G1124]-[.B1124]" office:value-type="float" office:value="0.883747816085815" calcext:value-type="float">
            <text:p>0.8837478161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00503.23936" calcext:value-type="float">
            <text:p>1442700503.23936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1.6122641563416" calcext:value-type="float">
            <text:p>31.6122641563</text:p>
          </table:table-cell>
          <table:table-cell table:formula="of:=[.C1125]/([.D1125]-[.D1124])" office:value-type="float" office:value="930203.675770442" calcext:value-type="float">
            <text:p>930203.675770442</text:p>
          </table:table-cell>
          <table:table-cell/>
          <table:table-cell office:value-type="float" office:value="1442700504.13307" calcext:value-type="float">
            <text:p>1442700504.13307</text:p>
          </table:table-cell>
          <table:table-cell table:formula="of:=[.G1125]-[.B1125]" office:value-type="float" office:value="0.893702983856201" calcext:value-type="float">
            <text:p>0.8937029839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00503.24809" calcext:value-type="float">
            <text:p>1442700503.24809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1.620986700058" calcext:value-type="float">
            <text:p>31.6209867001</text:p>
          </table:table-cell>
          <table:table-cell table:formula="of:=[.C1126]/([.D1126]-[.D1125])" office:value-type="float" office:value="928169.610058767" calcext:value-type="float">
            <text:p>928169.610058767</text:p>
          </table:table-cell>
          <table:table-cell/>
          <table:table-cell office:value-type="float" office:value="1442700504.13588" calcext:value-type="float">
            <text:p>1442700504.13588</text:p>
          </table:table-cell>
          <table:table-cell table:formula="of:=[.G1126]-[.B1126]" office:value-type="float" office:value="0.887799501419067" calcext:value-type="float">
            <text:p>0.8877995014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00503.25688" calcext:value-type="float">
            <text:p>1442700503.25688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1.6297833919525" calcext:value-type="float">
            <text:p>31.629783392</text:p>
          </table:table-cell>
          <table:table-cell table:formula="of:=[.C1127]/([.D1127]-[.D1126])" office:value-type="float" office:value="920345.97745013" calcext:value-type="float">
            <text:p>920345.97745013</text:p>
          </table:table-cell>
          <table:table-cell/>
          <table:table-cell office:value-type="float" office:value="1442700504.1387" calcext:value-type="float">
            <text:p>1442700504.1387</text:p>
          </table:table-cell>
          <table:table-cell table:formula="of:=[.G1127]-[.B1127]" office:value-type="float" office:value="0.881821155548096" calcext:value-type="float">
            <text:p>0.881821155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00503.26531" calcext:value-type="float">
            <text:p>1442700503.26531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1.6382114887238" calcext:value-type="float">
            <text:p>31.6382114887</text:p>
          </table:table-cell>
          <table:table-cell table:formula="of:=[.C1128]/([.D1128]-[.D1127])" office:value-type="float" office:value="960596.469137199" calcext:value-type="float">
            <text:p>960596.469137199</text:p>
          </table:table-cell>
          <table:table-cell/>
          <table:table-cell office:value-type="float" office:value="1442700504.15679" calcext:value-type="float">
            <text:p>1442700504.15679</text:p>
          </table:table-cell>
          <table:table-cell table:formula="of:=[.G1128]-[.B1128]" office:value-type="float" office:value="0.891480207443237" calcext:value-type="float">
            <text:p>0.8914802074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00503.27402" calcext:value-type="float">
            <text:p>1442700503.27402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1.6469168663025" calcext:value-type="float">
            <text:p>31.6469168663</text:p>
          </table:table-cell>
          <table:table-cell table:formula="of:=[.C1129]/([.D1129]-[.D1128])" office:value-type="float" office:value="929999.868101772" calcext:value-type="float">
            <text:p>929999.868101772</text:p>
          </table:table-cell>
          <table:table-cell/>
          <table:table-cell office:value-type="float" office:value="1442700504.1596" calcext:value-type="float">
            <text:p>1442700504.1596</text:p>
          </table:table-cell>
          <table:table-cell table:formula="of:=[.G1129]-[.B1129]" office:value-type="float" office:value="0.885586023330689" calcext:value-type="float">
            <text:p>0.8855860233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00503.28268" calcext:value-type="float">
            <text:p>1442700503.28268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1.6555800437927" calcext:value-type="float">
            <text:p>31.6555800438</text:p>
          </table:table-cell>
          <table:table-cell table:formula="of:=[.C1130]/([.D1130]-[.D1129])" office:value-type="float" office:value="934530.085424923" calcext:value-type="float">
            <text:p>934530.085424923</text:p>
          </table:table-cell>
          <table:table-cell/>
          <table:table-cell office:value-type="float" office:value="1442700504.20923" calcext:value-type="float">
            <text:p>1442700504.20923</text:p>
          </table:table-cell>
          <table:table-cell table:formula="of:=[.G1130]-[.B1130]" office:value-type="float" office:value="0.926550388336182" calcext:value-type="float">
            <text:p>0.9265503883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00503.29134" calcext:value-type="float">
            <text:p>1442700503.29134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1.6642377376556" calcext:value-type="float">
            <text:p>31.6642377377</text:p>
          </table:table-cell>
          <table:table-cell table:formula="of:=[.C1131]/([.D1131]-[.D1130])" office:value-type="float" office:value="935121.999944923" calcext:value-type="float">
            <text:p>935121.999944923</text:p>
          </table:table-cell>
          <table:table-cell/>
          <table:table-cell office:value-type="float" office:value="1442700504.21203" calcext:value-type="float">
            <text:p>1442700504.21203</text:p>
          </table:table-cell>
          <table:table-cell table:formula="of:=[.G1131]-[.B1131]" office:value-type="float" office:value="0.920697927474976" calcext:value-type="float">
            <text:p>0.9206979275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00503.3" calcext:value-type="float">
            <text:p>1442700503.3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1.6728980541229" calcext:value-type="float">
            <text:p>31.6728980541</text:p>
          </table:table-cell>
          <table:table-cell table:formula="of:=[.C1132]/([.D1132]-[.D1131])" office:value-type="float" office:value="934838.816870389" calcext:value-type="float">
            <text:p>934838.816870389</text:p>
          </table:table-cell>
          <table:table-cell/>
          <table:table-cell office:value-type="float" office:value="1442700504.21485" calcext:value-type="float">
            <text:p>1442700504.21485</text:p>
          </table:table-cell>
          <table:table-cell table:formula="of:=[.G1132]-[.B1132]" office:value-type="float" office:value="0.914853572845459" calcext:value-type="float">
            <text:p>0.9148535728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00503.30867" calcext:value-type="float">
            <text:p>1442700503.30867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1.6815719604492" calcext:value-type="float">
            <text:p>31.6815719604</text:p>
          </table:table-cell>
          <table:table-cell table:formula="of:=[.C1133]/([.D1133]-[.D1132])" office:value-type="float" office:value="933374.156400319" calcext:value-type="float">
            <text:p>933374.156400319</text:p>
          </table:table-cell>
          <table:table-cell/>
          <table:table-cell office:value-type="float" office:value="1442700504.23345" calcext:value-type="float">
            <text:p>1442700504.23345</text:p>
          </table:table-cell>
          <table:table-cell table:formula="of:=[.G1133]-[.B1133]" office:value-type="float" office:value="0.924778938293457" calcext:value-type="float">
            <text:p>0.9247789383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00503.31733" calcext:value-type="float">
            <text:p>1442700503.31733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31.6902358531952" calcext:value-type="float">
            <text:p>31.6902358532</text:p>
          </table:table-cell>
          <table:table-cell table:formula="of:=[.C1134]/([.D1134]-[.D1133])" office:value-type="float" office:value="934452.934423072" calcext:value-type="float">
            <text:p>934452.934423072</text:p>
          </table:table-cell>
          <table:table-cell/>
          <table:table-cell office:value-type="float" office:value="1442700504.23627" calcext:value-type="float">
            <text:p>1442700504.23627</text:p>
          </table:table-cell>
          <table:table-cell table:formula="of:=[.G1134]-[.B1134]" office:value-type="float" office:value="0.918933153152466" calcext:value-type="float">
            <text:p>0.9189331532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00503.32596" calcext:value-type="float">
            <text:p>1442700503.32596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31.6988570690155" calcext:value-type="float">
            <text:p>31.698857069</text:p>
          </table:table-cell>
          <table:table-cell table:formula="of:=[.C1135]/([.D1135]-[.D1134])" office:value-type="float" office:value="939078.683185841" calcext:value-type="float">
            <text:p>939078.683185841</text:p>
          </table:table-cell>
          <table:table-cell/>
          <table:table-cell office:value-type="float" office:value="1442700504.23909" calcext:value-type="float">
            <text:p>1442700504.23909</text:p>
          </table:table-cell>
          <table:table-cell table:formula="of:=[.G1135]-[.B1135]" office:value-type="float" office:value="0.913130760192871" calcext:value-type="float">
            <text:p>0.9131307602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00503.33466" calcext:value-type="float">
            <text:p>1442700503.33466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31.7075645923614" calcext:value-type="float">
            <text:p>31.7075645924</text:p>
          </table:table-cell>
          <table:table-cell table:formula="of:=[.C1136]/([.D1136]-[.D1135])" office:value-type="float" office:value="929770.691199825" calcext:value-type="float">
            <text:p>929770.691199825</text:p>
          </table:table-cell>
          <table:table-cell/>
          <table:table-cell office:value-type="float" office:value="1442700504.24188" calcext:value-type="float">
            <text:p>1442700504.24188</text:p>
          </table:table-cell>
          <table:table-cell table:formula="of:=[.G1136]-[.B1136]" office:value-type="float" office:value="0.907217025756836" calcext:value-type="float">
            <text:p>0.9072170258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00503.34337" calcext:value-type="float">
            <text:p>1442700503.34337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31.716269493103" calcext:value-type="float">
            <text:p>31.7162694931</text:p>
          </table:table-cell>
          <table:table-cell table:formula="of:=[.C1137]/([.D1137]-[.D1136])" office:value-type="float" office:value="930050.811645805" calcext:value-type="float">
            <text:p>930050.811645805</text:p>
          </table:table-cell>
          <table:table-cell/>
          <table:table-cell office:value-type="float" office:value="1442700504.24468" calcext:value-type="float">
            <text:p>1442700504.24468</text:p>
          </table:table-cell>
          <table:table-cell table:formula="of:=[.G1137]-[.B1137]" office:value-type="float" office:value="0.901312589645386" calcext:value-type="float">
            <text:p>0.9013125896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00503.35187" calcext:value-type="float">
            <text:p>1442700503.35187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31.7247686386108" calcext:value-type="float">
            <text:p>31.7247686386</text:p>
          </table:table-cell>
          <table:table-cell table:formula="of:=[.C1138]/([.D1138]-[.D1137])" office:value-type="float" office:value="952566.348294435" calcext:value-type="float">
            <text:p>952566.348294435</text:p>
          </table:table-cell>
          <table:table-cell/>
          <table:table-cell office:value-type="float" office:value="1442700504.41083" calcext:value-type="float">
            <text:p>1442700504.41083</text:p>
          </table:table-cell>
          <table:table-cell table:formula="of:=[.G1138]-[.B1138]" office:value-type="float" office:value="1.05896639823914" calcext:value-type="float">
            <text:p>1.0589663982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00503.36052" calcext:value-type="float">
            <text:p>1442700503.36052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31.7334196567535" calcext:value-type="float">
            <text:p>31.7334196568</text:p>
          </table:table-cell>
          <table:table-cell table:formula="of:=[.C1139]/([.D1139]-[.D1138])" office:value-type="float" office:value="935843.604354416" calcext:value-type="float">
            <text:p>935843.604354416</text:p>
          </table:table-cell>
          <table:table-cell/>
          <table:table-cell office:value-type="float" office:value="1442700504.41366" calcext:value-type="float">
            <text:p>1442700504.41366</text:p>
          </table:table-cell>
          <table:table-cell table:formula="of:=[.G1139]-[.B1139]" office:value-type="float" office:value="1.05314350128174" calcext:value-type="float">
            <text:p>1.0531435013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00503.3692" calcext:value-type="float">
            <text:p>1442700503.3692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31.7420995235443" calcext:value-type="float">
            <text:p>31.7420995235</text:p>
          </table:table-cell>
          <table:table-cell table:formula="of:=[.C1140]/([.D1140]-[.D1139])" office:value-type="float" office:value="932733.208372246" calcext:value-type="float">
            <text:p>932733.208372246</text:p>
          </table:table-cell>
          <table:table-cell/>
          <table:table-cell office:value-type="float" office:value="1442700504.41827" calcext:value-type="float">
            <text:p>1442700504.41827</text:p>
          </table:table-cell>
          <table:table-cell table:formula="of:=[.G1140]-[.B1140]" office:value-type="float" office:value="1.04907536506653" calcext:value-type="float">
            <text:p>1.0490753651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00503.3779" calcext:value-type="float">
            <text:p>1442700503.3779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31.7508018016815" calcext:value-type="float">
            <text:p>31.7508018017</text:p>
          </table:table-cell>
          <table:table-cell table:formula="of:=[.C1141]/([.D1141]-[.D1140])" office:value-type="float" office:value="930331.100931507" calcext:value-type="float">
            <text:p>930331.100931507</text:p>
          </table:table-cell>
          <table:table-cell/>
          <table:table-cell office:value-type="float" office:value="1442700504.4211" calcext:value-type="float">
            <text:p>1442700504.4211</text:p>
          </table:table-cell>
          <table:table-cell table:formula="of:=[.G1141]-[.B1141]" office:value-type="float" office:value="1.04319739341736" calcext:value-type="float">
            <text:p>1.0431973934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00503.38669" calcext:value-type="float">
            <text:p>1442700503.38669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31.7595875263214" calcext:value-type="float">
            <text:p>31.7595875263</text:p>
          </table:table-cell>
          <table:table-cell table:formula="of:=[.C1142]/([.D1142]-[.D1141])" office:value-type="float" office:value="921494.848955224" calcext:value-type="float">
            <text:p>921494.848955224</text:p>
          </table:table-cell>
          <table:table-cell/>
          <table:table-cell office:value-type="float" office:value="1442700504.42392" calcext:value-type="float">
            <text:p>1442700504.42392</text:p>
          </table:table-cell>
          <table:table-cell table:formula="of:=[.G1142]-[.B1142]" office:value-type="float" office:value="1.03723049163818" calcext:value-type="float">
            <text:p>1.0372304916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00503.39534" calcext:value-type="float">
            <text:p>1442700503.39534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31.7682411670685" calcext:value-type="float">
            <text:p>31.7682411671</text:p>
          </table:table-cell>
          <table:table-cell table:formula="of:=[.C1143]/([.D1143]-[.D1142])" office:value-type="float" office:value="935559.984130483" calcext:value-type="float">
            <text:p>935559.984130483</text:p>
          </table:table-cell>
          <table:table-cell/>
          <table:table-cell office:value-type="float" office:value="1442700504.44521" calcext:value-type="float">
            <text:p>1442700504.44521</text:p>
          </table:table-cell>
          <table:table-cell table:formula="of:=[.G1143]-[.B1143]" office:value-type="float" office:value="1.04987359046936" calcext:value-type="float">
            <text:p>1.0498735905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00503.40404" calcext:value-type="float">
            <text:p>1442700503.40404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31.7769448757172" calcext:value-type="float">
            <text:p>31.7769448757</text:p>
          </table:table-cell>
          <table:table-cell table:formula="of:=[.C1144]/([.D1144]-[.D1143])" office:value-type="float" office:value="930178.194926861" calcext:value-type="float">
            <text:p>930178.194926861</text:p>
          </table:table-cell>
          <table:table-cell/>
          <table:table-cell office:value-type="float" office:value="1442700504.44803" calcext:value-type="float">
            <text:p>1442700504.44803</text:p>
          </table:table-cell>
          <table:table-cell table:formula="of:=[.G1144]-[.B1144]" office:value-type="float" office:value="1.04399061203003" calcext:value-type="float">
            <text:p>1.043990612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00503.41269" calcext:value-type="float">
            <text:p>1442700503.41269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31.7855923175812" calcext:value-type="float">
            <text:p>31.7855923176</text:p>
          </table:table-cell>
          <table:table-cell table:formula="of:=[.C1145]/([.D1145]-[.D1144])" office:value-type="float" office:value="936230.636448856" calcext:value-type="float">
            <text:p>936230.636448856</text:p>
          </table:table-cell>
          <table:table-cell/>
          <table:table-cell office:value-type="float" office:value="1442700504.45086" calcext:value-type="float">
            <text:p>1442700504.45086</text:p>
          </table:table-cell>
          <table:table-cell table:formula="of:=[.G1145]-[.B1145]" office:value-type="float" office:value="1.03817248344421" calcext:value-type="float">
            <text:p>1.0381724834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00503.42137" calcext:value-type="float">
            <text:p>1442700503.42137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31.7942686080933" calcext:value-type="float">
            <text:p>31.7942686081</text:p>
          </table:table-cell>
          <table:table-cell table:formula="of:=[.C1146]/([.D1146]-[.D1145])" office:value-type="float" office:value="933117.671512187" calcext:value-type="float">
            <text:p>933117.671512187</text:p>
          </table:table-cell>
          <table:table-cell/>
          <table:table-cell office:value-type="float" office:value="1442700504.4766" calcext:value-type="float">
            <text:p>1442700504.4766</text:p>
          </table:table-cell>
          <table:table-cell table:formula="of:=[.G1146]-[.B1146]" office:value-type="float" office:value="1.05523753166199" calcext:value-type="float">
            <text:p>1.0552375317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00503.43006" calcext:value-type="float">
            <text:p>1442700503.43006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31.8029601573944" calcext:value-type="float">
            <text:p>31.8029601574</text:p>
          </table:table-cell>
          <table:table-cell table:formula="of:=[.C1147]/([.D1147]-[.D1146])" office:value-type="float" office:value="931479.500315458" calcext:value-type="float">
            <text:p>931479.500315458</text:p>
          </table:table-cell>
          <table:table-cell/>
          <table:table-cell office:value-type="float" office:value="1442700504.4794" calcext:value-type="float">
            <text:p>1442700504.4794</text:p>
          </table:table-cell>
          <table:table-cell table:formula="of:=[.G1147]-[.B1147]" office:value-type="float" office:value="1.04934287071228" calcext:value-type="float">
            <text:p>1.0493428707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00503.43876" calcext:value-type="float">
            <text:p>1442700503.43876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31.8116607666016" calcext:value-type="float">
            <text:p>31.8116607666</text:p>
          </table:table-cell>
          <table:table-cell table:formula="of:=[.C1148]/([.D1148]-[.D1147])" office:value-type="float" office:value="930509.554818732" calcext:value-type="float">
            <text:p>930509.554818732</text:p>
          </table:table-cell>
          <table:table-cell/>
          <table:table-cell office:value-type="float" office:value="1442700504.48223" calcext:value-type="float">
            <text:p>1442700504.48223</text:p>
          </table:table-cell>
          <table:table-cell table:formula="of:=[.G1148]-[.B1148]" office:value-type="float" office:value="1.04347443580627" calcext:value-type="float">
            <text:p>1.0434744358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00503.44752" calcext:value-type="float">
            <text:p>1442700503.44752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31.8204255104065" calcext:value-type="float">
            <text:p>31.8204255104</text:p>
          </table:table-cell>
          <table:table-cell table:formula="of:=[.C1149]/([.D1149]-[.D1148])" office:value-type="float" office:value="923700.701376421" calcext:value-type="float">
            <text:p>923700.701376421</text:p>
          </table:table-cell>
          <table:table-cell/>
          <table:table-cell office:value-type="float" office:value="1442700504.48539" calcext:value-type="float">
            <text:p>1442700504.48539</text:p>
          </table:table-cell>
          <table:table-cell table:formula="of:=[.G1149]-[.B1149]" office:value-type="float" office:value="1.03786587715149" calcext:value-type="float">
            <text:p>1.0378658772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00503.45621" calcext:value-type="float">
            <text:p>1442700503.45621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31.829113483429" calcext:value-type="float">
            <text:p>31.8291134834</text:p>
          </table:table-cell>
          <table:table-cell table:formula="of:=[.C1150]/([.D1150]-[.D1149])" office:value-type="float" office:value="931862.930406147" calcext:value-type="float">
            <text:p>931862.930406147</text:p>
          </table:table-cell>
          <table:table-cell/>
          <table:table-cell office:value-type="float" office:value="1442700504.51144" calcext:value-type="float">
            <text:p>1442700504.51144</text:p>
          </table:table-cell>
          <table:table-cell table:formula="of:=[.G1150]-[.B1150]" office:value-type="float" office:value="1.05522704124451" calcext:value-type="float">
            <text:p>1.0552270412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00503.46472" calcext:value-type="float">
            <text:p>1442700503.46472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31.8376183509827" calcext:value-type="float">
            <text:p>31.837618351</text:p>
          </table:table-cell>
          <table:table-cell table:formula="of:=[.C1151]/([.D1151]-[.D1150])" office:value-type="float" office:value="951925.464902445" calcext:value-type="float">
            <text:p>951925.464902445</text:p>
          </table:table-cell>
          <table:table-cell/>
          <table:table-cell office:value-type="float" office:value="1442700504.51426" calcext:value-type="float">
            <text:p>1442700504.51426</text:p>
          </table:table-cell>
          <table:table-cell table:formula="of:=[.G1151]-[.B1151]" office:value-type="float" office:value="1.04954433441162" calcext:value-type="float">
            <text:p>1.0495443344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00503.47339" calcext:value-type="float">
            <text:p>1442700503.47339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31.8462884426117" calcext:value-type="float">
            <text:p>31.8462884426</text:p>
          </table:table-cell>
          <table:table-cell table:formula="of:=[.C1152]/([.D1152]-[.D1151])" office:value-type="float" office:value="933784.825629039" calcext:value-type="float">
            <text:p>933784.825629039</text:p>
          </table:table-cell>
          <table:table-cell/>
          <table:table-cell office:value-type="float" office:value="1442700504.51708" calcext:value-type="float">
            <text:p>1442700504.51708</text:p>
          </table:table-cell>
          <table:table-cell table:formula="of:=[.G1152]-[.B1152]" office:value-type="float" office:value="1.04369187355042" calcext:value-type="float">
            <text:p>1.0436918736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00503.48205" calcext:value-type="float">
            <text:p>1442700503.48205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31.8549559116364" calcext:value-type="float">
            <text:p>31.8549559116</text:p>
          </table:table-cell>
          <table:table-cell table:formula="of:=[.C1153]/([.D1153]-[.D1152])" office:value-type="float" office:value="934067.370413159" calcext:value-type="float">
            <text:p>934067.370413159</text:p>
          </table:table-cell>
          <table:table-cell/>
          <table:table-cell office:value-type="float" office:value="1442700504.52593" calcext:value-type="float">
            <text:p>1442700504.52593</text:p>
          </table:table-cell>
          <table:table-cell table:formula="of:=[.G1153]-[.B1153]" office:value-type="float" office:value="1.04387879371643" calcext:value-type="float">
            <text:p>1.0438787937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00503.49073" calcext:value-type="float">
            <text:p>1442700503.49073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31.8636350631714" calcext:value-type="float">
            <text:p>31.8636350632</text:p>
          </table:table-cell>
          <table:table-cell table:formula="of:=[.C1154]/([.D1154]-[.D1153])" office:value-type="float" office:value="932810.075653106" calcext:value-type="float">
            <text:p>932810.075653106</text:p>
          </table:table-cell>
          <table:table-cell/>
          <table:table-cell office:value-type="float" office:value="1442700504.52875" calcext:value-type="float">
            <text:p>1442700504.52875</text:p>
          </table:table-cell>
          <table:table-cell table:formula="of:=[.G1154]-[.B1154]" office:value-type="float" office:value="1.03801703453064" calcext:value-type="float">
            <text:p>1.0380170345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00503.49941" calcext:value-type="float">
            <text:p>1442700503.49941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31.8723111152649" calcext:value-type="float">
            <text:p>31.8723111153</text:p>
          </table:table-cell>
          <table:table-cell table:formula="of:=[.C1155]/([.D1155]-[.D1154])" office:value-type="float" office:value="933143.313657598" calcext:value-type="float">
            <text:p>933143.313657598</text:p>
          </table:table-cell>
          <table:table-cell/>
          <table:table-cell office:value-type="float" office:value="1442700504.57718" calcext:value-type="float">
            <text:p>1442700504.57718</text:p>
          </table:table-cell>
          <table:table-cell table:formula="of:=[.G1155]-[.B1155]" office:value-type="float" office:value="1.07776784896851" calcext:value-type="float">
            <text:p>1.077767849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00503.50793" calcext:value-type="float">
            <text:p>1442700503.50793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31.8808302879333" calcext:value-type="float">
            <text:p>31.8808302879</text:p>
          </table:table-cell>
          <table:table-cell table:formula="of:=[.C1156]/([.D1156]-[.D1155])" office:value-type="float" office:value="950327.022948617" calcext:value-type="float">
            <text:p>950327.022948617</text:p>
          </table:table-cell>
          <table:table-cell/>
          <table:table-cell office:value-type="float" office:value="1442700504.58001" calcext:value-type="float">
            <text:p>1442700504.58001</text:p>
          </table:table-cell>
          <table:table-cell table:formula="of:=[.G1156]-[.B1156]" office:value-type="float" office:value="1.07208061218262" calcext:value-type="float">
            <text:p>1.0720806122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00503.51666" calcext:value-type="float">
            <text:p>1442700503.51666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31.8895652294159" calcext:value-type="float">
            <text:p>31.8895652294</text:p>
          </table:table-cell>
          <table:table-cell table:formula="of:=[.C1157]/([.D1157]-[.D1156])" office:value-type="float" office:value="926852.230914103" calcext:value-type="float">
            <text:p>926852.230914103</text:p>
          </table:table-cell>
          <table:table-cell/>
          <table:table-cell office:value-type="float" office:value="1442700504.58283" calcext:value-type="float">
            <text:p>1442700504.58283</text:p>
          </table:table-cell>
          <table:table-cell table:formula="of:=[.G1157]-[.B1157]" office:value-type="float" office:value="1.06616544723511" calcext:value-type="float">
            <text:p>1.0661654472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00503.52534" calcext:value-type="float">
            <text:p>1442700503.52534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31.8982439041138" calcext:value-type="float">
            <text:p>31.8982439041</text:p>
          </table:table-cell>
          <table:table-cell table:formula="of:=[.C1158]/([.D1158]-[.D1157])" office:value-type="float" office:value="932861.327545947" calcext:value-type="float">
            <text:p>932861.327545947</text:p>
          </table:table-cell>
          <table:table-cell/>
          <table:table-cell office:value-type="float" office:value="1442700504.58564" calcext:value-type="float">
            <text:p>1442700504.58564</text:p>
          </table:table-cell>
          <table:table-cell table:formula="of:=[.G1158]-[.B1158]" office:value-type="float" office:value="1.0603015422821" calcext:value-type="float">
            <text:p>1.0603015423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00503.53384" calcext:value-type="float">
            <text:p>1442700503.53384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31.9067394733429" calcext:value-type="float">
            <text:p>31.9067394733</text:p>
          </table:table-cell>
          <table:table-cell table:formula="of:=[.C1159]/([.D1159]-[.D1158])" office:value-type="float" office:value="952967.338815143" calcext:value-type="float">
            <text:p>952967.338815143</text:p>
          </table:table-cell>
          <table:table-cell/>
          <table:table-cell office:value-type="float" office:value="1442700504.71237" calcext:value-type="float">
            <text:p>1442700504.71237</text:p>
          </table:table-cell>
          <table:table-cell table:formula="of:=[.G1159]-[.B1159]" office:value-type="float" office:value="1.17853498458862" calcext:value-type="float">
            <text:p>1.1785349846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00503.54249" calcext:value-type="float">
            <text:p>1442700503.54249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31.9153964519501" calcext:value-type="float">
            <text:p>31.915396452</text:p>
          </table:table-cell>
          <table:table-cell table:formula="of:=[.C1160]/([.D1160]-[.D1159])" office:value-type="float" office:value="935199.261470669" calcext:value-type="float">
            <text:p>935199.261470669</text:p>
          </table:table-cell>
          <table:table-cell/>
          <table:table-cell office:value-type="float" office:value="1442700504.71518" calcext:value-type="float">
            <text:p>1442700504.71518</text:p>
          </table:table-cell>
          <table:table-cell table:formula="of:=[.G1160]-[.B1160]" office:value-type="float" office:value="1.17268562316895" calcext:value-type="float">
            <text:p>1.1726856232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00503.55121" calcext:value-type="float">
            <text:p>1442700503.55121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31.9241080284119" calcext:value-type="float">
            <text:p>31.9241080284</text:p>
          </table:table-cell>
          <table:table-cell table:formula="of:=[.C1161]/([.D1161]-[.D1160])" office:value-type="float" office:value="929338.109526807" calcext:value-type="float">
            <text:p>929338.109526807</text:p>
          </table:table-cell>
          <table:table-cell/>
          <table:table-cell office:value-type="float" office:value="1442700504.718" calcext:value-type="float">
            <text:p>1442700504.718</text:p>
          </table:table-cell>
          <table:table-cell table:formula="of:=[.G1161]-[.B1161]" office:value-type="float" office:value="1.16679501533508" calcext:value-type="float">
            <text:p>1.1667950153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00503.55993" calcext:value-type="float">
            <text:p>1442700503.55993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31.9328272342682" calcext:value-type="float">
            <text:p>31.9328272343</text:p>
          </table:table-cell>
          <table:table-cell table:formula="of:=[.C1162]/([.D1162]-[.D1161])" office:value-type="float" office:value="928524.929151513" calcext:value-type="float">
            <text:p>928524.929151513</text:p>
          </table:table-cell>
          <table:table-cell/>
          <table:table-cell office:value-type="float" office:value="1442700504.72174" calcext:value-type="float">
            <text:p>1442700504.72174</text:p>
          </table:table-cell>
          <table:table-cell table:formula="of:=[.G1162]-[.B1162]" office:value-type="float" office:value="1.1618185043335" calcext:value-type="float">
            <text:p>1.1618185043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00503.5686" calcext:value-type="float">
            <text:p>1442700503.5686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31.9414970874786" calcext:value-type="float">
            <text:p>31.9414970875</text:p>
          </table:table-cell>
          <table:table-cell table:formula="of:=[.C1163]/([.D1163]-[.D1162])" office:value-type="float" office:value="933810.504454955" calcext:value-type="float">
            <text:p>933810.504454955</text:p>
          </table:table-cell>
          <table:table-cell/>
          <table:table-cell office:value-type="float" office:value="1442700504.7686" calcext:value-type="float">
            <text:p>1442700504.7686</text:p>
          </table:table-cell>
          <table:table-cell table:formula="of:=[.G1163]-[.B1163]" office:value-type="float" office:value="1.20000648498535" calcext:value-type="float">
            <text:p>1.200006485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00503.57726" calcext:value-type="float">
            <text:p>1442700503.57726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31.9501578807831" calcext:value-type="float">
            <text:p>31.9501578808</text:p>
          </table:table-cell>
          <table:table-cell table:formula="of:=[.C1164]/([.D1164]-[.D1163])" office:value-type="float" office:value="934787.347464626" calcext:value-type="float">
            <text:p>934787.347464626</text:p>
          </table:table-cell>
          <table:table-cell/>
          <table:table-cell office:value-type="float" office:value="1442700504.77144" calcext:value-type="float">
            <text:p>1442700504.77144</text:p>
          </table:table-cell>
          <table:table-cell table:formula="of:=[.G1164]-[.B1164]" office:value-type="float" office:value="1.19418621063232" calcext:value-type="float">
            <text:p>1.1941862106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00503.58589" calcext:value-type="float">
            <text:p>1442700503.58589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31.9587898254395" calcext:value-type="float">
            <text:p>31.9587898254</text:p>
          </table:table-cell>
          <table:table-cell table:formula="of:=[.C1165]/([.D1165]-[.D1164])" office:value-type="float" office:value="937911.481397597" calcext:value-type="float">
            <text:p>937911.481397597</text:p>
          </table:table-cell>
          <table:table-cell/>
          <table:table-cell office:value-type="float" office:value="1442700504.77426" calcext:value-type="float">
            <text:p>1442700504.77426</text:p>
          </table:table-cell>
          <table:table-cell table:formula="of:=[.G1165]-[.B1165]" office:value-type="float" office:value="1.18837451934814" calcext:value-type="float">
            <text:p>1.1883745193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00503.59452" calcext:value-type="float">
            <text:p>1442700503.59452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31.967423915863" calcext:value-type="float">
            <text:p>31.9674239159</text:p>
          </table:table-cell>
          <table:table-cell table:formula="of:=[.C1166]/([.D1166]-[.D1165])" office:value-type="float" office:value="937678.389131275" calcext:value-type="float">
            <text:p>937678.389131275</text:p>
          </table:table-cell>
          <table:table-cell/>
          <table:table-cell office:value-type="float" office:value="1442700504.77705" calcext:value-type="float">
            <text:p>1442700504.77705</text:p>
          </table:table-cell>
          <table:table-cell table:formula="of:=[.G1166]-[.B1166]" office:value-type="float" office:value="1.18252635002136" calcext:value-type="float">
            <text:p>1.18252635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00503.60304" calcext:value-type="float">
            <text:p>1442700503.60304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31.9759402275085" calcext:value-type="float">
            <text:p>31.9759402275</text:p>
          </table:table-cell>
          <table:table-cell table:formula="of:=[.C1167]/([.D1167]-[.D1166])" office:value-type="float" office:value="950646.281746921" calcext:value-type="float">
            <text:p>950646.281746921</text:p>
          </table:table-cell>
          <table:table-cell/>
          <table:table-cell office:value-type="float" office:value="1442700504.77986" calcext:value-type="float">
            <text:p>1442700504.77986</text:p>
          </table:table-cell>
          <table:table-cell table:formula="of:=[.G1167]-[.B1167]" office:value-type="float" office:value="1.17682600021362" calcext:value-type="float">
            <text:p>1.1768260002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00503.61167" calcext:value-type="float">
            <text:p>1442700503.61167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31.9845716953278" calcext:value-type="float">
            <text:p>31.9845716953</text:p>
          </table:table-cell>
          <table:table-cell table:formula="of:=[.C1168]/([.D1168]-[.D1167])" office:value-type="float" office:value="937963.295417507" calcext:value-type="float">
            <text:p>937963.295417507</text:p>
          </table:table-cell>
          <table:table-cell/>
          <table:table-cell office:value-type="float" office:value="1442700504.78268" calcext:value-type="float">
            <text:p>1442700504.78268</text:p>
          </table:table-cell>
          <table:table-cell table:formula="of:=[.G1168]-[.B1168]" office:value-type="float" office:value="1.17101120948792" calcext:value-type="float">
            <text:p>1.1710112095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00503.62014" calcext:value-type="float">
            <text:p>1442700503.62014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31.9930441379547" calcext:value-type="float">
            <text:p>31.993044138</text:p>
          </table:table-cell>
          <table:table-cell table:formula="of:=[.C1169]/([.D1169]-[.D1168])" office:value-type="float" office:value="955568.583520937" calcext:value-type="float">
            <text:p>955568.583520937</text:p>
          </table:table-cell>
          <table:table-cell/>
          <table:table-cell office:value-type="float" office:value="1442700504.81285" calcext:value-type="float">
            <text:p>1442700504.81285</text:p>
          </table:table-cell>
          <table:table-cell table:formula="of:=[.G1169]-[.B1169]" office:value-type="float" office:value="1.19270610809326" calcext:value-type="float">
            <text:p>1.192706108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00503.62877" calcext:value-type="float">
            <text:p>1442700503.62877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32.0016729831696" calcext:value-type="float">
            <text:p>32.0016729832</text:p>
          </table:table-cell>
          <table:table-cell table:formula="of:=[.C1170]/([.D1170]-[.D1169])" office:value-type="float" office:value="938248.374889478" calcext:value-type="float">
            <text:p>938248.374889478</text:p>
          </table:table-cell>
          <table:table-cell/>
          <table:table-cell office:value-type="float" office:value="1442700504.81567" calcext:value-type="float">
            <text:p>1442700504.81567</text:p>
          </table:table-cell>
          <table:table-cell table:formula="of:=[.G1170]-[.B1170]" office:value-type="float" office:value="1.18689918518066" calcext:value-type="float">
            <text:p>1.1868991852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00503.63743" calcext:value-type="float">
            <text:p>1442700503.63743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32.0103313922882" calcext:value-type="float">
            <text:p>32.0103313923</text:p>
          </table:table-cell>
          <table:table-cell table:formula="of:=[.C1171]/([.D1171]-[.D1170])" office:value-type="float" office:value="935044.751184051" calcext:value-type="float">
            <text:p>935044.751184051</text:p>
          </table:table-cell>
          <table:table-cell/>
          <table:table-cell office:value-type="float" office:value="1442700504.81848" calcext:value-type="float">
            <text:p>1442700504.81848</text:p>
          </table:table-cell>
          <table:table-cell table:formula="of:=[.G1171]-[.B1171]" office:value-type="float" office:value="1.18104553222656" calcext:value-type="float">
            <text:p>1.1810455322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00503.6461" calcext:value-type="float">
            <text:p>1442700503.6461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32.01899933815" calcext:value-type="float">
            <text:p>32.0189993382</text:p>
          </table:table-cell>
          <table:table-cell table:formula="of:=[.C1172]/([.D1172]-[.D1171])" office:value-type="float" office:value="934015.985917043" calcext:value-type="float">
            <text:p>934015.985917043</text:p>
          </table:table-cell>
          <table:table-cell/>
          <table:table-cell office:value-type="float" office:value="1442700504.83141" calcext:value-type="float">
            <text:p>1442700504.83141</text:p>
          </table:table-cell>
          <table:table-cell table:formula="of:=[.G1172]-[.B1172]" office:value-type="float" office:value="1.18531346321106" calcext:value-type="float">
            <text:p>1.1853134632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00503.65482" calcext:value-type="float">
            <text:p>1442700503.65482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32.0277168750763" calcext:value-type="float">
            <text:p>32.0277168751</text:p>
          </table:table-cell>
          <table:table-cell table:formula="of:=[.C1173]/([.D1173]-[.D1172])" office:value-type="float" office:value="928702.690734055" calcext:value-type="float">
            <text:p>928702.690734055</text:p>
          </table:table-cell>
          <table:table-cell/>
          <table:table-cell office:value-type="float" office:value="1442700504.83424" calcext:value-type="float">
            <text:p>1442700504.83424</text:p>
          </table:table-cell>
          <table:table-cell table:formula="of:=[.G1173]-[.B1173]" office:value-type="float" office:value="1.17942905426025" calcext:value-type="float">
            <text:p>1.179429054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00503.66343" calcext:value-type="float">
            <text:p>1442700503.66343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32.0363306999207" calcext:value-type="float">
            <text:p>32.0363306999</text:p>
          </table:table-cell>
          <table:table-cell table:formula="of:=[.C1174]/([.D1174]-[.D1173])" office:value-type="float" office:value="939884.446953971" calcext:value-type="float">
            <text:p>939884.446953971</text:p>
          </table:table-cell>
          <table:table-cell/>
          <table:table-cell office:value-type="float" office:value="1442700504.8371" calcext:value-type="float">
            <text:p>1442700504.8371</text:p>
          </table:table-cell>
          <table:table-cell table:formula="of:=[.G1174]-[.B1174]" office:value-type="float" office:value="1.17367482185364" calcext:value-type="float">
            <text:p>1.1736748219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00503.67206" calcext:value-type="float">
            <text:p>1442700503.67206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32.0449600219727" calcext:value-type="float">
            <text:p>32.044960022</text:p>
          </table:table-cell>
          <table:table-cell table:formula="of:=[.C1175]/([.D1175]-[.D1174])" office:value-type="float" office:value="938196.529369509" calcext:value-type="float">
            <text:p>938196.529369509</text:p>
          </table:table-cell>
          <table:table-cell/>
          <table:table-cell office:value-type="float" office:value="1442700504.86917" calcext:value-type="float">
            <text:p>1442700504.86917</text:p>
          </table:table-cell>
          <table:table-cell table:formula="of:=[.G1175]-[.B1175]" office:value-type="float" office:value="1.19711256027222" calcext:value-type="float">
            <text:p>1.1971125603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00503.68081" calcext:value-type="float">
            <text:p>1442700503.68081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32.0537128448486" calcext:value-type="float">
            <text:p>32.0537128448</text:p>
          </table:table-cell>
          <table:table-cell table:formula="of:=[.C1176]/([.D1176]-[.D1175])" office:value-type="float" office:value="924958.737851384" calcext:value-type="float">
            <text:p>924958.737851384</text:p>
          </table:table-cell>
          <table:table-cell/>
          <table:table-cell office:value-type="float" office:value="1442700504.96965" calcext:value-type="float">
            <text:p>1442700504.96965</text:p>
          </table:table-cell>
          <table:table-cell table:formula="of:=[.G1176]-[.B1176]" office:value-type="float" office:value="1.28884148597717" calcext:value-type="float">
            <text:p>1.288841486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00503.68948" calcext:value-type="float">
            <text:p>1442700503.68948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32.0623865127563" calcext:value-type="float">
            <text:p>32.0623865128</text:p>
          </table:table-cell>
          <table:table-cell table:formula="of:=[.C1177]/([.D1177]-[.D1176])" office:value-type="float" office:value="933399.81264431" calcext:value-type="float">
            <text:p>933399.81264431</text:p>
          </table:table-cell>
          <table:table-cell/>
          <table:table-cell office:value-type="float" office:value="1442700504.97249" calcext:value-type="float">
            <text:p>1442700504.97249</text:p>
          </table:table-cell>
          <table:table-cell table:formula="of:=[.G1177]-[.B1177]" office:value-type="float" office:value="1.28300833702087" calcext:value-type="float">
            <text:p>1.283008337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00503.69815" calcext:value-type="float">
            <text:p>1442700503.69815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32.0710518360138" calcext:value-type="float">
            <text:p>32.071051836</text:p>
          </table:table-cell>
          <table:table-cell table:formula="of:=[.C1178]/([.D1178]-[.D1177])" office:value-type="float" office:value="934298.670628697" calcext:value-type="float">
            <text:p>934298.670628697</text:p>
          </table:table-cell>
          <table:table-cell/>
          <table:table-cell office:value-type="float" office:value="1442700504.97531" calcext:value-type="float">
            <text:p>1442700504.97531</text:p>
          </table:table-cell>
          <table:table-cell table:formula="of:=[.G1178]-[.B1178]" office:value-type="float" office:value="1.27715969085693" calcext:value-type="float">
            <text:p>1.2771596909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00503.70684" calcext:value-type="float">
            <text:p>1442700503.70684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32.0797407627106" calcext:value-type="float">
            <text:p>32.0797407627</text:p>
          </table:table-cell>
          <table:table-cell table:formula="of:=[.C1179]/([.D1179]-[.D1178])" office:value-type="float" office:value="931760.651520141" calcext:value-type="float">
            <text:p>931760.651520141</text:p>
          </table:table-cell>
          <table:table-cell/>
          <table:table-cell office:value-type="float" office:value="1442700504.97819" calcext:value-type="float">
            <text:p>1442700504.97819</text:p>
          </table:table-cell>
          <table:table-cell table:formula="of:=[.G1179]-[.B1179]" office:value-type="float" office:value="1.27134823799133" calcext:value-type="float">
            <text:p>1.27134823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00503.71575" calcext:value-type="float">
            <text:p>1442700503.71575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32.0886480808258" calcext:value-type="float">
            <text:p>32.0886480808</text:p>
          </table:table-cell>
          <table:table-cell table:formula="of:=[.C1180]/([.D1180]-[.D1179])" office:value-type="float" office:value="908915.556316916" calcext:value-type="float">
            <text:p>908915.556316916</text:p>
          </table:table-cell>
          <table:table-cell/>
          <table:table-cell office:value-type="float" office:value="1442700505.01389" calcext:value-type="float">
            <text:p>1442700505.01389</text:p>
          </table:table-cell>
          <table:table-cell table:formula="of:=[.G1180]-[.B1180]" office:value-type="float" office:value="1.29814457893372" calcext:value-type="float">
            <text:p>1.2981445789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00503.72438" calcext:value-type="float">
            <text:p>1442700503.72438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32.0972847938538" calcext:value-type="float">
            <text:p>32.0972847939</text:p>
          </table:table-cell>
          <table:table-cell table:formula="of:=[.C1181]/([.D1181]-[.D1180])" office:value-type="float" office:value="937393.655873016" calcext:value-type="float">
            <text:p>937393.655873016</text:p>
          </table:table-cell>
          <table:table-cell/>
          <table:table-cell office:value-type="float" office:value="1442700505.0165" calcext:value-type="float">
            <text:p>1442700505.0165</text:p>
          </table:table-cell>
          <table:table-cell table:formula="of:=[.G1181]-[.B1181]" office:value-type="float" office:value="1.29212045669556" calcext:value-type="float">
            <text:p>1.2921204567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00503.73313" calcext:value-type="float">
            <text:p>1442700503.73313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32.1060326099396" calcext:value-type="float">
            <text:p>32.1060326099</text:p>
          </table:table-cell>
          <table:table-cell table:formula="of:=[.C1182]/([.D1182]-[.D1181])" office:value-type="float" office:value="925488.135619089" calcext:value-type="float">
            <text:p>925488.135619089</text:p>
          </table:table-cell>
          <table:table-cell/>
          <table:table-cell office:value-type="float" office:value="1442700505.01911" calcext:value-type="float">
            <text:p>1442700505.01911</text:p>
          </table:table-cell>
          <table:table-cell table:formula="of:=[.G1182]-[.B1182]" office:value-type="float" office:value="1.28598093986511" calcext:value-type="float">
            <text:p>1.2859809399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00503.7418" calcext:value-type="float">
            <text:p>1442700503.7418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32.1146998405457" calcext:value-type="float">
            <text:p>32.1146998405</text:p>
          </table:table-cell>
          <table:table-cell table:formula="of:=[.C1183]/([.D1183]-[.D1182])" office:value-type="float" office:value="934093.064781449" calcext:value-type="float">
            <text:p>934093.064781449</text:p>
          </table:table-cell>
          <table:table-cell/>
          <table:table-cell office:value-type="float" office:value="1442700505.03217" calcext:value-type="float">
            <text:p>1442700505.03217</text:p>
          </table:table-cell>
          <table:table-cell table:formula="of:=[.G1183]-[.B1183]" office:value-type="float" office:value="1.290372133255" calcext:value-type="float">
            <text:p>1.2903721333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00503.75052" calcext:value-type="float">
            <text:p>1442700503.75052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32.1234192848206" calcext:value-type="float">
            <text:p>32.1234192848</text:p>
          </table:table-cell>
          <table:table-cell table:formula="of:=[.C1184]/([.D1184]-[.D1183])" office:value-type="float" office:value="928499.540194684" calcext:value-type="float">
            <text:p>928499.540194684</text:p>
          </table:table-cell>
          <table:table-cell/>
          <table:table-cell office:value-type="float" office:value="1442700505.03475" calcext:value-type="float">
            <text:p>1442700505.03475</text:p>
          </table:table-cell>
          <table:table-cell table:formula="of:=[.G1184]-[.B1184]" office:value-type="float" office:value="1.28423118591309" calcext:value-type="float">
            <text:p>1.2842311859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00503.75921" calcext:value-type="float">
            <text:p>1442700503.75921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32.1321098804474" calcext:value-type="float">
            <text:p>32.1321098804</text:p>
          </table:table-cell>
          <table:table-cell table:formula="of:=[.C1185]/([.D1185]-[.D1184])" office:value-type="float" office:value="931581.717483745" calcext:value-type="float">
            <text:p>931581.717483745</text:p>
          </table:table-cell>
          <table:table-cell/>
          <table:table-cell office:value-type="float" office:value="1442700505.03734" calcext:value-type="float">
            <text:p>1442700505.03734</text:p>
          </table:table-cell>
          <table:table-cell table:formula="of:=[.G1185]-[.B1185]" office:value-type="float" office:value="1.27812957763672" calcext:value-type="float">
            <text:p>1.2781295776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00503.76787" calcext:value-type="float">
            <text:p>1442700503.76787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32.1407744884491" calcext:value-type="float">
            <text:p>32.1407744884</text:p>
          </table:table-cell>
          <table:table-cell table:formula="of:=[.C1186]/([.D1186]-[.D1185])" office:value-type="float" office:value="934375.796158714" calcext:value-type="float">
            <text:p>934375.796158714</text:p>
          </table:table-cell>
          <table:table-cell/>
          <table:table-cell office:value-type="float" office:value="1442700505.03994" calcext:value-type="float">
            <text:p>1442700505.03994</text:p>
          </table:table-cell>
          <table:table-cell table:formula="of:=[.G1186]-[.B1186]" office:value-type="float" office:value="1.27206254005432" calcext:value-type="float">
            <text:p>1.2720625401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00503.77656" calcext:value-type="float">
            <text:p>1442700503.77656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32.1494598388672" calcext:value-type="float">
            <text:p>32.1494598389</text:p>
          </table:table-cell>
          <table:table-cell table:formula="of:=[.C1187]/([.D1187]-[.D1186])" office:value-type="float" office:value="932144.3131571" calcext:value-type="float">
            <text:p>932144.3131571</text:p>
          </table:table-cell>
          <table:table-cell/>
          <table:table-cell office:value-type="float" office:value="1442700505.04248" calcext:value-type="float">
            <text:p>1442700505.04248</text:p>
          </table:table-cell>
          <table:table-cell table:formula="of:=[.G1187]-[.B1187]" office:value-type="float" office:value="1.26592206954956" calcext:value-type="float">
            <text:p>1.2659220695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00503.7852" calcext:value-type="float">
            <text:p>1442700503.7852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32.1581010818481" calcext:value-type="float">
            <text:p>32.1581010818</text:p>
          </table:table-cell>
          <table:table-cell table:formula="of:=[.C1188]/([.D1188]-[.D1187])" office:value-type="float" office:value="936902.250965677" calcext:value-type="float">
            <text:p>936902.250965677</text:p>
          </table:table-cell>
          <table:table-cell/>
          <table:table-cell office:value-type="float" office:value="1442700505.04503" calcext:value-type="float">
            <text:p>1442700505.04503</text:p>
          </table:table-cell>
          <table:table-cell table:formula="of:=[.G1188]-[.B1188]" office:value-type="float" office:value="1.25983166694641" calcext:value-type="float">
            <text:p>1.2598316669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00503.79387" calcext:value-type="float">
            <text:p>1442700503.79387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32.1667699813843" calcext:value-type="float">
            <text:p>32.1667699814</text:p>
          </table:table-cell>
          <table:table-cell table:formula="of:=[.C1189]/([.D1189]-[.D1188])" office:value-type="float" office:value="933913.233883388" calcext:value-type="float">
            <text:p>933913.233883388</text:p>
          </table:table-cell>
          <table:table-cell/>
          <table:table-cell office:value-type="float" office:value="1442700505.04763" calcext:value-type="float">
            <text:p>1442700505.04763</text:p>
          </table:table-cell>
          <table:table-cell table:formula="of:=[.G1189]-[.B1189]" office:value-type="float" office:value="1.25376129150391" calcext:value-type="float">
            <text:p>1.2537612915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00503.80254" calcext:value-type="float">
            <text:p>1442700503.80254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32.1754403114319" calcext:value-type="float">
            <text:p>32.1754403114</text:p>
          </table:table-cell>
          <table:table-cell table:formula="of:=[.C1190]/([.D1190]-[.D1189])" office:value-type="float" office:value="933759.148215366" calcext:value-type="float">
            <text:p>933759.148215366</text:p>
          </table:table-cell>
          <table:table-cell/>
          <table:table-cell office:value-type="float" office:value="1442700505.05023" calcext:value-type="float">
            <text:p>1442700505.05023</text:p>
          </table:table-cell>
          <table:table-cell table:formula="of:=[.G1190]-[.B1190]" office:value-type="float" office:value="1.24768948554993" calcext:value-type="float">
            <text:p>1.2476894855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00503.81125" calcext:value-type="float">
            <text:p>1442700503.81125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32.1841516494751" calcext:value-type="float">
            <text:p>32.1841516495</text:p>
          </table:table-cell>
          <table:table-cell table:formula="of:=[.C1191]/([.D1191]-[.D1190])" office:value-type="float" office:value="929363.544364771" calcext:value-type="float">
            <text:p>929363.544364771</text:p>
          </table:table-cell>
          <table:table-cell/>
          <table:table-cell office:value-type="float" office:value="1442700505.05283" calcext:value-type="float">
            <text:p>1442700505.05283</text:p>
          </table:table-cell>
          <table:table-cell table:formula="of:=[.G1191]-[.B1191]" office:value-type="float" office:value="1.24157524108887" calcext:value-type="float">
            <text:p>1.241575241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00503.81994" calcext:value-type="float">
            <text:p>1442700503.81994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32.1928427219391" calcext:value-type="float">
            <text:p>32.1928427219</text:p>
          </table:table-cell>
          <table:table-cell table:formula="of:=[.C1192]/([.D1192]-[.D1191])" office:value-type="float" office:value="931530.60609552" calcext:value-type="float">
            <text:p>931530.60609552</text:p>
          </table:table-cell>
          <table:table-cell/>
          <table:table-cell office:value-type="float" office:value="1442700505.09878" calcext:value-type="float">
            <text:p>1442700505.09878</text:p>
          </table:table-cell>
          <table:table-cell table:formula="of:=[.G1192]-[.B1192]" office:value-type="float" office:value="1.27883696556091" calcext:value-type="float">
            <text:p>1.2788369656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00503.82861" calcext:value-type="float">
            <text:p>1442700503.82861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32.2015109062195" calcext:value-type="float">
            <text:p>32.2015109062</text:p>
          </table:table-cell>
          <table:table-cell table:formula="of:=[.C1193]/([.D1193]-[.D1192])" office:value-type="float" office:value="933990.295788981" calcext:value-type="float">
            <text:p>933990.295788981</text:p>
          </table:table-cell>
          <table:table-cell/>
          <table:table-cell office:value-type="float" office:value="1442700505.10142" calcext:value-type="float">
            <text:p>1442700505.10142</text:p>
          </table:table-cell>
          <table:table-cell table:formula="of:=[.G1193]-[.B1193]" office:value-type="float" office:value="1.27280569076538" calcext:value-type="float">
            <text:p>1.2728056908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00503.83727" calcext:value-type="float">
            <text:p>1442700503.83727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32.2101757526398" calcext:value-type="float">
            <text:p>32.2101757526</text:p>
          </table:table-cell>
          <table:table-cell table:formula="of:=[.C1194]/([.D1194]-[.D1193])" office:value-type="float" office:value="934350.086233938" calcext:value-type="float">
            <text:p>934350.086233938</text:p>
          </table:table-cell>
          <table:table-cell/>
          <table:table-cell office:value-type="float" office:value="1442700505.10401" calcext:value-type="float">
            <text:p>1442700505.10401</text:p>
          </table:table-cell>
          <table:table-cell table:formula="of:=[.G1194]-[.B1194]" office:value-type="float" office:value="1.26673674583435" calcext:value-type="float">
            <text:p>1.2667367458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00503.84596" calcext:value-type="float">
            <text:p>1442700503.84596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32.2188653945923" calcext:value-type="float">
            <text:p>32.2188653946</text:p>
          </table:table-cell>
          <table:table-cell table:formula="of:=[.C1195]/([.D1195]-[.D1194])" office:value-type="float" office:value="931683.957088375" calcext:value-type="float">
            <text:p>931683.957088375</text:p>
          </table:table-cell>
          <table:table-cell/>
          <table:table-cell office:value-type="float" office:value="1442700505.11437" calcext:value-type="float">
            <text:p>1442700505.11437</text:p>
          </table:table-cell>
          <table:table-cell table:formula="of:=[.G1195]-[.B1195]" office:value-type="float" office:value="1.26840734481812" calcext:value-type="float">
            <text:p>1.2684073448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00503.85468" calcext:value-type="float">
            <text:p>1442700503.85468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32.2275807857513" calcext:value-type="float">
            <text:p>32.2275807858</text:p>
          </table:table-cell>
          <table:table-cell table:formula="of:=[.C1196]/([.D1196]-[.D1195])" office:value-type="float" office:value="928931.341376009" calcext:value-type="float">
            <text:p>928931.341376009</text:p>
          </table:table-cell>
          <table:table-cell/>
          <table:table-cell office:value-type="float" office:value="1442700505.11697" calcext:value-type="float">
            <text:p>1442700505.11697</text:p>
          </table:table-cell>
          <table:table-cell table:formula="of:=[.G1196]-[.B1196]" office:value-type="float" office:value="1.26229238510132" calcext:value-type="float">
            <text:p>1.2622923851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00503.86333" calcext:value-type="float">
            <text:p>1442700503.86333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32.2362315654755" calcext:value-type="float">
            <text:p>32.2362315655</text:p>
          </table:table-cell>
          <table:table-cell table:formula="of:=[.C1197]/([.D1197]-[.D1196])" office:value-type="float" office:value="935869.396538419" calcext:value-type="float">
            <text:p>935869.396538419</text:p>
          </table:table-cell>
          <table:table-cell/>
          <table:table-cell office:value-type="float" office:value="1442700505.13256" calcext:value-type="float">
            <text:p>1442700505.13256</text:p>
          </table:table-cell>
          <table:table-cell table:formula="of:=[.G1197]-[.B1197]" office:value-type="float" office:value="1.26922678947449" calcext:value-type="float">
            <text:p>1.2692267895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00503.872" calcext:value-type="float">
            <text:p>1442700503.872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32.2449061870575" calcext:value-type="float">
            <text:p>32.2449061871</text:p>
          </table:table-cell>
          <table:table-cell table:formula="of:=[.C1198]/([.D1198]-[.D1197])" office:value-type="float" office:value="933297.196130167" calcext:value-type="float">
            <text:p>933297.196130167</text:p>
          </table:table-cell>
          <table:table-cell/>
          <table:table-cell office:value-type="float" office:value="1442700505.13515" calcext:value-type="float">
            <text:p>1442700505.13515</text:p>
          </table:table-cell>
          <table:table-cell table:formula="of:=[.G1198]-[.B1198]" office:value-type="float" office:value="1.2631471157074" calcext:value-type="float">
            <text:p>1.2631471157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00503.88048" calcext:value-type="float">
            <text:p>1442700503.88048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32.253386259079" calcext:value-type="float">
            <text:p>32.2533862591</text:p>
          </table:table-cell>
          <table:table-cell table:formula="of:=[.C1199]/([.D1199]-[.D1198])" office:value-type="float" office:value="954708.872694557" calcext:value-type="float">
            <text:p>954708.872694557</text:p>
          </table:table-cell>
          <table:table-cell/>
          <table:table-cell office:value-type="float" office:value="1442700505.13772" calcext:value-type="float">
            <text:p>1442700505.13772</text:p>
          </table:table-cell>
          <table:table-cell table:formula="of:=[.G1199]-[.B1199]" office:value-type="float" office:value="1.25723123550415" calcext:value-type="float">
            <text:p>1.2572312355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00503.88917" calcext:value-type="float">
            <text:p>1442700503.88917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32.2620751857758" calcext:value-type="float">
            <text:p>32.2620751858</text:p>
          </table:table-cell>
          <table:table-cell table:formula="of:=[.C1200]/([.D1200]-[.D1199])" office:value-type="float" office:value="931760.651520141" calcext:value-type="float">
            <text:p>931760.651520141</text:p>
          </table:table-cell>
          <table:table-cell/>
          <table:table-cell office:value-type="float" office:value="1442700505.1707" calcext:value-type="float">
            <text:p>1442700505.1707</text:p>
          </table:table-cell>
          <table:table-cell table:formula="of:=[.G1200]-[.B1200]" office:value-type="float" office:value="1.28152847290039" calcext:value-type="float">
            <text:p>1.2815284729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00503.89787" calcext:value-type="float">
            <text:p>1442700503.89787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32.2707719802856" calcext:value-type="float">
            <text:p>32.2707719803</text:p>
          </table:table-cell>
          <table:table-cell table:formula="of:=[.C1201]/([.D1201]-[.D1200])" office:value-type="float" office:value="930917.706609644" calcext:value-type="float">
            <text:p>930917.706609644</text:p>
          </table:table-cell>
          <table:table-cell/>
          <table:table-cell office:value-type="float" office:value="1442700505.1733" calcext:value-type="float">
            <text:p>1442700505.1733</text:p>
          </table:table-cell>
          <table:table-cell table:formula="of:=[.G1201]-[.B1201]" office:value-type="float" office:value="1.27542591094971" calcext:value-type="float">
            <text:p>1.2754259109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00503.90656" calcext:value-type="float">
            <text:p>1442700503.90656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32.2794647216797" calcext:value-type="float">
            <text:p>32.2794647217</text:p>
          </table:table-cell>
          <table:table-cell table:formula="of:=[.C1202]/([.D1202]-[.D1201])" office:value-type="float" office:value="931351.760394954" calcext:value-type="float">
            <text:p>931351.760394954</text:p>
          </table:table-cell>
          <table:table-cell/>
          <table:table-cell office:value-type="float" office:value="1442700505.17588" calcext:value-type="float">
            <text:p>1442700505.17588</text:p>
          </table:table-cell>
          <table:table-cell table:formula="of:=[.G1202]-[.B1202]" office:value-type="float" office:value="1.26931571960449" calcext:value-type="float">
            <text:p>1.2693157196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00503.9151" calcext:value-type="float">
            <text:p>1442700503.9151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32.2880041599274" calcext:value-type="float">
            <text:p>32.2880041599</text:p>
          </table:table-cell>
          <table:table-cell table:formula="of:=[.C1203]/([.D1203]-[.D1202])" office:value-type="float" office:value="948071.730854064" calcext:value-type="float">
            <text:p>948071.730854064</text:p>
          </table:table-cell>
          <table:table-cell/>
          <table:table-cell office:value-type="float" office:value="1442700505.19927" calcext:value-type="float">
            <text:p>1442700505.19927</text:p>
          </table:table-cell>
          <table:table-cell table:formula="of:=[.G1203]-[.B1203]" office:value-type="float" office:value="1.28416776657105" calcext:value-type="float">
            <text:p>1.284167766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00503.92383" calcext:value-type="float">
            <text:p>1442700503.92383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32.2967338562012" calcext:value-type="float">
            <text:p>32.2967338562</text:p>
          </table:table-cell>
          <table:table-cell table:formula="of:=[.C1204]/([.D1204]-[.D1203])" office:value-type="float" office:value="927409.126969821" calcext:value-type="float">
            <text:p>927409.126969821</text:p>
          </table:table-cell>
          <table:table-cell/>
          <table:table-cell office:value-type="float" office:value="1442700505.20186" calcext:value-type="float">
            <text:p>1442700505.20186</text:p>
          </table:table-cell>
          <table:table-cell table:formula="of:=[.G1204]-[.B1204]" office:value-type="float" office:value="1.27803111076355" calcext:value-type="float">
            <text:p>1.2780311108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00503.93248" calcext:value-type="float">
            <text:p>1442700503.93248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32.3053772449493" calcext:value-type="float">
            <text:p>32.3053772449</text:p>
          </table:table-cell>
          <table:table-cell table:formula="of:=[.C1205]/([.D1205]-[.D1204])" office:value-type="float" office:value="936669.660000552" calcext:value-type="float">
            <text:p>936669.660000552</text:p>
          </table:table-cell>
          <table:table-cell/>
          <table:table-cell office:value-type="float" office:value="1442700505.20446" calcext:value-type="float">
            <text:p>1442700505.20446</text:p>
          </table:table-cell>
          <table:table-cell table:formula="of:=[.G1205]-[.B1205]" office:value-type="float" office:value="1.27198123931885" calcext:value-type="float">
            <text:p>1.2719812393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00503.94118" calcext:value-type="float">
            <text:p>1442700503.94118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32.3140804767609" calcext:value-type="float">
            <text:p>32.3140804768</text:p>
          </table:table-cell>
          <table:table-cell table:formula="of:=[.C1206]/([.D1206]-[.D1205])" office:value-type="float" office:value="930229.158010081" calcext:value-type="float">
            <text:p>930229.158010081</text:p>
          </table:table-cell>
          <table:table-cell/>
          <table:table-cell office:value-type="float" office:value="1442700505.21475" calcext:value-type="float">
            <text:p>1442700505.21475</text:p>
          </table:table-cell>
          <table:table-cell table:formula="of:=[.G1206]-[.B1206]" office:value-type="float" office:value="1.27357506752014" calcext:value-type="float">
            <text:p>1.273575067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00503.94983" calcext:value-type="float">
            <text:p>1442700503.94983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32.322726726532" calcext:value-type="float">
            <text:p>32.3227267265</text:p>
          </table:table-cell>
          <table:table-cell table:formula="of:=[.C1207]/([.D1207]-[.D1206])" office:value-type="float" office:value="936359.718295878" calcext:value-type="float">
            <text:p>936359.718295878</text:p>
          </table:table-cell>
          <table:table-cell/>
          <table:table-cell office:value-type="float" office:value="1442700505.21735" calcext:value-type="float">
            <text:p>1442700505.21735</text:p>
          </table:table-cell>
          <table:table-cell table:formula="of:=[.G1207]-[.B1207]" office:value-type="float" office:value="1.26752495765686" calcext:value-type="float">
            <text:p>1.2675249577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00503.95855" calcext:value-type="float">
            <text:p>1442700503.95855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32.3314468860626" calcext:value-type="float">
            <text:p>32.3314468861</text:p>
          </table:table-cell>
          <table:table-cell table:formula="of:=[.C1208]/([.D1208]-[.D1207])" office:value-type="float" office:value="928423.381654135" calcext:value-type="float">
            <text:p>928423.381654135</text:p>
          </table:table-cell>
          <table:table-cell/>
          <table:table-cell office:value-type="float" office:value="1442700505.21994" calcext:value-type="float">
            <text:p>1442700505.21994</text:p>
          </table:table-cell>
          <table:table-cell table:formula="of:=[.G1208]-[.B1208]" office:value-type="float" office:value="1.26139426231384" calcext:value-type="float">
            <text:p>1.2613942623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00503.96726" calcext:value-type="float">
            <text:p>1442700503.96726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32.3401660919189" calcext:value-type="float">
            <text:p>32.3401660919</text:p>
          </table:table-cell>
          <table:table-cell table:formula="of:=[.C1209]/([.D1209]-[.D1208])" office:value-type="float" office:value="928524.929151513" calcext:value-type="float">
            <text:p>928524.929151513</text:p>
          </table:table-cell>
          <table:table-cell/>
          <table:table-cell office:value-type="float" office:value="1442700505.23298" calcext:value-type="float">
            <text:p>1442700505.23298</text:p>
          </table:table-cell>
          <table:table-cell table:formula="of:=[.G1209]-[.B1209]" office:value-type="float" office:value="1.26571106910706" calcext:value-type="float">
            <text:p>1.2657110691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00503.97599" calcext:value-type="float">
            <text:p>1442700503.97599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32.3488876819611" calcext:value-type="float">
            <text:p>32.348887682</text:p>
          </table:table-cell>
          <table:table-cell table:formula="of:=[.C1210]/([.D1210]-[.D1209])" office:value-type="float" office:value="928271.102047511" calcext:value-type="float">
            <text:p>928271.102047511</text:p>
          </table:table-cell>
          <table:table-cell/>
          <table:table-cell office:value-type="float" office:value="1442700505.23557" calcext:value-type="float">
            <text:p>1442700505.23557</text:p>
          </table:table-cell>
          <table:table-cell table:formula="of:=[.G1210]-[.B1210]" office:value-type="float" office:value="1.25958156585693" calcext:value-type="float">
            <text:p>1.2595815659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00503.98463" calcext:value-type="float">
            <text:p>1442700503.98463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32.3575358390808" calcext:value-type="float">
            <text:p>32.3575358391</text:p>
          </table:table-cell>
          <table:table-cell table:formula="of:=[.C1211]/([.D1211]-[.D1210])" office:value-type="float" office:value="936153.204422022" calcext:value-type="float">
            <text:p>936153.204422022</text:p>
          </table:table-cell>
          <table:table-cell/>
          <table:table-cell office:value-type="float" office:value="1442700505.23818" calcext:value-type="float">
            <text:p>1442700505.23818</text:p>
          </table:table-cell>
          <table:table-cell table:formula="of:=[.G1211]-[.B1211]" office:value-type="float" office:value="1.25354933738709" calcext:value-type="float">
            <text:p>1.2535493374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00503.99314" calcext:value-type="float">
            <text:p>1442700503.99314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32.3660433292389" calcext:value-type="float">
            <text:p>32.3660433292</text:p>
          </table:table-cell>
          <table:table-cell table:formula="of:=[.C1212]/([.D1212]-[.D1211])" office:value-type="float" office:value="951632.014796962" calcext:value-type="float">
            <text:p>951632.014796962</text:p>
          </table:table-cell>
          <table:table-cell/>
          <table:table-cell office:value-type="float" office:value="1442700505.25568" calcext:value-type="float">
            <text:p>1442700505.25568</text:p>
          </table:table-cell>
          <table:table-cell table:formula="of:=[.G1212]-[.B1212]" office:value-type="float" office:value="1.26253819465637" calcext:value-type="float">
            <text:p>1.2625381947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00504.00165" calcext:value-type="float">
            <text:p>1442700504.00165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32.3745543956757" calcext:value-type="float">
            <text:p>32.3745543957</text:p>
          </table:table-cell>
          <table:table-cell table:formula="of:=[.C1213]/([.D1213]-[.D1212])" office:value-type="float" office:value="951232.147011037" calcext:value-type="float">
            <text:p>951232.147011037</text:p>
          </table:table-cell>
          <table:table-cell/>
          <table:table-cell office:value-type="float" office:value="1442700505.25828" calcext:value-type="float">
            <text:p>1442700505.25828</text:p>
          </table:table-cell>
          <table:table-cell table:formula="of:=[.G1213]-[.B1213]" office:value-type="float" office:value="1.2566294670105" calcext:value-type="float">
            <text:p>1.256629467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00504.01002" calcext:value-type="float">
            <text:p>1442700504.01002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32.3829185962677" calcext:value-type="float">
            <text:p>32.3829185963</text:p>
          </table:table-cell>
          <table:table-cell table:formula="of:=[.C1214]/([.D1214]-[.D1213])" office:value-type="float" office:value="967934.701100279" calcext:value-type="float">
            <text:p>967934.701100279</text:p>
          </table:table-cell>
          <table:table-cell/>
          <table:table-cell office:value-type="float" office:value="1442700505.26087" calcext:value-type="float">
            <text:p>1442700505.26087</text:p>
          </table:table-cell>
          <table:table-cell table:formula="of:=[.G1214]-[.B1214]" office:value-type="float" office:value="1.25085663795471" calcext:value-type="float">
            <text:p>1.250856638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00504.01845" calcext:value-type="float">
            <text:p>1442700504.01845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32.3913524150848" calcext:value-type="float">
            <text:p>32.3913524151</text:p>
          </table:table-cell>
          <table:table-cell table:formula="of:=[.C1215]/([.D1215]-[.D1214])" office:value-type="float" office:value="959944.738621586" calcext:value-type="float">
            <text:p>959944.738621586</text:p>
          </table:table-cell>
          <table:table-cell/>
          <table:table-cell office:value-type="float" office:value="1442700505.27116" calcext:value-type="float">
            <text:p>1442700505.27116</text:p>
          </table:table-cell>
          <table:table-cell table:formula="of:=[.G1215]-[.B1215]" office:value-type="float" office:value="1.25270962715149" calcext:value-type="float">
            <text:p>1.2527096272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00504.02686" calcext:value-type="float">
            <text:p>1442700504.02686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32.3997650146484" calcext:value-type="float">
            <text:p>32.3997650146</text:p>
          </table:table-cell>
          <table:table-cell table:formula="of:=[.C1216]/([.D1216]-[.D1215])" office:value-type="float" office:value="962366.024769732" calcext:value-type="float">
            <text:p>962366.024769732</text:p>
          </table:table-cell>
          <table:table-cell/>
          <table:table-cell office:value-type="float" office:value="1442700505.27376" calcext:value-type="float">
            <text:p>1442700505.27376</text:p>
          </table:table-cell>
          <table:table-cell table:formula="of:=[.G1216]-[.B1216]" office:value-type="float" office:value="1.24689722061157" calcext:value-type="float">
            <text:p>1.2468972206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00504.03521" calcext:value-type="float">
            <text:p>1442700504.03521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32.4081072807312" calcext:value-type="float">
            <text:p>32.4081072807</text:p>
          </table:table-cell>
          <table:table-cell table:formula="of:=[.C1217]/([.D1217]-[.D1216])" office:value-type="float" office:value="970479.713746785" calcext:value-type="float">
            <text:p>970479.713746785</text:p>
          </table:table-cell>
          <table:table-cell/>
          <table:table-cell office:value-type="float" office:value="1442700505.30005" calcext:value-type="float">
            <text:p>1442700505.30005</text:p>
          </table:table-cell>
          <table:table-cell table:formula="of:=[.G1217]-[.B1217]" office:value-type="float" office:value="1.26483988761902" calcext:value-type="float">
            <text:p>1.2648398876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00504.04354" calcext:value-type="float">
            <text:p>1442700504.04354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32.4164440631866" calcext:value-type="float">
            <text:p>32.4164440632</text:p>
          </table:table-cell>
          <table:table-cell table:formula="of:=[.C1218]/([.D1218]-[.D1217])" office:value-type="float" office:value="971118.05942746" calcext:value-type="float">
            <text:p>971118.05942746</text:p>
          </table:table-cell>
          <table:table-cell/>
          <table:table-cell office:value-type="float" office:value="1442700505.30264" calcext:value-type="float">
            <text:p>1442700505.30264</text:p>
          </table:table-cell>
          <table:table-cell table:formula="of:=[.G1218]-[.B1218]" office:value-type="float" office:value="1.25909519195557" calcext:value-type="float">
            <text:p>1.259095192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00504.05191" calcext:value-type="float">
            <text:p>1442700504.05191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32.4248077869415" calcext:value-type="float">
            <text:p>32.4248077869</text:p>
          </table:table-cell>
          <table:table-cell table:formula="of:=[.C1219]/([.D1219]-[.D1218])" office:value-type="float" office:value="967989.885518814" calcext:value-type="float">
            <text:p>967989.885518814</text:p>
          </table:table-cell>
          <table:table-cell/>
          <table:table-cell office:value-type="float" office:value="1442700505.30523" calcext:value-type="float">
            <text:p>1442700505.30523</text:p>
          </table:table-cell>
          <table:table-cell table:formula="of:=[.G1219]-[.B1219]" office:value-type="float" office:value="1.25332450866699" calcext:value-type="float">
            <text:p>1.2533245087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00504.06025" calcext:value-type="float">
            <text:p>1442700504.06025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32.4331524372101" calcext:value-type="float">
            <text:p>32.4331524372</text:p>
          </table:table-cell>
          <table:table-cell table:formula="of:=[.C1220]/([.D1220]-[.D1219])" office:value-type="float" office:value="970202.433828571" calcext:value-type="float">
            <text:p>970202.433828571</text:p>
          </table:table-cell>
          <table:table-cell/>
          <table:table-cell office:value-type="float" office:value="1442700505.3153" calcext:value-type="float">
            <text:p>1442700505.3153</text:p>
          </table:table-cell>
          <table:table-cell table:formula="of:=[.G1220]-[.B1220]" office:value-type="float" office:value="1.25505328178406" calcext:value-type="float">
            <text:p>1.2550532818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00504.06863" calcext:value-type="float">
            <text:p>1442700504.06863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32.4415285587311" calcext:value-type="float">
            <text:p>32.4415285587</text:p>
          </table:table-cell>
          <table:table-cell table:formula="of:=[.C1221]/([.D1221]-[.D1220])" office:value-type="float" office:value="966557.132642605" calcext:value-type="float">
            <text:p>966557.132642605</text:p>
          </table:table-cell>
          <table:table-cell/>
          <table:table-cell office:value-type="float" office:value="1442700505.31789" calcext:value-type="float">
            <text:p>1442700505.31789</text:p>
          </table:table-cell>
          <table:table-cell table:formula="of:=[.G1221]-[.B1221]" office:value-type="float" office:value="1.24926781654358" calcext:value-type="float">
            <text:p>1.2492678165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00504.07695" calcext:value-type="float">
            <text:p>1442700504.07695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32.449848651886" calcext:value-type="float">
            <text:p>32.4498486519</text:p>
          </table:table-cell>
          <table:table-cell table:formula="of:=[.C1222]/([.D1222]-[.D1221])" office:value-type="float" office:value="973066.028139955" calcext:value-type="float">
            <text:p>973066.028139955</text:p>
          </table:table-cell>
          <table:table-cell/>
          <table:table-cell office:value-type="float" office:value="1442700505.32049" calcext:value-type="float">
            <text:p>1442700505.32049</text:p>
          </table:table-cell>
          <table:table-cell table:formula="of:=[.G1222]-[.B1222]" office:value-type="float" office:value="1.24354100227356" calcext:value-type="float">
            <text:p>1.2435410023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00504.08528" calcext:value-type="float">
            <text:p>1442700504.08528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32.4581787586212" calcext:value-type="float">
            <text:p>32.4581787586</text:p>
          </table:table-cell>
          <table:table-cell table:formula="of:=[.C1223]/([.D1223]-[.D1222])" office:value-type="float" office:value="971896.310255016" calcext:value-type="float">
            <text:p>971896.310255016</text:p>
          </table:table-cell>
          <table:table-cell/>
          <table:table-cell office:value-type="float" office:value="1442700505.35625" calcext:value-type="float">
            <text:p>1442700505.35625</text:p>
          </table:table-cell>
          <table:table-cell table:formula="of:=[.G1223]-[.B1223]" office:value-type="float" office:value="1.27097392082214" calcext:value-type="float">
            <text:p>1.2709739208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00504.09362" calcext:value-type="float">
            <text:p>1442700504.09362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32.4665253162384" calcext:value-type="float">
            <text:p>32.4665253162</text:p>
          </table:table-cell>
          <table:table-cell table:formula="of:=[.C1224]/([.D1224]-[.D1223])" office:value-type="float" office:value="969980.723948812" calcext:value-type="float">
            <text:p>969980.723948812</text:p>
          </table:table-cell>
          <table:table-cell/>
          <table:table-cell office:value-type="float" office:value="1442700505.35884" calcext:value-type="float">
            <text:p>1442700505.35884</text:p>
          </table:table-cell>
          <table:table-cell table:formula="of:=[.G1224]-[.B1224]" office:value-type="float" office:value="1.26521873474121" calcext:value-type="float">
            <text:p>1.2652187347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00504.10197" calcext:value-type="float">
            <text:p>1442700504.10197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32.4748680591583" calcext:value-type="float">
            <text:p>32.4748680592</text:p>
          </table:table-cell>
          <table:table-cell table:formula="of:=[.C1225]/([.D1225]-[.D1224])" office:value-type="float" office:value="970424.245084591" calcext:value-type="float">
            <text:p>970424.245084591</text:p>
          </table:table-cell>
          <table:table-cell/>
          <table:table-cell office:value-type="float" office:value="1442700505.36144" calcext:value-type="float">
            <text:p>1442700505.36144</text:p>
          </table:table-cell>
          <table:table-cell table:formula="of:=[.G1225]-[.B1225]" office:value-type="float" office:value="1.25947093963623" calcext:value-type="float">
            <text:p>1.2594709396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00504.1103" calcext:value-type="float">
            <text:p>1442700504.1103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32.4831998348236" calcext:value-type="float">
            <text:p>32.4831998348</text:p>
          </table:table-cell>
          <table:table-cell table:formula="of:=[.C1226]/([.D1226]-[.D1225])" office:value-type="float" office:value="971701.630630115" calcext:value-type="float">
            <text:p>971701.630630115</text:p>
          </table:table-cell>
          <table:table-cell/>
          <table:table-cell office:value-type="float" office:value="1442700505.37163" calcext:value-type="float">
            <text:p>1442700505.37163</text:p>
          </table:table-cell>
          <table:table-cell table:formula="of:=[.G1226]-[.B1226]" office:value-type="float" office:value="1.26133155822754" calcext:value-type="float">
            <text:p>1.2613315582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00504.11867" calcext:value-type="float">
            <text:p>1442700504.11867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32.4915726184845" calcext:value-type="float">
            <text:p>32.4915726185</text:p>
          </table:table-cell>
          <table:table-cell table:formula="of:=[.C1227]/([.D1227]-[.D1226])" office:value-type="float" office:value="966942.456404123" calcext:value-type="float">
            <text:p>966942.456404123</text:p>
          </table:table-cell>
          <table:table-cell/>
          <table:table-cell office:value-type="float" office:value="1442700505.37422" calcext:value-type="float">
            <text:p>1442700505.37422</text:p>
          </table:table-cell>
          <table:table-cell table:formula="of:=[.G1227]-[.B1227]" office:value-type="float" office:value="1.25554513931274" calcext:value-type="float">
            <text:p>1.2555451393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00504.12699" calcext:value-type="float">
            <text:p>1442700504.12699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32.4998919963837" calcext:value-type="float">
            <text:p>32.4998919964</text:p>
          </table:table-cell>
          <table:table-cell table:formula="of:=[.C1228]/([.D1228]-[.D1227])" office:value-type="float" office:value="973149.687166848" calcext:value-type="float">
            <text:p>973149.687166848</text:p>
          </table:table-cell>
          <table:table-cell/>
          <table:table-cell office:value-type="float" office:value="1442700505.37682" calcext:value-type="float">
            <text:p>1442700505.37682</text:p>
          </table:table-cell>
          <table:table-cell table:formula="of:=[.G1228]-[.B1228]" office:value-type="float" office:value="1.24983215332031" calcext:value-type="float">
            <text:p>1.2498321533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00504.1353" calcext:value-type="float">
            <text:p>1442700504.1353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32.5082023143768" calcext:value-type="float">
            <text:p>32.5082023144</text:p>
          </table:table-cell>
          <table:table-cell table:formula="of:=[.C1229]/([.D1229]-[.D1228])" office:value-type="float" office:value="974210.614643103" calcext:value-type="float">
            <text:p>974210.614643103</text:p>
          </table:table-cell>
          <table:table-cell/>
          <table:table-cell office:value-type="float" office:value="1442700505.40066" calcext:value-type="float">
            <text:p>1442700505.40066</text:p>
          </table:table-cell>
          <table:table-cell table:formula="of:=[.G1229]-[.B1229]" office:value-type="float" office:value="1.26535439491272" calcext:value-type="float">
            <text:p>1.2653543949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00504.14353" calcext:value-type="float">
            <text:p>1442700504.14353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32.5164353847504" calcext:value-type="float">
            <text:p>32.5164353848</text:p>
          </table:table-cell>
          <table:table-cell table:formula="of:=[.C1230]/([.D1230]-[.D1229])" office:value-type="float" office:value="983351.244758485" calcext:value-type="float">
            <text:p>983351.244758485</text:p>
          </table:table-cell>
          <table:table-cell/>
          <table:table-cell office:value-type="float" office:value="1442700505.40329" calcext:value-type="float">
            <text:p>1442700505.40329</text:p>
          </table:table-cell>
          <table:table-cell table:formula="of:=[.G1230]-[.B1230]" office:value-type="float" office:value="1.25975251197815" calcext:value-type="float">
            <text:p>1.259752512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00504.15185" calcext:value-type="float">
            <text:p>1442700504.15185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32.5247478485107" calcext:value-type="float">
            <text:p>32.5247478485</text:p>
          </table:table-cell>
          <table:table-cell table:formula="of:=[.C1231]/([.D1231]-[.D1230])" office:value-type="float" office:value="973959.133342894" calcext:value-type="float">
            <text:p>973959.133342894</text:p>
          </table:table-cell>
          <table:table-cell/>
          <table:table-cell office:value-type="float" office:value="1442700505.40591" calcext:value-type="float">
            <text:p>1442700505.40591</text:p>
          </table:table-cell>
          <table:table-cell table:formula="of:=[.G1231]-[.B1231]" office:value-type="float" office:value="1.25406169891357" calcext:value-type="float">
            <text:p>1.2540616989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00504.16016" calcext:value-type="float">
            <text:p>1442700504.16016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32.5330624580383" calcext:value-type="float">
            <text:p>32.533062458</text:p>
          </table:table-cell>
          <table:table-cell table:formula="of:=[.C1232]/([.D1232]-[.D1231])" office:value-type="float" office:value="973707.781843207" calcext:value-type="float">
            <text:p>973707.781843207</text:p>
          </table:table-cell>
          <table:table-cell/>
          <table:table-cell office:value-type="float" office:value="1442700505.41585" calcext:value-type="float">
            <text:p>1442700505.41585</text:p>
          </table:table-cell>
          <table:table-cell table:formula="of:=[.G1232]-[.B1232]" office:value-type="float" office:value="1.25568580627441" calcext:value-type="float">
            <text:p>1.2556858063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00504.16844" calcext:value-type="float">
            <text:p>1442700504.16844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32.5413434505463" calcext:value-type="float">
            <text:p>32.5413434505</text:p>
          </table:table-cell>
          <table:table-cell table:formula="of:=[.C1233]/([.D1233]-[.D1232])" office:value-type="float" office:value="977660.587452855" calcext:value-type="float">
            <text:p>977660.587452855</text:p>
          </table:table-cell>
          <table:table-cell/>
          <table:table-cell office:value-type="float" office:value="1442700505.41844" calcext:value-type="float">
            <text:p>1442700505.41844</text:p>
          </table:table-cell>
          <table:table-cell table:formula="of:=[.G1233]-[.B1233]" office:value-type="float" office:value="1.24999761581421" calcext:value-type="float">
            <text:p>1.2499976158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00504.17676" calcext:value-type="float">
            <text:p>1442700504.17676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32.5496611595154" calcext:value-type="float">
            <text:p>32.5496611595</text:p>
          </table:table-cell>
          <table:table-cell table:formula="of:=[.C1234]/([.D1234]-[.D1233])" office:value-type="float" office:value="973344.947516267" calcext:value-type="float">
            <text:p>973344.947516267</text:p>
          </table:table-cell>
          <table:table-cell/>
          <table:table-cell office:value-type="float" office:value="1442700505.42103" calcext:value-type="float">
            <text:p>1442700505.42103</text:p>
          </table:table-cell>
          <table:table-cell table:formula="of:=[.G1234]-[.B1234]" office:value-type="float" office:value="1.24427366256714" calcext:value-type="float">
            <text:p>1.2442736626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00504.18506" calcext:value-type="float">
            <text:p>1442700504.18506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32.5579631328583" calcext:value-type="float">
            <text:p>32.5579631329</text:p>
          </table:table-cell>
          <table:table-cell table:formula="of:=[.C1235]/([.D1235]-[.D1234])" office:value-type="float" office:value="975189.833261538" calcext:value-type="float">
            <text:p>975189.833261538</text:p>
          </table:table-cell>
          <table:table-cell/>
          <table:table-cell office:value-type="float" office:value="1442700505.45676" calcext:value-type="float">
            <text:p>1442700505.45676</text:p>
          </table:table-cell>
          <table:table-cell table:formula="of:=[.G1235]-[.B1235]" office:value-type="float" office:value="1.27169466018677" calcext:value-type="float">
            <text:p>1.2716946602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00504.19343" calcext:value-type="float">
            <text:p>1442700504.19343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32.5663285255432" calcext:value-type="float">
            <text:p>32.5663285255</text:p>
          </table:table-cell>
          <table:table-cell table:formula="of:=[.C1236]/([.D1236]-[.D1235])" office:value-type="float" office:value="967796.767577735" calcext:value-type="float">
            <text:p>967796.767577735</text:p>
          </table:table-cell>
          <table:table-cell/>
          <table:table-cell office:value-type="float" office:value="1442700505.45938" calcext:value-type="float">
            <text:p>1442700505.45938</text:p>
          </table:table-cell>
          <table:table-cell table:formula="of:=[.G1236]-[.B1236]" office:value-type="float" office:value="1.26595425605774" calcext:value-type="float">
            <text:p>1.2659542561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00504.20175" calcext:value-type="float">
            <text:p>1442700504.20175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32.5746531486511" calcext:value-type="float">
            <text:p>32.5746531487</text:p>
          </table:table-cell>
          <table:table-cell table:formula="of:=[.C1237]/([.D1237]-[.D1236])" office:value-type="float" office:value="972536.521480124" calcext:value-type="float">
            <text:p>972536.521480124</text:p>
          </table:table-cell>
          <table:table-cell/>
          <table:table-cell office:value-type="float" office:value="1442700505.46197" calcext:value-type="float">
            <text:p>1442700505.46197</text:p>
          </table:table-cell>
          <table:table-cell table:formula="of:=[.G1237]-[.B1237]" office:value-type="float" office:value="1.26021552085876" calcext:value-type="float">
            <text:p>1.2602155209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00504.21008" calcext:value-type="float">
            <text:p>1442700504.21008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32.5829820632935" calcext:value-type="float">
            <text:p>32.5829820633</text:p>
          </table:table-cell>
          <table:table-cell table:formula="of:=[.C1238]/([.D1238]-[.D1237])" office:value-type="float" office:value="972035.414896662" calcext:value-type="float">
            <text:p>972035.414896662</text:p>
          </table:table-cell>
          <table:table-cell/>
          <table:table-cell office:value-type="float" office:value="1442700505.46456" calcext:value-type="float">
            <text:p>1442700505.46456</text:p>
          </table:table-cell>
          <table:table-cell table:formula="of:=[.G1238]-[.B1238]" office:value-type="float" office:value="1.25448155403137" calcext:value-type="float">
            <text:p>1.254481554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00504.21844" calcext:value-type="float">
            <text:p>1442700504.21844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32.5913438796997" calcext:value-type="float">
            <text:p>32.5913438797</text:p>
          </table:table-cell>
          <table:table-cell table:formula="of:=[.C1239]/([.D1239]-[.D1238])" office:value-type="float" office:value="968210.686131387" calcext:value-type="float">
            <text:p>968210.686131387</text:p>
          </table:table-cell>
          <table:table-cell/>
          <table:table-cell office:value-type="float" office:value="1442700505.46713" calcext:value-type="float">
            <text:p>1442700505.46713</text:p>
          </table:table-cell>
          <table:table-cell table:formula="of:=[.G1239]-[.B1239]" office:value-type="float" office:value="1.24868655204773" calcext:value-type="float">
            <text:p>1.248686552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00504.22693" calcext:value-type="float">
            <text:p>1442700504.22693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32.5998268127441" calcext:value-type="float">
            <text:p>32.5998268127</text:p>
          </table:table-cell>
          <table:table-cell table:formula="of:=[.C1240]/([.D1240]-[.D1239])" office:value-type="float" office:value="954386.879820124" calcext:value-type="float">
            <text:p>954386.879820124</text:p>
          </table:table-cell>
          <table:table-cell/>
          <table:table-cell office:value-type="float" office:value="1442700505.57246" calcext:value-type="float">
            <text:p>1442700505.57246</text:p>
          </table:table-cell>
          <table:table-cell table:formula="of:=[.G1240]-[.B1240]" office:value-type="float" office:value="1.345538854599" calcext:value-type="float">
            <text:p>1.3455388546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00504.23524" calcext:value-type="float">
            <text:p>1442700504.23524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32.608145236969" calcext:value-type="float">
            <text:p>32.608145237</text:p>
          </table:table-cell>
          <table:table-cell table:formula="of:=[.C1241]/([.D1241]-[.D1240])" office:value-type="float" office:value="973261.254915449" calcext:value-type="float">
            <text:p>973261.254915449</text:p>
          </table:table-cell>
          <table:table-cell/>
          <table:table-cell office:value-type="float" office:value="1442700505.57503" calcext:value-type="float">
            <text:p>1442700505.57503</text:p>
          </table:table-cell>
          <table:table-cell table:formula="of:=[.G1241]-[.B1241]" office:value-type="float" office:value="1.33979082107544" calcext:value-type="float">
            <text:p>1.3397908211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00504.24359" calcext:value-type="float">
            <text:p>1442700504.24359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32.6164960861206" calcext:value-type="float">
            <text:p>32.6164960861</text:p>
          </table:table-cell>
          <table:table-cell table:formula="of:=[.C1242]/([.D1242]-[.D1241])" office:value-type="float" office:value="969482.247016502" calcext:value-type="float">
            <text:p>969482.247016502</text:p>
          </table:table-cell>
          <table:table-cell/>
          <table:table-cell office:value-type="float" office:value="1442700505.5776" calcext:value-type="float">
            <text:p>1442700505.5776</text:p>
          </table:table-cell>
          <table:table-cell table:formula="of:=[.G1242]-[.B1242]" office:value-type="float" office:value="1.33400177955627" calcext:value-type="float">
            <text:p>1.3340017796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00504.25209" calcext:value-type="float">
            <text:p>1442700504.25209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32.6249878406525" calcext:value-type="float">
            <text:p>32.6249878407</text:p>
          </table:table-cell>
          <table:table-cell table:formula="of:=[.C1243]/([.D1243]-[.D1242])" office:value-type="float" office:value="953395.434315074" calcext:value-type="float">
            <text:p>953395.434315074</text:p>
          </table:table-cell>
          <table:table-cell/>
          <table:table-cell office:value-type="float" office:value="1442700505.59016" calcext:value-type="float">
            <text:p>1442700505.59016</text:p>
          </table:table-cell>
          <table:table-cell table:formula="of:=[.G1243]-[.B1243]" office:value-type="float" office:value="1.33807325363159" calcext:value-type="float">
            <text:p>1.3380732536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00504.26042" calcext:value-type="float">
            <text:p>1442700504.26042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32.633318901062" calcext:value-type="float">
            <text:p>32.6333189011</text:p>
          </table:table-cell>
          <table:table-cell table:formula="of:=[.C1244]/([.D1244]-[.D1243])" office:value-type="float" office:value="971785.05520419" calcext:value-type="float">
            <text:p>971785.05520419</text:p>
          </table:table-cell>
          <table:table-cell/>
          <table:table-cell office:value-type="float" office:value="1442700505.61213" calcext:value-type="float">
            <text:p>1442700505.61213</text:p>
          </table:table-cell>
          <table:table-cell table:formula="of:=[.G1244]-[.B1244]" office:value-type="float" office:value="1.35171246528625" calcext:value-type="float">
            <text:p>1.3517124653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00504.26874" calcext:value-type="float">
            <text:p>1442700504.26874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32.6416463851929" calcext:value-type="float">
            <text:p>32.6416463852</text:p>
          </table:table-cell>
          <table:table-cell table:formula="of:=[.C1245]/([.D1245]-[.D1244])" office:value-type="float" office:value="972202.393037105" calcext:value-type="float">
            <text:p>972202.393037105</text:p>
          </table:table-cell>
          <table:table-cell/>
          <table:table-cell office:value-type="float" office:value="1442700505.61472" calcext:value-type="float">
            <text:p>1442700505.61472</text:p>
          </table:table-cell>
          <table:table-cell table:formula="of:=[.G1245]-[.B1245]" office:value-type="float" office:value="1.34597754478455" calcext:value-type="float">
            <text:p>1.3459775448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00504.27708" calcext:value-type="float">
            <text:p>1442700504.27708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32.6499767303467" calcext:value-type="float">
            <text:p>32.6499767303</text:p>
          </table:table-cell>
          <table:table-cell table:formula="of:=[.C1246]/([.D1246]-[.D1245])" office:value-type="float" office:value="971868.494104179" calcext:value-type="float">
            <text:p>971868.494104179</text:p>
          </table:table-cell>
          <table:table-cell/>
          <table:table-cell office:value-type="float" office:value="1442700505.61732" calcext:value-type="float">
            <text:p>1442700505.61732</text:p>
          </table:table-cell>
          <table:table-cell table:formula="of:=[.G1246]-[.B1246]" office:value-type="float" office:value="1.3402419090271" calcext:value-type="float">
            <text:p>1.340241909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00504.2854" calcext:value-type="float">
            <text:p>1442700504.2854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32.6583058834076" calcext:value-type="float">
            <text:p>32.6583058834</text:p>
          </table:table-cell>
          <table:table-cell table:formula="of:=[.C1247]/([.D1247]-[.D1246])" office:value-type="float" office:value="972007.590782883" calcext:value-type="float">
            <text:p>972007.590782883</text:p>
          </table:table-cell>
          <table:table-cell/>
          <table:table-cell office:value-type="float" office:value="1442700505.63424" calcext:value-type="float">
            <text:p>1442700505.63424</text:p>
          </table:table-cell>
          <table:table-cell table:formula="of:=[.G1247]-[.B1247]" office:value-type="float" office:value="1.34883260726929" calcext:value-type="float">
            <text:p>1.3488326073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00504.2937" calcext:value-type="float">
            <text:p>1442700504.2937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32.6666014194488" calcext:value-type="float">
            <text:p>32.6666014194</text:p>
          </table:table-cell>
          <table:table-cell table:formula="of:=[.C1248]/([.D1248]-[.D1247])" office:value-type="float" office:value="975946.576536184" calcext:value-type="float">
            <text:p>975946.576536184</text:p>
          </table:table-cell>
          <table:table-cell/>
          <table:table-cell office:value-type="float" office:value="1442700505.63684" calcext:value-type="float">
            <text:p>1442700505.63684</text:p>
          </table:table-cell>
          <table:table-cell table:formula="of:=[.G1248]-[.B1248]" office:value-type="float" office:value="1.34313631057739" calcext:value-type="float">
            <text:p>1.3431363106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00504.302" calcext:value-type="float">
            <text:p>1442700504.302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32.6748971939087" calcext:value-type="float">
            <text:p>32.6748971939</text:p>
          </table:table-cell>
          <table:table-cell table:formula="of:=[.C1249]/([.D1249]-[.D1248])" office:value-type="float" office:value="975918.528064377" calcext:value-type="float">
            <text:p>975918.528064377</text:p>
          </table:table-cell>
          <table:table-cell/>
          <table:table-cell office:value-type="float" office:value="1442700505.63943" calcext:value-type="float">
            <text:p>1442700505.63943</text:p>
          </table:table-cell>
          <table:table-cell table:formula="of:=[.G1249]-[.B1249]" office:value-type="float" office:value="1.33743906021118" calcext:value-type="float">
            <text:p>1.3374390602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00504.31031" calcext:value-type="float">
            <text:p>1442700504.31031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32.6832137107849" calcext:value-type="float">
            <text:p>32.6832137108</text:p>
          </table:table-cell>
          <table:table-cell table:formula="of:=[.C1250]/([.D1250]-[.D1249])" office:value-type="float" office:value="973484.467175047" calcext:value-type="float">
            <text:p>973484.467175047</text:p>
          </table:table-cell>
          <table:table-cell/>
          <table:table-cell office:value-type="float" office:value="1442700505.65619" calcext:value-type="float">
            <text:p>1442700505.65619</text:p>
          </table:table-cell>
          <table:table-cell table:formula="of:=[.G1250]-[.B1250]" office:value-type="float" office:value="1.34588098526001" calcext:value-type="float">
            <text:p>1.3458809853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00504.31866" calcext:value-type="float">
            <text:p>1442700504.31866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32.6915605068207" calcext:value-type="float">
            <text:p>32.6915605068</text:p>
          </table:table-cell>
          <table:table-cell table:formula="of:=[.C1251]/([.D1251]-[.D1250])" office:value-type="float" office:value="969953.017338399" calcext:value-type="float">
            <text:p>969953.017338399</text:p>
          </table:table-cell>
          <table:table-cell/>
          <table:table-cell office:value-type="float" office:value="1442700505.65875" calcext:value-type="float">
            <text:p>1442700505.65875</text:p>
          </table:table-cell>
          <table:table-cell table:formula="of:=[.G1251]-[.B1251]" office:value-type="float" office:value="1.34009575843811" calcext:value-type="float">
            <text:p>1.340095758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00504.32712" calcext:value-type="float">
            <text:p>1442700504.32712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32.7000262737274" calcext:value-type="float">
            <text:p>32.7000262737</text:p>
          </table:table-cell>
          <table:table-cell table:formula="of:=[.C1252]/([.D1252]-[.D1251])" office:value-type="float" office:value="956322.101610905" calcext:value-type="float">
            <text:p>956322.101610905</text:p>
          </table:table-cell>
          <table:table-cell/>
          <table:table-cell office:value-type="float" office:value="1442700505.66136" calcext:value-type="float">
            <text:p>1442700505.66136</text:p>
          </table:table-cell>
          <table:table-cell table:formula="of:=[.G1252]-[.B1252]" office:value-type="float" office:value="1.33423137664795" calcext:value-type="float">
            <text:p>1.3342313766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00504.33546" calcext:value-type="float">
            <text:p>1442700504.33546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32.7083611488342" calcext:value-type="float">
            <text:p>32.7083611488</text:p>
          </table:table-cell>
          <table:table-cell table:formula="of:=[.C1253]/([.D1253]-[.D1252])" office:value-type="float" office:value="971340.289596384" calcext:value-type="float">
            <text:p>971340.289596384</text:p>
          </table:table-cell>
          <table:table-cell/>
          <table:table-cell office:value-type="float" office:value="1442700505.67284" calcext:value-type="float">
            <text:p>1442700505.67284</text:p>
          </table:table-cell>
          <table:table-cell table:formula="of:=[.G1253]-[.B1253]" office:value-type="float" office:value="1.33738136291504" calcext:value-type="float">
            <text:p>1.3373813629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00504.34383" calcext:value-type="float">
            <text:p>1442700504.34383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32.7167291641235" calcext:value-type="float">
            <text:p>32.7167291641</text:p>
          </table:table-cell>
          <table:table-cell table:formula="of:=[.C1254]/([.D1254]-[.D1253])" office:value-type="float" office:value="967493.452162517" calcext:value-type="float">
            <text:p>967493.452162517</text:p>
          </table:table-cell>
          <table:table-cell/>
          <table:table-cell office:value-type="float" office:value="1442700505.67543" calcext:value-type="float">
            <text:p>1442700505.67543</text:p>
          </table:table-cell>
          <table:table-cell table:formula="of:=[.G1254]-[.B1254]" office:value-type="float" office:value="1.33160471916199" calcext:value-type="float">
            <text:p>1.3316047192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00504.35218" calcext:value-type="float">
            <text:p>1442700504.35218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32.725076675415" calcext:value-type="float">
            <text:p>32.7250766754</text:p>
          </table:table-cell>
          <table:table-cell table:formula="of:=[.C1255]/([.D1255]-[.D1254])" office:value-type="float" office:value="969869.907003313" calcext:value-type="float">
            <text:p>969869.907003313</text:p>
          </table:table-cell>
          <table:table-cell/>
          <table:table-cell office:value-type="float" office:value="1442700505.67804" calcext:value-type="float">
            <text:p>1442700505.67804</text:p>
          </table:table-cell>
          <table:table-cell table:formula="of:=[.G1255]-[.B1255]" office:value-type="float" office:value="1.32586646080017" calcext:value-type="float">
            <text:p>1.3258664608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00504.36071" calcext:value-type="float">
            <text:p>1442700504.36071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32.7336084842682" calcext:value-type="float">
            <text:p>32.7336084843</text:p>
          </table:table-cell>
          <table:table-cell table:formula="of:=[.C1256]/([.D1256]-[.D1255])" office:value-type="float" office:value="948919.524493503" calcext:value-type="float">
            <text:p>948919.524493503</text:p>
          </table:table-cell>
          <table:table-cell/>
          <table:table-cell office:value-type="float" office:value="1442700505.70009" calcext:value-type="float">
            <text:p>1442700505.70009</text:p>
          </table:table-cell>
          <table:table-cell table:formula="of:=[.G1256]-[.B1256]" office:value-type="float" office:value="1.33938455581665" calcext:value-type="float">
            <text:p>1.3393845558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00504.36904" calcext:value-type="float">
            <text:p>1442700504.36904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32.7419435977936" calcext:value-type="float">
            <text:p>32.7419435978</text:p>
          </table:table-cell>
          <table:table-cell table:formula="of:=[.C1257]/([.D1257]-[.D1256])" office:value-type="float" office:value="971312.505263158" calcext:value-type="float">
            <text:p>971312.505263158</text:p>
          </table:table-cell>
          <table:table-cell/>
          <table:table-cell office:value-type="float" office:value="1442700505.70268" calcext:value-type="float">
            <text:p>1442700505.70268</text:p>
          </table:table-cell>
          <table:table-cell table:formula="of:=[.G1257]-[.B1257]" office:value-type="float" office:value="1.33363604545593" calcext:value-type="float">
            <text:p>1.3336360455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00504.37737" calcext:value-type="float">
            <text:p>1442700504.37737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32.7502684593201" calcext:value-type="float">
            <text:p>32.7502684593</text:p>
          </table:table-cell>
          <table:table-cell table:formula="of:=[.C1258]/([.D1258]-[.D1257])" office:value-type="float" office:value="972508.668671421" calcext:value-type="float">
            <text:p>972508.668671421</text:p>
          </table:table-cell>
          <table:table-cell/>
          <table:table-cell office:value-type="float" office:value="1442700505.70527" calcext:value-type="float">
            <text:p>1442700505.70527</text:p>
          </table:table-cell>
          <table:table-cell table:formula="of:=[.G1258]-[.B1258]" office:value-type="float" office:value="1.32790517807007" calcext:value-type="float">
            <text:p>1.3279051781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00504.3857" calcext:value-type="float">
            <text:p>1442700504.3857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32.7585997581482" calcext:value-type="float">
            <text:p>32.7585997581</text:p>
          </table:table-cell>
          <table:table-cell table:formula="of:=[.C1259]/([.D1259]-[.D1258])" office:value-type="float" office:value="971757.245421246" calcext:value-type="float">
            <text:p>971757.245421246</text:p>
          </table:table-cell>
          <table:table-cell/>
          <table:table-cell office:value-type="float" office:value="1442700505.72224" calcext:value-type="float">
            <text:p>1442700505.72224</text:p>
          </table:table-cell>
          <table:table-cell table:formula="of:=[.G1259]-[.B1259]" office:value-type="float" office:value="1.33654356002808" calcext:value-type="float">
            <text:p>1.33654356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00504.39404" calcext:value-type="float">
            <text:p>1442700504.39404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32.7669396400452" calcext:value-type="float">
            <text:p>32.76693964</text:p>
          </table:table-cell>
          <table:table-cell table:formula="of:=[.C1260]/([.D1260]-[.D1259])" office:value-type="float" office:value="970757.152201258" calcext:value-type="float">
            <text:p>970757.152201258</text:p>
          </table:table-cell>
          <table:table-cell/>
          <table:table-cell office:value-type="float" office:value="1442700505.72484" calcext:value-type="float">
            <text:p>1442700505.72484</text:p>
          </table:table-cell>
          <table:table-cell table:formula="of:=[.G1260]-[.B1260]" office:value-type="float" office:value="1.33079791069031" calcext:value-type="float">
            <text:p>1.3307979107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00504.40237" calcext:value-type="float">
            <text:p>1442700504.40237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32.7752718925476" calcext:value-type="float">
            <text:p>32.7752718925</text:p>
          </table:table-cell>
          <table:table-cell table:formula="of:=[.C1261]/([.D1261]-[.D1260])" office:value-type="float" office:value="971646.022204418" calcext:value-type="float">
            <text:p>971646.022204418</text:p>
          </table:table-cell>
          <table:table-cell/>
          <table:table-cell office:value-type="float" office:value="1442700505.72743" calcext:value-type="float">
            <text:p>1442700505.72743</text:p>
          </table:table-cell>
          <table:table-cell table:formula="of:=[.G1261]-[.B1261]" office:value-type="float" office:value="1.32505989074707" calcext:value-type="float">
            <text:p>1.325059890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00504.41072" calcext:value-type="float">
            <text:p>1442700504.41072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32.783620595932" calcext:value-type="float">
            <text:p>32.7836205959</text:p>
          </table:table-cell>
          <table:table-cell table:formula="of:=[.C1262]/([.D1262]-[.D1261])" office:value-type="float" office:value="969731.42142388" calcext:value-type="float">
            <text:p>969731.42142388</text:p>
          </table:table-cell>
          <table:table-cell/>
          <table:table-cell office:value-type="float" office:value="1442700505.74421" calcext:value-type="float">
            <text:p>1442700505.74421</text:p>
          </table:table-cell>
          <table:table-cell table:formula="of:=[.G1262]-[.B1262]" office:value-type="float" office:value="1.33348798751831" calcext:value-type="float">
            <text:p>1.3334879875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00504.41904" calcext:value-type="float">
            <text:p>1442700504.41904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32.7919416427612" calcext:value-type="float">
            <text:p>32.7919416428</text:p>
          </table:table-cell>
          <table:table-cell table:formula="of:=[.C1263]/([.D1263]-[.D1262])" office:value-type="float" office:value="972954.505143119" calcext:value-type="float">
            <text:p>972954.505143119</text:p>
          </table:table-cell>
          <table:table-cell/>
          <table:table-cell office:value-type="float" office:value="1442700505.7468" calcext:value-type="float">
            <text:p>1442700505.7468</text:p>
          </table:table-cell>
          <table:table-cell table:formula="of:=[.G1263]-[.B1263]" office:value-type="float" office:value="1.32776093482971" calcext:value-type="float">
            <text:p>1.3277609348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00504.42731" calcext:value-type="float">
            <text:p>1442700504.42731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32.8002102375031" calcext:value-type="float">
            <text:p>32.8002102375</text:p>
          </table:table-cell>
          <table:table-cell table:formula="of:=[.C1264]/([.D1264]-[.D1263])" office:value-type="float" office:value="979126.472247052" calcext:value-type="float">
            <text:p>979126.472247052</text:p>
          </table:table-cell>
          <table:table-cell/>
          <table:table-cell office:value-type="float" office:value="1442700505.76618" calcext:value-type="float">
            <text:p>1442700505.76618</text:p>
          </table:table-cell>
          <table:table-cell table:formula="of:=[.G1264]-[.B1264]" office:value-type="float" office:value="1.33887028694153" calcext:value-type="float">
            <text:p>1.3388702869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00504.43566" calcext:value-type="float">
            <text:p>1442700504.43566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32.8085615634918" calcext:value-type="float">
            <text:p>32.8085615635</text:p>
          </table:table-cell>
          <table:table-cell table:formula="of:=[.C1265]/([.D1265]-[.D1264])" office:value-type="float" office:value="969426.89231472" calcext:value-type="float">
            <text:p>969426.89231472</text:p>
          </table:table-cell>
          <table:table-cell/>
          <table:table-cell office:value-type="float" office:value="1442700505.76878" calcext:value-type="float">
            <text:p>1442700505.76878</text:p>
          </table:table-cell>
          <table:table-cell table:formula="of:=[.G1265]-[.B1265]" office:value-type="float" office:value="1.33311605453491" calcext:value-type="float">
            <text:p>1.3331160545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00504.44399" calcext:value-type="float">
            <text:p>1442700504.44399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32.8168909549713" calcext:value-type="float">
            <text:p>32.816890955</text:p>
          </table:table-cell>
          <table:table-cell table:formula="of:=[.C1266]/([.D1266]-[.D1265])" office:value-type="float" office:value="971979.768261965" calcext:value-type="float">
            <text:p>971979.768261965</text:p>
          </table:table-cell>
          <table:table-cell/>
          <table:table-cell office:value-type="float" office:value="1442700505.77141" calcext:value-type="float">
            <text:p>1442700505.77141</text:p>
          </table:table-cell>
          <table:table-cell table:formula="of:=[.G1266]-[.B1266]" office:value-type="float" office:value="1.32741665840149" calcext:value-type="float">
            <text:p>1.3274166584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00504.45237" calcext:value-type="float">
            <text:p>1442700504.45237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32.8252713680267" calcext:value-type="float">
            <text:p>32.825271368</text:p>
          </table:table-cell>
          <table:table-cell table:formula="of:=[.C1267]/([.D1267]-[.D1266])" office:value-type="float" office:value="966062.167396871" calcext:value-type="float">
            <text:p>966062.167396871</text:p>
          </table:table-cell>
          <table:table-cell/>
          <table:table-cell office:value-type="float" office:value="1442700505.78809" calcext:value-type="float">
            <text:p>1442700505.78809</text:p>
          </table:table-cell>
          <table:table-cell table:formula="of:=[.G1267]-[.B1267]" office:value-type="float" office:value="1.33571767807007" calcext:value-type="float">
            <text:p>1.3357176781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00504.46071" calcext:value-type="float">
            <text:p>1442700504.46071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32.8336069583893" calcext:value-type="float">
            <text:p>32.8336069584</text:p>
          </table:table-cell>
          <table:table-cell table:formula="of:=[.C1268]/([.D1268]-[.D1267])" office:value-type="float" office:value="971256.94136491" calcext:value-type="float">
            <text:p>971256.94136491</text:p>
          </table:table-cell>
          <table:table-cell/>
          <table:table-cell office:value-type="float" office:value="1442700505.79069" calcext:value-type="float">
            <text:p>1442700505.79069</text:p>
          </table:table-cell>
          <table:table-cell table:formula="of:=[.G1268]-[.B1268]" office:value-type="float" office:value="1.32998204231262" calcext:value-type="float">
            <text:p>1.3299820423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00504.46902" calcext:value-type="float">
            <text:p>1442700504.46902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32.841922044754" calcext:value-type="float">
            <text:p>32.8419220448</text:p>
          </table:table-cell>
          <table:table-cell table:formula="of:=[.C1269]/([.D1269]-[.D1268])" office:value-type="float" office:value="973651.94357151" calcext:value-type="float">
            <text:p>973651.94357151</text:p>
          </table:table-cell>
          <table:table-cell/>
          <table:table-cell office:value-type="float" office:value="1442700505.79326" calcext:value-type="float">
            <text:p>1442700505.79326</text:p>
          </table:table-cell>
          <table:table-cell table:formula="of:=[.G1269]-[.B1269]" office:value-type="float" office:value="1.3242347240448" calcext:value-type="float">
            <text:p>1.324234724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00504.47734" calcext:value-type="float">
            <text:p>1442700504.47734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32.8502440452576" calcext:value-type="float">
            <text:p>32.8502440453</text:p>
          </table:table-cell>
          <table:table-cell table:formula="of:=[.C1270]/([.D1270]-[.D1269])" office:value-type="float" office:value="972843.007706632" calcext:value-type="float">
            <text:p>972843.007706632</text:p>
          </table:table-cell>
          <table:table-cell/>
          <table:table-cell office:value-type="float" office:value="1442700505.81021" calcext:value-type="float">
            <text:p>1442700505.81021</text:p>
          </table:table-cell>
          <table:table-cell table:formula="of:=[.G1270]-[.B1270]" office:value-type="float" office:value="1.33287262916565" calcext:value-type="float">
            <text:p>1.3328726292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00504.48568" calcext:value-type="float">
            <text:p>1442700504.48568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32.8585829734802" calcext:value-type="float">
            <text:p>32.8585829735</text:p>
          </table:table-cell>
          <table:table-cell table:formula="of:=[.C1271]/([.D1271]-[.D1270])" office:value-type="float" office:value="970868.17200366" calcext:value-type="float">
            <text:p>970868.17200366</text:p>
          </table:table-cell>
          <table:table-cell/>
          <table:table-cell office:value-type="float" office:value="1442700505.81281" calcext:value-type="float">
            <text:p>1442700505.81281</text:p>
          </table:table-cell>
          <table:table-cell table:formula="of:=[.G1271]-[.B1271]" office:value-type="float" office:value="1.32712650299072" calcext:value-type="float">
            <text:p>1.327126503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00504.49401" calcext:value-type="float">
            <text:p>1442700504.49401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32.8669154644012" calcext:value-type="float">
            <text:p>32.8669154644</text:p>
          </table:table-cell>
          <table:table-cell table:formula="of:=[.C1272]/([.D1272]-[.D1271])" office:value-type="float" office:value="971618.220378265" calcext:value-type="float">
            <text:p>971618.220378265</text:p>
          </table:table-cell>
          <table:table-cell/>
          <table:table-cell office:value-type="float" office:value="1442700505.8154" calcext:value-type="float">
            <text:p>1442700505.8154</text:p>
          </table:table-cell>
          <table:table-cell table:formula="of:=[.G1272]-[.B1272]" office:value-type="float" office:value="1.32138991355896" calcext:value-type="float">
            <text:p>1.3213899136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00504.50234" calcext:value-type="float">
            <text:p>1442700504.50234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32.8752448558807" calcext:value-type="float">
            <text:p>32.8752448559</text:p>
          </table:table-cell>
          <table:table-cell table:formula="of:=[.C1273]/([.D1273]-[.D1272])" office:value-type="float" office:value="971979.768261965" calcext:value-type="float">
            <text:p>971979.768261965</text:p>
          </table:table-cell>
          <table:table-cell/>
          <table:table-cell office:value-type="float" office:value="1442700505.83214" calcext:value-type="float">
            <text:p>1442700505.83214</text:p>
          </table:table-cell>
          <table:table-cell table:formula="of:=[.G1273]-[.B1273]" office:value-type="float" office:value="1.32979846000671" calcext:value-type="float">
            <text:p>1.32979846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00504.5107" calcext:value-type="float">
            <text:p>1442700504.5107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32.8836045265198" calcext:value-type="float">
            <text:p>32.8836045265</text:p>
          </table:table-cell>
          <table:table-cell table:formula="of:=[.C1274]/([.D1274]-[.D1273])" office:value-type="float" office:value="968459.207255512" calcext:value-type="float">
            <text:p>968459.207255512</text:p>
          </table:table-cell>
          <table:table-cell/>
          <table:table-cell office:value-type="float" office:value="1442700505.83472" calcext:value-type="float">
            <text:p>1442700505.83472</text:p>
          </table:table-cell>
          <table:table-cell table:formula="of:=[.G1274]-[.B1274]" office:value-type="float" office:value="1.32402062416077" calcext:value-type="float">
            <text:p>1.3240206242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00504.51899" calcext:value-type="float">
            <text:p>1442700504.51899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32.8918881416321" calcext:value-type="float">
            <text:p>32.8918881416</text:p>
          </table:table-cell>
          <table:table-cell table:formula="of:=[.C1275]/([.D1275]-[.D1274])" office:value-type="float" office:value="977351.058715174" calcext:value-type="float">
            <text:p>977351.058715174</text:p>
          </table:table-cell>
          <table:table-cell/>
          <table:table-cell office:value-type="float" office:value="1442700505.83732" calcext:value-type="float">
            <text:p>1442700505.83732</text:p>
          </table:table-cell>
          <table:table-cell table:formula="of:=[.G1275]-[.B1275]" office:value-type="float" office:value="1.31833004951477" calcext:value-type="float">
            <text:p>1.3183300495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00504.5273" calcext:value-type="float">
            <text:p>1442700504.5273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32.9002060890198" calcext:value-type="float">
            <text:p>32.900206089</text:p>
          </table:table-cell>
          <table:table-cell table:formula="of:=[.C1276]/([.D1276]-[.D1275])" office:value-type="float" office:value="973317.048383398" calcext:value-type="float">
            <text:p>973317.048383398</text:p>
          </table:table-cell>
          <table:table-cell/>
          <table:table-cell office:value-type="float" office:value="1442700505.86663" calcext:value-type="float">
            <text:p>1442700505.86663</text:p>
          </table:table-cell>
          <table:table-cell table:formula="of:=[.G1276]-[.B1276]" office:value-type="float" office:value="1.33932137489319" calcext:value-type="float">
            <text:p>1.3393213749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00504.53565" calcext:value-type="float">
            <text:p>1442700504.53565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32.908554315567" calcext:value-type="float">
            <text:p>32.9085543156</text:p>
          </table:table-cell>
          <table:table-cell table:formula="of:=[.C1277]/([.D1277]-[.D1276])" office:value-type="float" office:value="969786.81090961" calcext:value-type="float">
            <text:p>969786.81090961</text:p>
          </table:table-cell>
          <table:table-cell/>
          <table:table-cell office:value-type="float" office:value="1442700505.86923" calcext:value-type="float">
            <text:p>1442700505.86923</text:p>
          </table:table-cell>
          <table:table-cell table:formula="of:=[.G1277]-[.B1277]" office:value-type="float" office:value="1.33358001708984" calcext:value-type="float">
            <text:p>1.333580017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00504.54398" calcext:value-type="float">
            <text:p>1442700504.54398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32.9168848991394" calcext:value-type="float">
            <text:p>32.9168848991</text:p>
          </table:table-cell>
          <table:table-cell table:formula="of:=[.C1278]/([.D1278]-[.D1277])" office:value-type="float" office:value="971840.67954552" calcext:value-type="float">
            <text:p>971840.67954552</text:p>
          </table:table-cell>
          <table:table-cell/>
          <table:table-cell office:value-type="float" office:value="1442700505.87179" calcext:value-type="float">
            <text:p>1442700505.87179</text:p>
          </table:table-cell>
          <table:table-cell table:formula="of:=[.G1278]-[.B1278]" office:value-type="float" office:value="1.3278112411499" calcext:value-type="float">
            <text:p>1.327811241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00504.55231" calcext:value-type="float">
            <text:p>1442700504.55231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32.9252116680145" calcext:value-type="float">
            <text:p>32.925211668</text:p>
          </table:table-cell>
          <table:table-cell table:formula="of:=[.C1279]/([.D1279]-[.D1278])" office:value-type="float" office:value="972285.903622047" calcext:value-type="float">
            <text:p>972285.903622047</text:p>
          </table:table-cell>
          <table:table-cell/>
          <table:table-cell office:value-type="float" office:value="1442700505.88852" calcext:value-type="float">
            <text:p>1442700505.88852</text:p>
          </table:table-cell>
          <table:table-cell table:formula="of:=[.G1279]-[.B1279]" office:value-type="float" office:value="1.33620953559875" calcext:value-type="float">
            <text:p>1.336209535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00504.56069" calcext:value-type="float">
            <text:p>1442700504.56069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32.9335887432098" calcext:value-type="float">
            <text:p>32.9335887432</text:p>
          </table:table-cell>
          <table:table-cell table:formula="of:=[.C1280]/([.D1280]-[.D1279])" office:value-type="float" office:value="966447.096539162" calcext:value-type="float">
            <text:p>966447.096539162</text:p>
          </table:table-cell>
          <table:table-cell/>
          <table:table-cell office:value-type="float" office:value="1442700505.89113" calcext:value-type="float">
            <text:p>1442700505.89113</text:p>
          </table:table-cell>
          <table:table-cell table:formula="of:=[.G1280]-[.B1280]" office:value-type="float" office:value="1.3304386138916" calcext:value-type="float">
            <text:p>1.3304386139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00504.56902" calcext:value-type="float">
            <text:p>1442700504.56902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32.9419260025024" calcext:value-type="float">
            <text:p>32.9419260025</text:p>
          </table:table-cell>
          <table:table-cell table:formula="of:=[.C1281]/([.D1281]-[.D1280])" office:value-type="float" office:value="971062.517772885" calcext:value-type="float">
            <text:p>971062.517772885</text:p>
          </table:table-cell>
          <table:table-cell/>
          <table:table-cell office:value-type="float" office:value="1442700505.89372" calcext:value-type="float">
            <text:p>1442700505.89372</text:p>
          </table:table-cell>
          <table:table-cell table:formula="of:=[.G1281]-[.B1281]" office:value-type="float" office:value="1.32469654083252" calcext:value-type="float">
            <text:p>1.3246965408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00504.57755" calcext:value-type="float">
            <text:p>1442700504.57755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32.9504499435425" calcext:value-type="float">
            <text:p>32.9504499435</text:p>
          </table:table-cell>
          <table:table-cell table:formula="of:=[.C1282]/([.D1282]-[.D1281])" office:value-type="float" office:value="949795.401208324" calcext:value-type="float">
            <text:p>949795.401208324</text:p>
          </table:table-cell>
          <table:table-cell/>
          <table:table-cell office:value-type="float" office:value="1442700506.03329" calcext:value-type="float">
            <text:p>1442700506.03329</text:p>
          </table:table-cell>
          <table:table-cell table:formula="of:=[.G1282]-[.B1282]" office:value-type="float" office:value="1.45574545860291" calcext:value-type="float">
            <text:p>1.4557454586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00504.58594" calcext:value-type="float">
            <text:p>1442700504.58594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32.9588394165039" calcext:value-type="float">
            <text:p>32.9588394165</text:p>
          </table:table-cell>
          <table:table-cell table:formula="of:=[.C1283]/([.D1283]-[.D1282])" office:value-type="float" office:value="965018.903717176" calcext:value-type="float">
            <text:p>965018.903717176</text:p>
          </table:table-cell>
          <table:table-cell/>
          <table:table-cell office:value-type="float" office:value="1442700506.03575" calcext:value-type="float">
            <text:p>1442700506.03575</text:p>
          </table:table-cell>
          <table:table-cell table:formula="of:=[.G1283]-[.B1283]" office:value-type="float" office:value="1.44980978965759" calcext:value-type="float">
            <text:p>1.4498097897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00504.59427" calcext:value-type="float">
            <text:p>1442700504.59427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32.9671673774719" calcext:value-type="float">
            <text:p>32.9671673775</text:p>
          </table:table-cell>
          <table:table-cell table:formula="of:=[.C1284]/([.D1284]-[.D1283])" office:value-type="float" office:value="972146.727283138" calcext:value-type="float">
            <text:p>972146.727283138</text:p>
          </table:table-cell>
          <table:table-cell/>
          <table:table-cell office:value-type="float" office:value="1442700506.03816" calcext:value-type="float">
            <text:p>1442700506.03816</text:p>
          </table:table-cell>
          <table:table-cell table:formula="of:=[.G1284]-[.B1284]" office:value-type="float" office:value="1.44389128684998" calcext:value-type="float">
            <text:p>1.4438912868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00504.60263" calcext:value-type="float">
            <text:p>1442700504.60263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32.9755275249481" calcext:value-type="float">
            <text:p>32.9755275249</text:p>
          </table:table-cell>
          <table:table-cell table:formula="of:=[.C1285]/([.D1285]-[.D1284])" office:value-type="float" office:value="968403.969314131" calcext:value-type="float">
            <text:p>968403.969314131</text:p>
          </table:table-cell>
          <table:table-cell/>
          <table:table-cell office:value-type="float" office:value="1442700506.04057" calcext:value-type="float">
            <text:p>1442700506.04057</text:p>
          </table:table-cell>
          <table:table-cell table:formula="of:=[.G1285]-[.B1285]" office:value-type="float" office:value="1.43794012069702" calcext:value-type="float">
            <text:p>1.4379401207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00504.61095" calcext:value-type="float">
            <text:p>1442700504.61095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32.9838547706604" calcext:value-type="float">
            <text:p>32.9838547707</text:p>
          </table:table-cell>
          <table:table-cell table:formula="of:=[.C1286]/([.D1286]-[.D1285])" office:value-type="float" office:value="972230.22830475" calcext:value-type="float">
            <text:p>972230.22830475</text:p>
          </table:table-cell>
          <table:table-cell/>
          <table:table-cell office:value-type="float" office:value="1442700506.04297" calcext:value-type="float">
            <text:p>1442700506.04297</text:p>
          </table:table-cell>
          <table:table-cell table:formula="of:=[.G1286]-[.B1286]" office:value-type="float" office:value="1.43201613426209" calcext:value-type="float">
            <text:p>1.4320161343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00504.61928" calcext:value-type="float">
            <text:p>1442700504.61928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32.9921782016754" calcext:value-type="float">
            <text:p>32.9921782017</text:p>
          </table:table-cell>
          <table:table-cell table:formula="of:=[.C1287]/([.D1287]-[.D1286])" office:value-type="float" office:value="972675.809458337" calcext:value-type="float">
            <text:p>972675.809458337</text:p>
          </table:table-cell>
          <table:table-cell/>
          <table:table-cell office:value-type="float" office:value="1442700506.04538" calcext:value-type="float">
            <text:p>1442700506.04538</text:p>
          </table:table-cell>
          <table:table-cell table:formula="of:=[.G1287]-[.B1287]" office:value-type="float" office:value="1.42610144615173" calcext:value-type="float">
            <text:p>1.4261014462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00504.62757" calcext:value-type="float">
            <text:p>1442700504.62757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33.0004668235779" calcext:value-type="float">
            <text:p>33.0004668236</text:p>
          </table:table-cell>
          <table:table-cell table:formula="of:=[.C1288]/([.D1288]-[.D1287])" office:value-type="float" office:value="976760.684136344" calcext:value-type="float">
            <text:p>976760.684136344</text:p>
          </table:table-cell>
          <table:table-cell/>
          <table:table-cell office:value-type="float" office:value="1442700506.04779" calcext:value-type="float">
            <text:p>1442700506.04779</text:p>
          </table:table-cell>
          <table:table-cell table:formula="of:=[.G1288]-[.B1288]" office:value-type="float" office:value="1.4202241897583" calcext:value-type="float">
            <text:p>1.4202241898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00504.63591" calcext:value-type="float">
            <text:p>1442700504.63591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33.0088148117065" calcext:value-type="float">
            <text:p>33.0088148117</text:p>
          </table:table-cell>
          <table:table-cell table:formula="of:=[.C1289]/([.D1289]-[.D1288])" office:value-type="float" office:value="969814.508025361" calcext:value-type="float">
            <text:p>969814.508025361</text:p>
          </table:table-cell>
          <table:table-cell/>
          <table:table-cell office:value-type="float" office:value="1442700506.05016" calcext:value-type="float">
            <text:p>1442700506.05016</text:p>
          </table:table-cell>
          <table:table-cell table:formula="of:=[.G1289]-[.B1289]" office:value-type="float" office:value="1.41425156593323" calcext:value-type="float">
            <text:p>1.4142515659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00504.64438" calcext:value-type="float">
            <text:p>1442700504.64438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33.0172851085663" calcext:value-type="float">
            <text:p>33.0172851086</text:p>
          </table:table-cell>
          <table:table-cell table:formula="of:=[.C1290]/([.D1290]-[.D1289])" office:value-type="float" office:value="955810.656233287" calcext:value-type="float">
            <text:p>955810.656233287</text:p>
          </table:table-cell>
          <table:table-cell/>
          <table:table-cell office:value-type="float" office:value="1442700506.05257" calcext:value-type="float">
            <text:p>1442700506.05257</text:p>
          </table:table-cell>
          <table:table-cell table:formula="of:=[.G1290]-[.B1290]" office:value-type="float" office:value="1.40818905830383" calcext:value-type="float">
            <text:p>1.4081890583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00504.65271" calcext:value-type="float">
            <text:p>1442700504.65271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33.0256068706512" calcext:value-type="float">
            <text:p>33.0256068707</text:p>
          </table:table-cell>
          <table:table-cell table:formula="of:=[.C1291]/([.D1291]-[.D1290])" office:value-type="float" office:value="972870.879669952" calcext:value-type="float">
            <text:p>972870.879669952</text:p>
          </table:table-cell>
          <table:table-cell/>
          <table:table-cell office:value-type="float" office:value="1442700506.05495" calcext:value-type="float">
            <text:p>1442700506.05495</text:p>
          </table:table-cell>
          <table:table-cell table:formula="of:=[.G1291]-[.B1291]" office:value-type="float" office:value="1.40224504470825" calcext:value-type="float">
            <text:p>1.4022450447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00504.661" calcext:value-type="float">
            <text:p>1442700504.661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33.0339040756226" calcext:value-type="float">
            <text:p>33.0339040756</text:p>
          </table:table-cell>
          <table:table-cell table:formula="of:=[.C1292]/([.D1292]-[.D1291])" office:value-type="float" office:value="975750.271084164" calcext:value-type="float">
            <text:p>975750.271084164</text:p>
          </table:table-cell>
          <table:table-cell/>
          <table:table-cell office:value-type="float" office:value="1442700506.07268" calcext:value-type="float">
            <text:p>1442700506.07268</text:p>
          </table:table-cell>
          <table:table-cell table:formula="of:=[.G1292]-[.B1292]" office:value-type="float" office:value="1.4116792678833" calcext:value-type="float">
            <text:p>1.4116792679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00504.66931" calcext:value-type="float">
            <text:p>1442700504.66931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33.0422148704529" calcext:value-type="float">
            <text:p>33.0422148705</text:p>
          </table:table-cell>
          <table:table-cell table:formula="of:=[.C1293]/([.D1293]-[.D1292])" office:value-type="float" office:value="974154.718687245" calcext:value-type="float">
            <text:p>974154.718687245</text:p>
          </table:table-cell>
          <table:table-cell/>
          <table:table-cell office:value-type="float" office:value="1442700506.07509" calcext:value-type="float">
            <text:p>1442700506.07509</text:p>
          </table:table-cell>
          <table:table-cell table:formula="of:=[.G1293]-[.B1293]" office:value-type="float" office:value="1.40577387809753" calcext:value-type="float">
            <text:p>1.4057738781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00504.67765" calcext:value-type="float">
            <text:p>1442700504.67765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33.0505545139313" calcext:value-type="float">
            <text:p>33.0505545139</text:p>
          </table:table-cell>
          <table:table-cell table:formula="of:=[.C1294]/([.D1294]-[.D1293])" office:value-type="float" office:value="970784.904771434" calcext:value-type="float">
            <text:p>970784.904771434</text:p>
          </table:table-cell>
          <table:table-cell/>
          <table:table-cell office:value-type="float" office:value="1442700506.1117" calcext:value-type="float">
            <text:p>1442700506.1117</text:p>
          </table:table-cell>
          <table:table-cell table:formula="of:=[.G1294]-[.B1294]" office:value-type="float" office:value="1.43404483795166" calcext:value-type="float">
            <text:p>1.434044838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00504.68605" calcext:value-type="float">
            <text:p>1442700504.68605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33.0589513778686" calcext:value-type="float">
            <text:p>33.0589513779</text:p>
          </table:table-cell>
          <table:table-cell table:formula="of:=[.C1295]/([.D1295]-[.D1294])" office:value-type="float" office:value="964169.487606122" calcext:value-type="float">
            <text:p>964169.487606122</text:p>
          </table:table-cell>
          <table:table-cell/>
          <table:table-cell office:value-type="float" office:value="1442700506.11413" calcext:value-type="float">
            <text:p>1442700506.11413</text:p>
          </table:table-cell>
          <table:table-cell table:formula="of:=[.G1295]-[.B1295]" office:value-type="float" office:value="1.42807555198669" calcext:value-type="float">
            <text:p>1.428075552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00504.69438" calcext:value-type="float">
            <text:p>1442700504.69438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33.0672805309296" calcext:value-type="float">
            <text:p>33.0672805309</text:p>
          </table:table-cell>
          <table:table-cell table:formula="of:=[.C1296]/([.D1296]-[.D1295])" office:value-type="float" office:value="972007.590782883" calcext:value-type="float">
            <text:p>972007.590782883</text:p>
          </table:table-cell>
          <table:table-cell/>
          <table:table-cell office:value-type="float" office:value="1442700506.11657" calcext:value-type="float">
            <text:p>1442700506.11657</text:p>
          </table:table-cell>
          <table:table-cell table:formula="of:=[.G1296]-[.B1296]" office:value-type="float" office:value="1.42219352722168" calcext:value-type="float">
            <text:p>1.4221935272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00504.70271" calcext:value-type="float">
            <text:p>1442700504.70271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33.0756120681763" calcext:value-type="float">
            <text:p>33.0756120682</text:p>
          </table:table-cell>
          <table:table-cell table:formula="of:=[.C1297]/([.D1297]-[.D1296])" office:value-type="float" office:value="971729.437229933" calcext:value-type="float">
            <text:p>971729.437229933</text:p>
          </table:table-cell>
          <table:table-cell/>
          <table:table-cell office:value-type="float" office:value="1442700506.13364" calcext:value-type="float">
            <text:p>1442700506.13364</text:p>
          </table:table-cell>
          <table:table-cell table:formula="of:=[.G1297]-[.B1297]" office:value-type="float" office:value="1.4309298992157" calcext:value-type="float">
            <text:p>1.4309298992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00504.71103" calcext:value-type="float">
            <text:p>1442700504.71103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33.0839357376099" calcext:value-type="float">
            <text:p>33.0839357376</text:p>
          </table:table-cell>
          <table:table-cell table:formula="of:=[.C1298]/([.D1298]-[.D1297])" office:value-type="float" office:value="972647.948670944" calcext:value-type="float">
            <text:p>972647.948670944</text:p>
          </table:table-cell>
          <table:table-cell/>
          <table:table-cell office:value-type="float" office:value="1442700506.13604" calcext:value-type="float">
            <text:p>1442700506.13604</text:p>
          </table:table-cell>
          <table:table-cell table:formula="of:=[.G1298]-[.B1298]" office:value-type="float" office:value="1.42501020431519" calcext:value-type="float">
            <text:p>1.4250102043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00504.71941" calcext:value-type="float">
            <text:p>1442700504.71941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33.0923132896423" calcext:value-type="float">
            <text:p>33.0923132896</text:p>
          </table:table-cell>
          <table:table-cell table:formula="of:=[.C1299]/([.D1299]-[.D1298])" office:value-type="float" office:value="966392.087882065" calcext:value-type="float">
            <text:p>966392.087882065</text:p>
          </table:table-cell>
          <table:table-cell/>
          <table:table-cell office:value-type="float" office:value="1442700506.13845" calcext:value-type="float">
            <text:p>1442700506.13845</text:p>
          </table:table-cell>
          <table:table-cell table:formula="of:=[.G1299]-[.B1299]" office:value-type="float" office:value="1.41903686523438" calcext:value-type="float">
            <text:p>1.4190368652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00504.72771" calcext:value-type="float">
            <text:p>1442700504.72771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33.1006095409393" calcext:value-type="float">
            <text:p>33.1006095409</text:p>
          </table:table-cell>
          <table:table-cell table:formula="of:=[.C1300]/([.D1300]-[.D1299])" office:value-type="float" office:value="975862.435957123" calcext:value-type="float">
            <text:p>975862.435957123</text:p>
          </table:table-cell>
          <table:table-cell/>
          <table:table-cell office:value-type="float" office:value="1442700506.17323" calcext:value-type="float">
            <text:p>1442700506.17323</text:p>
          </table:table-cell>
          <table:table-cell table:formula="of:=[.G1300]-[.B1300]" office:value-type="float" office:value="1.44552564620972" calcext:value-type="float">
            <text:p>1.4455256462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00504.73602" calcext:value-type="float">
            <text:p>1442700504.73602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33.1089181900024" calcext:value-type="float">
            <text:p>33.10891819</text:p>
          </table:table-cell>
          <table:table-cell table:formula="of:=[.C1301]/([.D1301]-[.D1300])" office:value-type="float" office:value="974406.301012941" calcext:value-type="float">
            <text:p>974406.301012941</text:p>
          </table:table-cell>
          <table:table-cell/>
          <table:table-cell office:value-type="float" office:value="1442700506.17565" calcext:value-type="float">
            <text:p>1442700506.17565</text:p>
          </table:table-cell>
          <table:table-cell table:formula="of:=[.G1301]-[.B1301]" office:value-type="float" office:value="1.4396288394928" calcext:value-type="float">
            <text:p>1.4396288395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00504.74438" calcext:value-type="float">
            <text:p>1442700504.74438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33.1172852516174" calcext:value-type="float">
            <text:p>33.1172852516</text:p>
          </table:table-cell>
          <table:table-cell table:formula="of:=[.C1302]/([.D1302]-[.D1301])" office:value-type="float" office:value="967603.726676925" calcext:value-type="float">
            <text:p>967603.726676925</text:p>
          </table:table-cell>
          <table:table-cell/>
          <table:table-cell office:value-type="float" office:value="1442700506.17803" calcext:value-type="float">
            <text:p>1442700506.17803</text:p>
          </table:table-cell>
          <table:table-cell table:formula="of:=[.G1302]-[.B1302]" office:value-type="float" office:value="1.43364596366882" calcext:value-type="float">
            <text:p>1.4336459637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00504.75271" calcext:value-type="float">
            <text:p>1442700504.75271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33.125616312027" calcext:value-type="float">
            <text:p>33.125616312</text:p>
          </table:table-cell>
          <table:table-cell table:formula="of:=[.C1303]/([.D1303]-[.D1302])" office:value-type="float" office:value="971785.05520419" calcext:value-type="float">
            <text:p>971785.05520419</text:p>
          </table:table-cell>
          <table:table-cell/>
          <table:table-cell office:value-type="float" office:value="1442700506.18044" calcext:value-type="float">
            <text:p>1442700506.18044</text:p>
          </table:table-cell>
          <table:table-cell table:formula="of:=[.G1303]-[.B1303]" office:value-type="float" office:value="1.42772245407105" calcext:value-type="float">
            <text:p>1.4277224541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00504.76104" calcext:value-type="float">
            <text:p>1442700504.76104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33.1339409351349" calcext:value-type="float">
            <text:p>33.1339409351</text:p>
          </table:table-cell>
          <table:table-cell table:formula="of:=[.C1304]/([.D1304]-[.D1303])" office:value-type="float" office:value="972536.521480124" calcext:value-type="float">
            <text:p>972536.521480124</text:p>
          </table:table-cell>
          <table:table-cell/>
          <table:table-cell office:value-type="float" office:value="1442700506.21213" calcext:value-type="float">
            <text:p>1442700506.21213</text:p>
          </table:table-cell>
          <table:table-cell table:formula="of:=[.G1304]-[.B1304]" office:value-type="float" office:value="1.45109224319458" calcext:value-type="float">
            <text:p>1.4510922432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00504.76939" calcext:value-type="float">
            <text:p>1442700504.76939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33.1422877311707" calcext:value-type="float">
            <text:p>33.1422877312</text:p>
          </table:table-cell>
          <table:table-cell table:formula="of:=[.C1305]/([.D1305]-[.D1304])" office:value-type="float" office:value="969953.017338399" calcext:value-type="float">
            <text:p>969953.017338399</text:p>
          </table:table-cell>
          <table:table-cell/>
          <table:table-cell office:value-type="float" office:value="1442700506.21454" calcext:value-type="float">
            <text:p>1442700506.21454</text:p>
          </table:table-cell>
          <table:table-cell table:formula="of:=[.G1305]-[.B1305]" office:value-type="float" office:value="1.44514894485474" calcext:value-type="float">
            <text:p>1.4451489449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00504.77772" calcext:value-type="float">
            <text:p>1442700504.77772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33.1506195068359" calcext:value-type="float">
            <text:p>33.1506195068</text:p>
          </table:table-cell>
          <table:table-cell table:formula="of:=[.C1306]/([.D1306]-[.D1305])" office:value-type="float" office:value="971701.630630115" calcext:value-type="float">
            <text:p>971701.630630115</text:p>
          </table:table-cell>
          <table:table-cell/>
          <table:table-cell office:value-type="float" office:value="1442700506.21692" calcext:value-type="float">
            <text:p>1442700506.21692</text:p>
          </table:table-cell>
          <table:table-cell table:formula="of:=[.G1306]-[.B1306]" office:value-type="float" office:value="1.43920421600342" calcext:value-type="float">
            <text:p>1.439204216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00504.78608" calcext:value-type="float">
            <text:p>1442700504.78608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33.1589787006378" calcext:value-type="float">
            <text:p>33.1589787006</text:p>
          </table:table-cell>
          <table:table-cell table:formula="of:=[.C1307]/([.D1307]-[.D1306])" office:value-type="float" office:value="968514.451498816" calcext:value-type="float">
            <text:p>968514.451498816</text:p>
          </table:table-cell>
          <table:table-cell/>
          <table:table-cell office:value-type="float" office:value="1442700506.21932" calcext:value-type="float">
            <text:p>1442700506.21932</text:p>
          </table:table-cell>
          <table:table-cell table:formula="of:=[.G1307]-[.B1307]" office:value-type="float" office:value="1.43324756622314" calcext:value-type="float">
            <text:p>1.4332475662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00504.79453" calcext:value-type="float">
            <text:p>1442700504.79453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33.1674304008484" calcext:value-type="float">
            <text:p>33.1674304008</text:p>
          </table:table-cell>
          <table:table-cell table:formula="of:=[.C1308]/([.D1308]-[.D1307])" office:value-type="float" office:value="957913.768625349" calcext:value-type="float">
            <text:p>957913.768625349</text:p>
          </table:table-cell>
          <table:table-cell/>
          <table:table-cell office:value-type="float" office:value="1442700506.22173" calcext:value-type="float">
            <text:p>1442700506.22173</text:p>
          </table:table-cell>
          <table:table-cell table:formula="of:=[.G1308]-[.B1308]" office:value-type="float" office:value="1.42719793319702" calcext:value-type="float">
            <text:p>1.4271979332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00504.80305" calcext:value-type="float">
            <text:p>1442700504.80305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33.1759548187256" calcext:value-type="float">
            <text:p>33.1759548187</text:p>
          </table:table-cell>
          <table:table-cell table:formula="of:=[.C1309]/([.D1309]-[.D1308])" office:value-type="float" office:value="949742.271745819" calcext:value-type="float">
            <text:p>949742.271745819</text:p>
          </table:table-cell>
          <table:table-cell/>
          <table:table-cell office:value-type="float" office:value="1442700506.29851" calcext:value-type="float">
            <text:p>1442700506.29851</text:p>
          </table:table-cell>
          <table:table-cell table:formula="of:=[.G1309]-[.B1309]" office:value-type="float" office:value="1.49545311927795" calcext:value-type="float">
            <text:p>1.4954531193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00504.81137" calcext:value-type="float">
            <text:p>1442700504.81137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33.1842746734619" calcext:value-type="float">
            <text:p>33.1842746735</text:p>
          </table:table-cell>
          <table:table-cell table:formula="of:=[.C1310]/([.D1310]-[.D1309])" office:value-type="float" office:value="973093.912883998" calcext:value-type="float">
            <text:p>973093.912883998</text:p>
          </table:table-cell>
          <table:table-cell/>
          <table:table-cell office:value-type="float" office:value="1442700506.30094" calcext:value-type="float">
            <text:p>1442700506.30094</text:p>
          </table:table-cell>
          <table:table-cell table:formula="of:=[.G1310]-[.B1310]" office:value-type="float" office:value="1.48956489562988" calcext:value-type="float">
            <text:p>1.4895648956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00504.8197" calcext:value-type="float">
            <text:p>1442700504.8197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33.1926033496857" calcext:value-type="float">
            <text:p>33.1926033497</text:p>
          </table:table-cell>
          <table:table-cell table:formula="of:=[.C1311]/([.D1311]-[.D1310])" office:value-type="float" office:value="972063.240603441" calcext:value-type="float">
            <text:p>972063.240603441</text:p>
          </table:table-cell>
          <table:table-cell/>
          <table:table-cell office:value-type="float" office:value="1442700506.33453" calcext:value-type="float">
            <text:p>1442700506.33453</text:p>
          </table:table-cell>
          <table:table-cell table:formula="of:=[.G1311]-[.B1311]" office:value-type="float" office:value="1.51482391357422" calcext:value-type="float">
            <text:p>1.5148239136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00504.82802" calcext:value-type="float">
            <text:p>1442700504.82802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33.2009229660034" calcext:value-type="float">
            <text:p>33.200922966</text:p>
          </table:table-cell>
          <table:table-cell table:formula="of:=[.C1312]/([.D1312]-[.D1311])" office:value-type="float" office:value="973121.79922625" calcext:value-type="float">
            <text:p>973121.79922625</text:p>
          </table:table-cell>
          <table:table-cell/>
          <table:table-cell office:value-type="float" office:value="1442700506.33693" calcext:value-type="float">
            <text:p>1442700506.33693</text:p>
          </table:table-cell>
          <table:table-cell table:formula="of:=[.G1312]-[.B1312]" office:value-type="float" office:value="1.50891017913818" calcext:value-type="float">
            <text:p>1.5089101791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00504.83631" calcext:value-type="float">
            <text:p>1442700504.83631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33.209214925766" calcext:value-type="float">
            <text:p>33.2092149258</text:p>
          </table:table-cell>
          <table:table-cell table:formula="of:=[.C1313]/([.D1313]-[.D1312])" office:value-type="float" office:value="976367.497167831" calcext:value-type="float">
            <text:p>976367.497167831</text:p>
          </table:table-cell>
          <table:table-cell/>
          <table:table-cell office:value-type="float" office:value="1442700506.33933" calcext:value-type="float">
            <text:p>1442700506.33933</text:p>
          </table:table-cell>
          <table:table-cell table:formula="of:=[.G1313]-[.B1313]" office:value-type="float" office:value="1.50301718711853" calcext:value-type="float">
            <text:p>1.5030171871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00504.84466" calcext:value-type="float">
            <text:p>1442700504.84466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33.217565536499" calcext:value-type="float">
            <text:p>33.2175655365</text:p>
          </table:table-cell>
          <table:table-cell table:formula="of:=[.C1314]/([.D1314]-[.D1313])" office:value-type="float" office:value="969509.926738044" calcext:value-type="float">
            <text:p>969509.926738044</text:p>
          </table:table-cell>
          <table:table-cell/>
          <table:table-cell office:value-type="float" office:value="1442700506.34847" calcext:value-type="float">
            <text:p>1442700506.34847</text:p>
          </table:table-cell>
          <table:table-cell table:formula="of:=[.G1314]-[.B1314]" office:value-type="float" office:value="1.50380754470825" calcext:value-type="float">
            <text:p>1.5038075447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00504.853" calcext:value-type="float">
            <text:p>1442700504.853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33.2259051799774" calcext:value-type="float">
            <text:p>33.22590518</text:p>
          </table:table-cell>
          <table:table-cell table:formula="of:=[.C1315]/([.D1315]-[.D1314])" office:value-type="float" office:value="970784.904771434" calcext:value-type="float">
            <text:p>970784.904771434</text:p>
          </table:table-cell>
          <table:table-cell/>
          <table:table-cell office:value-type="float" office:value="1442700506.35088" calcext:value-type="float">
            <text:p>1442700506.35088</text:p>
          </table:table-cell>
          <table:table-cell table:formula="of:=[.G1315]-[.B1315]" office:value-type="float" office:value="1.49787211418152" calcext:value-type="float">
            <text:p>1.4978721142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00504.86132" calcext:value-type="float">
            <text:p>1442700504.86132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33.2342236042023" calcext:value-type="float">
            <text:p>33.2342236042</text:p>
          </table:table-cell>
          <table:table-cell table:formula="of:=[.C1316]/([.D1316]-[.D1315])" office:value-type="float" office:value="973261.254915449" calcext:value-type="float">
            <text:p>973261.254915449</text:p>
          </table:table-cell>
          <table:table-cell/>
          <table:table-cell office:value-type="float" office:value="1442700506.35326" calcext:value-type="float">
            <text:p>1442700506.35326</text:p>
          </table:table-cell>
          <table:table-cell table:formula="of:=[.G1316]-[.B1316]" office:value-type="float" office:value="1.49194288253784" calcext:value-type="float">
            <text:p>1.4919428825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00504.86966" calcext:value-type="float">
            <text:p>1442700504.86966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33.2425649166107" calcext:value-type="float">
            <text:p>33.2425649166</text:p>
          </table:table-cell>
          <table:table-cell table:formula="of:=[.C1317]/([.D1317]-[.D1316])" office:value-type="float" office:value="970590.67009661" calcext:value-type="float">
            <text:p>970590.67009661</text:p>
          </table:table-cell>
          <table:table-cell/>
          <table:table-cell office:value-type="float" office:value="1442700506.36418" calcext:value-type="float">
            <text:p>1442700506.36418</text:p>
          </table:table-cell>
          <table:table-cell table:formula="of:=[.G1317]-[.B1317]" office:value-type="float" office:value="1.49452090263367" calcext:value-type="float">
            <text:p>1.4945209026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00504.878" calcext:value-type="float">
            <text:p>1442700504.878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33.2509014606476" calcext:value-type="float">
            <text:p>33.2509014606</text:p>
          </table:table-cell>
          <table:table-cell table:formula="of:=[.C1318]/([.D1318]-[.D1317])" office:value-type="float" office:value="971145.832637419" calcext:value-type="float">
            <text:p>971145.832637419</text:p>
          </table:table-cell>
          <table:table-cell/>
          <table:table-cell office:value-type="float" office:value="1442700506.36655" calcext:value-type="float">
            <text:p>1442700506.36655</text:p>
          </table:table-cell>
          <table:table-cell table:formula="of:=[.G1318]-[.B1318]" office:value-type="float" office:value="1.48855257034302" calcext:value-type="float">
            <text:p>1.4885525703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00504.88629" calcext:value-type="float">
            <text:p>1442700504.88629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33.2591948509216" calcext:value-type="float">
            <text:p>33.2591948509</text:p>
          </table:table-cell>
          <table:table-cell table:formula="of:=[.C1319]/([.D1319]-[.D1318])" office:value-type="float" office:value="976199.085352882" calcext:value-type="float">
            <text:p>976199.085352882</text:p>
          </table:table-cell>
          <table:table-cell/>
          <table:table-cell office:value-type="float" office:value="1442700506.36896" calcext:value-type="float">
            <text:p>1442700506.36896</text:p>
          </table:table-cell>
          <table:table-cell table:formula="of:=[.G1319]-[.B1319]" office:value-type="float" office:value="1.48266196250916" calcext:value-type="float">
            <text:p>1.4826619625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00504.89464" calcext:value-type="float">
            <text:p>1442700504.89464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33.267539024353" calcext:value-type="float">
            <text:p>33.2675390244</text:p>
          </table:table-cell>
          <table:table-cell table:formula="of:=[.C1320]/([.D1320]-[.D1319])" office:value-type="float" office:value="970257.877135836" calcext:value-type="float">
            <text:p>970257.877135836</text:p>
          </table:table-cell>
          <table:table-cell/>
          <table:table-cell office:value-type="float" office:value="1442700506.37403" calcext:value-type="float">
            <text:p>1442700506.37403</text:p>
          </table:table-cell>
          <table:table-cell table:formula="of:=[.G1320]-[.B1320]" office:value-type="float" office:value="1.47939491271973" calcext:value-type="float">
            <text:p>1.4793949127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00504.90297" calcext:value-type="float">
            <text:p>1442700504.90297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33.2758717536926" calcext:value-type="float">
            <text:p>33.2758717537</text:p>
          </table:table-cell>
          <table:table-cell table:formula="of:=[.C1321]/([.D1321]-[.D1320])" office:value-type="float" office:value="971590.420143062" calcext:value-type="float">
            <text:p>971590.420143062</text:p>
          </table:table-cell>
          <table:table-cell/>
          <table:table-cell office:value-type="float" office:value="1442700506.39084" calcext:value-type="float">
            <text:p>1442700506.39084</text:p>
          </table:table-cell>
          <table:table-cell table:formula="of:=[.G1321]-[.B1321]" office:value-type="float" office:value="1.48786568641663" calcext:value-type="float">
            <text:p>1.4878656864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00504.9113" calcext:value-type="float">
            <text:p>1442700504.9113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33.284202337265" calcext:value-type="float">
            <text:p>33.2842023373</text:p>
          </table:table-cell>
          <table:table-cell table:formula="of:=[.C1322]/([.D1322]-[.D1321])" office:value-type="float" office:value="971840.67954552" calcext:value-type="float">
            <text:p>971840.67954552</text:p>
          </table:table-cell>
          <table:table-cell/>
          <table:table-cell office:value-type="float" office:value="1442700506.39325" calcext:value-type="float">
            <text:p>1442700506.39325</text:p>
          </table:table-cell>
          <table:table-cell table:formula="of:=[.G1322]-[.B1322]" office:value-type="float" office:value="1.48194980621338" calcext:value-type="float">
            <text:p>1.4819498062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00504.9196" calcext:value-type="float">
            <text:p>1442700504.9196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33.2925047874451" calcext:value-type="float">
            <text:p>33.2925047874</text:p>
          </table:table-cell>
          <table:table-cell table:formula="of:=[.C1323]/([.D1323]-[.D1322])" office:value-type="float" office:value="975133.824885851" calcext:value-type="float">
            <text:p>975133.824885851</text:p>
          </table:table-cell>
          <table:table-cell/>
          <table:table-cell office:value-type="float" office:value="1442700506.39566" calcext:value-type="float">
            <text:p>1442700506.39566</text:p>
          </table:table-cell>
          <table:table-cell table:formula="of:=[.G1323]-[.B1323]" office:value-type="float" office:value="1.47605538368225" calcext:value-type="float">
            <text:p>1.4760553837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00504.92789" calcext:value-type="float">
            <text:p>1442700504.92789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33.3007946014404" calcext:value-type="float">
            <text:p>33.3007946014</text:p>
          </table:table-cell>
          <table:table-cell table:formula="of:=[.C1324]/([.D1324]-[.D1323])" office:value-type="float" office:value="976620.223871153" calcext:value-type="float">
            <text:p>976620.223871153</text:p>
          </table:table-cell>
          <table:table-cell/>
          <table:table-cell office:value-type="float" office:value="1442700506.41946" calcext:value-type="float">
            <text:p>1442700506.41946</text:p>
          </table:table-cell>
          <table:table-cell table:formula="of:=[.G1324]-[.B1324]" office:value-type="float" office:value="1.49156641960144" calcext:value-type="float">
            <text:p>1.491566419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00504.93623" calcext:value-type="float">
            <text:p>1442700504.93623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33.3091297149658" calcext:value-type="float">
            <text:p>33.309129715</text:p>
          </table:table-cell>
          <table:table-cell table:formula="of:=[.C1325]/([.D1325]-[.D1324])" office:value-type="float" office:value="971312.505263158" calcext:value-type="float">
            <text:p>971312.505263158</text:p>
          </table:table-cell>
          <table:table-cell/>
          <table:table-cell office:value-type="float" office:value="1442700506.42187" calcext:value-type="float">
            <text:p>1442700506.42187</text:p>
          </table:table-cell>
          <table:table-cell table:formula="of:=[.G1325]-[.B1325]" office:value-type="float" office:value="1.48563957214355" calcext:value-type="float">
            <text:p>1.4856395721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00504.94459" calcext:value-type="float">
            <text:p>1442700504.94459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33.3174874782562" calcext:value-type="float">
            <text:p>33.3174874783</text:p>
          </table:table-cell>
          <table:table-cell table:formula="of:=[.C1326]/([.D1326]-[.D1325])" office:value-type="float" office:value="968680.222051063" calcext:value-type="float">
            <text:p>968680.222051063</text:p>
          </table:table-cell>
          <table:table-cell/>
          <table:table-cell office:value-type="float" office:value="1442700506.42428" calcext:value-type="float">
            <text:p>1442700506.42428</text:p>
          </table:table-cell>
          <table:table-cell table:formula="of:=[.G1326]-[.B1326]" office:value-type="float" office:value="1.47969007492065" calcext:value-type="float">
            <text:p>1.4796900749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00504.95291" calcext:value-type="float">
            <text:p>1442700504.95291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33.3258080482483" calcext:value-type="float">
            <text:p>33.3258080482</text:p>
          </table:table-cell>
          <table:table-cell table:formula="of:=[.C1327]/([.D1327]-[.D1326])" office:value-type="float" office:value="973010.263445944" calcext:value-type="float">
            <text:p>973010.263445944</text:p>
          </table:table-cell>
          <table:table-cell/>
          <table:table-cell office:value-type="float" office:value="1442700506.43503" calcext:value-type="float">
            <text:p>1442700506.43503</text:p>
          </table:table-cell>
          <table:table-cell table:formula="of:=[.G1327]-[.B1327]" office:value-type="float" office:value="1.48212552070618" calcext:value-type="float">
            <text:p>1.4821255207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00504.96123" calcext:value-type="float">
            <text:p>1442700504.96123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33.3341310024261" calcext:value-type="float">
            <text:p>33.3341310024</text:p>
          </table:table-cell>
          <table:table-cell table:formula="of:=[.C1328]/([.D1328]-[.D1327])" office:value-type="float" office:value="972731.535821708" calcext:value-type="float">
            <text:p>972731.535821708</text:p>
          </table:table-cell>
          <table:table-cell/>
          <table:table-cell office:value-type="float" office:value="1442700506.43744" calcext:value-type="float">
            <text:p>1442700506.43744</text:p>
          </table:table-cell>
          <table:table-cell table:formula="of:=[.G1328]-[.B1328]" office:value-type="float" office:value="1.47620749473572" calcext:value-type="float">
            <text:p>1.476207494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00504.96955" calcext:value-type="float">
            <text:p>1442700504.96955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33.3424506187439" calcext:value-type="float">
            <text:p>33.3424506187</text:p>
          </table:table-cell>
          <table:table-cell table:formula="of:=[.C1329]/([.D1329]-[.D1328])" office:value-type="float" office:value="973121.79922625" calcext:value-type="float">
            <text:p>973121.79922625</text:p>
          </table:table-cell>
          <table:table-cell/>
          <table:table-cell office:value-type="float" office:value="1442700506.43984" calcext:value-type="float">
            <text:p>1442700506.43984</text:p>
          </table:table-cell>
          <table:table-cell table:formula="of:=[.G1329]-[.B1329]" office:value-type="float" office:value="1.47029399871826" calcext:value-type="float">
            <text:p>1.4702939987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00504.97791" calcext:value-type="float">
            <text:p>1442700504.97791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33.3508098125458" calcext:value-type="float">
            <text:p>33.3508098125</text:p>
          </table:table-cell>
          <table:table-cell table:formula="of:=[.C1330]/([.D1330]-[.D1329])" office:value-type="float" office:value="968514.451498816" calcext:value-type="float">
            <text:p>968514.451498816</text:p>
          </table:table-cell>
          <table:table-cell/>
          <table:table-cell office:value-type="float" office:value="1442700506.44894" calcext:value-type="float">
            <text:p>1442700506.44894</text:p>
          </table:table-cell>
          <table:table-cell table:formula="of:=[.G1330]-[.B1330]" office:value-type="float" office:value="1.47103047370911" calcext:value-type="float">
            <text:p>1.4710304737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00504.98634" calcext:value-type="float">
            <text:p>1442700504.98634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33.35924243927" calcext:value-type="float">
            <text:p>33.3592424393</text:p>
          </table:table-cell>
          <table:table-cell table:formula="of:=[.C1331]/([.D1331]-[.D1330])" office:value-type="float" office:value="960080.442873703" calcext:value-type="float">
            <text:p>960080.442873703</text:p>
          </table:table-cell>
          <table:table-cell/>
          <table:table-cell office:value-type="float" office:value="1442700506.45132" calcext:value-type="float">
            <text:p>1442700506.45132</text:p>
          </table:table-cell>
          <table:table-cell table:formula="of:=[.G1331]-[.B1331]" office:value-type="float" office:value="1.46497941017151" calcext:value-type="float">
            <text:p>1.4649794102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00504.99471" calcext:value-type="float">
            <text:p>1442700504.99471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33.3676111698151" calcext:value-type="float">
            <text:p>33.3676111698</text:p>
          </table:table-cell>
          <table:table-cell table:formula="of:=[.C1332]/([.D1332]-[.D1331])" office:value-type="float" office:value="967410.762770292" calcext:value-type="float">
            <text:p>967410.762770292</text:p>
          </table:table-cell>
          <table:table-cell/>
          <table:table-cell office:value-type="float" office:value="1442700506.45372" calcext:value-type="float">
            <text:p>1442700506.45372</text:p>
          </table:table-cell>
          <table:table-cell table:formula="of:=[.G1332]-[.B1332]" office:value-type="float" office:value="1.45901417732239" calcext:value-type="float">
            <text:p>1.4590141773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00505.00412" calcext:value-type="float">
            <text:p>1442700505.00412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33.377021074295" calcext:value-type="float">
            <text:p>33.3770210743</text:p>
          </table:table-cell>
          <table:table-cell table:formula="of:=[.C1333]/([.D1333]-[.D1332])" office:value-type="float" office:value="860370.051282051" calcext:value-type="float">
            <text:p>860370.051282051</text:p>
          </table:table-cell>
          <table:table-cell/>
          <table:table-cell office:value-type="float" office:value="1442700506.47329" calcext:value-type="float">
            <text:p>1442700506.47329</text:p>
          </table:table-cell>
          <table:table-cell table:formula="of:=[.G1333]-[.B1333]" office:value-type="float" office:value="1.46917510032654" calcext:value-type="float">
            <text:p>1.4691751003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00505.01255" calcext:value-type="float">
            <text:p>1442700505.01255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33.3854517936707" calcext:value-type="float">
            <text:p>33.3854517937</text:p>
          </table:table-cell>
          <table:table-cell table:formula="of:=[.C1334]/([.D1334]-[.D1333])" office:value-type="float" office:value="960297.649500863" calcext:value-type="float">
            <text:p>960297.649500863</text:p>
          </table:table-cell>
          <table:table-cell/>
          <table:table-cell office:value-type="float" office:value="1442700506.47568" calcext:value-type="float">
            <text:p>1442700506.47568</text:p>
          </table:table-cell>
          <table:table-cell table:formula="of:=[.G1334]-[.B1334]" office:value-type="float" office:value="1.463134765625" calcext:value-type="float">
            <text:p>1.4631347656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00505.02102" calcext:value-type="float">
            <text:p>1442700505.02102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33.3939206600189" calcext:value-type="float">
            <text:p>33.39392066</text:p>
          </table:table-cell>
          <table:table-cell table:formula="of:=[.C1335]/([.D1335]-[.D1334])" office:value-type="float" office:value="955972.106190704" calcext:value-type="float">
            <text:p>955972.106190704</text:p>
          </table:table-cell>
          <table:table-cell/>
          <table:table-cell office:value-type="float" office:value="1442700506.47812" calcext:value-type="float">
            <text:p>1442700506.47812</text:p>
          </table:table-cell>
          <table:table-cell table:formula="of:=[.G1335]-[.B1335]" office:value-type="float" office:value="1.45710515975952" calcext:value-type="float">
            <text:p>1.4571051598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00505.02954" calcext:value-type="float">
            <text:p>1442700505.02954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33.4024367332458" calcext:value-type="float">
            <text:p>33.4024367332</text:p>
          </table:table-cell>
          <table:table-cell table:formula="of:=[.C1336]/([.D1336]-[.D1335])" office:value-type="float" office:value="950672.896329685" calcext:value-type="float">
            <text:p>950672.896329685</text:p>
          </table:table-cell>
          <table:table-cell/>
          <table:table-cell office:value-type="float" office:value="1442700506.51991" calcext:value-type="float">
            <text:p>1442700506.51991</text:p>
          </table:table-cell>
          <table:table-cell table:formula="of:=[.G1336]-[.B1336]" office:value-type="float" office:value="1.49037671089172" calcext:value-type="float">
            <text:p>1.4903767109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00505.03801" calcext:value-type="float">
            <text:p>1442700505.03801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33.4109079837799" calcext:value-type="float">
            <text:p>33.4109079838</text:p>
          </table:table-cell>
          <table:table-cell table:formula="of:=[.C1337]/([.D1337]-[.D1336])" office:value-type="float" office:value="955703.053221131" calcext:value-type="float">
            <text:p>955703.053221131</text:p>
          </table:table-cell>
          <table:table-cell/>
          <table:table-cell office:value-type="float" office:value="1442700506.52232" calcext:value-type="float">
            <text:p>1442700506.52232</text:p>
          </table:table-cell>
          <table:table-cell table:formula="of:=[.G1337]-[.B1337]" office:value-type="float" office:value="1.48430967330933" calcext:value-type="float">
            <text:p>1.484309673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00505.04648" calcext:value-type="float">
            <text:p>1442700505.04648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33.419383764267" calcext:value-type="float">
            <text:p>33.4193837643</text:p>
          </table:table-cell>
          <table:table-cell table:formula="of:=[.C1338]/([.D1338]-[.D1337])" office:value-type="float" office:value="955192.269592124" calcext:value-type="float">
            <text:p>955192.269592124</text:p>
          </table:table-cell>
          <table:table-cell/>
          <table:table-cell office:value-type="float" office:value="1442700506.5247" calcext:value-type="float">
            <text:p>1442700506.5247</text:p>
          </table:table-cell>
          <table:table-cell table:formula="of:=[.G1338]-[.B1338]" office:value-type="float" office:value="1.47822093963623" calcext:value-type="float">
            <text:p>1.4782209396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00505.055" calcext:value-type="float">
            <text:p>1442700505.055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33.4278967380524" calcext:value-type="float">
            <text:p>33.4278967381</text:p>
          </table:table-cell>
          <table:table-cell table:formula="of:=[.C1339]/([.D1339]-[.D1338])" office:value-type="float" office:value="951019.021565003" calcext:value-type="float">
            <text:p>951019.021565003</text:p>
          </table:table-cell>
          <table:table-cell/>
          <table:table-cell office:value-type="float" office:value="1442700506.53549" calcext:value-type="float">
            <text:p>1442700506.53549</text:p>
          </table:table-cell>
          <table:table-cell table:formula="of:=[.G1339]-[.B1339]" office:value-type="float" office:value="1.4804995059967" calcext:value-type="float">
            <text:p>1.480499506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00505.06357" calcext:value-type="float">
            <text:p>1442700505.06357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33.4364757537842" calcext:value-type="float">
            <text:p>33.4364757538</text:p>
          </table:table-cell>
          <table:table-cell table:formula="of:=[.C1340]/([.D1340]-[.D1339])" office:value-type="float" office:value="943698.001389545" calcext:value-type="float">
            <text:p>943698.001389545</text:p>
          </table:table-cell>
          <table:table-cell/>
          <table:table-cell office:value-type="float" office:value="1442700506.5379" calcext:value-type="float">
            <text:p>1442700506.5379</text:p>
          </table:table-cell>
          <table:table-cell table:formula="of:=[.G1340]-[.B1340]" office:value-type="float" office:value="1.47432327270508" calcext:value-type="float">
            <text:p>1.4743232727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00505.07204" calcext:value-type="float">
            <text:p>1442700505.07204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33.444938659668" calcext:value-type="float">
            <text:p>33.4449386597</text:p>
          </table:table-cell>
          <table:table-cell table:formula="of:=[.C1341]/([.D1341]-[.D1340])" office:value-type="float" office:value="956645.401848096" calcext:value-type="float">
            <text:p>956645.401848096</text:p>
          </table:table-cell>
          <table:table-cell/>
          <table:table-cell office:value-type="float" office:value="1442700506.57371" calcext:value-type="float">
            <text:p>1442700506.57371</text:p>
          </table:table-cell>
          <table:table-cell table:formula="of:=[.G1341]-[.B1341]" office:value-type="float" office:value="1.50166916847229" calcext:value-type="float">
            <text:p>1.5016691685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00505.08055" calcext:value-type="float">
            <text:p>1442700505.08055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33.4534494876862" calcext:value-type="float">
            <text:p>33.4534494877</text:p>
          </table:table-cell>
          <table:table-cell table:formula="of:=[.C1342]/([.D1342]-[.D1341])" office:value-type="float" office:value="951258.794408494" calcext:value-type="float">
            <text:p>951258.794408494</text:p>
          </table:table-cell>
          <table:table-cell/>
          <table:table-cell office:value-type="float" office:value="1442700506.57611" calcext:value-type="float">
            <text:p>1442700506.57611</text:p>
          </table:table-cell>
          <table:table-cell table:formula="of:=[.G1342]-[.B1342]" office:value-type="float" office:value="1.49556517601013" calcext:value-type="float">
            <text:p>1.495565176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00505.08898" calcext:value-type="float">
            <text:p>1442700505.08898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33.4618785381317" calcext:value-type="float">
            <text:p>33.4618785381</text:p>
          </table:table-cell>
          <table:table-cell table:formula="of:=[.C1343]/([.D1343]-[.D1342])" office:value-type="float" office:value="960487.785936528" calcext:value-type="float">
            <text:p>960487.785936528</text:p>
          </table:table-cell>
          <table:table-cell/>
          <table:table-cell office:value-type="float" office:value="1442700506.57852" calcext:value-type="float">
            <text:p>1442700506.57852</text:p>
          </table:table-cell>
          <table:table-cell table:formula="of:=[.G1343]-[.B1343]" office:value-type="float" office:value="1.48953819274902" calcext:value-type="float">
            <text:p>1.4895381927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00505.0974" calcext:value-type="float">
            <text:p>1442700505.0974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33.4702978134155" calcext:value-type="float">
            <text:p>33.4702978134</text:p>
          </table:table-cell>
          <table:table-cell table:formula="of:=[.C1344]/([.D1344]-[.D1343])" office:value-type="float" office:value="961602.955965225" calcext:value-type="float">
            <text:p>961602.955965225</text:p>
          </table:table-cell>
          <table:table-cell/>
          <table:table-cell office:value-type="float" office:value="1442700506.59166" calcext:value-type="float">
            <text:p>1442700506.59166</text:p>
          </table:table-cell>
          <table:table-cell table:formula="of:=[.G1344]-[.B1344]" office:value-type="float" office:value="1.4942626953125" calcext:value-type="float">
            <text:p>1.4942626953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00505.10585" calcext:value-type="float">
            <text:p>1442700505.10585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33.4787473678589" calcext:value-type="float">
            <text:p>33.4787473679</text:p>
          </table:table-cell>
          <table:table-cell table:formula="of:=[.C1345]/([.D1345]-[.D1344])" office:value-type="float" office:value="958157.031151242" calcext:value-type="float">
            <text:p>958157.031151242</text:p>
          </table:table-cell>
          <table:table-cell/>
          <table:table-cell office:value-type="float" office:value="1442700506.5941" calcext:value-type="float">
            <text:p>1442700506.5941</text:p>
          </table:table-cell>
          <table:table-cell table:formula="of:=[.G1345]-[.B1345]" office:value-type="float" office:value="1.48825573921204" calcext:value-type="float">
            <text:p>1.4882557392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00505.11423" calcext:value-type="float">
            <text:p>1442700505.11423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33.487133026123" calcext:value-type="float">
            <text:p>33.4871330261</text:p>
          </table:table-cell>
          <table:table-cell table:formula="of:=[.C1346]/([.D1346]-[.D1345])" office:value-type="float" office:value="965457.897873308" calcext:value-type="float">
            <text:p>965457.897873308</text:p>
          </table:table-cell>
          <table:table-cell/>
          <table:table-cell office:value-type="float" office:value="1442700506.5965" calcext:value-type="float">
            <text:p>1442700506.5965</text:p>
          </table:table-cell>
          <table:table-cell table:formula="of:=[.G1346]-[.B1346]" office:value-type="float" office:value="1.48227310180664" calcext:value-type="float">
            <text:p>1.4822731018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00505.12269" calcext:value-type="float">
            <text:p>1442700505.12269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33.4955956935883" calcext:value-type="float">
            <text:p>33.4955956936</text:p>
          </table:table-cell>
          <table:table-cell table:formula="of:=[.C1347]/([.D1347]-[.D1346])" office:value-type="float" office:value="956672.353401888" calcext:value-type="float">
            <text:p>956672.353401888</text:p>
          </table:table-cell>
          <table:table-cell/>
          <table:table-cell office:value-type="float" office:value="1442700506.6204" calcext:value-type="float">
            <text:p>1442700506.6204</text:p>
          </table:table-cell>
          <table:table-cell table:formula="of:=[.G1347]-[.B1347]" office:value-type="float" office:value="1.49770402908325" calcext:value-type="float">
            <text:p>1.4977040291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00505.13117" calcext:value-type="float">
            <text:p>1442700505.13117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33.5040714740753" calcext:value-type="float">
            <text:p>33.5040714741</text:p>
          </table:table-cell>
          <table:table-cell table:formula="of:=[.C1348]/([.D1348]-[.D1347])" office:value-type="float" office:value="955192.269592124" calcext:value-type="float">
            <text:p>955192.269592124</text:p>
          </table:table-cell>
          <table:table-cell/>
          <table:table-cell office:value-type="float" office:value="1442700506.6228" calcext:value-type="float">
            <text:p>1442700506.6228</text:p>
          </table:table-cell>
          <table:table-cell table:formula="of:=[.G1348]-[.B1348]" office:value-type="float" office:value="1.49162983894348" calcext:value-type="float">
            <text:p>1.4916298389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00505.13962" calcext:value-type="float">
            <text:p>1442700505.13962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33.5125217437744" calcext:value-type="float">
            <text:p>33.5125217438</text:p>
          </table:table-cell>
          <table:table-cell table:formula="of:=[.C1349]/([.D1349]-[.D1348])" office:value-type="float" office:value="958075.929915639" calcext:value-type="float">
            <text:p>958075.929915639</text:p>
          </table:table-cell>
          <table:table-cell/>
          <table:table-cell office:value-type="float" office:value="1442700506.6252" calcext:value-type="float">
            <text:p>1442700506.6252</text:p>
          </table:table-cell>
          <table:table-cell table:formula="of:=[.G1349]-[.B1349]" office:value-type="float" office:value="1.48558235168457" calcext:value-type="float">
            <text:p>1.4855823517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00505.14816" calcext:value-type="float">
            <text:p>1442700505.14816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33.5210583209991" calcext:value-type="float">
            <text:p>33.521058321</text:p>
          </table:table-cell>
          <table:table-cell table:formula="of:=[.C1350]/([.D1350]-[.D1349])" office:value-type="float" office:value="948389.475883257" calcext:value-type="float">
            <text:p>948389.475883257</text:p>
          </table:table-cell>
          <table:table-cell/>
          <table:table-cell office:value-type="float" office:value="1442700506.63456" calcext:value-type="float">
            <text:p>1442700506.63456</text:p>
          </table:table-cell>
          <table:table-cell table:formula="of:=[.G1350]-[.B1350]" office:value-type="float" office:value="1.48640084266663" calcext:value-type="float">
            <text:p>1.4864008427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00505.15678" calcext:value-type="float">
            <text:p>1442700505.15678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33.5296833515167" calcext:value-type="float">
            <text:p>33.5296833515</text:p>
          </table:table-cell>
          <table:table-cell table:formula="of:=[.C1351]/([.D1351]-[.D1350])" office:value-type="float" office:value="938663.345422379" calcext:value-type="float">
            <text:p>938663.345422379</text:p>
          </table:table-cell>
          <table:table-cell/>
          <table:table-cell office:value-type="float" office:value="1442700506.63696" calcext:value-type="float">
            <text:p>1442700506.63696</text:p>
          </table:table-cell>
          <table:table-cell table:formula="of:=[.G1351]-[.B1351]" office:value-type="float" office:value="1.48018050193787" calcext:value-type="float">
            <text:p>1.4801805019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00505.16524" calcext:value-type="float">
            <text:p>1442700505.16524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33.5381424427032" calcext:value-type="float">
            <text:p>33.5381424427</text:p>
          </table:table-cell>
          <table:table-cell table:formula="of:=[.C1352]/([.D1352]-[.D1351])" office:value-type="float" office:value="957076.809019166" calcext:value-type="float">
            <text:p>957076.809019166</text:p>
          </table:table-cell>
          <table:table-cell/>
          <table:table-cell office:value-type="float" office:value="1442700506.63943" calcext:value-type="float">
            <text:p>1442700506.63943</text:p>
          </table:table-cell>
          <table:table-cell table:formula="of:=[.G1352]-[.B1352]" office:value-type="float" office:value="1.47419190406799" calcext:value-type="float">
            <text:p>1.4741919041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00505.17367" calcext:value-type="float">
            <text:p>1442700505.17367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33.5465724468231" calcext:value-type="float">
            <text:p>33.5465724468</text:p>
          </table:table-cell>
          <table:table-cell table:formula="of:=[.C1353]/([.D1353]-[.D1352])" office:value-type="float" office:value="960379.127326206" calcext:value-type="float">
            <text:p>960379.127326206</text:p>
          </table:table-cell>
          <table:table-cell/>
          <table:table-cell office:value-type="float" office:value="1442700506.66145" calcext:value-type="float">
            <text:p>1442700506.66145</text:p>
          </table:table-cell>
          <table:table-cell table:formula="of:=[.G1353]-[.B1353]" office:value-type="float" office:value="1.48778057098389" calcext:value-type="float">
            <text:p>1.487780571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00505.18221" calcext:value-type="float">
            <text:p>1442700505.18221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33.5551080703735" calcext:value-type="float">
            <text:p>33.5551080704</text:p>
          </table:table-cell>
          <table:table-cell table:formula="of:=[.C1354]/([.D1354]-[.D1353])" office:value-type="float" office:value="948495.438227983" calcext:value-type="float">
            <text:p>948495.438227983</text:p>
          </table:table-cell>
          <table:table-cell/>
          <table:table-cell office:value-type="float" office:value="1442700506.66386" calcext:value-type="float">
            <text:p>1442700506.66386</text:p>
          </table:table-cell>
          <table:table-cell table:formula="of:=[.G1354]-[.B1354]" office:value-type="float" office:value="1.48164963722229" calcext:value-type="float">
            <text:p>1.4816496372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00505.19067" calcext:value-type="float">
            <text:p>1442700505.19067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33.5635750293732" calcext:value-type="float">
            <text:p>33.5635750294</text:p>
          </table:table-cell>
          <table:table-cell table:formula="of:=[.C1355]/([.D1355]-[.D1354])" office:value-type="float" office:value="956187.457663391" calcext:value-type="float">
            <text:p>956187.457663391</text:p>
          </table:table-cell>
          <table:table-cell/>
          <table:table-cell office:value-type="float" office:value="1442700506.66626" calcext:value-type="float">
            <text:p>1442700506.66626</text:p>
          </table:table-cell>
          <table:table-cell table:formula="of:=[.G1355]-[.B1355]" office:value-type="float" office:value="1.47558617591858" calcext:value-type="float">
            <text:p>1.4755861759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00505.19914" calcext:value-type="float">
            <text:p>1442700505.19914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33.5720460414886" calcext:value-type="float">
            <text:p>33.5720460415</text:p>
          </table:table-cell>
          <table:table-cell table:formula="of:=[.C1356]/([.D1356]-[.D1355])" office:value-type="float" office:value="955729.951702786" calcext:value-type="float">
            <text:p>955729.951702786</text:p>
          </table:table-cell>
          <table:table-cell/>
          <table:table-cell office:value-type="float" office:value="1442700506.69212" calcext:value-type="float">
            <text:p>1442700506.69212</text:p>
          </table:table-cell>
          <table:table-cell table:formula="of:=[.G1356]-[.B1356]" office:value-type="float" office:value="1.49297499656677" calcext:value-type="float">
            <text:p>1.4929749966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00505.20759" calcext:value-type="float">
            <text:p>1442700505.20759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33.5804951190948" calcext:value-type="float">
            <text:p>33.5804951191</text:p>
          </table:table-cell>
          <table:table-cell table:formula="of:=[.C1357]/([.D1357]-[.D1356])" office:value-type="float" office:value="958211.106270106" calcext:value-type="float">
            <text:p>958211.106270106</text:p>
          </table:table-cell>
          <table:table-cell/>
          <table:table-cell office:value-type="float" office:value="1442700506.69456" calcext:value-type="float">
            <text:p>1442700506.69456</text:p>
          </table:table-cell>
          <table:table-cell table:formula="of:=[.G1357]-[.B1357]" office:value-type="float" office:value="1.48696637153626" calcext:value-type="float">
            <text:p>1.4869663715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00505.21599" calcext:value-type="float">
            <text:p>1442700505.21599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33.5888924598694" calcext:value-type="float">
            <text:p>33.5888924599</text:p>
          </table:table-cell>
          <table:table-cell table:formula="of:=[.C1358]/([.D1358]-[.D1357])" office:value-type="float" office:value="964114.737912041" calcext:value-type="float">
            <text:p>964114.737912041</text:p>
          </table:table-cell>
          <table:table-cell/>
          <table:table-cell office:value-type="float" office:value="1442700506.69697" calcext:value-type="float">
            <text:p>1442700506.69697</text:p>
          </table:table-cell>
          <table:table-cell table:formula="of:=[.G1358]-[.B1358]" office:value-type="float" office:value="1.48097515106201" calcext:value-type="float">
            <text:p>1.4809751511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00505.22444" calcext:value-type="float">
            <text:p>1442700505.22444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33.597341299057" calcext:value-type="float">
            <text:p>33.5973412991</text:p>
          </table:table-cell>
          <table:table-cell table:formula="of:=[.C1359]/([.D1359]-[.D1358])" office:value-type="float" office:value="958238.146118464" calcext:value-type="float">
            <text:p>958238.146118464</text:p>
          </table:table-cell>
          <table:table-cell/>
          <table:table-cell office:value-type="float" office:value="1442700506.70185" calcext:value-type="float">
            <text:p>1442700506.70185</text:p>
          </table:table-cell>
          <table:table-cell table:formula="of:=[.G1359]-[.B1359]" office:value-type="float" office:value="1.4774112701416" calcext:value-type="float">
            <text:p>1.4774112701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00505.23287" calcext:value-type="float">
            <text:p>1442700505.23287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33.6057739257812" calcext:value-type="float">
            <text:p>33.6057739258</text:p>
          </table:table-cell>
          <table:table-cell table:formula="of:=[.C1360]/([.D1360]-[.D1359])" office:value-type="float" office:value="960080.442873703" calcext:value-type="float">
            <text:p>960080.442873703</text:p>
          </table:table-cell>
          <table:table-cell/>
          <table:table-cell office:value-type="float" office:value="1442700506.95797" calcext:value-type="float">
            <text:p>1442700506.95797</text:p>
          </table:table-cell>
          <table:table-cell table:formula="of:=[.G1360]-[.B1360]" office:value-type="float" office:value="1.72510051727295" calcext:value-type="float">
            <text:p>1.7251005173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00505.24142" calcext:value-type="float">
            <text:p>1442700505.24142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33.6143226623535" calcext:value-type="float">
            <text:p>33.6143226624</text:p>
          </table:table-cell>
          <table:table-cell table:formula="of:=[.C1361]/([.D1361]-[.D1360])" office:value-type="float" office:value="947040.528335565" calcext:value-type="float">
            <text:p>947040.528335565</text:p>
          </table:table-cell>
          <table:table-cell/>
          <table:table-cell office:value-type="float" office:value="1442700506.96037" calcext:value-type="float">
            <text:p>1442700506.96037</text:p>
          </table:table-cell>
          <table:table-cell table:formula="of:=[.G1361]-[.B1361]" office:value-type="float" office:value="1.71894526481628" calcext:value-type="float">
            <text:p>1.7189452648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00505.24987" calcext:value-type="float">
            <text:p>1442700505.24987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33.6227686405182" calcext:value-type="float">
            <text:p>33.6227686405</text:p>
          </table:table-cell>
          <table:table-cell table:formula="of:=[.C1362]/([.D1362]-[.D1361])" office:value-type="float" office:value="958562.743373324" calcext:value-type="float">
            <text:p>958562.743373324</text:p>
          </table:table-cell>
          <table:table-cell/>
          <table:table-cell office:value-type="float" office:value="1442700506.96277" calcext:value-type="float">
            <text:p>1442700506.96277</text:p>
          </table:table-cell>
          <table:table-cell table:formula="of:=[.G1362]-[.B1362]" office:value-type="float" office:value="1.71290755271912" calcext:value-type="float">
            <text:p>1.7129075527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00505.2583" calcext:value-type="float">
            <text:p>1442700505.2583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33.6312036514282" calcext:value-type="float">
            <text:p>33.6312036514</text:p>
          </table:table-cell>
          <table:table-cell table:formula="of:=[.C1363]/([.D1363]-[.D1362])" office:value-type="float" office:value="959809.072726759" calcext:value-type="float">
            <text:p>959809.072726759</text:p>
          </table:table-cell>
          <table:table-cell/>
          <table:table-cell office:value-type="float" office:value="1442700506.97576" calcext:value-type="float">
            <text:p>1442700506.97576</text:p>
          </table:table-cell>
          <table:table-cell table:formula="of:=[.G1363]-[.B1363]" office:value-type="float" office:value="1.71745777130127" calcext:value-type="float">
            <text:p>1.7174577713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00505.26672" calcext:value-type="float">
            <text:p>1442700505.26672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33.6396179199219" calcext:value-type="float">
            <text:p>33.6396179199</text:p>
          </table:table-cell>
          <table:table-cell table:formula="of:=[.C1364]/([.D1364]-[.D1363])" office:value-type="float" office:value="962175.14405531" calcext:value-type="float">
            <text:p>962175.14405531</text:p>
          </table:table-cell>
          <table:table-cell/>
          <table:table-cell office:value-type="float" office:value="1442700506.9934" calcext:value-type="float">
            <text:p>1442700506.9934</text:p>
          </table:table-cell>
          <table:table-cell table:formula="of:=[.G1364]-[.B1364]" office:value-type="float" office:value="1.72668623924255" calcext:value-type="float">
            <text:p>1.7266862392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00505.27515" calcext:value-type="float">
            <text:p>1442700505.27515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33.6480467319488" calcext:value-type="float">
            <text:p>33.6480467319</text:p>
          </table:table-cell>
          <table:table-cell table:formula="of:=[.C1365]/([.D1365]-[.D1364])" office:value-type="float" office:value="960514.954431024" calcext:value-type="float">
            <text:p>960514.954431024</text:p>
          </table:table-cell>
          <table:table-cell/>
          <table:table-cell office:value-type="float" office:value="1442700506.99581" calcext:value-type="float">
            <text:p>1442700506.99581</text:p>
          </table:table-cell>
          <table:table-cell table:formula="of:=[.G1365]-[.B1365]" office:value-type="float" office:value="1.72066044807434" calcext:value-type="float">
            <text:p>1.7206604481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00505.28357" calcext:value-type="float">
            <text:p>1442700505.28357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33.6564764976501" calcext:value-type="float">
            <text:p>33.6564764977</text:p>
          </table:table-cell>
          <table:table-cell table:formula="of:=[.C1366]/([.D1366]-[.D1365])" office:value-type="float" office:value="960406.289673898" calcext:value-type="float">
            <text:p>960406.289673898</text:p>
          </table:table-cell>
          <table:table-cell/>
          <table:table-cell office:value-type="float" office:value="1442700506.99824" calcext:value-type="float">
            <text:p>1442700506.99824</text:p>
          </table:table-cell>
          <table:table-cell table:formula="of:=[.G1366]-[.B1366]" office:value-type="float" office:value="1.71466755867004" calcext:value-type="float">
            <text:p>1.7146675587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00505.29199" calcext:value-type="float">
            <text:p>1442700505.29199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33.6648936271667" calcext:value-type="float">
            <text:p>33.6648936272</text:p>
          </table:table-cell>
          <table:table-cell table:formula="of:=[.C1367]/([.D1367]-[.D1366])" office:value-type="float" office:value="961848.096079764" calcext:value-type="float">
            <text:p>961848.096079764</text:p>
          </table:table-cell>
          <table:table-cell/>
          <table:table-cell office:value-type="float" office:value="1442700510.00097" calcext:value-type="float">
            <text:p>1442700510.00097</text:p>
          </table:table-cell>
          <table:table-cell table:formula="of:=[.G1367]-[.B1367]" office:value-type="float" office:value="4.70897459983826" calcext:value-type="float">
            <text:p>4.7089745998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00505.30042" calcext:value-type="float">
            <text:p>1442700505.30042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33.673326253891" calcext:value-type="float">
            <text:p>33.6733262539</text:p>
          </table:table-cell>
          <table:table-cell table:formula="of:=[.C1368]/([.D1368]-[.D1367])" office:value-type="float" office:value="960080.442873703" calcext:value-type="float">
            <text:p>960080.442873703</text:p>
          </table:table-cell>
          <table:table-cell/>
          <table:table-cell office:value-type="float" office:value="1442700510.00453" calcext:value-type="float">
            <text:p>1442700510.00453</text:p>
          </table:table-cell>
          <table:table-cell table:formula="of:=[.G1368]-[.B1368]" office:value-type="float" office:value="4.70410490036011" calcext:value-type="float">
            <text:p>4.7041049004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00505.30885" calcext:value-type="float">
            <text:p>1442700505.30885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33.6817545890808" calcext:value-type="float">
            <text:p>33.6817545891</text:p>
          </table:table-cell>
          <table:table-cell table:formula="of:=[.C1369]/([.D1369]-[.D1368])" office:value-type="float" office:value="960569.29603123" calcext:value-type="float">
            <text:p>960569.29603123</text:p>
          </table:table-cell>
          <table:table-cell/>
          <table:table-cell office:value-type="float" office:value="1442700510.0081" calcext:value-type="float">
            <text:p>1442700510.0081</text:p>
          </table:table-cell>
          <table:table-cell table:formula="of:=[.G1369]-[.B1369]" office:value-type="float" office:value="4.6992449760437" calcext:value-type="float">
            <text:p>4.699244976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00505.31726" calcext:value-type="float">
            <text:p>1442700505.31726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33.6901605129242" calcext:value-type="float">
            <text:p>33.6901605129</text:p>
          </table:table-cell>
          <table:table-cell table:formula="of:=[.C1370]/([.D1370]-[.D1369])" office:value-type="float" office:value="963130.305584707" calcext:value-type="float">
            <text:p>963130.305584707</text:p>
          </table:table-cell>
          <table:table-cell/>
          <table:table-cell office:value-type="float" office:value="1442700510.01166" calcext:value-type="float">
            <text:p>1442700510.01166</text:p>
          </table:table-cell>
          <table:table-cell table:formula="of:=[.G1370]-[.B1370]" office:value-type="float" office:value="4.69439721107483" calcext:value-type="float">
            <text:p>4.6943972111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00505.32573" calcext:value-type="float">
            <text:p>1442700505.32573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33.6986303329468" calcext:value-type="float">
            <text:p>33.6986303329</text:p>
          </table:table-cell>
          <table:table-cell table:formula="of:=[.C1371]/([.D1371]-[.D1370])" office:value-type="float" office:value="955864.466826179" calcext:value-type="float">
            <text:p>955864.466826179</text:p>
          </table:table-cell>
          <table:table-cell/>
          <table:table-cell office:value-type="float" office:value="1442700510.01519" calcext:value-type="float">
            <text:p>1442700510.01519</text:p>
          </table:table-cell>
          <table:table-cell table:formula="of:=[.G1371]-[.B1371]" office:value-type="float" office:value="4.68946313858032" calcext:value-type="float">
            <text:p>4.6894631386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00505.33418" calcext:value-type="float">
            <text:p>1442700505.33418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33.7070779800415" calcext:value-type="float">
            <text:p>33.70707798</text:p>
          </table:table-cell>
          <table:table-cell table:formula="of:=[.C1372]/([.D1372]-[.D1371])" office:value-type="float" office:value="958373.368254685" calcext:value-type="float">
            <text:p>958373.368254685</text:p>
          </table:table-cell>
          <table:table-cell/>
          <table:table-cell office:value-type="float" office:value="1442700510.01878" calcext:value-type="float">
            <text:p>1442700510.01878</text:p>
          </table:table-cell>
          <table:table-cell table:formula="of:=[.G1372]-[.B1372]" office:value-type="float" office:value="4.68460822105408" calcext:value-type="float">
            <text:p>4.684608221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00505.34285" calcext:value-type="float">
            <text:p>1442700505.34285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33.7157542705536" calcext:value-type="float">
            <text:p>33.7157542706</text:p>
          </table:table-cell>
          <table:table-cell table:formula="of:=[.C1373]/([.D1373]-[.D1372])" office:value-type="float" office:value="933117.671512187" calcext:value-type="float">
            <text:p>933117.671512187</text:p>
          </table:table-cell>
          <table:table-cell/>
          <table:table-cell office:value-type="float" office:value="1442700510.02232" calcext:value-type="float">
            <text:p>1442700510.02232</text:p>
          </table:table-cell>
          <table:table-cell table:formula="of:=[.G1373]-[.B1373]" office:value-type="float" office:value="4.67946410179138" calcext:value-type="float">
            <text:p>4.6794641018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00505.35126" calcext:value-type="float">
            <text:p>1442700505.35126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33.72416472435" calcext:value-type="float">
            <text:p>33.7241647244</text:p>
          </table:table-cell>
          <table:table-cell table:formula="of:=[.C1374]/([.D1374]-[.D1373])" office:value-type="float" office:value="962611.554144461" calcext:value-type="float">
            <text:p>962611.554144461</text:p>
          </table:table-cell>
          <table:table-cell/>
          <table:table-cell office:value-type="float" office:value="1442700510.02586" calcext:value-type="float">
            <text:p>1442700510.02586</text:p>
          </table:table-cell>
          <table:table-cell table:formula="of:=[.G1374]-[.B1374]" office:value-type="float" office:value="4.67459774017334" calcext:value-type="float">
            <text:p>4.6745977402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00505.35971" calcext:value-type="float">
            <text:p>1442700505.35971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33.7326152324677" calcext:value-type="float">
            <text:p>33.7326152325</text:p>
          </table:table-cell>
          <table:table-cell table:formula="of:=[.C1375]/([.D1375]-[.D1374])" office:value-type="float" office:value="958048.899221307" calcext:value-type="float">
            <text:p>958048.899221307</text:p>
          </table:table-cell>
          <table:table-cell/>
          <table:table-cell office:value-type="float" office:value="1442700510.0295" calcext:value-type="float">
            <text:p>1442700510.0295</text:p>
          </table:table-cell>
          <table:table-cell table:formula="of:=[.G1375]-[.B1375]" office:value-type="float" office:value="4.66979074478149" calcext:value-type="float">
            <text:p>4.6697907448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00505.36813" calcext:value-type="float">
            <text:p>1442700505.36813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33.7410337924957" calcext:value-type="float">
            <text:p>33.7410337925</text:p>
          </table:table-cell>
          <table:table-cell table:formula="of:=[.C1376]/([.D1376]-[.D1375])" office:value-type="float" office:value="961684.655451713" calcext:value-type="float">
            <text:p>961684.655451713</text:p>
          </table:table-cell>
          <table:table-cell/>
          <table:table-cell office:value-type="float" office:value="1442700510.03304" calcext:value-type="float">
            <text:p>1442700510.03304</text:p>
          </table:table-cell>
          <table:table-cell table:formula="of:=[.G1376]-[.B1376]" office:value-type="float" office:value="4.66491222381592" calcext:value-type="float">
            <text:p>4.6649122238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00505.3766" calcext:value-type="float">
            <text:p>1442700505.3766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33.7494983673096" calcext:value-type="float">
            <text:p>33.7494983673</text:p>
          </table:table-cell>
          <table:table-cell table:formula="of:=[.C1377]/([.D1377]-[.D1376])" office:value-type="float" office:value="956456.783483086" calcext:value-type="float">
            <text:p>956456.783483086</text:p>
          </table:table-cell>
          <table:table-cell/>
          <table:table-cell office:value-type="float" office:value="1442700510.03661" calcext:value-type="float">
            <text:p>1442700510.03661</text:p>
          </table:table-cell>
          <table:table-cell table:formula="of:=[.G1377]-[.B1377]" office:value-type="float" office:value="4.66000962257385" calcext:value-type="float">
            <text:p>4.6600096226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00505.38496" calcext:value-type="float">
            <text:p>1442700505.38496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33.7578639984131" calcext:value-type="float">
            <text:p>33.7578639984</text:p>
          </table:table-cell>
          <table:table-cell table:formula="of:=[.C1378]/([.D1378]-[.D1377])" office:value-type="float" office:value="967769.185590515" calcext:value-type="float">
            <text:p>967769.185590515</text:p>
          </table:table-cell>
          <table:table-cell/>
          <table:table-cell office:value-type="float" office:value="1442700510.04018" calcext:value-type="float">
            <text:p>1442700510.04018</text:p>
          </table:table-cell>
          <table:table-cell table:formula="of:=[.G1378]-[.B1378]" office:value-type="float" office:value="4.65521788597107" calcext:value-type="float">
            <text:p>4.655217886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00505.39351" calcext:value-type="float">
            <text:p>1442700505.39351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33.7664103507996" calcext:value-type="float">
            <text:p>33.7664103508</text:p>
          </table:table-cell>
          <table:table-cell table:formula="of:=[.C1379]/([.D1379]-[.D1378])" office:value-type="float" office:value="947304.725325001" calcext:value-type="float">
            <text:p>947304.725325001</text:p>
          </table:table-cell>
          <table:table-cell/>
          <table:table-cell office:value-type="float" office:value="1442700510.0437" calcext:value-type="float">
            <text:p>1442700510.0437</text:p>
          </table:table-cell>
          <table:table-cell table:formula="of:=[.G1379]-[.B1379]" office:value-type="float" office:value="4.65019464492798" calcext:value-type="float">
            <text:p>4.6501946449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00505.40193" calcext:value-type="float">
            <text:p>1442700505.40193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33.7748267650604" calcext:value-type="float">
            <text:p>33.7748267651</text:p>
          </table:table-cell>
          <table:table-cell table:formula="of:=[.C1380]/([.D1380]-[.D1379])" office:value-type="float" office:value="961929.837228407" calcext:value-type="float">
            <text:p>961929.837228407</text:p>
          </table:table-cell>
          <table:table-cell/>
          <table:table-cell office:value-type="float" office:value="1442700510.04729" calcext:value-type="float">
            <text:p>1442700510.04729</text:p>
          </table:table-cell>
          <table:table-cell table:formula="of:=[.G1380]-[.B1380]" office:value-type="float" office:value="4.64536595344543" calcext:value-type="float">
            <text:p>4.6453659534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00505.41035" calcext:value-type="float">
            <text:p>1442700505.41035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33.7832486629486" calcext:value-type="float">
            <text:p>33.7832486629</text:p>
          </table:table-cell>
          <table:table-cell table:formula="of:=[.C1381]/([.D1381]-[.D1380])" office:value-type="float" office:value="961303.509908278" calcext:value-type="float">
            <text:p>961303.509908278</text:p>
          </table:table-cell>
          <table:table-cell/>
          <table:table-cell office:value-type="float" office:value="1442700510.05085" calcext:value-type="float">
            <text:p>1442700510.05085</text:p>
          </table:table-cell>
          <table:table-cell table:formula="of:=[.G1381]-[.B1381]" office:value-type="float" office:value="4.64050054550171" calcext:value-type="float">
            <text:p>4.6405005455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00505.41878" calcext:value-type="float">
            <text:p>1442700505.41878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33.7916769981384" calcext:value-type="float">
            <text:p>33.7916769981</text:p>
          </table:table-cell>
          <table:table-cell table:formula="of:=[.C1382]/([.D1382]-[.D1381])" office:value-type="float" office:value="960569.29603123" calcext:value-type="float">
            <text:p>960569.29603123</text:p>
          </table:table-cell>
          <table:table-cell/>
          <table:table-cell office:value-type="float" office:value="1442700510.05441" calcext:value-type="float">
            <text:p>1442700510.05441</text:p>
          </table:table-cell>
          <table:table-cell table:formula="of:=[.G1382]-[.B1382]" office:value-type="float" office:value="4.63563871383667" calcext:value-type="float">
            <text:p>4.6356387138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00505.42733" calcext:value-type="float">
            <text:p>1442700505.42733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33.8002331256866" calcext:value-type="float">
            <text:p>33.8002331257</text:p>
          </table:table-cell>
          <table:table-cell table:formula="of:=[.C1383]/([.D1383]-[.D1382])" office:value-type="float" office:value="946222.453367515" calcext:value-type="float">
            <text:p>946222.453367515</text:p>
          </table:table-cell>
          <table:table-cell/>
          <table:table-cell office:value-type="float" office:value="1442700510.05799" calcext:value-type="float">
            <text:p>1442700510.05799</text:p>
          </table:table-cell>
          <table:table-cell table:formula="of:=[.G1383]-[.B1383]" office:value-type="float" office:value="4.63065385818481" calcext:value-type="float">
            <text:p>4.6306538582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00505.43576" calcext:value-type="float">
            <text:p>1442700505.43576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33.8086590766907" calcext:value-type="float">
            <text:p>33.8086590767</text:p>
          </table:table-cell>
          <table:table-cell table:formula="of:=[.C1384]/([.D1384]-[.D1383])" office:value-type="float" office:value="960841.096290427" calcext:value-type="float">
            <text:p>960841.096290427</text:p>
          </table:table-cell>
          <table:table-cell/>
          <table:table-cell office:value-type="float" office:value="1442700510.0616" calcext:value-type="float">
            <text:p>1442700510.0616</text:p>
          </table:table-cell>
          <table:table-cell table:formula="of:=[.G1384]-[.B1384]" office:value-type="float" office:value="4.62584018707275" calcext:value-type="float">
            <text:p>4.625840187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00505.44416" calcext:value-type="float">
            <text:p>1442700505.44416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33.8170611858368" calcext:value-type="float">
            <text:p>33.8170611858</text:p>
          </table:table-cell>
          <table:table-cell table:formula="of:=[.C1385]/([.D1385]-[.D1384])" office:value-type="float" office:value="963567.582758719" calcext:value-type="float">
            <text:p>963567.582758719</text:p>
          </table:table-cell>
          <table:table-cell/>
          <table:table-cell office:value-type="float" office:value="1442700510.06516" calcext:value-type="float">
            <text:p>1442700510.06516</text:p>
          </table:table-cell>
          <table:table-cell table:formula="of:=[.G1385]-[.B1385]" office:value-type="float" office:value="4.62100076675415" calcext:value-type="float">
            <text:p>4.6210007668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00505.45263" calcext:value-type="float">
            <text:p>1442700505.45263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33.8255305290222" calcext:value-type="float">
            <text:p>33.825530529</text:p>
          </table:table-cell>
          <table:table-cell table:formula="of:=[.C1386]/([.D1386]-[.D1385])" office:value-type="float" office:value="955918.28347831" calcext:value-type="float">
            <text:p>955918.28347831</text:p>
          </table:table-cell>
          <table:table-cell/>
          <table:table-cell office:value-type="float" office:value="1442700510.06872" calcext:value-type="float">
            <text:p>1442700510.06872</text:p>
          </table:table-cell>
          <table:table-cell table:formula="of:=[.G1386]-[.B1386]" office:value-type="float" office:value="4.61609482765198" calcext:value-type="float">
            <text:p>4.6160948277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00505.4611" calcext:value-type="float">
            <text:p>1442700505.4611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33.8340017795563" calcext:value-type="float">
            <text:p>33.8340017796</text:p>
          </table:table-cell>
          <table:table-cell table:formula="of:=[.C1387]/([.D1387]-[.D1386])" office:value-type="float" office:value="955703.053221131" calcext:value-type="float">
            <text:p>955703.053221131</text:p>
          </table:table-cell>
          <table:table-cell/>
          <table:table-cell office:value-type="float" office:value="1442700510.07229" calcext:value-type="float">
            <text:p>1442700510.07229</text:p>
          </table:table-cell>
          <table:table-cell table:formula="of:=[.G1387]-[.B1387]" office:value-type="float" office:value="4.61118626594543" calcext:value-type="float">
            <text:p>4.6111862659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00505.46953" calcext:value-type="float">
            <text:p>1442700505.46953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33.8424310684204" calcext:value-type="float">
            <text:p>33.8424310684</text:p>
          </table:table-cell>
          <table:table-cell table:formula="of:=[.C1388]/([.D1388]-[.D1387])" office:value-type="float" office:value="960460.618978928" calcext:value-type="float">
            <text:p>960460.618978928</text:p>
          </table:table-cell>
          <table:table-cell/>
          <table:table-cell office:value-type="float" office:value="1442700510.07583" calcext:value-type="float">
            <text:p>1442700510.07583</text:p>
          </table:table-cell>
          <table:table-cell table:formula="of:=[.G1388]-[.B1388]" office:value-type="float" office:value="4.6062958240509" calcext:value-type="float">
            <text:p>4.606295824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00505.47803" calcext:value-type="float">
            <text:p>1442700505.47803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33.8509283065796" calcext:value-type="float">
            <text:p>33.8509283066</text:p>
          </table:table-cell>
          <table:table-cell table:formula="of:=[.C1389]/([.D1389]-[.D1388])" office:value-type="float" office:value="952780.167901235" calcext:value-type="float">
            <text:p>952780.167901235</text:p>
          </table:table-cell>
          <table:table-cell/>
          <table:table-cell office:value-type="float" office:value="1442700510.07943" calcext:value-type="float">
            <text:p>1442700510.07943</text:p>
          </table:table-cell>
          <table:table-cell table:formula="of:=[.G1389]-[.B1389]" office:value-type="float" office:value="4.60139918327332" calcext:value-type="float">
            <text:p>4.6013991833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00505.48639" calcext:value-type="float">
            <text:p>1442700505.48639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33.8592936992645" calcext:value-type="float">
            <text:p>33.8592936993</text:p>
          </table:table-cell>
          <table:table-cell table:formula="of:=[.C1390]/([.D1390]-[.D1389])" office:value-type="float" office:value="967796.767577735" calcext:value-type="float">
            <text:p>967796.767577735</text:p>
          </table:table-cell>
          <table:table-cell/>
          <table:table-cell office:value-type="float" office:value="1442700510.08296" calcext:value-type="float">
            <text:p>1442700510.08296</text:p>
          </table:table-cell>
          <table:table-cell table:formula="of:=[.G1390]-[.B1390]" office:value-type="float" office:value="4.59657001495361" calcext:value-type="float">
            <text:p>4.596570015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00505.49475" calcext:value-type="float">
            <text:p>1442700505.49475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33.8676540851593" calcext:value-type="float">
            <text:p>33.8676540852</text:p>
          </table:table-cell>
          <table:table-cell table:formula="of:=[.C1391]/([.D1391]-[.D1390])" office:value-type="float" office:value="968376.352706325" calcext:value-type="float">
            <text:p>968376.352706325</text:p>
          </table:table-cell>
          <table:table-cell/>
          <table:table-cell office:value-type="float" office:value="1442700510.08653" calcext:value-type="float">
            <text:p>1442700510.08653</text:p>
          </table:table-cell>
          <table:table-cell table:formula="of:=[.G1391]-[.B1391]" office:value-type="float" office:value="4.59177446365356" calcext:value-type="float">
            <text:p>4.5917744637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00505.50317" calcext:value-type="float">
            <text:p>1442700505.50317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33.8760681152344" calcext:value-type="float">
            <text:p>33.8760681152</text:p>
          </table:table-cell>
          <table:table-cell table:formula="of:=[.C1392]/([.D1392]-[.D1391])" office:value-type="float" office:value="962202.408092715" calcext:value-type="float">
            <text:p>962202.408092715</text:p>
          </table:table-cell>
          <table:table-cell/>
          <table:table-cell office:value-type="float" office:value="1442700510.09013" calcext:value-type="float">
            <text:p>1442700510.09013</text:p>
          </table:table-cell>
          <table:table-cell table:formula="of:=[.G1392]-[.B1392]" office:value-type="float" office:value="4.58696293830872" calcext:value-type="float">
            <text:p>4.5869629383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00505.51155" calcext:value-type="float">
            <text:p>1442700505.51155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33.8844487667084" calcext:value-type="float">
            <text:p>33.8844487667</text:p>
          </table:table-cell>
          <table:table-cell table:formula="of:=[.C1393]/([.D1393]-[.D1392])" office:value-type="float" office:value="966034.684191061" calcext:value-type="float">
            <text:p>966034.684191061</text:p>
          </table:table-cell>
          <table:table-cell/>
          <table:table-cell office:value-type="float" office:value="1442700510.09369" calcext:value-type="float">
            <text:p>1442700510.09369</text:p>
          </table:table-cell>
          <table:table-cell table:formula="of:=[.G1393]-[.B1393]" office:value-type="float" office:value="4.58214712142944" calcext:value-type="float">
            <text:p>4.5821471214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00505.51992" calcext:value-type="float">
            <text:p>1442700505.51992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33.8928232192993" calcext:value-type="float">
            <text:p>33.8928232193</text:p>
          </table:table-cell>
          <table:table-cell table:formula="of:=[.C1394]/([.D1394]-[.D1393])" office:value-type="float" office:value="966749.756128114" calcext:value-type="float">
            <text:p>966749.756128114</text:p>
          </table:table-cell>
          <table:table-cell/>
          <table:table-cell office:value-type="float" office:value="1442700510.09726" calcext:value-type="float">
            <text:p>1442700510.09726</text:p>
          </table:table-cell>
          <table:table-cell table:formula="of:=[.G1394]-[.B1394]" office:value-type="float" office:value="4.5773355960846" calcext:value-type="float">
            <text:p>4.5773355961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00505.52831" calcext:value-type="float">
            <text:p>1442700505.52831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33.9012076854706" calcext:value-type="float">
            <text:p>33.9012076855</text:p>
          </table:table-cell>
          <table:table-cell table:formula="of:=[.C1395]/([.D1395]-[.D1394])" office:value-type="float" office:value="965595.165467626" calcext:value-type="float">
            <text:p>965595.165467626</text:p>
          </table:table-cell>
          <table:table-cell/>
          <table:table-cell office:value-type="float" office:value="1442700510.1008" calcext:value-type="float">
            <text:p>1442700510.1008</text:p>
          </table:table-cell>
          <table:table-cell table:formula="of:=[.G1395]-[.B1395]" office:value-type="float" office:value="4.57249712944031" calcext:value-type="float">
            <text:p>4.5724971294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00505.53673" calcext:value-type="float">
            <text:p>1442700505.53673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33.9096326828003" calcext:value-type="float">
            <text:p>33.9096326828</text:p>
          </table:table-cell>
          <table:table-cell table:formula="of:=[.C1396]/([.D1396]-[.D1395])" office:value-type="float" office:value="960949.859467414" calcext:value-type="float">
            <text:p>960949.859467414</text:p>
          </table:table-cell>
          <table:table-cell/>
          <table:table-cell office:value-type="float" office:value="1442700510.10432" calcext:value-type="float">
            <text:p>1442700510.10432</text:p>
          </table:table-cell>
          <table:table-cell table:formula="of:=[.G1396]-[.B1396]" office:value-type="float" office:value="4.56758546829224" calcext:value-type="float">
            <text:p>4.5675854683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00505.54513" calcext:value-type="float">
            <text:p>1442700505.54513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33.9180316925049" calcext:value-type="float">
            <text:p>33.9180316925</text:p>
          </table:table-cell>
          <table:table-cell table:formula="of:=[.C1397]/([.D1397]-[.D1396])" office:value-type="float" office:value="963923.162938572" calcext:value-type="float">
            <text:p>963923.162938572</text:p>
          </table:table-cell>
          <table:table-cell/>
          <table:table-cell office:value-type="float" office:value="1442700510.10787" calcext:value-type="float">
            <text:p>1442700510.10787</text:p>
          </table:table-cell>
          <table:table-cell table:formula="of:=[.G1397]-[.B1397]" office:value-type="float" office:value="4.56273627281189" calcext:value-type="float">
            <text:p>4.5627362728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00505.55356" calcext:value-type="float">
            <text:p>1442700505.55356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33.9264600276947" calcext:value-type="float">
            <text:p>33.9264600277</text:p>
          </table:table-cell>
          <table:table-cell table:formula="of:=[.C1398]/([.D1398]-[.D1397])" office:value-type="float" office:value="960569.29603123" calcext:value-type="float">
            <text:p>960569.29603123</text:p>
          </table:table-cell>
          <table:table-cell/>
          <table:table-cell office:value-type="float" office:value="1442700510.11142" calcext:value-type="float">
            <text:p>1442700510.11142</text:p>
          </table:table-cell>
          <table:table-cell table:formula="of:=[.G1398]-[.B1398]" office:value-type="float" office:value="4.557856798172" calcext:value-type="float">
            <text:p>4.5578567982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00505.56196" calcext:value-type="float">
            <text:p>1442700505.56196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33.9348661899567" calcext:value-type="float">
            <text:p>33.93486619</text:p>
          </table:table-cell>
          <table:table-cell table:formula="of:=[.C1399]/([.D1399]-[.D1398])" office:value-type="float" office:value="963102.988938681" calcext:value-type="float">
            <text:p>963102.988938681</text:p>
          </table:table-cell>
          <table:table-cell/>
          <table:table-cell office:value-type="float" office:value="1442700510.11493" calcext:value-type="float">
            <text:p>1442700510.11493</text:p>
          </table:table-cell>
          <table:table-cell table:formula="of:=[.G1399]-[.B1399]" office:value-type="float" office:value="4.55296659469605" calcext:value-type="float">
            <text:p>4.5529665947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00505.5704" calcext:value-type="float">
            <text:p>1442700505.5704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33.9432995319366" calcext:value-type="float">
            <text:p>33.9432995319</text:p>
          </table:table-cell>
          <table:table-cell table:formula="of:=[.C1400]/([.D1400]-[.D1399])" office:value-type="float" office:value="959999.015718648" calcext:value-type="float">
            <text:p>959999.015718648</text:p>
          </table:table-cell>
          <table:table-cell/>
          <table:table-cell office:value-type="float" office:value="1442700510.11848" calcext:value-type="float">
            <text:p>1442700510.11848</text:p>
          </table:table-cell>
          <table:table-cell table:formula="of:=[.G1400]-[.B1400]" office:value-type="float" office:value="4.54808640480042" calcext:value-type="float">
            <text:p>4.5480864048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00505.57883" calcext:value-type="float">
            <text:p>1442700505.57883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33.9517319202423" calcext:value-type="float">
            <text:p>33.9517319202</text:p>
          </table:table-cell>
          <table:table-cell table:formula="of:=[.C1401]/([.D1401]-[.D1400])" office:value-type="float" office:value="960107.588328433" calcext:value-type="float">
            <text:p>960107.588328433</text:p>
          </table:table-cell>
          <table:table-cell/>
          <table:table-cell office:value-type="float" office:value="1442700510.12203" calcext:value-type="float">
            <text:p>1442700510.12203</text:p>
          </table:table-cell>
          <table:table-cell table:formula="of:=[.G1401]-[.B1401]" office:value-type="float" office:value="4.5432026386261" calcext:value-type="float">
            <text:p>4.5432026386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00505.58724" calcext:value-type="float">
            <text:p>1442700505.58724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33.9601430892944" calcext:value-type="float">
            <text:p>33.9601430893</text:p>
          </table:table-cell>
          <table:table-cell table:formula="of:=[.C1402]/([.D1402]-[.D1401])" office:value-type="float" office:value="962529.697100258" calcext:value-type="float">
            <text:p>962529.697100258</text:p>
          </table:table-cell>
          <table:table-cell/>
          <table:table-cell office:value-type="float" office:value="1442700510.12558" calcext:value-type="float">
            <text:p>1442700510.12558</text:p>
          </table:table-cell>
          <table:table-cell table:formula="of:=[.G1402]-[.B1402]" office:value-type="float" office:value="4.53833913803101" calcext:value-type="float">
            <text:p>4.538339138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00505.59567" calcext:value-type="float">
            <text:p>1442700505.59567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33.9685759544373" calcext:value-type="float">
            <text:p>33.9685759544</text:p>
          </table:table-cell>
          <table:table-cell table:formula="of:=[.C1403]/([.D1403]-[.D1402])" office:value-type="float" office:value="960053.298953916" calcext:value-type="float">
            <text:p>960053.298953916</text:p>
          </table:table-cell>
          <table:table-cell/>
          <table:table-cell office:value-type="float" office:value="1442700510.12912" calcext:value-type="float">
            <text:p>1442700510.12912</text:p>
          </table:table-cell>
          <table:table-cell table:formula="of:=[.G1403]-[.B1403]" office:value-type="float" office:value="4.53344964981079" calcext:value-type="float">
            <text:p>4.5334496498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00505.6041" calcext:value-type="float">
            <text:p>1442700505.6041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33.9769992828369" calcext:value-type="float">
            <text:p>33.9769992828</text:p>
          </table:table-cell>
          <table:table-cell table:formula="of:=[.C1404]/([.D1404]-[.D1403])" office:value-type="float" office:value="961140.25428814" calcext:value-type="float">
            <text:p>961140.25428814</text:p>
          </table:table-cell>
          <table:table-cell/>
          <table:table-cell office:value-type="float" office:value="1442700510.13268" calcext:value-type="float">
            <text:p>1442700510.13268</text:p>
          </table:table-cell>
          <table:table-cell table:formula="of:=[.G1404]-[.B1404]" office:value-type="float" office:value="4.52857899665833" calcext:value-type="float">
            <text:p>4.5285789967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00505.61258" calcext:value-type="float">
            <text:p>1442700505.61258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33.9854774475098" calcext:value-type="float">
            <text:p>33.9854774475</text:p>
          </table:table-cell>
          <table:table-cell table:formula="of:=[.C1405]/([.D1405]-[.D1404])" office:value-type="float" office:value="954923.655343082" calcext:value-type="float">
            <text:p>954923.655343082</text:p>
          </table:table-cell>
          <table:table-cell/>
          <table:table-cell office:value-type="float" office:value="1442700510.13623" calcext:value-type="float">
            <text:p>1442700510.13623</text:p>
          </table:table-cell>
          <table:table-cell table:formula="of:=[.G1405]-[.B1405]" office:value-type="float" office:value="4.52365398406982" calcext:value-type="float">
            <text:p>4.5236539841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00505.62102" calcext:value-type="float">
            <text:p>1442700505.62102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33.9939193725586" calcext:value-type="float">
            <text:p>33.9939193726</text:p>
          </table:table-cell>
          <table:table-cell table:formula="of:=[.C1406]/([.D1406]-[.D1405])" office:value-type="float" office:value="959022.966109354" calcext:value-type="float">
            <text:p>959022.966109354</text:p>
          </table:table-cell>
          <table:table-cell/>
          <table:table-cell office:value-type="float" office:value="1442700510.13978" calcext:value-type="float">
            <text:p>1442700510.13978</text:p>
          </table:table-cell>
          <table:table-cell table:formula="of:=[.G1406]-[.B1406]" office:value-type="float" office:value="4.51876425743103" calcext:value-type="float">
            <text:p>4.518764257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00505.62947" calcext:value-type="float">
            <text:p>1442700505.62947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34.0023748874664" calcext:value-type="float">
            <text:p>34.0023748875</text:p>
          </table:table-cell>
          <table:table-cell table:formula="of:=[.C1407]/([.D1407]-[.D1406])" office:value-type="float" office:value="957481.606767235" calcext:value-type="float">
            <text:p>957481.606767235</text:p>
          </table:table-cell>
          <table:table-cell/>
          <table:table-cell office:value-type="float" office:value="1442700510.14332" calcext:value-type="float">
            <text:p>1442700510.14332</text:p>
          </table:table-cell>
          <table:table-cell table:formula="of:=[.G1407]-[.B1407]" office:value-type="float" office:value="4.51385092735291" calcext:value-type="float">
            <text:p>4.5138509274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00505.63789" calcext:value-type="float">
            <text:p>1442700505.63789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34.0107924938202" calcext:value-type="float">
            <text:p>34.0107924938</text:p>
          </table:table-cell>
          <table:table-cell table:formula="of:=[.C1408]/([.D1408]-[.D1407])" office:value-type="float" office:value="961793.609698068" calcext:value-type="float">
            <text:p>961793.609698068</text:p>
          </table:table-cell>
          <table:table-cell/>
          <table:table-cell office:value-type="float" office:value="1442700510.14688" calcext:value-type="float">
            <text:p>1442700510.14688</text:p>
          </table:table-cell>
          <table:table-cell table:formula="of:=[.G1408]-[.B1408]" office:value-type="float" office:value="4.50898456573486" calcext:value-type="float">
            <text:p>4.5089845657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00505.6463" calcext:value-type="float">
            <text:p>1442700505.6463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34.0191988945007" calcext:value-type="float">
            <text:p>34.0191988945</text:p>
          </table:table-cell>
          <table:table-cell table:formula="of:=[.C1409]/([.D1409]-[.D1408])" office:value-type="float" office:value="963075.67384214" calcext:value-type="float">
            <text:p>963075.67384214</text:p>
          </table:table-cell>
          <table:table-cell/>
          <table:table-cell office:value-type="float" office:value="1442700510.15043" calcext:value-type="float">
            <text:p>1442700510.15043</text:p>
          </table:table-cell>
          <table:table-cell table:formula="of:=[.G1409]-[.B1409]" office:value-type="float" office:value="4.50413489341736" calcext:value-type="float">
            <text:p>4.5041348934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00505.65475" calcext:value-type="float">
            <text:p>1442700505.65475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34.0276505947113" calcext:value-type="float">
            <text:p>34.0276505947</text:p>
          </table:table-cell>
          <table:table-cell table:formula="of:=[.C1410]/([.D1410]-[.D1409])" office:value-type="float" office:value="957913.768625349" calcext:value-type="float">
            <text:p>957913.768625349</text:p>
          </table:table-cell>
          <table:table-cell/>
          <table:table-cell office:value-type="float" office:value="1442700510.15398" calcext:value-type="float">
            <text:p>1442700510.15398</text:p>
          </table:table-cell>
          <table:table-cell table:formula="of:=[.G1410]-[.B1410]" office:value-type="float" office:value="4.49923205375671" calcext:value-type="float">
            <text:p>4.4992320538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00505.66315" calcext:value-type="float">
            <text:p>1442700505.66315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34.0360531806946" calcext:value-type="float">
            <text:p>34.0360531807</text:p>
          </table:table-cell>
          <table:table-cell table:formula="of:=[.C1411]/([.D1411]-[.D1410])" office:value-type="float" office:value="963512.901398859" calcext:value-type="float">
            <text:p>963512.901398859</text:p>
          </table:table-cell>
          <table:table-cell/>
          <table:table-cell office:value-type="float" office:value="1442700510.15753" calcext:value-type="float">
            <text:p>1442700510.15753</text:p>
          </table:table-cell>
          <table:table-cell table:formula="of:=[.G1411]-[.B1411]" office:value-type="float" office:value="4.49438166618347" calcext:value-type="float">
            <text:p>4.4943816662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00505.67169" calcext:value-type="float">
            <text:p>1442700505.67169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34.0445938110352" calcext:value-type="float">
            <text:p>34.044593811</text:p>
          </table:table-cell>
          <table:table-cell table:formula="of:=[.C1412]/([.D1412]-[.D1411])" office:value-type="float" office:value="947939.399921836" calcext:value-type="float">
            <text:p>947939.399921836</text:p>
          </table:table-cell>
          <table:table-cell/>
          <table:table-cell office:value-type="float" office:value="1442700510.16109" calcext:value-type="float">
            <text:p>1442700510.16109</text:p>
          </table:table-cell>
          <table:table-cell table:formula="of:=[.G1412]-[.B1412]" office:value-type="float" office:value="4.48939371109009" calcext:value-type="float">
            <text:p>4.4893937111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00505.68009" calcext:value-type="float">
            <text:p>1442700505.68009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34.052994966507" calcext:value-type="float">
            <text:p>34.0529949665</text:p>
          </table:table-cell>
          <table:table-cell table:formula="of:=[.C1413]/([.D1413]-[.D1412])" office:value-type="float" office:value="963676.964100235" calcext:value-type="float">
            <text:p>963676.964100235</text:p>
          </table:table-cell>
          <table:table-cell/>
          <table:table-cell office:value-type="float" office:value="1442700510.16464" calcext:value-type="float">
            <text:p>1442700510.16464</text:p>
          </table:table-cell>
          <table:table-cell table:formula="of:=[.G1413]-[.B1413]" office:value-type="float" office:value="4.48454284667969" calcext:value-type="float">
            <text:p>4.4845428467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00505.68854" calcext:value-type="float">
            <text:p>1442700505.68854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34.0614442825317" calcext:value-type="float">
            <text:p>34.0614442825</text:p>
          </table:table-cell>
          <table:table-cell table:formula="of:=[.C1414]/([.D1414]-[.D1413])" office:value-type="float" office:value="958184.067947741" calcext:value-type="float">
            <text:p>958184.067947741</text:p>
          </table:table-cell>
          <table:table-cell/>
          <table:table-cell office:value-type="float" office:value="1442700510.16819" calcext:value-type="float">
            <text:p>1442700510.16819</text:p>
          </table:table-cell>
          <table:table-cell table:formula="of:=[.G1414]-[.B1414]" office:value-type="float" office:value="4.47964787483215" calcext:value-type="float">
            <text:p>4.4796478748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00505.69699" calcext:value-type="float">
            <text:p>1442700505.69699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34.0698912143707" calcext:value-type="float">
            <text:p>34.0698912144</text:p>
          </table:table-cell>
          <table:table-cell table:formula="of:=[.C1415]/([.D1415]-[.D1414])" office:value-type="float" office:value="958454.519856615" calcext:value-type="float">
            <text:p>958454.519856615</text:p>
          </table:table-cell>
          <table:table-cell/>
          <table:table-cell office:value-type="float" office:value="1442700510.17175" calcext:value-type="float">
            <text:p>1442700510.17175</text:p>
          </table:table-cell>
          <table:table-cell table:formula="of:=[.G1415]-[.B1415]" office:value-type="float" office:value="4.47475624084473" calcext:value-type="float">
            <text:p>4.4747562408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00505.70569" calcext:value-type="float">
            <text:p>1442700505.70569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34.0785882472992" calcext:value-type="float">
            <text:p>34.0785882473</text:p>
          </table:table-cell>
          <table:table-cell table:formula="of:=[.C1416]/([.D1416]-[.D1415])" office:value-type="float" office:value="930892.186633039" calcext:value-type="float">
            <text:p>930892.186633039</text:p>
          </table:table-cell>
          <table:table-cell/>
          <table:table-cell office:value-type="float" office:value="1442700510.17529" calcext:value-type="float">
            <text:p>1442700510.17529</text:p>
          </table:table-cell>
          <table:table-cell table:formula="of:=[.G1416]-[.B1416]" office:value-type="float" office:value="4.46960115432739" calcext:value-type="float">
            <text:p>4.4696011543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00505.71416" calcext:value-type="float">
            <text:p>1442700505.71416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34.0870580673218" calcext:value-type="float">
            <text:p>34.0870580673</text:p>
          </table:table-cell>
          <table:table-cell table:formula="of:=[.C1417]/([.D1417]-[.D1416])" office:value-type="float" office:value="955864.466826179" calcext:value-type="float">
            <text:p>955864.466826179</text:p>
          </table:table-cell>
          <table:table-cell/>
          <table:table-cell office:value-type="float" office:value="1442700510.17884" calcext:value-type="float">
            <text:p>1442700510.17884</text:p>
          </table:table-cell>
          <table:table-cell table:formula="of:=[.G1417]-[.B1417]" office:value-type="float" office:value="4.46468067169189" calcext:value-type="float">
            <text:p>4.464680671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00505.72254" calcext:value-type="float">
            <text:p>1442700505.72254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34.0954437255859" calcext:value-type="float">
            <text:p>34.0954437256</text:p>
          </table:table-cell>
          <table:table-cell table:formula="of:=[.C1418]/([.D1418]-[.D1417])" office:value-type="float" office:value="965457.897873308" calcext:value-type="float">
            <text:p>965457.897873308</text:p>
          </table:table-cell>
          <table:table-cell/>
          <table:table-cell office:value-type="float" office:value="1442700510.18239" calcext:value-type="float">
            <text:p>1442700510.18239</text:p>
          </table:table-cell>
          <table:table-cell table:formula="of:=[.G1418]-[.B1418]" office:value-type="float" office:value="4.45985078811646" calcext:value-type="float">
            <text:p>4.4598507881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00505.73101" calcext:value-type="float">
            <text:p>1442700505.73101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34.1039154529572" calcext:value-type="float">
            <text:p>34.103915453</text:p>
          </table:table-cell>
          <table:table-cell table:formula="of:=[.C1419]/([.D1419]-[.D1418])" office:value-type="float" office:value="955649.26079982" calcext:value-type="float">
            <text:p>955649.26079982</text:p>
          </table:table-cell>
          <table:table-cell/>
          <table:table-cell office:value-type="float" office:value="1442700510.18591" calcext:value-type="float">
            <text:p>1442700510.18591</text:p>
          </table:table-cell>
          <table:table-cell table:formula="of:=[.G1419]-[.B1419]" office:value-type="float" office:value="4.45490050315857" calcext:value-type="float">
            <text:p>4.4549005032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00505.73944" calcext:value-type="float">
            <text:p>1442700505.73944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34.1123383045197" calcext:value-type="float">
            <text:p>34.1123383045</text:p>
          </table:table-cell>
          <table:table-cell table:formula="of:=[.C1420]/([.D1420]-[.D1419])" office:value-type="float" office:value="961194.666666667" calcext:value-type="float">
            <text:p>961194.666666667</text:p>
          </table:table-cell>
          <table:table-cell/>
          <table:table-cell office:value-type="float" office:value="1442700510.18946" calcext:value-type="float">
            <text:p>1442700510.18946</text:p>
          </table:table-cell>
          <table:table-cell table:formula="of:=[.G1420]-[.B1420]" office:value-type="float" office:value="4.45002698898315" calcext:value-type="float">
            <text:p>4.450026989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00505.74785" calcext:value-type="float">
            <text:p>1442700505.74785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34.1207525730133" calcext:value-type="float">
            <text:p>34.120752573</text:p>
          </table:table-cell>
          <table:table-cell table:formula="of:=[.C1421]/([.D1421]-[.D1420])" office:value-type="float" office:value="962175.14405531" calcext:value-type="float">
            <text:p>962175.14405531</text:p>
          </table:table-cell>
          <table:table-cell/>
          <table:table-cell office:value-type="float" office:value="1442700510.19308" calcext:value-type="float">
            <text:p>1442700510.19308</text:p>
          </table:table-cell>
          <table:table-cell table:formula="of:=[.G1421]-[.B1421]" office:value-type="float" office:value="4.44522452354431" calcext:value-type="float">
            <text:p>4.4452245235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00505.75627" calcext:value-type="float">
            <text:p>1442700505.75627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34.1291701793671" calcext:value-type="float">
            <text:p>34.1291701794</text:p>
          </table:table-cell>
          <table:table-cell table:formula="of:=[.C1422]/([.D1422]-[.D1421])" office:value-type="float" office:value="961793.609698068" calcext:value-type="float">
            <text:p>961793.609698068</text:p>
          </table:table-cell>
          <table:table-cell/>
          <table:table-cell office:value-type="float" office:value="1442700510.19663" calcext:value-type="float">
            <text:p>1442700510.19663</text:p>
          </table:table-cell>
          <table:table-cell table:formula="of:=[.G1422]-[.B1422]" office:value-type="float" office:value="4.44035744667053" calcext:value-type="float">
            <text:p>4.4403574467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00505.76475" calcext:value-type="float">
            <text:p>1442700505.76475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34.1376521587372" calcext:value-type="float">
            <text:p>34.1376521587</text:p>
          </table:table-cell>
          <table:table-cell table:formula="of:=[.C1423]/([.D1423]-[.D1422])" office:value-type="float" office:value="954494.18664268" calcext:value-type="float">
            <text:p>954494.18664268</text:p>
          </table:table-cell>
          <table:table-cell/>
          <table:table-cell office:value-type="float" office:value="1442700510.20019" calcext:value-type="float">
            <text:p>1442700510.20019</text:p>
          </table:table-cell>
          <table:table-cell table:formula="of:=[.G1423]-[.B1423]" office:value-type="float" office:value="4.43544292449951" calcext:value-type="float">
            <text:p>4.4354429245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00505.77313" calcext:value-type="float">
            <text:p>1442700505.77313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34.1460268497467" calcext:value-type="float">
            <text:p>34.1460268497</text:p>
          </table:table-cell>
          <table:table-cell table:formula="of:=[.C1424]/([.D1424]-[.D1423])" office:value-type="float" office:value="966722.233786939" calcext:value-type="float">
            <text:p>966722.233786939</text:p>
          </table:table-cell>
          <table:table-cell/>
          <table:table-cell office:value-type="float" office:value="1442700510.20376" calcext:value-type="float">
            <text:p>1442700510.20376</text:p>
          </table:table-cell>
          <table:table-cell table:formula="of:=[.G1424]-[.B1424]" office:value-type="float" office:value="4.43063163757324" calcext:value-type="float">
            <text:p>4.4306316376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00505.78155" calcext:value-type="float">
            <text:p>1442700505.78155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34.1544506549835" calcext:value-type="float">
            <text:p>34.154450655</text:p>
          </table:table-cell>
          <table:table-cell table:formula="of:=[.C1425]/([.D1425]-[.D1424])" office:value-type="float" office:value="961085.848069738" calcext:value-type="float">
            <text:p>961085.848069738</text:p>
          </table:table-cell>
          <table:table-cell/>
          <table:table-cell office:value-type="float" office:value="1442700510.20731" calcext:value-type="float">
            <text:p>1442700510.20731</text:p>
          </table:table-cell>
          <table:table-cell table:formula="of:=[.G1425]-[.B1425]" office:value-type="float" office:value="4.42575621604919" calcext:value-type="float">
            <text:p>4.425756216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00505.78995" calcext:value-type="float">
            <text:p>1442700505.78995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34.162853717804" calcext:value-type="float">
            <text:p>34.1628537178</text:p>
          </table:table-cell>
          <table:table-cell table:formula="of:=[.C1426]/([.D1426]-[.D1425])" office:value-type="float" office:value="963458.226244858" calcext:value-type="float">
            <text:p>963458.226244858</text:p>
          </table:table-cell>
          <table:table-cell/>
          <table:table-cell office:value-type="float" office:value="1442700510.21085" calcext:value-type="float">
            <text:p>1442700510.21085</text:p>
          </table:table-cell>
          <table:table-cell table:formula="of:=[.G1426]-[.B1426]" office:value-type="float" office:value="4.42090106010437" calcext:value-type="float">
            <text:p>4.4209010601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00505.79835" calcext:value-type="float">
            <text:p>1442700505.79835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34.1712501049042" calcext:value-type="float">
            <text:p>34.1712501049</text:p>
          </table:table-cell>
          <table:table-cell table:formula="of:=[.C1427]/([.D1427]-[.D1426])" office:value-type="float" office:value="964224.243518755" calcext:value-type="float">
            <text:p>964224.243518755</text:p>
          </table:table-cell>
          <table:table-cell/>
          <table:table-cell office:value-type="float" office:value="1442700510.2144" calcext:value-type="float">
            <text:p>1442700510.2144</text:p>
          </table:table-cell>
          <table:table-cell table:formula="of:=[.G1427]-[.B1427]" office:value-type="float" office:value="4.41605353355408" calcext:value-type="float">
            <text:p>4.4160535336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00505.80678" calcext:value-type="float">
            <text:p>1442700505.80678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34.1796836853027" calcext:value-type="float">
            <text:p>34.1796836853</text:p>
          </table:table-cell>
          <table:table-cell table:formula="of:=[.C1428]/([.D1428]-[.D1427])" office:value-type="float" office:value="959971.876402906" calcext:value-type="float">
            <text:p>959971.876402906</text:p>
          </table:table-cell>
          <table:table-cell/>
          <table:table-cell office:value-type="float" office:value="1442700510.21795" calcext:value-type="float">
            <text:p>1442700510.21795</text:p>
          </table:table-cell>
          <table:table-cell table:formula="of:=[.G1428]-[.B1428]" office:value-type="float" office:value="4.41116523742676" calcext:value-type="float">
            <text:p>4.4111652374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00505.81521" calcext:value-type="float">
            <text:p>1442700505.81521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34.1881065368652" calcext:value-type="float">
            <text:p>34.1881065369</text:p>
          </table:table-cell>
          <table:table-cell table:formula="of:=[.C1429]/([.D1429]-[.D1428])" office:value-type="float" office:value="961194.666666667" calcext:value-type="float">
            <text:p>961194.666666667</text:p>
          </table:table-cell>
          <table:table-cell/>
          <table:table-cell office:value-type="float" office:value="1442700510.22149" calcext:value-type="float">
            <text:p>1442700510.22149</text:p>
          </table:table-cell>
          <table:table-cell table:formula="of:=[.G1429]-[.B1429]" office:value-type="float" office:value="4.40628981590271" calcext:value-type="float">
            <text:p>4.4062898159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00505.82359" calcext:value-type="float">
            <text:p>1442700505.82359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34.1964898109436" calcext:value-type="float">
            <text:p>34.1964898109</text:p>
          </table:table-cell>
          <table:table-cell table:formula="of:=[.C1430]/([.D1430]-[.D1429])" office:value-type="float" office:value="965732.472100563" calcext:value-type="float">
            <text:p>965732.472100563</text:p>
          </table:table-cell>
          <table:table-cell/>
          <table:table-cell office:value-type="float" office:value="1442700510.22504" calcext:value-type="float">
            <text:p>1442700510.22504</text:p>
          </table:table-cell>
          <table:table-cell table:formula="of:=[.G1430]-[.B1430]" office:value-type="float" office:value="4.40145444869995" calcext:value-type="float">
            <text:p>4.4014544487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00505.832" calcext:value-type="float">
            <text:p>1442700505.832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34.2049050331116" calcext:value-type="float">
            <text:p>34.2049050331</text:p>
          </table:table-cell>
          <table:table-cell table:formula="of:=[.C1431]/([.D1431]-[.D1430])" office:value-type="float" office:value="962066.103354488" calcext:value-type="float">
            <text:p>962066.103354488</text:p>
          </table:table-cell>
          <table:table-cell/>
          <table:table-cell office:value-type="float" office:value="1442700510.22859" calcext:value-type="float">
            <text:p>1442700510.22859</text:p>
          </table:table-cell>
          <table:table-cell table:formula="of:=[.G1431]-[.B1431]" office:value-type="float" office:value="4.39658689498901" calcext:value-type="float">
            <text:p>4.396586895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00505.84045" calcext:value-type="float">
            <text:p>1442700505.84045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34.2133469581604" calcext:value-type="float">
            <text:p>34.2133469582</text:p>
          </table:table-cell>
          <table:table-cell table:formula="of:=[.C1432]/([.D1432]-[.D1431])" office:value-type="float" office:value="959022.966109354" calcext:value-type="float">
            <text:p>959022.966109354</text:p>
          </table:table-cell>
          <table:table-cell/>
          <table:table-cell office:value-type="float" office:value="1442700510.23212" calcext:value-type="float">
            <text:p>1442700510.23212</text:p>
          </table:table-cell>
          <table:table-cell table:formula="of:=[.G1432]-[.B1432]" office:value-type="float" office:value="4.39167928695679" calcext:value-type="float">
            <text:p>4.391679287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00505.84888" calcext:value-type="float">
            <text:p>1442700505.84888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34.2217803001404" calcext:value-type="float">
            <text:p>34.2217803001</text:p>
          </table:table-cell>
          <table:table-cell table:formula="of:=[.C1433]/([.D1433]-[.D1432])" office:value-type="float" office:value="959999.015718648" calcext:value-type="float">
            <text:p>959999.015718648</text:p>
          </table:table-cell>
          <table:table-cell/>
          <table:table-cell office:value-type="float" office:value="1442700510.23568" calcext:value-type="float">
            <text:p>1442700510.23568</text:p>
          </table:table-cell>
          <table:table-cell table:formula="of:=[.G1433]-[.B1433]" office:value-type="float" office:value="4.38680243492126" calcext:value-type="float">
            <text:p>4.3868024349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00505.8573" calcext:value-type="float">
            <text:p>1442700505.8573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34.2302005290985" calcext:value-type="float">
            <text:p>34.2302005291</text:p>
          </table:table-cell>
          <table:table-cell table:formula="of:=[.C1434]/([.D1434]-[.D1433])" office:value-type="float" office:value="961494.044907552" calcext:value-type="float">
            <text:p>961494.044907552</text:p>
          </table:table-cell>
          <table:table-cell/>
          <table:table-cell office:value-type="float" office:value="1442700510.23923" calcext:value-type="float">
            <text:p>1442700510.23923</text:p>
          </table:table-cell>
          <table:table-cell table:formula="of:=[.G1434]-[.B1434]" office:value-type="float" office:value="4.38192892074585" calcext:value-type="float">
            <text:p>4.3819289207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00505.86573" calcext:value-type="float">
            <text:p>1442700505.86573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34.2386293411255" calcext:value-type="float">
            <text:p>34.2386293411</text:p>
          </table:table-cell>
          <table:table-cell table:formula="of:=[.C1435]/([.D1435]-[.D1434])" office:value-type="float" office:value="960514.954431024" calcext:value-type="float">
            <text:p>960514.954431024</text:p>
          </table:table-cell>
          <table:table-cell/>
          <table:table-cell office:value-type="float" office:value="1442700510.24278" calcext:value-type="float">
            <text:p>1442700510.24278</text:p>
          </table:table-cell>
          <table:table-cell table:formula="of:=[.G1435]-[.B1435]" office:value-type="float" office:value="4.37705135345459" calcext:value-type="float">
            <text:p>4.3770513535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00505.87425" calcext:value-type="float">
            <text:p>1442700505.87425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34.247147321701" calcext:value-type="float">
            <text:p>34.2471473217</text:p>
          </table:table-cell>
          <table:table-cell table:formula="of:=[.C1436]/([.D1436]-[.D1435])" office:value-type="float" office:value="950460.021384387" calcext:value-type="float">
            <text:p>950460.021384387</text:p>
          </table:table-cell>
          <table:table-cell/>
          <table:table-cell office:value-type="float" office:value="1442700510.2463" calcext:value-type="float">
            <text:p>1442700510.2463</text:p>
          </table:table-cell>
          <table:table-cell table:formula="of:=[.G1436]-[.B1436]" office:value-type="float" office:value="4.37205672264099" calcext:value-type="float">
            <text:p>4.3720567226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00505.88271" calcext:value-type="float">
            <text:p>1442700505.88271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34.2556135654449" calcext:value-type="float">
            <text:p>34.2556135654</text:p>
          </table:table-cell>
          <table:table-cell table:formula="of:=[.C1437]/([.D1437]-[.D1436])" office:value-type="float" office:value="956268.239481836" calcext:value-type="float">
            <text:p>956268.239481836</text:p>
          </table:table-cell>
          <table:table-cell/>
          <table:table-cell office:value-type="float" office:value="1442700510.24986" calcext:value-type="float">
            <text:p>1442700510.24986</text:p>
          </table:table-cell>
          <table:table-cell table:formula="of:=[.G1437]-[.B1437]" office:value-type="float" office:value="4.36714792251587" calcext:value-type="float">
            <text:p>4.3671479225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00505.89112" calcext:value-type="float">
            <text:p>1442700505.89112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34.2640216350555" calcext:value-type="float">
            <text:p>34.2640216351</text:p>
          </table:table-cell>
          <table:table-cell table:formula="of:=[.C1438]/([.D1438]-[.D1437])" office:value-type="float" office:value="962884.511540861" calcext:value-type="float">
            <text:p>962884.511540861</text:p>
          </table:table-cell>
          <table:table-cell/>
          <table:table-cell office:value-type="float" office:value="1442700510.25341" calcext:value-type="float">
            <text:p>1442700510.25341</text:p>
          </table:table-cell>
          <table:table-cell table:formula="of:=[.G1438]-[.B1438]" office:value-type="float" office:value="4.36229252815247" calcext:value-type="float">
            <text:p>4.3622925282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00505.89962" calcext:value-type="float">
            <text:p>1442700505.89962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34.2725205421448" calcext:value-type="float">
            <text:p>34.2725205421</text:p>
          </table:table-cell>
          <table:table-cell table:formula="of:=[.C1439]/([.D1439]-[.D1438])" office:value-type="float" office:value="952593.070496816" calcext:value-type="float">
            <text:p>952593.070496816</text:p>
          </table:table-cell>
          <table:table-cell/>
          <table:table-cell office:value-type="float" office:value="1442700510.25695" calcext:value-type="float">
            <text:p>1442700510.25695</text:p>
          </table:table-cell>
          <table:table-cell table:formula="of:=[.G1439]-[.B1439]" office:value-type="float" office:value="4.35732889175415" calcext:value-type="float">
            <text:p>4.3573288918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00505.90808" calcext:value-type="float">
            <text:p>1442700505.90808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34.2809863090515" calcext:value-type="float">
            <text:p>34.2809863091</text:p>
          </table:table-cell>
          <table:table-cell table:formula="of:=[.C1440]/([.D1440]-[.D1439])" office:value-type="float" office:value="956322.101610905" calcext:value-type="float">
            <text:p>956322.101610905</text:p>
          </table:table-cell>
          <table:table-cell/>
          <table:table-cell office:value-type="float" office:value="1442700510.26053" calcext:value-type="float">
            <text:p>1442700510.26053</text:p>
          </table:table-cell>
          <table:table-cell table:formula="of:=[.G1440]-[.B1440]" office:value-type="float" office:value="4.35244607925415" calcext:value-type="float">
            <text:p>4.3524460793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00505.91652" calcext:value-type="float">
            <text:p>1442700505.91652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34.2894225120544" calcext:value-type="float">
            <text:p>34.2894225121</text:p>
          </table:table-cell>
          <table:table-cell table:formula="of:=[.C1441]/([.D1441]-[.D1440])" office:value-type="float" office:value="959673.44517296" calcext:value-type="float">
            <text:p>959673.44517296</text:p>
          </table:table-cell>
          <table:table-cell/>
          <table:table-cell office:value-type="float" office:value="1442700510.26406" calcext:value-type="float">
            <text:p>1442700510.26406</text:p>
          </table:table-cell>
          <table:table-cell table:formula="of:=[.G1441]-[.B1441]" office:value-type="float" office:value="4.34754371643066" calcext:value-type="float">
            <text:p>4.3475437164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00505.92491" calcext:value-type="float">
            <text:p>1442700505.92491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34.297810792923" calcext:value-type="float">
            <text:p>34.2978107929</text:p>
          </table:table-cell>
          <table:table-cell table:formula="of:=[.C1442]/([.D1442]-[.D1441])" office:value-type="float" office:value="965156.04649973" calcext:value-type="float">
            <text:p>965156.04649973</text:p>
          </table:table-cell>
          <table:table-cell/>
          <table:table-cell office:value-type="float" office:value="1442700510.26761" calcext:value-type="float">
            <text:p>1442700510.26761</text:p>
          </table:table-cell>
          <table:table-cell table:formula="of:=[.G1442]-[.B1442]" office:value-type="float" office:value="4.34270238876343" calcext:value-type="float">
            <text:p>4.3427023888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00505.93337" calcext:value-type="float">
            <text:p>1442700505.93337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34.306268453598" calcext:value-type="float">
            <text:p>34.3062684536</text:p>
          </table:table-cell>
          <table:table-cell table:formula="of:=[.C1443]/([.D1443]-[.D1442])" office:value-type="float" office:value="957238.687038394" calcext:value-type="float">
            <text:p>957238.687038394</text:p>
          </table:table-cell>
          <table:table-cell/>
          <table:table-cell office:value-type="float" office:value="1442700510.27114" calcext:value-type="float">
            <text:p>1442700510.27114</text:p>
          </table:table-cell>
          <table:table-cell table:formula="of:=[.G1443]-[.B1443]" office:value-type="float" office:value="4.33777689933777" calcext:value-type="float">
            <text:p>4.3377768993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00505.94182" calcext:value-type="float">
            <text:p>1442700505.94182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34.3147261142731" calcext:value-type="float">
            <text:p>34.3147261143</text:p>
          </table:table-cell>
          <table:table-cell table:formula="of:=[.C1444]/([.D1444]-[.D1443])" office:value-type="float" office:value="957238.687038394" calcext:value-type="float">
            <text:p>957238.687038394</text:p>
          </table:table-cell>
          <table:table-cell/>
          <table:table-cell office:value-type="float" office:value="1442700510.27468" calcext:value-type="float">
            <text:p>1442700510.27468</text:p>
          </table:table-cell>
          <table:table-cell table:formula="of:=[.G1444]-[.B1444]" office:value-type="float" office:value="4.33285331726074" calcext:value-type="float">
            <text:p>4.3328533173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00505.95028" calcext:value-type="float">
            <text:p>1442700505.95028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34.3231792449951" calcext:value-type="float">
            <text:p>34.323179245</text:p>
          </table:table-cell>
          <table:table-cell table:formula="of:=[.C1445]/([.D1445]-[.D1444])" office:value-type="float" office:value="957751.662219715" calcext:value-type="float">
            <text:p>957751.662219715</text:p>
          </table:table-cell>
          <table:table-cell/>
          <table:table-cell office:value-type="float" office:value="1442700510.27823" calcext:value-type="float">
            <text:p>1442700510.27823</text:p>
          </table:table-cell>
          <table:table-cell table:formula="of:=[.G1445]-[.B1445]" office:value-type="float" office:value="4.32794952392578" calcext:value-type="float">
            <text:p>4.3279495239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00505.95876" calcext:value-type="float">
            <text:p>1442700505.95876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34.3316571712494" calcext:value-type="float">
            <text:p>34.3316571712</text:p>
          </table:table-cell>
          <table:table-cell table:formula="of:=[.C1446]/([.D1446]-[.D1445])" office:value-type="float" office:value="954950.509969347" calcext:value-type="float">
            <text:p>954950.509969347</text:p>
          </table:table-cell>
          <table:table-cell/>
          <table:table-cell office:value-type="float" office:value="1442700510.28178" calcext:value-type="float">
            <text:p>1442700510.28178</text:p>
          </table:table-cell>
          <table:table-cell table:formula="of:=[.G1446]-[.B1446]" office:value-type="float" office:value="4.3230197429657" calcext:value-type="float">
            <text:p>4.323019743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00505.96721" calcext:value-type="float">
            <text:p>1442700505.96721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34.3401100635529" calcext:value-type="float">
            <text:p>34.3401100636</text:p>
          </table:table-cell>
          <table:table-cell table:formula="of:=[.C1447]/([.D1447]-[.D1446])" office:value-type="float" office:value="957778.676143736" calcext:value-type="float">
            <text:p>957778.676143736</text:p>
          </table:table-cell>
          <table:table-cell/>
          <table:table-cell office:value-type="float" office:value="1442700510.28532" calcext:value-type="float">
            <text:p>1442700510.28532</text:p>
          </table:table-cell>
          <table:table-cell table:formula="of:=[.G1447]-[.B1447]" office:value-type="float" office:value="4.31811189651489" calcext:value-type="float">
            <text:p>4.3181118965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00505.97566" calcext:value-type="float">
            <text:p>1442700505.97566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34.3485662937164" calcext:value-type="float">
            <text:p>34.3485662937</text:p>
          </table:table-cell>
          <table:table-cell table:formula="of:=[.C1448]/([.D1448]-[.D1447])" office:value-type="float" office:value="957400.619826322" calcext:value-type="float">
            <text:p>957400.619826322</text:p>
          </table:table-cell>
          <table:table-cell/>
          <table:table-cell office:value-type="float" office:value="1442700510.28887" calcext:value-type="float">
            <text:p>1442700510.28887</text:p>
          </table:table-cell>
          <table:table-cell table:formula="of:=[.G1448]-[.B1448]" office:value-type="float" office:value="4.31320309638977" calcext:value-type="float">
            <text:p>4.3132030964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00505.98413" calcext:value-type="float">
            <text:p>1442700505.98413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34.3570318222046" calcext:value-type="float">
            <text:p>34.3570318222</text:p>
          </table:table-cell>
          <table:table-cell table:formula="of:=[.C1449]/([.D1449]-[.D1448])" office:value-type="float" office:value="956349.034950855" calcext:value-type="float">
            <text:p>956349.034950855</text:p>
          </table:table-cell>
          <table:table-cell/>
          <table:table-cell office:value-type="float" office:value="1442700510.29238" calcext:value-type="float">
            <text:p>1442700510.29238</text:p>
          </table:table-cell>
          <table:table-cell table:formula="of:=[.G1449]-[.B1449]" office:value-type="float" office:value="4.30825185775757" calcext:value-type="float">
            <text:p>4.3082518578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00505.99258" calcext:value-type="float">
            <text:p>1442700505.99258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34.3654818534851" calcext:value-type="float">
            <text:p>34.3654818535</text:p>
          </table:table-cell>
          <table:table-cell table:formula="of:=[.C1450]/([.D1450]-[.D1449])" office:value-type="float" office:value="958102.96213532" calcext:value-type="float">
            <text:p>958102.96213532</text:p>
          </table:table-cell>
          <table:table-cell/>
          <table:table-cell office:value-type="float" office:value="1442700510.29592" calcext:value-type="float">
            <text:p>1442700510.29592</text:p>
          </table:table-cell>
          <table:table-cell table:formula="of:=[.G1450]-[.B1450]" office:value-type="float" office:value="4.30334305763245" calcext:value-type="float">
            <text:p>4.3033430576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00506.00166" calcext:value-type="float">
            <text:p>1442700506.00166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34.3745601177216" calcext:value-type="float">
            <text:p>34.3745601177</text:p>
          </table:table-cell>
          <table:table-cell table:formula="of:=[.C1451]/([.D1451]-[.D1450])" office:value-type="float" office:value="891800.435538514" calcext:value-type="float">
            <text:p>891800.435538514</text:p>
          </table:table-cell>
          <table:table-cell/>
          <table:table-cell office:value-type="float" office:value="1442700510.29947" calcext:value-type="float">
            <text:p>1442700510.29947</text:p>
          </table:table-cell>
          <table:table-cell table:formula="of:=[.G1451]-[.B1451]" office:value-type="float" office:value="4.29780983924866" calcext:value-type="float">
            <text:p>4.297809839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00506.0101" calcext:value-type="float">
            <text:p>1442700506.0101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34.3829996585846" calcext:value-type="float">
            <text:p>34.3829996586</text:p>
          </table:table-cell>
          <table:table-cell table:formula="of:=[.C1452]/([.D1452]-[.D1451])" office:value-type="float" office:value="959293.891858297" calcext:value-type="float">
            <text:p>959293.891858297</text:p>
          </table:table-cell>
          <table:table-cell/>
          <table:table-cell office:value-type="float" office:value="1442700510.30301" calcext:value-type="float">
            <text:p>1442700510.30301</text:p>
          </table:table-cell>
          <table:table-cell table:formula="of:=[.G1452]-[.B1452]" office:value-type="float" office:value="4.2929162979126" calcext:value-type="float">
            <text:p>4.2929162979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00506.01856" calcext:value-type="float">
            <text:p>1442700506.01856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34.3914663791656" calcext:value-type="float">
            <text:p>34.3914663792</text:p>
          </table:table-cell>
          <table:table-cell table:formula="of:=[.C1453]/([.D1453]-[.D1452])" office:value-type="float" office:value="956214.383419689" calcext:value-type="float">
            <text:p>956214.383419689</text:p>
          </table:table-cell>
          <table:table-cell/>
          <table:table-cell office:value-type="float" office:value="1442700510.30656" calcext:value-type="float">
            <text:p>1442700510.30656</text:p>
          </table:table-cell>
          <table:table-cell table:formula="of:=[.G1453]-[.B1453]" office:value-type="float" office:value="4.28799724578857" calcext:value-type="float">
            <text:p>4.2879972458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00506.02707" calcext:value-type="float">
            <text:p>1442700506.02707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34.3999671936035" calcext:value-type="float">
            <text:p>34.3999671936</text:p>
          </table:table-cell>
          <table:table-cell table:formula="of:=[.C1454]/([.D1454]-[.D1453])" office:value-type="float" office:value="952379.334847847" calcext:value-type="float">
            <text:p>952379.334847847</text:p>
          </table:table-cell>
          <table:table-cell/>
          <table:table-cell office:value-type="float" office:value="1442700510.31016" calcext:value-type="float">
            <text:p>1442700510.31016</text:p>
          </table:table-cell>
          <table:table-cell table:formula="of:=[.G1454]-[.B1454]" office:value-type="float" office:value="4.28309154510498" calcext:value-type="float">
            <text:p>4.2830915451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00506.03552" calcext:value-type="float">
            <text:p>1442700506.03552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34.4084229469299" calcext:value-type="float">
            <text:p>34.4084229469</text:p>
          </table:table-cell>
          <table:table-cell table:formula="of:=[.C1455]/([.D1455]-[.D1454])" office:value-type="float" office:value="957454.609597925" calcext:value-type="float">
            <text:p>957454.609597925</text:p>
          </table:table-cell>
          <table:table-cell/>
          <table:table-cell office:value-type="float" office:value="1442700510.31369" calcext:value-type="float">
            <text:p>1442700510.31369</text:p>
          </table:table-cell>
          <table:table-cell table:formula="of:=[.G1455]-[.B1455]" office:value-type="float" office:value="4.27817034721375" calcext:value-type="float">
            <text:p>4.2781703472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00506.04396" calcext:value-type="float">
            <text:p>1442700506.04396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34.4168620109558" calcext:value-type="float">
            <text:p>34.416862011</text:p>
          </table:table-cell>
          <table:table-cell table:formula="of:=[.C1456]/([.D1456]-[.D1455])" office:value-type="float" office:value="959348.095378009" calcext:value-type="float">
            <text:p>959348.095378009</text:p>
          </table:table-cell>
          <table:table-cell/>
          <table:table-cell office:value-type="float" office:value="1442700510.31722" calcext:value-type="float">
            <text:p>1442700510.31722</text:p>
          </table:table-cell>
          <table:table-cell table:formula="of:=[.G1456]-[.B1456]" office:value-type="float" office:value="4.27326011657715" calcext:value-type="float">
            <text:p>4.2732601166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00506.05238" calcext:value-type="float">
            <text:p>1442700506.05238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34.4252796173096" calcext:value-type="float">
            <text:p>34.4252796173</text:p>
          </table:table-cell>
          <table:table-cell table:formula="of:=[.C1457]/([.D1457]-[.D1456])" office:value-type="float" office:value="961793.609698068" calcext:value-type="float">
            <text:p>961793.609698068</text:p>
          </table:table-cell>
          <table:table-cell/>
          <table:table-cell office:value-type="float" office:value="1442700510.32077" calcext:value-type="float">
            <text:p>1442700510.32077</text:p>
          </table:table-cell>
          <table:table-cell table:formula="of:=[.G1457]-[.B1457]" office:value-type="float" office:value="4.26839447021484" calcext:value-type="float">
            <text:p>4.2683944702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00506.06083" calcext:value-type="float">
            <text:p>1442700506.06083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34.4337265491486" calcext:value-type="float">
            <text:p>34.4337265491</text:p>
          </table:table-cell>
          <table:table-cell table:formula="of:=[.C1458]/([.D1458]-[.D1457])" office:value-type="float" office:value="958454.519856615" calcext:value-type="float">
            <text:p>958454.519856615</text:p>
          </table:table-cell>
          <table:table-cell/>
          <table:table-cell office:value-type="float" office:value="1442700510.3243" calcext:value-type="float">
            <text:p>1442700510.3243</text:p>
          </table:table-cell>
          <table:table-cell table:formula="of:=[.G1458]-[.B1458]" office:value-type="float" office:value="4.26347661018372" calcext:value-type="float">
            <text:p>4.2634766102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00506.06928" calcext:value-type="float">
            <text:p>1442700506.06928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34.4421856403351" calcext:value-type="float">
            <text:p>34.4421856403</text:p>
          </table:table-cell>
          <table:table-cell table:formula="of:=[.C1459]/([.D1459]-[.D1458])" office:value-type="float" office:value="957076.809019166" calcext:value-type="float">
            <text:p>957076.809019166</text:p>
          </table:table-cell>
          <table:table-cell/>
          <table:table-cell office:value-type="float" office:value="1442700510.32785" calcext:value-type="float">
            <text:p>1442700510.32785</text:p>
          </table:table-cell>
          <table:table-cell table:formula="of:=[.G1459]-[.B1459]" office:value-type="float" office:value="4.25857019424439" calcext:value-type="float">
            <text:p>4.2585701942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00506.07774" calcext:value-type="float">
            <text:p>1442700506.07774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34.4506387710571" calcext:value-type="float">
            <text:p>34.4506387711</text:p>
          </table:table-cell>
          <table:table-cell table:formula="of:=[.C1460]/([.D1460]-[.D1459])" office:value-type="float" office:value="957751.662219715" calcext:value-type="float">
            <text:p>957751.662219715</text:p>
          </table:table-cell>
          <table:table-cell/>
          <table:table-cell office:value-type="float" office:value="1442700510.3314" calcext:value-type="float">
            <text:p>1442700510.3314</text:p>
          </table:table-cell>
          <table:table-cell table:formula="of:=[.G1460]-[.B1460]" office:value-type="float" office:value="4.25366735458374" calcext:value-type="float">
            <text:p>4.2536673546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00506.08621" calcext:value-type="float">
            <text:p>1442700506.08621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34.4591116905212" calcext:value-type="float">
            <text:p>34.4591116905</text:p>
          </table:table-cell>
          <table:table-cell table:formula="of:=[.C1461]/([.D1461]-[.D1460])" office:value-type="float" office:value="955514.806235579" calcext:value-type="float">
            <text:p>955514.806235579</text:p>
          </table:table-cell>
          <table:table-cell/>
          <table:table-cell office:value-type="float" office:value="1442700510.33496" calcext:value-type="float">
            <text:p>1442700510.33496</text:p>
          </table:table-cell>
          <table:table-cell table:formula="of:=[.G1461]-[.B1461]" office:value-type="float" office:value="4.2487473487854" calcext:value-type="float">
            <text:p>4.2487473488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00506.09471" calcext:value-type="float">
            <text:p>1442700506.09471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34.4676160812378" calcext:value-type="float">
            <text:p>34.4676160812</text:p>
          </table:table-cell>
          <table:table-cell table:formula="of:=[.C1462]/([.D1462]-[.D1461])" office:value-type="float" office:value="951978.838912251" calcext:value-type="float">
            <text:p>951978.838912251</text:p>
          </table:table-cell>
          <table:table-cell/>
          <table:table-cell office:value-type="float" office:value="1442700510.33851" calcext:value-type="float">
            <text:p>1442700510.33851</text:p>
          </table:table-cell>
          <table:table-cell table:formula="of:=[.G1462]-[.B1462]" office:value-type="float" office:value="4.24379444122314" calcext:value-type="float">
            <text:p>4.2437944412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00506.10313" calcext:value-type="float">
            <text:p>1442700506.10313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34.4760365486145" calcext:value-type="float">
            <text:p>34.4760365486</text:p>
          </table:table-cell>
          <table:table-cell table:formula="of:=[.C1463]/([.D1463]-[.D1462])" office:value-type="float" office:value="961466.820997791" calcext:value-type="float">
            <text:p>961466.820997791</text:p>
          </table:table-cell>
          <table:table-cell/>
          <table:table-cell office:value-type="float" office:value="1442700510.34204" calcext:value-type="float">
            <text:p>1442700510.34204</text:p>
          </table:table-cell>
          <table:table-cell table:formula="of:=[.G1463]-[.B1463]" office:value-type="float" office:value="4.2389030456543" calcext:value-type="float">
            <text:p>4.2389030457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00506.1116" calcext:value-type="float">
            <text:p>1442700506.1116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34.4845016002655" calcext:value-type="float">
            <text:p>34.4845016003</text:p>
          </table:table-cell>
          <table:table-cell table:formula="of:=[.C1464]/([.D1464]-[.D1463])" office:value-type="float" office:value="956402.906182228" calcext:value-type="float">
            <text:p>956402.906182228</text:p>
          </table:table-cell>
          <table:table-cell/>
          <table:table-cell office:value-type="float" office:value="1442700510.34558" calcext:value-type="float">
            <text:p>1442700510.34558</text:p>
          </table:table-cell>
          <table:table-cell table:formula="of:=[.G1464]-[.B1464]" office:value-type="float" office:value="4.2339825630188" calcext:value-type="float">
            <text:p>4.233982563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00506.12007" calcext:value-type="float">
            <text:p>1442700506.12007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34.4929721355438" calcext:value-type="float">
            <text:p>34.4929721355</text:p>
          </table:table-cell>
          <table:table-cell table:formula="of:=[.C1465]/([.D1465]-[.D1464])" office:value-type="float" office:value="955783.753208737" calcext:value-type="float">
            <text:p>955783.753208737</text:p>
          </table:table-cell>
          <table:table-cell/>
          <table:table-cell office:value-type="float" office:value="1442700510.34913" calcext:value-type="float">
            <text:p>1442700510.34913</text:p>
          </table:table-cell>
          <table:table-cell table:formula="of:=[.G1465]-[.B1465]" office:value-type="float" office:value="4.22905993461609" calcext:value-type="float">
            <text:p>4.229059934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00506.12858" calcext:value-type="float">
            <text:p>1442700506.12858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34.5014803409576" calcext:value-type="float">
            <text:p>34.501480341</text:p>
          </table:table-cell>
          <table:table-cell table:formula="of:=[.C1466]/([.D1466]-[.D1465])" office:value-type="float" office:value="951552.014347363" calcext:value-type="float">
            <text:p>951552.014347363</text:p>
          </table:table-cell>
          <table:table-cell/>
          <table:table-cell office:value-type="float" office:value="1442700510.35266" calcext:value-type="float">
            <text:p>1442700510.35266</text:p>
          </table:table-cell>
          <table:table-cell table:formula="of:=[.G1466]-[.B1466]" office:value-type="float" office:value="4.22407698631287" calcext:value-type="float">
            <text:p>4.2240769863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00506.13718" calcext:value-type="float">
            <text:p>1442700506.13718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34.51007771492" calcext:value-type="float">
            <text:p>34.5100777149</text:p>
          </table:table-cell>
          <table:table-cell table:formula="of:=[.C1467]/([.D1467]-[.D1466])" office:value-type="float" office:value="941682.894731004" calcext:value-type="float">
            <text:p>941682.894731004</text:p>
          </table:table-cell>
          <table:table-cell/>
          <table:table-cell office:value-type="float" office:value="1442700510.3562" calcext:value-type="float">
            <text:p>1442700510.3562</text:p>
          </table:table-cell>
          <table:table-cell table:formula="of:=[.G1467]-[.B1467]" office:value-type="float" office:value="4.21902823448181" calcext:value-type="float">
            <text:p>4.2190282345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00506.14486" calcext:value-type="float">
            <text:p>1442700506.14486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34.5177626609802" calcext:value-type="float">
            <text:p>34.517762661</text:p>
          </table:table-cell>
          <table:table-cell table:formula="of:=[.C1468]/([.D1468]-[.D1467])" office:value-type="float" office:value="1053488.20103621" calcext:value-type="float">
            <text:p>1053488.20103621</text:p>
          </table:table-cell>
          <table:table-cell/>
          <table:table-cell office:value-type="float" office:value="1442700510.35975" calcext:value-type="float">
            <text:p>1442700510.35975</text:p>
          </table:table-cell>
          <table:table-cell table:formula="of:=[.G1468]-[.B1468]" office:value-type="float" office:value="4.21489143371582" calcext:value-type="float">
            <text:p>4.2148914337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00506.15335" calcext:value-type="float">
            <text:p>1442700506.15335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34.5262496471405" calcext:value-type="float">
            <text:p>34.5262496471</text:p>
          </table:table-cell>
          <table:table-cell table:formula="of:=[.C1469]/([.D1469]-[.D1468])" office:value-type="float" office:value="953931.094867545" calcext:value-type="float">
            <text:p>953931.094867545</text:p>
          </table:table-cell>
          <table:table-cell/>
          <table:table-cell office:value-type="float" office:value="1442700510.3633" calcext:value-type="float">
            <text:p>1442700510.3633</text:p>
          </table:table-cell>
          <table:table-cell table:formula="of:=[.G1469]-[.B1469]" office:value-type="float" office:value="4.20995092391968" calcext:value-type="float">
            <text:p>4.2099509239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00506.1618" calcext:value-type="float">
            <text:p>1442700506.1618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34.5346989631653" calcext:value-type="float">
            <text:p>34.5346989632</text:p>
          </table:table-cell>
          <table:table-cell table:formula="of:=[.C1470]/([.D1470]-[.D1469])" office:value-type="float" office:value="958184.067947741" calcext:value-type="float">
            <text:p>958184.067947741</text:p>
          </table:table-cell>
          <table:table-cell/>
          <table:table-cell office:value-type="float" office:value="1442700510.36685" calcext:value-type="float">
            <text:p>1442700510.36685</text:p>
          </table:table-cell>
          <table:table-cell table:formula="of:=[.G1470]-[.B1470]" office:value-type="float" office:value="4.20505094528198" calcext:value-type="float">
            <text:p>4.2050509453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00506.17027" calcext:value-type="float">
            <text:p>1442700506.17027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34.5431671142578" calcext:value-type="float">
            <text:p>34.5431671143</text:p>
          </table:table-cell>
          <table:table-cell table:formula="of:=[.C1471]/([.D1471]-[.D1470])" office:value-type="float" office:value="956052.851624528" calcext:value-type="float">
            <text:p>956052.851624528</text:p>
          </table:table-cell>
          <table:table-cell/>
          <table:table-cell office:value-type="float" office:value="1442700510.3704" calcext:value-type="float">
            <text:p>1442700510.3704</text:p>
          </table:table-cell>
          <table:table-cell table:formula="of:=[.G1471]-[.B1471]" office:value-type="float" office:value="4.20012974739075" calcext:value-type="float">
            <text:p>4.2001297474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00506.17873" calcext:value-type="float">
            <text:p>1442700506.17873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34.5516307353973" calcext:value-type="float">
            <text:p>34.5516307354</text:p>
          </table:table-cell>
          <table:table-cell table:formula="of:=[.C1472]/([.D1472]-[.D1471])" office:value-type="float" office:value="956564.55629736" calcext:value-type="float">
            <text:p>956564.55629736</text:p>
          </table:table-cell>
          <table:table-cell/>
          <table:table-cell office:value-type="float" office:value="1442700510.37394" calcext:value-type="float">
            <text:p>1442700510.37394</text:p>
          </table:table-cell>
          <table:table-cell table:formula="of:=[.G1472]-[.B1472]" office:value-type="float" office:value="4.19521450996399" calcext:value-type="float">
            <text:p>4.19521451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00506.18719" calcext:value-type="float">
            <text:p>1442700506.18719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34.5600962638855" calcext:value-type="float">
            <text:p>34.5600962639</text:p>
          </table:table-cell>
          <table:table-cell table:formula="of:=[.C1473]/([.D1473]-[.D1472])" office:value-type="float" office:value="956349.034950855" calcext:value-type="float">
            <text:p>956349.034950855</text:p>
          </table:table-cell>
          <table:table-cell/>
          <table:table-cell office:value-type="float" office:value="1442700510.3775" calcext:value-type="float">
            <text:p>1442700510.3775</text:p>
          </table:table-cell>
          <table:table-cell table:formula="of:=[.G1473]-[.B1473]" office:value-type="float" office:value="4.19030165672302" calcext:value-type="float">
            <text:p>4.1903016567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00506.19562" calcext:value-type="float">
            <text:p>1442700506.19562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34.568523645401" calcext:value-type="float">
            <text:p>34.5685236454</text:p>
          </table:table-cell>
          <table:table-cell table:formula="of:=[.C1474]/([.D1474]-[.D1473])" office:value-type="float" office:value="960677.997680143" calcext:value-type="float">
            <text:p>960677.997680143</text:p>
          </table:table-cell>
          <table:table-cell/>
          <table:table-cell office:value-type="float" office:value="1442700510.38104" calcext:value-type="float">
            <text:p>1442700510.38104</text:p>
          </table:table-cell>
          <table:table-cell table:formula="of:=[.G1474]-[.B1474]" office:value-type="float" office:value="4.18542289733887" calcext:value-type="float">
            <text:p>4.1854228973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00506.20408" calcext:value-type="float">
            <text:p>1442700506.20408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34.5769791603088" calcext:value-type="float">
            <text:p>34.5769791603</text:p>
          </table:table-cell>
          <table:table-cell table:formula="of:=[.C1475]/([.D1475]-[.D1474])" office:value-type="float" office:value="957481.606767235" calcext:value-type="float">
            <text:p>957481.606767235</text:p>
          </table:table-cell>
          <table:table-cell/>
          <table:table-cell office:value-type="float" office:value="1442700510.38457" calcext:value-type="float">
            <text:p>1442700510.38457</text:p>
          </table:table-cell>
          <table:table-cell table:formula="of:=[.G1475]-[.B1475]" office:value-type="float" office:value="4.18049693107605" calcext:value-type="float">
            <text:p>4.1804969311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42700506.21262" calcext:value-type="float">
            <text:p>1442700506.21262</text:p>
          </table:table-cell>
          <table:table-cell office:value-type="float" office:value="8096" calcext:value-type="float">
            <text:p>8096</text:p>
          </table:table-cell>
          <table:table-cell table:formula="of:=[.B1476]-[.B$2]" office:value-type="float" office:value="34.5855219364166" calcext:value-type="float">
            <text:p>34.5855219364</text:p>
          </table:table-cell>
          <table:table-cell table:formula="of:=[.C1476]/([.D1476]-[.D1475])" office:value-type="float" office:value="947701.297312383" calcext:value-type="float">
            <text:p>947701.297312383</text:p>
          </table:table-cell>
          <table:table-cell/>
          <table:table-cell office:value-type="float" office:value="1442700510.3881" calcext:value-type="float">
            <text:p>1442700510.3881</text:p>
          </table:table-cell>
          <table:table-cell table:formula="of:=[.G1476]-[.B1476]" office:value-type="float" office:value="4.17547965049744" calcext:value-type="float">
            <text:p>4.1754796505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42700506.22109" calcext:value-type="float">
            <text:p>1442700506.22109</text:p>
          </table:table-cell>
          <table:table-cell office:value-type="float" office:value="8096" calcext:value-type="float">
            <text:p>8096</text:p>
          </table:table-cell>
          <table:table-cell table:formula="of:=[.B1477]-[.B$2]" office:value-type="float" office:value="34.5939962863922" calcext:value-type="float">
            <text:p>34.5939962864</text:p>
          </table:table-cell>
          <table:table-cell table:formula="of:=[.C1477]/([.D1477]-[.D1476])" office:value-type="float" office:value="955353.510690975" calcext:value-type="float">
            <text:p>955353.510690975</text:p>
          </table:table-cell>
          <table:table-cell/>
          <table:table-cell office:value-type="float" office:value="1442700510.39173" calcext:value-type="float">
            <text:p>1442700510.39173</text:p>
          </table:table-cell>
          <table:table-cell table:formula="of:=[.G1477]-[.B1477]" office:value-type="float" office:value="4.17063546180725" calcext:value-type="float">
            <text:p>4.1706354618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42700506.22955" calcext:value-type="float">
            <text:p>1442700506.22955</text:p>
          </table:table-cell>
          <table:table-cell office:value-type="float" office:value="8096" calcext:value-type="float">
            <text:p>8096</text:p>
          </table:table-cell>
          <table:table-cell table:formula="of:=[.B1478]-[.B$2]" office:value-type="float" office:value="34.6024525165558" calcext:value-type="float">
            <text:p>34.6024525166</text:p>
          </table:table-cell>
          <table:table-cell table:formula="of:=[.C1478]/([.D1478]-[.D1477])" office:value-type="float" office:value="957400.619826322" calcext:value-type="float">
            <text:p>957400.619826322</text:p>
          </table:table-cell>
          <table:table-cell/>
          <table:table-cell office:value-type="float" office:value="1442700510.39529" calcext:value-type="float">
            <text:p>1442700510.39529</text:p>
          </table:table-cell>
          <table:table-cell table:formula="of:=[.G1478]-[.B1478]" office:value-type="float" office:value="4.16574025154114" calcext:value-type="float">
            <text:p>4.1657402515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42700506.23802" calcext:value-type="float">
            <text:p>1442700506.23802</text:p>
          </table:table-cell>
          <table:table-cell office:value-type="float" office:value="8096" calcext:value-type="float">
            <text:p>8096</text:p>
          </table:table-cell>
          <table:table-cell table:formula="of:=[.B1479]-[.B$2]" office:value-type="float" office:value="34.6109185218811" calcext:value-type="float">
            <text:p>34.6109185219</text:p>
          </table:table-cell>
          <table:table-cell table:formula="of:=[.C1479]/([.D1479]-[.D1478])" office:value-type="float" office:value="956295.169787941" calcext:value-type="float">
            <text:p>956295.169787941</text:p>
          </table:table-cell>
          <table:table-cell/>
          <table:table-cell office:value-type="float" office:value="1442700510.39881" calcext:value-type="float">
            <text:p>1442700510.39881</text:p>
          </table:table-cell>
          <table:table-cell table:formula="of:=[.G1479]-[.B1479]" office:value-type="float" office:value="4.16079664230347" calcext:value-type="float">
            <text:p>4.1607966423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42700506.24646" calcext:value-type="float">
            <text:p>1442700506.24646</text:p>
          </table:table-cell>
          <table:table-cell office:value-type="float" office:value="8096" calcext:value-type="float">
            <text:p>8096</text:p>
          </table:table-cell>
          <table:table-cell table:formula="of:=[.B1480]-[.B$2]" office:value-type="float" office:value="34.6193664073944" calcext:value-type="float">
            <text:p>34.6193664074</text:p>
          </table:table-cell>
          <table:table-cell table:formula="of:=[.C1480]/([.D1480]-[.D1479])" office:value-type="float" office:value="958346.320774419" calcext:value-type="float">
            <text:p>958346.320774419</text:p>
          </table:table-cell>
          <table:table-cell/>
          <table:table-cell office:value-type="float" office:value="1442700510.40235" calcext:value-type="float">
            <text:p>1442700510.40235</text:p>
          </table:table-cell>
          <table:table-cell table:formula="of:=[.G1480]-[.B1480]" office:value-type="float" office:value="4.15588235855103" calcext:value-type="float">
            <text:p>4.1558823586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42700506.25505" calcext:value-type="float">
            <text:p>1442700506.25505</text:p>
          </table:table-cell>
          <table:table-cell office:value-type="float" office:value="8096" calcext:value-type="float">
            <text:p>8096</text:p>
          </table:table-cell>
          <table:table-cell table:formula="of:=[.B1481]-[.B$2]" office:value-type="float" office:value="34.6279566287994" calcext:value-type="float">
            <text:p>34.6279566288</text:p>
          </table:table-cell>
          <table:table-cell table:formula="of:=[.C1481]/([.D1481]-[.D1480])" office:value-type="float" office:value="942466.97707466" calcext:value-type="float">
            <text:p>942466.97707466</text:p>
          </table:table-cell>
          <table:table-cell/>
          <table:table-cell office:value-type="float" office:value="1442700510.4059" calcext:value-type="float">
            <text:p>1442700510.4059</text:p>
          </table:table-cell>
          <table:table-cell table:formula="of:=[.G1481]-[.B1481]" office:value-type="float" office:value="4.15084743499756" calcext:value-type="float">
            <text:p>4.150847435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42700506.2635" calcext:value-type="float">
            <text:p>1442700506.2635</text:p>
          </table:table-cell>
          <table:table-cell office:value-type="float" office:value="8096" calcext:value-type="float">
            <text:p>8096</text:p>
          </table:table-cell>
          <table:table-cell table:formula="of:=[.B1482]-[.B$2]" office:value-type="float" office:value="34.6363966464996" calcext:value-type="float">
            <text:p>34.6363966465</text:p>
          </table:table-cell>
          <table:table-cell table:formula="of:=[.C1482]/([.D1482]-[.D1481])" office:value-type="float" office:value="959239.694463277" calcext:value-type="float">
            <text:p>959239.694463277</text:p>
          </table:table-cell>
          <table:table-cell/>
          <table:table-cell office:value-type="float" office:value="1442700510.40944" calcext:value-type="float">
            <text:p>1442700510.40944</text:p>
          </table:table-cell>
          <table:table-cell table:formula="of:=[.G1482]-[.B1482]" office:value-type="float" office:value="4.14594960212708" calcext:value-type="float">
            <text:p>4.1459496021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42700506.27195" calcext:value-type="float">
            <text:p>1442700506.27195</text:p>
          </table:table-cell>
          <table:table-cell office:value-type="float" office:value="8096" calcext:value-type="float">
            <text:p>8096</text:p>
          </table:table-cell>
          <table:table-cell table:formula="of:=[.B1483]-[.B$2]" office:value-type="float" office:value="34.6448545455933" calcext:value-type="float">
            <text:p>34.6448545456</text:p>
          </table:table-cell>
          <table:table-cell table:formula="of:=[.C1483]/([.D1483]-[.D1482])" office:value-type="float" office:value="957211.703565891" calcext:value-type="float">
            <text:p>957211.703565891</text:p>
          </table:table-cell>
          <table:table-cell/>
          <table:table-cell office:value-type="float" office:value="1442700510.413" calcext:value-type="float">
            <text:p>1442700510.413</text:p>
          </table:table-cell>
          <table:table-cell table:formula="of:=[.G1483]-[.B1483]" office:value-type="float" office:value="4.14104652404785" calcext:value-type="float">
            <text:p>4.141046524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42700506.28041" calcext:value-type="float">
            <text:p>1442700506.28041</text:p>
          </table:table-cell>
          <table:table-cell office:value-type="float" office:value="8096" calcext:value-type="float">
            <text:p>8096</text:p>
          </table:table-cell>
          <table:table-cell table:formula="of:=[.B1484]-[.B$2]" office:value-type="float" office:value="34.6533164978027" calcext:value-type="float">
            <text:p>34.6533164978</text:p>
          </table:table-cell>
          <table:table-cell table:formula="of:=[.C1484]/([.D1484]-[.D1483])" office:value-type="float" office:value="956753.217175702" calcext:value-type="float">
            <text:p>956753.217175702</text:p>
          </table:table-cell>
          <table:table-cell/>
          <table:table-cell office:value-type="float" office:value="1442700510.41655" calcext:value-type="float">
            <text:p>1442700510.41655</text:p>
          </table:table-cell>
          <table:table-cell table:formula="of:=[.G1484]-[.B1484]" office:value-type="float" office:value="4.13613510131836" calcext:value-type="float">
            <text:p>4.1361351013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42700506.28888" calcext:value-type="float">
            <text:p>1442700506.28888</text:p>
          </table:table-cell>
          <table:table-cell office:value-type="float" office:value="8096" calcext:value-type="float">
            <text:p>8096</text:p>
          </table:table-cell>
          <table:table-cell table:formula="of:=[.B1485]-[.B$2]" office:value-type="float" office:value="34.6617817878723" calcext:value-type="float">
            <text:p>34.6617817879</text:p>
          </table:table-cell>
          <table:table-cell table:formula="of:=[.C1485]/([.D1485]-[.D1484])" office:value-type="float" office:value="956375.96980792" calcext:value-type="float">
            <text:p>956375.96980792</text:p>
          </table:table-cell>
          <table:table-cell/>
          <table:table-cell office:value-type="float" office:value="1442700510.42014" calcext:value-type="float">
            <text:p>1442700510.42014</text:p>
          </table:table-cell>
          <table:table-cell table:formula="of:=[.G1485]-[.B1485]" office:value-type="float" office:value="4.13126349449158" calcext:value-type="float">
            <text:p>4.1312634945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42700506.29734" calcext:value-type="float">
            <text:p>1442700506.29734</text:p>
          </table:table-cell>
          <table:table-cell office:value-type="float" office:value="8096" calcext:value-type="float">
            <text:p>8096</text:p>
          </table:table-cell>
          <table:table-cell table:formula="of:=[.B1486]-[.B$2]" office:value-type="float" office:value="34.6702408790588" calcext:value-type="float">
            <text:p>34.6702408791</text:p>
          </table:table-cell>
          <table:table-cell table:formula="of:=[.C1486]/([.D1486]-[.D1485])" office:value-type="float" office:value="957076.809019166" calcext:value-type="float">
            <text:p>957076.809019166</text:p>
          </table:table-cell>
          <table:table-cell/>
          <table:table-cell office:value-type="float" office:value="1442700510.4237" calcext:value-type="float">
            <text:p>1442700510.4237</text:p>
          </table:table-cell>
          <table:table-cell table:formula="of:=[.G1486]-[.B1486]" office:value-type="float" office:value="4.12635827064514" calcext:value-type="float">
            <text:p>4.1263582706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42700506.30575" calcext:value-type="float">
            <text:p>1442700506.30575</text:p>
          </table:table-cell>
          <table:table-cell office:value-type="float" office:value="8096" calcext:value-type="float">
            <text:p>8096</text:p>
          </table:table-cell>
          <table:table-cell table:formula="of:=[.B1487]-[.B$2]" office:value-type="float" office:value="34.6786549091339" calcext:value-type="float">
            <text:p>34.6786549091</text:p>
          </table:table-cell>
          <table:table-cell table:formula="of:=[.C1487]/([.D1487]-[.D1486])" office:value-type="float" office:value="962202.408092715" calcext:value-type="float">
            <text:p>962202.408092715</text:p>
          </table:table-cell>
          <table:table-cell/>
          <table:table-cell office:value-type="float" office:value="1442700510.42725" calcext:value-type="float">
            <text:p>1442700510.42725</text:p>
          </table:table-cell>
          <table:table-cell table:formula="of:=[.G1487]-[.B1487]" office:value-type="float" office:value="4.12149906158447" calcext:value-type="float">
            <text:p>4.1214990616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2700506.31419" calcext:value-type="float">
            <text:p>1442700506.31419</text:p>
          </table:table-cell>
          <table:table-cell office:value-type="float" office:value="8096" calcext:value-type="float">
            <text:p>8096</text:p>
          </table:table-cell>
          <table:table-cell table:formula="of:=[.B1488]-[.B$2]" office:value-type="float" office:value="34.6870899200439" calcext:value-type="float">
            <text:p>34.68708992</text:p>
          </table:table-cell>
          <table:table-cell table:formula="of:=[.C1488]/([.D1488]-[.D1487])" office:value-type="float" office:value="959809.072726759" calcext:value-type="float">
            <text:p>959809.072726759</text:p>
          </table:table-cell>
          <table:table-cell/>
          <table:table-cell office:value-type="float" office:value="1442700510.43078" calcext:value-type="float">
            <text:p>1442700510.43078</text:p>
          </table:table-cell>
          <table:table-cell table:formula="of:=[.G1488]-[.B1488]" office:value-type="float" office:value="4.1165931224823" calcext:value-type="float">
            <text:p>4.1165931225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42700506.32271" calcext:value-type="float">
            <text:p>1442700506.32271</text:p>
          </table:table-cell>
          <table:table-cell office:value-type="float" office:value="8096" calcext:value-type="float">
            <text:p>8096</text:p>
          </table:table-cell>
          <table:table-cell table:formula="of:=[.B1489]-[.B$2]" office:value-type="float" office:value="34.6956090927124" calcext:value-type="float">
            <text:p>34.6956090927</text:p>
          </table:table-cell>
          <table:table-cell table:formula="of:=[.C1489]/([.D1489]-[.D1488])" office:value-type="float" office:value="950327.022948617" calcext:value-type="float">
            <text:p>950327.022948617</text:p>
          </table:table-cell>
          <table:table-cell/>
          <table:table-cell office:value-type="float" office:value="1442700510.43432" calcext:value-type="float">
            <text:p>1442700510.43432</text:p>
          </table:table-cell>
          <table:table-cell table:formula="of:=[.G1489]-[.B1489]" office:value-type="float" office:value="4.11160850524902" calcext:value-type="float">
            <text:p>4.1116085052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42700506.33112" calcext:value-type="float">
            <text:p>1442700506.33112</text:p>
          </table:table-cell>
          <table:table-cell office:value-type="float" office:value="8096" calcext:value-type="float">
            <text:p>8096</text:p>
          </table:table-cell>
          <table:table-cell table:formula="of:=[.B1490]-[.B$2]" office:value-type="float" office:value="34.7040259838104" calcext:value-type="float">
            <text:p>34.7040259838</text:p>
          </table:table-cell>
          <table:table-cell table:formula="of:=[.C1490]/([.D1490]-[.D1489])" office:value-type="float" office:value="961875.341585701" calcext:value-type="float">
            <text:p>961875.341585701</text:p>
          </table:table-cell>
          <table:table-cell/>
          <table:table-cell office:value-type="float" office:value="1442700510.43786" calcext:value-type="float">
            <text:p>1442700510.43786</text:p>
          </table:table-cell>
          <table:table-cell table:formula="of:=[.G1490]-[.B1490]" office:value-type="float" office:value="4.10673308372498" calcext:value-type="float">
            <text:p>4.1067330837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42700506.33955" calcext:value-type="float">
            <text:p>1442700506.33955</text:p>
          </table:table-cell>
          <table:table-cell office:value-type="float" office:value="8096" calcext:value-type="float">
            <text:p>8096</text:p>
          </table:table-cell>
          <table:table-cell table:formula="of:=[.B1491]-[.B$2]" office:value-type="float" office:value="34.7124471664429" calcext:value-type="float">
            <text:p>34.7124471664</text:p>
          </table:table-cell>
          <table:table-cell table:formula="of:=[.C1491]/([.D1491]-[.D1490])" office:value-type="float" office:value="961385.158517596" calcext:value-type="float">
            <text:p>961385.158517596</text:p>
          </table:table-cell>
          <table:table-cell/>
          <table:table-cell office:value-type="float" office:value="1442700510.44141" calcext:value-type="float">
            <text:p>1442700510.44141</text:p>
          </table:table-cell>
          <table:table-cell table:formula="of:=[.G1491]-[.B1491]" office:value-type="float" office:value="4.10186505317688" calcext:value-type="float">
            <text:p>4.1018650532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42700506.34798" calcext:value-type="float">
            <text:p>1442700506.34798</text:p>
          </table:table-cell>
          <table:table-cell office:value-type="float" office:value="8096" calcext:value-type="float">
            <text:p>8096</text:p>
          </table:table-cell>
          <table:table-cell table:formula="of:=[.B1492]-[.B$2]" office:value-type="float" office:value="34.7208795547485" calcext:value-type="float">
            <text:p>34.7208795547</text:p>
          </table:table-cell>
          <table:table-cell table:formula="of:=[.C1492]/([.D1492]-[.D1491])" office:value-type="float" office:value="960107.588328433" calcext:value-type="float">
            <text:p>960107.588328433</text:p>
          </table:table-cell>
          <table:table-cell/>
          <table:table-cell office:value-type="float" office:value="1442700510.44497" calcext:value-type="float">
            <text:p>1442700510.44497</text:p>
          </table:table-cell>
          <table:table-cell table:formula="of:=[.G1492]-[.B1492]" office:value-type="float" office:value="4.09699296951294" calcext:value-type="float">
            <text:p>4.0969929695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42700506.3564" calcext:value-type="float">
            <text:p>1442700506.3564</text:p>
          </table:table-cell>
          <table:table-cell office:value-type="float" office:value="8096" calcext:value-type="float">
            <text:p>8096</text:p>
          </table:table-cell>
          <table:table-cell table:formula="of:=[.B1493]-[.B$2]" office:value-type="float" office:value="34.7293016910553" calcext:value-type="float">
            <text:p>34.7293016911</text:p>
          </table:table-cell>
          <table:table-cell table:formula="of:=[.C1493]/([.D1493]-[.D1492])" office:value-type="float" office:value="961276.296786978" calcext:value-type="float">
            <text:p>961276.296786978</text:p>
          </table:table-cell>
          <table:table-cell/>
          <table:table-cell office:value-type="float" office:value="1442700510.44857" calcext:value-type="float">
            <text:p>1442700510.44857</text:p>
          </table:table-cell>
          <table:table-cell table:formula="of:=[.G1493]-[.B1493]" office:value-type="float" office:value="4.09217262268066" calcext:value-type="float">
            <text:p>4.0921726227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42700506.36486" calcext:value-type="float">
            <text:p>1442700506.36486</text:p>
          </table:table-cell>
          <table:table-cell office:value-type="float" office:value="8096" calcext:value-type="float">
            <text:p>8096</text:p>
          </table:table-cell>
          <table:table-cell table:formula="of:=[.B1494]-[.B$2]" office:value-type="float" office:value="34.7377607822418" calcext:value-type="float">
            <text:p>34.7377607822</text:p>
          </table:table-cell>
          <table:table-cell table:formula="of:=[.C1494]/([.D1494]-[.D1493])" office:value-type="float" office:value="957076.809019166" calcext:value-type="float">
            <text:p>957076.809019166</text:p>
          </table:table-cell>
          <table:table-cell/>
          <table:table-cell office:value-type="float" office:value="1442700510.45212" calcext:value-type="float">
            <text:p>1442700510.45212</text:p>
          </table:table-cell>
          <table:table-cell table:formula="of:=[.G1494]-[.B1494]" office:value-type="float" office:value="4.08726525306702" calcext:value-type="float">
            <text:p>4.0872652531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42700506.37333" calcext:value-type="float">
            <text:p>1442700506.37333</text:p>
          </table:table-cell>
          <table:table-cell office:value-type="float" office:value="8096" calcext:value-type="float">
            <text:p>8096</text:p>
          </table:table-cell>
          <table:table-cell table:formula="of:=[.B1495]-[.B$2]" office:value-type="float" office:value="34.7462358474731" calcext:value-type="float">
            <text:p>34.7462358475</text:p>
          </table:table-cell>
          <table:table-cell table:formula="of:=[.C1495]/([.D1495]-[.D1494])" office:value-type="float" office:value="955272.883337553" calcext:value-type="float">
            <text:p>955272.883337553</text:p>
          </table:table-cell>
          <table:table-cell/>
          <table:table-cell office:value-type="float" office:value="1442700510.45567" calcext:value-type="float">
            <text:p>1442700510.45567</text:p>
          </table:table-cell>
          <table:table-cell table:formula="of:=[.G1495]-[.B1495]" office:value-type="float" office:value="4.08233690261841" calcext:value-type="float">
            <text:p>4.0823369026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42700506.38183" calcext:value-type="float">
            <text:p>1442700506.38183</text:p>
          </table:table-cell>
          <table:table-cell office:value-type="float" office:value="8096" calcext:value-type="float">
            <text:p>8096</text:p>
          </table:table-cell>
          <table:table-cell table:formula="of:=[.B1496]-[.B$2]" office:value-type="float" office:value="34.7547335624695" calcext:value-type="float">
            <text:p>34.7547335625</text:p>
          </table:table-cell>
          <table:table-cell table:formula="of:=[.C1496]/([.D1496]-[.D1495])" office:value-type="float" office:value="952726.704000898" calcext:value-type="float">
            <text:p>952726.704000898</text:p>
          </table:table-cell>
          <table:table-cell/>
          <table:table-cell office:value-type="float" office:value="1442700510.45919" calcext:value-type="float">
            <text:p>1442700510.45919</text:p>
          </table:table-cell>
          <table:table-cell table:formula="of:=[.G1496]-[.B1496]" office:value-type="float" office:value="4.07735443115234" calcext:value-type="float">
            <text:p>4.0773544312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42700506.39028" calcext:value-type="float">
            <text:p>1442700506.39028</text:p>
          </table:table-cell>
          <table:table-cell office:value-type="float" office:value="8096" calcext:value-type="float">
            <text:p>8096</text:p>
          </table:table-cell>
          <table:table-cell table:formula="of:=[.B1497]-[.B$2]" office:value-type="float" office:value="34.7631785869598" calcext:value-type="float">
            <text:p>34.763178587</text:p>
          </table:table-cell>
          <table:table-cell table:formula="of:=[.C1497]/([.D1497]-[.D1496])" office:value-type="float" office:value="958670.991332825" calcext:value-type="float">
            <text:p>958670.991332825</text:p>
          </table:table-cell>
          <table:table-cell/>
          <table:table-cell office:value-type="float" office:value="1442700510.46273" calcext:value-type="float">
            <text:p>1442700510.46273</text:p>
          </table:table-cell>
          <table:table-cell table:formula="of:=[.G1497]-[.B1497]" office:value-type="float" office:value="4.0724573135376" calcext:value-type="float">
            <text:p>4.0724573135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42700506.39878" calcext:value-type="float">
            <text:p>1442700506.39878</text:p>
          </table:table-cell>
          <table:table-cell office:value-type="float" office:value="8096" calcext:value-type="float">
            <text:p>8096</text:p>
          </table:table-cell>
          <table:table-cell table:formula="of:=[.B1498]-[.B$2]" office:value-type="float" office:value="34.7716836929321" calcext:value-type="float">
            <text:p>34.7716836929</text:p>
          </table:table-cell>
          <table:table-cell table:formula="of:=[.C1498]/([.D1498]-[.D1497])" office:value-type="float" office:value="951898.780141844" calcext:value-type="float">
            <text:p>951898.780141844</text:p>
          </table:table-cell>
          <table:table-cell/>
          <table:table-cell office:value-type="float" office:value="1442700510.46628" calcext:value-type="float">
            <text:p>1442700510.46628</text:p>
          </table:table-cell>
          <table:table-cell table:formula="of:=[.G1498]-[.B1498]" office:value-type="float" office:value="4.06750082969666" calcext:value-type="float">
            <text:p>4.0675008297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42700506.40721" calcext:value-type="float">
            <text:p>1442700506.40721</text:p>
          </table:table-cell>
          <table:table-cell office:value-type="float" office:value="8096" calcext:value-type="float">
            <text:p>8096</text:p>
          </table:table-cell>
          <table:table-cell table:formula="of:=[.B1499]-[.B$2]" office:value-type="float" office:value="34.7801160812378" calcext:value-type="float">
            <text:p>34.7801160812</text:p>
          </table:table-cell>
          <table:table-cell table:formula="of:=[.C1499]/([.D1499]-[.D1498])" office:value-type="float" office:value="960107.588328433" calcext:value-type="float">
            <text:p>960107.588328433</text:p>
          </table:table-cell>
          <table:table-cell/>
          <table:table-cell office:value-type="float" office:value="1442700510.46983" calcext:value-type="float">
            <text:p>1442700510.46983</text:p>
          </table:table-cell>
          <table:table-cell table:formula="of:=[.G1499]-[.B1499]" office:value-type="float" office:value="4.06261897087097" calcext:value-type="float">
            <text:p>4.0626189709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42700506.41569" calcext:value-type="float">
            <text:p>1442700506.41569</text:p>
          </table:table-cell>
          <table:table-cell office:value-type="float" office:value="8096" calcext:value-type="float">
            <text:p>8096</text:p>
          </table:table-cell>
          <table:table-cell table:formula="of:=[.B1500]-[.B$2]" office:value-type="float" office:value="34.7885947227478" calcext:value-type="float">
            <text:p>34.7885947227</text:p>
          </table:table-cell>
          <table:table-cell table:formula="of:=[.C1500]/([.D1500]-[.D1499])" office:value-type="float" office:value="954869.95062145" calcext:value-type="float">
            <text:p>954869.95062145</text:p>
          </table:table-cell>
          <table:table-cell/>
          <table:table-cell office:value-type="float" office:value="1442700510.47339" calcext:value-type="float">
            <text:p>1442700510.47339</text:p>
          </table:table-cell>
          <table:table-cell table:formula="of:=[.G1500]-[.B1500]" office:value-type="float" office:value="4.05770087242126" calcext:value-type="float">
            <text:p>4.0577008724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42700506.4242" calcext:value-type="float">
            <text:p>1442700506.4242</text:p>
          </table:table-cell>
          <table:table-cell office:value-type="float" office:value="8096" calcext:value-type="float">
            <text:p>8096</text:p>
          </table:table-cell>
          <table:table-cell table:formula="of:=[.B1501]-[.B$2]" office:value-type="float" office:value="34.7970998287201" calcext:value-type="float">
            <text:p>34.7970998287</text:p>
          </table:table-cell>
          <table:table-cell table:formula="of:=[.C1501]/([.D1501]-[.D1500])" office:value-type="float" office:value="951898.780141844" calcext:value-type="float">
            <text:p>951898.780141844</text:p>
          </table:table-cell>
          <table:table-cell/>
          <table:table-cell office:value-type="float" office:value="1442700510.47694" calcext:value-type="float">
            <text:p>1442700510.47694</text:p>
          </table:table-cell>
          <table:table-cell table:formula="of:=[.G1501]-[.B1501]" office:value-type="float" office:value="4.05274033546448" calcext:value-type="float">
            <text:p>4.052740335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2700506.43276" calcext:value-type="float">
            <text:p>1442700506.43276</text:p>
          </table:table-cell>
          <table:table-cell office:value-type="float" office:value="8096" calcext:value-type="float">
            <text:p>8096</text:p>
          </table:table-cell>
          <table:table-cell table:formula="of:=[.B1502]-[.B$2]" office:value-type="float" office:value="34.8056600093842" calcext:value-type="float">
            <text:p>34.8056600094</text:p>
          </table:table-cell>
          <table:table-cell table:formula="of:=[.C1502]/([.D1502]-[.D1501])" office:value-type="float" office:value="945774.431372549" calcext:value-type="float">
            <text:p>945774.431372549</text:p>
          </table:table-cell>
          <table:table-cell/>
          <table:table-cell office:value-type="float" office:value="1442700510.48048" calcext:value-type="float">
            <text:p>1442700510.48048</text:p>
          </table:table-cell>
          <table:table-cell table:formula="of:=[.G1502]-[.B1502]" office:value-type="float" office:value="4.04771828651428" calcext:value-type="float">
            <text:p>4.0477182865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42700506.44123" calcext:value-type="float">
            <text:p>1442700506.44123</text:p>
          </table:table-cell>
          <table:table-cell office:value-type="float" office:value="8096" calcext:value-type="float">
            <text:p>8096</text:p>
          </table:table-cell>
          <table:table-cell table:formula="of:=[.B1503]-[.B$2]" office:value-type="float" office:value="34.8141298294067" calcext:value-type="float">
            <text:p>34.8141298294</text:p>
          </table:table-cell>
          <table:table-cell table:formula="of:=[.C1503]/([.D1503]-[.D1502])" office:value-type="float" office:value="955864.466826179" calcext:value-type="float">
            <text:p>955864.466826179</text:p>
          </table:table-cell>
          <table:table-cell/>
          <table:table-cell office:value-type="float" office:value="1442700510.48402" calcext:value-type="float">
            <text:p>1442700510.48402</text:p>
          </table:table-cell>
          <table:table-cell table:formula="of:=[.G1503]-[.B1503]" office:value-type="float" office:value="4.04279375076294" calcext:value-type="float">
            <text:p>4.0427937508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42700506.44968" calcext:value-type="float">
            <text:p>1442700506.44968</text:p>
          </table:table-cell>
          <table:table-cell office:value-type="float" office:value="8096" calcext:value-type="float">
            <text:p>8096</text:p>
          </table:table-cell>
          <table:table-cell table:formula="of:=[.B1504]-[.B$2]" office:value-type="float" office:value="34.8225843906403" calcext:value-type="float">
            <text:p>34.8225843906</text:p>
          </table:table-cell>
          <table:table-cell table:formula="of:=[.C1504]/([.D1504]-[.D1503])" office:value-type="float" office:value="957589.610670878" calcext:value-type="float">
            <text:p>957589.610670878</text:p>
          </table:table-cell>
          <table:table-cell/>
          <table:table-cell office:value-type="float" office:value="1442700510.48759" calcext:value-type="float">
            <text:p>1442700510.48759</text:p>
          </table:table-cell>
          <table:table-cell table:formula="of:=[.G1504]-[.B1504]" office:value-type="float" office:value="4.03790593147278" calcext:value-type="float">
            <text:p>4.0379059315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42700506.45813" calcext:value-type="float">
            <text:p>1442700506.45813</text:p>
          </table:table-cell>
          <table:table-cell office:value-type="float" office:value="8096" calcext:value-type="float">
            <text:p>8096</text:p>
          </table:table-cell>
          <table:table-cell table:formula="of:=[.B1505]-[.B$2]" office:value-type="float" office:value="34.831032037735" calcext:value-type="float">
            <text:p>34.8310320377</text:p>
          </table:table-cell>
          <table:table-cell table:formula="of:=[.C1505]/([.D1505]-[.D1504])" office:value-type="float" office:value="958373.368254685" calcext:value-type="float">
            <text:p>958373.368254685</text:p>
          </table:table-cell>
          <table:table-cell/>
          <table:table-cell office:value-type="float" office:value="1442700510.49114" calcext:value-type="float">
            <text:p>1442700510.49114</text:p>
          </table:table-cell>
          <table:table-cell table:formula="of:=[.G1505]-[.B1505]" office:value-type="float" office:value="4.03300905227661" calcext:value-type="float">
            <text:p>4.0330090523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42700506.46656" calcext:value-type="float">
            <text:p>1442700506.46656</text:p>
          </table:table-cell>
          <table:table-cell office:value-type="float" office:value="8096" calcext:value-type="float">
            <text:p>8096</text:p>
          </table:table-cell>
          <table:table-cell table:formula="of:=[.B1506]-[.B$2]" office:value-type="float" office:value="34.8394618034363" calcext:value-type="float">
            <text:p>34.8394618034</text:p>
          </table:table-cell>
          <table:table-cell table:formula="of:=[.C1506]/([.D1506]-[.D1505])" office:value-type="float" office:value="960406.289673898" calcext:value-type="float">
            <text:p>960406.289673898</text:p>
          </table:table-cell>
          <table:table-cell/>
          <table:table-cell office:value-type="float" office:value="1442700510.49469" calcext:value-type="float">
            <text:p>1442700510.49469</text:p>
          </table:table-cell>
          <table:table-cell table:formula="of:=[.G1506]-[.B1506]" office:value-type="float" office:value="4.02812576293945" calcext:value-type="float">
            <text:p>4.0281257629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42700506.47503" calcext:value-type="float">
            <text:p>1442700506.47503</text:p>
          </table:table-cell>
          <table:table-cell office:value-type="float" office:value="8096" calcext:value-type="float">
            <text:p>8096</text:p>
          </table:table-cell>
          <table:table-cell table:formula="of:=[.B1507]-[.B$2]" office:value-type="float" office:value="34.8479306697845" calcext:value-type="float">
            <text:p>34.8479306698</text:p>
          </table:table-cell>
          <table:table-cell table:formula="of:=[.C1507]/([.D1507]-[.D1506])" office:value-type="float" office:value="955972.106190704" calcext:value-type="float">
            <text:p>955972.106190704</text:p>
          </table:table-cell>
          <table:table-cell/>
          <table:table-cell office:value-type="float" office:value="1442700510.49829" calcext:value-type="float">
            <text:p>1442700510.49829</text:p>
          </table:table-cell>
          <table:table-cell table:formula="of:=[.G1507]-[.B1507]" office:value-type="float" office:value="4.02325820922852" calcext:value-type="float">
            <text:p>4.0232582092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42700506.48347" calcext:value-type="float">
            <text:p>1442700506.48347</text:p>
          </table:table-cell>
          <table:table-cell office:value-type="float" office:value="8096" calcext:value-type="float">
            <text:p>8096</text:p>
          </table:table-cell>
          <table:table-cell table:formula="of:=[.B1508]-[.B$2]" office:value-type="float" office:value="34.8563690185547" calcext:value-type="float">
            <text:p>34.8563690186</text:p>
          </table:table-cell>
          <table:table-cell table:formula="of:=[.C1508]/([.D1508]-[.D1507])" office:value-type="float" office:value="959429.412143644" calcext:value-type="float">
            <text:p>959429.412143644</text:p>
          </table:table-cell>
          <table:table-cell/>
          <table:table-cell office:value-type="float" office:value="1442700510.50181" calcext:value-type="float">
            <text:p>1442700510.50181</text:p>
          </table:table-cell>
          <table:table-cell table:formula="of:=[.G1508]-[.B1508]" office:value-type="float" office:value="4.01834464073181" calcext:value-type="float">
            <text:p>4.0183446407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42700506.49187" calcext:value-type="float">
            <text:p>1442700506.49187</text:p>
          </table:table-cell>
          <table:table-cell office:value-type="float" office:value="8096" calcext:value-type="float">
            <text:p>8096</text:p>
          </table:table-cell>
          <table:table-cell table:formula="of:=[.B1509]-[.B$2]" office:value-type="float" office:value="34.8647668361664" calcext:value-type="float">
            <text:p>34.8647668362</text:p>
          </table:table-cell>
          <table:table-cell table:formula="of:=[.C1509]/([.D1509]-[.D1508])" office:value-type="float" office:value="964059.994435454" calcext:value-type="float">
            <text:p>964059.994435454</text:p>
          </table:table-cell>
          <table:table-cell/>
          <table:table-cell office:value-type="float" office:value="1442700510.50534" calcext:value-type="float">
            <text:p>1442700510.50534</text:p>
          </table:table-cell>
          <table:table-cell table:formula="of:=[.G1509]-[.B1509]" office:value-type="float" office:value="4.01347255706787" calcext:value-type="float">
            <text:p>4.013472557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42700506.50031" calcext:value-type="float">
            <text:p>1442700506.50031</text:p>
          </table:table-cell>
          <table:table-cell office:value-type="float" office:value="8096" calcext:value-type="float">
            <text:p>8096</text:p>
          </table:table-cell>
          <table:table-cell table:formula="of:=[.B1510]-[.B$2]" office:value-type="float" office:value="34.8732075691223" calcext:value-type="float">
            <text:p>34.8732075691</text:p>
          </table:table-cell>
          <table:table-cell table:formula="of:=[.C1510]/([.D1510]-[.D1509])" office:value-type="float" office:value="959158.409852272" calcext:value-type="float">
            <text:p>959158.409852272</text:p>
          </table:table-cell>
          <table:table-cell/>
          <table:table-cell office:value-type="float" office:value="1442700510.50887" calcext:value-type="float">
            <text:p>1442700510.50887</text:p>
          </table:table-cell>
          <table:table-cell table:formula="of:=[.G1510]-[.B1510]" office:value-type="float" office:value="4.00855922698975" calcext:value-type="float">
            <text:p>4.008559227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42700506.50886" calcext:value-type="float">
            <text:p>1442700506.50886</text:p>
          </table:table-cell>
          <table:table-cell office:value-type="float" office:value="8096" calcext:value-type="float">
            <text:p>8096</text:p>
          </table:table-cell>
          <table:table-cell table:formula="of:=[.B1511]-[.B$2]" office:value-type="float" office:value="34.8817591667175" calcext:value-type="float">
            <text:p>34.8817591667</text:p>
          </table:table-cell>
          <table:table-cell table:formula="of:=[.C1511]/([.D1511]-[.D1510])" office:value-type="float" office:value="946723.68640571" calcext:value-type="float">
            <text:p>946723.68640571</text:p>
          </table:table-cell>
          <table:table-cell/>
          <table:table-cell office:value-type="float" office:value="1442700510.51239" calcext:value-type="float">
            <text:p>1442700510.51239</text:p>
          </table:table-cell>
          <table:table-cell table:formula="of:=[.G1511]-[.B1511]" office:value-type="float" office:value="4.0035343170166" calcext:value-type="float">
            <text:p>4.003534317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42700506.5173" calcext:value-type="float">
            <text:p>1442700506.5173</text:p>
          </table:table-cell>
          <table:table-cell office:value-type="float" office:value="8096" calcext:value-type="float">
            <text:p>8096</text:p>
          </table:table-cell>
          <table:table-cell table:formula="of:=[.B1512]-[.B$2]" office:value-type="float" office:value="34.8902063369751" calcext:value-type="float">
            <text:p>34.890206337</text:p>
          </table:table-cell>
          <table:table-cell table:formula="of:=[.C1512]/([.D1512]-[.D1511])" office:value-type="float" office:value="958427.467795653" calcext:value-type="float">
            <text:p>958427.467795653</text:p>
          </table:table-cell>
          <table:table-cell/>
          <table:table-cell office:value-type="float" office:value="1442700510.51592" calcext:value-type="float">
            <text:p>1442700510.51592</text:p>
          </table:table-cell>
          <table:table-cell table:formula="of:=[.G1512]-[.B1512]" office:value-type="float" office:value="3.99862003326416" calcext:value-type="float">
            <text:p>3.9986200333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42700506.52576" calcext:value-type="float">
            <text:p>1442700506.52576</text:p>
          </table:table-cell>
          <table:table-cell office:value-type="float" office:value="8096" calcext:value-type="float">
            <text:p>8096</text:p>
          </table:table-cell>
          <table:table-cell table:formula="of:=[.B1513]-[.B$2]" office:value-type="float" office:value="34.8986644744873" calcext:value-type="float">
            <text:p>34.8986644745</text:p>
          </table:table-cell>
          <table:table-cell table:formula="of:=[.C1513]/([.D1513]-[.D1512])" office:value-type="float" office:value="957184.721614613" calcext:value-type="float">
            <text:p>957184.721614613</text:p>
          </table:table-cell>
          <table:table-cell/>
          <table:table-cell office:value-type="float" office:value="1442700510.51946" calcext:value-type="float">
            <text:p>1442700510.51946</text:p>
          </table:table-cell>
          <table:table-cell table:formula="of:=[.G1513]-[.B1513]" office:value-type="float" office:value="3.99369835853577" calcext:value-type="float">
            <text:p>3.9936983585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42700506.53425" calcext:value-type="float">
            <text:p>1442700506.53425</text:p>
          </table:table-cell>
          <table:table-cell office:value-type="float" office:value="8096" calcext:value-type="float">
            <text:p>8096</text:p>
          </table:table-cell>
          <table:table-cell table:formula="of:=[.B1514]-[.B$2]" office:value-type="float" office:value="34.9071474075317" calcext:value-type="float">
            <text:p>34.9071474075</text:p>
          </table:table-cell>
          <table:table-cell table:formula="of:=[.C1514]/([.D1514]-[.D1513])" office:value-type="float" office:value="954386.879820124" calcext:value-type="float">
            <text:p>954386.879820124</text:p>
          </table:table-cell>
          <table:table-cell/>
          <table:table-cell office:value-type="float" office:value="1442700510.52301" calcext:value-type="float">
            <text:p>1442700510.52301</text:p>
          </table:table-cell>
          <table:table-cell table:formula="of:=[.G1514]-[.B1514]" office:value-type="float" office:value="3.98876214027405" calcext:value-type="float">
            <text:p>3.9887621403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42700506.54271" calcext:value-type="float">
            <text:p>1442700506.54271</text:p>
          </table:table-cell>
          <table:table-cell office:value-type="float" office:value="8096" calcext:value-type="float">
            <text:p>8096</text:p>
          </table:table-cell>
          <table:table-cell table:formula="of:=[.B1515]-[.B$2]" office:value-type="float" office:value="34.9156098365784" calcext:value-type="float">
            <text:p>34.9156098366</text:p>
          </table:table-cell>
          <table:table-cell table:formula="of:=[.C1515]/([.D1515]-[.D1514])" office:value-type="float" office:value="956699.306474334" calcext:value-type="float">
            <text:p>956699.306474334</text:p>
          </table:table-cell>
          <table:table-cell/>
          <table:table-cell office:value-type="float" office:value="1442700510.52656" calcext:value-type="float">
            <text:p>1442700510.52656</text:p>
          </table:table-cell>
          <table:table-cell table:formula="of:=[.G1515]-[.B1515]" office:value-type="float" office:value="3.98384833335876" calcext:value-type="float">
            <text:p>3.9838483334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42700506.55116" calcext:value-type="float">
            <text:p>1442700506.55116</text:p>
          </table:table-cell>
          <table:table-cell office:value-type="float" office:value="8096" calcext:value-type="float">
            <text:p>8096</text:p>
          </table:table-cell>
          <table:table-cell table:formula="of:=[.B1516]-[.B$2]" office:value-type="float" office:value="34.9240593910217" calcext:value-type="float">
            <text:p>34.924059391</text:p>
          </table:table-cell>
          <table:table-cell table:formula="of:=[.C1516]/([.D1516]-[.D1515])" office:value-type="float" office:value="958157.031151242" calcext:value-type="float">
            <text:p>958157.031151242</text:p>
          </table:table-cell>
          <table:table-cell/>
          <table:table-cell office:value-type="float" office:value="1442700510.53011" calcext:value-type="float">
            <text:p>1442700510.53011</text:p>
          </table:table-cell>
          <table:table-cell table:formula="of:=[.G1516]-[.B1516]" office:value-type="float" office:value="3.97895240783691" calcext:value-type="float">
            <text:p>3.9789524078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42700506.55962" calcext:value-type="float">
            <text:p>1442700506.55962</text:p>
          </table:table-cell>
          <table:table-cell office:value-type="float" office:value="8096" calcext:value-type="float">
            <text:p>8096</text:p>
          </table:table-cell>
          <table:table-cell table:formula="of:=[.B1517]-[.B$2]" office:value-type="float" office:value="34.9325244426727" calcext:value-type="float">
            <text:p>34.9325244427</text:p>
          </table:table-cell>
          <table:table-cell table:formula="of:=[.C1517]/([.D1517]-[.D1516])" office:value-type="float" office:value="956402.906182228" calcext:value-type="float">
            <text:p>956402.906182228</text:p>
          </table:table-cell>
          <table:table-cell/>
          <table:table-cell office:value-type="float" office:value="1442700510.53364" calcext:value-type="float">
            <text:p>1442700510.53364</text:p>
          </table:table-cell>
          <table:table-cell table:formula="of:=[.G1517]-[.B1517]" office:value-type="float" office:value="3.97401690483093" calcext:value-type="float">
            <text:p>3.9740169048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42700506.56813" calcext:value-type="float">
            <text:p>1442700506.56813</text:p>
          </table:table-cell>
          <table:table-cell office:value-type="float" office:value="8096" calcext:value-type="float">
            <text:p>8096</text:p>
          </table:table-cell>
          <table:table-cell table:formula="of:=[.B1518]-[.B$2]" office:value-type="float" office:value="34.9410364627838" calcext:value-type="float">
            <text:p>34.9410364628</text:p>
          </table:table-cell>
          <table:table-cell table:formula="of:=[.C1518]/([.D1518]-[.D1517])" office:value-type="float" office:value="951125.572348888" calcext:value-type="float">
            <text:p>951125.572348888</text:p>
          </table:table-cell>
          <table:table-cell/>
          <table:table-cell office:value-type="float" office:value="1442700510.5372" calcext:value-type="float">
            <text:p>1442700510.5372</text:p>
          </table:table-cell>
          <table:table-cell table:formula="of:=[.G1518]-[.B1518]" office:value-type="float" office:value="3.96906113624573" calcext:value-type="float">
            <text:p>3.9690611362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42700506.57665" calcext:value-type="float">
            <text:p>1442700506.57665</text:p>
          </table:table-cell>
          <table:table-cell office:value-type="float" office:value="8096" calcext:value-type="float">
            <text:p>8096</text:p>
          </table:table-cell>
          <table:table-cell table:formula="of:=[.B1519]-[.B$2]" office:value-type="float" office:value="34.9495468139648" calcext:value-type="float">
            <text:p>34.949546814</text:p>
          </table:table-cell>
          <table:table-cell table:formula="of:=[.C1519]/([.D1519]-[.D1518])" office:value-type="float" office:value="951312.093682589" calcext:value-type="float">
            <text:p>951312.093682589</text:p>
          </table:table-cell>
          <table:table-cell/>
          <table:table-cell office:value-type="float" office:value="1442700510.54079" calcext:value-type="float">
            <text:p>1442700510.54079</text:p>
          </table:table-cell>
          <table:table-cell table:formula="of:=[.G1519]-[.B1519]" office:value-type="float" office:value="3.96414804458618" calcext:value-type="float">
            <text:p>3.9641480446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42700506.58511" calcext:value-type="float">
            <text:p>1442700506.58511</text:p>
          </table:table-cell>
          <table:table-cell office:value-type="float" office:value="8096" calcext:value-type="float">
            <text:p>8096</text:p>
          </table:table-cell>
          <table:table-cell table:formula="of:=[.B1520]-[.B$2]" office:value-type="float" office:value="34.9580075740814" calcext:value-type="float">
            <text:p>34.9580075741</text:p>
          </table:table-cell>
          <table:table-cell table:formula="of:=[.C1520]/([.D1520]-[.D1519])" office:value-type="float" office:value="956888.020514555" calcext:value-type="float">
            <text:p>956888.020514555</text:p>
          </table:table-cell>
          <table:table-cell/>
          <table:table-cell office:value-type="float" office:value="1442700510.54435" calcext:value-type="float">
            <text:p>1442700510.54435</text:p>
          </table:table-cell>
          <table:table-cell table:formula="of:=[.G1520]-[.B1520]" office:value-type="float" office:value="3.9592432975769" calcext:value-type="float">
            <text:p>3.9592432976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42700506.59357" calcext:value-type="float">
            <text:p>1442700506.59357</text:p>
          </table:table-cell>
          <table:table-cell office:value-type="float" office:value="8096" calcext:value-type="float">
            <text:p>8096</text:p>
          </table:table-cell>
          <table:table-cell table:formula="of:=[.B1521]-[.B$2]" office:value-type="float" office:value="34.9664726257324" calcext:value-type="float">
            <text:p>34.9664726257</text:p>
          </table:table-cell>
          <table:table-cell table:formula="of:=[.C1521]/([.D1521]-[.D1520])" office:value-type="float" office:value="956402.906182228" calcext:value-type="float">
            <text:p>956402.906182228</text:p>
          </table:table-cell>
          <table:table-cell/>
          <table:table-cell office:value-type="float" office:value="1442700510.54792" calcext:value-type="float">
            <text:p>1442700510.54792</text:p>
          </table:table-cell>
          <table:table-cell table:formula="of:=[.G1521]-[.B1521]" office:value-type="float" office:value="3.95435237884521" calcext:value-type="float">
            <text:p>3.9543523788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42700506.60204" calcext:value-type="float">
            <text:p>1442700506.60204</text:p>
          </table:table-cell>
          <table:table-cell office:value-type="float" office:value="8096" calcext:value-type="float">
            <text:p>8096</text:p>
          </table:table-cell>
          <table:table-cell table:formula="of:=[.B1522]-[.B$2]" office:value-type="float" office:value="34.9749386310577" calcext:value-type="float">
            <text:p>34.9749386311</text:p>
          </table:table-cell>
          <table:table-cell table:formula="of:=[.C1522]/([.D1522]-[.D1521])" office:value-type="float" office:value="956295.169787941" calcext:value-type="float">
            <text:p>956295.169787941</text:p>
          </table:table-cell>
          <table:table-cell/>
          <table:table-cell office:value-type="float" office:value="1442700510.55147" calcext:value-type="float">
            <text:p>1442700510.55147</text:p>
          </table:table-cell>
          <table:table-cell table:formula="of:=[.G1522]-[.B1522]" office:value-type="float" office:value="3.9494366645813" calcext:value-type="float">
            <text:p>3.9494366646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42700506.6105" calcext:value-type="float">
            <text:p>1442700506.6105</text:p>
          </table:table-cell>
          <table:table-cell office:value-type="float" office:value="8096" calcext:value-type="float">
            <text:p>8096</text:p>
          </table:table-cell>
          <table:table-cell table:formula="of:=[.B1523]-[.B$2]" office:value-type="float" office:value="34.9834036827087" calcext:value-type="float">
            <text:p>34.9834036827</text:p>
          </table:table-cell>
          <table:table-cell table:formula="of:=[.C1523]/([.D1523]-[.D1522])" office:value-type="float" office:value="956402.906182228" calcext:value-type="float">
            <text:p>956402.906182228</text:p>
          </table:table-cell>
          <table:table-cell/>
          <table:table-cell office:value-type="float" office:value="1442700510.55503" calcext:value-type="float">
            <text:p>1442700510.55503</text:p>
          </table:table-cell>
          <table:table-cell table:formula="of:=[.G1523]-[.B1523]" office:value-type="float" office:value="3.94452524185181" calcext:value-type="float">
            <text:p>3.9445252419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42700506.619" calcext:value-type="float">
            <text:p>1442700506.619</text:p>
          </table:table-cell>
          <table:table-cell office:value-type="float" office:value="8096" calcext:value-type="float">
            <text:p>8096</text:p>
          </table:table-cell>
          <table:table-cell table:formula="of:=[.B1524]-[.B$2]" office:value-type="float" office:value="34.9919049739838" calcext:value-type="float">
            <text:p>34.991904974</text:p>
          </table:table-cell>
          <table:table-cell table:formula="of:=[.C1524]/([.D1524]-[.D1523])" office:value-type="float" office:value="952325.915921138" calcext:value-type="float">
            <text:p>952325.915921138</text:p>
          </table:table-cell>
          <table:table-cell/>
          <table:table-cell office:value-type="float" office:value="1442700510.55858" calcext:value-type="float">
            <text:p>1442700510.55858</text:p>
          </table:table-cell>
          <table:table-cell table:formula="of:=[.G1524]-[.B1524]" office:value-type="float" office:value="3.93957495689392" calcext:value-type="float">
            <text:p>3.9395749569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42700506.62747" calcext:value-type="float">
            <text:p>1442700506.62747</text:p>
          </table:table-cell>
          <table:table-cell office:value-type="float" office:value="8096" calcext:value-type="float">
            <text:p>8096</text:p>
          </table:table-cell>
          <table:table-cell table:formula="of:=[.B1525]-[.B$2]" office:value-type="float" office:value="35.0003688335419" calcext:value-type="float">
            <text:p>35.0003688335</text:p>
          </table:table-cell>
          <table:table-cell table:formula="of:=[.C1525]/([.D1525]-[.D1524])" office:value-type="float" office:value="956537.610816901" calcext:value-type="float">
            <text:p>956537.610816901</text:p>
          </table:table-cell>
          <table:table-cell/>
          <table:table-cell office:value-type="float" office:value="1442700510.56213" calcext:value-type="float">
            <text:p>1442700510.56213</text:p>
          </table:table-cell>
          <table:table-cell table:formula="of:=[.G1525]-[.B1525]" office:value-type="float" office:value="3.93465971946716" calcext:value-type="float">
            <text:p>3.9346597195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42700506.63598" calcext:value-type="float">
            <text:p>1442700506.63598</text:p>
          </table:table-cell>
          <table:table-cell office:value-type="float" office:value="8096" calcext:value-type="float">
            <text:p>8096</text:p>
          </table:table-cell>
          <table:table-cell table:formula="of:=[.B1526]-[.B$2]" office:value-type="float" office:value="35.0088810920715" calcext:value-type="float">
            <text:p>35.0088810921</text:p>
          </table:table-cell>
          <table:table-cell table:formula="of:=[.C1526]/([.D1526]-[.D1525])" office:value-type="float" office:value="951098.932414643" calcext:value-type="float">
            <text:p>951098.932414643</text:p>
          </table:table-cell>
          <table:table-cell/>
          <table:table-cell office:value-type="float" office:value="1442700510.56565" calcext:value-type="float">
            <text:p>1442700510.56565</text:p>
          </table:table-cell>
          <table:table-cell table:formula="of:=[.G1526]-[.B1526]" office:value-type="float" office:value="3.92967295646667" calcext:value-type="float">
            <text:p>3.9296729565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42700506.64443" calcext:value-type="float">
            <text:p>1442700506.64443</text:p>
          </table:table-cell>
          <table:table-cell office:value-type="float" office:value="8096" calcext:value-type="float">
            <text:p>8096</text:p>
          </table:table-cell>
          <table:table-cell table:formula="of:=[.B1527]-[.B$2]" office:value-type="float" office:value="35.0173346996307" calcext:value-type="float">
            <text:p>35.0173346996</text:p>
          </table:table-cell>
          <table:table-cell table:formula="of:=[.C1527]/([.D1527]-[.D1526])" office:value-type="float" office:value="957697.638942945" calcext:value-type="float">
            <text:p>957697.638942945</text:p>
          </table:table-cell>
          <table:table-cell/>
          <table:table-cell office:value-type="float" office:value="1442700510.56917" calcext:value-type="float">
            <text:p>1442700510.56917</text:p>
          </table:table-cell>
          <table:table-cell table:formula="of:=[.G1527]-[.B1527]" office:value-type="float" office:value="3.92474150657654" calcext:value-type="float">
            <text:p>3.9247415066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42700506.65293" calcext:value-type="float">
            <text:p>1442700506.65293</text:p>
          </table:table-cell>
          <table:table-cell office:value-type="float" office:value="8096" calcext:value-type="float">
            <text:p>8096</text:p>
          </table:table-cell>
          <table:table-cell table:formula="of:=[.B1528]-[.B$2]" office:value-type="float" office:value="35.0258305072784" calcext:value-type="float">
            <text:p>35.0258305073</text:p>
          </table:table-cell>
          <table:table-cell table:formula="of:=[.C1528]/([.D1528]-[.D1527])" office:value-type="float" office:value="952940.595610933" calcext:value-type="float">
            <text:p>952940.595610933</text:p>
          </table:table-cell>
          <table:table-cell/>
          <table:table-cell office:value-type="float" office:value="1442700510.5727" calcext:value-type="float">
            <text:p>1442700510.5727</text:p>
          </table:table-cell>
          <table:table-cell table:formula="of:=[.G1528]-[.B1528]" office:value-type="float" office:value="3.91977143287659" calcext:value-type="float">
            <text:p>3.9197714329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42700506.66135" calcext:value-type="float">
            <text:p>1442700506.66135</text:p>
          </table:table-cell>
          <table:table-cell office:value-type="float" office:value="8096" calcext:value-type="float">
            <text:p>8096</text:p>
          </table:table-cell>
          <table:table-cell table:formula="of:=[.B1529]-[.B$2]" office:value-type="float" office:value="35.0342524051666" calcext:value-type="float">
            <text:p>35.0342524052</text:p>
          </table:table-cell>
          <table:table-cell table:formula="of:=[.C1529]/([.D1529]-[.D1528])" office:value-type="float" office:value="961303.509908278" calcext:value-type="float">
            <text:p>961303.509908278</text:p>
          </table:table-cell>
          <table:table-cell/>
          <table:table-cell office:value-type="float" office:value="1442700510.57621" calcext:value-type="float">
            <text:p>1442700510.57621</text:p>
          </table:table-cell>
          <table:table-cell table:formula="of:=[.G1529]-[.B1529]" office:value-type="float" office:value="3.9148588180542" calcext:value-type="float">
            <text:p>3.9148588181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42700506.66985" calcext:value-type="float">
            <text:p>1442700506.66985</text:p>
          </table:table-cell>
          <table:table-cell office:value-type="float" office:value="8096" calcext:value-type="float">
            <text:p>8096</text:p>
          </table:table-cell>
          <table:table-cell table:formula="of:=[.B1530]-[.B$2]" office:value-type="float" office:value="35.0427474975586" calcext:value-type="float">
            <text:p>35.0427474976</text:p>
          </table:table-cell>
          <table:table-cell table:formula="of:=[.C1530]/([.D1530]-[.D1529])" office:value-type="float" office:value="953020.829726923" calcext:value-type="float">
            <text:p>953020.829726923</text:p>
          </table:table-cell>
          <table:table-cell/>
          <table:table-cell office:value-type="float" office:value="1442700510.57973" calcext:value-type="float">
            <text:p>1442700510.57973</text:p>
          </table:table-cell>
          <table:table-cell table:formula="of:=[.G1530]-[.B1530]" office:value-type="float" office:value="3.90988564491272" calcext:value-type="float">
            <text:p>3.9098856449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42700506.67836" calcext:value-type="float">
            <text:p>1442700506.67836</text:p>
          </table:table-cell>
          <table:table-cell office:value-type="float" office:value="8096" calcext:value-type="float">
            <text:p>8096</text:p>
          </table:table-cell>
          <table:table-cell table:formula="of:=[.B1531]-[.B$2]" office:value-type="float" office:value="35.0512573719025" calcext:value-type="float">
            <text:p>35.0512573719</text:p>
          </table:table-cell>
          <table:table-cell table:formula="of:=[.C1531]/([.D1531]-[.D1530])" office:value-type="float" office:value="951365.398929762" calcext:value-type="float">
            <text:p>951365.398929762</text:p>
          </table:table-cell>
          <table:table-cell/>
          <table:table-cell office:value-type="float" office:value="1442700510.58325" calcext:value-type="float">
            <text:p>1442700510.58325</text:p>
          </table:table-cell>
          <table:table-cell table:formula="of:=[.G1531]-[.B1531]" office:value-type="float" office:value="3.90489554405212" calcext:value-type="float">
            <text:p>3.9048955441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42700506.68682" calcext:value-type="float">
            <text:p>1442700506.68682</text:p>
          </table:table-cell>
          <table:table-cell office:value-type="float" office:value="8096" calcext:value-type="float">
            <text:p>8096</text:p>
          </table:table-cell>
          <table:table-cell table:formula="of:=[.B1532]-[.B$2]" office:value-type="float" office:value="35.0597167015076" calcext:value-type="float">
            <text:p>35.0597167015</text:p>
          </table:table-cell>
          <table:table-cell table:formula="of:=[.C1532]/([.D1532]-[.D1531])" office:value-type="float" office:value="957049.834672078" calcext:value-type="float">
            <text:p>957049.834672078</text:p>
          </table:table-cell>
          <table:table-cell/>
          <table:table-cell office:value-type="float" office:value="1442700510.58678" calcext:value-type="float">
            <text:p>1442700510.58678</text:p>
          </table:table-cell>
          <table:table-cell table:formula="of:=[.G1532]-[.B1532]" office:value-type="float" office:value="3.89996886253357" calcext:value-type="float">
            <text:p>3.8999688625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42700506.69527" calcext:value-type="float">
            <text:p>1442700506.69527</text:p>
          </table:table-cell>
          <table:table-cell office:value-type="float" office:value="8096" calcext:value-type="float">
            <text:p>8096</text:p>
          </table:table-cell>
          <table:table-cell table:formula="of:=[.B1533]-[.B$2]" office:value-type="float" office:value="35.0681686401367" calcext:value-type="float">
            <text:p>35.0681686401</text:p>
          </table:table-cell>
          <table:table-cell table:formula="of:=[.C1533]/([.D1533]-[.D1532])" office:value-type="float" office:value="957886.747080395" calcext:value-type="float">
            <text:p>957886.747080395</text:p>
          </table:table-cell>
          <table:table-cell/>
          <table:table-cell office:value-type="float" office:value="1442700510.59034" calcext:value-type="float">
            <text:p>1442700510.59034</text:p>
          </table:table-cell>
          <table:table-cell table:formula="of:=[.G1533]-[.B1533]" office:value-type="float" office:value="3.89507079124451" calcext:value-type="float">
            <text:p>3.8950707912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42700506.70372" calcext:value-type="float">
            <text:p>1442700506.70372</text:p>
          </table:table-cell>
          <table:table-cell office:value-type="float" office:value="8096" calcext:value-type="float">
            <text:p>8096</text:p>
          </table:table-cell>
          <table:table-cell table:formula="of:=[.B1534]-[.B$2]" office:value-type="float" office:value="35.0766234397888" calcext:value-type="float">
            <text:p>35.0766234398</text:p>
          </table:table-cell>
          <table:table-cell table:formula="of:=[.C1534]/([.D1534]-[.D1533])" office:value-type="float" office:value="957562.60741075" calcext:value-type="float">
            <text:p>957562.60741075</text:p>
          </table:table-cell>
          <table:table-cell/>
          <table:table-cell office:value-type="float" office:value="1442700510.59386" calcext:value-type="float">
            <text:p>1442700510.59386</text:p>
          </table:table-cell>
          <table:table-cell table:formula="of:=[.G1534]-[.B1534]" office:value-type="float" office:value="3.89014196395874" calcext:value-type="float">
            <text:p>3.890141964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42700506.71214" calcext:value-type="float">
            <text:p>1442700506.71214</text:p>
          </table:table-cell>
          <table:table-cell office:value-type="float" office:value="8096" calcext:value-type="float">
            <text:p>8096</text:p>
          </table:table-cell>
          <table:table-cell table:formula="of:=[.B1535]-[.B$2]" office:value-type="float" office:value="35.0850389003754" calcext:value-type="float">
            <text:p>35.0850389004</text:p>
          </table:table-cell>
          <table:table-cell table:formula="of:=[.C1535]/([.D1535]-[.D1534])" office:value-type="float" office:value="962038.847040825" calcext:value-type="float">
            <text:p>962038.847040825</text:p>
          </table:table-cell>
          <table:table-cell/>
          <table:table-cell office:value-type="float" office:value="1442700510.59739" calcext:value-type="float">
            <text:p>1442700510.59739</text:p>
          </table:table-cell>
          <table:table-cell table:formula="of:=[.G1535]-[.B1535]" office:value-type="float" office:value="3.88525748252869" calcext:value-type="float">
            <text:p>3.8852574825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42700506.72061" calcext:value-type="float">
            <text:p>1442700506.72061</text:p>
          </table:table-cell>
          <table:table-cell office:value-type="float" office:value="8096" calcext:value-type="float">
            <text:p>8096</text:p>
          </table:table-cell>
          <table:table-cell table:formula="of:=[.B1536]-[.B$2]" office:value-type="float" office:value="35.0935094356537" calcext:value-type="float">
            <text:p>35.0935094357</text:p>
          </table:table-cell>
          <table:table-cell table:formula="of:=[.C1536]/([.D1536]-[.D1535])" office:value-type="float" office:value="955783.753208737" calcext:value-type="float">
            <text:p>955783.753208737</text:p>
          </table:table-cell>
          <table:table-cell/>
          <table:table-cell office:value-type="float" office:value="1442700510.60089" calcext:value-type="float">
            <text:p>1442700510.60089</text:p>
          </table:table-cell>
          <table:table-cell table:formula="of:=[.G1536]-[.B1536]" office:value-type="float" office:value="3.8802855014801" calcext:value-type="float">
            <text:p>3.8802855015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42700506.72907" calcext:value-type="float">
            <text:p>1442700506.72907</text:p>
          </table:table-cell>
          <table:table-cell office:value-type="float" office:value="8096" calcext:value-type="float">
            <text:p>8096</text:p>
          </table:table-cell>
          <table:table-cell table:formula="of:=[.B1537]-[.B$2]" office:value-type="float" office:value="35.1019706726074" calcext:value-type="float">
            <text:p>35.1019706726</text:p>
          </table:table-cell>
          <table:table-cell table:formula="of:=[.C1537]/([.D1537]-[.D1536])" office:value-type="float" office:value="956834.094620868" calcext:value-type="float">
            <text:p>956834.094620868</text:p>
          </table:table-cell>
          <table:table-cell/>
          <table:table-cell office:value-type="float" office:value="1442700510.60442" calcext:value-type="float">
            <text:p>1442700510.60442</text:p>
          </table:table-cell>
          <table:table-cell table:formula="of:=[.G1537]-[.B1537]" office:value-type="float" office:value="3.87535238265991" calcext:value-type="float">
            <text:p>3.8753523827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42700506.73753" calcext:value-type="float">
            <text:p>1442700506.73753</text:p>
          </table:table-cell>
          <table:table-cell office:value-type="float" office:value="8096" calcext:value-type="float">
            <text:p>8096</text:p>
          </table:table-cell>
          <table:table-cell table:formula="of:=[.B1538]-[.B$2]" office:value-type="float" office:value="35.1104283332825" calcext:value-type="float">
            <text:p>35.1104283333</text:p>
          </table:table-cell>
          <table:table-cell table:formula="of:=[.C1538]/([.D1538]-[.D1537])" office:value-type="float" office:value="957238.687038394" calcext:value-type="float">
            <text:p>957238.687038394</text:p>
          </table:table-cell>
          <table:table-cell/>
          <table:table-cell office:value-type="float" office:value="1442700510.60795" calcext:value-type="float">
            <text:p>1442700510.60795</text:p>
          </table:table-cell>
          <table:table-cell table:formula="of:=[.G1538]-[.B1538]" office:value-type="float" office:value="3.87041902542114" calcext:value-type="float">
            <text:p>3.8704190254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42700506.74594" calcext:value-type="float">
            <text:p>1442700506.74594</text:p>
          </table:table-cell>
          <table:table-cell office:value-type="float" office:value="8096" calcext:value-type="float">
            <text:p>8096</text:p>
          </table:table-cell>
          <table:table-cell table:formula="of:=[.B1539]-[.B$2]" office:value-type="float" office:value="35.1188440322876" calcext:value-type="float">
            <text:p>35.1188440323</text:p>
          </table:table-cell>
          <table:table-cell table:formula="of:=[.C1539]/([.D1539]-[.D1538])" office:value-type="float" office:value="962011.592271517" calcext:value-type="float">
            <text:p>962011.592271517</text:p>
          </table:table-cell>
          <table:table-cell/>
          <table:table-cell office:value-type="float" office:value="1442700510.61147" calcext:value-type="float">
            <text:p>1442700510.61147</text:p>
          </table:table-cell>
          <table:table-cell table:formula="of:=[.G1539]-[.B1539]" office:value-type="float" office:value="3.86553001403809" calcext:value-type="float">
            <text:p>3.865530014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42700506.7544" calcext:value-type="float">
            <text:p>1442700506.7544</text:p>
          </table:table-cell>
          <table:table-cell office:value-type="float" office:value="8096" calcext:value-type="float">
            <text:p>8096</text:p>
          </table:table-cell>
          <table:table-cell table:formula="of:=[.B1540]-[.B$2]" office:value-type="float" office:value="35.1272993087769" calcext:value-type="float">
            <text:p>35.1272993088</text:p>
          </table:table-cell>
          <table:table-cell table:formula="of:=[.C1540]/([.D1540]-[.D1539])" office:value-type="float" office:value="957508.605459057" calcext:value-type="float">
            <text:p>957508.605459057</text:p>
          </table:table-cell>
          <table:table-cell/>
          <table:table-cell office:value-type="float" office:value="1442700510.61502" calcext:value-type="float">
            <text:p>1442700510.61502</text:p>
          </table:table-cell>
          <table:table-cell table:formula="of:=[.G1540]-[.B1540]" office:value-type="float" office:value="3.86062002182007" calcext:value-type="float">
            <text:p>3.860620021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42700506.76282" calcext:value-type="float">
            <text:p>1442700506.76282</text:p>
          </table:table-cell>
          <table:table-cell office:value-type="float" office:value="8096" calcext:value-type="float">
            <text:p>8096</text:p>
          </table:table-cell>
          <table:table-cell table:formula="of:=[.B1541]-[.B$2]" office:value-type="float" office:value="35.135716676712" calcext:value-type="float">
            <text:p>35.1357166767</text:p>
          </table:table-cell>
          <table:table-cell table:formula="of:=[.C1541]/([.D1541]-[.D1540])" office:value-type="float" office:value="961820.852117264" calcext:value-type="float">
            <text:p>961820.852117264</text:p>
          </table:table-cell>
          <table:table-cell/>
          <table:table-cell office:value-type="float" office:value="1442700510.61854" calcext:value-type="float">
            <text:p>1442700510.61854</text:p>
          </table:table-cell>
          <table:table-cell table:formula="of:=[.G1541]-[.B1541]" office:value-type="float" office:value="3.85572957992554" calcext:value-type="float">
            <text:p>3.855729579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42700506.77127" calcext:value-type="float">
            <text:p>1442700506.77127</text:p>
          </table:table-cell>
          <table:table-cell office:value-type="float" office:value="8096" calcext:value-type="float">
            <text:p>8096</text:p>
          </table:table-cell>
          <table:table-cell table:formula="of:=[.B1542]-[.B$2]" office:value-type="float" office:value="35.1441700458527" calcext:value-type="float">
            <text:p>35.1441700459</text:p>
          </table:table-cell>
          <table:table-cell table:formula="of:=[.C1542]/([.D1542]-[.D1541])" office:value-type="float" office:value="957724.649819495" calcext:value-type="float">
            <text:p>957724.649819495</text:p>
          </table:table-cell>
          <table:table-cell/>
          <table:table-cell office:value-type="float" office:value="1442700510.62207" calcext:value-type="float">
            <text:p>1442700510.62207</text:p>
          </table:table-cell>
          <table:table-cell table:formula="of:=[.G1542]-[.B1542]" office:value-type="float" office:value="3.85079717636108" calcext:value-type="float">
            <text:p>3.8507971764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42700506.77976" calcext:value-type="float">
            <text:p>1442700506.77976</text:p>
          </table:table-cell>
          <table:table-cell office:value-type="float" office:value="8096" calcext:value-type="float">
            <text:p>8096</text:p>
          </table:table-cell>
          <table:table-cell table:formula="of:=[.B1543]-[.B$2]" office:value-type="float" office:value="35.1526615619659" calcext:value-type="float">
            <text:p>35.152661562</text:p>
          </table:table-cell>
          <table:table-cell table:formula="of:=[.C1543]/([.D1543]-[.D1542])" office:value-type="float" office:value="953422.203054807" calcext:value-type="float">
            <text:p>953422.203054807</text:p>
          </table:table-cell>
          <table:table-cell/>
          <table:table-cell office:value-type="float" office:value="1442700510.62563" calcext:value-type="float">
            <text:p>1442700510.62563</text:p>
          </table:table-cell>
          <table:table-cell table:formula="of:=[.G1543]-[.B1543]" office:value-type="float" office:value="3.84586906433105" calcext:value-type="float">
            <text:p>3.8458690643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2700506.78825" calcext:value-type="float">
            <text:p>1442700506.78825</text:p>
          </table:table-cell>
          <table:table-cell office:value-type="float" office:value="8096" calcext:value-type="float">
            <text:p>8096</text:p>
          </table:table-cell>
          <table:table-cell table:formula="of:=[.B1544]-[.B$2]" office:value-type="float" office:value="35.1611504554749" calcext:value-type="float">
            <text:p>35.1611504555</text:p>
          </table:table-cell>
          <table:table-cell table:formula="of:=[.C1544]/([.D1544]-[.D1543])" office:value-type="float" office:value="953716.758432804" calcext:value-type="float">
            <text:p>953716.758432804</text:p>
          </table:table-cell>
          <table:table-cell/>
          <table:table-cell office:value-type="float" office:value="1442700510.62913" calcext:value-type="float">
            <text:p>1442700510.62913</text:p>
          </table:table-cell>
          <table:table-cell table:formula="of:=[.G1544]-[.B1544]" office:value-type="float" office:value="3.84088110923767" calcext:value-type="float">
            <text:p>3.840881109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42700506.79677" calcext:value-type="float">
            <text:p>1442700506.79677</text:p>
          </table:table-cell>
          <table:table-cell office:value-type="float" office:value="8096" calcext:value-type="float">
            <text:p>8096</text:p>
          </table:table-cell>
          <table:table-cell table:formula="of:=[.B1545]-[.B$2]" office:value-type="float" office:value="35.1696743965149" calcext:value-type="float">
            <text:p>35.1696743965</text:p>
          </table:table-cell>
          <table:table-cell table:formula="of:=[.C1545]/([.D1545]-[.D1544])" office:value-type="float" office:value="949795.401208324" calcext:value-type="float">
            <text:p>949795.401208324</text:p>
          </table:table-cell>
          <table:table-cell/>
          <table:table-cell office:value-type="float" office:value="1442700510.63263" calcext:value-type="float">
            <text:p>1442700510.63263</text:p>
          </table:table-cell>
          <table:table-cell table:formula="of:=[.G1545]-[.B1545]" office:value-type="float" office:value="3.83586192131042" calcext:value-type="float">
            <text:p>3.8358619213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42700506.80521" calcext:value-type="float">
            <text:p>1442700506.80521</text:p>
          </table:table-cell>
          <table:table-cell office:value-type="float" office:value="8096" calcext:value-type="float">
            <text:p>8096</text:p>
          </table:table-cell>
          <table:table-cell table:formula="of:=[.B1546]-[.B$2]" office:value-type="float" office:value="35.1781075000763" calcext:value-type="float">
            <text:p>35.1781075001</text:p>
          </table:table-cell>
          <table:table-cell table:formula="of:=[.C1546]/([.D1546]-[.D1545])" office:value-type="float" office:value="960026.156568941" calcext:value-type="float">
            <text:p>960026.156568941</text:p>
          </table:table-cell>
          <table:table-cell/>
          <table:table-cell office:value-type="float" office:value="1442700510.63614" calcext:value-type="float">
            <text:p>1442700510.63614</text:p>
          </table:table-cell>
          <table:table-cell table:formula="of:=[.G1546]-[.B1546]" office:value-type="float" office:value="3.83093786239624" calcext:value-type="float">
            <text:p>3.8309378624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42700506.81363" calcext:value-type="float">
            <text:p>1442700506.81363</text:p>
          </table:table-cell>
          <table:table-cell office:value-type="float" office:value="8096" calcext:value-type="float">
            <text:p>8096</text:p>
          </table:table-cell>
          <table:table-cell table:formula="of:=[.B1547]-[.B$2]" office:value-type="float" office:value="35.1865329742432" calcext:value-type="float">
            <text:p>35.1865329742</text:p>
          </table:table-cell>
          <table:table-cell table:formula="of:=[.C1547]/([.D1547]-[.D1546])" office:value-type="float" office:value="960895.474801211" calcext:value-type="float">
            <text:p>960895.474801211</text:p>
          </table:table-cell>
          <table:table-cell/>
          <table:table-cell office:value-type="float" office:value="1442700510.63965" calcext:value-type="float">
            <text:p>1442700510.63965</text:p>
          </table:table-cell>
          <table:table-cell table:formula="of:=[.G1547]-[.B1547]" office:value-type="float" office:value="3.8260178565979" calcext:value-type="float">
            <text:p>3.8260178566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42700506.82217" calcext:value-type="float">
            <text:p>1442700506.82217</text:p>
          </table:table-cell>
          <table:table-cell office:value-type="float" office:value="8096" calcext:value-type="float">
            <text:p>8096</text:p>
          </table:table-cell>
          <table:table-cell table:formula="of:=[.B1548]-[.B$2]" office:value-type="float" office:value="35.1950743198395" calcext:value-type="float">
            <text:p>35.1950743198</text:p>
          </table:table-cell>
          <table:table-cell table:formula="of:=[.C1548]/([.D1548]-[.D1547])" office:value-type="float" office:value="947860.019092812" calcext:value-type="float">
            <text:p>947860.019092812</text:p>
          </table:table-cell>
          <table:table-cell/>
          <table:table-cell office:value-type="float" office:value="1442700510.64316" calcext:value-type="float">
            <text:p>1442700510.64316</text:p>
          </table:table-cell>
          <table:table-cell table:formula="of:=[.G1548]-[.B1548]" office:value-type="float" office:value="3.82098317146301" calcext:value-type="float">
            <text:p>3.8209831715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42700506.83066" calcext:value-type="float">
            <text:p>1442700506.83066</text:p>
          </table:table-cell>
          <table:table-cell office:value-type="float" office:value="8096" calcext:value-type="float">
            <text:p>8096</text:p>
          </table:table-cell>
          <table:table-cell table:formula="of:=[.B1549]-[.B$2]" office:value-type="float" office:value="35.2035641670227" calcext:value-type="float">
            <text:p>35.203564167</text:p>
          </table:table-cell>
          <table:table-cell table:formula="of:=[.C1549]/([.D1549]-[.D1548])" office:value-type="float" office:value="953609.626330422" calcext:value-type="float">
            <text:p>953609.626330422</text:p>
          </table:table-cell>
          <table:table-cell/>
          <table:table-cell office:value-type="float" office:value="1442700510.64667" calcext:value-type="float">
            <text:p>1442700510.64667</text:p>
          </table:table-cell>
          <table:table-cell table:formula="of:=[.G1549]-[.B1549]" office:value-type="float" office:value="3.81600284576416" calcext:value-type="float">
            <text:p>3.8160028458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42700506.8392" calcext:value-type="float">
            <text:p>1442700506.8392</text:p>
          </table:table-cell>
          <table:table-cell office:value-type="float" office:value="8096" calcext:value-type="float">
            <text:p>8096</text:p>
          </table:table-cell>
          <table:table-cell table:formula="of:=[.B1550]-[.B$2]" office:value-type="float" office:value="35.2120990753174" calcext:value-type="float">
            <text:p>35.2120990753</text:p>
          </table:table-cell>
          <table:table-cell table:formula="of:=[.C1550]/([.D1550]-[.D1549])" office:value-type="float" office:value="948574.925526566" calcext:value-type="float">
            <text:p>948574.925526566</text:p>
          </table:table-cell>
          <table:table-cell/>
          <table:table-cell office:value-type="float" office:value="1442700510.65017" calcext:value-type="float">
            <text:p>1442700510.65017</text:p>
          </table:table-cell>
          <table:table-cell table:formula="of:=[.G1550]-[.B1550]" office:value-type="float" office:value="3.81097364425659" calcext:value-type="float">
            <text:p>3.8109736443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42700506.84768" calcext:value-type="float">
            <text:p>1442700506.84768</text:p>
          </table:table-cell>
          <table:table-cell office:value-type="float" office:value="8096" calcext:value-type="float">
            <text:p>8096</text:p>
          </table:table-cell>
          <table:table-cell table:formula="of:=[.B1551]-[.B$2]" office:value-type="float" office:value="35.2205862998962" calcext:value-type="float">
            <text:p>35.2205862999</text:p>
          </table:table-cell>
          <table:table-cell table:formula="of:=[.C1551]/([.D1551]-[.D1550])" office:value-type="float" office:value="953904.297544806" calcext:value-type="float">
            <text:p>953904.297544806</text:p>
          </table:table-cell>
          <table:table-cell/>
          <table:table-cell office:value-type="float" office:value="1442700510.65368" calcext:value-type="float">
            <text:p>1442700510.65368</text:p>
          </table:table-cell>
          <table:table-cell table:formula="of:=[.G1551]-[.B1551]" office:value-type="float" office:value="3.80599498748779" calcext:value-type="float">
            <text:p>3.8059949875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42700506.85614" calcext:value-type="float">
            <text:p>1442700506.85614</text:p>
          </table:table-cell>
          <table:table-cell office:value-type="float" office:value="8096" calcext:value-type="float">
            <text:p>8096</text:p>
          </table:table-cell>
          <table:table-cell table:formula="of:=[.B1552]-[.B$2]" office:value-type="float" office:value="35.2290420532227" calcext:value-type="float">
            <text:p>35.2290420532</text:p>
          </table:table-cell>
          <table:table-cell table:formula="of:=[.C1552]/([.D1552]-[.D1551])" office:value-type="float" office:value="957454.609597925" calcext:value-type="float">
            <text:p>957454.609597925</text:p>
          </table:table-cell>
          <table:table-cell/>
          <table:table-cell office:value-type="float" office:value="1442700510.65719" calcext:value-type="float">
            <text:p>1442700510.65719</text:p>
          </table:table-cell>
          <table:table-cell table:formula="of:=[.G1552]-[.B1552]" office:value-type="float" office:value="3.80104684829712" calcext:value-type="float">
            <text:p>3.8010468483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42700506.86461" calcext:value-type="float">
            <text:p>1442700506.86461</text:p>
          </table:table-cell>
          <table:table-cell office:value-type="float" office:value="8096" calcext:value-type="float">
            <text:p>8096</text:p>
          </table:table-cell>
          <table:table-cell table:formula="of:=[.B1553]-[.B$2]" office:value-type="float" office:value="35.2375161647797" calcext:value-type="float">
            <text:p>35.2375161648</text:p>
          </table:table-cell>
          <table:table-cell table:formula="of:=[.C1553]/([.D1553]-[.D1552])" office:value-type="float" office:value="955380.389500042" calcext:value-type="float">
            <text:p>955380.389500042</text:p>
          </table:table-cell>
          <table:table-cell/>
          <table:table-cell office:value-type="float" office:value="1442700510.66069" calcext:value-type="float">
            <text:p>1442700510.66069</text:p>
          </table:table-cell>
          <table:table-cell table:formula="of:=[.G1553]-[.B1553]" office:value-type="float" office:value="3.79607892036438" calcext:value-type="float">
            <text:p>3.7960789204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42700506.87308" calcext:value-type="float">
            <text:p>1442700506.87308</text:p>
          </table:table-cell>
          <table:table-cell office:value-type="float" office:value="8096" calcext:value-type="float">
            <text:p>8096</text:p>
          </table:table-cell>
          <table:table-cell table:formula="of:=[.B1554]-[.B$2]" office:value-type="float" office:value="35.2459852695465" calcext:value-type="float">
            <text:p>35.2459852695</text:p>
          </table:table-cell>
          <table:table-cell table:formula="of:=[.C1554]/([.D1554]-[.D1553])" office:value-type="float" office:value="955945.19407691" calcext:value-type="float">
            <text:p>955945.19407691</text:p>
          </table:table-cell>
          <table:table-cell/>
          <table:table-cell office:value-type="float" office:value="1442700510.66422" calcext:value-type="float">
            <text:p>1442700510.66422</text:p>
          </table:table-cell>
          <table:table-cell table:formula="of:=[.G1554]-[.B1554]" office:value-type="float" office:value="3.79113554954529" calcext:value-type="float">
            <text:p>3.7911355495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42700506.88154" calcext:value-type="float">
            <text:p>1442700506.88154</text:p>
          </table:table-cell>
          <table:table-cell office:value-type="float" office:value="8096" calcext:value-type="float">
            <text:p>8096</text:p>
          </table:table-cell>
          <table:table-cell table:formula="of:=[.B1555]-[.B$2]" office:value-type="float" office:value="35.2544460296631" calcext:value-type="float">
            <text:p>35.2544460297</text:p>
          </table:table-cell>
          <table:table-cell table:formula="of:=[.C1555]/([.D1555]-[.D1554])" office:value-type="float" office:value="956888.020514555" calcext:value-type="float">
            <text:p>956888.020514555</text:p>
          </table:table-cell>
          <table:table-cell/>
          <table:table-cell office:value-type="float" office:value="1442700510.66773" calcext:value-type="float">
            <text:p>1442700510.66773</text:p>
          </table:table-cell>
          <table:table-cell table:formula="of:=[.G1555]-[.B1555]" office:value-type="float" office:value="3.78618192672729" calcext:value-type="float">
            <text:p>3.7861819267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42700506.89003" calcext:value-type="float">
            <text:p>1442700506.89003</text:p>
          </table:table-cell>
          <table:table-cell office:value-type="float" office:value="8096" calcext:value-type="float">
            <text:p>8096</text:p>
          </table:table-cell>
          <table:table-cell table:formula="of:=[.B1556]-[.B$2]" office:value-type="float" office:value="35.2629339694977" calcext:value-type="float">
            <text:p>35.2629339695</text:p>
          </table:table-cell>
          <table:table-cell table:formula="of:=[.C1556]/([.D1556]-[.D1555])" office:value-type="float" office:value="953823.91460914" calcext:value-type="float">
            <text:p>953823.91460914</text:p>
          </table:table-cell>
          <table:table-cell/>
          <table:table-cell office:value-type="float" office:value="1442700510.67122" calcext:value-type="float">
            <text:p>1442700510.67122</text:p>
          </table:table-cell>
          <table:table-cell table:formula="of:=[.G1556]-[.B1556]" office:value-type="float" office:value="3.78118395805359" calcext:value-type="float">
            <text:p>3.7811839581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42700506.8985" calcext:value-type="float">
            <text:p>1442700506.8985</text:p>
          </table:table-cell>
          <table:table-cell office:value-type="float" office:value="8096" calcext:value-type="float">
            <text:p>8096</text:p>
          </table:table-cell>
          <table:table-cell table:formula="of:=[.B1557]-[.B$2]" office:value-type="float" office:value="35.2714035511017" calcext:value-type="float">
            <text:p>35.2714035511</text:p>
          </table:table-cell>
          <table:table-cell table:formula="of:=[.C1557]/([.D1557]-[.D1556])" office:value-type="float" office:value="955891.374394775" calcext:value-type="float">
            <text:p>955891.374394775</text:p>
          </table:table-cell>
          <table:table-cell/>
          <table:table-cell office:value-type="float" office:value="1442700510.67482" calcext:value-type="float">
            <text:p>1442700510.67482</text:p>
          </table:table-cell>
          <table:table-cell table:formula="of:=[.G1557]-[.B1557]" office:value-type="float" office:value="3.77631902694702" calcext:value-type="float">
            <text:p>3.7763190269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42700506.907" calcext:value-type="float">
            <text:p>1442700506.907</text:p>
          </table:table-cell>
          <table:table-cell office:value-type="float" office:value="8096" calcext:value-type="float">
            <text:p>8096</text:p>
          </table:table-cell>
          <table:table-cell table:formula="of:=[.B1558]-[.B$2]" office:value-type="float" office:value="35.2799034118652" calcext:value-type="float">
            <text:p>35.2799034119</text:p>
          </table:table-cell>
          <table:table-cell table:formula="of:=[.C1558]/([.D1558]-[.D1557])" office:value-type="float" office:value="952486.190681888" calcext:value-type="float">
            <text:p>952486.190681888</text:p>
          </table:table-cell>
          <table:table-cell/>
          <table:table-cell office:value-type="float" office:value="1442700510.67832" calcext:value-type="float">
            <text:p>1442700510.67832</text:p>
          </table:table-cell>
          <table:table-cell table:formula="of:=[.G1558]-[.B1558]" office:value-type="float" office:value="3.77131605148315" calcext:value-type="float">
            <text:p>3.7713160515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42700506.91547" calcext:value-type="float">
            <text:p>1442700506.91547</text:p>
          </table:table-cell>
          <table:table-cell office:value-type="float" office:value="8096" calcext:value-type="float">
            <text:p>8096</text:p>
          </table:table-cell>
          <table:table-cell table:formula="of:=[.B1559]-[.B$2]" office:value-type="float" office:value="35.2883694171906" calcext:value-type="float">
            <text:p>35.2883694172</text:p>
          </table:table-cell>
          <table:table-cell table:formula="of:=[.C1559]/([.D1559]-[.D1558])" office:value-type="float" office:value="956295.169787941" calcext:value-type="float">
            <text:p>956295.169787941</text:p>
          </table:table-cell>
          <table:table-cell/>
          <table:table-cell office:value-type="float" office:value="1442700510.68183" calcext:value-type="float">
            <text:p>1442700510.68183</text:p>
          </table:table-cell>
          <table:table-cell table:formula="of:=[.G1559]-[.B1559]" office:value-type="float" office:value="3.76635956764221" calcext:value-type="float">
            <text:p>3.7663595676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42700506.9239" calcext:value-type="float">
            <text:p>1442700506.9239</text:p>
          </table:table-cell>
          <table:table-cell office:value-type="float" office:value="8096" calcext:value-type="float">
            <text:p>8096</text:p>
          </table:table-cell>
          <table:table-cell table:formula="of:=[.B1560]-[.B$2]" office:value-type="float" office:value="35.2968013286591" calcext:value-type="float">
            <text:p>35.2968013287</text:p>
          </table:table-cell>
          <table:table-cell table:formula="of:=[.C1560]/([.D1560]-[.D1559])" office:value-type="float" office:value="960161.883843239" calcext:value-type="float">
            <text:p>960161.883843239</text:p>
          </table:table-cell>
          <table:table-cell/>
          <table:table-cell office:value-type="float" office:value="1442700510.68535" calcext:value-type="float">
            <text:p>1442700510.68535</text:p>
          </table:table-cell>
          <table:table-cell table:formula="of:=[.G1560]-[.B1560]" office:value-type="float" office:value="3.76144647598267" calcext:value-type="float">
            <text:p>3.761446476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42700506.93239" calcext:value-type="float">
            <text:p>1442700506.93239</text:p>
          </table:table-cell>
          <table:table-cell office:value-type="float" office:value="8096" calcext:value-type="float">
            <text:p>8096</text:p>
          </table:table-cell>
          <table:table-cell table:formula="of:=[.B1561]-[.B$2]" office:value-type="float" office:value="35.305296421051" calcext:value-type="float">
            <text:p>35.3052964211</text:p>
          </table:table-cell>
          <table:table-cell table:formula="of:=[.C1561]/([.D1561]-[.D1560])" office:value-type="float" office:value="953020.829726923" calcext:value-type="float">
            <text:p>953020.829726923</text:p>
          </table:table-cell>
          <table:table-cell/>
          <table:table-cell office:value-type="float" office:value="1442700510.68886" calcext:value-type="float">
            <text:p>1442700510.68886</text:p>
          </table:table-cell>
          <table:table-cell table:formula="of:=[.G1561]-[.B1561]" office:value-type="float" office:value="3.75646710395813" calcext:value-type="float">
            <text:p>3.756467104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42700506.9408" calcext:value-type="float">
            <text:p>1442700506.9408</text:p>
          </table:table-cell>
          <table:table-cell office:value-type="float" office:value="8096" calcext:value-type="float">
            <text:p>8096</text:p>
          </table:table-cell>
          <table:table-cell table:formula="of:=[.B1562]-[.B$2]" office:value-type="float" office:value="35.3137021064758" calcext:value-type="float">
            <text:p>35.3137021065</text:p>
          </table:table-cell>
          <table:table-cell table:formula="of:=[.C1562]/([.D1562]-[.D1561])" office:value-type="float" office:value="963157.623780349" calcext:value-type="float">
            <text:p>963157.623780349</text:p>
          </table:table-cell>
          <table:table-cell/>
          <table:table-cell office:value-type="float" office:value="1442700510.69238" calcext:value-type="float">
            <text:p>1442700510.69238</text:p>
          </table:table-cell>
          <table:table-cell table:formula="of:=[.G1562]-[.B1562]" office:value-type="float" office:value="3.75158095359802" calcext:value-type="float">
            <text:p>3.7515809536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42700506.94924" calcext:value-type="float">
            <text:p>1442700506.94924</text:p>
          </table:table-cell>
          <table:table-cell office:value-type="float" office:value="8096" calcext:value-type="float">
            <text:p>8096</text:p>
          </table:table-cell>
          <table:table-cell table:formula="of:=[.B1563]-[.B$2]" office:value-type="float" office:value="35.3221416473389" calcext:value-type="float">
            <text:p>35.3221416473</text:p>
          </table:table-cell>
          <table:table-cell table:formula="of:=[.C1563]/([.D1563]-[.D1562])" office:value-type="float" office:value="959293.891858297" calcext:value-type="float">
            <text:p>959293.891858297</text:p>
          </table:table-cell>
          <table:table-cell/>
          <table:table-cell office:value-type="float" office:value="1442700510.69591" calcext:value-type="float">
            <text:p>1442700510.69591</text:p>
          </table:table-cell>
          <table:table-cell table:formula="of:=[.G1563]-[.B1563]" office:value-type="float" office:value="3.74667000770569" calcext:value-type="float">
            <text:p>3.7466700077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42700506.95768" calcext:value-type="float">
            <text:p>1442700506.95768</text:p>
          </table:table-cell>
          <table:table-cell office:value-type="float" office:value="8096" calcext:value-type="float">
            <text:p>8096</text:p>
          </table:table-cell>
          <table:table-cell table:formula="of:=[.B1564]-[.B$2]" office:value-type="float" office:value="35.3305816650391" calcext:value-type="float">
            <text:p>35.330581665</text:p>
          </table:table-cell>
          <table:table-cell table:formula="of:=[.C1564]/([.D1564]-[.D1563])" office:value-type="float" office:value="959239.694463277" calcext:value-type="float">
            <text:p>959239.694463277</text:p>
          </table:table-cell>
          <table:table-cell/>
          <table:table-cell office:value-type="float" office:value="1442700510.69941" calcext:value-type="float">
            <text:p>1442700510.69941</text:p>
          </table:table-cell>
          <table:table-cell table:formula="of:=[.G1564]-[.B1564]" office:value-type="float" office:value="3.74173355102539" calcext:value-type="float">
            <text:p>3.741733551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42700506.96613" calcext:value-type="float">
            <text:p>1442700506.96613</text:p>
          </table:table-cell>
          <table:table-cell office:value-type="float" office:value="8096" calcext:value-type="float">
            <text:p>8096</text:p>
          </table:table-cell>
          <table:table-cell table:formula="of:=[.B1565]-[.B$2]" office:value-type="float" office:value="35.3390281200409" calcext:value-type="float">
            <text:p>35.33902812</text:p>
          </table:table-cell>
          <table:table-cell table:formula="of:=[.C1565]/([.D1565]-[.D1564])" office:value-type="float" office:value="958508.628560138" calcext:value-type="float">
            <text:p>958508.628560138</text:p>
          </table:table-cell>
          <table:table-cell/>
          <table:table-cell office:value-type="float" office:value="1442700510.70291" calcext:value-type="float">
            <text:p>1442700510.70291</text:p>
          </table:table-cell>
          <table:table-cell table:formula="of:=[.G1565]-[.B1565]" office:value-type="float" office:value="3.73678040504456" calcext:value-type="float">
            <text:p>3.736780405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42700506.97466" calcext:value-type="float">
            <text:p>1442700506.97466</text:p>
          </table:table-cell>
          <table:table-cell office:value-type="float" office:value="8096" calcext:value-type="float">
            <text:p>8096</text:p>
          </table:table-cell>
          <table:table-cell table:formula="of:=[.B1566]-[.B$2]" office:value-type="float" office:value="35.347559928894" calcext:value-type="float">
            <text:p>35.3475599289</text:p>
          </table:table-cell>
          <table:table-cell table:formula="of:=[.C1566]/([.D1566]-[.D1565])" office:value-type="float" office:value="948919.524493503" calcext:value-type="float">
            <text:p>948919.524493503</text:p>
          </table:table-cell>
          <table:table-cell/>
          <table:table-cell office:value-type="float" office:value="1442700510.70645" calcext:value-type="float">
            <text:p>1442700510.70645</text:p>
          </table:table-cell>
          <table:table-cell table:formula="of:=[.G1566]-[.B1566]" office:value-type="float" office:value="3.73178672790527" calcext:value-type="float">
            <text:p>3.7317867279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42700506.98314" calcext:value-type="float">
            <text:p>1442700506.98314</text:p>
          </table:table-cell>
          <table:table-cell office:value-type="float" office:value="8096" calcext:value-type="float">
            <text:p>8096</text:p>
          </table:table-cell>
          <table:table-cell table:formula="of:=[.B1567]-[.B$2]" office:value-type="float" office:value="35.3560402393341" calcext:value-type="float">
            <text:p>35.3560402393</text:p>
          </table:table-cell>
          <table:table-cell table:formula="of:=[.C1567]/([.D1567]-[.D1566])" office:value-type="float" office:value="954682.03165678" calcext:value-type="float">
            <text:p>954682.03165678</text:p>
          </table:table-cell>
          <table:table-cell/>
          <table:table-cell office:value-type="float" office:value="1442700510.71001" calcext:value-type="float">
            <text:p>1442700510.71001</text:p>
          </table:table-cell>
          <table:table-cell table:formula="of:=[.G1567]-[.B1567]" office:value-type="float" office:value="3.7268762588501" calcext:value-type="float">
            <text:p>3.7268762589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42700506.9916" calcext:value-type="float">
            <text:p>1442700506.9916</text:p>
          </table:table-cell>
          <table:table-cell office:value-type="float" office:value="8096" calcext:value-type="float">
            <text:p>8096</text:p>
          </table:table-cell>
          <table:table-cell table:formula="of:=[.B1568]-[.B$2]" office:value-type="float" office:value="35.3644967079163" calcext:value-type="float">
            <text:p>35.3644967079</text:p>
          </table:table-cell>
          <table:table-cell table:formula="of:=[.C1568]/([.D1568]-[.D1567])" office:value-type="float" office:value="957373.627223773" calcext:value-type="float">
            <text:p>957373.627223773</text:p>
          </table:table-cell>
          <table:table-cell/>
          <table:table-cell office:value-type="float" office:value="1442700510.71354" calcext:value-type="float">
            <text:p>1442700510.71354</text:p>
          </table:table-cell>
          <table:table-cell table:formula="of:=[.G1568]-[.B1568]" office:value-type="float" office:value="3.72194671630859" calcext:value-type="float">
            <text:p>3.7219467163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42700507.00005" calcext:value-type="float">
            <text:p>1442700507.00005</text:p>
          </table:table-cell>
          <table:table-cell office:value-type="float" office:value="8096" calcext:value-type="float">
            <text:p>8096</text:p>
          </table:table-cell>
          <table:table-cell table:formula="of:=[.B1569]-[.B$2]" office:value-type="float" office:value="35.3729557991028" calcext:value-type="float">
            <text:p>35.3729557991</text:p>
          </table:table-cell>
          <table:table-cell table:formula="of:=[.C1569]/([.D1569]-[.D1568])" office:value-type="float" office:value="957076.809019166" calcext:value-type="float">
            <text:p>957076.809019166</text:p>
          </table:table-cell>
          <table:table-cell/>
          <table:table-cell office:value-type="float" office:value="1442700520.15492" calcext:value-type="float">
            <text:p>1442700520.15492</text:p>
          </table:table-cell>
          <table:table-cell table:formula="of:=[.G1569]-[.B1569]" office:value-type="float" office:value="13.1548652648926" calcext:value-type="float">
            <text:p>13.1548652649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42700520.01044" calcext:value-type="float">
            <text:p>1442700520.01044</text:p>
          </table:table-cell>
          <table:table-cell office:value-type="float" office:value="8096" calcext:value-type="float">
            <text:p>8096</text:p>
          </table:table-cell>
          <table:table-cell table:formula="of:=[.B1570]-[.B$2]" office:value-type="float" office:value="48.3833446502686" calcext:value-type="float">
            <text:p>48.3833446503</text:p>
          </table:table-cell>
          <table:table-cell table:formula="of:=[.C1570]/([.D1570]-[.D1569])" office:value-type="float" office:value="622.271946873792" calcext:value-type="float">
            <text:p>622.27194687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7:12:59.813661634</dc:date>
    <meta:editing-duration>PT1M30S</meta:editing-duration>
    <meta:editing-cycles>1</meta:editing-cycles>
    <meta:document-statistic meta:table-count="1" meta:cell-count="1099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576cm" svg:height="13.793cm" xlink:href=".." xlink:type="simple" chart:class="chart:scatter" chart:style-name="ch1">
        <chart:legend chart:legend-position="end" svg:x="19.009cm" svg:y="6.597cm" style:legend-expansion="high" chart:style-name="ch2"/>
        <chart:plot-area chart:style-name="ch3" table:cell-range-address="'source_1.sender_i.routed_msg_pub.network'.D1:'source_1.sender_i.routed_msg_pub.network'.E1570" chart:data-source-has-labels="row" svg:x="0.451cm" svg:y="0.275cm" svg:width="18.107cm" svg:height="13.243cm">
          <chartooo:coordinate-region svg:x="1.813cm" svg:y="0.474cm" svg:width="16.373cm" svg:height="12.3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1570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1570"/>
            <chart:data-point chart:repeated="15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1570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1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8340258598328">
                <text:p>8.38340258598328</text:p>
              </table:table-cell>
              <table:table-cell office:value-type="float" office:value="965.717668567677">
                <text:p>965.717668567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9386868476868">
                <text:p>8.39386868476868</text:p>
              </table:table-cell>
              <table:table-cell office:value-type="float" office:value="773545.154312269">
                <text:p>773545.154312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0420079231262">
                <text:p>8.40420079231262</text:p>
              </table:table-cell>
              <table:table-cell office:value-type="float" office:value="783576.822595533">
                <text:p>783576.82259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1457486152649">
                <text:p>8.41457486152649</text:p>
              </table:table-cell>
              <table:table-cell office:value-type="float" office:value="780407.36311822">
                <text:p>780407.36311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2495250701904">
                <text:p>8.42495250701904</text:p>
              </table:table-cell>
              <table:table-cell office:value-type="float" office:value="780138.42405863">
                <text:p>780138.42405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52753162384">
                <text:p>8.4352753162384</text:p>
              </table:table-cell>
              <table:table-cell office:value-type="float" office:value="784282.633531192">
                <text:p>784282.633531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4570636749268">
                <text:p>8.44570636749268</text:p>
              </table:table-cell>
              <table:table-cell office:value-type="float" office:value="776144.206623849">
                <text:p>776144.206623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5609974861145">
                <text:p>8.45609974861145</text:p>
              </table:table-cell>
              <table:table-cell office:value-type="float" office:value="778957.290941206">
                <text:p>778957.290941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6645259857178">
                <text:p>8.46645259857178</text:p>
              </table:table-cell>
              <table:table-cell office:value-type="float" office:value="782006.889989176">
                <text:p>782006.889989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7682356834412">
                <text:p>8.47682356834412</text:p>
              </table:table-cell>
              <table:table-cell office:value-type="float" office:value="780640.59366882">
                <text:p>780640.59366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8720955848694">
                <text:p>8.48720955848694</text:p>
              </table:table-cell>
              <table:table-cell office:value-type="float" office:value="779511.619852165">
                <text:p>779511.619852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760603904724">
                <text:p>8.49760603904724</text:p>
              </table:table-cell>
              <table:table-cell office:value-type="float" office:value="778725.064991056">
                <text:p>778725.064991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0796175003052">
                <text:p>8.50796175003052</text:p>
              </table:table-cell>
              <table:table-cell office:value-type="float" office:value="781790.841118913">
                <text:p>781790.841118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1832151412964">
                <text:p>8.51832151412964</text:p>
              </table:table-cell>
              <table:table-cell office:value-type="float" office:value="781484.976157599">
                <text:p>781484.976157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2865815162659">
                <text:p>8.52865815162659</text:p>
              </table:table-cell>
              <table:table-cell office:value-type="float" office:value="783233.425994695">
                <text:p>783233.425994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3909182548523">
                <text:p>8.53909182548523</text:p>
              </table:table-cell>
              <table:table-cell office:value-type="float" office:value="775949.115305516">
                <text:p>775949.115305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4944348335266">
                <text:p>8.54944348335266</text:p>
              </table:table-cell>
              <table:table-cell office:value-type="float" office:value="782096.9455986">
                <text:p>782096.9455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5977344512939">
                <text:p>8.55977344512939</text:p>
              </table:table-cell>
              <table:table-cell office:value-type="float" office:value="783739.589263046">
                <text:p>783739.589263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7011246681213">
                <text:p>8.57011246681213</text:p>
              </table:table-cell>
              <table:table-cell office:value-type="float" office:value="783052.811806757">
                <text:p>783052.811806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8042120933533">
                <text:p>8.58042120933533</text:p>
              </table:table-cell>
              <table:table-cell office:value-type="float" office:value="785352.818909293">
                <text:p>785352.818909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9074902534485">
                <text:p>8.59074902534485</text:p>
              </table:table-cell>
              <table:table-cell office:value-type="float" office:value="783902.423565262">
                <text:p>783902.423565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0107827186585">
                <text:p>8.60107827186585</text:p>
              </table:table-cell>
              <table:table-cell office:value-type="float" office:value="783793.859846736">
                <text:p>783793.859846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61142015457153">
                <text:p>8.61142015457153</text:p>
              </table:table-cell>
              <table:table-cell office:value-type="float" office:value="782836.184706181">
                <text:p>782836.184706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62179327011108">
                <text:p>8.62179327011108</text:p>
              </table:table-cell>
              <table:table-cell office:value-type="float" office:value="780479.111519721">
                <text:p>780479.1115197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63212084770203">
                <text:p>8.63212084770203</text:p>
              </table:table-cell>
              <table:table-cell office:value-type="float" office:value="783920.520442321">
                <text:p>783920.520442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4245390892029">
                <text:p>8.64245390892029</text:p>
              </table:table-cell>
              <table:table-cell office:value-type="float" office:value="783504.503553299">
                <text:p>783504.50355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5280055999756">
                <text:p>8.65280055999756</text:p>
              </table:table-cell>
              <table:table-cell office:value-type="float" office:value="782475.405765376">
                <text:p>782475.405765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6318035125732">
                <text:p>8.66318035125732</text:p>
              </table:table-cell>
              <table:table-cell office:value-type="float" office:value="779977.149577361">
                <text:p>779977.149577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673508644104">
                <text:p>8.673508644104</text:p>
              </table:table-cell>
              <table:table-cell office:value-type="float" office:value="783866.232317636">
                <text:p>783866.2323176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8383622169495">
                <text:p>8.68383622169495</text:p>
              </table:table-cell>
              <table:table-cell office:value-type="float" office:value="783920.520442321">
                <text:p>783920.520442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9416308403015">
                <text:p>8.69416308403015</text:p>
              </table:table-cell>
              <table:table-cell office:value-type="float" office:value="783974.816087177">
                <text:p>783974.816087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70449209213257">
                <text:p>8.70449209213257</text:p>
              </table:table-cell>
              <table:table-cell office:value-type="float" office:value="783811.951711562">
                <text:p>783811.951711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1486210823059">
                <text:p>8.71486210823059</text:p>
              </table:table-cell>
              <table:table-cell office:value-type="float" office:value="780712.384963789">
                <text:p>780712.384963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2519421577454">
                <text:p>8.72519421577454</text:p>
              </table:table-cell>
              <table:table-cell office:value-type="float" office:value="783576.822595533">
                <text:p>783576.822595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3558831214905">
                <text:p>8.73558831214905</text:p>
              </table:table-cell>
              <table:table-cell office:value-type="float" office:value="778903.688044775">
                <text:p>778903.688044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74591708183289">
                <text:p>8.74591708183289</text:p>
              </table:table-cell>
              <table:table-cell office:value-type="float" office:value="783830.044411615">
                <text:p>783830.0444116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75625562667847">
                <text:p>8.75625562667847</text:p>
              </table:table-cell>
              <table:table-cell office:value-type="float" office:value="783088.927980075">
                <text:p>783088.9279800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76658415794373">
                <text:p>8.76658415794373</text:p>
              </table:table-cell>
              <table:table-cell office:value-type="float" office:value="783848.137946954">
                <text:p>783848.137946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77690887451172">
                <text:p>8.77690887451172</text:p>
              </table:table-cell>
              <table:table-cell office:value-type="float" office:value="784137.748158411">
                <text:p>784137.748158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78726577758789">
                <text:p>8.78726577758789</text:p>
              </table:table-cell>
              <table:table-cell office:value-type="float" office:value="781700.855985267">
                <text:p>781700.8559852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79759192466736">
                <text:p>8.79759192466736</text:p>
              </table:table-cell>
              <table:table-cell office:value-type="float" office:value="784029.119253769">
                <text:p>784029.119253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80791831016541">
                <text:p>8.80791831016541</text:p>
              </table:table-cell>
              <table:table-cell office:value-type="float" office:value="784011.017362394">
                <text:p>784011.017362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1824970245361">
                <text:p>8.81824970245361</text:p>
              </table:table-cell>
              <table:table-cell office:value-type="float" office:value="783631.070639005">
                <text:p>783631.070639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2857394218445">
                <text:p>8.82857394218445</text:p>
              </table:table-cell>
              <table:table-cell office:value-type="float" office:value="784173.96448283">
                <text:p>784173.96448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83892726898193">
                <text:p>8.83892726898193</text:p>
              </table:table-cell>
              <table:table-cell office:value-type="float" office:value="781970.873552101">
                <text:p>781970.873552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84929132461548">
                <text:p>8.84929132461548</text:p>
              </table:table-cell>
              <table:table-cell office:value-type="float" office:value="781161.37989418">
                <text:p>781161.37989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85965204238892">
                <text:p>8.85965204238892</text:p>
              </table:table-cell>
              <table:table-cell office:value-type="float" office:value="781413.042709868">
                <text:p>781413.04270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6997437477112">
                <text:p>8.86997437477112</text:p>
              </table:table-cell>
              <table:table-cell office:value-type="float" office:value="784318.863240559">
                <text:p>784318.863240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88030242919922">
                <text:p>8.88030242919922</text:p>
              </table:table-cell>
              <table:table-cell office:value-type="float" office:value="783884.327523719">
                <text:p>783884.327523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89064168930054">
                <text:p>8.89064168930054</text:p>
              </table:table-cell>
              <table:table-cell office:value-type="float" office:value="783034.754969331">
                <text:p>783034.754969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90102124214172">
                <text:p>8.90102124214172</text:p>
              </table:table-cell>
              <table:table-cell office:value-type="float" office:value="779995.065671299">
                <text:p>779995.065671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91136622428894">
                <text:p>8.91136622428894</text:p>
              </table:table-cell>
              <table:table-cell office:value-type="float" office:value="782601.640562342">
                <text:p>782601.6405623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92176079750061">
                <text:p>8.92176079750061</text:p>
              </table:table-cell>
              <table:table-cell office:value-type="float" office:value="778867.956878756">
                <text:p>778867.956878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93208479881287">
                <text:p>8.93208479881287</text:p>
              </table:table-cell>
              <table:table-cell office:value-type="float" office:value="784192.073899589">
                <text:p>784192.073899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4238781929016">
                <text:p>8.94238781929016</text:p>
              </table:table-cell>
              <table:table-cell office:value-type="float" office:value="785788.984680891">
                <text:p>785788.984680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5271468162537">
                <text:p>8.95271468162537</text:p>
              </table:table-cell>
              <table:table-cell office:value-type="float" office:value="783974.816087177">
                <text:p>783974.816087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96299457550049">
                <text:p>8.96299457550049</text:p>
              </table:table-cell>
              <table:table-cell office:value-type="float" office:value="787556.768420809">
                <text:p>787556.7684208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7329044342041">
                <text:p>8.97329044342041</text:p>
              </table:table-cell>
              <table:table-cell office:value-type="float" office:value="786334.87365691">
                <text:p>786334.873656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98359107971191">
                <text:p>8.98359107971191</text:p>
              </table:table-cell>
              <table:table-cell office:value-type="float" office:value="785970.863438571">
                <text:p>785970.863438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99390983581543">
                <text:p>8.99390983581543</text:p>
              </table:table-cell>
              <table:table-cell office:value-type="float" office:value="784590.692791128">
                <text:p>784590.692791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00420522689819">
                <text:p>9.00420522689819</text:p>
              </table:table-cell>
              <table:table-cell office:value-type="float" office:value="786371.293224029">
                <text:p>786371.293224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01449823379517">
                <text:p>9.01449823379517</text:p>
              </table:table-cell>
              <table:table-cell office:value-type="float" office:value="786553.44167516">
                <text:p>786553.441675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02479410171509">
                <text:p>9.02479410171509</text:p>
              </table:table-cell>
              <table:table-cell office:value-type="float" office:value="786334.87365691">
                <text:p>786334.87365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03514528274536">
                <text:p>9.03514528274536</text:p>
              </table:table-cell>
              <table:table-cell office:value-type="float" office:value="782132.973650267">
                <text:p>782132.973650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04571175575256">
                <text:p>9.04571175575256</text:p>
              </table:table-cell>
              <table:table-cell office:value-type="float" office:value="766197.007694217">
                <text:p>766197.007694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05601930618286">
                <text:p>9.05601930618286</text:p>
              </table:table-cell>
              <table:table-cell office:value-type="float" office:value="785443.646843846">
                <text:p>785443.6468438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0663161277771">
                <text:p>9.0663161277771</text:p>
              </table:table-cell>
              <table:table-cell office:value-type="float" office:value="786262.04464203">
                <text:p>786262.04464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07659459114075">
                <text:p>9.07659459114075</text:p>
              </table:table-cell>
              <table:table-cell office:value-type="float" office:value="787666.377119529">
                <text:p>787666.377119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08688616752625">
                <text:p>9.08688616752625</text:p>
              </table:table-cell>
              <table:table-cell office:value-type="float" office:value="786662.771255155">
                <text:p>786662.771255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09717607498169">
                <text:p>9.09717607498169</text:p>
              </table:table-cell>
              <table:table-cell office:value-type="float" office:value="786790.360851734">
                <text:p>786790.3608517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10757923126221">
                <text:p>9.10757923126221</text:p>
              </table:table-cell>
              <table:table-cell office:value-type="float" office:value="778225.356006784">
                <text:p>778225.356006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178925037384">
                <text:p>9.1178925037384</text:p>
              </table:table-cell>
              <table:table-cell office:value-type="float" office:value="785007.864253184">
                <text:p>785007.864253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818503379822">
                <text:p>9.12818503379822</text:p>
              </table:table-cell>
              <table:table-cell office:value-type="float" office:value="786589.881491777">
                <text:p>786589.8814917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13848233222961">
                <text:p>9.13848233222961</text:p>
              </table:table-cell>
              <table:table-cell office:value-type="float" office:value="786225.635193332">
                <text:p>786225.635193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14880919456482">
                <text:p>9.14880919456482</text:p>
              </table:table-cell>
              <table:table-cell office:value-type="float" office:value="783974.816087177">
                <text:p>783974.8160871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5913271903992">
                <text:p>9.15913271903992</text:p>
              </table:table-cell>
              <table:table-cell office:value-type="float" office:value="784228.295242494">
                <text:p>784228.295242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16945433616638">
                <text:p>9.16945433616638</text:p>
              </table:table-cell>
              <table:table-cell office:value-type="float" office:value="784373.214081124">
                <text:p>784373.214081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17979907989502">
                <text:p>9.17979907989502</text:p>
              </table:table-cell>
              <table:table-cell office:value-type="float" office:value="782619.677429763">
                <text:p>782619.6774297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19016051292419">
                <text:p>9.19016051292419</text:p>
              </table:table-cell>
              <table:table-cell office:value-type="float" office:value="781359.101313882">
                <text:p>781359.101313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20049810409546">
                <text:p>9.20049810409546</text:p>
              </table:table-cell>
              <table:table-cell office:value-type="float" office:value="783161.170322194">
                <text:p>783161.170322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1083045005798">
                <text:p>9.21083045005798</text:p>
              </table:table-cell>
              <table:table-cell office:value-type="float" office:value="783558.741583405">
                <text:p>783558.741583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2114419937134">
                <text:p>9.22114419937134</text:p>
              </table:table-cell>
              <table:table-cell office:value-type="float" office:value="784971.570863867">
                <text:p>784971.570863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23154211044312">
                <text:p>9.23154211044312</text:p>
              </table:table-cell>
              <table:table-cell office:value-type="float" office:value="778617.93047785">
                <text:p>778617.930477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24185180664063">
                <text:p>9.24185180664063</text:p>
              </table:table-cell>
              <table:table-cell office:value-type="float" office:value="785280.171684936">
                <text:p>785280.1716849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5221824645996">
                <text:p>9.25221824645996</text:p>
              </table:table-cell>
              <table:table-cell office:value-type="float" office:value="780981.719963202">
                <text:p>780981.719963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26257061958313">
                <text:p>9.26257061958313</text:p>
              </table:table-cell>
              <table:table-cell office:value-type="float" office:value="782042.909744133">
                <text:p>782042.909744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7286005020142">
                <text:p>9.27286005020142</text:p>
              </table:table-cell>
              <table:table-cell office:value-type="float" office:value="786826.822624372">
                <text:p>786826.8226243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28317284584045">
                <text:p>9.28317284584045</text:p>
              </table:table-cell>
              <table:table-cell office:value-type="float" office:value="785044.160998729">
                <text:p>785044.1609987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2934684753418">
                <text:p>9.2934684753418</text:p>
              </table:table-cell>
              <table:table-cell office:value-type="float" office:value="786353.083018781">
                <text:p>786353.0830187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30376362800598">
                <text:p>9.30376362800598</text:p>
              </table:table-cell>
              <table:table-cell office:value-type="float" office:value="786389.504272713">
                <text:p>786389.5042727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31405687332153">
                <text:p>9.31405687332153</text:p>
              </table:table-cell>
              <table:table-cell office:value-type="float" office:value="786535.223032914">
                <text:p>786535.223032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2435154914856">
                <text:p>9.32435154914856</text:p>
              </table:table-cell>
              <table:table-cell office:value-type="float" office:value="786425.928900623">
                <text:p>786425.928900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464550971985">
                <text:p>9.33464550971985</text:p>
              </table:table-cell>
              <table:table-cell office:value-type="float" office:value="786480.572169724">
                <text:p>786480.572169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4496927261353">
                <text:p>9.34496927261353</text:p>
              </table:table-cell>
              <table:table-cell office:value-type="float" office:value="784210.184152791">
                <text:p>784210.184152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35531783103943">
                <text:p>9.35531783103943</text:p>
              </table:table-cell>
              <table:table-cell office:value-type="float" office:value="782331.187282571">
                <text:p>782331.187282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3656849861145">
                <text:p>9.3656849861145</text:p>
              </table:table-cell>
              <table:table-cell office:value-type="float" office:value="780927.838097647">
                <text:p>780927.838097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7657785415649">
                <text:p>9.37657785415649</text:p>
              </table:table-cell>
              <table:table-cell office:value-type="float" office:value="743238.600595342">
                <text:p>743238.600595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8694286346436">
                <text:p>9.38694286346436</text:p>
              </table:table-cell>
              <table:table-cell office:value-type="float" office:value="781089.506003588">
                <text:p>781089.506003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39729356765747">
                <text:p>9.39729356765747</text:p>
              </table:table-cell>
              <table:table-cell office:value-type="float" office:value="782169.005021422">
                <text:p>782169.0050214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0761232376099">
                <text:p>9.40761232376099</text:p>
              </table:table-cell>
              <table:table-cell office:value-type="float" office:value="784590.692791128">
                <text:p>784590.692791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41804957389832">
                <text:p>9.41804957389832</text:p>
              </table:table-cell>
              <table:table-cell office:value-type="float" office:value="775683.239692076">
                <text:p>775683.239692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2840266227722">
                <text:p>9.42840266227722</text:p>
              </table:table-cell>
              <table:table-cell office:value-type="float" office:value="781988.881355932">
                <text:p>781988.881355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43889760971069">
                <text:p>9.43889760971069</text:p>
              </table:table-cell>
              <table:table-cell office:value-type="float" office:value="771418.823326291">
                <text:p>771418.8233262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44931101799011">
                <text:p>9.44931101799011</text:p>
              </table:table-cell>
              <table:table-cell office:value-type="float" office:value="777459.19325961">
                <text:p>777459.193259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5974826812744">
                <text:p>9.45974826812744</text:p>
              </table:table-cell>
              <table:table-cell office:value-type="float" office:value="775683.239692076">
                <text:p>775683.239692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47015571594238">
                <text:p>9.47015571594238</text:p>
              </table:table-cell>
              <table:table-cell office:value-type="float" office:value="777904.453037662">
                <text:p>777904.4530376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48064279556274">
                <text:p>9.48064279556274</text:p>
              </table:table-cell>
              <table:table-cell office:value-type="float" office:value="771997.571590961">
                <text:p>771997.5715909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49102115631104">
                <text:p>9.49102115631104</text:p>
              </table:table-cell>
              <table:table-cell office:value-type="float" office:value="780084.658488399">
                <text:p>780084.658488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50141859054565">
                <text:p>9.50141859054565</text:p>
              </table:table-cell>
              <table:table-cell office:value-type="float" office:value="778653.638706719">
                <text:p>778653.6387067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51180672645569">
                <text:p>9.51180672645569</text:p>
              </table:table-cell>
              <table:table-cell office:value-type="float" office:value="779350.60439283">
                <text:p>779350.604392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52221369743347">
                <text:p>9.52221369743347</text:p>
              </table:table-cell>
              <table:table-cell office:value-type="float" office:value="777940.095853379">
                <text:p>777940.095853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53262686729431">
                <text:p>9.53262686729431</text:p>
              </table:table-cell>
              <table:table-cell office:value-type="float" office:value="777476.993863907">
                <text:p>777476.9938639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5430154800415">
                <text:p>9.5430154800415</text:p>
              </table:table-cell>
              <table:table-cell office:value-type="float" office:value="779314.832212609">
                <text:p>779314.8322126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55335545539856">
                <text:p>9.55335545539856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56378436088562">
                <text:p>9.56378436088562</text:p>
              </table:table-cell>
              <table:table-cell office:value-type="float" office:value="776303.899775959">
                <text:p>776303.899775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57418155670166">
                <text:p>9.57418155670166</text:p>
              </table:table-cell>
              <table:table-cell office:value-type="float" office:value="778671.494049393">
                <text:p>778671.4940493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58457684516907">
                <text:p>9.58457684516907</text:p>
              </table:table-cell>
              <table:table-cell office:value-type="float" office:value="778814.366276003">
                <text:p>778814.366276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59489965438843">
                <text:p>9.59489965438843</text:p>
              </table:table-cell>
              <table:table-cell office:value-type="float" office:value="784282.633531192">
                <text:p>784282.6335311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60528469085693">
                <text:p>9.60528469085693</text:p>
              </table:table-cell>
              <table:table-cell office:value-type="float" office:value="779583.203636531">
                <text:p>779583.2036365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61564207077026">
                <text:p>9.61564207077026</text:p>
              </table:table-cell>
              <table:table-cell office:value-type="float" office:value="781664.867731688">
                <text:p>781664.8677316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62601161003113">
                <text:p>9.62601161003113</text:p>
              </table:table-cell>
              <table:table-cell office:value-type="float" office:value="780748.285563194">
                <text:p>780748.2855631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63642263412476">
                <text:p>9.63642263412476</text:p>
              </table:table-cell>
              <table:table-cell office:value-type="float" office:value="777637.235990565">
                <text:p>777637.2359905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64688348770142">
                <text:p>9.64688348770142</text:p>
              </table:table-cell>
              <table:table-cell office:value-type="float" office:value="773933.019965357">
                <text:p>773933.019965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65728092193604">
                <text:p>9.65728092193604</text:p>
              </table:table-cell>
              <table:table-cell office:value-type="float" office:value="778653.638706719">
                <text:p>778653.6387067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66767930984497">
                <text:p>9.66767930984497</text:p>
              </table:table-cell>
              <table:table-cell office:value-type="float" office:value="778582.225523914">
                <text:p>778582.2255239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7808055877686">
                <text:p>9.67808055877686</text:p>
              </table:table-cell>
              <table:table-cell office:value-type="float" office:value="778368.064548664">
                <text:p>778368.064548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68842434883118">
                <text:p>9.68842434883118</text:p>
              </table:table-cell>
              <table:table-cell office:value-type="float" office:value="782691.833214245">
                <text:p>782691.8332142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69881367683411">
                <text:p>9.69881367683411</text:p>
              </table:table-cell>
              <table:table-cell office:value-type="float" office:value="779261.180099137">
                <text:p>779261.1800991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70929503440857">
                <text:p>9.70929503440857</text:p>
              </table:table-cell>
              <table:table-cell office:value-type="float" office:value="772419.025158091">
                <text:p>772419.0251580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71972393989563">
                <text:p>9.71972393989563</text:p>
              </table:table-cell>
              <table:table-cell office:value-type="float" office:value="776303.899775959">
                <text:p>776303.8997759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7301504611969">
                <text:p>9.7301504611969</text:p>
              </table:table-cell>
              <table:table-cell office:value-type="float" office:value="776481.413701637">
                <text:p>776481.4137016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74055218696594">
                <text:p>9.74055218696594</text:p>
              </table:table-cell>
              <table:table-cell office:value-type="float" office:value="778332.382506647">
                <text:p>778332.3825066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75096487998962">
                <text:p>9.75096487998962</text:p>
              </table:table-cell>
              <table:table-cell office:value-type="float" office:value="777512.597517974">
                <text:p>777512.5975179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761305809021">
                <text:p>9.761305809021</text:p>
              </table:table-cell>
              <table:table-cell office:value-type="float" office:value="782908.380420999">
                <text:p>782908.380420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7717010974884">
                <text:p>9.7717010974884</text:p>
              </table:table-cell>
              <table:table-cell office:value-type="float" office:value="778814.366276003">
                <text:p>778814.366276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7821695804596">
                <text:p>9.7821695804596</text:p>
              </table:table-cell>
              <table:table-cell office:value-type="float" office:value="773368.980231393">
                <text:p>773368.9802313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79254484176636">
                <text:p>9.79254484176636</text:p>
              </table:table-cell>
              <table:table-cell office:value-type="float" office:value="780317.696164717">
                <text:p>780317.6961647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80298495292664">
                <text:p>9.80298495292664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1336688995361">
                <text:p>9.81336688995361</text:p>
              </table:table-cell>
              <table:table-cell office:value-type="float" office:value="779815.941761396">
                <text:p>779815.9417613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8238046169281">
                <text:p>9.8238046169281</text:p>
              </table:table-cell>
              <table:table-cell office:value-type="float" office:value="775647.803376048">
                <text:p>775647.803376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8342432975769">
                <text:p>9.8342432975769</text:p>
              </table:table-cell>
              <table:table-cell office:value-type="float" office:value="775576.940456342">
                <text:p>775576.9404563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84467959403992">
                <text:p>9.84467959403992</text:p>
              </table:table-cell>
              <table:table-cell office:value-type="float" office:value="775754.1220387">
                <text:p>775754.12203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85511231422424">
                <text:p>9.85511231422424</text:p>
              </table:table-cell>
              <table:table-cell office:value-type="float" office:value="776020.046254399">
                <text:p>776020.046254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86550116539001">
                <text:p>9.86550116539001</text:p>
              </table:table-cell>
              <table:table-cell office:value-type="float" office:value="779296.947353927">
                <text:p>779296.9473539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87591457366943">
                <text:p>9.87591457366943</text:p>
              </table:table-cell>
              <table:table-cell office:value-type="float" office:value="777459.19325961">
                <text:p>777459.193259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88633894920349">
                <text:p>9.88633894920349</text:p>
              </table:table-cell>
              <table:table-cell office:value-type="float" office:value="776641.245660179">
                <text:p>776641.2456601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89679145812988">
                <text:p>9.89679145812988</text:p>
              </table:table-cell>
              <table:table-cell office:value-type="float" office:value="774550.881229899">
                <text:p>774550.8812298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90721821784973">
                <text:p>9.90721821784973</text:p>
              </table:table-cell>
              <table:table-cell office:value-type="float" office:value="776463.658655935">
                <text:p>776463.6586559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91763520240784">
                <text:p>9.91763520240784</text:p>
              </table:table-cell>
              <table:table-cell office:value-type="float" office:value="777192.281973817">
                <text:p>777192.2819738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92804431915283">
                <text:p>9.92804431915283</text:p>
              </table:table-cell>
              <table:table-cell office:value-type="float" office:value="777779.728898967">
                <text:p>777779.7288989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93845176696777">
                <text:p>9.93845176696777</text:p>
              </table:table-cell>
              <table:table-cell office:value-type="float" office:value="777904.453037662">
                <text:p>777904.4530376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94887089729309">
                <text:p>9.94887089729309</text:p>
              </table:table-cell>
              <table:table-cell office:value-type="float" office:value="777032.223152788">
                <text:p>777032.2231527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95926237106323">
                <text:p>9.95926237106323</text:p>
              </table:table-cell>
              <table:table-cell office:value-type="float" office:value="779100.268073879">
                <text:p>779100.2680738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96967792510986">
                <text:p>9.96967792510986</text:p>
              </table:table-cell>
              <table:table-cell office:value-type="float" office:value="777299.024492973">
                <text:p>777299.0244929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98005414009094">
                <text:p>9.98005414009094</text:p>
              </table:table-cell>
              <table:table-cell office:value-type="float" office:value="780245.97743618">
                <text:p>780245.977436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99039125442505">
                <text:p>9.99039125442505</text:p>
              </table:table-cell>
              <table:table-cell office:value-type="float" office:value="783197.296491916">
                <text:p>783197.2964919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0007574558258">
                <text:p>10.0007574558258</text:p>
              </table:table-cell>
              <table:table-cell office:value-type="float" office:value="780999.682237402">
                <text:p>780999.6822374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0110740661621">
                <text:p>10.0110740661621</text:p>
              </table:table-cell>
              <table:table-cell office:value-type="float" office:value="784753.880982644">
                <text:p>784753.8809826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0214614868164">
                <text:p>10.0214614868164</text:p>
              </table:table-cell>
              <table:table-cell office:value-type="float" office:value="779404.268821153">
                <text:p>779404.2688211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0318422317505">
                <text:p>10.0318422317505</text:p>
              </table:table-cell>
              <table:table-cell office:value-type="float" office:value="779905.493431328">
                <text:p>779905.4934313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422165393829">
                <text:p>10.0422165393829</text:p>
              </table:table-cell>
              <table:table-cell office:value-type="float" office:value="780389.428078965">
                <text:p>780389.428078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0526514053345">
                <text:p>10.0526514053345</text:p>
              </table:table-cell>
              <table:table-cell office:value-type="float" office:value="775860.469851715">
                <text:p>775860.4698517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0630745887756">
                <text:p>10.0630745887756</text:p>
              </table:table-cell>
              <table:table-cell office:value-type="float" office:value="776730.069628071">
                <text:p>776730.0696280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0736045837402">
                <text:p>10.0736045837402</text:p>
              </table:table-cell>
              <table:table-cell office:value-type="float" office:value="768851.269845583">
                <text:p>768851.2698455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0840280056">
                <text:p>10.0840280056</text:p>
              </table:table-cell>
              <table:table-cell office:value-type="float" office:value="776712.303209131">
                <text:p>776712.3032091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0943949222565">
                <text:p>10.0943949222565</text:p>
              </table:table-cell>
              <table:table-cell office:value-type="float" office:value="780945.797893381">
                <text:p>780945.7978933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1047568321228">
                <text:p>10.1047568321228</text:p>
              </table:table-cell>
              <table:table-cell office:value-type="float" office:value="781323.144520375">
                <text:p>781323.144520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1151173114777">
                <text:p>10.1151173114777</text:p>
              </table:table-cell>
              <table:table-cell office:value-type="float" office:value="781431.024830284">
                <text:p>781431.024830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125527381897">
                <text:p>10.125527381897</text:p>
              </table:table-cell>
              <table:table-cell office:value-type="float" office:value="777708.475917825">
                <text:p>777708.4759178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1359655857086">
                <text:p>10.1359655857086</text:p>
              </table:table-cell>
              <table:table-cell office:value-type="float" office:value="775612.370297618">
                <text:p>775612.3702976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464486122131">
                <text:p>10.1464486122131</text:p>
              </table:table-cell>
              <table:table-cell office:value-type="float" office:value="772296.053674179">
                <text:p>772296.0536741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568565368652">
                <text:p>10.1568565368652</text:p>
              </table:table-cell>
              <table:table-cell office:value-type="float" office:value="777868.813487882">
                <text:p>777868.8134878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1673059463501">
                <text:p>10.1673059463501</text:p>
              </table:table-cell>
              <table:table-cell office:value-type="float" office:value="774780.623893401">
                <text:p>774780.6238934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1776943206787">
                <text:p>10.1776943206787</text:p>
              </table:table-cell>
              <table:table-cell office:value-type="float" office:value="779332.717892224">
                <text:p>779332.7178922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1880812644959">
                <text:p>10.1880812644959</text:p>
              </table:table-cell>
              <table:table-cell office:value-type="float" office:value="779440.049212689">
                <text:p>779440.0492126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1984732151032">
                <text:p>10.1984732151032</text:p>
              </table:table-cell>
              <table:table-cell office:value-type="float" office:value="779064.518870305">
                <text:p>779064.5188703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2088394165039">
                <text:p>10.2088394165039</text:p>
              </table:table-cell>
              <table:table-cell office:value-type="float" office:value="780999.682237402">
                <text:p>780999.6822374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2192223072052">
                <text:p>10.2192223072052</text:p>
              </table:table-cell>
              <table:table-cell office:value-type="float" office:value="779744.315231119">
                <text:p>779744.315231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229663848877">
                <text:p>10.229663848877</text:p>
              </table:table-cell>
              <table:table-cell office:value-type="float" office:value="775364.429364083">
                <text:p>775364.4293640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2400963306427">
                <text:p>10.2400963306427</text:p>
              </table:table-cell>
              <table:table-cell office:value-type="float" office:value="776037.781017894">
                <text:p>776037.781017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2506005764008">
                <text:p>10.2506005764008</text:p>
              </table:table-cell>
              <table:table-cell office:value-type="float" office:value="770735.96586318">
                <text:p>770735.965863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2610149383545">
                <text:p>10.2610149383545</text:p>
              </table:table-cell>
              <table:table-cell office:value-type="float" office:value="777387.998992697">
                <text:p>777387.9989926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2714269161224">
                <text:p>10.2714269161224</text:p>
              </table:table-cell>
              <table:table-cell office:value-type="float" office:value="777566.009113599">
                <text:p>777566.0091135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2818536758423">
                <text:p>10.2818536758423</text:p>
              </table:table-cell>
              <table:table-cell office:value-type="float" office:value="776463.658655935">
                <text:p>776463.6586559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2922003269196">
                <text:p>10.2922003269196</text:p>
              </table:table-cell>
              <table:table-cell office:value-type="float" office:value="782475.405765376">
                <text:p>782475.4057653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3026058673859">
                <text:p>10.3026058673859</text:p>
              </table:table-cell>
              <table:table-cell office:value-type="float" office:value="778047.043900651">
                <text:p>778047.0439006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3130283355713">
                <text:p>10.3130283355713</text:p>
              </table:table-cell>
              <table:table-cell office:value-type="float" office:value="776783.373761867">
                <text:p>776783.3737618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323579788208">
                <text:p>10.323579788208</text:p>
              </table:table-cell>
              <table:table-cell office:value-type="float" office:value="767287.716558207">
                <text:p>767287.7165582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3340103626251">
                <text:p>10.3340103626251</text:p>
              </table:table-cell>
              <table:table-cell office:value-type="float" office:value="776179.688312876">
                <text:p>776179.6883128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344428062439">
                <text:p>10.344428062439</text:p>
              </table:table-cell>
              <table:table-cell office:value-type="float" office:value="777138.921707289">
                <text:p>777138.9217072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3549113273621">
                <text:p>10.3549113273621</text:p>
              </table:table-cell>
              <table:table-cell office:value-type="float" office:value="772278.489515579">
                <text:p>772278.4895155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3653690814972">
                <text:p>10.3653690814972</text:p>
              </table:table-cell>
              <table:table-cell office:value-type="float" office:value="774162.396188131">
                <text:p>774162.3961881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3747277259827">
                <text:p>10.3747277259827</text:p>
              </table:table-cell>
              <table:table-cell office:value-type="float" office:value="865082.546149339">
                <text:p>865082.5461493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3831434249878">
                <text:p>10.3831434249878</text:p>
              </table:table-cell>
              <table:table-cell office:value-type="float" office:value="962011.592271517">
                <text:p>962011.5922715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3915996551514">
                <text:p>10.3915996551514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4000506401062">
                <text:p>10.4000506401062</text:p>
              </table:table-cell>
              <table:table-cell office:value-type="float" office:value="957994.84240817">
                <text:p>957994.842408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4084892272949">
                <text:p>10.4084892272949</text:p>
              </table:table-cell>
              <table:table-cell office:value-type="float" office:value="959402.30502345">
                <text:p>959402.30502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4169256687164">
                <text:p>10.4169256687164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4253804683685">
                <text:p>10.4253804683685</text:p>
              </table:table-cell>
              <table:table-cell office:value-type="float" office:value="957562.60741075">
                <text:p>957562.607410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4338417053223">
                <text:p>10.4338417053223</text:p>
              </table:table-cell>
              <table:table-cell office:value-type="float" office:value="956834.094620868">
                <text:p>956834.0946208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4422852993011">
                <text:p>10.4422852993011</text:p>
              </table:table-cell>
              <table:table-cell office:value-type="float" office:value="958833.409120429">
                <text:p>958833.4091204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450737953186">
                <text:p>10.450737953186</text:p>
              </table:table-cell>
              <table:table-cell office:value-type="float" office:value="957805.691591685">
                <text:p>957805.6915916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4591588973999">
                <text:p>10.4591588973999</text:p>
              </table:table-cell>
              <table:table-cell office:value-type="float" office:value="961412.377802944">
                <text:p>961412.3778029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4675929546356">
                <text:p>10.4675929546356</text:p>
              </table:table-cell>
              <table:table-cell office:value-type="float" office:value="959917.602374558">
                <text:p>959917.6023745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4760465621948">
                <text:p>10.4760465621948</text:p>
              </table:table-cell>
              <table:table-cell office:value-type="float" office:value="957697.638942945">
                <text:p>957697.6389429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4845597743988">
                <text:p>10.4845597743988</text:p>
              </table:table-cell>
              <table:table-cell office:value-type="float" office:value="950992.38759907">
                <text:p>950992.387599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4930465221405">
                <text:p>10.4930465221405</text:p>
              </table:table-cell>
              <table:table-cell office:value-type="float" office:value="953957.893695921">
                <text:p>953957.8936959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5015416145325">
                <text:p>10.5015416145325</text:p>
              </table:table-cell>
              <table:table-cell office:value-type="float" office:value="953020.829726923">
                <text:p>953020.8297269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5101003646851">
                <text:p>10.5101003646851</text:p>
              </table:table-cell>
              <table:table-cell office:value-type="float" office:value="945932.508329155">
                <text:p>945932.5083291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185503959656">
                <text:p>10.5185503959656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269937515259">
                <text:p>10.5269937515259</text:p>
              </table:table-cell>
              <table:table-cell office:value-type="float" office:value="958860.484102332">
                <text:p>958860.4841023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5355432033539">
                <text:p>10.5355432033539</text:p>
              </table:table-cell>
              <table:table-cell office:value-type="float" office:value="946961.297972615">
                <text:p>946961.2979726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5439956188202">
                <text:p>10.5439956188202</text:p>
              </table:table-cell>
              <table:table-cell office:value-type="float" office:value="957832.708563692">
                <text:p>957832.7085636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552463054657">
                <text:p>10.552463054657</text:p>
              </table:table-cell>
              <table:table-cell office:value-type="float" office:value="956133.610699704">
                <text:p>956133.610699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5609200000763">
                <text:p>10.5609200000763</text:p>
              </table:table-cell>
              <table:table-cell office:value-type="float" office:value="957319.646584534">
                <text:p>957319.6465845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5693259239197">
                <text:p>10.5693259239197</text:p>
              </table:table-cell>
              <table:table-cell office:value-type="float" office:value="963130.305584707">
                <text:p>963130.3055847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5777764320374">
                <text:p>10.5777764320374</text:p>
              </table:table-cell>
              <table:table-cell office:value-type="float" office:value="958048.899221307">
                <text:p>958048.8992213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5862724781036">
                <text:p>10.5862724781036</text:p>
              </table:table-cell>
              <table:table-cell office:value-type="float" office:value="952913.853907675">
                <text:p>952913.8539076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5947406291962">
                <text:p>10.5947406291962</text:p>
              </table:table-cell>
              <table:table-cell office:value-type="float" office:value="956052.851624528">
                <text:p>956052.8516245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6031987667084">
                <text:p>10.6031987667084</text:p>
              </table:table-cell>
              <table:table-cell office:value-type="float" office:value="957184.721614613">
                <text:p>957184.7216146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6117103099823">
                <text:p>10.6117103099823</text:p>
              </table:table-cell>
              <table:table-cell office:value-type="float" office:value="951178.856694678">
                <text:p>951178.8566946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6201679706573">
                <text:p>10.6201679706573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6286249160767">
                <text:p>10.6286249160767</text:p>
              </table:table-cell>
              <table:table-cell office:value-type="float" office:value="957319.646584534">
                <text:p>957319.6465845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6370985507965">
                <text:p>10.6370985507965</text:p>
              </table:table-cell>
              <table:table-cell office:value-type="float" office:value="955434.151655834">
                <text:p>955434.1516558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6457068920135">
                <text:p>10.6457068920135</text:p>
              </table:table-cell>
              <table:table-cell office:value-type="float" office:value="940483.165789619">
                <text:p>940483.1657896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6541836261749">
                <text:p>10.6541836261749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6626451015472">
                <text:p>10.6626451015472</text:p>
              </table:table-cell>
              <table:table-cell office:value-type="float" office:value="956807.133953226">
                <text:p>956807.133953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6711049079895">
                <text:p>10.6711049079895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6795644760132">
                <text:p>10.6795644760132</text:p>
              </table:table-cell>
              <table:table-cell office:value-type="float" office:value="957022.861845443">
                <text:p>957022.8618454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6880283355713">
                <text:p>10.6880283355713</text:p>
              </table:table-cell>
              <table:table-cell office:value-type="float" office:value="956537.610816901">
                <text:p>956537.6108169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6964936256409">
                <text:p>10.6964936256409</text:p>
              </table:table-cell>
              <table:table-cell office:value-type="float" office:value="956375.96980792">
                <text:p>956375.969807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7049729824066">
                <text:p>10.7049729824066</text:p>
              </table:table-cell>
              <table:table-cell office:value-type="float" office:value="954789.404864333">
                <text:p>954789.404864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7134101390839">
                <text:p>10.7134101390839</text:p>
              </table:table-cell>
              <table:table-cell office:value-type="float" office:value="959564.970724539">
                <text:p>959564.9707245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7218952178955">
                <text:p>10.7218952178955</text:p>
              </table:table-cell>
              <table:table-cell office:value-type="float" office:value="954145.527663042">
                <text:p>954145.5276630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7303194999695">
                <text:p>10.7303194999695</text:p>
              </table:table-cell>
              <table:table-cell office:value-type="float" office:value="961031.448010415">
                <text:p>961031.448010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7388033866882">
                <text:p>10.7388033866882</text:p>
              </table:table-cell>
              <table:table-cell office:value-type="float" office:value="954279.597122302">
                <text:p>954279.5971223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7472672462463">
                <text:p>10.7472672462463</text:p>
              </table:table-cell>
              <table:table-cell office:value-type="float" office:value="956537.610816901">
                <text:p>956537.6108169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755707025528">
                <text:p>10.755707025528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7641911506653">
                <text:p>10.7641911506653</text:p>
              </table:table-cell>
              <table:table-cell office:value-type="float" office:value="954252.780216383">
                <text:p>954252.7802163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7726404666901">
                <text:p>10.7726404666901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7811172008514">
                <text:p>10.7811172008514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7896292209625">
                <text:p>10.7896292209625</text:p>
              </table:table-cell>
              <table:table-cell office:value-type="float" office:value="951125.572348888">
                <text:p>951125.5723488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7981088161469">
                <text:p>10.7981088161469</text:p>
              </table:table-cell>
              <table:table-cell office:value-type="float" office:value="954762.559298206">
                <text:p>954762.559298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8065612316132">
                <text:p>10.8065612316132</text:p>
              </table:table-cell>
              <table:table-cell office:value-type="float" office:value="957832.708563692">
                <text:p>957832.7085636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8150248527527">
                <text:p>10.8150248527527</text:p>
              </table:table-cell>
              <table:table-cell office:value-type="float" office:value="956564.55629736">
                <text:p>956564.556297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8235142230988">
                <text:p>10.8235142230988</text:p>
              </table:table-cell>
              <table:table-cell office:value-type="float" office:value="953663.189372876">
                <text:p>953663.1893728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8319656848907">
                <text:p>10.8319656848907</text:p>
              </table:table-cell>
              <table:table-cell office:value-type="float" office:value="957940.791694877">
                <text:p>957940.791694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8405709266663">
                <text:p>10.8405709266663</text:p>
              </table:table-cell>
              <table:table-cell office:value-type="float" office:value="940821.909622365">
                <text:p>940821.9096223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8490388393402">
                <text:p>10.8490388393402</text:p>
              </table:table-cell>
              <table:table-cell office:value-type="float" office:value="956079.769800377">
                <text:p>956079.7698003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8575131893158">
                <text:p>10.8575131893158</text:p>
              </table:table-cell>
              <table:table-cell office:value-type="float" office:value="955353.510690975">
                <text:p>955353.510690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865975856781">
                <text:p>10.865975856781</text:p>
              </table:table-cell>
              <table:table-cell office:value-type="float" office:value="956672.353401888">
                <text:p>956672.3534018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744633197784">
                <text:p>10.8744633197784</text:p>
              </table:table-cell>
              <table:table-cell office:value-type="float" office:value="953877.501727577">
                <text:p>953877.5017275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8829252719879">
                <text:p>10.8829252719879</text:p>
              </table:table-cell>
              <table:table-cell office:value-type="float" office:value="956753.217175702">
                <text:p>956753.2171757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8914501667023">
                <text:p>10.8914501667023</text:p>
              </table:table-cell>
              <table:table-cell office:value-type="float" office:value="949689.148226871">
                <text:p>949689.1482268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8999917507172">
                <text:p>10.8999917507172</text:p>
              </table:table-cell>
              <table:table-cell office:value-type="float" office:value="947833.561770781">
                <text:p>947833.5617707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083905220032">
                <text:p>10.9083905220032</text:p>
              </table:table-cell>
              <table:table-cell office:value-type="float" office:value="963950.526130525">
                <text:p>963950.5261305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9170536994934">
                <text:p>10.9170536994934</text:p>
              </table:table-cell>
              <table:table-cell office:value-type="float" office:value="934530.085424923">
                <text:p>934530.0854249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9256055355072">
                <text:p>10.9256055355072</text:p>
              </table:table-cell>
              <table:table-cell office:value-type="float" office:value="946697.292480972">
                <text:p>946697.2924809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934089422226">
                <text:p>10.934089422226</text:p>
              </table:table-cell>
              <table:table-cell office:value-type="float" office:value="954279.597122302">
                <text:p>954279.5971223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9425265789032">
                <text:p>10.9425265789032</text:p>
              </table:table-cell>
              <table:table-cell office:value-type="float" office:value="959564.970724539">
                <text:p>959564.970724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9510087966919">
                <text:p>10.9510087966919</text:p>
              </table:table-cell>
              <table:table-cell office:value-type="float" office:value="954467.357674902">
                <text:p>954467.357674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9594495296478">
                <text:p>10.9594495296478</text:p>
              </table:table-cell>
              <table:table-cell office:value-type="float" office:value="959158.409852272">
                <text:p>959158.4098522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9679751396179">
                <text:p>10.9679751396179</text:p>
              </table:table-cell>
              <table:table-cell office:value-type="float" office:value="949609.474090439">
                <text:p>949609.4740904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9764909744263">
                <text:p>10.9764909744263</text:p>
              </table:table-cell>
              <table:table-cell office:value-type="float" office:value="950699.51240271">
                <text:p>950699.512402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9849202632904">
                <text:p>10.9849202632904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9934020042419">
                <text:p>10.9934020042419</text:p>
              </table:table-cell>
              <table:table-cell office:value-type="float" office:value="954521.017118763">
                <text:p>954521.0171187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0018663406372">
                <text:p>11.0018663406372</text:p>
              </table:table-cell>
              <table:table-cell office:value-type="float" office:value="956483.724409893">
                <text:p>956483.7244098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0103447437286">
                <text:p>11.0103447437286</text:p>
              </table:table-cell>
              <table:table-cell office:value-type="float" office:value="954896.802227159">
                <text:p>954896.8022271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01882147789">
                <text:p>11.01882147789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0272920131683">
                <text:p>11.0272920131683</text:p>
              </table:table-cell>
              <table:table-cell office:value-type="float" office:value="955783.753208737">
                <text:p>955783.7532087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0357205867767">
                <text:p>11.0357205867767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.0441842079163">
                <text:p>11.0441842079163</text:p>
              </table:table-cell>
              <table:table-cell office:value-type="float" office:value="956564.55629736">
                <text:p>956564.556297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0527510643005">
                <text:p>11.0527510643005</text:p>
              </table:table-cell>
              <table:table-cell office:value-type="float" office:value="945037.436936436">
                <text:p>945037.4369364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0613012313843">
                <text:p>11.0613012313843</text:p>
              </table:table-cell>
              <table:table-cell office:value-type="float" office:value="946882.08086554">
                <text:p>946882.080865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0697586536407">
                <text:p>11.0697586536407</text:p>
              </table:table-cell>
              <table:table-cell office:value-type="float" office:value="957265.67203225">
                <text:p>957265.67203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782446861267">
                <text:p>11.0782446861267</text:p>
              </table:table-cell>
              <table:table-cell office:value-type="float" office:value="954038.299216138">
                <text:p>954038.2992161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867075920105">
                <text:p>11.0867075920105</text:p>
              </table:table-cell>
              <table:table-cell office:value-type="float" office:value="956645.401848096">
                <text:p>956645.4018480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0951366424561">
                <text:p>11.0951366424561</text:p>
              </table:table-cell>
              <table:table-cell office:value-type="float" office:value="960487.785936528">
                <text:p>960487.7859365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1035921573639">
                <text:p>11.1035921573639</text:p>
              </table:table-cell>
              <table:table-cell office:value-type="float" office:value="957481.606767235">
                <text:p>957481.6067672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1120588779449">
                <text:p>11.1120588779449</text:p>
              </table:table-cell>
              <table:table-cell office:value-type="float" office:value="956214.383419689">
                <text:p>956214.3834196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120513677597">
                <text:p>11.120513677597</text:p>
              </table:table-cell>
              <table:table-cell office:value-type="float" office:value="957562.60741075">
                <text:p>957562.607410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1290285587311">
                <text:p>11.1290285587311</text:p>
              </table:table-cell>
              <table:table-cell office:value-type="float" office:value="950805.991599933">
                <text:p>950805.9915999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1375408172607">
                <text:p>11.1375408172607</text:p>
              </table:table-cell>
              <table:table-cell office:value-type="float" office:value="951098.932414643">
                <text:p>951098.9324146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145987033844">
                <text:p>11.145987033844</text:p>
              </table:table-cell>
              <table:table-cell office:value-type="float" office:value="958535.685202958">
                <text:p>958535.6852029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1544432640076">
                <text:p>11.1544432640076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1628913879395">
                <text:p>11.1628913879395</text:p>
              </table:table-cell>
              <table:table-cell office:value-type="float" office:value="958319.274820794">
                <text:p>958319.2748207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1713325977325">
                <text:p>11.1713325977325</text:p>
              </table:table-cell>
              <table:table-cell office:value-type="float" office:value="959104.22776444">
                <text:p>959104.227764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1798300743103">
                <text:p>11.1798300743103</text:p>
              </table:table-cell>
              <table:table-cell office:value-type="float" office:value="952753.435201033">
                <text:p>952753.4352010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1882703304291">
                <text:p>11.1882703304291</text:p>
              </table:table-cell>
              <table:table-cell office:value-type="float" office:value="959212.598062202">
                <text:p>959212.5980622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1967270374298">
                <text:p>11.1967270374298</text:p>
              </table:table-cell>
              <table:table-cell office:value-type="float" office:value="957346.63614322">
                <text:p>957346.636143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.2051932811737">
                <text:p>11.2051932811737</text:p>
              </table:table-cell>
              <table:table-cell office:value-type="float" office:value="956268.239481836">
                <text:p>956268.2394818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2137107849121">
                <text:p>11.2137107849121</text:p>
              </table:table-cell>
              <table:table-cell office:value-type="float" office:value="950513.231182645">
                <text:p>950513.23118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2221839427948">
                <text:p>11.2221839427948</text:p>
              </table:table-cell>
              <table:table-cell office:value-type="float" office:value="955487.919862686">
                <text:p>955487.9198626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230676651001">
                <text:p>11.230676651001</text:p>
              </table:table-cell>
              <table:table-cell office:value-type="float" office:value="953288.374385896">
                <text:p>953288.3743858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2391512393951">
                <text:p>11.2391512393951</text:p>
              </table:table-cell>
              <table:table-cell office:value-type="float" office:value="955326.633394289">
                <text:p>955326.6333942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2475917339325">
                <text:p>11.2475917339325</text:p>
              </table:table-cell>
              <table:table-cell office:value-type="float" office:value="959185.50319191">
                <text:p>959185.503191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2560424804688">
                <text:p>11.2560424804688</text:p>
              </table:table-cell>
              <table:table-cell office:value-type="float" office:value="958021.870052194">
                <text:p>958021.8700521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264497756958">
                <text:p>11.264497756958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2729940414429">
                <text:p>11.2729940414429</text:p>
              </table:table-cell>
              <table:table-cell office:value-type="float" office:value="952887.113705242">
                <text:p>952887.1137052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2815380096436">
                <text:p>11.2815380096436</text:p>
              </table:table-cell>
              <table:table-cell office:value-type="float" office:value="947569.06976225">
                <text:p>947569.069762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.2900931835175">
                <text:p>11.2900931835175</text:p>
              </table:table-cell>
              <table:table-cell office:value-type="float" office:value="946327.932001226">
                <text:p>946327.932001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2985653877258">
                <text:p>11.2985653877258</text:p>
              </table:table-cell>
              <table:table-cell office:value-type="float" office:value="955595.474433657">
                <text:p>955595.4744336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.3070859909058">
                <text:p>11.3070859909058</text:p>
              </table:table-cell>
              <table:table-cell office:value-type="float" office:value="950167.473949298">
                <text:p>950167.4739492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.3156552314758">
                <text:p>11.3156552314758</text:p>
              </table:table-cell>
              <table:table-cell office:value-type="float" office:value="944774.502921373">
                <text:p>944774.5029213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.3241374492645">
                <text:p>11.3241374492645</text:p>
              </table:table-cell>
              <table:table-cell office:value-type="float" office:value="954467.357674902">
                <text:p>954467.3576749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.3325910568237">
                <text:p>11.3325910568237</text:p>
              </table:table-cell>
              <table:table-cell office:value-type="float" office:value="957697.638942945">
                <text:p>957697.638942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.341029882431">
                <text:p>11.341029882431</text:p>
              </table:table-cell>
              <table:table-cell office:value-type="float" office:value="959375.199434948">
                <text:p>959375.1994349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.3495421409607">
                <text:p>11.3495421409607</text:p>
              </table:table-cell>
              <table:table-cell office:value-type="float" office:value="951098.932414643">
                <text:p>951098.9324146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.358060836792">
                <text:p>11.358060836792</text:p>
              </table:table-cell>
              <table:table-cell office:value-type="float" office:value="950380.217856143">
                <text:p>950380.2178561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3665261268616">
                <text:p>11.3665261268616</text:p>
              </table:table-cell>
              <table:table-cell office:value-type="float" office:value="956375.96980792">
                <text:p>956375.969807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3749754428864">
                <text:p>11.3749754428864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3833043575287">
                <text:p>11.3833043575287</text:p>
              </table:table-cell>
              <table:table-cell office:value-type="float" office:value="972035.414896662">
                <text:p>972035.4148966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3916578292847">
                <text:p>11.3916578292847</text:p>
              </table:table-cell>
              <table:table-cell office:value-type="float" office:value="969177.87436139">
                <text:p>969177.874361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3999886512756">
                <text:p>11.3999886512756</text:p>
              </table:table-cell>
              <table:table-cell office:value-type="float" office:value="971812.866578902">
                <text:p>971812.8665789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4083111286163">
                <text:p>11.4083111286163</text:p>
              </table:table-cell>
              <table:table-cell office:value-type="float" office:value="972787.268570774">
                <text:p>972787.2685707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4166479110718">
                <text:p>11.4166479110718</text:p>
              </table:table-cell>
              <table:table-cell office:value-type="float" office:value="971118.05942746">
                <text:p>971118.059427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4249761104584">
                <text:p>11.4249761104584</text:p>
              </table:table-cell>
              <table:table-cell office:value-type="float" office:value="972118.896796542">
                <text:p>972118.8967965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4333641529083">
                <text:p>11.4333641529083</text:p>
              </table:table-cell>
              <table:table-cell office:value-type="float" office:value="965183.479733955">
                <text:p>965183.4797339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4417757987976">
                <text:p>11.4417757987976</text:p>
              </table:table-cell>
              <table:table-cell office:value-type="float" office:value="962475.133471273">
                <text:p>962475.1334712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4501075744629">
                <text:p>11.4501075744629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4584369659424">
                <text:p>11.4584369659424</text:p>
              </table:table-cell>
              <table:table-cell office:value-type="float" office:value="971979.768261965">
                <text:p>971979.7682619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4667692184448">
                <text:p>11.4667692184448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4750845432282">
                <text:p>11.4750845432282</text:p>
              </table:table-cell>
              <table:table-cell office:value-type="float" office:value="973624.026837171">
                <text:p>973624.0268371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4834363460541">
                <text:p>11.4834363460541</text:p>
              </table:table-cell>
              <table:table-cell office:value-type="float" office:value="969371.543933771">
                <text:p>969371.5439337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4917871952057">
                <text:p>11.4917871952057</text:p>
              </table:table-cell>
              <table:table-cell office:value-type="float" office:value="969482.247016502">
                <text:p>969482.2470165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5000872612">
                <text:p>11.5000872612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5083770751953">
                <text:p>11.5083770751953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5166962146759">
                <text:p>11.5166962146759</text:p>
              </table:table-cell>
              <table:table-cell office:value-type="float" office:value="973177.57670593">
                <text:p>973177.576705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5250918865204">
                <text:p>11.5250918865204</text:p>
              </table:table-cell>
              <table:table-cell office:value-type="float" office:value="964306.38904981">
                <text:p>964306.389049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5334615707397">
                <text:p>11.5334615707397</text:p>
              </table:table-cell>
              <table:table-cell office:value-type="float" office:value="967300.532231876">
                <text:p>967300.5322318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5417673587799">
                <text:p>11.5417673587799</text:p>
              </table:table-cell>
              <table:table-cell office:value-type="float" office:value="974741.94632144">
                <text:p>974741.946321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5500702857971">
                <text:p>11.5500702857971</text:p>
              </table:table-cell>
              <table:table-cell office:value-type="float" office:value="975077.822943288">
                <text:p>975077.8229432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5584545135498">
                <text:p>11.5584545135498</text:p>
              </table:table-cell>
              <table:table-cell office:value-type="float" office:value="965622.623670591">
                <text:p>965622.6236705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566782951355">
                <text:p>11.566782951355</text:p>
              </table:table-cell>
              <table:table-cell office:value-type="float" office:value="972091.067903355">
                <text:p>972091.0679033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575097322464">
                <text:p>11.575097322464</text:p>
              </table:table-cell>
              <table:table-cell office:value-type="float" office:value="973735.703380839">
                <text:p>973735.7033808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5835077762604">
                <text:p>11.5835077762604</text:p>
              </table:table-cell>
              <table:table-cell office:value-type="float" office:value="962611.554144461">
                <text:p>962611.5541444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5918161869049">
                <text:p>11.5918161869049</text:p>
              </table:table-cell>
              <table:table-cell office:value-type="float" office:value="974434.262626263">
                <text:p>974434.2626262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6001694202423">
                <text:p>11.6001694202423</text:p>
              </table:table-cell>
              <table:table-cell office:value-type="float" office:value="969205.536705103">
                <text:p>969205.5367051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6084923744202">
                <text:p>11.6084923744202</text:p>
              </table:table-cell>
              <table:table-cell office:value-type="float" office:value="972731.535821708">
                <text:p>972731.5358217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6168065071106">
                <text:p>11.6168065071106</text:p>
              </table:table-cell>
              <table:table-cell office:value-type="float" office:value="973763.626519844">
                <text:p>973763.6265198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6251473426819">
                <text:p>11.6251473426819</text:p>
              </table:table-cell>
              <table:table-cell office:value-type="float" office:value="970646.157786417">
                <text:p>970646.1577864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6335272789001">
                <text:p>11.6335272789001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6418871879578">
                <text:p>11.6418871879578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6502161026001">
                <text:p>11.6502161026001</text:p>
              </table:table-cell>
              <table:table-cell office:value-type="float" office:value="972035.414896662">
                <text:p>972035.414896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6585519313812">
                <text:p>11.6585519313812</text:p>
              </table:table-cell>
              <table:table-cell office:value-type="float" office:value="971229.161799617">
                <text:p>971229.1617996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6668682098389">
                <text:p>11.6668682098389</text:p>
              </table:table-cell>
              <table:table-cell office:value-type="float" office:value="973512.375906654">
                <text:p>973512.3759066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751935482025">
                <text:p>11.6751935482025</text:p>
              </table:table-cell>
              <table:table-cell office:value-type="float" office:value="972452.967839858">
                <text:p>972452.9678398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836142539978">
                <text:p>11.6836142539978</text:p>
              </table:table-cell>
              <table:table-cell office:value-type="float" office:value="961439.598629633">
                <text:p>961439.5986296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919584274292">
                <text:p>11.6919584274292</text:p>
              </table:table-cell>
              <table:table-cell office:value-type="float" office:value="970257.877135836">
                <text:p>970257.8771358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02918720245">
                <text:p>11.7002918720245</text:p>
              </table:table-cell>
              <table:table-cell office:value-type="float" office:value="971507.028981775">
                <text:p>971507.0289817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086329460144">
                <text:p>11.7086329460144</text:p>
              </table:table-cell>
              <table:table-cell office:value-type="float" office:value="970618.413148492">
                <text:p>970618.4131484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169790267944">
                <text:p>11.7169790267944</text:p>
              </table:table-cell>
              <table:table-cell office:value-type="float" office:value="970036.141918528">
                <text:p>970036.1419185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7253272533417">
                <text:p>11.7253272533417</text:p>
              </table:table-cell>
              <table:table-cell office:value-type="float" office:value="969786.81090961">
                <text:p>969786.810909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7336430549622">
                <text:p>11.7336430549622</text:p>
              </table:table-cell>
              <table:table-cell office:value-type="float" office:value="973568.198170819">
                <text:p>973568.1981708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7419393062592">
                <text:p>11.7419393062592</text:p>
              </table:table-cell>
              <table:table-cell office:value-type="float" office:value="975862.435957123">
                <text:p>975862.4359571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7502119541168">
                <text:p>11.7502119541168</text:p>
              </table:table-cell>
              <table:table-cell office:value-type="float" office:value="978646.757277076">
                <text:p>978646.757277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7585098743439">
                <text:p>11.7585098743439</text:p>
              </table:table-cell>
              <table:table-cell office:value-type="float" office:value="975666.164348925">
                <text:p>975666.1643489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7668251991272">
                <text:p>11.7668251991272</text:p>
              </table:table-cell>
              <table:table-cell office:value-type="float" office:value="973624.026837171">
                <text:p>973624.0268371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7751150131226">
                <text:p>11.7751150131226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7834222316742">
                <text:p>11.7834222316742</text:p>
              </table:table-cell>
              <table:table-cell office:value-type="float" office:value="974574.094767959">
                <text:p>974574.0947679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7917854785919">
                <text:p>11.7917854785919</text:p>
              </table:table-cell>
              <table:table-cell office:value-type="float" office:value="968045.076230116">
                <text:p>968045.0762301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800103187561">
                <text:p>11.800103187561</text:p>
              </table:table-cell>
              <table:table-cell office:value-type="float" office:value="973344.947516267">
                <text:p>973344.9475162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8084082603455">
                <text:p>11.8084082603455</text:p>
              </table:table-cell>
              <table:table-cell office:value-type="float" office:value="974825.893781937">
                <text:p>974825.8937819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.8167388439178">
                <text:p>11.8167388439178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8250498771667">
                <text:p>11.8250498771667</text:p>
              </table:table-cell>
              <table:table-cell office:value-type="float" office:value="974126.773114547">
                <text:p>974126.7731145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8333580493927">
                <text:p>11.8333580493927</text:p>
              </table:table-cell>
              <table:table-cell office:value-type="float" office:value="974462.225844406">
                <text:p>974462.2258444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841650724411">
                <text:p>11.841650724411</text:p>
              </table:table-cell>
              <table:table-cell office:value-type="float" office:value="976283.28399747">
                <text:p>976283.283997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8499622344971">
                <text:p>11.8499622344971</text:p>
              </table:table-cell>
              <table:table-cell office:value-type="float" office:value="974070.886778922">
                <text:p>974070.8867789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8582694530487">
                <text:p>11.8582694530487</text:p>
              </table:table-cell>
              <table:table-cell office:value-type="float" office:value="974574.094767959">
                <text:p>974574.0947679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.8666934967041">
                <text:p>11.8666934967041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8750264644623">
                <text:p>11.8750264644623</text:p>
              </table:table-cell>
              <table:table-cell office:value-type="float" office:value="971562.62149867">
                <text:p>971562.621498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.8833463191986">
                <text:p>11.8833463191986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.8916862010956">
                <text:p>11.8916862010956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8999817371368">
                <text:p>11.8999817371368</text:p>
              </table:table-cell>
              <table:table-cell office:value-type="float" office:value="975946.576536184">
                <text:p>975946.5765361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.9082970619202">
                <text:p>11.9082970619202</text:p>
              </table:table-cell>
              <table:table-cell office:value-type="float" office:value="973624.026837171">
                <text:p>973624.0268371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.9165880680084">
                <text:p>11.9165880680084</text:p>
              </table:table-cell>
              <table:table-cell office:value-type="float" office:value="976479.803997125">
                <text:p>976479.803997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9249179363251">
                <text:p>11.9249179363251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9334738254547">
                <text:p>11.9334738254547</text:p>
              </table:table-cell>
              <table:table-cell office:value-type="float" office:value="946248.82082149">
                <text:p>946248.820821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9418127536774">
                <text:p>11.9418127536774</text:p>
              </table:table-cell>
              <table:table-cell office:value-type="float" office:value="970868.17200366">
                <text:p>970868.172003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950147151947">
                <text:p>11.950147151947</text:p>
              </table:table-cell>
              <table:table-cell office:value-type="float" office:value="971395.863031725">
                <text:p>971395.8630317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9584851264954">
                <text:p>11.9584851264954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9667866230011">
                <text:p>11.9667866230011</text:p>
              </table:table-cell>
              <table:table-cell office:value-type="float" office:value="975245.848071455">
                <text:p>975245.848071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9751348495483">
                <text:p>11.9751348495483</text:p>
              </table:table-cell>
              <table:table-cell office:value-type="float" office:value="969786.81090961">
                <text:p>969786.810909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9834570884705">
                <text:p>11.9834570884705</text:p>
              </table:table-cell>
              <table:table-cell office:value-type="float" office:value="972815.137340285">
                <text:p>972815.1373402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9918127059937">
                <text:p>11.9918127059937</text:p>
              </table:table-cell>
              <table:table-cell office:value-type="float" office:value="968928.98430634">
                <text:p>968928.984306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0001518726349">
                <text:p>12.0001518726349</text:p>
              </table:table-cell>
              <table:table-cell office:value-type="float" office:value="970840.414672499">
                <text:p>970840.4146724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0085082054138">
                <text:p>12.0085082054138</text:p>
              </table:table-cell>
              <table:table-cell office:value-type="float" office:value="968846.049359468">
                <text:p>968846.0493594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0168931484222">
                <text:p>12.0168931484222</text:p>
              </table:table-cell>
              <table:table-cell office:value-type="float" office:value="965540.253746197">
                <text:p>965540.2537461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0252711772919">
                <text:p>12.0252711772919</text:p>
              </table:table-cell>
              <table:table-cell office:value-type="float" office:value="966337.085486625">
                <text:p>966337.085486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0335838794708">
                <text:p>12.0335838794708</text:p>
              </table:table-cell>
              <table:table-cell office:value-type="float" office:value="973931.19899042">
                <text:p>973931.198990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0419127941132">
                <text:p>12.0419127941132</text:p>
              </table:table-cell>
              <table:table-cell office:value-type="float" office:value="972035.414896662">
                <text:p>972035.4148966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0503220558167">
                <text:p>12.0503220558167</text:p>
              </table:table-cell>
              <table:table-cell office:value-type="float" office:value="962748.013495506">
                <text:p>962748.0134955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0586757659912">
                <text:p>12.0586757659912</text:p>
              </table:table-cell>
              <table:table-cell office:value-type="float" office:value="969150.213596667">
                <text:p>969150.21359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.067008972168">
                <text:p>12.067008972168</text:p>
              </table:table-cell>
              <table:table-cell office:value-type="float" office:value="971534.824444953">
                <text:p>971534.8244449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0753197669983">
                <text:p>12.0753197669983</text:p>
              </table:table-cell>
              <table:table-cell office:value-type="float" office:value="974154.718687245">
                <text:p>974154.7186872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.0836906433105">
                <text:p>12.0836906433105</text:p>
              </table:table-cell>
              <table:table-cell office:value-type="float" office:value="967162.779379094">
                <text:p>967162.7793790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0919868946075">
                <text:p>12.0919868946075</text:p>
              </table:table-cell>
              <table:table-cell office:value-type="float" office:value="975862.435957123">
                <text:p>975862.4359571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.1002724170685">
                <text:p>12.1002724170685</text:p>
              </table:table-cell>
              <table:table-cell office:value-type="float" office:value="977126.069981584">
                <text:p>977126.0699815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.1086118221283">
                <text:p>12.1086118221283</text:p>
              </table:table-cell>
              <table:table-cell office:value-type="float" office:value="970812.658928469">
                <text:p>970812.658928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.1169118881226">
                <text:p>12.1169118881226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.1251783370972">
                <text:p>12.1251783370972</text:p>
              </table:table-cell>
              <table:table-cell office:value-type="float" office:value="979380.629441624">
                <text:p>979380.6294416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.1335401535034">
                <text:p>12.1335401535034</text:p>
              </table:table-cell>
              <table:table-cell office:value-type="float" office:value="968210.686131387">
                <text:p>968210.6861313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.1418752670288">
                <text:p>12.1418752670288</text:p>
              </table:table-cell>
              <table:table-cell office:value-type="float" office:value="971312.505263158">
                <text:p>971312.5052631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.1501789093018">
                <text:p>12.1501789093018</text:p>
              </table:table-cell>
              <table:table-cell office:value-type="float" office:value="974993.832089124">
                <text:p>974993.8320891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.1585323810577">
                <text:p>12.1585323810577</text:p>
              </table:table-cell>
              <table:table-cell office:value-type="float" office:value="969177.87436139">
                <text:p>969177.874361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.1668174266815">
                <text:p>12.1668174266815</text:p>
              </table:table-cell>
              <table:table-cell office:value-type="float" office:value="977182.307453237">
                <text:p>977182.3074532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1751463413239">
                <text:p>12.1751463413239</text:p>
              </table:table-cell>
              <table:table-cell office:value-type="float" office:value="972035.414896662">
                <text:p>972035.4148966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.1834387779236">
                <text:p>12.1834387779236</text:p>
              </table:table-cell>
              <table:table-cell office:value-type="float" office:value="976311.353440097">
                <text:p>976311.3534400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1918125152588">
                <text:p>12.1918125152588</text:p>
              </table:table-cell>
              <table:table-cell office:value-type="float" office:value="966832.332555094">
                <text:p>966832.3325550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200085401535">
                <text:p>12.200085401535</text:p>
              </table:table-cell>
              <table:table-cell office:value-type="float" office:value="978618.553387706">
                <text:p>978618.5533877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.208379983902">
                <text:p>12.208379983902</text:p>
              </table:table-cell>
              <table:table-cell office:value-type="float" office:value="976058.786547859">
                <text:p>976058.7865478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.2166793346405">
                <text:p>12.2166793346405</text:p>
              </table:table-cell>
              <table:table-cell office:value-type="float" office:value="975497.994369434">
                <text:p>975497.9943694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.2250001430511">
                <text:p>12.2250001430511</text:p>
              </table:table-cell>
              <table:table-cell office:value-type="float" office:value="972982.383495702">
                <text:p>972982.3834957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.2333333492279">
                <text:p>12.2333333492279</text:p>
              </table:table-cell>
              <table:table-cell office:value-type="float" office:value="971534.824444953">
                <text:p>971534.8244449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2416694164276">
                <text:p>12.2416694164276</text:p>
              </table:table-cell>
              <table:table-cell office:value-type="float" office:value="971201.383823361">
                <text:p>971201.3838233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2499952316284">
                <text:p>12.2499952316284</text:p>
              </table:table-cell>
              <table:table-cell office:value-type="float" office:value="972397.273388505">
                <text:p>972397.2733885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.2583401203156">
                <text:p>12.2583401203156</text:p>
              </table:table-cell>
              <table:table-cell office:value-type="float" office:value="970174.714551013">
                <text:p>970174.7145510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2666993141174">
                <text:p>12.2666993141174</text:p>
              </table:table-cell>
              <table:table-cell office:value-type="float" office:value="968514.451498816">
                <text:p>968514.4514988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.2750196456909">
                <text:p>12.2750196456909</text:p>
              </table:table-cell>
              <table:table-cell office:value-type="float" office:value="973038.144993983">
                <text:p>973038.1449939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2833406925201">
                <text:p>12.2833406925201</text:p>
              </table:table-cell>
              <table:table-cell office:value-type="float" office:value="972954.505143119">
                <text:p>972954.5051431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2917127609253">
                <text:p>12.2917127609253</text:p>
              </table:table-cell>
              <table:table-cell office:value-type="float" office:value="967025.065755375">
                <text:p>967025.0657553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.3000514507294">
                <text:p>12.3000514507294</text:p>
              </table:table-cell>
              <table:table-cell office:value-type="float" office:value="970895.930922087">
                <text:p>970895.9309220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3083832263947">
                <text:p>12.3083832263947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.3167142868042">
                <text:p>12.3167142868042</text:p>
              </table:table-cell>
              <table:table-cell office:value-type="float" office:value="971785.05520419">
                <text:p>971785.055204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.3250439167023">
                <text:p>12.3250439167023</text:p>
              </table:table-cell>
              <table:table-cell office:value-type="float" office:value="971951.947333772">
                <text:p>971951.9473337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3333773612976">
                <text:p>12.3333773612976</text:p>
              </table:table-cell>
              <table:table-cell office:value-type="float" office:value="971507.028981775">
                <text:p>971507.0289817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3417282104492">
                <text:p>12.3417282104492</text:p>
              </table:table-cell>
              <table:table-cell office:value-type="float" office:value="969482.247016502">
                <text:p>969482.2470165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350168466568">
                <text:p>12.350168466568</text:p>
              </table:table-cell>
              <table:table-cell office:value-type="float" office:value="959212.598062202">
                <text:p>959212.5980622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3585467338562">
                <text:p>12.3585467338562</text:p>
              </table:table-cell>
              <table:table-cell office:value-type="float" office:value="966309.586636692">
                <text:p>966309.5866366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3668794631958">
                <text:p>12.3668794631958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.3752639293671">
                <text:p>12.3752639293671</text:p>
              </table:table-cell>
              <table:table-cell office:value-type="float" office:value="965595.165467626">
                <text:p>965595.1654676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.3836355209351">
                <text:p>12.3836355209351</text:p>
              </table:table-cell>
              <table:table-cell office:value-type="float" office:value="967080.146498448">
                <text:p>967080.1464984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.3919863700867">
                <text:p>12.3919863700867</text:p>
              </table:table-cell>
              <table:table-cell office:value-type="float" office:value="969482.247016502">
                <text:p>969482.2470165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4003686904907">
                <text:p>12.4003686904907</text:p>
              </table:table-cell>
              <table:table-cell office:value-type="float" office:value="965842.345525912">
                <text:p>965842.3455259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.4086995124817">
                <text:p>12.4086995124817</text:p>
              </table:table-cell>
              <table:table-cell office:value-type="float" office:value="971812.866578902">
                <text:p>971812.8665789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.417031288147">
                <text:p>12.417031288147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.4254245758057">
                <text:p>12.4254245758057</text:p>
              </table:table-cell>
              <table:table-cell office:value-type="float" office:value="964580.308601295">
                <text:p>964580.3086012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4337813854218">
                <text:p>12.4337813854218</text:p>
              </table:table-cell>
              <table:table-cell office:value-type="float" office:value="968790.767281961">
                <text:p>968790.7672819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.4420764446259">
                <text:p>12.4420764446259</text:p>
              </table:table-cell>
              <table:table-cell office:value-type="float" office:value="976002.678316854">
                <text:p>976002.6783168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4503712654114">
                <text:p>12.4503712654114</text:p>
              </table:table-cell>
              <table:table-cell office:value-type="float" office:value="976030.731625995">
                <text:p>976030.7316259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.4586727619171">
                <text:p>12.4586727619171</text:p>
              </table:table-cell>
              <table:table-cell office:value-type="float" office:value="975245.848071455">
                <text:p>975245.8480714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4669880867004">
                <text:p>12.4669880867004</text:p>
              </table:table-cell>
              <table:table-cell office:value-type="float" office:value="973624.026837171">
                <text:p>973624.0268371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.4752833843231">
                <text:p>12.4752833843231</text:p>
              </table:table-cell>
              <table:table-cell office:value-type="float" office:value="975974.626620297">
                <text:p>975974.6266202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.4835922718048">
                <text:p>12.4835922718048</text:p>
              </table:table-cell>
              <table:table-cell office:value-type="float" office:value="974378.341004304">
                <text:p>974378.3410043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.4918937683105">
                <text:p>12.4918937683105</text:p>
              </table:table-cell>
              <table:table-cell office:value-type="float" office:value="975245.848071455">
                <text:p>975245.8480714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5001873970032">
                <text:p>12.5001873970032</text:p>
              </table:table-cell>
              <table:table-cell office:value-type="float" office:value="976171.022365319">
                <text:p>976171.0223653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5085265636444">
                <text:p>12.5085265636444</text:p>
              </table:table-cell>
              <table:table-cell office:value-type="float" office:value="970840.414672499">
                <text:p>970840.4146724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.5167860984802">
                <text:p>12.5167860984802</text:p>
              </table:table-cell>
              <table:table-cell office:value-type="float" office:value="980200.478711428">
                <text:p>980200.4787114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.525092124939">
                <text:p>12.525092124939</text:p>
              </table:table-cell>
              <table:table-cell office:value-type="float" office:value="974713.967047477">
                <text:p>974713.9670474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.5334198474884">
                <text:p>12.5334198474884</text:p>
              </table:table-cell>
              <table:table-cell office:value-type="float" office:value="972174.55936328">
                <text:p>972174.559363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.5417268276215">
                <text:p>12.5417268276215</text:p>
              </table:table-cell>
              <table:table-cell office:value-type="float" office:value="974602.066012284">
                <text:p>974602.0660122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5500309467316">
                <text:p>12.5500309467316</text:p>
              </table:table-cell>
              <table:table-cell office:value-type="float" office:value="974937.846224519">
                <text:p>974937.8462245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5583345890045">
                <text:p>12.5583345890045</text:p>
              </table:table-cell>
              <table:table-cell office:value-type="float" office:value="974993.832089124">
                <text:p>974993.8320891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.566633939743">
                <text:p>12.566633939743</text:p>
              </table:table-cell>
              <table:table-cell office:value-type="float" office:value="975497.994369434">
                <text:p>975497.9943694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.5749359130859">
                <text:p>12.5749359130859</text:p>
              </table:table-cell>
              <table:table-cell office:value-type="float" office:value="975189.833261538">
                <text:p>975189.8332615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.5832395553589">
                <text:p>12.5832395553589</text:p>
              </table:table-cell>
              <table:table-cell office:value-type="float" office:value="974993.832089124">
                <text:p>974993.8320891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.5915713310242">
                <text:p>12.5915713310242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5998556613922">
                <text:p>12.5998556613922</text:p>
              </table:table-cell>
              <table:table-cell office:value-type="float" office:value="977266.67579935">
                <text:p>977266.675799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.6081142425537">
                <text:p>12.6081142425537</text:p>
              </table:table-cell>
              <table:table-cell office:value-type="float" office:value="980313.669101302">
                <text:p>980313.6691013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.6164088249207">
                <text:p>12.6164088249207</text:p>
              </table:table-cell>
              <table:table-cell office:value-type="float" office:value="976058.786547859">
                <text:p>976058.7865478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624715089798">
                <text:p>12.624715089798</text:p>
              </table:table-cell>
              <table:table-cell office:value-type="float" office:value="974685.989379718">
                <text:p>974685.9893797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.633013010025">
                <text:p>12.633013010025</text:p>
              </table:table-cell>
              <table:table-cell office:value-type="float" office:value="975666.164348925">
                <text:p>975666.1643489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.6413011550903">
                <text:p>12.6413011550903</text:p>
              </table:table-cell>
              <table:table-cell office:value-type="float" office:value="976816.87955585">
                <text:p>976816.879555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.6496329307556">
                <text:p>12.6496329307556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.6579608917236">
                <text:p>12.6579608917236</text:p>
              </table:table-cell>
              <table:table-cell office:value-type="float" office:value="972146.727283138">
                <text:p>972146.7272831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.6662585735321">
                <text:p>12.6662585735321</text:p>
              </table:table-cell>
              <table:table-cell office:value-type="float" office:value="975694.198316237">
                <text:p>975694.1983162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6745569705963">
                <text:p>12.6745569705963</text:p>
              </table:table-cell>
              <table:table-cell office:value-type="float" office:value="975610.101246912">
                <text:p>975610.1012469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.6828529834747">
                <text:p>12.6828529834747</text:p>
              </table:table-cell>
              <table:table-cell office:value-type="float" office:value="975890.481204736">
                <text:p>975890.4812047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.6911549568176">
                <text:p>12.6911549568176</text:p>
              </table:table-cell>
              <table:table-cell office:value-type="float" office:value="975189.833261538">
                <text:p>975189.8332615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.6994154453278">
                <text:p>12.6994154453278</text:p>
              </table:table-cell>
              <table:table-cell office:value-type="float" office:value="980087.31445724">
                <text:p>980087.314457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.7077660560608">
                <text:p>12.7077660560608</text:p>
              </table:table-cell>
              <table:table-cell office:value-type="float" office:value="969509.926738044">
                <text:p>969509.9267380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.7160766124725">
                <text:p>12.7160766124725</text:p>
              </table:table-cell>
              <table:table-cell office:value-type="float" office:value="974182.665863385">
                <text:p>974182.6658633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.7243707180023">
                <text:p>12.7243707180023</text:p>
              </table:table-cell>
              <table:table-cell office:value-type="float" office:value="976114.901230309">
                <text:p>976114.9012303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.7326710224152">
                <text:p>12.7326710224152</text:p>
              </table:table-cell>
              <table:table-cell office:value-type="float" office:value="975385.913253289">
                <text:p>975385.9132532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.7410092353821">
                <text:p>12.7410092353821</text:p>
              </table:table-cell>
              <table:table-cell office:value-type="float" office:value="970951.453521288">
                <text:p>970951.4535212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7493093013763">
                <text:p>12.7493093013763</text:p>
              </table:table-cell>
              <table:table-cell office:value-type="float" office:value="975413.931117686">
                <text:p>975413.9311176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.7576239109039">
                <text:p>12.7576239109039</text:p>
              </table:table-cell>
              <table:table-cell office:value-type="float" office:value="973707.781843207">
                <text:p>973707.7818432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7659227848053">
                <text:p>12.7659227848053</text:p>
              </table:table-cell>
              <table:table-cell office:value-type="float" office:value="975554.044587451">
                <text:p>975554.0445874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774222612381">
                <text:p>12.774222612381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7825195789337">
                <text:p>12.7825195789337</text:p>
              </table:table-cell>
              <table:table-cell office:value-type="float" office:value="975778.309885058">
                <text:p>975778.3098850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7907867431641">
                <text:p>12.7907867431641</text:p>
              </table:table-cell>
              <table:table-cell office:value-type="float" office:value="979295.895717376">
                <text:p>979295.8957173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7990770339966">
                <text:p>12.7990770339966</text:p>
              </table:table-cell>
              <table:table-cell office:value-type="float" office:value="976564.051075578">
                <text:p>976564.0510755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8073561191559">
                <text:p>12.8073561191559</text:p>
              </table:table-cell>
              <table:table-cell office:value-type="float" office:value="977885.822433405">
                <text:p>977885.8224334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8158404827118">
                <text:p>12.8158404827118</text:p>
              </table:table-cell>
              <table:table-cell office:value-type="float" office:value="954225.964817625">
                <text:p>954225.964817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8242609500885">
                <text:p>12.8242609500885</text:p>
              </table:table-cell>
              <table:table-cell office:value-type="float" office:value="961466.820997791">
                <text:p>961466.8209977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8326282501221">
                <text:p>12.8326282501221</text:p>
              </table:table-cell>
              <table:table-cell office:value-type="float" office:value="967576.155691694">
                <text:p>967576.1556916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8409690856934">
                <text:p>12.8409690856934</text:p>
              </table:table-cell>
              <table:table-cell office:value-type="float" office:value="970646.157786417">
                <text:p>970646.1577864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8493542671204">
                <text:p>12.8493542671204</text:p>
              </table:table-cell>
              <table:table-cell office:value-type="float" office:value="965512.800227467">
                <text:p>965512.8002274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8577079772949">
                <text:p>12.8577079772949</text:p>
              </table:table-cell>
              <table:table-cell office:value-type="float" office:value="969150.213596667">
                <text:p>969150.2135966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8660171031952">
                <text:p>12.8660171031952</text:p>
              </table:table-cell>
              <table:table-cell office:value-type="float" office:value="974350.382600212">
                <text:p>974350.3826002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8743216991425">
                <text:p>12.8743216991425</text:p>
              </table:table-cell>
              <table:table-cell office:value-type="float" office:value="974881.866789159">
                <text:p>974881.8667891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8826050758362">
                <text:p>12.8826050758362</text:p>
              </table:table-cell>
              <table:table-cell office:value-type="float" office:value="977379.189592148">
                <text:p>977379.1895921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8908860683441">
                <text:p>12.8908860683441</text:p>
              </table:table-cell>
              <table:table-cell office:value-type="float" office:value="977660.587452855">
                <text:p>977660.5874528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8991737365723">
                <text:p>12.8991737365723</text:p>
              </table:table-cell>
              <table:table-cell office:value-type="float" office:value="976873.081441846">
                <text:p>976873.0814418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907457113266">
                <text:p>12.907457113266</text:p>
              </table:table-cell>
              <table:table-cell office:value-type="float" office:value="977379.189592148">
                <text:p>977379.1895921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9159755706787">
                <text:p>12.9159755706787</text:p>
              </table:table-cell>
              <table:table-cell office:value-type="float" office:value="950406.817543172">
                <text:p>950406.8175431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9242808818817">
                <text:p>12.9242808818817</text:p>
              </table:table-cell>
              <table:table-cell office:value-type="float" office:value="974797.909688532">
                <text:p>974797.9096885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9325430393219">
                <text:p>12.9325430393219</text:p>
              </table:table-cell>
              <table:table-cell office:value-type="float" office:value="979889.339874185">
                <text:p>979889.3398741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9408416748047">
                <text:p>12.9408416748047</text:p>
              </table:table-cell>
              <table:table-cell office:value-type="float" office:value="975582.072111932">
                <text:p>975582.0721119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9491367340088">
                <text:p>12.9491367340088</text:p>
              </table:table-cell>
              <table:table-cell office:value-type="float" office:value="976002.678316854">
                <text:p>976002.6783168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9574837684631">
                <text:p>12.9574837684631</text:p>
              </table:table-cell>
              <table:table-cell office:value-type="float" office:value="969925.312310768">
                <text:p>969925.3123107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9657733440399">
                <text:p>12.9657733440399</text:p>
              </table:table-cell>
              <table:table-cell office:value-type="float" office:value="976648.312692341">
                <text:p>976648.3126923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9740777015686">
                <text:p>12.9740777015686</text:p>
              </table:table-cell>
              <table:table-cell office:value-type="float" office:value="974909.855703253">
                <text:p>974909.8557032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.9823536872864">
                <text:p>12.9823536872864</text:p>
              </table:table-cell>
              <table:table-cell office:value-type="float" office:value="978252.050702927">
                <text:p>978252.0507029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9906497001648">
                <text:p>12.9906497001648</text:p>
              </table:table-cell>
              <table:table-cell office:value-type="float" office:value="975890.481204736">
                <text:p>975890.4812047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9989557266235">
                <text:p>12.9989557266235</text:p>
              </table:table-cell>
              <table:table-cell office:value-type="float" office:value="974713.967047477">
                <text:p>974713.9670474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.0072596073151">
                <text:p>13.0072596073151</text:p>
              </table:table-cell>
              <table:table-cell office:value-type="float" office:value="974965.838353097">
                <text:p>974965.8383530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.0155830383301">
                <text:p>13.0155830383301</text:p>
              </table:table-cell>
              <table:table-cell office:value-type="float" office:value="972675.809458337">
                <text:p>972675.8094583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.0238571166992">
                <text:p>13.0238571166992</text:p>
              </table:table-cell>
              <table:table-cell office:value-type="float" office:value="978477.558321807">
                <text:p>978477.5583218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.0321662425995">
                <text:p>13.0321662425995</text:p>
              </table:table-cell>
              <table:table-cell office:value-type="float" office:value="974350.382600212">
                <text:p>974350.3826002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.0404667854309">
                <text:p>13.0404667854309</text:p>
              </table:table-cell>
              <table:table-cell office:value-type="float" office:value="975357.89699842">
                <text:p>975357.896998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.0487651824951">
                <text:p>13.0487651824951</text:p>
              </table:table-cell>
              <table:table-cell office:value-type="float" office:value="975610.101246912">
                <text:p>975610.1012469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.0576741695404">
                <text:p>13.0576741695404</text:p>
              </table:table-cell>
              <table:table-cell office:value-type="float" office:value="908745.288195467">
                <text:p>908745.2881954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.0659790039063">
                <text:p>13.0659790039063</text:p>
              </table:table-cell>
              <table:table-cell office:value-type="float" office:value="974853.8794821">
                <text:p>974853.87948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.0742452144623">
                <text:p>13.0742452144623</text:p>
              </table:table-cell>
              <table:table-cell office:value-type="float" office:value="979408.877274956">
                <text:p>979408.8772749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.0825419425964">
                <text:p>13.0825419425964</text:p>
              </table:table-cell>
              <table:table-cell office:value-type="float" office:value="975806.350297422">
                <text:p>975806.3502974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.0908427238464">
                <text:p>13.0908427238464</text:p>
              </table:table-cell>
              <table:table-cell office:value-type="float" office:value="975329.882352941">
                <text:p>975329.8823529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.0991456508636">
                <text:p>13.0991456508636</text:p>
              </table:table-cell>
              <table:table-cell office:value-type="float" office:value="975077.822943288">
                <text:p>975077.8229432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.1074562072754">
                <text:p>13.1074562072754</text:p>
              </table:table-cell>
              <table:table-cell office:value-type="float" office:value="974182.665863385">
                <text:p>974182.6658633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.1157875061035">
                <text:p>13.1157875061035</text:p>
              </table:table-cell>
              <table:table-cell office:value-type="float" office:value="971757.245421246">
                <text:p>971757.2454212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.124077796936">
                <text:p>13.124077796936</text:p>
              </table:table-cell>
              <table:table-cell office:value-type="float" office:value="976564.051075578">
                <text:p>976564.05107557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.1323764324188">
                <text:p>13.1323764324188</text:p>
              </table:table-cell>
              <table:table-cell office:value-type="float" office:value="975582.072111932">
                <text:p>975582.0721119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.1406865119934">
                <text:p>13.1406865119934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.1489822864532">
                <text:p>13.1489822864532</text:p>
              </table:table-cell>
              <table:table-cell office:value-type="float" office:value="975918.528064377">
                <text:p>975918.5280643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.1573171615601">
                <text:p>13.1573171615601</text:p>
              </table:table-cell>
              <table:table-cell office:value-type="float" office:value="971340.289596384">
                <text:p>971340.2895963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.1656341552734">
                <text:p>13.1656341552734</text:p>
              </table:table-cell>
              <table:table-cell office:value-type="float" office:value="973428.654512097">
                <text:p>973428.6545120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.1739797592163">
                <text:p>13.1739797592163</text:p>
              </table:table-cell>
              <table:table-cell office:value-type="float" office:value="970091.566221003">
                <text:p>970091.5662210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.182361125946">
                <text:p>13.182361125946</text:p>
              </table:table-cell>
              <table:table-cell office:value-type="float" office:value="965952.243955169">
                <text:p>965952.2439551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.1906840801239">
                <text:p>13.1906840801239</text:p>
              </table:table-cell>
              <table:table-cell office:value-type="float" office:value="972731.535821708">
                <text:p>972731.5358217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.1989886760712">
                <text:p>13.1989886760712</text:p>
              </table:table-cell>
              <table:table-cell office:value-type="float" office:value="974881.866789159">
                <text:p>974881.8667891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.2072896957397">
                <text:p>13.2072896957397</text:p>
              </table:table-cell>
              <table:table-cell office:value-type="float" office:value="975301.869316713">
                <text:p>975301.8693167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.2155873775482">
                <text:p>13.2155873775482</text:p>
              </table:table-cell>
              <table:table-cell office:value-type="float" office:value="975694.198316237">
                <text:p>975694.1983162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.2238881587982">
                <text:p>13.2238881587982</text:p>
              </table:table-cell>
              <table:table-cell office:value-type="float" office:value="975329.882352941">
                <text:p>975329.8823529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.2321901321411">
                <text:p>13.2321901321411</text:p>
              </table:table-cell>
              <table:table-cell office:value-type="float" office:value="975189.833261538">
                <text:p>975189.8332615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.2404880523682">
                <text:p>13.2404880523682</text:p>
              </table:table-cell>
              <table:table-cell office:value-type="float" office:value="975666.164348925">
                <text:p>975666.1643489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.2487766742706">
                <text:p>13.2487766742706</text:p>
              </table:table-cell>
              <table:table-cell office:value-type="float" office:value="976760.684136344">
                <text:p>976760.6841363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.2570605278015">
                <text:p>13.2570605278015</text:p>
              </table:table-cell>
              <table:table-cell office:value-type="float" office:value="977322.929457476">
                <text:p>977322.9294574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.2653865814209">
                <text:p>13.2653865814209</text:p>
              </table:table-cell>
              <table:table-cell office:value-type="float" office:value="972369.428555066">
                <text:p>972369.4285550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.2737338542938">
                <text:p>13.2737338542938</text:p>
              </table:table-cell>
              <table:table-cell office:value-type="float" office:value="969897.608865785">
                <text:p>969897.6088657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.2820789813995">
                <text:p>13.2820789813995</text:p>
              </table:table-cell>
              <table:table-cell office:value-type="float" office:value="970146.996857322">
                <text:p>970146.9968573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.2904162406921">
                <text:p>13.2904162406921</text:p>
              </table:table-cell>
              <table:table-cell office:value-type="float" office:value="971062.517772885">
                <text:p>971062.5177728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.2987403869629">
                <text:p>13.2987403869629</text:p>
              </table:table-cell>
              <table:table-cell office:value-type="float" office:value="972592.231884058">
                <text:p>972592.2318840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.3070816993713">
                <text:p>13.3070816993713</text:p>
              </table:table-cell>
              <table:table-cell office:value-type="float" office:value="970590.67009661">
                <text:p>970590.670096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.3154077529907">
                <text:p>13.3154077529907</text:p>
              </table:table-cell>
              <table:table-cell office:value-type="float" office:value="972369.428555066">
                <text:p>972369.4285550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.323805809021">
                <text:p>13.323805809021</text:p>
              </table:table-cell>
              <table:table-cell office:value-type="float" office:value="964032.62502839">
                <text:p>964032.625028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.3321340084076">
                <text:p>13.3321340084076</text:p>
              </table:table-cell>
              <table:table-cell office:value-type="float" office:value="972118.896796542">
                <text:p>972118.896796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.3404605388641">
                <text:p>13.3404605388641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.3488163948059">
                <text:p>13.3488163948059</text:p>
              </table:table-cell>
              <table:table-cell office:value-type="float" office:value="968901.337746455">
                <text:p>968901.337746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.3573031425476">
                <text:p>13.3573031425476</text:p>
              </table:table-cell>
              <table:table-cell office:value-type="float" office:value="953957.893695921">
                <text:p>953957.8936959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.3656830787659">
                <text:p>13.3656830787659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3741700649261">
                <text:p>13.3741700649261</text:p>
              </table:table-cell>
              <table:table-cell office:value-type="float" office:value="953931.094867545">
                <text:p>953931.0948675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.3825540542603">
                <text:p>13.3825540542603</text:p>
              </table:table-cell>
              <table:table-cell office:value-type="float" office:value="965650.083435234">
                <text:p>965650.0834352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.3909778594971">
                <text:p>13.3909778594971</text:p>
              </table:table-cell>
              <table:table-cell office:value-type="float" office:value="961085.848069738">
                <text:p>961085.8480697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39945936203">
                <text:p>13.39945936203</text:p>
              </table:table-cell>
              <table:table-cell office:value-type="float" office:value="954547.849103278">
                <text:p>954547.8491032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.4079222679138">
                <text:p>13.4079222679138</text:p>
              </table:table-cell>
              <table:table-cell office:value-type="float" office:value="956645.401848096">
                <text:p>956645.4018480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.4163448810577">
                <text:p>13.4163448810577</text:p>
              </table:table-cell>
              <table:table-cell office:value-type="float" office:value="961221.875166303">
                <text:p>961221.8751663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.4248487949371">
                <text:p>13.4248487949371</text:p>
              </table:table-cell>
              <table:table-cell office:value-type="float" office:value="952032.218907704">
                <text:p>952032.2189077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.4333112239838">
                <text:p>13.4333112239838</text:p>
              </table:table-cell>
              <table:table-cell office:value-type="float" office:value="956699.306474334">
                <text:p>956699.3064743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.4418947696686">
                <text:p>13.4418947696686</text:p>
              </table:table-cell>
              <table:table-cell office:value-type="float" office:value="943199.966224099">
                <text:p>943199.9662240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4503450393677">
                <text:p>13.4503450393677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.4587843418121">
                <text:p>13.4587843418121</text:p>
              </table:table-cell>
              <table:table-cell office:value-type="float" office:value="959320.992852502">
                <text:p>959320.9928525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.4672100543976">
                <text:p>13.4672100543976</text:p>
              </table:table-cell>
              <table:table-cell office:value-type="float" office:value="960868.284776457">
                <text:p>960868.2847764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.4756374359131">
                <text:p>13.4756374359131</text:p>
              </table:table-cell>
              <table:table-cell office:value-type="float" office:value="960677.997680143">
                <text:p>960677.9976801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.4840521812439">
                <text:p>13.4840521812439</text:p>
              </table:table-cell>
              <table:table-cell office:value-type="float" office:value="962120.620615402">
                <text:p>962120.6206154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.4924821853638">
                <text:p>13.4924821853638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.5009481906891">
                <text:p>13.5009481906891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.5094304084778">
                <text:p>13.5094304084778</text:p>
              </table:table-cell>
              <table:table-cell office:value-type="float" office:value="954467.357674902">
                <text:p>954467.3576749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5178635120392">
                <text:p>13.5178635120392</text:p>
              </table:table-cell>
              <table:table-cell office:value-type="float" office:value="960026.156568941">
                <text:p>960026.1565689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.5263271331787">
                <text:p>13.5263271331787</text:p>
              </table:table-cell>
              <table:table-cell office:value-type="float" office:value="956564.55629736">
                <text:p>956564.556297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.5347793102264">
                <text:p>13.5347793102264</text:p>
              </table:table-cell>
              <table:table-cell office:value-type="float" office:value="957859.727059886">
                <text:p>957859.7270598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.5432107448578">
                <text:p>13.5432107448578</text:p>
              </table:table-cell>
              <table:table-cell office:value-type="float" office:value="960216.185499378">
                <text:p>960216.1854993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.5515913963318">
                <text:p>13.5515913963318</text:p>
              </table:table-cell>
              <table:table-cell office:value-type="float" office:value="966034.684191061">
                <text:p>966034.6841910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5600690841675">
                <text:p>13.5600690841675</text:p>
              </table:table-cell>
              <table:table-cell office:value-type="float" office:value="954977.36610608">
                <text:p>954977.366106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.5685334205627">
                <text:p>13.5685334205627</text:p>
              </table:table-cell>
              <table:table-cell office:value-type="float" office:value="956483.724409893">
                <text:p>956483.7244098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.5769810676575">
                <text:p>13.5769810676575</text:p>
              </table:table-cell>
              <table:table-cell office:value-type="float" office:value="958373.368254685">
                <text:p>958373.3682546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.5854063034058">
                <text:p>13.5854063034058</text:p>
              </table:table-cell>
              <table:table-cell office:value-type="float" office:value="960922.66636482">
                <text:p>960922.666364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.5938057899475">
                <text:p>13.5938057899475</text:p>
              </table:table-cell>
              <table:table-cell office:value-type="float" office:value="963868.441214874">
                <text:p>963868.4412148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.6022169589996">
                <text:p>13.6022169589996</text:p>
              </table:table-cell>
              <table:table-cell office:value-type="float" office:value="962529.697100258">
                <text:p>962529.6971002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.6106457710266">
                <text:p>13.6106457710266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6190981864929">
                <text:p>13.6190981864929</text:p>
              </table:table-cell>
              <table:table-cell office:value-type="float" office:value="957832.708563692">
                <text:p>957832.7085636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.6275904178619">
                <text:p>13.6275904178619</text:p>
              </table:table-cell>
              <table:table-cell office:value-type="float" office:value="953341.901344788">
                <text:p>953341.9013447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.6360218524933">
                <text:p>13.6360218524933</text:p>
              </table:table-cell>
              <table:table-cell office:value-type="float" office:value="960216.185499378">
                <text:p>960216.1854993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.6444220542908">
                <text:p>13.6444220542908</text:p>
              </table:table-cell>
              <table:table-cell office:value-type="float" office:value="963786.370277865">
                <text:p>963786.3702778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.6528172492981">
                <text:p>13.6528172492981</text:p>
              </table:table-cell>
              <table:table-cell office:value-type="float" office:value="964361.160513461">
                <text:p>964361.1605134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.6612858772278">
                <text:p>13.6612858772278</text:p>
              </table:table-cell>
              <table:table-cell office:value-type="float" office:value="955999.01981982">
                <text:p>955999.019819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.6697344779968">
                <text:p>13.6697344779968</text:p>
              </table:table-cell>
              <table:table-cell office:value-type="float" office:value="958265.187492945">
                <text:p>958265.1874929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.6781485080719">
                <text:p>13.6781485080719</text:p>
              </table:table-cell>
              <table:table-cell office:value-type="float" office:value="962202.408092715">
                <text:p>962202.4080927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.6865465641022">
                <text:p>13.6865465641022</text:p>
              </table:table-cell>
              <table:table-cell office:value-type="float" office:value="964032.62502839">
                <text:p>964032.625028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6949808597565">
                <text:p>13.6949808597565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7033953666687">
                <text:p>13.7033953666687</text:p>
              </table:table-cell>
              <table:table-cell office:value-type="float" office:value="962147.881562916">
                <text:p>962147.8815629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711879491806">
                <text:p>13.711879491806</text:p>
              </table:table-cell>
              <table:table-cell office:value-type="float" office:value="954252.780216383">
                <text:p>954252.7802163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.7203028202057">
                <text:p>13.7203028202057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.7287821769714">
                <text:p>13.7287821769714</text:p>
              </table:table-cell>
              <table:table-cell office:value-type="float" office:value="954789.404864333">
                <text:p>954789.4048643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.7372522354126">
                <text:p>13.7372522354126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7457253932953">
                <text:p>13.7457253932953</text:p>
              </table:table-cell>
              <table:table-cell office:value-type="float" office:value="955487.919862686">
                <text:p>955487.9198626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75412774086">
                <text:p>13.75412774086</text:p>
              </table:table-cell>
              <table:table-cell office:value-type="float" office:value="963540.241302991">
                <text:p>963540.2413029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.762567281723">
                <text:p>13.762567281723</text:p>
              </table:table-cell>
              <table:table-cell office:value-type="float" office:value="959293.891858297">
                <text:p>959293.891858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.7709901332855">
                <text:p>13.7709901332855</text:p>
              </table:table-cell>
              <table:table-cell office:value-type="float" office:value="961194.666666667">
                <text:p>961194.6666666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.7794103622437">
                <text:p>13.7794103622437</text:p>
              </table:table-cell>
              <table:table-cell office:value-type="float" office:value="961494.044907552">
                <text:p>961494.0449075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.7878925800323">
                <text:p>13.7878925800323</text:p>
              </table:table-cell>
              <table:table-cell office:value-type="float" office:value="954467.357674902">
                <text:p>954467.3576749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7963647842407">
                <text:p>13.7963647842407</text:p>
              </table:table-cell>
              <table:table-cell office:value-type="float" office:value="955595.474433657">
                <text:p>955595.4744336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.8047485351563">
                <text:p>13.8047485351563</text:p>
              </table:table-cell>
              <table:table-cell office:value-type="float" office:value="965677.544761688">
                <text:p>965677.5447616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.8131711483002">
                <text:p>13.8131711483002</text:p>
              </table:table-cell>
              <table:table-cell office:value-type="float" office:value="961221.875166303">
                <text:p>961221.8751663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8216998577118">
                <text:p>13.8216998577118</text:p>
              </table:table-cell>
              <table:table-cell office:value-type="float" office:value="949264.373923739">
                <text:p>949264.3739237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8301355838776">
                <text:p>13.8301355838776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838559627533">
                <text:p>13.838559627533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.84699177742">
                <text:p>13.84699177742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.8553864955902">
                <text:p>13.8553864955902</text:p>
              </table:table-cell>
              <table:table-cell office:value-type="float" office:value="964415.938199375">
                <text:p>964415.9381993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.8638398647308">
                <text:p>13.8638398647308</text:p>
              </table:table-cell>
              <table:table-cell office:value-type="float" office:value="957724.649819495">
                <text:p>957724.6498194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.8722546100616">
                <text:p>13.8722546100616</text:p>
              </table:table-cell>
              <table:table-cell office:value-type="float" office:value="962120.620615402">
                <text:p>962120.6206154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.8807775974274">
                <text:p>13.8807775974274</text:p>
              </table:table-cell>
              <table:table-cell office:value-type="float" office:value="949901.677967998">
                <text:p>949901.6779679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.8892416954041">
                <text:p>13.8892416954041</text:p>
              </table:table-cell>
              <table:table-cell office:value-type="float" office:value="956510.666854455">
                <text:p>956510.666854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8976836204529">
                <text:p>13.8976836204529</text:p>
              </table:table-cell>
              <table:table-cell office:value-type="float" office:value="959022.966109354">
                <text:p>959022.9661093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.9061193466187">
                <text:p>13.9061193466187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.9145424365997">
                <text:p>13.9145424365997</text:p>
              </table:table-cell>
              <table:table-cell office:value-type="float" office:value="961167.459707323">
                <text:p>961167.4597073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9229507446289">
                <text:p>13.9229507446289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9313960075378">
                <text:p>13.9313960075378</text:p>
              </table:table-cell>
              <table:table-cell office:value-type="float" office:value="958643.927050985">
                <text:p>958643.9270509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9398727416992">
                <text:p>13.9398727416992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.9482991695404">
                <text:p>13.9482991695404</text:p>
              </table:table-cell>
              <table:table-cell office:value-type="float" office:value="960786.723934018">
                <text:p>960786.7239340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.9567334651947">
                <text:p>13.9567334651947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.9651613235474">
                <text:p>13.9651613235474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.9736552238464">
                <text:p>13.9736552238464</text:p>
              </table:table-cell>
              <table:table-cell office:value-type="float" office:value="953154.583281873">
                <text:p>953154.5832818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.9820907115936">
                <text:p>13.9820907115936</text:p>
              </table:table-cell>
              <table:table-cell office:value-type="float" office:value="959754.817105226">
                <text:p>959754.8171052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.9905316829681">
                <text:p>13.9905316829681</text:p>
              </table:table-cell>
              <table:table-cell office:value-type="float" office:value="959131.318043159">
                <text:p>959131.3180431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.9989373683929">
                <text:p>13.9989373683929</text:p>
              </table:table-cell>
              <table:table-cell office:value-type="float" office:value="963157.623780349">
                <text:p>963157.6237803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.0075507164001">
                <text:p>14.0075507164001</text:p>
              </table:table-cell>
              <table:table-cell office:value-type="float" office:value="939936.479198384">
                <text:p>939936.4791983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.0160069465637">
                <text:p>14.0160069465637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.0244717597961">
                <text:p>14.0244717597961</text:p>
              </table:table-cell>
              <table:table-cell office:value-type="float" office:value="956429.844073907">
                <text:p>956429.8440739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.0329523086548">
                <text:p>14.0329523086548</text:p>
              </table:table-cell>
              <table:table-cell office:value-type="float" office:value="954655.192128198">
                <text:p>954655.1921281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.041437625885">
                <text:p>14.041437625885</text:p>
              </table:table-cell>
              <table:table-cell office:value-type="float" office:value="954118.718291655">
                <text:p>954118.7182916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04989361763">
                <text:p>14.04989361763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.0583491325378">
                <text:p>14.0583491325378</text:p>
              </table:table-cell>
              <table:table-cell office:value-type="float" office:value="957481.606767235">
                <text:p>957481.6067672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.0668208599091">
                <text:p>14.0668208599091</text:p>
              </table:table-cell>
              <table:table-cell office:value-type="float" office:value="955649.26079982">
                <text:p>955649.260799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0752739906311">
                <text:p>14.0752739906311</text:p>
              </table:table-cell>
              <table:table-cell office:value-type="float" office:value="957751.662219715">
                <text:p>957751.6622197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.0836770534515">
                <text:p>14.0836770534515</text:p>
              </table:table-cell>
              <table:table-cell office:value-type="float" office:value="963458.226244858">
                <text:p>963458.2262448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0921025276184">
                <text:p>14.0921025276184</text:p>
              </table:table-cell>
              <table:table-cell office:value-type="float" office:value="960895.474801211">
                <text:p>960895.4748012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1005380153656">
                <text:p>14.1005380153656</text:p>
              </table:table-cell>
              <table:table-cell office:value-type="float" office:value="959754.817105226">
                <text:p>959754.8171052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.1089782714844">
                <text:p>14.1089782714844</text:p>
              </table:table-cell>
              <table:table-cell office:value-type="float" office:value="959212.598062202">
                <text:p>959212.5980622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.1175003051758">
                <text:p>14.1175003051758</text:p>
              </table:table-cell>
              <table:table-cell office:value-type="float" office:value="950007.978513876">
                <text:p>950007.9785138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.1259350776672">
                <text:p>14.1259350776672</text:p>
              </table:table-cell>
              <table:table-cell office:value-type="float" office:value="959836.202837922">
                <text:p>959836.2028379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.1343591213226">
                <text:p>14.1343591213226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.14279961586">
                <text:p>14.14279961586</text:p>
              </table:table-cell>
              <table:table-cell office:value-type="float" office:value="959185.50319191">
                <text:p>959185.503191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.1512222290039">
                <text:p>14.1512222290039</text:p>
              </table:table-cell>
              <table:table-cell office:value-type="float" office:value="961221.875166303">
                <text:p>961221.8751663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.1596462726593">
                <text:p>14.1596462726593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.1681826114655">
                <text:p>14.1681826114655</text:p>
              </table:table-cell>
              <table:table-cell office:value-type="float" office:value="948415.964249805">
                <text:p>948415.9642498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.1766140460968">
                <text:p>14.1766140460968</text:p>
              </table:table-cell>
              <table:table-cell office:value-type="float" office:value="960216.185499378">
                <text:p>960216.1854993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.1850926876068">
                <text:p>14.1850926876068</text:p>
              </table:table-cell>
              <table:table-cell office:value-type="float" office:value="954869.95062145">
                <text:p>954869.950621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.1936087608337">
                <text:p>14.1936087608337</text:p>
              </table:table-cell>
              <table:table-cell office:value-type="float" office:value="950672.896329685">
                <text:p>950672.8963296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.2020876407623">
                <text:p>14.2020876407623</text:p>
              </table:table-cell>
              <table:table-cell office:value-type="float" office:value="954843.100525827">
                <text:p>954843.1005258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.2105143070221">
                <text:p>14.2105143070221</text:p>
              </table:table-cell>
              <table:table-cell office:value-type="float" office:value="960759.540063377">
                <text:p>960759.5400633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.2190673351288">
                <text:p>14.2190673351288</text:p>
              </table:table-cell>
              <table:table-cell office:value-type="float" office:value="946565.344929475">
                <text:p>946565.3449294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.2275547981262">
                <text:p>14.2275547981262</text:p>
              </table:table-cell>
              <table:table-cell office:value-type="float" office:value="953877.501727577">
                <text:p>953877.5017275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.236025094986">
                <text:p>14.236025094986</text:p>
              </table:table-cell>
              <table:table-cell office:value-type="float" office:value="955810.656233287">
                <text:p>955810.6562332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.2444999217987">
                <text:p>14.2444999217987</text:p>
              </table:table-cell>
              <table:table-cell office:value-type="float" office:value="955299.757609858">
                <text:p>955299.75760985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.2532660961151">
                <text:p>14.2532660961151</text:p>
              </table:table-cell>
              <table:table-cell office:value-type="float" office:value="923549.966927763">
                <text:p>923549.9669277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.2616727352142">
                <text:p>14.2616727352142</text:p>
              </table:table-cell>
              <table:table-cell office:value-type="float" office:value="963048.360294952">
                <text:p>963048.3602949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.2701182365417">
                <text:p>14.2701182365417</text:p>
              </table:table-cell>
              <table:table-cell office:value-type="float" office:value="958616.864297208">
                <text:p>958616.8642972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.2785706520081">
                <text:p>14.2785706520081</text:p>
              </table:table-cell>
              <table:table-cell office:value-type="float" office:value="957832.708563692">
                <text:p>957832.7085636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.2870576381683">
                <text:p>14.2870576381683</text:p>
              </table:table-cell>
              <table:table-cell office:value-type="float" office:value="953931.094867545">
                <text:p>953931.0948675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.2955491542816">
                <text:p>14.2955491542816</text:p>
              </table:table-cell>
              <table:table-cell office:value-type="float" office:value="953422.203054807">
                <text:p>953422.2030548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.3039917945862">
                <text:p>14.3039917945862</text:p>
              </table:table-cell>
              <table:table-cell office:value-type="float" office:value="958941.718223151">
                <text:p>958941.7182231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312429189682">
                <text:p>14.312429189682</text:p>
              </table:table-cell>
              <table:table-cell office:value-type="float" office:value="959537.855943938">
                <text:p>959537.8559439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.32084441185">
                <text:p>14.32084441185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.3292949199677">
                <text:p>14.3292949199677</text:p>
              </table:table-cell>
              <table:table-cell office:value-type="float" office:value="958048.899221307">
                <text:p>958048.8992213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.3378014564514">
                <text:p>14.3378014564514</text:p>
              </table:table-cell>
              <table:table-cell office:value-type="float" office:value="951738.702990555">
                <text:p>951738.7029905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.3462262153626">
                <text:p>14.3462262153626</text:p>
              </table:table-cell>
              <table:table-cell office:value-type="float" office:value="960977.054109124">
                <text:p>960977.0541091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3546276092529">
                <text:p>14.3546276092529</text:p>
              </table:table-cell>
              <table:table-cell office:value-type="float" office:value="963649.616436801">
                <text:p>963649.6164368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.3630623817444">
                <text:p>14.3630623817444</text:p>
              </table:table-cell>
              <table:table-cell office:value-type="float" office:value="959836.202837922">
                <text:p>959836.2028379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.3714544773102">
                <text:p>14.3714544773102</text:p>
              </table:table-cell>
              <table:table-cell office:value-type="float" office:value="964717.326742237">
                <text:p>964717.3267422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.3799538612366">
                <text:p>14.3799538612366</text:p>
              </table:table-cell>
              <table:table-cell office:value-type="float" office:value="952539.627591237">
                <text:p>952539.6275912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.3883635997772">
                <text:p>14.3883635997772</text:p>
              </table:table-cell>
              <table:table-cell office:value-type="float" office:value="962693.425112692">
                <text:p>962693.4251126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.3967878818512">
                <text:p>14.3967878818512</text:p>
              </table:table-cell>
              <table:table-cell office:value-type="float" office:value="961031.448010415">
                <text:p>961031.4480104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405200958252">
                <text:p>14.405200958252</text:p>
              </table:table-cell>
              <table:table-cell office:value-type="float" office:value="962311.479695072">
                <text:p>962311.4796950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.413658618927">
                <text:p>14.413658618927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.4220707416534">
                <text:p>14.4220707416534</text:p>
              </table:table-cell>
              <table:table-cell office:value-type="float" office:value="962420.576028116">
                <text:p>962420.5760281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.4304966926575">
                <text:p>14.4304966926575</text:p>
              </table:table-cell>
              <table:table-cell office:value-type="float" office:value="960841.096290427">
                <text:p>960841.0962904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4389243125916">
                <text:p>14.4389243125916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4473423957825">
                <text:p>14.4473423957825</text:p>
              </table:table-cell>
              <table:table-cell office:value-type="float" office:value="961739.129489068">
                <text:p>961739.1294890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.4557983875275">
                <text:p>14.4557983875275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.4642510414124">
                <text:p>14.4642510414124</text:p>
              </table:table-cell>
              <table:table-cell office:value-type="float" office:value="957805.691591685">
                <text:p>957805.6915916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.4727265834808">
                <text:p>14.4727265834808</text:p>
              </table:table-cell>
              <table:table-cell office:value-type="float" office:value="955219.139328814">
                <text:p>955219.1393288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4811611175537">
                <text:p>14.4811611175537</text:p>
              </table:table-cell>
              <table:table-cell office:value-type="float" office:value="959863.334482856">
                <text:p>959863.3344828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4895904064178">
                <text:p>14.4895904064178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.498015165329">
                <text:p>14.498015165329</text:p>
              </table:table-cell>
              <table:table-cell office:value-type="float" office:value="960977.054109124">
                <text:p>960977.0541091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.5064930915833">
                <text:p>14.5064930915833</text:p>
              </table:table-cell>
              <table:table-cell office:value-type="float" office:value="954950.509969347">
                <text:p>954950.5099693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.5149013996124">
                <text:p>14.5149013996124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5233812332153">
                <text:p>14.5233812332153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.5318670272827">
                <text:p>14.5318670272827</text:p>
              </table:table-cell>
              <table:table-cell office:value-type="float" office:value="954065.10406833">
                <text:p>954065.104068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5403158664703">
                <text:p>14.5403158664703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.5487341880798">
                <text:p>14.5487341880798</text:p>
              </table:table-cell>
              <table:table-cell office:value-type="float" office:value="961711.891699">
                <text:p>961711.8916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.5570902824402">
                <text:p>14.5570902824402</text:p>
              </table:table-cell>
              <table:table-cell office:value-type="float" office:value="968873.692764209">
                <text:p>968873.6927642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.5655195713043">
                <text:p>14.5655195713043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.5739810466766">
                <text:p>14.5739810466766</text:p>
              </table:table-cell>
              <table:table-cell office:value-type="float" office:value="956807.133953226">
                <text:p>956807.1339532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5824174880981">
                <text:p>14.5824174880981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5907917022705">
                <text:p>14.5907917022705</text:p>
              </table:table-cell>
              <table:table-cell office:value-type="float" office:value="966777.280036442">
                <text:p>966777.28003644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.5992867946625">
                <text:p>14.5992867946625</text:p>
              </table:table-cell>
              <table:table-cell office:value-type="float" office:value="953020.829726923">
                <text:p>953020.8297269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.6077566146851">
                <text:p>14.6077566146851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.6161663532257">
                <text:p>14.6161663532257</text:p>
              </table:table-cell>
              <table:table-cell office:value-type="float" office:value="962693.425112692">
                <text:p>962693.4251126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.6245424747467">
                <text:p>14.6245424747467</text:p>
              </table:table-cell>
              <table:table-cell office:value-type="float" office:value="966557.132642605">
                <text:p>966557.1326426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.6329822540283">
                <text:p>14.6329822540283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6414186954498">
                <text:p>14.6414186954498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6497936248779">
                <text:p>14.6497936248779</text:p>
              </table:table-cell>
              <table:table-cell office:value-type="float" office:value="966694.713012782">
                <text:p>966694.7130127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658207654953">
                <text:p>14.658207654953</text:p>
              </table:table-cell>
              <table:table-cell office:value-type="float" office:value="962202.408092715">
                <text:p>962202.4080927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6666178703308">
                <text:p>14.6666178703308</text:p>
              </table:table-cell>
              <table:table-cell office:value-type="float" office:value="962638.842919915">
                <text:p>962638.8429199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6750280857086">
                <text:p>14.6750280857086</text:p>
              </table:table-cell>
              <table:table-cell office:value-type="float" office:value="962638.842919915">
                <text:p>962638.8429199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6834638118744">
                <text:p>14.6834638118744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6919438838959">
                <text:p>14.6919438838959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7003407478333">
                <text:p>14.7003407478333</text:p>
              </table:table-cell>
              <table:table-cell office:value-type="float" office:value="964169.487606122">
                <text:p>964169.4876061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7087540626526">
                <text:p>14.7087540626526</text:p>
              </table:table-cell>
              <table:table-cell office:value-type="float" office:value="962284.209476309">
                <text:p>962284.2094763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7171702384949">
                <text:p>14.7171702384949</text:p>
              </table:table-cell>
              <table:table-cell office:value-type="float" office:value="961957.087365439">
                <text:p>961957.0873654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7256610393524">
                <text:p>14.7256610393524</text:p>
              </table:table-cell>
              <table:table-cell office:value-type="float" office:value="953502.518293881">
                <text:p>953502.5182938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7340986728668">
                <text:p>14.7340986728668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7425482273102">
                <text:p>14.7425482273102</text:p>
              </table:table-cell>
              <table:table-cell office:value-type="float" office:value="958157.031151242">
                <text:p>958157.0311512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7510628700256">
                <text:p>14.7510628700256</text:p>
              </table:table-cell>
              <table:table-cell office:value-type="float" office:value="950832.615126144">
                <text:p>950832.6151261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7595016956329">
                <text:p>14.7595016956329</text:p>
              </table:table-cell>
              <table:table-cell office:value-type="float" office:value="959375.199434948">
                <text:p>959375.1994349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7679400444031">
                <text:p>14.7679400444031</text:p>
              </table:table-cell>
              <table:table-cell office:value-type="float" office:value="959429.412143644">
                <text:p>959429.4121436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7763712406158">
                <text:p>14.7763712406158</text:p>
              </table:table-cell>
              <table:table-cell office:value-type="float" office:value="960243.338630772">
                <text:p>960243.33863077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7848260402679">
                <text:p>14.7848260402679</text:p>
              </table:table-cell>
              <table:table-cell office:value-type="float" office:value="957562.60741075">
                <text:p>957562.607410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793288230896">
                <text:p>14.793288230896</text:p>
              </table:table-cell>
              <table:table-cell office:value-type="float" office:value="956726.261065562">
                <text:p>956726.2610655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8017289638519">
                <text:p>14.8017289638519</text:p>
              </table:table-cell>
              <table:table-cell office:value-type="float" office:value="959158.409852272">
                <text:p>959158.4098522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8101601600647">
                <text:p>14.8101601600647</text:p>
              </table:table-cell>
              <table:table-cell office:value-type="float" office:value="960243.338630772">
                <text:p>960243.3386307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8185720443726">
                <text:p>14.8185720443726</text:p>
              </table:table-cell>
              <table:table-cell office:value-type="float" office:value="962447.853976532">
                <text:p>962447.8539765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8270258903503">
                <text:p>14.8270258903503</text:p>
              </table:table-cell>
              <table:table-cell office:value-type="float" office:value="957670.629589937">
                <text:p>957670.6295899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8354549407959">
                <text:p>14.8354549407959</text:p>
              </table:table-cell>
              <table:table-cell office:value-type="float" office:value="960487.785936528">
                <text:p>960487.7859365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8438851833344">
                <text:p>14.8438851833344</text:p>
              </table:table-cell>
              <table:table-cell office:value-type="float" office:value="960351.96651489">
                <text:p>960351.966514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8522865772247">
                <text:p>14.8522865772247</text:p>
              </table:table-cell>
              <table:table-cell office:value-type="float" office:value="963649.616436801">
                <text:p>963649.6164368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8607337474823">
                <text:p>14.8607337474823</text:p>
              </table:table-cell>
              <table:table-cell office:value-type="float" office:value="958427.467795653">
                <text:p>958427.4677956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8691432476044">
                <text:p>14.8691432476044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8777558803558">
                <text:p>14.8777558803558</text:p>
              </table:table-cell>
              <table:table-cell office:value-type="float" office:value="940014.538367844">
                <text:p>940014.5383678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886200428009">
                <text:p>14.886200428009</text:p>
              </table:table-cell>
              <table:table-cell office:value-type="float" office:value="958725.124481211">
                <text:p>958725.1244812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8946559429169">
                <text:p>14.8946559429169</text:p>
              </table:table-cell>
              <table:table-cell office:value-type="float" office:value="957481.606767235">
                <text:p>957481.6067672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9031498432159">
                <text:p>14.9031498432159</text:p>
              </table:table-cell>
              <table:table-cell office:value-type="float" office:value="953154.583281873">
                <text:p>953154.5832818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9116342067719">
                <text:p>14.9116342067719</text:p>
              </table:table-cell>
              <table:table-cell office:value-type="float" office:value="954225.964817625">
                <text:p>954225.964817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9202611446381">
                <text:p>14.9202611446381</text:p>
              </table:table-cell>
              <table:table-cell office:value-type="float" office:value="938455.814282556">
                <text:p>938455.8142825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928731918335">
                <text:p>14.928731918335</text:p>
              </table:table-cell>
              <table:table-cell office:value-type="float" office:value="955756.851698613">
                <text:p>955756.8516986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9372050762177">
                <text:p>14.9372050762177</text:p>
              </table:table-cell>
              <table:table-cell office:value-type="float" office:value="955487.919862686">
                <text:p>955487.9198626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9456644058228">
                <text:p>14.9456644058228</text:p>
              </table:table-cell>
              <table:table-cell office:value-type="float" office:value="957049.834672078">
                <text:p>957049.8346720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9541323184967">
                <text:p>14.9541323184967</text:p>
              </table:table-cell>
              <table:table-cell office:value-type="float" office:value="956079.769800377">
                <text:p>956079.7698003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9625918865204">
                <text:p>14.9625918865204</text:p>
              </table:table-cell>
              <table:table-cell office:value-type="float" office:value="957022.861845443">
                <text:p>957022.8618454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9711081981659">
                <text:p>14.9711081981659</text:p>
              </table:table-cell>
              <table:table-cell office:value-type="float" office:value="950646.281746921">
                <text:p>950646.2817469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9795732498169">
                <text:p>14.9795732498169</text:p>
              </table:table-cell>
              <table:table-cell office:value-type="float" office:value="956402.906182228">
                <text:p>956402.9061822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9880049228668">
                <text:p>14.9880049228668</text:p>
              </table:table-cell>
              <table:table-cell office:value-type="float" office:value="960189.033903577">
                <text:p>960189.03390357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9964170455933">
                <text:p>14.9964170455933</text:p>
              </table:table-cell>
              <table:table-cell office:value-type="float" office:value="962420.576028116">
                <text:p>962420.5760281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.0047993659973">
                <text:p>15.0047993659973</text:p>
              </table:table-cell>
              <table:table-cell office:value-type="float" office:value="965842.345525912">
                <text:p>965842.3455259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.013307094574">
                <text:p>15.013307094574</text:p>
              </table:table-cell>
              <table:table-cell office:value-type="float" office:value="951605.34648582">
                <text:p>951605.3464858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.021742105484">
                <text:p>15.021742105484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.0302336215973">
                <text:p>15.0302336215973</text:p>
              </table:table-cell>
              <table:table-cell office:value-type="float" office:value="953422.203054807">
                <text:p>953422.2030548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.0387234687805">
                <text:p>15.0387234687805</text:p>
              </table:table-cell>
              <table:table-cell office:value-type="float" office:value="953609.626330422">
                <text:p>953609.6263304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.0471224784851">
                <text:p>15.0471224784851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.0555062294006">
                <text:p>15.0555062294006</text:p>
              </table:table-cell>
              <table:table-cell office:value-type="float" office:value="965677.544761688">
                <text:p>965677.5447616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0639326572418">
                <text:p>15.0639326572418</text:p>
              </table:table-cell>
              <table:table-cell office:value-type="float" office:value="960786.723934018">
                <text:p>960786.7239340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0723559856415">
                <text:p>15.0723559856415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0808413028717">
                <text:p>15.0808413028717</text:p>
              </table:table-cell>
              <table:table-cell office:value-type="float" office:value="954118.718291655">
                <text:p>954118.7182916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0892972946167">
                <text:p>15.0892972946167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0977411270142">
                <text:p>15.0977411270142</text:p>
              </table:table-cell>
              <table:table-cell office:value-type="float" office:value="958806.335667495">
                <text:p>958806.3356674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1061336994171">
                <text:p>15.1061336994171</text:p>
              </table:table-cell>
              <table:table-cell office:value-type="float" office:value="964662.51481492">
                <text:p>964662.514814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1145877838135">
                <text:p>15.1145877838135</text:p>
              </table:table-cell>
              <table:table-cell office:value-type="float" office:value="957643.621760343">
                <text:p>957643.6217603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1230046749115">
                <text:p>15.1230046749115</text:p>
              </table:table-cell>
              <table:table-cell office:value-type="float" office:value="961875.341585701">
                <text:p>961875.3415857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1314287185669">
                <text:p>15.1314287185669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1399052143097">
                <text:p>15.1399052143097</text:p>
              </table:table-cell>
              <table:table-cell office:value-type="float" office:value="955111.669451242">
                <text:p>955111.6694512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1483614444733">
                <text:p>15.1483614444733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1567738056183">
                <text:p>15.1567738056183</text:p>
              </table:table-cell>
              <table:table-cell office:value-type="float" office:value="962393.299625893">
                <text:p>962393.2996258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1652090549469">
                <text:p>15.1652090549469</text:p>
              </table:table-cell>
              <table:table-cell office:value-type="float" office:value="959781.944149237">
                <text:p>959781.9441492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173659324646">
                <text:p>15.173659324646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1820862293243">
                <text:p>15.1820862293243</text:p>
              </table:table-cell>
              <table:table-cell office:value-type="float" office:value="960732.357730938">
                <text:p>960732.3577309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1904652118683">
                <text:p>15.1904652118683</text:p>
              </table:table-cell>
              <table:table-cell office:value-type="float" office:value="966227.09947644">
                <text:p>966227.099476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198882818222">
                <text:p>15.198882818222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2073633670807">
                <text:p>15.2073633670807</text:p>
              </table:table-cell>
              <table:table-cell office:value-type="float" office:value="954655.192128198">
                <text:p>954655.1921281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2158122062683">
                <text:p>15.2158122062683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2242486476898">
                <text:p>15.2242486476898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2327146530151">
                <text:p>15.2327146530151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2411980628967">
                <text:p>15.2411980628967</text:p>
              </table:table-cell>
              <table:table-cell office:value-type="float" office:value="954333.23545613">
                <text:p>954333.235456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2497208118439">
                <text:p>15.2497208118439</text:p>
              </table:table-cell>
              <table:table-cell office:value-type="float" office:value="949928.250874199">
                <text:p>949928.2508741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.2581489086151">
                <text:p>15.2581489086151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2665009498596">
                <text:p>15.2665009498596</text:p>
              </table:table-cell>
              <table:table-cell office:value-type="float" office:value="969343.872113271">
                <text:p>969343.8721132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.2749443054199">
                <text:p>15.2749443054199</text:p>
              </table:table-cell>
              <table:table-cell office:value-type="float" office:value="958860.484102332">
                <text:p>958860.4841023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.2833786010742">
                <text:p>15.2833786010742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2918176651001">
                <text:p>15.2918176651001</text:p>
              </table:table-cell>
              <table:table-cell office:value-type="float" office:value="959348.095378009">
                <text:p>959348.0953780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.3002736568451">
                <text:p>15.3002736568451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3087067604065">
                <text:p>15.3087067604065</text:p>
              </table:table-cell>
              <table:table-cell office:value-type="float" office:value="960026.156568941">
                <text:p>960026.1565689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3171555995941">
                <text:p>15.3171555995941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.3256397247314">
                <text:p>15.3256397247314</text:p>
              </table:table-cell>
              <table:table-cell office:value-type="float" office:value="954252.780216383">
                <text:p>954252.7802163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.3340954780579">
                <text:p>15.3340954780579</text:p>
              </table:table-cell>
              <table:table-cell office:value-type="float" office:value="957454.609597925">
                <text:p>957454.6095979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3425252437592">
                <text:p>15.3425252437592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3510372638702">
                <text:p>15.3510372638702</text:p>
              </table:table-cell>
              <table:table-cell office:value-type="float" office:value="951125.572348888">
                <text:p>951125.5723488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3595669269562">
                <text:p>15.3595669269562</text:p>
              </table:table-cell>
              <table:table-cell office:value-type="float" office:value="949158.239713775">
                <text:p>949158.2397137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3679766654968">
                <text:p>15.3679766654968</text:p>
              </table:table-cell>
              <table:table-cell office:value-type="float" office:value="962693.425112692">
                <text:p>962693.4251126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.377409696579">
                <text:p>28.377409696579</text:p>
              </table:table-cell>
              <table:table-cell office:value-type="float" office:value="622.317666008736">
                <text:p>622.3176660087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.387834072113">
                <text:p>28.387834072113</text:p>
              </table:table-cell>
              <table:table-cell office:value-type="float" office:value="776641.245660179">
                <text:p>776641.2456601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8.3981685638428">
                <text:p>28.3981685638428</text:p>
              </table:table-cell>
              <table:table-cell office:value-type="float" office:value="783396.050016149">
                <text:p>783396.0500161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8.4085581302643">
                <text:p>28.4085581302643</text:p>
              </table:table-cell>
              <table:table-cell office:value-type="float" office:value="779243.297702917">
                <text:p>779243.2977029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8.4189343452454">
                <text:p>28.4189343452454</text:p>
              </table:table-cell>
              <table:table-cell office:value-type="float" office:value="780245.97743618">
                <text:p>780245.977436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8.4293577671051">
                <text:p>28.4293577671051</text:p>
              </table:table-cell>
              <table:table-cell office:value-type="float" office:value="776712.303209131">
                <text:p>776712.3032091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.4401018619537">
                <text:p>28.4401018619537</text:p>
              </table:table-cell>
              <table:table-cell office:value-type="float" office:value="753530.205574294">
                <text:p>753530.20557429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8.4507930278778">
                <text:p>28.4507930278778</text:p>
              </table:table-cell>
              <table:table-cell office:value-type="float" office:value="757260.719504036">
                <text:p>757260.7195040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8.4613964557648">
                <text:p>28.4613964557648</text:p>
              </table:table-cell>
              <table:table-cell office:value-type="float" office:value="763526.671403517">
                <text:p>763526.6714035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8.472085237503">
                <text:p>28.472085237503</text:p>
              </table:table-cell>
              <table:table-cell office:value-type="float" office:value="757429.630264097">
                <text:p>757429.6302640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8.4827387332916">
                <text:p>28.4827387332916</text:p>
              </table:table-cell>
              <table:table-cell office:value-type="float" office:value="759938.348939218">
                <text:p>759938.3489392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8.4933876991272">
                <text:p>28.4933876991272</text:p>
              </table:table-cell>
              <table:table-cell office:value-type="float" office:value="760261.618358894">
                <text:p>760261.6183588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.5039567947388">
                <text:p>28.5039567947388</text:p>
              </table:table-cell>
              <table:table-cell office:value-type="float" office:value="766006.884367246">
                <text:p>766006.8843672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8.5146012306213">
                <text:p>28.5146012306213</text:p>
              </table:table-cell>
              <table:table-cell office:value-type="float" office:value="760585.16292613">
                <text:p>760585.162926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8.5252797603607">
                <text:p>28.5252797603607</text:p>
              </table:table-cell>
              <table:table-cell office:value-type="float" office:value="758156.806001474">
                <text:p>758156.8060014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8.5359098911285">
                <text:p>28.5359098911285</text:p>
              </table:table-cell>
              <table:table-cell office:value-type="float" office:value="761608.692952945">
                <text:p>761608.6929529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8.5465662479401">
                <text:p>28.5465662479401</text:p>
              </table:table-cell>
              <table:table-cell office:value-type="float" office:value="759734.320386612">
                <text:p>759734.3203866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.557276725769">
                <text:p>28.557276725769</text:p>
              </table:table-cell>
              <table:table-cell office:value-type="float" office:value="755895.31384814">
                <text:p>755895.313848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8.5679106712341">
                <text:p>28.5679106712341</text:p>
              </table:table-cell>
              <table:table-cell office:value-type="float" office:value="761335.482355051">
                <text:p>761335.4823550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.5785660743713">
                <text:p>28.5785660743713</text:p>
              </table:table-cell>
              <table:table-cell office:value-type="float" office:value="759802.317730243">
                <text:p>759802.3177302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.589263677597">
                <text:p>28.589263677597</text:p>
              </table:table-cell>
              <table:table-cell office:value-type="float" office:value="756805.036528561">
                <text:p>756805.0365285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.599925994873">
                <text:p>28.599925994873</text:p>
              </table:table-cell>
              <table:table-cell office:value-type="float" office:value="759309.612575747">
                <text:p>759309.6125757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8.6104898452759">
                <text:p>28.6104898452759</text:p>
              </table:table-cell>
              <table:table-cell office:value-type="float" office:value="766387.225422046">
                <text:p>766387.2254220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8.6211957931519">
                <text:p>28.6211957931519</text:p>
              </table:table-cell>
              <table:table-cell office:value-type="float" office:value="756215.151968644">
                <text:p>756215.1519686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8.6318678855896">
                <text:p>28.6318678855896</text:p>
              </table:table-cell>
              <table:table-cell office:value-type="float" office:value="758614.11876145">
                <text:p>758614.118761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8.6423406600952">
                <text:p>28.6423406600952</text:p>
              </table:table-cell>
              <table:table-cell office:value-type="float" office:value="773052.069025179">
                <text:p>773052.0690251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8.652978181839">
                <text:p>28.652978181839</text:p>
              </table:table-cell>
              <table:table-cell office:value-type="float" office:value="761079.525382702">
                <text:p>761079.52538270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.6637029647827">
                <text:p>28.6637029647827</text:p>
              </table:table-cell>
              <table:table-cell office:value-type="float" office:value="754887.072538515">
                <text:p>754887.0725385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.674211025238">
                <text:p>28.674211025238</text:p>
              </table:table-cell>
              <table:table-cell office:value-type="float" office:value="770456.168807006">
                <text:p>770456.1688070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8.6848902702332">
                <text:p>28.6848902702332</text:p>
              </table:table-cell>
              <table:table-cell office:value-type="float" office:value="758106.027504912">
                <text:p>758106.0275049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.6955692768097">
                <text:p>28.6955692768097</text:p>
              </table:table-cell>
              <table:table-cell office:value-type="float" office:value="758122.952914648">
                <text:p>758122.9529146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8.7061653137207">
                <text:p>28.7061653137207</text:p>
              </table:table-cell>
              <table:table-cell office:value-type="float" office:value="764059.248565578">
                <text:p>764059.2485655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8.7168309688568">
                <text:p>28.7168309688568</text:p>
              </table:table-cell>
              <table:table-cell office:value-type="float" office:value="759071.983547558">
                <text:p>759071.9835475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.7274239063263">
                <text:p>28.7274239063263</text:p>
              </table:table-cell>
              <table:table-cell office:value-type="float" office:value="764282.80855278">
                <text:p>764282.808552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8.7379047870636">
                <text:p>28.7379047870636</text:p>
              </table:table-cell>
              <table:table-cell office:value-type="float" office:value="772454.167060965">
                <text:p>772454.1670609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.7485685348511">
                <text:p>28.7485685348511</text:p>
              </table:table-cell>
              <table:table-cell office:value-type="float" office:value="759207.75334809">
                <text:p>759207.753348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8.7589745521545">
                <text:p>28.7589745521545</text:p>
              </table:table-cell>
              <table:table-cell office:value-type="float" office:value="778011.391284425">
                <text:p>778011.3912844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.769593000412">
                <text:p>28.769593000412</text:p>
              </table:table-cell>
              <table:table-cell office:value-type="float" office:value="762446.621550621">
                <text:p>762446.6215506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.7801432609558">
                <text:p>28.7801432609558</text:p>
              </table:table-cell>
              <table:table-cell office:value-type="float" office:value="767374.41377596">
                <text:p>767374.413775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.7907502651215">
                <text:p>28.7907502651215</text:p>
              </table:table-cell>
              <table:table-cell office:value-type="float" office:value="763269.239227674">
                <text:p>763269.2392276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8.8013625144958">
                <text:p>28.8013625144958</text:p>
              </table:table-cell>
              <table:table-cell office:value-type="float" office:value="762891.985891128">
                <text:p>762891.9858911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.8119561672211">
                <text:p>28.8119561672211</text:p>
              </table:table-cell>
              <table:table-cell office:value-type="float" office:value="764231.20617559">
                <text:p>764231.206175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8.8226022720337">
                <text:p>28.8226022720337</text:p>
              </table:table-cell>
              <table:table-cell office:value-type="float" office:value="760465.930262244">
                <text:p>760465.9302622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8.8332858085632">
                <text:p>28.8332858085632</text:p>
              </table:table-cell>
              <table:table-cell office:value-type="float" office:value="757801.49930819">
                <text:p>757801.499308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.8438732624054">
                <text:p>28.8438732624054</text:p>
              </table:table-cell>
              <table:table-cell office:value-type="float" office:value="764678.65840971">
                <text:p>764678.6584097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.8544945716858">
                <text:p>28.8544945716858</text:p>
              </table:table-cell>
              <table:table-cell office:value-type="float" office:value="762241.244113224">
                <text:p>762241.2441132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.8651285171509">
                <text:p>28.8651285171509</text:p>
              </table:table-cell>
              <table:table-cell office:value-type="float" office:value="761335.482355051">
                <text:p>761335.4823550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.8756759166718">
                <text:p>28.8756759166718</text:p>
              </table:table-cell>
              <table:table-cell office:value-type="float" office:value="767582.567056217">
                <text:p>767582.5670562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8.8860642910004">
                <text:p>28.8860642910004</text:p>
              </table:table-cell>
              <table:table-cell office:value-type="float" office:value="779332.717892224">
                <text:p>779332.7178922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.8966555595398">
                <text:p>28.8966555595398</text:p>
              </table:table-cell>
              <table:table-cell office:value-type="float" office:value="764403.241203881">
                <text:p>764403.2412038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.9072005748749">
                <text:p>28.9072005748749</text:p>
              </table:table-cell>
              <table:table-cell office:value-type="float" office:value="767756.114404576">
                <text:p>767756.1144045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9178433418274">
                <text:p>28.9178433418274</text:p>
              </table:table-cell>
              <table:table-cell office:value-type="float" office:value="760704.43298461">
                <text:p>760704.432984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9285538196564">
                <text:p>28.9285538196564</text:p>
              </table:table-cell>
              <table:table-cell office:value-type="float" office:value="755895.31384814">
                <text:p>755895.313848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9389407634735">
                <text:p>28.9389407634735</text:p>
              </table:table-cell>
              <table:table-cell office:value-type="float" office:value="779440.049212689">
                <text:p>779440.0492126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9494798183441">
                <text:p>28.9494798183441</text:p>
              </table:table-cell>
              <table:table-cell office:value-type="float" office:value="768190.326305312">
                <text:p>768190.3263053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9600837230682">
                <text:p>28.9600837230682</text:p>
              </table:table-cell>
              <table:table-cell office:value-type="float" office:value="763492.337080673">
                <text:p>763492.33708067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9706482887268">
                <text:p>28.9706482887268</text:p>
              </table:table-cell>
              <table:table-cell office:value-type="float" office:value="766335.338493828">
                <text:p>766335.3384938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981273651123">
                <text:p>28.981273651123</text:p>
              </table:table-cell>
              <table:table-cell office:value-type="float" office:value="761950.482071534">
                <text:p>761950.4820715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9918551445007">
                <text:p>28.9918551445007</text:p>
              </table:table-cell>
              <table:table-cell office:value-type="float" office:value="765109.395340453">
                <text:p>765109.39534045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.0024425983429">
                <text:p>29.0024425983429</text:p>
              </table:table-cell>
              <table:table-cell office:value-type="float" office:value="764678.65840971">
                <text:p>764678.658409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9.0130069255829">
                <text:p>29.0130069255829</text:p>
              </table:table-cell>
              <table:table-cell office:value-type="float" office:value="766352.633355902">
                <text:p>766352.6333559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.0235841274261">
                <text:p>29.0235841274261</text:p>
              </table:table-cell>
              <table:table-cell office:value-type="float" office:value="765419.826526012">
                <text:p>765419.8265260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.034200668335">
                <text:p>29.034200668335</text:p>
              </table:table-cell>
              <table:table-cell office:value-type="float" office:value="762583.601338454">
                <text:p>762583.6013384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9.0447795391083">
                <text:p>29.0447795391083</text:p>
              </table:table-cell>
              <table:table-cell office:value-type="float" office:value="765299.073358725">
                <text:p>765299.0733587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.0554103851318">
                <text:p>29.0554103851318</text:p>
              </table:table-cell>
              <table:table-cell office:value-type="float" office:value="761557.451030523">
                <text:p>761557.4510305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.0659499168396">
                <text:p>29.0659499168396</text:p>
              </table:table-cell>
              <table:table-cell office:value-type="float" office:value="768155.571279917">
                <text:p>768155.5712799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9.0763170719147">
                <text:p>29.0763170719147</text:p>
              </table:table-cell>
              <table:table-cell office:value-type="float" office:value="780927.838097647">
                <text:p>780927.8380976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.0867874622345">
                <text:p>29.0867874622345</text:p>
              </table:table-cell>
              <table:table-cell office:value-type="float" office:value="773228.098733947">
                <text:p>773228.09873394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.0972595214844">
                <text:p>29.0972595214844</text:p>
              </table:table-cell>
              <table:table-cell office:value-type="float" office:value="773104.869521663">
                <text:p>773104.8695216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.1078178882599">
                <text:p>29.1078178882599</text:p>
              </table:table-cell>
              <table:table-cell office:value-type="float" office:value="766785.258755786">
                <text:p>766785.2587557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9.1182827949524">
                <text:p>29.1182827949524</text:p>
              </table:table-cell>
              <table:table-cell office:value-type="float" office:value="773633.271455585">
                <text:p>773633.2714555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.1287393569946">
                <text:p>29.1287393569946</text:p>
              </table:table-cell>
              <table:table-cell office:value-type="float" office:value="774250.654019791">
                <text:p>774250.6540197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.1391999721527">
                <text:p>29.1391999721527</text:p>
              </table:table-cell>
              <table:table-cell office:value-type="float" office:value="773950.659464387">
                <text:p>773950.6594643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9.1495673656464">
                <text:p>29.1495673656464</text:p>
              </table:table-cell>
              <table:table-cell office:value-type="float" office:value="780909.879127955">
                <text:p>780909.8791279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.1600527763367">
                <text:p>29.1600527763367</text:p>
              </table:table-cell>
              <table:table-cell office:value-type="float" office:value="772120.448032015">
                <text:p>772120.4480320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.1706178188324">
                <text:p>29.1706178188324</text:p>
              </table:table-cell>
              <table:table-cell office:value-type="float" office:value="766300.751111412">
                <text:p>766300.7511114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9.1810648441315">
                <text:p>29.1810648441315</text:p>
              </table:table-cell>
              <table:table-cell office:value-type="float" office:value="774957.441781916">
                <text:p>774957.4417819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9.1915371417999">
                <text:p>29.1915371417999</text:p>
              </table:table-cell>
              <table:table-cell office:value-type="float" office:value="773087.268554776">
                <text:p>773087.2685547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.2021911144257">
                <text:p>29.2021911144257</text:p>
              </table:table-cell>
              <table:table-cell office:value-type="float" office:value="759904.336570738">
                <text:p>759904.33657073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.2129654884338">
                <text:p>29.2129654884338</text:p>
              </table:table-cell>
              <table:table-cell office:value-type="float" office:value="751412.564094621">
                <text:p>751412.5640946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.223673582077">
                <text:p>29.223673582077</text:p>
              </table:table-cell>
              <table:table-cell office:value-type="float" office:value="756063.615968651">
                <text:p>756063.6159686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2341995239258">
                <text:p>29.2341995239258</text:p>
              </table:table-cell>
              <table:table-cell office:value-type="float" office:value="769147.323472785">
                <text:p>769147.3234727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2448525428772">
                <text:p>29.2448525428772</text:p>
              </table:table-cell>
              <table:table-cell office:value-type="float" office:value="759972.364352536">
                <text:p>759972.3643525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2555370330811">
                <text:p>29.2555370330811</text:p>
              </table:table-cell>
              <table:table-cell office:value-type="float" office:value="757733.859597447">
                <text:p>757733.8595974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2662012577057">
                <text:p>29.2662012577057</text:p>
              </table:table-cell>
              <table:table-cell office:value-type="float" office:value="759173.806344877">
                <text:p>759173.8063448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2766196727753">
                <text:p>29.2766196727753</text:p>
              </table:table-cell>
              <table:table-cell office:value-type="float" office:value="777085.568767449">
                <text:p>777085.5687674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2869424819946">
                <text:p>29.2869424819946</text:p>
              </table:table-cell>
              <table:table-cell office:value-type="float" office:value="784282.633531192">
                <text:p>784282.6335311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973608970642">
                <text:p>29.2973608970642</text:p>
              </table:table-cell>
              <table:table-cell office:value-type="float" office:value="777085.568767449">
                <text:p>777085.5687674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3078649044037">
                <text:p>29.3078649044037</text:p>
              </table:table-cell>
              <table:table-cell office:value-type="float" office:value="770753.459926913">
                <text:p>770753.4599269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3182415962219">
                <text:p>29.3182415962219</text:p>
              </table:table-cell>
              <table:table-cell office:value-type="float" office:value="780210.123015417">
                <text:p>780210.1230154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288795948029">
                <text:p>29.3288795948029</text:p>
              </table:table-cell>
              <table:table-cell office:value-type="float" office:value="761045.410789126">
                <text:p>761045.4107891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392825126648">
                <text:p>29.3392825126648</text:p>
              </table:table-cell>
              <table:table-cell office:value-type="float" office:value="778243.191712695">
                <text:p>778243.1917126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3497543334961">
                <text:p>29.3497543334961</text:p>
              </table:table-cell>
              <table:table-cell office:value-type="float" office:value="773122.471290014">
                <text:p>773122.4712900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3601138591766">
                <text:p>29.3601138591766</text:p>
              </table:table-cell>
              <table:table-cell office:value-type="float" office:value="781502.961588916">
                <text:p>781502.9615889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370459318161">
                <text:p>29.370459318161</text:p>
              </table:table-cell>
              <table:table-cell office:value-type="float" office:value="782565.569321534">
                <text:p>782565.5693215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3809342384338">
                <text:p>29.3809342384338</text:p>
              </table:table-cell>
              <table:table-cell office:value-type="float" office:value="772893.710800046">
                <text:p>772893.7108000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3913886547089">
                <text:p>29.3913886547089</text:p>
              </table:table-cell>
              <table:table-cell office:value-type="float" office:value="774409.568838514">
                <text:p>774409.5688385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4019336700439">
                <text:p>29.4019336700439</text:p>
              </table:table-cell>
              <table:table-cell office:value-type="float" office:value="767756.114404576">
                <text:p>767756.1144045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4123764038086">
                <text:p>29.4123764038086</text:p>
              </table:table-cell>
              <table:table-cell office:value-type="float" office:value="775275.917442922">
                <text:p>775275.9174429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4228391647339">
                <text:p>29.4228391647339</text:p>
              </table:table-cell>
              <table:table-cell office:value-type="float" office:value="773791.932914046">
                <text:p>773791.9329140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4333174228668">
                <text:p>29.4333174228668</text:p>
              </table:table-cell>
              <table:table-cell office:value-type="float" office:value="772647.504698628">
                <text:p>772647.5046986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4438047409058">
                <text:p>29.4438047409058</text:p>
              </table:table-cell>
              <table:table-cell office:value-type="float" office:value="771980.021006206">
                <text:p>771980.02100620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4542694091797">
                <text:p>29.4542694091797</text:p>
              </table:table-cell>
              <table:table-cell office:value-type="float" office:value="773650.897293356">
                <text:p>773650.8972933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4647274017334">
                <text:p>29.4647274017334</text:p>
              </table:table-cell>
              <table:table-cell office:value-type="float" office:value="774144.747036294">
                <text:p>774144.7470362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4751751422882">
                <text:p>29.4751751422882</text:p>
              </table:table-cell>
              <table:table-cell office:value-type="float" office:value="774904.387941854">
                <text:p>774904.3879418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4856133460999">
                <text:p>29.4856133460999</text:p>
              </table:table-cell>
              <table:table-cell office:value-type="float" office:value="775612.370297618">
                <text:p>775612.3702976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496043920517">
                <text:p>29.496043920517</text:p>
              </table:table-cell>
              <table:table-cell office:value-type="float" office:value="776179.688312876">
                <text:p>776179.6883128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5064566135406">
                <text:p>29.5064566135406</text:p>
              </table:table-cell>
              <table:table-cell office:value-type="float" office:value="777512.597517974">
                <text:p>777512.5975179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5169298648834">
                <text:p>29.5169298648834</text:p>
              </table:table-cell>
              <table:table-cell office:value-type="float" office:value="773016.872700783">
                <text:p>773016.87270078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5273518562317">
                <text:p>29.5273518562317</text:p>
              </table:table-cell>
              <table:table-cell office:value-type="float" office:value="776818.913915769">
                <text:p>776818.9139157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5378785133362">
                <text:p>29.5378785133362</text:p>
              </table:table-cell>
              <table:table-cell office:value-type="float" office:value="769095.06214894">
                <text:p>769095.062148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.5483219623566">
                <text:p>29.5483219623566</text:p>
              </table:table-cell>
              <table:table-cell office:value-type="float" office:value="775222.819989499">
                <text:p>775222.8199894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.5587656497955">
                <text:p>29.5587656497955</text:p>
              </table:table-cell>
              <table:table-cell office:value-type="float" office:value="775205.12245457">
                <text:p>775205.122454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.56920170784">
                <text:p>29.56920170784</text:p>
              </table:table-cell>
              <table:table-cell office:value-type="float" office:value="775771.844649548">
                <text:p>775771.84464954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.5796749591827">
                <text:p>29.5796749591827</text:p>
              </table:table-cell>
              <table:table-cell office:value-type="float" office:value="773016.872700783">
                <text:p>773016.87270078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.5901277065277">
                <text:p>29.5901277065277</text:p>
              </table:table-cell>
              <table:table-cell office:value-type="float" office:value="774533.214360659">
                <text:p>774533.21436065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.6006238460541">
                <text:p>29.6006238460541</text:p>
              </table:table-cell>
              <table:table-cell office:value-type="float" office:value="771331.209885517">
                <text:p>771331.2098855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.6110582351685">
                <text:p>29.6110582351685</text:p>
              </table:table-cell>
              <table:table-cell office:value-type="float" office:value="775895.925602651">
                <text:p>775895.92560265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.6214971542358">
                <text:p>29.6214971542358</text:p>
              </table:table-cell>
              <table:table-cell office:value-type="float" office:value="775559.226749498">
                <text:p>775559.2267494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.631936788559">
                <text:p>29.631936788559</text:p>
              </table:table-cell>
              <table:table-cell office:value-type="float" office:value="775506.090483477">
                <text:p>775506.09048347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.6423950195312">
                <text:p>29.6423950195312</text:p>
              </table:table-cell>
              <table:table-cell office:value-type="float" office:value="774127.09868916">
                <text:p>774127.098689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.65283203125">
                <text:p>29.65283203125</text:p>
              </table:table-cell>
              <table:table-cell office:value-type="float" office:value="775700.959064328">
                <text:p>775700.9590643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.6632792949676">
                <text:p>29.6632792949676</text:p>
              </table:table-cell>
              <table:table-cell office:value-type="float" office:value="774939.756361396">
                <text:p>774939.7563613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.6737658977509">
                <text:p>29.6737658977509</text:p>
              </table:table-cell>
              <table:table-cell office:value-type="float" office:value="772032.675154602">
                <text:p>772032.6751546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.6842076778412">
                <text:p>29.6842076778412</text:p>
              </table:table-cell>
              <table:table-cell office:value-type="float" office:value="775346.725363047">
                <text:p>775346.7253630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.6946353912354">
                <text:p>29.6946353912354</text:p>
              </table:table-cell>
              <table:table-cell office:value-type="float" office:value="776392.64659213">
                <text:p>776392.646592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.7051150798798">
                <text:p>29.7051150798798</text:p>
              </table:table-cell>
              <table:table-cell office:value-type="float" office:value="772542.03580935">
                <text:p>772542.035809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.7157139778137">
                <text:p>29.7157139778137</text:p>
              </table:table-cell>
              <table:table-cell office:value-type="float" office:value="763853.001552131">
                <text:p>763853.0015521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.7261555194855">
                <text:p>29.7261555194855</text:p>
              </table:table-cell>
              <table:table-cell office:value-type="float" office:value="775364.429364083">
                <text:p>775364.4293640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.7366366386414">
                <text:p>29.7366366386414</text:p>
              </table:table-cell>
              <table:table-cell office:value-type="float" office:value="772436.595709834">
                <text:p>772436.5957098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.7471330165863">
                <text:p>29.7471330165863</text:p>
              </table:table-cell>
              <table:table-cell office:value-type="float" office:value="771313.689585463">
                <text:p>771313.6895854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.7575631141663">
                <text:p>29.7575631141663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.7679753303528">
                <text:p>29.7679753303528</text:p>
              </table:table-cell>
              <table:table-cell office:value-type="float" office:value="777548.204433046">
                <text:p>777548.2044330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.7783963680267">
                <text:p>29.7783963680267</text:p>
              </table:table-cell>
              <table:table-cell office:value-type="float" office:value="776890.003980874">
                <text:p>776890.00398087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.7888088226318">
                <text:p>29.7888088226318</text:p>
              </table:table-cell>
              <table:table-cell office:value-type="float" office:value="777530.400567857">
                <text:p>777530.4005678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.7992196083069">
                <text:p>29.7992196083069</text:p>
              </table:table-cell>
              <table:table-cell office:value-type="float" office:value="777655.044748775">
                <text:p>777655.0447487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.8096766471863">
                <text:p>29.8096766471863</text:p>
              </table:table-cell>
              <table:table-cell office:value-type="float" office:value="774215.348472412">
                <text:p>774215.3484724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.8200917243958">
                <text:p>29.8200917243958</text:p>
              </table:table-cell>
              <table:table-cell office:value-type="float" office:value="777334.611848732">
                <text:p>777334.6118487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.8305325508118">
                <text:p>29.8305325508118</text:p>
              </table:table-cell>
              <table:table-cell office:value-type="float" office:value="775417.546218487">
                <text:p>775417.5462184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.8410046100616">
                <text:p>29.8410046100616</text:p>
              </table:table-cell>
              <table:table-cell office:value-type="float" office:value="773104.869521663">
                <text:p>773104.8695216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.851420879364">
                <text:p>29.851420879364</text:p>
              </table:table-cell>
              <table:table-cell office:value-type="float" office:value="777245.649568541">
                <text:p>777245.64956854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.8618636131287">
                <text:p>29.8618636131287</text:p>
              </table:table-cell>
              <table:table-cell office:value-type="float" office:value="775275.917442922">
                <text:p>775275.9174429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.8722610473633">
                <text:p>29.8722610473633</text:p>
              </table:table-cell>
              <table:table-cell office:value-type="float" office:value="778653.638706719">
                <text:p>778653.6387067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.8826620578766">
                <text:p>29.8826620578766</text:p>
              </table:table-cell>
              <table:table-cell office:value-type="float" office:value="778385.906796562">
                <text:p>778385.9067965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.8930613994598">
                <text:p>29.8930613994598</text:p>
              </table:table-cell>
              <table:table-cell office:value-type="float" office:value="778510.825439039">
                <text:p>778510.8254390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.9034869670868">
                <text:p>29.9034869670868</text:p>
              </table:table-cell>
              <table:table-cell office:value-type="float" office:value="776552.442005123">
                <text:p>776552.4420051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.9139387607574">
                <text:p>29.9139387607574</text:p>
              </table:table-cell>
              <table:table-cell office:value-type="float" office:value="774603.886673662">
                <text:p>774603.8866736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.9243614673614">
                <text:p>29.9243614673614</text:p>
              </table:table-cell>
              <table:table-cell office:value-type="float" office:value="776765.604904383">
                <text:p>776765.60490438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.934788942337">
                <text:p>29.934788942337</text:p>
              </table:table-cell>
              <table:table-cell office:value-type="float" office:value="776410.398390342">
                <text:p>776410.3983903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.9452838897705">
                <text:p>29.9452838897705</text:p>
              </table:table-cell>
              <table:table-cell office:value-type="float" office:value="771418.823326291">
                <text:p>771418.8233262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.9557118415832">
                <text:p>29.9557118415832</text:p>
              </table:table-cell>
              <table:table-cell office:value-type="float" office:value="776374.895605652">
                <text:p>776374.8956056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.9662148952484">
                <text:p>29.9662148952484</text:p>
              </table:table-cell>
              <table:table-cell office:value-type="float" office:value="770823.444124123">
                <text:p>770823.4441241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.9767005443573">
                <text:p>29.9767005443573</text:p>
              </table:table-cell>
              <table:table-cell office:value-type="float" office:value="772102.891859936">
                <text:p>772102.8918599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.9871227741241">
                <text:p>29.9871227741241</text:p>
              </table:table-cell>
              <table:table-cell office:value-type="float" office:value="776801.14343231">
                <text:p>776801.143432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.9975500106812">
                <text:p>29.9975500106812</text:p>
              </table:table-cell>
              <table:table-cell office:value-type="float" office:value="776428.151000343">
                <text:p>776428.1510003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0.0080232620239">
                <text:p>30.0080232620239</text:p>
              </table:table-cell>
              <table:table-cell office:value-type="float" office:value="773016.872700783">
                <text:p>773016.87270078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.0184421539307">
                <text:p>30.0184421539307</text:p>
              </table:table-cell>
              <table:table-cell office:value-type="float" office:value="777050.004210526">
                <text:p>777050.0042105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.0288724899292">
                <text:p>30.0288724899292</text:p>
              </table:table-cell>
              <table:table-cell office:value-type="float" office:value="776197.43037396">
                <text:p>776197.430373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.0392956733704">
                <text:p>30.0392956733704</text:p>
              </table:table-cell>
              <table:table-cell office:value-type="float" office:value="776730.069628071">
                <text:p>776730.0696280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0.0497310161591">
                <text:p>30.0497310161591</text:p>
              </table:table-cell>
              <table:table-cell office:value-type="float" office:value="775825.01734104">
                <text:p>775825.017341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.0601301193237">
                <text:p>30.0601301193237</text:p>
              </table:table-cell>
              <table:table-cell office:value-type="float" office:value="778528.674232524">
                <text:p>778528.6742325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.0705368518829">
                <text:p>30.0705368518829</text:p>
              </table:table-cell>
              <table:table-cell office:value-type="float" office:value="777957.918486105">
                <text:p>777957.9184861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.0809485912323">
                <text:p>30.0809485912323</text:p>
              </table:table-cell>
              <table:table-cell office:value-type="float" office:value="777583.814609572">
                <text:p>777583.8146095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.0914249420166">
                <text:p>30.0914249420166</text:p>
              </table:table-cell>
              <table:table-cell office:value-type="float" office:value="772788.174688787">
                <text:p>772788.1746887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0.1019926071167">
                <text:p>30.1019926071167</text:p>
              </table:table-cell>
              <table:table-cell office:value-type="float" office:value="766110.576301778">
                <text:p>766110.57630177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0.1123406887054">
                <text:p>30.1123406887054</text:p>
              </table:table-cell>
              <table:table-cell office:value-type="float" office:value="782367.236919107">
                <text:p>782367.2369191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.1227941513062">
                <text:p>30.1227941513062</text:p>
              </table:table-cell>
              <table:table-cell office:value-type="float" office:value="774480.218588208">
                <text:p>774480.2185882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0.1332545280457">
                <text:p>30.1332545280457</text:p>
              </table:table-cell>
              <table:table-cell office:value-type="float" office:value="773968.299767516">
                <text:p>773968.2997675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.1436848640442">
                <text:p>30.1436848640442</text:p>
              </table:table-cell>
              <table:table-cell office:value-type="float" office:value="776197.43037396">
                <text:p>776197.430373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0.1540970802307">
                <text:p>30.1540970802307</text:p>
              </table:table-cell>
              <table:table-cell office:value-type="float" office:value="777548.204433046">
                <text:p>777548.2044330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0.1645185947418">
                <text:p>30.1645185947418</text:p>
              </table:table-cell>
              <table:table-cell office:value-type="float" office:value="776854.457321956">
                <text:p>776854.4573219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0.1749289035797">
                <text:p>30.1749289035797</text:p>
              </table:table-cell>
              <table:table-cell office:value-type="float" office:value="777690.664712349">
                <text:p>777690.66471234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0.1853048801422">
                <text:p>30.1853048801422</text:p>
              </table:table-cell>
              <table:table-cell office:value-type="float" office:value="780263.905882353">
                <text:p>780263.9058823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0.1957349777222">
                <text:p>30.1957349777222</text:p>
              </table:table-cell>
              <table:table-cell office:value-type="float" office:value="776215.173246166">
                <text:p>776215.1732461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0.2061500549316">
                <text:p>30.2061500549316</text:p>
              </table:table-cell>
              <table:table-cell office:value-type="float" office:value="777334.611848732">
                <text:p>777334.6118487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.2165760993957">
                <text:p>30.2165760993957</text:p>
              </table:table-cell>
              <table:table-cell office:value-type="float" office:value="776516.926229133">
                <text:p>776516.9262291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.2270047664642">
                <text:p>30.2270047664642</text:p>
              </table:table-cell>
              <table:table-cell office:value-type="float" office:value="776321.647516061">
                <text:p>776321.64751606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.2374796867371">
                <text:p>30.2374796867371</text:p>
              </table:table-cell>
              <table:table-cell office:value-type="float" office:value="772893.710800046">
                <text:p>772893.7108000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.2479567527771">
                <text:p>30.2479567527771</text:p>
              </table:table-cell>
              <table:table-cell office:value-type="float" office:value="772735.417440379">
                <text:p>772735.4174403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.2583885192871">
                <text:p>30.2583885192871</text:p>
              </table:table-cell>
              <table:table-cell office:value-type="float" office:value="776090.990172327">
                <text:p>776090.99017232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0.2688250541687">
                <text:p>30.2688250541687</text:p>
              </table:table-cell>
              <table:table-cell office:value-type="float" office:value="775736.400237584">
                <text:p>775736.4002375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0.2793080806732">
                <text:p>30.2793080806732</text:p>
              </table:table-cell>
              <table:table-cell office:value-type="float" office:value="772296.053674179">
                <text:p>772296.0536741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0.289758682251">
                <text:p>30.289758682251</text:p>
              </table:table-cell>
              <table:table-cell office:value-type="float" office:value="774692.245203386">
                <text:p>774692.2452033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0.3001842498779">
                <text:p>30.3001842498779</text:p>
              </table:table-cell>
              <table:table-cell office:value-type="float" office:value="776552.442005123">
                <text:p>776552.4420051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0.310613155365">
                <text:p>30.310613155365</text:p>
              </table:table-cell>
              <table:table-cell office:value-type="float" office:value="776303.899775959">
                <text:p>776303.8997759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0.3210718631744">
                <text:p>30.3210718631744</text:p>
              </table:table-cell>
              <table:table-cell office:value-type="float" office:value="774091.804408781">
                <text:p>774091.80440878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0.331568479538">
                <text:p>30.331568479538</text:p>
              </table:table-cell>
              <table:table-cell office:value-type="float" office:value="771296.170081316">
                <text:p>771296.1700813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0.3420021533966">
                <text:p>30.3420021533966</text:p>
              </table:table-cell>
              <table:table-cell office:value-type="float" office:value="775949.115305516">
                <text:p>775949.1153055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0.3524262905121">
                <text:p>30.3524262905121</text:p>
              </table:table-cell>
              <table:table-cell office:value-type="float" office:value="776659.008828507">
                <text:p>776659.0088285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0.3628642559052">
                <text:p>30.3628642559052</text:p>
              </table:table-cell>
              <table:table-cell office:value-type="float" office:value="775630.086432161">
                <text:p>775630.08643216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0.3732802867889">
                <text:p>30.3732802867889</text:p>
              </table:table-cell>
              <table:table-cell office:value-type="float" office:value="777263.440395532">
                <text:p>777263.4403955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0.381777048111">
                <text:p>30.381777048111</text:p>
              </table:table-cell>
              <table:table-cell office:value-type="float" office:value="952833.637802346">
                <text:p>952833.6378023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0.390284538269">
                <text:p>30.390284538269</text:p>
              </table:table-cell>
              <table:table-cell office:value-type="float" office:value="951632.014796962">
                <text:p>951632.0147969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0.3989462852478">
                <text:p>30.3989462852478</text:p>
              </table:table-cell>
              <table:table-cell office:value-type="float" office:value="934684.42565373">
                <text:p>934684.425653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0.4074664115906">
                <text:p>30.4074664115906</text:p>
              </table:table-cell>
              <table:table-cell office:value-type="float" office:value="950220.650996194">
                <text:p>950220.65099619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0.4160330295563">
                <text:p>30.4160330295563</text:p>
              </table:table-cell>
              <table:table-cell office:value-type="float" office:value="945063.738387465">
                <text:p>945063.7383874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0.424498796463">
                <text:p>30.424498796463</text:p>
              </table:table-cell>
              <table:table-cell office:value-type="float" office:value="956322.101610905">
                <text:p>956322.1016109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0.4329445362091">
                <text:p>30.4329445362091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.4414215087891">
                <text:p>30.4414215087891</text:p>
              </table:table-cell>
              <table:table-cell office:value-type="float" office:value="955057.943580368">
                <text:p>955057.9435803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0.4499278068542">
                <text:p>30.4499278068542</text:p>
              </table:table-cell>
              <table:table-cell office:value-type="float" office:value="951765.378776837">
                <text:p>951765.3787768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0.4584019184113">
                <text:p>30.4584019184113</text:p>
              </table:table-cell>
              <table:table-cell office:value-type="float" office:value="955380.389500042">
                <text:p>955380.3895000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.4668912887573">
                <text:p>30.4668912887573</text:p>
              </table:table-cell>
              <table:table-cell office:value-type="float" office:value="953663.189372876">
                <text:p>953663.18937287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0.4753570556641">
                <text:p>30.4753570556641</text:p>
              </table:table-cell>
              <table:table-cell office:value-type="float" office:value="956322.101610905">
                <text:p>956322.1016109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0.483948469162">
                <text:p>30.483948469162</text:p>
              </table:table-cell>
              <table:table-cell office:value-type="float" office:value="942336.206021923">
                <text:p>942336.2060219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0.4924368858337">
                <text:p>30.4924368858337</text:p>
              </table:table-cell>
              <table:table-cell office:value-type="float" office:value="953770.333511221">
                <text:p>953770.3335112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0.5009522438049">
                <text:p>30.5009522438049</text:p>
              </table:table-cell>
              <table:table-cell office:value-type="float" office:value="950752.749020047">
                <text:p>950752.74902004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0.509509563446">
                <text:p>30.509509563446</text:p>
              </table:table-cell>
              <table:table-cell office:value-type="float" office:value="946090.638136632">
                <text:p>946090.6381366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0.5179767608643">
                <text:p>30.5179767608643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0.5264384746552">
                <text:p>30.5264384746552</text:p>
              </table:table-cell>
              <table:table-cell office:value-type="float" office:value="956780.17480488">
                <text:p>956780.174804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0.5349099636078">
                <text:p>30.5349099636078</text:p>
              </table:table-cell>
              <table:table-cell office:value-type="float" office:value="955676.156253518">
                <text:p>955676.1562535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0.5433731079102">
                <text:p>30.5433731079102</text:p>
              </table:table-cell>
              <table:table-cell office:value-type="float" office:value="956618.451812829">
                <text:p>956618.45181282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0.5519087314606">
                <text:p>30.5519087314606</text:p>
              </table:table-cell>
              <table:table-cell office:value-type="float" office:value="948495.438227983">
                <text:p>948495.4382279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0.5603718757629">
                <text:p>30.5603718757629</text:p>
              </table:table-cell>
              <table:table-cell office:value-type="float" office:value="956618.451812829">
                <text:p>956618.45181282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0.5688710212708">
                <text:p>30.5688710212708</text:p>
              </table:table-cell>
              <table:table-cell office:value-type="float" office:value="952566.348294435">
                <text:p>952566.34829443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0.5773332118988">
                <text:p>30.5773332118988</text:p>
              </table:table-cell>
              <table:table-cell office:value-type="float" office:value="956726.261065562">
                <text:p>956726.26106556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0.5858089923859">
                <text:p>30.5858089923859</text:p>
              </table:table-cell>
              <table:table-cell office:value-type="float" office:value="955192.269592124">
                <text:p>955192.2695921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0.5942823886871">
                <text:p>30.5942823886871</text:p>
              </table:table-cell>
              <table:table-cell office:value-type="float" office:value="955461.035002814">
                <text:p>955461.03500281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0.6027293205261">
                <text:p>30.6027293205261</text:p>
              </table:table-cell>
              <table:table-cell office:value-type="float" office:value="958454.519856615">
                <text:p>958454.5198566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0.6111948490143">
                <text:p>30.6111948490143</text:p>
              </table:table-cell>
              <table:table-cell office:value-type="float" office:value="956349.034950855">
                <text:p>956349.0349508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0.6196496486664">
                <text:p>30.6196496486664</text:p>
              </table:table-cell>
              <table:table-cell office:value-type="float" office:value="957562.60741075">
                <text:p>957562.6074107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0.6280899047852">
                <text:p>30.6280899047852</text:p>
              </table:table-cell>
              <table:table-cell office:value-type="float" office:value="959212.598062202">
                <text:p>959212.59806220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0.6365458965301">
                <text:p>30.6365458965301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0.6449999809265">
                <text:p>30.6449999809265</text:p>
              </table:table-cell>
              <table:table-cell office:value-type="float" office:value="957643.621760343">
                <text:p>957643.6217603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0.6534991264343">
                <text:p>30.6534991264343</text:p>
              </table:table-cell>
              <table:table-cell office:value-type="float" office:value="952566.348294435">
                <text:p>952566.3482944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0.6619699001312">
                <text:p>30.6619699001312</text:p>
              </table:table-cell>
              <table:table-cell office:value-type="float" office:value="955756.851698613">
                <text:p>955756.8516986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0.6704301834106">
                <text:p>30.6704301834106</text:p>
              </table:table-cell>
              <table:table-cell office:value-type="float" office:value="956941.952486966">
                <text:p>956941.9524869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0.6789443492889">
                <text:p>30.6789443492889</text:p>
              </table:table-cell>
              <table:table-cell office:value-type="float" office:value="950885.866651732">
                <text:p>950885.86665173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.6875944137573">
                <text:p>30.6875944137573</text:p>
              </table:table-cell>
              <table:table-cell office:value-type="float" office:value="935946.781621234">
                <text:p>935946.78162123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0.6961185932159">
                <text:p>30.6961185932159</text:p>
              </table:table-cell>
              <table:table-cell office:value-type="float" office:value="949768.835734064">
                <text:p>949768.83573406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0.7045865058899">
                <text:p>30.7045865058899</text:p>
              </table:table-cell>
              <table:table-cell office:value-type="float" office:value="956079.769800377">
                <text:p>956079.76980037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0.7130372524261">
                <text:p>30.7130372524261</text:p>
              </table:table-cell>
              <table:table-cell office:value-type="float" office:value="958021.870052194">
                <text:p>958021.87005219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0.7215111255646">
                <text:p>30.7215111255646</text:p>
              </table:table-cell>
              <table:table-cell office:value-type="float" office:value="955407.26982162">
                <text:p>955407.269821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0.7299137115479">
                <text:p>30.7299137115479</text:p>
              </table:table-cell>
              <table:table-cell office:value-type="float" office:value="963512.901398859">
                <text:p>963512.9013988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0.7384898662567">
                <text:p>30.7384898662567</text:p>
              </table:table-cell>
              <table:table-cell office:value-type="float" office:value="944012.82099469">
                <text:p>944012.8209946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0.7469220161438">
                <text:p>30.7469220161438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0.7553868293762">
                <text:p>30.7553868293762</text:p>
              </table:table-cell>
              <table:table-cell office:value-type="float" office:value="956429.844073907">
                <text:p>956429.84407390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0.7639274597168">
                <text:p>30.7639274597168</text:p>
              </table:table-cell>
              <table:table-cell office:value-type="float" office:value="947939.399921836">
                <text:p>947939.39992183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0.7731029987335">
                <text:p>30.7731029987335</text:p>
              </table:table-cell>
              <table:table-cell office:value-type="float" office:value="882345.983733922">
                <text:p>882345.9837339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0.7816276550293">
                <text:p>30.7816276550293</text:p>
              </table:table-cell>
              <table:table-cell office:value-type="float" office:value="949715.709243463">
                <text:p>949715.70924346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0.790078163147">
                <text:p>30.790078163147</text:p>
              </table:table-cell>
              <table:table-cell office:value-type="float" office:value="958048.899221307">
                <text:p>958048.89922130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0.7985157966614">
                <text:p>30.7985157966614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0.8069818019867">
                <text:p>30.8069818019867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0.8154554367065">
                <text:p>30.8154554367065</text:p>
              </table:table-cell>
              <table:table-cell office:value-type="float" office:value="955434.151655834">
                <text:p>955434.1516558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0.8240354061127">
                <text:p>30.8240354061127</text:p>
              </table:table-cell>
              <table:table-cell office:value-type="float" office:value="943593.108177953">
                <text:p>943593.10817795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0.8325183391571">
                <text:p>30.8325183391571</text:p>
              </table:table-cell>
              <table:table-cell office:value-type="float" office:value="954386.879820124">
                <text:p>954386.87982012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0.8409609794617">
                <text:p>30.8409609794617</text:p>
              </table:table-cell>
              <table:table-cell office:value-type="float" office:value="958941.718223151">
                <text:p>958941.7182231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0.8493716716766">
                <text:p>30.8493716716766</text:p>
              </table:table-cell>
              <table:table-cell office:value-type="float" office:value="962584.266916121">
                <text:p>962584.26691612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0.857759475708">
                <text:p>30.857759475708</text:p>
              </table:table-cell>
              <table:table-cell office:value-type="float" office:value="965210.914527728">
                <text:p>965210.91452772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0.8661072254181">
                <text:p>30.8661072254181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0.8744978904724">
                <text:p>30.8744978904724</text:p>
              </table:table-cell>
              <table:table-cell office:value-type="float" office:value="964881.79990339">
                <text:p>964881.7999033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0.8828737735748">
                <text:p>30.8828737735748</text:p>
              </table:table-cell>
              <table:table-cell office:value-type="float" office:value="966584.645583673">
                <text:p>966584.64558367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0.8912496566772">
                <text:p>30.8912496566772</text:p>
              </table:table-cell>
              <table:table-cell office:value-type="float" office:value="966584.645583673">
                <text:p>966584.6455836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0.8996193408966">
                <text:p>30.8996193408966</text:p>
              </table:table-cell>
              <table:table-cell office:value-type="float" office:value="967300.532231876">
                <text:p>967300.53223187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0.9080007076263">
                <text:p>30.9080007076263</text:p>
              </table:table-cell>
              <table:table-cell office:value-type="float" office:value="965952.243955169">
                <text:p>965952.24395516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0.9163892269135">
                <text:p>30.9163892269135</text:p>
              </table:table-cell>
              <table:table-cell office:value-type="float" office:value="965128.61482492">
                <text:p>965128.614824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0.9247508049011">
                <text:p>30.9247508049011</text:p>
              </table:table-cell>
              <table:table-cell office:value-type="float" office:value="968238.293290753">
                <text:p>968238.29329075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0.9331331253052">
                <text:p>30.9331331253052</text:p>
              </table:table-cell>
              <table:table-cell office:value-type="float" office:value="965842.345525912">
                <text:p>965842.34552591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0.9415509700775">
                <text:p>30.9415509700775</text:p>
              </table:table-cell>
              <table:table-cell office:value-type="float" office:value="961766.368822047">
                <text:p>961766.36882204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0.9500434398651">
                <text:p>30.9500434398651</text:p>
              </table:table-cell>
              <table:table-cell office:value-type="float" office:value="953315.137113981">
                <text:p>953315.1371139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0.9585113525391">
                <text:p>30.9585113525391</text:p>
              </table:table-cell>
              <table:table-cell office:value-type="float" office:value="956079.769800377">
                <text:p>956079.76980037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0.9670355319977">
                <text:p>30.9670355319977</text:p>
              </table:table-cell>
              <table:table-cell office:value-type="float" office:value="949768.835734064">
                <text:p>949768.83573406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0.9755506515503">
                <text:p>30.9755506515503</text:p>
              </table:table-cell>
              <table:table-cell office:value-type="float" office:value="950779.369564609">
                <text:p>950779.36956460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0.983996629715">
                <text:p>30.983996629715</text:p>
              </table:table-cell>
              <table:table-cell office:value-type="float" office:value="958562.743373324">
                <text:p>958562.74337332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0.9924354553223">
                <text:p>30.9924354553223</text:p>
              </table:table-cell>
              <table:table-cell office:value-type="float" office:value="959375.199434948">
                <text:p>959375.19943494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1.0009152889252">
                <text:p>31.0009152889252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1.0093104839325">
                <text:p>31.0093104839325</text:p>
              </table:table-cell>
              <table:table-cell office:value-type="float" office:value="964361.160513461">
                <text:p>964361.16051346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.0177083015442">
                <text:p>31.0177083015442</text:p>
              </table:table-cell>
              <table:table-cell office:value-type="float" office:value="964059.994435454">
                <text:p>964059.99443545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1.0261151790619">
                <text:p>31.0261151790619</text:p>
              </table:table-cell>
              <table:table-cell office:value-type="float" office:value="963021.048296985">
                <text:p>963021.0482969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1.0345392227173">
                <text:p>31.0345392227173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1.0430088043213">
                <text:p>31.0430088043213</text:p>
              </table:table-cell>
              <table:table-cell office:value-type="float" office:value="955891.374394775">
                <text:p>955891.3743947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1.0514843463898">
                <text:p>31.0514843463898</text:p>
              </table:table-cell>
              <table:table-cell office:value-type="float" office:value="955219.139328814">
                <text:p>955219.1393288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1.0600128173828">
                <text:p>31.0600128173828</text:p>
              </table:table-cell>
              <table:table-cell office:value-type="float" office:value="949290.911185038">
                <text:p>949290.91118503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1.0684888362884">
                <text:p>31.0684888362884</text:p>
              </table:table-cell>
              <table:table-cell office:value-type="float" office:value="955165.40136705">
                <text:p>955165.401367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1.0769467353821">
                <text:p>31.0769467353821</text:p>
              </table:table-cell>
              <table:table-cell office:value-type="float" office:value="957211.703565891">
                <text:p>957211.7035658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1.0854403972626">
                <text:p>31.0854403972626</text:p>
              </table:table-cell>
              <table:table-cell office:value-type="float" office:value="953181.338498246">
                <text:p>953181.3384982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1.0940103530884">
                <text:p>31.0940103530884</text:p>
              </table:table-cell>
              <table:table-cell office:value-type="float" office:value="944695.651244958">
                <text:p>944695.6512449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1.1025207042694">
                <text:p>31.1025207042694</text:p>
              </table:table-cell>
              <table:table-cell office:value-type="float" office:value="951312.093682589">
                <text:p>951312.09368258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1.1112015247345">
                <text:p>31.1112015247345</text:p>
              </table:table-cell>
              <table:table-cell office:value-type="float" office:value="932630.73836858">
                <text:p>932630.738368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1.1196765899658">
                <text:p>31.1196765899658</text:p>
              </table:table-cell>
              <table:table-cell office:value-type="float" office:value="955272.883337553">
                <text:p>955272.88333755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1.1281125545502">
                <text:p>31.1281125545502</text:p>
              </table:table-cell>
              <table:table-cell office:value-type="float" office:value="959700.567617217">
                <text:p>959700.56761721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1.1365401744843">
                <text:p>31.1365401744843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1.1449711322784">
                <text:p>31.1449711322784</text:p>
              </table:table-cell>
              <table:table-cell office:value-type="float" office:value="960270.49329789">
                <text:p>960270.4932978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1.1535408496857">
                <text:p>31.1535408496857</text:p>
              </table:table-cell>
              <table:table-cell office:value-type="float" office:value="944721.933674605">
                <text:p>944721.9336746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1.1621391773224">
                <text:p>31.1621391773224</text:p>
              </table:table-cell>
              <table:table-cell office:value-type="float" office:value="941578.448979592">
                <text:p>941578.44897959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1.170734167099">
                <text:p>31.170734167099</text:p>
              </table:table-cell>
              <table:table-cell office:value-type="float" office:value="941944.110513176">
                <text:p>941944.11051317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1.1792755126953">
                <text:p>31.1792755126953</text:p>
              </table:table-cell>
              <table:table-cell office:value-type="float" office:value="947860.019092812">
                <text:p>947860.01909281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1.1878824234009">
                <text:p>31.1878824234009</text:p>
              </table:table-cell>
              <table:table-cell office:value-type="float" office:value="940639.478781164">
                <text:p>940639.4787811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1.1964657306671">
                <text:p>31.1964657306671</text:p>
              </table:table-cell>
              <table:table-cell office:value-type="float" office:value="943226.165495403">
                <text:p>943226.16549540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1.205087184906">
                <text:p>31.205087184906</text:p>
              </table:table-cell>
              <table:table-cell office:value-type="float" office:value="939052.713807693">
                <text:p>939052.71380769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1.2137377262115">
                <text:p>31.2137377262115</text:p>
              </table:table-cell>
              <table:table-cell office:value-type="float" office:value="935895.190144145">
                <text:p>935895.19014414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1.2223443984985">
                <text:p>31.2223443984985</text:p>
              </table:table-cell>
              <table:table-cell office:value-type="float" office:value="940665.535998227">
                <text:p>940665.53599822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1.2309641838074">
                <text:p>31.2309641838074</text:p>
              </table:table-cell>
              <table:table-cell office:value-type="float" office:value="939234.529623278">
                <text:p>939234.52962327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1.2396113872528">
                <text:p>31.2396113872528</text:p>
              </table:table-cell>
              <table:table-cell office:value-type="float" office:value="936256.44997105">
                <text:p>936256.449971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1.2482264041901">
                <text:p>31.2482264041901</text:p>
              </table:table-cell>
              <table:table-cell office:value-type="float" office:value="939754.391542592">
                <text:p>939754.39154259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1.2568206787109">
                <text:p>31.2568206787109</text:p>
              </table:table-cell>
              <table:table-cell office:value-type="float" office:value="942022.503509307">
                <text:p>942022.50350930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1.2655341625214">
                <text:p>31.2655341625214</text:p>
              </table:table-cell>
              <table:table-cell office:value-type="float" office:value="929134.680931403">
                <text:p>929134.68093140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1.2742130756378">
                <text:p>31.2742130756378</text:p>
              </table:table-cell>
              <table:table-cell office:value-type="float" office:value="932835.700895555">
                <text:p>932835.70089555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1.2829003334045">
                <text:p>31.2829003334045</text:p>
              </table:table-cell>
              <table:table-cell office:value-type="float" office:value="931939.654307435">
                <text:p>931939.65430743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1.291601896286">
                <text:p>31.291601896286</text:p>
              </table:table-cell>
              <table:table-cell office:value-type="float" office:value="930407.572786804">
                <text:p>930407.57278680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1.3003079891205">
                <text:p>31.3003079891205</text:p>
              </table:table-cell>
              <table:table-cell office:value-type="float" office:value="929923.463248987">
                <text:p>929923.46324898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1.3088984489441">
                <text:p>31.3088984489441</text:p>
              </table:table-cell>
              <table:table-cell office:value-type="float" office:value="942440.81996059">
                <text:p>942440.8199605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1.3175578117371">
                <text:p>31.3175578117371</text:p>
              </table:table-cell>
              <table:table-cell office:value-type="float" office:value="934941.772687225">
                <text:p>934941.7726872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1.3262083530426">
                <text:p>31.3262083530426</text:p>
              </table:table-cell>
              <table:table-cell office:value-type="float" office:value="935895.190144145">
                <text:p>935895.19014414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1.3348786830902">
                <text:p>31.3348786830902</text:p>
              </table:table-cell>
              <table:table-cell office:value-type="float" office:value="933759.148215366">
                <text:p>933759.1482153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1.343542098999">
                <text:p>31.343542098999</text:p>
              </table:table-cell>
              <table:table-cell office:value-type="float" office:value="934504.367008834">
                <text:p>934504.36700883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1.3522503376007">
                <text:p>31.3522503376007</text:p>
              </table:table-cell>
              <table:table-cell office:value-type="float" office:value="929694.323997262">
                <text:p>929694.32399726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1.3609039783478">
                <text:p>31.3609039783478</text:p>
              </table:table-cell>
              <table:table-cell office:value-type="float" office:value="935559.984130483">
                <text:p>935559.98413048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1.3695859909058">
                <text:p>31.3695859909058</text:p>
              </table:table-cell>
              <table:table-cell office:value-type="float" office:value="932502.682520939">
                <text:p>932502.68252093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1.3783166408539">
                <text:p>31.3783166408539</text:p>
              </table:table-cell>
              <table:table-cell office:value-type="float" office:value="927307.823370382">
                <text:p>927307.82337038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1.3870029449463">
                <text:p>31.3870029449463</text:p>
              </table:table-cell>
              <table:table-cell office:value-type="float" office:value="932041.972497461">
                <text:p>932041.97249746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1.3957114219666">
                <text:p>31.3957114219666</text:p>
              </table:table-cell>
              <table:table-cell office:value-type="float" office:value="929668.871050759">
                <text:p>929668.87105075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1.404351234436">
                <text:p>31.404351234436</text:p>
              </table:table-cell>
              <table:table-cell office:value-type="float" office:value="937057.375793366">
                <text:p>937057.3757933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1.4128816127777">
                <text:p>31.4128816127777</text:p>
              </table:table-cell>
              <table:table-cell office:value-type="float" office:value="949078.654629811">
                <text:p>949078.6546298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1.4215703010559">
                <text:p>31.4215703010559</text:p>
              </table:table-cell>
              <table:table-cell office:value-type="float" office:value="931786.219136734">
                <text:p>931786.21913673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1.4302577972412">
                <text:p>31.4302577972412</text:p>
              </table:table-cell>
              <table:table-cell office:value-type="float" office:value="931914.078269938">
                <text:p>931914.07826993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1.4389533996582">
                <text:p>31.4389533996582</text:p>
              </table:table-cell>
              <table:table-cell office:value-type="float" office:value="931045.327484097">
                <text:p>931045.32748409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1.447594165802">
                <text:p>31.447594165802</text:p>
              </table:table-cell>
              <table:table-cell office:value-type="float" office:value="936953.953534573">
                <text:p>936953.9535345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1.4563109874725">
                <text:p>31.4563109874725</text:p>
              </table:table-cell>
              <table:table-cell office:value-type="float" office:value="928778.895106808">
                <text:p>928778.89510680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1.4648060798645">
                <text:p>31.4648060798645</text:p>
              </table:table-cell>
              <table:table-cell office:value-type="float" office:value="953020.829726923">
                <text:p>953020.8297269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1.4734663963318">
                <text:p>31.4734663963318</text:p>
              </table:table-cell>
              <table:table-cell office:value-type="float" office:value="934838.816870389">
                <text:p>934838.81687038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1.4820969104767">
                <text:p>31.4820969104767</text:p>
              </table:table-cell>
              <table:table-cell office:value-type="float" office:value="938066.940633719">
                <text:p>938066.94063371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1.4908721446991">
                <text:p>31.4908721446991</text:p>
              </table:table-cell>
              <table:table-cell office:value-type="float" office:value="922596.456664674">
                <text:p>922596.45666467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1.4996771812439">
                <text:p>31.4996771812439</text:p>
              </table:table-cell>
              <table:table-cell office:value-type="float" office:value="919473.753323766">
                <text:p>919473.75332376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1.508332490921">
                <text:p>31.508332490921</text:p>
              </table:table-cell>
              <table:table-cell office:value-type="float" office:value="935379.588023029">
                <text:p>935379.58802302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1.5169713497162">
                <text:p>31.5169713497162</text:p>
              </table:table-cell>
              <table:table-cell office:value-type="float" office:value="937160.82088646">
                <text:p>937160.8208864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1.5256130695343">
                <text:p>31.5256130695343</text:p>
              </table:table-cell>
              <table:table-cell office:value-type="float" office:value="936850.554102522">
                <text:p>936850.55410252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1.5342845916748">
                <text:p>31.5342845916748</text:p>
              </table:table-cell>
              <table:table-cell office:value-type="float" office:value="933630.782326579">
                <text:p>933630.78232657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1.5429632663727">
                <text:p>31.5429632663727</text:p>
              </table:table-cell>
              <table:table-cell office:value-type="float" office:value="932861.327545947">
                <text:p>932861.32754594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1.5516881942749">
                <text:p>31.5516881942749</text:p>
              </table:table-cell>
              <table:table-cell office:value-type="float" office:value="927915.977155349">
                <text:p>927915.97715534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1.5603783130646">
                <text:p>31.5603783130646</text:p>
              </table:table-cell>
              <table:table-cell office:value-type="float" office:value="931632.834481056">
                <text:p>931632.83448105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1.5690257549286">
                <text:p>31.5690257549286</text:p>
              </table:table-cell>
              <table:table-cell office:value-type="float" office:value="936230.636448856">
                <text:p>936230.6364488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1.5776906013489">
                <text:p>31.5776906013489</text:p>
              </table:table-cell>
              <table:table-cell office:value-type="float" office:value="934350.086233938">
                <text:p>934350.08623393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1.5862829685211">
                <text:p>31.5862829685211</text:p>
              </table:table-cell>
              <table:table-cell office:value-type="float" office:value="942231.615305641">
                <text:p>942231.61530564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1.5948851108551">
                <text:p>31.5948851108551</text:p>
              </table:table-cell>
              <table:table-cell office:value-type="float" office:value="941160.897560976">
                <text:p>941160.89756097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1.6035606861114">
                <text:p>31.6035606861114</text:p>
              </table:table-cell>
              <table:table-cell office:value-type="float" office:value="933194.602176542">
                <text:p>933194.60217654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1.6122641563416">
                <text:p>31.6122641563416</text:p>
              </table:table-cell>
              <table:table-cell office:value-type="float" office:value="930203.675770442">
                <text:p>930203.67577044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1.620986700058">
                <text:p>31.620986700058</text:p>
              </table:table-cell>
              <table:table-cell office:value-type="float" office:value="928169.610058767">
                <text:p>928169.61005876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1.6297833919525">
                <text:p>31.6297833919525</text:p>
              </table:table-cell>
              <table:table-cell office:value-type="float" office:value="920345.97745013">
                <text:p>920345.9774501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.6382114887238">
                <text:p>31.6382114887238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1.6469168663025">
                <text:p>31.6469168663025</text:p>
              </table:table-cell>
              <table:table-cell office:value-type="float" office:value="929999.868101772">
                <text:p>929999.86810177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1.6555800437927">
                <text:p>31.6555800437927</text:p>
              </table:table-cell>
              <table:table-cell office:value-type="float" office:value="934530.085424923">
                <text:p>934530.08542492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1.6642377376556">
                <text:p>31.6642377376556</text:p>
              </table:table-cell>
              <table:table-cell office:value-type="float" office:value="935121.999944923">
                <text:p>935121.99994492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1.6728980541229">
                <text:p>31.6728980541229</text:p>
              </table:table-cell>
              <table:table-cell office:value-type="float" office:value="934838.816870389">
                <text:p>934838.81687038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1.6815719604492">
                <text:p>31.6815719604492</text:p>
              </table:table-cell>
              <table:table-cell office:value-type="float" office:value="933374.156400319">
                <text:p>933374.15640031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1.6902358531952">
                <text:p>31.6902358531952</text:p>
              </table:table-cell>
              <table:table-cell office:value-type="float" office:value="934452.934423072">
                <text:p>934452.93442307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1.6988570690155">
                <text:p>31.6988570690155</text:p>
              </table:table-cell>
              <table:table-cell office:value-type="float" office:value="939078.683185841">
                <text:p>939078.68318584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1.7075645923614">
                <text:p>31.7075645923614</text:p>
              </table:table-cell>
              <table:table-cell office:value-type="float" office:value="929770.691199825">
                <text:p>929770.69119982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1.716269493103">
                <text:p>31.716269493103</text:p>
              </table:table-cell>
              <table:table-cell office:value-type="float" office:value="930050.811645805">
                <text:p>930050.8116458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1.7247686386108">
                <text:p>31.7247686386108</text:p>
              </table:table-cell>
              <table:table-cell office:value-type="float" office:value="952566.348294435">
                <text:p>952566.34829443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1.7334196567535">
                <text:p>31.7334196567535</text:p>
              </table:table-cell>
              <table:table-cell office:value-type="float" office:value="935843.604354416">
                <text:p>935843.60435441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1.7420995235443">
                <text:p>31.7420995235443</text:p>
              </table:table-cell>
              <table:table-cell office:value-type="float" office:value="932733.208372246">
                <text:p>932733.20837224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1.7508018016815">
                <text:p>31.7508018016815</text:p>
              </table:table-cell>
              <table:table-cell office:value-type="float" office:value="930331.100931507">
                <text:p>930331.10093150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1.7595875263214">
                <text:p>31.7595875263214</text:p>
              </table:table-cell>
              <table:table-cell office:value-type="float" office:value="921494.848955224">
                <text:p>921494.84895522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1.7682411670685">
                <text:p>31.7682411670685</text:p>
              </table:table-cell>
              <table:table-cell office:value-type="float" office:value="935559.984130483">
                <text:p>935559.98413048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1.7769448757172">
                <text:p>31.7769448757172</text:p>
              </table:table-cell>
              <table:table-cell office:value-type="float" office:value="930178.194926861">
                <text:p>930178.19492686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1.7855923175812">
                <text:p>31.7855923175812</text:p>
              </table:table-cell>
              <table:table-cell office:value-type="float" office:value="936230.636448856">
                <text:p>936230.63644885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1.7942686080933">
                <text:p>31.7942686080933</text:p>
              </table:table-cell>
              <table:table-cell office:value-type="float" office:value="933117.671512187">
                <text:p>933117.67151218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1.8029601573944">
                <text:p>31.8029601573944</text:p>
              </table:table-cell>
              <table:table-cell office:value-type="float" office:value="931479.500315458">
                <text:p>931479.50031545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1.8116607666016">
                <text:p>31.8116607666016</text:p>
              </table:table-cell>
              <table:table-cell office:value-type="float" office:value="930509.554818732">
                <text:p>930509.5548187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1.8204255104065">
                <text:p>31.8204255104065</text:p>
              </table:table-cell>
              <table:table-cell office:value-type="float" office:value="923700.701376421">
                <text:p>923700.70137642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1.829113483429">
                <text:p>31.829113483429</text:p>
              </table:table-cell>
              <table:table-cell office:value-type="float" office:value="931862.930406147">
                <text:p>931862.93040614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1.8376183509827">
                <text:p>31.8376183509827</text:p>
              </table:table-cell>
              <table:table-cell office:value-type="float" office:value="951925.464902445">
                <text:p>951925.46490244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1.8462884426117">
                <text:p>31.8462884426117</text:p>
              </table:table-cell>
              <table:table-cell office:value-type="float" office:value="933784.825629039">
                <text:p>933784.82562903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1.8549559116364">
                <text:p>31.8549559116364</text:p>
              </table:table-cell>
              <table:table-cell office:value-type="float" office:value="934067.370413159">
                <text:p>934067.37041315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.8636350631714">
                <text:p>31.8636350631714</text:p>
              </table:table-cell>
              <table:table-cell office:value-type="float" office:value="932810.075653106">
                <text:p>932810.0756531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1.8723111152649">
                <text:p>31.8723111152649</text:p>
              </table:table-cell>
              <table:table-cell office:value-type="float" office:value="933143.313657598">
                <text:p>933143.31365759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1.8808302879333">
                <text:p>31.8808302879333</text:p>
              </table:table-cell>
              <table:table-cell office:value-type="float" office:value="950327.022948617">
                <text:p>950327.02294861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1.8895652294159">
                <text:p>31.8895652294159</text:p>
              </table:table-cell>
              <table:table-cell office:value-type="float" office:value="926852.230914103">
                <text:p>926852.23091410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1.8982439041138">
                <text:p>31.8982439041138</text:p>
              </table:table-cell>
              <table:table-cell office:value-type="float" office:value="932861.327545947">
                <text:p>932861.32754594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.9067394733429">
                <text:p>31.9067394733429</text:p>
              </table:table-cell>
              <table:table-cell office:value-type="float" office:value="952967.338815143">
                <text:p>952967.33881514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1.9153964519501">
                <text:p>31.9153964519501</text:p>
              </table:table-cell>
              <table:table-cell office:value-type="float" office:value="935199.261470669">
                <text:p>935199.2614706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1.9241080284119">
                <text:p>31.9241080284119</text:p>
              </table:table-cell>
              <table:table-cell office:value-type="float" office:value="929338.109526807">
                <text:p>929338.10952680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1.9328272342682">
                <text:p>31.9328272342682</text:p>
              </table:table-cell>
              <table:table-cell office:value-type="float" office:value="928524.929151513">
                <text:p>928524.9291515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1.9414970874786">
                <text:p>31.9414970874786</text:p>
              </table:table-cell>
              <table:table-cell office:value-type="float" office:value="933810.504454955">
                <text:p>933810.5044549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1.9501578807831">
                <text:p>31.9501578807831</text:p>
              </table:table-cell>
              <table:table-cell office:value-type="float" office:value="934787.347464626">
                <text:p>934787.34746462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1.9587898254395">
                <text:p>31.9587898254395</text:p>
              </table:table-cell>
              <table:table-cell office:value-type="float" office:value="937911.481397597">
                <text:p>937911.48139759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1.967423915863">
                <text:p>31.967423915863</text:p>
              </table:table-cell>
              <table:table-cell office:value-type="float" office:value="937678.389131275">
                <text:p>937678.38913127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1.9759402275085">
                <text:p>31.9759402275085</text:p>
              </table:table-cell>
              <table:table-cell office:value-type="float" office:value="950646.281746921">
                <text:p>950646.28174692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1.9845716953278">
                <text:p>31.9845716953278</text:p>
              </table:table-cell>
              <table:table-cell office:value-type="float" office:value="937963.295417507">
                <text:p>937963.29541750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1.9930441379547">
                <text:p>31.9930441379547</text:p>
              </table:table-cell>
              <table:table-cell office:value-type="float" office:value="955568.583520937">
                <text:p>955568.58352093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2.0016729831696">
                <text:p>32.0016729831696</text:p>
              </table:table-cell>
              <table:table-cell office:value-type="float" office:value="938248.374889478">
                <text:p>938248.3748894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2.0103313922882">
                <text:p>32.0103313922882</text:p>
              </table:table-cell>
              <table:table-cell office:value-type="float" office:value="935044.751184051">
                <text:p>935044.75118405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2.01899933815">
                <text:p>32.01899933815</text:p>
              </table:table-cell>
              <table:table-cell office:value-type="float" office:value="934015.985917043">
                <text:p>934015.9859170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2.0277168750763">
                <text:p>32.0277168750763</text:p>
              </table:table-cell>
              <table:table-cell office:value-type="float" office:value="928702.690734055">
                <text:p>928702.69073405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2.0363306999207">
                <text:p>32.0363306999207</text:p>
              </table:table-cell>
              <table:table-cell office:value-type="float" office:value="939884.446953971">
                <text:p>939884.44695397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2.0449600219727">
                <text:p>32.0449600219727</text:p>
              </table:table-cell>
              <table:table-cell office:value-type="float" office:value="938196.529369509">
                <text:p>938196.52936950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2.0537128448486">
                <text:p>32.0537128448486</text:p>
              </table:table-cell>
              <table:table-cell office:value-type="float" office:value="924958.737851384">
                <text:p>924958.73785138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2.0623865127563">
                <text:p>32.0623865127563</text:p>
              </table:table-cell>
              <table:table-cell office:value-type="float" office:value="933399.81264431">
                <text:p>933399.812644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2.0710518360138">
                <text:p>32.0710518360138</text:p>
              </table:table-cell>
              <table:table-cell office:value-type="float" office:value="934298.670628697">
                <text:p>934298.6706286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2.0797407627106">
                <text:p>32.0797407627106</text:p>
              </table:table-cell>
              <table:table-cell office:value-type="float" office:value="931760.651520141">
                <text:p>931760.65152014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2.0886480808258">
                <text:p>32.0886480808258</text:p>
              </table:table-cell>
              <table:table-cell office:value-type="float" office:value="908915.556316916">
                <text:p>908915.55631691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2.0972847938538">
                <text:p>32.0972847938538</text:p>
              </table:table-cell>
              <table:table-cell office:value-type="float" office:value="937393.655873016">
                <text:p>937393.65587301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2.1060326099396">
                <text:p>32.1060326099396</text:p>
              </table:table-cell>
              <table:table-cell office:value-type="float" office:value="925488.135619089">
                <text:p>925488.13561908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2.1146998405457">
                <text:p>32.1146998405457</text:p>
              </table:table-cell>
              <table:table-cell office:value-type="float" office:value="934093.064781449">
                <text:p>934093.06478144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2.1234192848206">
                <text:p>32.1234192848206</text:p>
              </table:table-cell>
              <table:table-cell office:value-type="float" office:value="928499.540194684">
                <text:p>928499.5401946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2.1321098804474">
                <text:p>32.1321098804474</text:p>
              </table:table-cell>
              <table:table-cell office:value-type="float" office:value="931581.717483745">
                <text:p>931581.71748374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2.1407744884491">
                <text:p>32.1407744884491</text:p>
              </table:table-cell>
              <table:table-cell office:value-type="float" office:value="934375.796158714">
                <text:p>934375.79615871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2.1494598388672">
                <text:p>32.1494598388672</text:p>
              </table:table-cell>
              <table:table-cell office:value-type="float" office:value="932144.3131571">
                <text:p>932144.313157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2.1581010818481">
                <text:p>32.1581010818481</text:p>
              </table:table-cell>
              <table:table-cell office:value-type="float" office:value="936902.250965677">
                <text:p>936902.25096567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2.1667699813843">
                <text:p>32.1667699813843</text:p>
              </table:table-cell>
              <table:table-cell office:value-type="float" office:value="933913.233883388">
                <text:p>933913.23388338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2.1754403114319">
                <text:p>32.1754403114319</text:p>
              </table:table-cell>
              <table:table-cell office:value-type="float" office:value="933759.148215366">
                <text:p>933759.14821536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2.1841516494751">
                <text:p>32.1841516494751</text:p>
              </table:table-cell>
              <table:table-cell office:value-type="float" office:value="929363.544364771">
                <text:p>929363.54436477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2.1928427219391">
                <text:p>32.1928427219391</text:p>
              </table:table-cell>
              <table:table-cell office:value-type="float" office:value="931530.60609552">
                <text:p>931530.606095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2.2015109062195">
                <text:p>32.2015109062195</text:p>
              </table:table-cell>
              <table:table-cell office:value-type="float" office:value="933990.295788981">
                <text:p>933990.29578898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2.2101757526398">
                <text:p>32.2101757526398</text:p>
              </table:table-cell>
              <table:table-cell office:value-type="float" office:value="934350.086233938">
                <text:p>934350.08623393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2.2188653945923">
                <text:p>32.2188653945923</text:p>
              </table:table-cell>
              <table:table-cell office:value-type="float" office:value="931683.957088375">
                <text:p>931683.95708837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2.2275807857513">
                <text:p>32.2275807857513</text:p>
              </table:table-cell>
              <table:table-cell office:value-type="float" office:value="928931.341376009">
                <text:p>928931.34137600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2.2362315654755">
                <text:p>32.2362315654755</text:p>
              </table:table-cell>
              <table:table-cell office:value-type="float" office:value="935869.396538419">
                <text:p>935869.39653841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2.2449061870575">
                <text:p>32.2449061870575</text:p>
              </table:table-cell>
              <table:table-cell office:value-type="float" office:value="933297.196130167">
                <text:p>933297.1961301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2.253386259079">
                <text:p>32.253386259079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2.2620751857758">
                <text:p>32.2620751857758</text:p>
              </table:table-cell>
              <table:table-cell office:value-type="float" office:value="931760.651520141">
                <text:p>931760.6515201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2.2707719802856">
                <text:p>32.2707719802856</text:p>
              </table:table-cell>
              <table:table-cell office:value-type="float" office:value="930917.706609644">
                <text:p>930917.70660964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2.2794647216797">
                <text:p>32.2794647216797</text:p>
              </table:table-cell>
              <table:table-cell office:value-type="float" office:value="931351.760394954">
                <text:p>931351.76039495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2.2880041599274">
                <text:p>32.2880041599274</text:p>
              </table:table-cell>
              <table:table-cell office:value-type="float" office:value="948071.730854064">
                <text:p>948071.73085406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2.2967338562012">
                <text:p>32.2967338562012</text:p>
              </table:table-cell>
              <table:table-cell office:value-type="float" office:value="927409.126969821">
                <text:p>927409.12696982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2.3053772449493">
                <text:p>32.3053772449493</text:p>
              </table:table-cell>
              <table:table-cell office:value-type="float" office:value="936669.660000552">
                <text:p>936669.66000055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2.3140804767609">
                <text:p>32.3140804767609</text:p>
              </table:table-cell>
              <table:table-cell office:value-type="float" office:value="930229.158010081">
                <text:p>930229.15801008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2.322726726532">
                <text:p>32.322726726532</text:p>
              </table:table-cell>
              <table:table-cell office:value-type="float" office:value="936359.718295878">
                <text:p>936359.71829587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2.3314468860626">
                <text:p>32.3314468860626</text:p>
              </table:table-cell>
              <table:table-cell office:value-type="float" office:value="928423.381654135">
                <text:p>928423.3816541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2.3401660919189">
                <text:p>32.3401660919189</text:p>
              </table:table-cell>
              <table:table-cell office:value-type="float" office:value="928524.929151513">
                <text:p>928524.9291515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2.3488876819611">
                <text:p>32.3488876819611</text:p>
              </table:table-cell>
              <table:table-cell office:value-type="float" office:value="928271.102047511">
                <text:p>928271.10204751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2.3575358390808">
                <text:p>32.3575358390808</text:p>
              </table:table-cell>
              <table:table-cell office:value-type="float" office:value="936153.204422022">
                <text:p>936153.20442202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2.3660433292389">
                <text:p>32.3660433292389</text:p>
              </table:table-cell>
              <table:table-cell office:value-type="float" office:value="951632.014796962">
                <text:p>951632.01479696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2.3745543956757">
                <text:p>32.3745543956757</text:p>
              </table:table-cell>
              <table:table-cell office:value-type="float" office:value="951232.147011037">
                <text:p>951232.14701103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2.3829185962677">
                <text:p>32.3829185962677</text:p>
              </table:table-cell>
              <table:table-cell office:value-type="float" office:value="967934.701100279">
                <text:p>967934.70110027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2.3913524150848">
                <text:p>32.3913524150848</text:p>
              </table:table-cell>
              <table:table-cell office:value-type="float" office:value="959944.738621586">
                <text:p>959944.7386215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2.3997650146484">
                <text:p>32.3997650146484</text:p>
              </table:table-cell>
              <table:table-cell office:value-type="float" office:value="962366.024769732">
                <text:p>962366.02476973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2.4081072807312">
                <text:p>32.4081072807312</text:p>
              </table:table-cell>
              <table:table-cell office:value-type="float" office:value="970479.713746785">
                <text:p>970479.71374678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2.4164440631866">
                <text:p>32.4164440631866</text:p>
              </table:table-cell>
              <table:table-cell office:value-type="float" office:value="971118.05942746">
                <text:p>971118.0594274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2.4248077869415">
                <text:p>32.4248077869415</text:p>
              </table:table-cell>
              <table:table-cell office:value-type="float" office:value="967989.885518814">
                <text:p>967989.88551881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2.4331524372101">
                <text:p>32.4331524372101</text:p>
              </table:table-cell>
              <table:table-cell office:value-type="float" office:value="970202.433828571">
                <text:p>970202.43382857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2.4415285587311">
                <text:p>32.4415285587311</text:p>
              </table:table-cell>
              <table:table-cell office:value-type="float" office:value="966557.132642605">
                <text:p>966557.1326426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2.449848651886">
                <text:p>32.449848651886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2.4581787586212">
                <text:p>32.4581787586212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2.4665253162384">
                <text:p>32.4665253162384</text:p>
              </table:table-cell>
              <table:table-cell office:value-type="float" office:value="969980.723948812">
                <text:p>969980.72394881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2.4748680591583">
                <text:p>32.4748680591583</text:p>
              </table:table-cell>
              <table:table-cell office:value-type="float" office:value="970424.245084591">
                <text:p>970424.24508459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2.4831998348236">
                <text:p>32.4831998348236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2.4915726184845">
                <text:p>32.4915726184845</text:p>
              </table:table-cell>
              <table:table-cell office:value-type="float" office:value="966942.456404123">
                <text:p>966942.45640412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2.4998919963837">
                <text:p>32.4998919963837</text:p>
              </table:table-cell>
              <table:table-cell office:value-type="float" office:value="973149.687166848">
                <text:p>973149.6871668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2.5082023143768">
                <text:p>32.5082023143768</text:p>
              </table:table-cell>
              <table:table-cell office:value-type="float" office:value="974210.614643103">
                <text:p>974210.6146431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2.5164353847504">
                <text:p>32.5164353847504</text:p>
              </table:table-cell>
              <table:table-cell office:value-type="float" office:value="983351.244758485">
                <text:p>983351.24475848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2.5247478485107">
                <text:p>32.5247478485107</text:p>
              </table:table-cell>
              <table:table-cell office:value-type="float" office:value="973959.133342894">
                <text:p>973959.13334289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2.5330624580383">
                <text:p>32.5330624580383</text:p>
              </table:table-cell>
              <table:table-cell office:value-type="float" office:value="973707.781843207">
                <text:p>973707.78184320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2.5413434505463">
                <text:p>32.5413434505463</text:p>
              </table:table-cell>
              <table:table-cell office:value-type="float" office:value="977660.587452855">
                <text:p>977660.5874528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2.5496611595154">
                <text:p>32.5496611595154</text:p>
              </table:table-cell>
              <table:table-cell office:value-type="float" office:value="973344.947516267">
                <text:p>973344.94751626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2.5579631328583">
                <text:p>32.5579631328583</text:p>
              </table:table-cell>
              <table:table-cell office:value-type="float" office:value="975189.833261538">
                <text:p>975189.83326153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2.5663285255432">
                <text:p>32.5663285255432</text:p>
              </table:table-cell>
              <table:table-cell office:value-type="float" office:value="967796.767577735">
                <text:p>967796.76757773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2.5746531486511">
                <text:p>32.5746531486511</text:p>
              </table:table-cell>
              <table:table-cell office:value-type="float" office:value="972536.521480124">
                <text:p>972536.52148012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2.5829820632935">
                <text:p>32.5829820632935</text:p>
              </table:table-cell>
              <table:table-cell office:value-type="float" office:value="972035.414896662">
                <text:p>972035.41489666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2.5913438796997">
                <text:p>32.5913438796997</text:p>
              </table:table-cell>
              <table:table-cell office:value-type="float" office:value="968210.686131387">
                <text:p>968210.68613138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2.5998268127441">
                <text:p>32.5998268127441</text:p>
              </table:table-cell>
              <table:table-cell office:value-type="float" office:value="954386.879820124">
                <text:p>954386.87982012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2.608145236969">
                <text:p>32.608145236969</text:p>
              </table:table-cell>
              <table:table-cell office:value-type="float" office:value="973261.254915449">
                <text:p>973261.25491544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2.6164960861206">
                <text:p>32.6164960861206</text:p>
              </table:table-cell>
              <table:table-cell office:value-type="float" office:value="969482.247016502">
                <text:p>969482.24701650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2.6249878406525">
                <text:p>32.6249878406525</text:p>
              </table:table-cell>
              <table:table-cell office:value-type="float" office:value="953395.434315074">
                <text:p>953395.43431507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2.633318901062">
                <text:p>32.633318901062</text:p>
              </table:table-cell>
              <table:table-cell office:value-type="float" office:value="971785.05520419">
                <text:p>971785.0552041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2.6416463851929">
                <text:p>32.6416463851929</text:p>
              </table:table-cell>
              <table:table-cell office:value-type="float" office:value="972202.393037105">
                <text:p>972202.39303710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2.6499767303467">
                <text:p>32.6499767303467</text:p>
              </table:table-cell>
              <table:table-cell office:value-type="float" office:value="971868.494104179">
                <text:p>971868.49410417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2.6583058834076">
                <text:p>32.6583058834076</text:p>
              </table:table-cell>
              <table:table-cell office:value-type="float" office:value="972007.590782883">
                <text:p>972007.59078288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2.6666014194488">
                <text:p>32.6666014194488</text:p>
              </table:table-cell>
              <table:table-cell office:value-type="float" office:value="975946.576536184">
                <text:p>975946.57653618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2.6748971939087">
                <text:p>32.6748971939087</text:p>
              </table:table-cell>
              <table:table-cell office:value-type="float" office:value="975918.528064377">
                <text:p>975918.52806437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2.6832137107849">
                <text:p>32.6832137107849</text:p>
              </table:table-cell>
              <table:table-cell office:value-type="float" office:value="973484.467175047">
                <text:p>973484.46717504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2.6915605068207">
                <text:p>32.6915605068207</text:p>
              </table:table-cell>
              <table:table-cell office:value-type="float" office:value="969953.017338399">
                <text:p>969953.01733839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2.7000262737274">
                <text:p>32.7000262737274</text:p>
              </table:table-cell>
              <table:table-cell office:value-type="float" office:value="956322.101610905">
                <text:p>956322.10161090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2.7083611488342">
                <text:p>32.7083611488342</text:p>
              </table:table-cell>
              <table:table-cell office:value-type="float" office:value="971340.289596384">
                <text:p>971340.28959638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2.7167291641235">
                <text:p>32.7167291641235</text:p>
              </table:table-cell>
              <table:table-cell office:value-type="float" office:value="967493.452162517">
                <text:p>967493.45216251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2.725076675415">
                <text:p>32.725076675415</text:p>
              </table:table-cell>
              <table:table-cell office:value-type="float" office:value="969869.907003313">
                <text:p>969869.90700331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2.7336084842682">
                <text:p>32.7336084842682</text:p>
              </table:table-cell>
              <table:table-cell office:value-type="float" office:value="948919.524493503">
                <text:p>948919.52449350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2.7419435977936">
                <text:p>32.7419435977936</text:p>
              </table:table-cell>
              <table:table-cell office:value-type="float" office:value="971312.505263158">
                <text:p>971312.50526315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2.7502684593201">
                <text:p>32.7502684593201</text:p>
              </table:table-cell>
              <table:table-cell office:value-type="float" office:value="972508.668671421">
                <text:p>972508.66867142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2.7585997581482">
                <text:p>32.7585997581482</text:p>
              </table:table-cell>
              <table:table-cell office:value-type="float" office:value="971757.245421246">
                <text:p>971757.24542124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2.7669396400452">
                <text:p>32.7669396400452</text:p>
              </table:table-cell>
              <table:table-cell office:value-type="float" office:value="970757.152201258">
                <text:p>970757.15220125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2.7752718925476">
                <text:p>32.7752718925476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2.783620595932">
                <text:p>32.783620595932</text:p>
              </table:table-cell>
              <table:table-cell office:value-type="float" office:value="969731.42142388">
                <text:p>969731.4214238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2.7919416427612">
                <text:p>32.7919416427612</text:p>
              </table:table-cell>
              <table:table-cell office:value-type="float" office:value="972954.505143119">
                <text:p>972954.5051431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2.8002102375031">
                <text:p>32.8002102375031</text:p>
              </table:table-cell>
              <table:table-cell office:value-type="float" office:value="979126.472247052">
                <text:p>979126.47224705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2.8085615634918">
                <text:p>32.8085615634918</text:p>
              </table:table-cell>
              <table:table-cell office:value-type="float" office:value="969426.89231472">
                <text:p>969426.8923147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2.8168909549713">
                <text:p>32.8168909549713</text:p>
              </table:table-cell>
              <table:table-cell office:value-type="float" office:value="971979.768261965">
                <text:p>971979.76826196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2.8252713680267">
                <text:p>32.8252713680267</text:p>
              </table:table-cell>
              <table:table-cell office:value-type="float" office:value="966062.167396871">
                <text:p>966062.16739687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2.8336069583893">
                <text:p>32.8336069583893</text:p>
              </table:table-cell>
              <table:table-cell office:value-type="float" office:value="971256.94136491">
                <text:p>971256.9413649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2.841922044754">
                <text:p>32.841922044754</text:p>
              </table:table-cell>
              <table:table-cell office:value-type="float" office:value="973651.94357151">
                <text:p>973651.9435715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2.8502440452576">
                <text:p>32.8502440452576</text:p>
              </table:table-cell>
              <table:table-cell office:value-type="float" office:value="972843.007706632">
                <text:p>972843.0077066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2.8585829734802">
                <text:p>32.8585829734802</text:p>
              </table:table-cell>
              <table:table-cell office:value-type="float" office:value="970868.17200366">
                <text:p>970868.1720036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2.8669154644012">
                <text:p>32.8669154644012</text:p>
              </table:table-cell>
              <table:table-cell office:value-type="float" office:value="971618.220378265">
                <text:p>971618.22037826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2.8752448558807">
                <text:p>32.8752448558807</text:p>
              </table:table-cell>
              <table:table-cell office:value-type="float" office:value="971979.768261965">
                <text:p>971979.76826196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.8836045265198">
                <text:p>32.8836045265198</text:p>
              </table:table-cell>
              <table:table-cell office:value-type="float" office:value="968459.207255512">
                <text:p>968459.2072555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2.8918881416321">
                <text:p>32.8918881416321</text:p>
              </table:table-cell>
              <table:table-cell office:value-type="float" office:value="977351.058715174">
                <text:p>977351.05871517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2.9002060890198">
                <text:p>32.9002060890198</text:p>
              </table:table-cell>
              <table:table-cell office:value-type="float" office:value="973317.048383398">
                <text:p>973317.04838339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2.908554315567">
                <text:p>32.908554315567</text:p>
              </table:table-cell>
              <table:table-cell office:value-type="float" office:value="969786.81090961">
                <text:p>969786.8109096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2.9168848991394">
                <text:p>32.9168848991394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2.9252116680145">
                <text:p>32.9252116680145</text:p>
              </table:table-cell>
              <table:table-cell office:value-type="float" office:value="972285.903622047">
                <text:p>972285.90362204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2.9335887432098">
                <text:p>32.9335887432098</text:p>
              </table:table-cell>
              <table:table-cell office:value-type="float" office:value="966447.096539162">
                <text:p>966447.09653916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2.9419260025024">
                <text:p>32.9419260025024</text:p>
              </table:table-cell>
              <table:table-cell office:value-type="float" office:value="971062.517772885">
                <text:p>971062.51777288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2.9504499435425">
                <text:p>32.9504499435425</text:p>
              </table:table-cell>
              <table:table-cell office:value-type="float" office:value="949795.401208324">
                <text:p>949795.4012083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2.9588394165039">
                <text:p>32.9588394165039</text:p>
              </table:table-cell>
              <table:table-cell office:value-type="float" office:value="965018.903717176">
                <text:p>965018.90371717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2.9671673774719">
                <text:p>32.9671673774719</text:p>
              </table:table-cell>
              <table:table-cell office:value-type="float" office:value="972146.727283138">
                <text:p>972146.72728313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2.9755275249481">
                <text:p>32.9755275249481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2.9838547706604">
                <text:p>32.9838547706604</text:p>
              </table:table-cell>
              <table:table-cell office:value-type="float" office:value="972230.22830475">
                <text:p>972230.2283047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2.9921782016754">
                <text:p>32.9921782016754</text:p>
              </table:table-cell>
              <table:table-cell office:value-type="float" office:value="972675.809458337">
                <text:p>972675.80945833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3.0004668235779">
                <text:p>33.0004668235779</text:p>
              </table:table-cell>
              <table:table-cell office:value-type="float" office:value="976760.684136344">
                <text:p>976760.68413634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3.0088148117065">
                <text:p>33.0088148117065</text:p>
              </table:table-cell>
              <table:table-cell office:value-type="float" office:value="969814.508025361">
                <text:p>969814.50802536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3.0172851085663">
                <text:p>33.0172851085663</text:p>
              </table:table-cell>
              <table:table-cell office:value-type="float" office:value="955810.656233287">
                <text:p>955810.65623328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3.0256068706512">
                <text:p>33.0256068706512</text:p>
              </table:table-cell>
              <table:table-cell office:value-type="float" office:value="972870.879669952">
                <text:p>972870.8796699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3.0339040756226">
                <text:p>33.0339040756226</text:p>
              </table:table-cell>
              <table:table-cell office:value-type="float" office:value="975750.271084164">
                <text:p>975750.27108416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3.0422148704529">
                <text:p>33.0422148704529</text:p>
              </table:table-cell>
              <table:table-cell office:value-type="float" office:value="974154.718687245">
                <text:p>974154.71868724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3.0505545139313">
                <text:p>33.0505545139313</text:p>
              </table:table-cell>
              <table:table-cell office:value-type="float" office:value="970784.904771434">
                <text:p>970784.90477143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3.0589513778686">
                <text:p>33.0589513778686</text:p>
              </table:table-cell>
              <table:table-cell office:value-type="float" office:value="964169.487606122">
                <text:p>964169.48760612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3.0672805309296">
                <text:p>33.0672805309296</text:p>
              </table:table-cell>
              <table:table-cell office:value-type="float" office:value="972007.590782883">
                <text:p>972007.59078288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3.0756120681763">
                <text:p>33.0756120681763</text:p>
              </table:table-cell>
              <table:table-cell office:value-type="float" office:value="971729.437229933">
                <text:p>971729.43722993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3.0839357376099">
                <text:p>33.0839357376099</text:p>
              </table:table-cell>
              <table:table-cell office:value-type="float" office:value="972647.948670944">
                <text:p>972647.94867094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3.0923132896423">
                <text:p>33.0923132896423</text:p>
              </table:table-cell>
              <table:table-cell office:value-type="float" office:value="966392.087882065">
                <text:p>966392.08788206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3.1006095409393">
                <text:p>33.1006095409393</text:p>
              </table:table-cell>
              <table:table-cell office:value-type="float" office:value="975862.435957123">
                <text:p>975862.43595712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3.1089181900024">
                <text:p>33.1089181900024</text:p>
              </table:table-cell>
              <table:table-cell office:value-type="float" office:value="974406.301012941">
                <text:p>974406.30101294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.1172852516174">
                <text:p>33.1172852516174</text:p>
              </table:table-cell>
              <table:table-cell office:value-type="float" office:value="967603.726676925">
                <text:p>967603.72667692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3.125616312027">
                <text:p>33.125616312027</text:p>
              </table:table-cell>
              <table:table-cell office:value-type="float" office:value="971785.05520419">
                <text:p>971785.0552041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3.1339409351349">
                <text:p>33.1339409351349</text:p>
              </table:table-cell>
              <table:table-cell office:value-type="float" office:value="972536.521480124">
                <text:p>972536.52148012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3.1422877311707">
                <text:p>33.1422877311707</text:p>
              </table:table-cell>
              <table:table-cell office:value-type="float" office:value="969953.017338399">
                <text:p>969953.01733839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3.1506195068359">
                <text:p>33.1506195068359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3.1589787006378">
                <text:p>33.1589787006378</text:p>
              </table:table-cell>
              <table:table-cell office:value-type="float" office:value="968514.451498816">
                <text:p>968514.4514988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3.1674304008484">
                <text:p>33.1674304008484</text:p>
              </table:table-cell>
              <table:table-cell office:value-type="float" office:value="957913.768625349">
                <text:p>957913.76862534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3.1759548187256">
                <text:p>33.1759548187256</text:p>
              </table:table-cell>
              <table:table-cell office:value-type="float" office:value="949742.271745819">
                <text:p>949742.27174581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3.1842746734619">
                <text:p>33.1842746734619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3.1926033496857">
                <text:p>33.1926033496857</text:p>
              </table:table-cell>
              <table:table-cell office:value-type="float" office:value="972063.240603441">
                <text:p>972063.24060344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3.2009229660034">
                <text:p>33.2009229660034</text:p>
              </table:table-cell>
              <table:table-cell office:value-type="float" office:value="973121.79922625">
                <text:p>973121.7992262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3.209214925766">
                <text:p>33.209214925766</text:p>
              </table:table-cell>
              <table:table-cell office:value-type="float" office:value="976367.497167831">
                <text:p>976367.49716783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3.217565536499">
                <text:p>33.217565536499</text:p>
              </table:table-cell>
              <table:table-cell office:value-type="float" office:value="969509.926738044">
                <text:p>969509.92673804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3.2259051799774">
                <text:p>33.2259051799774</text:p>
              </table:table-cell>
              <table:table-cell office:value-type="float" office:value="970784.904771434">
                <text:p>970784.9047714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3.2342236042023">
                <text:p>33.2342236042023</text:p>
              </table:table-cell>
              <table:table-cell office:value-type="float" office:value="973261.254915449">
                <text:p>973261.25491544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3.2425649166107">
                <text:p>33.2425649166107</text:p>
              </table:table-cell>
              <table:table-cell office:value-type="float" office:value="970590.67009661">
                <text:p>970590.6700966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3.2509014606476">
                <text:p>33.2509014606476</text:p>
              </table:table-cell>
              <table:table-cell office:value-type="float" office:value="971145.832637419">
                <text:p>971145.83263741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3.2591948509216">
                <text:p>33.2591948509216</text:p>
              </table:table-cell>
              <table:table-cell office:value-type="float" office:value="976199.085352882">
                <text:p>976199.08535288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3.267539024353">
                <text:p>33.267539024353</text:p>
              </table:table-cell>
              <table:table-cell office:value-type="float" office:value="970257.877135836">
                <text:p>970257.87713583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3.2758717536926">
                <text:p>33.2758717536926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3.284202337265">
                <text:p>33.284202337265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3.2925047874451">
                <text:p>33.2925047874451</text:p>
              </table:table-cell>
              <table:table-cell office:value-type="float" office:value="975133.824885851">
                <text:p>975133.82488585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3.3007946014404">
                <text:p>33.3007946014404</text:p>
              </table:table-cell>
              <table:table-cell office:value-type="float" office:value="976620.223871153">
                <text:p>976620.22387115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3.3091297149658">
                <text:p>33.3091297149658</text:p>
              </table:table-cell>
              <table:table-cell office:value-type="float" office:value="971312.505263158">
                <text:p>971312.50526315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3.3174874782562">
                <text:p>33.3174874782562</text:p>
              </table:table-cell>
              <table:table-cell office:value-type="float" office:value="968680.222051063">
                <text:p>968680.22205106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3.3258080482483">
                <text:p>33.3258080482483</text:p>
              </table:table-cell>
              <table:table-cell office:value-type="float" office:value="973010.263445944">
                <text:p>973010.26344594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3.3341310024261">
                <text:p>33.3341310024261</text:p>
              </table:table-cell>
              <table:table-cell office:value-type="float" office:value="972731.535821708">
                <text:p>972731.53582170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3.3424506187439">
                <text:p>33.3424506187439</text:p>
              </table:table-cell>
              <table:table-cell office:value-type="float" office:value="973121.79922625">
                <text:p>973121.7992262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3.3508098125458">
                <text:p>33.3508098125458</text:p>
              </table:table-cell>
              <table:table-cell office:value-type="float" office:value="968514.451498816">
                <text:p>968514.45149881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3.35924243927">
                <text:p>33.35924243927</text:p>
              </table:table-cell>
              <table:table-cell office:value-type="float" office:value="960080.442873703">
                <text:p>960080.44287370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3.3676111698151">
                <text:p>33.3676111698151</text:p>
              </table:table-cell>
              <table:table-cell office:value-type="float" office:value="967410.762770292">
                <text:p>967410.76277029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3.377021074295">
                <text:p>33.377021074295</text:p>
              </table:table-cell>
              <table:table-cell office:value-type="float" office:value="860370.051282051">
                <text:p>860370.05128205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3.3854517936707">
                <text:p>33.3854517936707</text:p>
              </table:table-cell>
              <table:table-cell office:value-type="float" office:value="960297.649500863">
                <text:p>960297.64950086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.3939206600189">
                <text:p>33.3939206600189</text:p>
              </table:table-cell>
              <table:table-cell office:value-type="float" office:value="955972.106190704">
                <text:p>955972.10619070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3.4024367332458">
                <text:p>33.4024367332458</text:p>
              </table:table-cell>
              <table:table-cell office:value-type="float" office:value="950672.896329685">
                <text:p>950672.89632968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3.4109079837799">
                <text:p>33.4109079837799</text:p>
              </table:table-cell>
              <table:table-cell office:value-type="float" office:value="955703.053221131">
                <text:p>955703.0532211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3.419383764267">
                <text:p>33.419383764267</text:p>
              </table:table-cell>
              <table:table-cell office:value-type="float" office:value="955192.269592124">
                <text:p>955192.26959212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3.4278967380524">
                <text:p>33.4278967380524</text:p>
              </table:table-cell>
              <table:table-cell office:value-type="float" office:value="951019.021565003">
                <text:p>951019.02156500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3.4364757537842">
                <text:p>33.4364757537842</text:p>
              </table:table-cell>
              <table:table-cell office:value-type="float" office:value="943698.001389545">
                <text:p>943698.00138954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3.444938659668">
                <text:p>33.444938659668</text:p>
              </table:table-cell>
              <table:table-cell office:value-type="float" office:value="956645.401848096">
                <text:p>956645.4018480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3.4534494876862">
                <text:p>33.4534494876862</text:p>
              </table:table-cell>
              <table:table-cell office:value-type="float" office:value="951258.794408494">
                <text:p>951258.79440849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3.4618785381317">
                <text:p>33.4618785381317</text:p>
              </table:table-cell>
              <table:table-cell office:value-type="float" office:value="960487.785936528">
                <text:p>960487.78593652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3.4702978134155">
                <text:p>33.4702978134155</text:p>
              </table:table-cell>
              <table:table-cell office:value-type="float" office:value="961602.955965225">
                <text:p>961602.95596522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3.4787473678589">
                <text:p>33.4787473678589</text:p>
              </table:table-cell>
              <table:table-cell office:value-type="float" office:value="958157.031151242">
                <text:p>958157.03115124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3.487133026123">
                <text:p>33.487133026123</text:p>
              </table:table-cell>
              <table:table-cell office:value-type="float" office:value="965457.897873308">
                <text:p>965457.8978733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3.4955956935883">
                <text:p>33.4955956935883</text:p>
              </table:table-cell>
              <table:table-cell office:value-type="float" office:value="956672.353401888">
                <text:p>956672.35340188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3.5040714740753">
                <text:p>33.5040714740753</text:p>
              </table:table-cell>
              <table:table-cell office:value-type="float" office:value="955192.269592124">
                <text:p>955192.26959212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3.5125217437744">
                <text:p>33.5125217437744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3.5210583209991">
                <text:p>33.5210583209991</text:p>
              </table:table-cell>
              <table:table-cell office:value-type="float" office:value="948389.475883257">
                <text:p>948389.47588325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3.5296833515167">
                <text:p>33.5296833515167</text:p>
              </table:table-cell>
              <table:table-cell office:value-type="float" office:value="938663.345422379">
                <text:p>938663.34542237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3.5381424427032">
                <text:p>33.5381424427032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3.5465724468231">
                <text:p>33.5465724468231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3.5551080703735">
                <text:p>33.5551080703735</text:p>
              </table:table-cell>
              <table:table-cell office:value-type="float" office:value="948495.438227983">
                <text:p>948495.43822798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3.5635750293732">
                <text:p>33.5635750293732</text:p>
              </table:table-cell>
              <table:table-cell office:value-type="float" office:value="956187.457663391">
                <text:p>956187.45766339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3.5720460414886">
                <text:p>33.5720460414886</text:p>
              </table:table-cell>
              <table:table-cell office:value-type="float" office:value="955729.951702786">
                <text:p>955729.95170278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3.5804951190948">
                <text:p>33.5804951190948</text:p>
              </table:table-cell>
              <table:table-cell office:value-type="float" office:value="958211.106270106">
                <text:p>958211.10627010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3.5888924598694">
                <text:p>33.5888924598694</text:p>
              </table:table-cell>
              <table:table-cell office:value-type="float" office:value="964114.737912041">
                <text:p>964114.73791204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3.597341299057">
                <text:p>33.597341299057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3.6057739257812">
                <text:p>33.6057739257812</text:p>
              </table:table-cell>
              <table:table-cell office:value-type="float" office:value="960080.442873703">
                <text:p>960080.44287370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3.6143226623535">
                <text:p>33.6143226623535</text:p>
              </table:table-cell>
              <table:table-cell office:value-type="float" office:value="947040.528335565">
                <text:p>947040.52833556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3.6227686405182">
                <text:p>33.6227686405182</text:p>
              </table:table-cell>
              <table:table-cell office:value-type="float" office:value="958562.743373324">
                <text:p>958562.74337332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3.6312036514282">
                <text:p>33.6312036514282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3.6396179199219">
                <text:p>33.6396179199219</text:p>
              </table:table-cell>
              <table:table-cell office:value-type="float" office:value="962175.14405531">
                <text:p>962175.1440553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3.6480467319488">
                <text:p>33.6480467319488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3.6564764976501">
                <text:p>33.6564764976501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.6648936271667">
                <text:p>33.6648936271667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3.673326253891">
                <text:p>33.673326253891</text:p>
              </table:table-cell>
              <table:table-cell office:value-type="float" office:value="960080.442873703">
                <text:p>960080.44287370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3.6817545890808">
                <text:p>33.6817545890808</text:p>
              </table:table-cell>
              <table:table-cell office:value-type="float" office:value="960569.29603123">
                <text:p>960569.2960312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3.6901605129242">
                <text:p>33.6901605129242</text:p>
              </table:table-cell>
              <table:table-cell office:value-type="float" office:value="963130.305584707">
                <text:p>963130.30558470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3.6986303329468">
                <text:p>33.6986303329468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3.7070779800415">
                <text:p>33.7070779800415</text:p>
              </table:table-cell>
              <table:table-cell office:value-type="float" office:value="958373.368254685">
                <text:p>958373.36825468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3.7157542705536">
                <text:p>33.7157542705536</text:p>
              </table:table-cell>
              <table:table-cell office:value-type="float" office:value="933117.671512187">
                <text:p>933117.67151218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3.72416472435">
                <text:p>33.72416472435</text:p>
              </table:table-cell>
              <table:table-cell office:value-type="float" office:value="962611.554144461">
                <text:p>962611.55414446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3.7326152324677">
                <text:p>33.7326152324677</text:p>
              </table:table-cell>
              <table:table-cell office:value-type="float" office:value="958048.899221307">
                <text:p>958048.89922130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3.7410337924957">
                <text:p>33.7410337924957</text:p>
              </table:table-cell>
              <table:table-cell office:value-type="float" office:value="961684.655451713">
                <text:p>961684.65545171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3.7494983673096">
                <text:p>33.7494983673096</text:p>
              </table:table-cell>
              <table:table-cell office:value-type="float" office:value="956456.783483086">
                <text:p>956456.78348308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3.7578639984131">
                <text:p>33.7578639984131</text:p>
              </table:table-cell>
              <table:table-cell office:value-type="float" office:value="967769.185590515">
                <text:p>967769.18559051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3.7664103507996">
                <text:p>33.7664103507996</text:p>
              </table:table-cell>
              <table:table-cell office:value-type="float" office:value="947304.725325001">
                <text:p>947304.72532500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3.7748267650604">
                <text:p>33.7748267650604</text:p>
              </table:table-cell>
              <table:table-cell office:value-type="float" office:value="961929.837228407">
                <text:p>961929.83722840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3.7832486629486">
                <text:p>33.7832486629486</text:p>
              </table:table-cell>
              <table:table-cell office:value-type="float" office:value="961303.509908278">
                <text:p>961303.50990827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3.7916769981384">
                <text:p>33.7916769981384</text:p>
              </table:table-cell>
              <table:table-cell office:value-type="float" office:value="960569.29603123">
                <text:p>960569.2960312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3.8002331256866">
                <text:p>33.8002331256866</text:p>
              </table:table-cell>
              <table:table-cell office:value-type="float" office:value="946222.453367515">
                <text:p>946222.45336751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3.8086590766907">
                <text:p>33.8086590766907</text:p>
              </table:table-cell>
              <table:table-cell office:value-type="float" office:value="960841.096290427">
                <text:p>960841.09629042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3.8170611858368">
                <text:p>33.8170611858368</text:p>
              </table:table-cell>
              <table:table-cell office:value-type="float" office:value="963567.582758719">
                <text:p>963567.58275871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3.8255305290222">
                <text:p>33.8255305290222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3.8340017795563">
                <text:p>33.8340017795563</text:p>
              </table:table-cell>
              <table:table-cell office:value-type="float" office:value="955703.053221131">
                <text:p>955703.05322113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3.8424310684204">
                <text:p>33.8424310684204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3.8509283065796">
                <text:p>33.8509283065796</text:p>
              </table:table-cell>
              <table:table-cell office:value-type="float" office:value="952780.167901235">
                <text:p>952780.16790123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3.8592936992645">
                <text:p>33.8592936992645</text:p>
              </table:table-cell>
              <table:table-cell office:value-type="float" office:value="967796.767577735">
                <text:p>967796.76757773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3.8676540851593">
                <text:p>33.8676540851593</text:p>
              </table:table-cell>
              <table:table-cell office:value-type="float" office:value="968376.352706325">
                <text:p>968376.35270632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3.8760681152344">
                <text:p>33.8760681152344</text:p>
              </table:table-cell>
              <table:table-cell office:value-type="float" office:value="962202.408092715">
                <text:p>962202.40809271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3.8844487667084">
                <text:p>33.8844487667084</text:p>
              </table:table-cell>
              <table:table-cell office:value-type="float" office:value="966034.684191061">
                <text:p>966034.68419106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3.8928232192993">
                <text:p>33.8928232192993</text:p>
              </table:table-cell>
              <table:table-cell office:value-type="float" office:value="966749.756128114">
                <text:p>966749.75612811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3.9012076854706">
                <text:p>33.9012076854706</text:p>
              </table:table-cell>
              <table:table-cell office:value-type="float" office:value="965595.165467626">
                <text:p>965595.16546762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3.9096326828003">
                <text:p>33.9096326828003</text:p>
              </table:table-cell>
              <table:table-cell office:value-type="float" office:value="960949.859467414">
                <text:p>960949.8594674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3.9180316925049">
                <text:p>33.9180316925049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3.9264600276947">
                <text:p>33.9264600276947</text:p>
              </table:table-cell>
              <table:table-cell office:value-type="float" office:value="960569.29603123">
                <text:p>960569.2960312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3.9348661899567">
                <text:p>33.9348661899567</text:p>
              </table:table-cell>
              <table:table-cell office:value-type="float" office:value="963102.988938681">
                <text:p>963102.98893868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3.9432995319366">
                <text:p>33.9432995319366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3.9517319202423">
                <text:p>33.9517319202423</text:p>
              </table:table-cell>
              <table:table-cell office:value-type="float" office:value="960107.588328433">
                <text:p>960107.58832843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3.9601430892944">
                <text:p>33.9601430892944</text:p>
              </table:table-cell>
              <table:table-cell office:value-type="float" office:value="962529.697100258">
                <text:p>962529.69710025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3.9685759544373">
                <text:p>33.9685759544373</text:p>
              </table:table-cell>
              <table:table-cell office:value-type="float" office:value="960053.298953916">
                <text:p>960053.29895391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3.9769992828369">
                <text:p>33.9769992828369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3.9854774475098">
                <text:p>33.9854774475098</text:p>
              </table:table-cell>
              <table:table-cell office:value-type="float" office:value="954923.655343082">
                <text:p>954923.65534308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3.9939193725586">
                <text:p>33.9939193725586</text:p>
              </table:table-cell>
              <table:table-cell office:value-type="float" office:value="959022.966109354">
                <text:p>959022.96610935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.0023748874664">
                <text:p>34.0023748874664</text:p>
              </table:table-cell>
              <table:table-cell office:value-type="float" office:value="957481.606767235">
                <text:p>957481.60676723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4.0107924938202">
                <text:p>34.0107924938202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4.0191988945007">
                <text:p>34.0191988945007</text:p>
              </table:table-cell>
              <table:table-cell office:value-type="float" office:value="963075.67384214">
                <text:p>963075.6738421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4.0276505947113">
                <text:p>34.0276505947113</text:p>
              </table:table-cell>
              <table:table-cell office:value-type="float" office:value="957913.768625349">
                <text:p>957913.76862534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4.0360531806946">
                <text:p>34.0360531806946</text:p>
              </table:table-cell>
              <table:table-cell office:value-type="float" office:value="963512.901398859">
                <text:p>963512.90139885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4.0445938110352">
                <text:p>34.0445938110352</text:p>
              </table:table-cell>
              <table:table-cell office:value-type="float" office:value="947939.399921836">
                <text:p>947939.39992183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4.052994966507">
                <text:p>34.052994966507</text:p>
              </table:table-cell>
              <table:table-cell office:value-type="float" office:value="963676.964100235">
                <text:p>963676.9641002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4.0614442825317">
                <text:p>34.0614442825317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4.0698912143707">
                <text:p>34.0698912143707</text:p>
              </table:table-cell>
              <table:table-cell office:value-type="float" office:value="958454.519856615">
                <text:p>958454.51985661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4.0785882472992">
                <text:p>34.0785882472992</text:p>
              </table:table-cell>
              <table:table-cell office:value-type="float" office:value="930892.186633039">
                <text:p>930892.18663303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4.0870580673218">
                <text:p>34.0870580673218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4.0954437255859">
                <text:p>34.0954437255859</text:p>
              </table:table-cell>
              <table:table-cell office:value-type="float" office:value="965457.897873308">
                <text:p>965457.89787330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4.1039154529572">
                <text:p>34.1039154529572</text:p>
              </table:table-cell>
              <table:table-cell office:value-type="float" office:value="955649.26079982">
                <text:p>955649.2607998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4.1123383045197">
                <text:p>34.1123383045197</text:p>
              </table:table-cell>
              <table:table-cell office:value-type="float" office:value="961194.666666667">
                <text:p>961194.66666666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4.1207525730133">
                <text:p>34.1207525730133</text:p>
              </table:table-cell>
              <table:table-cell office:value-type="float" office:value="962175.14405531">
                <text:p>962175.1440553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4.1291701793671">
                <text:p>34.1291701793671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4.1376521587372">
                <text:p>34.1376521587372</text:p>
              </table:table-cell>
              <table:table-cell office:value-type="float" office:value="954494.18664268">
                <text:p>954494.1866426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4.1460268497467">
                <text:p>34.1460268497467</text:p>
              </table:table-cell>
              <table:table-cell office:value-type="float" office:value="966722.233786939">
                <text:p>966722.23378693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4.1544506549835">
                <text:p>34.1544506549835</text:p>
              </table:table-cell>
              <table:table-cell office:value-type="float" office:value="961085.848069738">
                <text:p>961085.84806973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4.162853717804">
                <text:p>34.162853717804</text:p>
              </table:table-cell>
              <table:table-cell office:value-type="float" office:value="963458.226244858">
                <text:p>963458.22624485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4.1712501049042">
                <text:p>34.1712501049042</text:p>
              </table:table-cell>
              <table:table-cell office:value-type="float" office:value="964224.243518755">
                <text:p>964224.24351875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4.1796836853027">
                <text:p>34.1796836853027</text:p>
              </table:table-cell>
              <table:table-cell office:value-type="float" office:value="959971.876402906">
                <text:p>959971.87640290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4.1881065368652">
                <text:p>34.1881065368652</text:p>
              </table:table-cell>
              <table:table-cell office:value-type="float" office:value="961194.666666667">
                <text:p>961194.66666666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4.1964898109436">
                <text:p>34.1964898109436</text:p>
              </table:table-cell>
              <table:table-cell office:value-type="float" office:value="965732.472100563">
                <text:p>965732.47210056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4.2049050331116">
                <text:p>34.2049050331116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4.2133469581604">
                <text:p>34.2133469581604</text:p>
              </table:table-cell>
              <table:table-cell office:value-type="float" office:value="959022.966109354">
                <text:p>959022.96610935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4.2217803001404">
                <text:p>34.2217803001404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4.2302005290985">
                <text:p>34.2302005290985</text:p>
              </table:table-cell>
              <table:table-cell office:value-type="float" office:value="961494.044907552">
                <text:p>961494.04490755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4.2386293411255">
                <text:p>34.2386293411255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4.247147321701">
                <text:p>34.247147321701</text:p>
              </table:table-cell>
              <table:table-cell office:value-type="float" office:value="950460.021384387">
                <text:p>950460.02138438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4.2556135654449">
                <text:p>34.2556135654449</text:p>
              </table:table-cell>
              <table:table-cell office:value-type="float" office:value="956268.239481836">
                <text:p>956268.23948183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4.2640216350555">
                <text:p>34.2640216350555</text:p>
              </table:table-cell>
              <table:table-cell office:value-type="float" office:value="962884.511540861">
                <text:p>962884.51154086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4.2725205421448">
                <text:p>34.2725205421448</text:p>
              </table:table-cell>
              <table:table-cell office:value-type="float" office:value="952593.070496816">
                <text:p>952593.07049681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4.2809863090515">
                <text:p>34.2809863090515</text:p>
              </table:table-cell>
              <table:table-cell office:value-type="float" office:value="956322.101610905">
                <text:p>956322.10161090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4.2894225120544">
                <text:p>34.2894225120544</text:p>
              </table:table-cell>
              <table:table-cell office:value-type="float" office:value="959673.44517296">
                <text:p>959673.4451729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4.297810792923">
                <text:p>34.297810792923</text:p>
              </table:table-cell>
              <table:table-cell office:value-type="float" office:value="965156.04649973">
                <text:p>965156.0464997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4.306268453598">
                <text:p>34.306268453598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4.3147261142731">
                <text:p>34.3147261142731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4.3231792449951">
                <text:p>34.3231792449951</text:p>
              </table:table-cell>
              <table:table-cell office:value-type="float" office:value="957751.662219715">
                <text:p>957751.66221971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4.3316571712494">
                <text:p>34.3316571712494</text:p>
              </table:table-cell>
              <table:table-cell office:value-type="float" office:value="954950.509969347">
                <text:p>954950.50996934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.3401100635529">
                <text:p>34.3401100635529</text:p>
              </table:table-cell>
              <table:table-cell office:value-type="float" office:value="957778.676143736">
                <text:p>957778.67614373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4.3485662937164">
                <text:p>34.3485662937164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4.3570318222046">
                <text:p>34.3570318222046</text:p>
              </table:table-cell>
              <table:table-cell office:value-type="float" office:value="956349.034950855">
                <text:p>956349.03495085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4.3654818534851">
                <text:p>34.3654818534851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.3745601177216">
                <text:p>34.3745601177216</text:p>
              </table:table-cell>
              <table:table-cell office:value-type="float" office:value="891800.435538514">
                <text:p>891800.43553851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4.3829996585846">
                <text:p>34.3829996585846</text:p>
              </table:table-cell>
              <table:table-cell office:value-type="float" office:value="959293.891858297">
                <text:p>959293.89185829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4.3914663791656">
                <text:p>34.3914663791656</text:p>
              </table:table-cell>
              <table:table-cell office:value-type="float" office:value="956214.383419689">
                <text:p>956214.38341968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4.3999671936035">
                <text:p>34.3999671936035</text:p>
              </table:table-cell>
              <table:table-cell office:value-type="float" office:value="952379.334847847">
                <text:p>952379.33484784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4.4084229469299">
                <text:p>34.4084229469299</text:p>
              </table:table-cell>
              <table:table-cell office:value-type="float" office:value="957454.609597925">
                <text:p>957454.60959792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4.4168620109558">
                <text:p>34.4168620109558</text:p>
              </table:table-cell>
              <table:table-cell office:value-type="float" office:value="959348.095378009">
                <text:p>959348.09537800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.4252796173096">
                <text:p>34.4252796173096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4.4337265491486">
                <text:p>34.4337265491486</text:p>
              </table:table-cell>
              <table:table-cell office:value-type="float" office:value="958454.519856615">
                <text:p>958454.51985661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4.4421856403351">
                <text:p>34.4421856403351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4.4506387710571">
                <text:p>34.4506387710571</text:p>
              </table:table-cell>
              <table:table-cell office:value-type="float" office:value="957751.662219715">
                <text:p>957751.66221971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4.4591116905212">
                <text:p>34.4591116905212</text:p>
              </table:table-cell>
              <table:table-cell office:value-type="float" office:value="955514.806235579">
                <text:p>955514.80623557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4.4676160812378">
                <text:p>34.4676160812378</text:p>
              </table:table-cell>
              <table:table-cell office:value-type="float" office:value="951978.838912251">
                <text:p>951978.83891225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4.4760365486145">
                <text:p>34.4760365486145</text:p>
              </table:table-cell>
              <table:table-cell office:value-type="float" office:value="961466.820997791">
                <text:p>961466.82099779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.4845016002655">
                <text:p>34.4845016002655</text:p>
              </table:table-cell>
              <table:table-cell office:value-type="float" office:value="956402.906182228">
                <text:p>956402.90618222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4.4929721355438">
                <text:p>34.4929721355438</text:p>
              </table:table-cell>
              <table:table-cell office:value-type="float" office:value="955783.753208737">
                <text:p>955783.75320873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4.5014803409576">
                <text:p>34.5014803409576</text:p>
              </table:table-cell>
              <table:table-cell office:value-type="float" office:value="951552.014347363">
                <text:p>951552.01434736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4.51007771492">
                <text:p>34.51007771492</text:p>
              </table:table-cell>
              <table:table-cell office:value-type="float" office:value="941682.894731004">
                <text:p>941682.89473100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4.5177626609802">
                <text:p>34.5177626609802</text:p>
              </table:table-cell>
              <table:table-cell office:value-type="float" office:value="1053488.20103621">
                <text:p>1053488.2010362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4.5262496471405">
                <text:p>34.5262496471405</text:p>
              </table:table-cell>
              <table:table-cell office:value-type="float" office:value="953931.094867545">
                <text:p>953931.09486754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4.5346989631653">
                <text:p>34.5346989631653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4.5431671142578">
                <text:p>34.5431671142578</text:p>
              </table:table-cell>
              <table:table-cell office:value-type="float" office:value="956052.851624528">
                <text:p>956052.85162452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4.5516307353973">
                <text:p>34.5516307353973</text:p>
              </table:table-cell>
              <table:table-cell office:value-type="float" office:value="956564.55629736">
                <text:p>956564.5562973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4.5600962638855">
                <text:p>34.5600962638855</text:p>
              </table:table-cell>
              <table:table-cell office:value-type="float" office:value="956349.034950855">
                <text:p>956349.03495085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4.568523645401">
                <text:p>34.568523645401</text:p>
              </table:table-cell>
              <table:table-cell office:value-type="float" office:value="960677.997680143">
                <text:p>960677.99768014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4.5769791603088">
                <text:p>34.5769791603088</text:p>
              </table:table-cell>
              <table:table-cell office:value-type="float" office:value="957481.606767235">
                <text:p>957481.60676723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4.5855219364166">
                <text:p>34.5855219364166</text:p>
              </table:table-cell>
              <table:table-cell office:value-type="float" office:value="947701.297312383">
                <text:p>947701.2973123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4.5939962863922">
                <text:p>34.5939962863922</text:p>
              </table:table-cell>
              <table:table-cell office:value-type="float" office:value="955353.510690975">
                <text:p>955353.51069097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4.6024525165558">
                <text:p>34.6024525165558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4.6109185218811">
                <text:p>34.6109185218811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4.6193664073944">
                <text:p>34.6193664073944</text:p>
              </table:table-cell>
              <table:table-cell office:value-type="float" office:value="958346.320774419">
                <text:p>958346.32077441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4.6279566287994">
                <text:p>34.6279566287994</text:p>
              </table:table-cell>
              <table:table-cell office:value-type="float" office:value="942466.97707466">
                <text:p>942466.9770746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4.6363966464996">
                <text:p>34.6363966464996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4.6448545455933">
                <text:p>34.6448545455933</text:p>
              </table:table-cell>
              <table:table-cell office:value-type="float" office:value="957211.703565891">
                <text:p>957211.70356589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4.6533164978027">
                <text:p>34.6533164978027</text:p>
              </table:table-cell>
              <table:table-cell office:value-type="float" office:value="956753.217175702">
                <text:p>956753.21717570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4.6617817878723">
                <text:p>34.6617817878723</text:p>
              </table:table-cell>
              <table:table-cell office:value-type="float" office:value="956375.96980792">
                <text:p>956375.9698079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4.6702408790588">
                <text:p>34.6702408790588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4.6786549091339">
                <text:p>34.6786549091339</text:p>
              </table:table-cell>
              <table:table-cell office:value-type="float" office:value="962202.408092715">
                <text:p>962202.40809271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4.6870899200439">
                <text:p>34.6870899200439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4.6956090927124">
                <text:p>34.6956090927124</text:p>
              </table:table-cell>
              <table:table-cell office:value-type="float" office:value="950327.022948617">
                <text:p>950327.02294861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4.7040259838104">
                <text:p>34.7040259838104</text:p>
              </table:table-cell>
              <table:table-cell office:value-type="float" office:value="961875.341585701">
                <text:p>961875.34158570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4.7124471664429">
                <text:p>34.7124471664429</text:p>
              </table:table-cell>
              <table:table-cell office:value-type="float" office:value="961385.158517596">
                <text:p>961385.15851759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4.7208795547485">
                <text:p>34.7208795547485</text:p>
              </table:table-cell>
              <table:table-cell office:value-type="float" office:value="960107.588328433">
                <text:p>960107.58832843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4.7293016910553">
                <text:p>34.7293016910553</text:p>
              </table:table-cell>
              <table:table-cell office:value-type="float" office:value="961276.296786978">
                <text:p>961276.2967869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4.7377607822418">
                <text:p>34.7377607822418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4.7462358474731">
                <text:p>34.7462358474731</text:p>
              </table:table-cell>
              <table:table-cell office:value-type="float" office:value="955272.883337553">
                <text:p>955272.8833375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4.7547335624695">
                <text:p>34.7547335624695</text:p>
              </table:table-cell>
              <table:table-cell office:value-type="float" office:value="952726.704000898">
                <text:p>952726.70400089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4.7631785869598">
                <text:p>34.7631785869598</text:p>
              </table:table-cell>
              <table:table-cell office:value-type="float" office:value="958670.991332825">
                <text:p>958670.99133282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4.7716836929321">
                <text:p>34.7716836929321</text:p>
              </table:table-cell>
              <table:table-cell office:value-type="float" office:value="951898.780141844">
                <text:p>951898.78014184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4.7801160812378">
                <text:p>34.7801160812378</text:p>
              </table:table-cell>
              <table:table-cell office:value-type="float" office:value="960107.588328433">
                <text:p>960107.58832843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4.7885947227478">
                <text:p>34.7885947227478</text:p>
              </table:table-cell>
              <table:table-cell office:value-type="float" office:value="954869.95062145">
                <text:p>954869.9506214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4.7970998287201">
                <text:p>34.7970998287201</text:p>
              </table:table-cell>
              <table:table-cell office:value-type="float" office:value="951898.780141844">
                <text:p>951898.78014184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4.8056600093842">
                <text:p>34.8056600093842</text:p>
              </table:table-cell>
              <table:table-cell office:value-type="float" office:value="945774.431372549">
                <text:p>945774.43137254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4.8141298294067">
                <text:p>34.8141298294067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4.8225843906403">
                <text:p>34.8225843906403</text:p>
              </table:table-cell>
              <table:table-cell office:value-type="float" office:value="957589.610670878">
                <text:p>957589.61067087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4.831032037735">
                <text:p>34.831032037735</text:p>
              </table:table-cell>
              <table:table-cell office:value-type="float" office:value="958373.368254685">
                <text:p>958373.36825468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4.8394618034363">
                <text:p>34.8394618034363</text:p>
              </table:table-cell>
              <table:table-cell office:value-type="float" office:value="960406.289673898">
                <text:p>960406.28967389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4.8479306697845">
                <text:p>34.8479306697845</text:p>
              </table:table-cell>
              <table:table-cell office:value-type="float" office:value="955972.106190704">
                <text:p>955972.10619070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4.8563690185547">
                <text:p>34.8563690185547</text:p>
              </table:table-cell>
              <table:table-cell office:value-type="float" office:value="959429.412143644">
                <text:p>959429.41214364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4.8647668361664">
                <text:p>34.8647668361664</text:p>
              </table:table-cell>
              <table:table-cell office:value-type="float" office:value="964059.994435454">
                <text:p>964059.99443545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4.8732075691223">
                <text:p>34.8732075691223</text:p>
              </table:table-cell>
              <table:table-cell office:value-type="float" office:value="959158.409852272">
                <text:p>959158.40985227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4.8817591667175">
                <text:p>34.8817591667175</text:p>
              </table:table-cell>
              <table:table-cell office:value-type="float" office:value="946723.68640571">
                <text:p>946723.6864057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4.8902063369751">
                <text:p>34.8902063369751</text:p>
              </table:table-cell>
              <table:table-cell office:value-type="float" office:value="958427.467795653">
                <text:p>958427.46779565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4.8986644744873">
                <text:p>34.8986644744873</text:p>
              </table:table-cell>
              <table:table-cell office:value-type="float" office:value="957184.721614613">
                <text:p>957184.72161461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4.9071474075317">
                <text:p>34.9071474075317</text:p>
              </table:table-cell>
              <table:table-cell office:value-type="float" office:value="954386.879820124">
                <text:p>954386.87982012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4.9156098365784">
                <text:p>34.9156098365784</text:p>
              </table:table-cell>
              <table:table-cell office:value-type="float" office:value="956699.306474334">
                <text:p>956699.30647433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4.9240593910217">
                <text:p>34.9240593910217</text:p>
              </table:table-cell>
              <table:table-cell office:value-type="float" office:value="958157.031151242">
                <text:p>958157.03115124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4.9325244426727">
                <text:p>34.9325244426727</text:p>
              </table:table-cell>
              <table:table-cell office:value-type="float" office:value="956402.906182228">
                <text:p>956402.90618222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4.9410364627838">
                <text:p>34.9410364627838</text:p>
              </table:table-cell>
              <table:table-cell office:value-type="float" office:value="951125.572348888">
                <text:p>951125.57234888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4.9495468139648">
                <text:p>34.9495468139648</text:p>
              </table:table-cell>
              <table:table-cell office:value-type="float" office:value="951312.093682589">
                <text:p>951312.09368258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4.9580075740814">
                <text:p>34.9580075740814</text:p>
              </table:table-cell>
              <table:table-cell office:value-type="float" office:value="956888.020514555">
                <text:p>956888.02051455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4.9664726257324">
                <text:p>34.9664726257324</text:p>
              </table:table-cell>
              <table:table-cell office:value-type="float" office:value="956402.906182228">
                <text:p>956402.90618222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4.9749386310577">
                <text:p>34.9749386310577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4.9834036827087">
                <text:p>34.9834036827087</text:p>
              </table:table-cell>
              <table:table-cell office:value-type="float" office:value="956402.906182228">
                <text:p>956402.90618222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4.9919049739838">
                <text:p>34.9919049739838</text:p>
              </table:table-cell>
              <table:table-cell office:value-type="float" office:value="952325.915921138">
                <text:p>952325.91592113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5.0003688335419">
                <text:p>35.0003688335419</text:p>
              </table:table-cell>
              <table:table-cell office:value-type="float" office:value="956537.610816901">
                <text:p>956537.61081690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5.0088810920715">
                <text:p>35.0088810920715</text:p>
              </table:table-cell>
              <table:table-cell office:value-type="float" office:value="951098.932414643">
                <text:p>951098.93241464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5.0173346996307">
                <text:p>35.0173346996307</text:p>
              </table:table-cell>
              <table:table-cell office:value-type="float" office:value="957697.638942945">
                <text:p>957697.6389429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5.0258305072784">
                <text:p>35.0258305072784</text:p>
              </table:table-cell>
              <table:table-cell office:value-type="float" office:value="952940.595610933">
                <text:p>952940.59561093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5.0342524051666">
                <text:p>35.0342524051666</text:p>
              </table:table-cell>
              <table:table-cell office:value-type="float" office:value="961303.509908278">
                <text:p>961303.50990827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5.0427474975586">
                <text:p>35.0427474975586</text:p>
              </table:table-cell>
              <table:table-cell office:value-type="float" office:value="953020.829726923">
                <text:p>953020.82972692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5.0512573719025">
                <text:p>35.0512573719025</text:p>
              </table:table-cell>
              <table:table-cell office:value-type="float" office:value="951365.398929762">
                <text:p>951365.39892976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5.0597167015076">
                <text:p>35.0597167015076</text:p>
              </table:table-cell>
              <table:table-cell office:value-type="float" office:value="957049.834672078">
                <text:p>957049.83467207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5.0681686401367">
                <text:p>35.0681686401367</text:p>
              </table:table-cell>
              <table:table-cell office:value-type="float" office:value="957886.747080395">
                <text:p>957886.74708039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5.0766234397888">
                <text:p>35.0766234397888</text:p>
              </table:table-cell>
              <table:table-cell office:value-type="float" office:value="957562.60741075">
                <text:p>957562.6074107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5.0850389003754">
                <text:p>35.0850389003754</text:p>
              </table:table-cell>
              <table:table-cell office:value-type="float" office:value="962038.847040825">
                <text:p>962038.8470408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5.0935094356537">
                <text:p>35.0935094356537</text:p>
              </table:table-cell>
              <table:table-cell office:value-type="float" office:value="955783.753208737">
                <text:p>955783.75320873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5.1019706726074">
                <text:p>35.1019706726074</text:p>
              </table:table-cell>
              <table:table-cell office:value-type="float" office:value="956834.094620868">
                <text:p>956834.09462086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5.1104283332825">
                <text:p>35.1104283332825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5.1188440322876">
                <text:p>35.1188440322876</text:p>
              </table:table-cell>
              <table:table-cell office:value-type="float" office:value="962011.592271517">
                <text:p>962011.59227151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5.1272993087769">
                <text:p>35.1272993087769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5.135716676712">
                <text:p>35.135716676712</text:p>
              </table:table-cell>
              <table:table-cell office:value-type="float" office:value="961820.852117264">
                <text:p>961820.85211726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5.1441700458527">
                <text:p>35.1441700458527</text:p>
              </table:table-cell>
              <table:table-cell office:value-type="float" office:value="957724.649819495">
                <text:p>957724.64981949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5.1526615619659">
                <text:p>35.1526615619659</text:p>
              </table:table-cell>
              <table:table-cell office:value-type="float" office:value="953422.203054807">
                <text:p>953422.20305480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5.1611504554749">
                <text:p>35.1611504554749</text:p>
              </table:table-cell>
              <table:table-cell office:value-type="float" office:value="953716.758432804">
                <text:p>953716.75843280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5.1696743965149">
                <text:p>35.1696743965149</text:p>
              </table:table-cell>
              <table:table-cell office:value-type="float" office:value="949795.401208324">
                <text:p>949795.40120832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5.1781075000763">
                <text:p>35.1781075000763</text:p>
              </table:table-cell>
              <table:table-cell office:value-type="float" office:value="960026.156568941">
                <text:p>960026.15656894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5.1865329742432">
                <text:p>35.1865329742432</text:p>
              </table:table-cell>
              <table:table-cell office:value-type="float" office:value="960895.474801211">
                <text:p>960895.47480121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5.1950743198395">
                <text:p>35.1950743198395</text:p>
              </table:table-cell>
              <table:table-cell office:value-type="float" office:value="947860.019092812">
                <text:p>947860.01909281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5.2035641670227">
                <text:p>35.2035641670227</text:p>
              </table:table-cell>
              <table:table-cell office:value-type="float" office:value="953609.626330422">
                <text:p>953609.62633042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5.2120990753174">
                <text:p>35.2120990753174</text:p>
              </table:table-cell>
              <table:table-cell office:value-type="float" office:value="948574.925526566">
                <text:p>948574.92552656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5.2205862998962">
                <text:p>35.2205862998962</text:p>
              </table:table-cell>
              <table:table-cell office:value-type="float" office:value="953904.297544806">
                <text:p>953904.29754480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5.2290420532227">
                <text:p>35.2290420532227</text:p>
              </table:table-cell>
              <table:table-cell office:value-type="float" office:value="957454.609597925">
                <text:p>957454.60959792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5.2375161647797">
                <text:p>35.2375161647797</text:p>
              </table:table-cell>
              <table:table-cell office:value-type="float" office:value="955380.389500042">
                <text:p>955380.38950004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5.2459852695465">
                <text:p>35.2459852695465</text:p>
              </table:table-cell>
              <table:table-cell office:value-type="float" office:value="955945.19407691">
                <text:p>955945.1940769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.2544460296631">
                <text:p>35.2544460296631</text:p>
              </table:table-cell>
              <table:table-cell office:value-type="float" office:value="956888.020514555">
                <text:p>956888.02051455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5.2629339694977">
                <text:p>35.2629339694977</text:p>
              </table:table-cell>
              <table:table-cell office:value-type="float" office:value="953823.91460914">
                <text:p>953823.9146091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5.2714035511017">
                <text:p>35.2714035511017</text:p>
              </table:table-cell>
              <table:table-cell office:value-type="float" office:value="955891.374394775">
                <text:p>955891.37439477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5.2799034118652">
                <text:p>35.2799034118652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5.2883694171906">
                <text:p>35.2883694171906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5.2968013286591">
                <text:p>35.2968013286591</text:p>
              </table:table-cell>
              <table:table-cell office:value-type="float" office:value="960161.883843239">
                <text:p>960161.88384323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.305296421051">
                <text:p>35.305296421051</text:p>
              </table:table-cell>
              <table:table-cell office:value-type="float" office:value="953020.829726923">
                <text:p>953020.82972692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5.3137021064758">
                <text:p>35.3137021064758</text:p>
              </table:table-cell>
              <table:table-cell office:value-type="float" office:value="963157.623780349">
                <text:p>963157.62378034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5.3221416473389">
                <text:p>35.3221416473389</text:p>
              </table:table-cell>
              <table:table-cell office:value-type="float" office:value="959293.891858297">
                <text:p>959293.89185829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5.3305816650391">
                <text:p>35.3305816650391</text:p>
              </table:table-cell>
              <table:table-cell office:value-type="float" office:value="959239.694463277">
                <text:p>959239.69446327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5.3390281200409">
                <text:p>35.3390281200409</text:p>
              </table:table-cell>
              <table:table-cell office:value-type="float" office:value="958508.628560138">
                <text:p>958508.62856013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5.347559928894">
                <text:p>35.347559928894</text:p>
              </table:table-cell>
              <table:table-cell office:value-type="float" office:value="948919.524493503">
                <text:p>948919.52449350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5.3560402393341">
                <text:p>35.3560402393341</text:p>
              </table:table-cell>
              <table:table-cell office:value-type="float" office:value="954682.03165678">
                <text:p>954682.0316567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5.3644967079163">
                <text:p>35.3644967079163</text:p>
              </table:table-cell>
              <table:table-cell office:value-type="float" office:value="957373.627223773">
                <text:p>957373.62722377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5.3729557991028">
                <text:p>35.3729557991028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8.3833446502686">
                <text:p>48.3833446502686</text:p>
              </table:table-cell>
              <table:table-cell office:value-type="float" office:value="622.271946873792">
                <text:p>622.271946873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